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09.15pt" svg:height="255.09pt" svg:x="20.78pt" svg:y="72.11pt">
            <draw:object draw:notify-on-update-of-ranges="Sheet1.D1:Sheet1.D1 Sheet1.D2:Sheet1.D4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23.18pt" svg:height="255.09pt" svg:x="22.37pt" svg:y="360.48pt">
            <draw:object draw:notify-on-update-of-ranges="Sheet1.I1:Sheet1.I1 Sheet1.I2:Sheet1.I4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63.89pt" svg:y="98.16pt">
            <draw:object draw:notify-on-update-of-ranges="Sheet1.N1:Sheet1.N1 Sheet1.N2:Sheet1.N482 Sheet1.O1:Sheet1.O1 Sheet1.O2:Sheet1.O4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eld.header.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speed</text:p>
          </table:table-cell>
          <table:table-cell office:value-type="string" calcext:value-type="string">
            <text:p>field.vx</text:p>
          </table:table-cell>
          <table:table-cell office:value-type="string" calcext:value-type="string">
            <text:p>field.vy</text:p>
          </table:table-cell>
          <table:table-cell table:style-name="Default" office:value-type="string" calcext:value-type="string">
            <text:p>field.vz</text:p>
          </table:table-cell>
          <table:table-cell/>
          <table:table-cell office:value-type="string" calcext:value-type="string">
            <text:p>field.absolute_acceleration</text:p>
          </table:table-cell>
          <table:table-cell office:value-type="string" calcext:value-type="string">
            <text:p>field.ax</text:p>
          </table:table-cell>
          <table:table-cell office:value-type="string" calcext:value-type="string">
            <text:p>field.ay</text:p>
          </table:table-cell>
          <table:table-cell office:value-type="string" calcext:value-type="string">
            <text:p>field.az</text:p>
          </table:table-cell>
          <table:table-cell/>
          <table:table-cell office:value-type="string" calcext:value-type="string">
            <text:p>field.x</text:p>
          </table:table-cell>
          <table:table-cell office:value-type="string" calcext:value-type="string">
            <text:p>field.y</text:p>
          </table:table-cell>
          <table:table-cell office:value-type="string" calcext:value-type="string">
            <text:p>field.z</text:p>
          </table:table-cell>
        </table:table-row>
        <table:table-row table:style-name="ro1">
          <table:table-cell office:value-type="float" office:value="1.59186520428114E+018" calcext:value-type="float">
            <text:p>1.59186520428114E+018</text:p>
          </table:table-cell>
          <table:table-cell table:formula="of:= ([.A2] - 1.59186520428114E+018) * 0.00000000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32978904247" calcext:value-type="float">
            <text:p>-1.32978904247</text:p>
          </table:table-cell>
          <table:table-cell office:value-type="float" office:value="-0.618117690086" calcext:value-type="float">
            <text:p>-0.618117690086</text:p>
          </table:table-cell>
          <table:table-cell office:value-type="float" office:value="-0.893971800804" calcext:value-type="float">
            <text:p>-0.893971800804</text:p>
          </table:table-cell>
        </table:table-row>
        <table:table-row table:style-name="ro1">
          <table:table-cell office:value-type="float" office:value="1.59186520433293E+018" calcext:value-type="float">
            <text:p>1.59186520433293E+018</text:p>
          </table:table-cell>
          <table:table-cell table:formula="of:= ([.A3] - 1.59186520428114E+018) * 0.000000001" office:value-type="float" office:value="0.051797504" calcext:value-type="float">
            <text:p>0.0517975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-0.0000900000013644" calcext:value-type="float">
            <text:p>-9.00E-05</text:p>
          </table:table-cell>
          <table:table-cell table:style-name="ce1" office:value-type="float" office:value="0.0000599999984843" calcext:value-type="float">
            <text:p>6.00E-05</text:p>
          </table:table-cell>
          <table:table-cell/>
          <table:table-cell office:value-type="float" office:value="-1.32978487015" calcext:value-type="float">
            <text:p>-1.32978487015</text:p>
          </table:table-cell>
          <table:table-cell office:value-type="float" office:value="-0.618120789528" calcext:value-type="float">
            <text:p>-0.618120789528</text:p>
          </table:table-cell>
          <table:table-cell office:value-type="float" office:value="-0.893977046013" calcext:value-type="float">
            <text:p>-0.893977046013</text:p>
          </table:table-cell>
        </table:table-row>
        <table:table-row table:style-name="ro1">
          <table:table-cell office:value-type="float" office:value="1.59186520438516E+018" calcext:value-type="float">
            <text:p>1.59186520438516E+018</text:p>
          </table:table-cell>
          <table:table-cell table:formula="of:= ([.A4] - 1.59186520428114E+018) * 0.000000001" office:value-type="float" office:value="0.104027648" calcext:value-type="float">
            <text:p>0.1040276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700000018696" calcext:value-type="float">
            <text:p>-7.00E-05</text:p>
          </table:table-cell>
          <table:table-cell office:value-type="float" office:value="-0.000130000000354" calcext:value-type="float">
            <text:p>-0.000130000000354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8904247" calcext:value-type="float">
            <text:p>-1.32978904247</text:p>
          </table:table-cell>
          <table:table-cell office:value-type="float" office:value="-0.618111670017" calcext:value-type="float">
            <text:p>-0.618111670017</text:p>
          </table:table-cell>
          <table:table-cell office:value-type="float" office:value="-0.893971145153" calcext:value-type="float">
            <text:p>-0.893971145153</text:p>
          </table:table-cell>
        </table:table-row>
        <table:table-row table:style-name="ro1">
          <table:table-cell office:value-type="float" office:value="1.59186520443749E+018" calcext:value-type="float">
            <text:p>1.59186520443749E+018</text:p>
          </table:table-cell>
          <table:table-cell table:formula="of:= ([.A5] - 1.59186520428114E+018) * 0.000000001" office:value-type="float" office:value="0.156357376" calcext:value-type="float">
            <text:p>0.1563573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40000003739" calcext:value-type="float">
            <text:p>-0.000140000003739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119999996969" calcext:value-type="float">
            <text:p>0.000119999996969</text:p>
          </table:table-cell>
          <table:table-cell/>
          <table:table-cell office:value-type="float" office:value="-1.32979118824" calcext:value-type="float">
            <text:p>-1.32979118824</text:p>
          </table:table-cell>
          <table:table-cell office:value-type="float" office:value="-0.61811798811" calcext:value-type="float">
            <text:p>-0.61811798811</text:p>
          </table:table-cell>
          <table:table-cell office:value-type="float" office:value="-0.893969416618" calcext:value-type="float">
            <text:p>-0.893969416618</text:p>
          </table:table-cell>
        </table:table-row>
        <table:table-row table:style-name="ro1">
          <table:table-cell office:value-type="float" office:value="1.59186520453944E+018" calcext:value-type="float">
            <text:p>1.59186520453944E+018</text:p>
          </table:table-cell>
          <table:table-cell table:formula="of:= ([.A6] - 1.59186520428114E+018) * 0.000000001" office:value-type="float" office:value="0.258306304" calcext:value-type="float">
            <text:p>0.2583063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/>
          <table:table-cell office:value-type="float" office:value="-1.32978785038" calcext:value-type="float">
            <text:p>-1.32978785038</text:p>
          </table:table-cell>
          <table:table-cell office:value-type="float" office:value="-0.61811876297" calcext:value-type="float">
            <text:p>-0.61811876297</text:p>
          </table:table-cell>
          <table:table-cell office:value-type="float" office:value="-0.893971502781" calcext:value-type="float">
            <text:p>-0.893971502781</text:p>
          </table:table-cell>
        </table:table-row>
        <table:table-row table:style-name="ro1">
          <table:table-cell office:value-type="float" office:value="1.59186520459206E+018" calcext:value-type="float">
            <text:p>1.59186520459206E+018</text:p>
          </table:table-cell>
          <table:table-cell table:formula="of:= ([.A7] - 1.59186520428114E+018) * 0.000000001" office:value-type="float" office:value="0.310924544" calcext:value-type="float">
            <text:p>0.3109245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0.0000900000013644" calcext:value-type="float">
            <text:p>9.00E-05</text:p>
          </table:table-cell>
          <table:table-cell office:value-type="float" office:value="-0.000239999993937" calcext:value-type="float">
            <text:p>-0.000239999993937</text:p>
          </table:table-cell>
          <table:table-cell/>
          <table:table-cell office:value-type="float" office:value="-1.32978010178" calcext:value-type="float">
            <text:p>-1.32978010178</text:p>
          </table:table-cell>
          <table:table-cell office:value-type="float" office:value="-0.618124246597" calcext:value-type="float">
            <text:p>-0.618124246597</text:p>
          </table:table-cell>
          <table:table-cell office:value-type="float" office:value="-0.893976509571" calcext:value-type="float">
            <text:p>-0.893976509571</text:p>
          </table:table-cell>
        </table:table-row>
        <table:table-row table:style-name="ro1">
          <table:table-cell office:value-type="float" office:value="1.59186520464424E+018" calcext:value-type="float">
            <text:p>1.59186520464424E+018</text:p>
          </table:table-cell>
          <table:table-cell table:formula="of:= ([.A8] - 1.59186520428114E+018) * 0.000000001" office:value-type="float" office:value="0.36310528" calcext:value-type="float">
            <text:p>0.363105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150000007125" calcext:value-type="float">
            <text:p>-0.000150000007125</text:p>
          </table:table-cell>
          <table:table-cell office:value-type="float" office:value="-0.000250000011874" calcext:value-type="float">
            <text:p>-0.000250000011874</text:p>
          </table:table-cell>
          <table:table-cell table:style-name="ce1" office:value-type="float" office:value="-0.0000700000018696" calcext:value-type="float">
            <text:p>-7.00E-05</text:p>
          </table:table-cell>
          <table:table-cell/>
          <table:table-cell office:value-type="float" office:value="-1.32978689671" calcext:value-type="float">
            <text:p>-1.32978689671</text:p>
          </table:table-cell>
          <table:table-cell office:value-type="float" office:value="-0.618116378784" calcext:value-type="float">
            <text:p>-0.618116378784</text:p>
          </table:table-cell>
          <table:table-cell office:value-type="float" office:value="-0.893971979618" calcext:value-type="float">
            <text:p>-0.893971979618</text:p>
          </table:table-cell>
        </table:table-row>
        <table:table-row table:style-name="ro1">
          <table:table-cell office:value-type="float" office:value="1.59186520469625E+018" calcext:value-type="float">
            <text:p>1.59186520469625E+018</text:p>
          </table:table-cell>
          <table:table-cell table:formula="of:= ([.A9] - 1.59186520428114E+018) * 0.000000001" office:value-type="float" office:value="0.415116544" calcext:value-type="float">
            <text:p>0.4151165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999999974738" calcext:value-type="float">
            <text:p>-1.00E-04</text:p>
          </table:table-cell>
          <table:table-cell office:value-type="float" office:value="0.000110000000859" calcext:value-type="float">
            <text:p>0.000110000000859</text:p>
          </table:table-cell>
          <table:table-cell/>
          <table:table-cell office:value-type="float" office:value="-1.32978010178" calcext:value-type="float">
            <text:p>-1.32978010178</text:p>
          </table:table-cell>
          <table:table-cell office:value-type="float" office:value="-0.61812710762" calcext:value-type="float">
            <text:p>-0.61812710762</text:p>
          </table:table-cell>
          <table:table-cell office:value-type="float" office:value="-0.893976509571" calcext:value-type="float">
            <text:p>-0.893976509571</text:p>
          </table:table-cell>
        </table:table-row>
        <table:table-row table:style-name="ro1">
          <table:table-cell office:value-type="float" office:value="1.59186520474907E+018" calcext:value-type="float">
            <text:p>1.59186520474907E+018</text:p>
          </table:table-cell>
          <table:table-cell table:formula="of:= ([.A10] - 1.59186520428114E+018) * 0.000000001" office:value-type="float" office:value="0.467929344" calcext:value-type="float">
            <text:p>0.4679293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number-columns-repeated="2" table:style-name="ce1" office:value-type="float" office:value="0.0000399999989895" calcext:value-type="float">
            <text:p>4.00E-05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32978963852" calcext:value-type="float">
            <text:p>-1.32978963852</text:p>
          </table:table-cell>
          <table:table-cell office:value-type="float" office:value="-0.61811876297" calcext:value-type="float">
            <text:p>-0.61811876297</text:p>
          </table:table-cell>
          <table:table-cell office:value-type="float" office:value="-0.893971264362" calcext:value-type="float">
            <text:p>-0.893971264362</text:p>
          </table:table-cell>
        </table:table-row>
        <table:table-row table:style-name="ro1">
          <table:table-cell office:value-type="float" office:value="1.59186520480133E+018" calcext:value-type="float">
            <text:p>1.59186520480133E+018</text:p>
          </table:table-cell>
          <table:table-cell table:formula="of:= ([.A11] - 1.59186520428114E+018) * 0.000000001" office:value-type="float" office:value="0.520192" calcext:value-type="float">
            <text:p>0.52019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10000000859" calcext:value-type="float">
            <text:p>-0.000110000000859</text:p>
          </table:table-cell>
          <table:table-cell table:style-name="ce1" office:value-type="float" office:value="-0.0000599999984843" calcext:value-type="float">
            <text:p>-6.00E-05</text:p>
          </table:table-cell>
          <table:table-cell office:value-type="float" office:value="0.000119999996969" calcext:value-type="float">
            <text:p>0.000119999996969</text:p>
          </table:table-cell>
          <table:table-cell/>
          <table:table-cell office:value-type="float" office:value="-1.3297842741" calcext:value-type="float">
            <text:p>-1.3297842741</text:p>
          </table:table-cell>
          <table:table-cell office:value-type="float" office:value="-0.618124186993" calcext:value-type="float">
            <text:p>-0.618124186993</text:p>
          </table:table-cell>
          <table:table-cell office:value-type="float" office:value="-0.893973946571" calcext:value-type="float">
            <text:p>-0.893973946571</text:p>
          </table:table-cell>
        </table:table-row>
        <table:table-row table:style-name="ro1">
          <table:table-cell office:value-type="float" office:value="1.59186520485369E+018" calcext:value-type="float">
            <text:p>1.59186520485369E+018</text:p>
          </table:table-cell>
          <table:table-cell table:formula="of:= ([.A12] - 1.59186520428114E+018) * 0.000000001" office:value-type="float" office:value="0.572551424" calcext:value-type="float">
            <text:p>0.57255142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/>
          <table:table-cell office:value-type="float" office:value="-1.32978951931" calcext:value-type="float">
            <text:p>-1.32978951931</text:p>
          </table:table-cell>
          <table:table-cell office:value-type="float" office:value="-0.618118524551" calcext:value-type="float">
            <text:p>-0.618118524551</text:p>
          </table:table-cell>
          <table:table-cell office:value-type="float" office:value="-0.893973529339" calcext:value-type="float">
            <text:p>-0.893973529339</text:p>
          </table:table-cell>
        </table:table-row>
        <table:table-row table:style-name="ro1">
          <table:table-cell office:value-type="float" office:value="1.59186520490584E+018" calcext:value-type="float">
            <text:p>1.59186520490584E+018</text:p>
          </table:table-cell>
          <table:table-cell table:formula="of:= ([.A13] - 1.59186520428114E+018) * 0.000000001" office:value-type="float" office:value="0.624708096" calcext:value-type="float">
            <text:p>0.6247080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0.000119999996969" calcext:value-type="float">
            <text:p>0.000119999996969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-1.32978487015" calcext:value-type="float">
            <text:p>-1.32978487015</text:p>
          </table:table-cell>
          <table:table-cell office:value-type="float" office:value="-0.618115603924" calcext:value-type="float">
            <text:p>-0.618115603924</text:p>
          </table:table-cell>
          <table:table-cell office:value-type="float" office:value="-0.893976390362" calcext:value-type="float">
            <text:p>-0.893976390362</text:p>
          </table:table-cell>
        </table:table-row>
        <table:table-row table:style-name="ro1">
          <table:table-cell office:value-type="float" office:value="1.59186520495823E+018" calcext:value-type="float">
            <text:p>1.59186520495823E+018</text:p>
          </table:table-cell>
          <table:table-cell table:formula="of:= ([.A14] - 1.59186520428114E+018) * 0.000000001" office:value-type="float" office:value="0.677096704" calcext:value-type="float">
            <text:p>0.67709670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310000003083" calcext:value-type="float">
            <text:p>0.000310000003083</text:p>
          </table:table-cell>
          <table:table-cell table:style-name="ce1" office:value-type="float" office:value="-0.0000499999987369" calcext:value-type="float">
            <text:p>-5.00E-05</text:p>
          </table:table-cell>
          <table:table-cell table:style-name="ce1" office:value-type="float" office:value="0.0000999999974738" calcext:value-type="float">
            <text:p>1.00E-04</text:p>
          </table:table-cell>
          <table:table-cell/>
          <table:table-cell office:value-type="float" office:value="-1.32978057861" calcext:value-type="float">
            <text:p>-1.32978057861</text:p>
          </table:table-cell>
          <table:table-cell office:value-type="float" office:value="-0.618122756481" calcext:value-type="float">
            <text:p>-0.618122756481</text:p>
          </table:table-cell>
          <table:table-cell office:value-type="float" office:value="-0.893976390362" calcext:value-type="float">
            <text:p>-0.893976390362</text:p>
          </table:table-cell>
        </table:table-row>
        <table:table-row table:style-name="ro1">
          <table:table-cell office:value-type="float" office:value="1.59186520506047E+018" calcext:value-type="float">
            <text:p>1.59186520506047E+018</text:p>
          </table:table-cell>
          <table:table-cell table:formula="of:= ([.A15] - 1.59186520428114E+018) * 0.000000001" office:value-type="float" office:value="0.779328256" calcext:value-type="float">
            <text:p>0.77932825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9226112" calcext:value-type="float">
            <text:p>-1.32979226112</text:p>
          </table:table-cell>
          <table:table-cell office:value-type="float" office:value="-0.618117570877" calcext:value-type="float">
            <text:p>-0.618117570877</text:p>
          </table:table-cell>
          <table:table-cell office:value-type="float" office:value="-0.893972396851" calcext:value-type="float">
            <text:p>-0.893972396851</text:p>
          </table:table-cell>
        </table:table-row>
        <table:table-row table:style-name="ro1">
          <table:table-cell office:value-type="float" office:value="1.59186520511273E+018" calcext:value-type="float">
            <text:p>1.59186520511273E+018</text:p>
          </table:table-cell>
          <table:table-cell table:formula="of:= ([.A16] - 1.59186520428114E+018) * 0.000000001" office:value-type="float" office:value="0.831591424" calcext:value-type="float">
            <text:p>0.83159142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599999984843" calcext:value-type="float">
            <text:p>-6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8880405" calcext:value-type="float">
            <text:p>-1.32978880405</text:p>
          </table:table-cell>
          <table:table-cell office:value-type="float" office:value="-0.618120908737" calcext:value-type="float">
            <text:p>-0.618120908737</text:p>
          </table:table-cell>
          <table:table-cell office:value-type="float" office:value="-0.893971204758" calcext:value-type="float">
            <text:p>-0.893971204758</text:p>
          </table:table-cell>
        </table:table-row>
        <table:table-row table:style-name="ro1">
          <table:table-cell office:value-type="float" office:value="1.59186520516504E+018" calcext:value-type="float">
            <text:p>1.59186520516504E+018</text:p>
          </table:table-cell>
          <table:table-cell table:formula="of:= ([.A17] - 1.59186520428114E+018) * 0.000000001" office:value-type="float" office:value="0.883904" calcext:value-type="float">
            <text:p>0.88390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119999996969" calcext:value-type="float">
            <text:p>-0.000119999996969</text:p>
          </table:table-cell>
          <table:table-cell office:value-type="float" office:value="0.000239999993937" calcext:value-type="float">
            <text:p>0.000239999993937</text:p>
          </table:table-cell>
          <table:table-cell table:style-name="ce1" office:value-type="float" office:value="-0.0000299999992421" calcext:value-type="float">
            <text:p>-3.00E-05</text:p>
          </table:table-cell>
          <table:table-cell/>
          <table:table-cell office:value-type="float" office:value="-1.32979154587" calcext:value-type="float">
            <text:p>-1.32979154587</text:p>
          </table:table-cell>
          <table:table-cell office:value-type="float" office:value="-0.618117153645" calcext:value-type="float">
            <text:p>-0.618117153645</text:p>
          </table:table-cell>
          <table:table-cell office:value-type="float" office:value="-0.893969595432" calcext:value-type="float">
            <text:p>-0.893969595432</text:p>
          </table:table-cell>
        </table:table-row>
        <table:table-row table:style-name="ro1">
          <table:table-cell office:value-type="float" office:value="1.59186520526761E+018" calcext:value-type="float">
            <text:p>1.59186520526761E+018</text:p>
          </table:table-cell>
          <table:table-cell table:formula="of:= ([.A18] - 1.59186520428114E+018) * 0.000000001" office:value-type="float" office:value="0.986469376" calcext:value-type="float">
            <text:p>0.9864693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80000002729" calcext:value-type="float">
            <text:p>0.000180000002729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700000018696" calcext:value-type="float">
            <text:p>-7.00E-05</text:p>
          </table:table-cell>
          <table:table-cell/>
          <table:table-cell office:value-type="float" office:value="-1.32978236675" calcext:value-type="float">
            <text:p>-1.32978236675</text:p>
          </table:table-cell>
          <table:table-cell office:value-type="float" office:value="-0.618124425411" calcext:value-type="float">
            <text:p>-0.618124425411</text:p>
          </table:table-cell>
          <table:table-cell office:value-type="float" office:value="-0.893975555897" calcext:value-type="float">
            <text:p>-0.893975555897</text:p>
          </table:table-cell>
        </table:table-row>
        <table:table-row table:style-name="ro1">
          <table:table-cell office:value-type="float" office:value="1.59186520531905E+018" calcext:value-type="float">
            <text:p>1.59186520531905E+018</text:p>
          </table:table-cell>
          <table:table-cell table:formula="of:= ([.A19] - 1.59186520428114E+018) * 0.000000001" office:value-type="float" office:value="1.037913344" calcext:value-type="float">
            <text:p>1.037913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599999984843" calcext:value-type="float">
            <text:p>-6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999999974738" calcext:value-type="float">
            <text:p>-1.00E-04</text:p>
          </table:table-cell>
          <table:table-cell/>
          <table:table-cell office:value-type="float" office:value="-1.32978153229" calcext:value-type="float">
            <text:p>-1.32978153229</text:p>
          </table:table-cell>
          <table:table-cell office:value-type="float" office:value="-0.618121743202" calcext:value-type="float">
            <text:p>-0.618121743202</text:p>
          </table:table-cell>
          <table:table-cell office:value-type="float" office:value="-0.893975138664" calcext:value-type="float">
            <text:p>-0.893975138664</text:p>
          </table:table-cell>
        </table:table-row>
        <table:table-row table:style-name="ro1">
          <table:table-cell office:value-type="float" office:value="1.59186520537078E+018" calcext:value-type="float">
            <text:p>1.59186520537078E+018</text:p>
          </table:table-cell>
          <table:table-cell table:formula="of:= ([.A20] - 1.59186520428114E+018) * 0.000000001" office:value-type="float" office:value="1.08964352" calcext:value-type="float">
            <text:p>1.0896435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119999996969" calcext:value-type="float">
            <text:p>-0.0001199999969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32979285717" calcext:value-type="float">
            <text:p>-1.32979285717</text:p>
          </table:table-cell>
          <table:table-cell office:value-type="float" office:value="-0.618121266365" calcext:value-type="float">
            <text:p>-0.618121266365</text:p>
          </table:table-cell>
          <table:table-cell office:value-type="float" office:value="-0.893969655037" calcext:value-type="float">
            <text:p>-0.893969655037</text:p>
          </table:table-cell>
        </table:table-row>
        <table:table-row table:style-name="ro1">
          <table:table-cell office:value-type="float" office:value="1.59186520542285E+018" calcext:value-type="float">
            <text:p>1.59186520542285E+018</text:p>
          </table:table-cell>
          <table:table-cell table:formula="of:= ([.A21] - 1.59186520428114E+018) * 0.000000001" office:value-type="float" office:value="1.141709312" calcext:value-type="float">
            <text:p>1.1417093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900000013644" calcext:value-type="float">
            <text:p>-9.00E-05</text:p>
          </table:table-cell>
          <table:table-cell/>
          <table:table-cell office:value-type="float" office:value="-1.3297867775" calcext:value-type="float">
            <text:p>-1.3297867775</text:p>
          </table:table-cell>
          <table:table-cell office:value-type="float" office:value="-0.618118703365" calcext:value-type="float">
            <text:p>-0.618118703365</text:p>
          </table:table-cell>
          <table:table-cell office:value-type="float" office:value="-0.893970668316" calcext:value-type="float">
            <text:p>-0.893970668316</text:p>
          </table:table-cell>
        </table:table-row>
        <table:table-row table:style-name="ro1">
          <table:table-cell office:value-type="float" office:value="1.59186520547533E+018" calcext:value-type="float">
            <text:p>1.59186520547533E+018</text:p>
          </table:table-cell>
          <table:table-cell table:formula="of:= ([.A22] - 1.59186520428114E+018) * 0.000000001" office:value-type="float" office:value="1.194194176" calcext:value-type="float">
            <text:p>1.1941941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 table:style-name="ce1" office:value-type="float" office:value="0.0000999999974738" calcext:value-type="float">
            <text:p>1.00E-04</text:p>
          </table:table-cell>
          <table:table-cell/>
          <table:table-cell office:value-type="float" office:value="-1.32978415489" calcext:value-type="float">
            <text:p>-1.32978415489</text:p>
          </table:table-cell>
          <table:table-cell office:value-type="float" office:value="-0.618123233318" calcext:value-type="float">
            <text:p>-0.618123233318</text:p>
          </table:table-cell>
          <table:table-cell office:value-type="float" office:value="-0.893975138664" calcext:value-type="float">
            <text:p>-0.893975138664</text:p>
          </table:table-cell>
        </table:table-row>
        <table:table-row table:style-name="ro1">
          <table:table-cell office:value-type="float" office:value="1.59186520552769E+018" calcext:value-type="float">
            <text:p>1.59186520552769E+018</text:p>
          </table:table-cell>
          <table:table-cell table:formula="of:= ([.A23] - 1.59186520428114E+018) * 0.000000001" office:value-type="float" office:value="1.246556416" calcext:value-type="float">
            <text:p>1.2465564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32978665829" calcext:value-type="float">
            <text:p>-1.32978665829</text:p>
          </table:table-cell>
          <table:table-cell office:value-type="float" office:value="-0.618120551109" calcext:value-type="float">
            <text:p>-0.618120551109</text:p>
          </table:table-cell>
          <table:table-cell office:value-type="float" office:value="-0.893972158432" calcext:value-type="float">
            <text:p>-0.893972158432</text:p>
          </table:table-cell>
        </table:table-row>
        <table:table-row table:style-name="ro1">
          <table:table-cell office:value-type="float" office:value="1.59186520562986E+018" calcext:value-type="float">
            <text:p>1.59186520562986E+018</text:p>
          </table:table-cell>
          <table:table-cell table:formula="of:= ([.A24] - 1.59186520428114E+018) * 0.000000001" office:value-type="float" office:value="1.348722176" calcext:value-type="float">
            <text:p>1.3487221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260000000708" calcext:value-type="float">
            <text:p>-0.000260000000708</text:p>
          </table:table-cell>
          <table:table-cell table:style-name="ce1" office:value-type="float" office:value="0.0000599999984843" calcext:value-type="float">
            <text:p>6.00E-05</text:p>
          </table:table-cell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-1.32978367805" calcext:value-type="float">
            <text:p>-1.32978367805</text:p>
          </table:table-cell>
          <table:table-cell office:value-type="float" office:value="-0.618125498295" calcext:value-type="float">
            <text:p>-0.618125498295</text:p>
          </table:table-cell>
          <table:table-cell office:value-type="float" office:value="-0.893974483013" calcext:value-type="float">
            <text:p>-0.893974483013</text:p>
          </table:table-cell>
        </table:table-row>
        <table:table-row table:style-name="ro1">
          <table:table-cell office:value-type="float" office:value="1.59186520568208E+018" calcext:value-type="float">
            <text:p>1.59186520568208E+018</text:p>
          </table:table-cell>
          <table:table-cell table:formula="of:= ([.A25] - 1.59186520428114E+018) * 0.000000001" office:value-type="float" office:value="1.40094336" calcext:value-type="float">
            <text:p>1.4009433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119999996969" calcext:value-type="float">
            <text:p>0.000119999996969</text:p>
          </table:table-cell>
          <table:table-cell/>
          <table:table-cell office:value-type="float" office:value="-1.32978892326" calcext:value-type="float">
            <text:p>-1.32978892326</text:p>
          </table:table-cell>
          <table:table-cell office:value-type="float" office:value="-0.618122041225" calcext:value-type="float">
            <text:p>-0.618122041225</text:p>
          </table:table-cell>
          <table:table-cell office:value-type="float" office:value="-0.893970429897" calcext:value-type="float">
            <text:p>-0.893970429897</text:p>
          </table:table-cell>
        </table:table-row>
        <table:table-row table:style-name="ro1">
          <table:table-cell office:value-type="float" office:value="1.59186520573462E+018" calcext:value-type="float">
            <text:p>1.59186520573462E+018</text:p>
          </table:table-cell>
          <table:table-cell table:formula="of:= ([.A26] - 1.59186520428114E+018) * 0.000000001" office:value-type="float" office:value="1.45348736" calcext:value-type="float">
            <text:p>1.4534873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79999997979" calcext:value-type="float">
            <text:p>0.00079999997979</text:p>
          </table:table-cell>
          <table:table-cell office:value-type="float" office:value="0.000730000028852" calcext:value-type="float">
            <text:p>0.000730000028852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-1.32978379726" calcext:value-type="float">
            <text:p>-1.32978379726</text:p>
          </table:table-cell>
          <table:table-cell office:value-type="float" office:value="-0.618130743504" calcext:value-type="float">
            <text:p>-0.618130743504</text:p>
          </table:table-cell>
          <table:table-cell office:value-type="float" office:value="-0.893972873688" calcext:value-type="float">
            <text:p>-0.893972873688</text:p>
          </table:table-cell>
        </table:table-row>
        <table:table-row table:style-name="ro1">
          <table:table-cell office:value-type="float" office:value="1.59186520578831E+018" calcext:value-type="float">
            <text:p>1.59186520578831E+018</text:p>
          </table:table-cell>
          <table:table-cell table:formula="of:= ([.A27] - 1.59186520428114E+018) * 0.000000001" office:value-type="float" office:value="1.507177216" calcext:value-type="float">
            <text:p>1.50717721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855854" calcext:value-type="float">
            <text:p>-1.3297855854</text:p>
          </table:table-cell>
          <table:table-cell office:value-type="float" office:value="-0.618130207062" calcext:value-type="float">
            <text:p>-0.618130207062</text:p>
          </table:table-cell>
          <table:table-cell office:value-type="float" office:value="-0.893972456455" calcext:value-type="float">
            <text:p>-0.893972456455</text:p>
          </table:table-cell>
        </table:table-row>
        <table:table-row table:style-name="ro1">
          <table:table-cell office:value-type="float" office:value="1.59186520584061E+018" calcext:value-type="float">
            <text:p>1.59186520584061E+018</text:p>
          </table:table-cell>
          <table:table-cell table:formula="of:= ([.A28] - 1.59186520428114E+018) * 0.000000001" office:value-type="float" office:value="1.559472384" calcext:value-type="float">
            <text:p>1.5594723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-0.0000999999974738" calcext:value-type="float">
            <text:p>-1.00E-04</text:p>
          </table:table-cell>
          <table:table-cell office:value-type="float" office:value="0.000140000003739" calcext:value-type="float">
            <text:p>0.000140000003739</text:p>
          </table:table-cell>
          <table:table-cell table:style-name="ce1" office:value-type="float" office:value="0.0000900000013644" calcext:value-type="float">
            <text:p>9.00E-05</text:p>
          </table:table-cell>
          <table:table-cell/>
          <table:table-cell office:value-type="float" office:value="-1.32978403568" calcext:value-type="float">
            <text:p>-1.32978403568</text:p>
          </table:table-cell>
          <table:table-cell office:value-type="float" office:value="-0.618116140366" calcext:value-type="float">
            <text:p>-0.618116140366</text:p>
          </table:table-cell>
          <table:table-cell office:value-type="float" office:value="-0.893976032734" calcext:value-type="float">
            <text:p>-0.893976032734</text:p>
          </table:table-cell>
        </table:table-row>
        <table:table-row table:style-name="ro1">
          <table:table-cell office:value-type="float" office:value="1.59186520589276E+018" calcext:value-type="float">
            <text:p>1.59186520589276E+018</text:p>
          </table:table-cell>
          <table:table-cell table:formula="of:= ([.A29] - 1.59186520428114E+018) * 0.000000001" office:value-type="float" office:value="1.611620096" calcext:value-type="float">
            <text:p>1.61162009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599999984843" calcext:value-type="float">
            <text:p>6.00E-05</text:p>
          </table:table-cell>
          <table:table-cell/>
          <table:table-cell office:value-type="float" office:value="-1.32978570461" calcext:value-type="float">
            <text:p>-1.32978570461</text:p>
          </table:table-cell>
          <table:table-cell office:value-type="float" office:value="-0.618116676807" calcext:value-type="float">
            <text:p>-0.618116676807</text:p>
          </table:table-cell>
          <table:table-cell office:value-type="float" office:value="-0.893973529339" calcext:value-type="float">
            <text:p>-0.893973529339</text:p>
          </table:table-cell>
        </table:table-row>
        <table:table-row table:style-name="ro1">
          <table:table-cell office:value-type="float" office:value="1.59186520594508E+018" calcext:value-type="float">
            <text:p>1.59186520594508E+018</text:p>
          </table:table-cell>
          <table:table-cell table:formula="of:= ([.A30] - 1.59186520428114E+018) * 0.000000001" office:value-type="float" office:value="1.66394752" calcext:value-type="float">
            <text:p>1.6639475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0.000119999996969" calcext:value-type="float">
            <text:p>0.000119999996969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3297829628" calcext:value-type="float">
            <text:p>-1.3297829628</text:p>
          </table:table-cell>
          <table:table-cell office:value-type="float" office:value="-0.618121087551" calcext:value-type="float">
            <text:p>-0.618121087551</text:p>
          </table:table-cell>
          <table:table-cell office:value-type="float" office:value="-0.893976509571" calcext:value-type="float">
            <text:p>-0.893976509571</text:p>
          </table:table-cell>
        </table:table-row>
        <table:table-row table:style-name="ro1">
          <table:table-cell office:value-type="float" office:value="1.59186520599687E+018" calcext:value-type="float">
            <text:p>1.59186520599687E+018</text:p>
          </table:table-cell>
          <table:table-cell table:formula="of:= ([.A31] - 1.59186520428114E+018) * 0.000000001" office:value-type="float" office:value="1.7157312" calcext:value-type="float">
            <text:p>1.71573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/>
          <table:table-cell office:value-type="float" office:value="-1.32978463173" calcext:value-type="float">
            <text:p>-1.32978463173</text:p>
          </table:table-cell>
          <table:table-cell office:value-type="float" office:value="-0.618121743202" calcext:value-type="float">
            <text:p>-0.618121743202</text:p>
          </table:table-cell>
          <table:table-cell office:value-type="float" office:value="-0.893974125385" calcext:value-type="float">
            <text:p>-0.893974125385</text:p>
          </table:table-cell>
        </table:table-row>
        <table:table-row table:style-name="ro1">
          <table:table-cell office:value-type="float" office:value="1.59186520604945E+018" calcext:value-type="float">
            <text:p>1.59186520604945E+018</text:p>
          </table:table-cell>
          <table:table-cell table:formula="of:= ([.A32] - 1.59186520428114E+018) * 0.000000001" office:value-type="float" office:value="1.768311296" calcext:value-type="float">
            <text:p>1.76831129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number-columns-repeated="2" table:style-name="ce1" office:value-type="float" office:value="0.0000999999974738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office:value-type="float" office:value="0.000110000000859" calcext:value-type="float">
            <text:p>0.000110000000859</text:p>
          </table:table-cell>
          <table:table-cell/>
          <table:table-cell office:value-type="float" office:value="-1.32978260517" calcext:value-type="float">
            <text:p>-1.32978260517</text:p>
          </table:table-cell>
          <table:table-cell office:value-type="float" office:value="-0.618121445179" calcext:value-type="float">
            <text:p>-0.618121445179</text:p>
          </table:table-cell>
          <table:table-cell office:value-type="float" office:value="-0.893977046013" calcext:value-type="float">
            <text:p>-0.893977046013</text:p>
          </table:table-cell>
        </table:table-row>
        <table:table-row table:style-name="ro1">
          <table:table-cell office:value-type="float" office:value="1.59186520610475E+018" calcext:value-type="float">
            <text:p>1.59186520610475E+018</text:p>
          </table:table-cell>
          <table:table-cell table:formula="of:= ([.A33] - 1.59186520428114E+018) * 0.000000001" office:value-type="float" office:value="1.82361344" calcext:value-type="float">
            <text:p>1.823613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30000000354" calcext:value-type="float">
            <text:p>0.00013000000035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/>
          <table:table-cell office:value-type="float" office:value="-1.32978129387" calcext:value-type="float">
            <text:p>-1.32978129387</text:p>
          </table:table-cell>
          <table:table-cell office:value-type="float" office:value="-0.61812376976" calcext:value-type="float">
            <text:p>-0.61812376976</text:p>
          </table:table-cell>
          <table:table-cell office:value-type="float" office:value="-0.893976092339" calcext:value-type="float">
            <text:p>-0.893976092339</text:p>
          </table:table-cell>
        </table:table-row>
        <table:table-row table:style-name="ro1">
          <table:table-cell office:value-type="float" office:value="1.59186520615657E+018" calcext:value-type="float">
            <text:p>1.59186520615657E+018</text:p>
          </table:table-cell>
          <table:table-cell table:formula="of:= ([.A34] - 1.59186520428114E+018) * 0.000000001" office:value-type="float" office:value="1.875437568" calcext:value-type="float">
            <text:p>1.8754375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10000000859" calcext:value-type="float">
            <text:p>0.000110000000859</text:p>
          </table:table-cell>
          <table:table-cell office:value-type="float" office:value="0.000140000003739" calcext:value-type="float">
            <text:p>0.000140000003739</text:p>
          </table:table-cell>
          <table:table-cell table:style-name="ce1" office:value-type="float" office:value="-0.0000399999989895" calcext:value-type="float">
            <text:p>-4.00E-05</text:p>
          </table:table-cell>
          <table:table-cell/>
          <table:table-cell office:value-type="float" office:value="-1.3297880888" calcext:value-type="float">
            <text:p>-1.3297880888</text:p>
          </table:table-cell>
          <table:table-cell office:value-type="float" office:value="-0.618126749992" calcext:value-type="float">
            <text:p>-0.618126749992</text:p>
          </table:table-cell>
          <table:table-cell office:value-type="float" office:value="-0.893971860409" calcext:value-type="float">
            <text:p>-0.893971860409</text:p>
          </table:table-cell>
        </table:table-row>
        <table:table-row table:style-name="ro1">
          <table:table-cell office:value-type="float" office:value="1.59186520620841E+018" calcext:value-type="float">
            <text:p>1.59186520620841E+018</text:p>
          </table:table-cell>
          <table:table-cell table:formula="of:= ([.A35] - 1.59186520428114E+018) * 0.000000001" office:value-type="float" office:value="1.927277568" calcext:value-type="float">
            <text:p>1.9272775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30000000354" calcext:value-type="float">
            <text:p>0.000130000000354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-0.000140000003739" calcext:value-type="float">
            <text:p>-0.000140000003739</text:p>
          </table:table-cell>
          <table:table-cell/>
          <table:table-cell office:value-type="float" office:value="-1.32978868484" calcext:value-type="float">
            <text:p>-1.32978868484</text:p>
          </table:table-cell>
          <table:table-cell office:value-type="float" office:value="-0.618125319481" calcext:value-type="float">
            <text:p>-0.618125319481</text:p>
          </table:table-cell>
          <table:table-cell office:value-type="float" office:value="-0.893969893456" calcext:value-type="float">
            <text:p>-0.893969893456</text:p>
          </table:table-cell>
        </table:table-row>
        <table:table-row table:style-name="ro1">
          <table:table-cell office:value-type="float" office:value="1.59186520625989E+018" calcext:value-type="float">
            <text:p>1.59186520625989E+018</text:p>
          </table:table-cell>
          <table:table-cell table:formula="of:= ([.A36] - 1.59186520428114E+018) * 0.000000001" office:value-type="float" office:value="1.97875712" calcext:value-type="float">
            <text:p>1.978757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699999975041" calcext:value-type="float">
            <text:p>0.000699999975041</text:p>
          </table:table-cell>
          <table:table-cell office:value-type="float" office:value="-0.000730000028852" calcext:value-type="float">
            <text:p>-0.000730000028852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-1.32978546619" calcext:value-type="float">
            <text:p>-1.32978546619</text:p>
          </table:table-cell>
          <table:table-cell office:value-type="float" office:value="-0.618120193481" calcext:value-type="float">
            <text:p>-0.618120193481</text:p>
          </table:table-cell>
          <table:table-cell office:value-type="float" office:value="-0.893975734711" calcext:value-type="float">
            <text:p>-0.893975734711</text:p>
          </table:table-cell>
        </table:table-row>
        <table:table-row table:style-name="ro1">
          <table:table-cell office:value-type="float" office:value="1.59186520631208E+018" calcext:value-type="float">
            <text:p>1.59186520631208E+018</text:p>
          </table:table-cell>
          <table:table-cell table:formula="of:= ([.A37] - 1.59186520428114E+018) * 0.000000001" office:value-type="float" office:value="2.030940416" calcext:value-type="float">
            <text:p>2.0309404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0.000079999997979" calcext:value-type="float">
            <text:p>8.00E-05</text:p>
          </table:table-cell>
          <table:table-cell office:value-type="float" office:value="-0.000319999991916" calcext:value-type="float">
            <text:p>-0.000319999991916</text:p>
          </table:table-cell>
          <table:table-cell table:style-name="ce1" office:value-type="float" office:value="0.0000900000013644" calcext:value-type="float">
            <text:p>9.00E-05</text:p>
          </table:table-cell>
          <table:table-cell/>
          <table:table-cell office:value-type="float" office:value="-1.32978641987" calcext:value-type="float">
            <text:p>-1.32978641987</text:p>
          </table:table-cell>
          <table:table-cell office:value-type="float" office:value="-0.618122577667" calcext:value-type="float">
            <text:p>-0.618122577667</text:p>
          </table:table-cell>
          <table:table-cell office:value-type="float" office:value="-0.893973886967" calcext:value-type="float">
            <text:p>-0.893973886967</text:p>
          </table:table-cell>
        </table:table-row>
        <table:table-row table:style-name="ro1">
          <table:table-cell office:value-type="float" office:value="1.59186520636447E+018" calcext:value-type="float">
            <text:p>1.59186520636447E+018</text:p>
          </table:table-cell>
          <table:table-cell table:formula="of:= ([.A38] - 1.59186520428114E+018) * 0.000000001" office:value-type="float" office:value="2.083335424" calcext:value-type="float">
            <text:p>2.08333542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209999992512" calcext:value-type="float">
            <text:p>0.00209999992512</text:p>
          </table:table-cell>
          <table:table-cell office:value-type="float" office:value="-0.00193999998737" calcext:value-type="float">
            <text:p>-0.00193999998737</text:p>
          </table:table-cell>
          <table:table-cell office:value-type="float" office:value="-0.000709999992978" calcext:value-type="float">
            <text:p>-0.000709999992978</text:p>
          </table:table-cell>
          <table:table-cell table:style-name="ce1" office:value-type="float" office:value="-0.0000299999992421" calcext:value-type="float">
            <text:p>-3.00E-05</text:p>
          </table:table-cell>
          <table:table-cell/>
          <table:table-cell office:value-type="float" office:value="-1.32978856564" calcext:value-type="float">
            <text:p>-1.32978856564</text:p>
          </table:table-cell>
          <table:table-cell office:value-type="float" office:value="-0.61812800169" calcext:value-type="float">
            <text:p>-0.61812800169</text:p>
          </table:table-cell>
          <table:table-cell office:value-type="float" office:value="-0.893970012665" calcext:value-type="float">
            <text:p>-0.893970012665</text:p>
          </table:table-cell>
        </table:table-row>
        <table:table-row table:style-name="ro1">
          <table:table-cell office:value-type="float" office:value="1.59186520641665E+018" calcext:value-type="float">
            <text:p>1.59186520641665E+018</text:p>
          </table:table-cell>
          <table:table-cell table:formula="of:= ([.A39] - 1.59186520428114E+018) * 0.000000001" office:value-type="float" office:value="2.135511296" calcext:value-type="float">
            <text:p>2.13551129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209999998333" calcext:value-type="float">
            <text:p>0.000209999998333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-0.000110000000859" calcext:value-type="float">
            <text:p>-0.000110000000859</text:p>
          </table:table-cell>
          <table:table-cell/>
          <table:table-cell office:value-type="float" office:value="-1.32978177071" calcext:value-type="float">
            <text:p>-1.32978177071</text:p>
          </table:table-cell>
          <table:table-cell office:value-type="float" office:value="-0.618132472038" calcext:value-type="float">
            <text:p>-0.618132472038</text:p>
          </table:table-cell>
          <table:table-cell office:value-type="float" office:value="-0.893975675106" calcext:value-type="float">
            <text:p>-0.893975675106</text:p>
          </table:table-cell>
        </table:table-row>
        <table:table-row table:style-name="ro1">
          <table:table-cell office:value-type="float" office:value="1.59186520646886E+018" calcext:value-type="float">
            <text:p>1.59186520646886E+018</text:p>
          </table:table-cell>
          <table:table-cell table:formula="of:= ([.A40] - 1.59186520428114E+018) * 0.000000001" office:value-type="float" office:value="2.18772224" calcext:value-type="float">
            <text:p>2.187722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32978391647" calcext:value-type="float">
            <text:p>-1.32978391647</text:p>
          </table:table-cell>
          <table:table-cell office:value-type="float" office:value="-0.618124783039" calcext:value-type="float">
            <text:p>-0.618124783039</text:p>
          </table:table-cell>
          <table:table-cell office:value-type="float" office:value="-0.893974483013" calcext:value-type="float">
            <text:p>-0.893974483013</text:p>
          </table:table-cell>
        </table:table-row>
        <table:table-row table:style-name="ro1">
          <table:table-cell office:value-type="float" office:value="1.59186520657169E+018" calcext:value-type="float">
            <text:p>1.59186520657169E+018</text:p>
          </table:table-cell>
          <table:table-cell table:formula="of:= ([.A41] - 1.59186520428114E+018) * 0.000000001" office:value-type="float" office:value="2.290554368" calcext:value-type="float">
            <text:p>2.2905543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19999996969" calcext:value-type="float">
            <text:p>-0.000119999996969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900000013644" calcext:value-type="float">
            <text:p>9.00E-05</text:p>
          </table:table-cell>
          <table:table-cell/>
          <table:table-cell office:value-type="float" office:value="-1.32978713512" calcext:value-type="float">
            <text:p>-1.32978713512</text:p>
          </table:table-cell>
          <table:table-cell office:value-type="float" office:value="-0.618121266365" calcext:value-type="float">
            <text:p>-0.618121266365</text:p>
          </table:table-cell>
          <table:table-cell office:value-type="float" office:value="-0.893972039223" calcext:value-type="float">
            <text:p>-0.893972039223</text:p>
          </table:table-cell>
        </table:table-row>
        <table:table-row table:style-name="ro1">
          <table:table-cell office:value-type="float" office:value="1.59186520662401E+018" calcext:value-type="float">
            <text:p>1.59186520662401E+018</text:p>
          </table:table-cell>
          <table:table-cell table:formula="of:= ([.A42] - 1.59186520428114E+018) * 0.000000001" office:value-type="float" office:value="2.342873344" calcext:value-type="float">
            <text:p>2.34287334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/>
          <table:table-cell office:value-type="float" office:value="-1.32978403568" calcext:value-type="float">
            <text:p>-1.32978403568</text:p>
          </table:table-cell>
          <table:table-cell office:value-type="float" office:value="-0.618119299412" calcext:value-type="float">
            <text:p>-0.618119299412</text:p>
          </table:table-cell>
          <table:table-cell office:value-type="float" office:value="-0.893976032734" calcext:value-type="float">
            <text:p>-0.893976032734</text:p>
          </table:table-cell>
        </table:table-row>
        <table:table-row table:style-name="ro1">
          <table:table-cell office:value-type="float" office:value="1.59186520667613E+018" calcext:value-type="float">
            <text:p>1.59186520667613E+018</text:p>
          </table:table-cell>
          <table:table-cell table:formula="of:= ([.A43] - 1.59186520428114E+018) * 0.000000001" office:value-type="float" office:value="2.394989568" calcext:value-type="float">
            <text:p>2.3949895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0.000110000000859" calcext:value-type="float">
            <text:p>0.000110000000859</text:p>
          </table:table-cell>
          <table:table-cell/>
          <table:table-cell office:value-type="float" office:value="-1.32979011536" calcext:value-type="float">
            <text:p>-1.32979011536</text:p>
          </table:table-cell>
          <table:table-cell office:value-type="float" office:value="-0.618121981621" calcext:value-type="float">
            <text:p>-0.618121981621</text:p>
          </table:table-cell>
          <table:table-cell office:value-type="float" office:value="-0.893970608711" calcext:value-type="float">
            <text:p>-0.893970608711</text:p>
          </table:table-cell>
        </table:table-row>
        <table:table-row table:style-name="ro1">
          <table:table-cell office:value-type="float" office:value="1.59186520672817E+018" calcext:value-type="float">
            <text:p>1.59186520672817E+018</text:p>
          </table:table-cell>
          <table:table-cell table:formula="of:= ([.A44] - 1.59186520428114E+018) * 0.000000001" office:value-type="float" office:value="2.447033344" calcext:value-type="float">
            <text:p>2.447033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.000119999996969" calcext:value-type="float">
            <text:p>-0.000119999996969</text:p>
          </table:table-cell>
          <table:table-cell table:style-name="ce1" office:value-type="float" office:value="0.0000399999989895" calcext:value-type="float">
            <text:p>4.00E-05</text:p>
          </table:table-cell>
          <table:table-cell/>
          <table:table-cell office:value-type="float" office:value="-1.32978999615" calcext:value-type="float">
            <text:p>-1.32978999615</text:p>
          </table:table-cell>
          <table:table-cell office:value-type="float" office:value="-0.618119478226" calcext:value-type="float">
            <text:p>-0.618119478226</text:p>
          </table:table-cell>
          <table:table-cell office:value-type="float" office:value="-0.893971443176" calcext:value-type="float">
            <text:p>-0.893971443176</text:p>
          </table:table-cell>
        </table:table-row>
        <table:table-row table:style-name="ro1">
          <table:table-cell office:value-type="float" office:value="1.59186520678046E+018" calcext:value-type="float">
            <text:p>1.59186520678046E+018</text:p>
          </table:table-cell>
          <table:table-cell table:formula="of:= ([.A45] - 1.59186520428114E+018) * 0.000000001" office:value-type="float" office:value="2.499325952" calcext:value-type="float">
            <text:p>2.49932595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900000013644" calcext:value-type="float">
            <text:p>-9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table:style-name="ce1" office:value-type="float" office:value="0.000079999997979" calcext:value-type="float">
            <text:p>8.00E-05</text:p>
          </table:table-cell>
          <table:table-cell/>
          <table:table-cell office:value-type="float" office:value="-1.3297932148" calcext:value-type="float">
            <text:p>-1.3297932148</text:p>
          </table:table-cell>
          <table:table-cell office:value-type="float" office:value="-0.618118345737" calcext:value-type="float">
            <text:p>-0.618118345737</text:p>
          </table:table-cell>
          <table:table-cell office:value-type="float" office:value="-0.893968999386" calcext:value-type="float">
            <text:p>-0.893968999386</text:p>
          </table:table-cell>
        </table:table-row>
        <table:table-row table:style-name="ro1">
          <table:table-cell office:value-type="float" office:value="1.59186520683255E+018" calcext:value-type="float">
            <text:p>1.59186520683255E+018</text:p>
          </table:table-cell>
          <table:table-cell table:formula="of:= ([.A46] - 1.59186520428114E+018) * 0.000000001" office:value-type="float" office:value="2.551415296" calcext:value-type="float">
            <text:p>2.5514152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32978701591" calcext:value-type="float">
            <text:p>-1.32978701591</text:p>
          </table:table-cell>
          <table:table-cell office:value-type="float" office:value="-0.618116855621" calcext:value-type="float">
            <text:p>-0.618116855621</text:p>
          </table:table-cell>
          <table:table-cell office:value-type="float" office:value="-0.893973648548" calcext:value-type="float">
            <text:p>-0.893973648548</text:p>
          </table:table-cell>
        </table:table-row>
        <table:table-row table:style-name="ro1">
          <table:table-cell office:value-type="float" office:value="1.59186520688492E+018" calcext:value-type="float">
            <text:p>1.59186520688492E+018</text:p>
          </table:table-cell>
          <table:table-cell table:formula="of:= ([.A47] - 1.59186520428114E+018) * 0.000000001" office:value-type="float" office:value="2.603788288" calcext:value-type="float">
            <text:p>2.6037882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80000002729" calcext:value-type="float">
            <text:p>-0.000180000002729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office:value-type="float" office:value="-1.32978606224" calcext:value-type="float">
            <text:p>-1.32978606224</text:p>
          </table:table-cell>
          <table:table-cell office:value-type="float" office:value="-0.618106126785" calcext:value-type="float">
            <text:p>-0.618106126785</text:p>
          </table:table-cell>
          <table:table-cell office:value-type="float" office:value="-0.893975317478" calcext:value-type="float">
            <text:p>-0.893975317478</text:p>
          </table:table-cell>
        </table:table-row>
        <table:table-row table:style-name="ro1">
          <table:table-cell office:value-type="float" office:value="1.59186520694149E+018" calcext:value-type="float">
            <text:p>1.59186520694149E+018</text:p>
          </table:table-cell>
          <table:table-cell table:formula="of:= ([.A48] - 1.59186520428114E+018) * 0.000000001" office:value-type="float" office:value="2.660350464" calcext:value-type="float">
            <text:p>2.6603504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139999995008" calcext:value-type="float">
            <text:p>0.00139999995008</text:p>
          </table:table-cell>
          <table:table-cell office:value-type="float" office:value="0.00132999999914" calcext:value-type="float">
            <text:p>0.00132999999914</text:p>
          </table:table-cell>
          <table:table-cell office:value-type="float" office:value="0.000330000009853" calcext:value-type="float">
            <text:p>0.000330000009853</text:p>
          </table:table-cell>
          <table:table-cell table:style-name="ce1" office:value-type="float" office:value="0.00000999999974738" calcext:value-type="float">
            <text:p>1.00E-05</text:p>
          </table:table-cell>
          <table:table-cell/>
          <table:table-cell office:value-type="float" office:value="-1.32978618145" calcext:value-type="float">
            <text:p>-1.32978618145</text:p>
          </table:table-cell>
          <table:table-cell office:value-type="float" office:value="-0.618124604225" calcext:value-type="float">
            <text:p>-0.618124604225</text:p>
          </table:table-cell>
          <table:table-cell office:value-type="float" office:value="-0.893973231316" calcext:value-type="float">
            <text:p>-0.893973231316</text:p>
          </table:table-cell>
        </table:table-row>
        <table:table-row table:style-name="ro1">
          <table:table-cell office:value-type="float" office:value="1.59186520699279E+018" calcext:value-type="float">
            <text:p>1.59186520699279E+018</text:p>
          </table:table-cell>
          <table:table-cell table:formula="of:= ([.A49] - 1.59186520428114E+018) * 0.000000001" office:value-type="float" office:value="2.711650304" calcext:value-type="float">
            <text:p>2.71165030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260000000708" calcext:value-type="float">
            <text:p>-0.000260000000708</text:p>
          </table:table-cell>
          <table:table-cell office:value-type="float" office:value="-0.000130000000354" calcext:value-type="float">
            <text:p>-0.000130000000354</text:p>
          </table:table-cell>
          <table:table-cell office:value-type="float" office:value="0.000150000007125" calcext:value-type="float">
            <text:p>0.000150000007125</text:p>
          </table:table-cell>
          <table:table-cell/>
          <table:table-cell office:value-type="float" office:value="-1.32978820801" calcext:value-type="float">
            <text:p>-1.32978820801</text:p>
          </table:table-cell>
          <table:table-cell office:value-type="float" office:value="-0.618121147156" calcext:value-type="float">
            <text:p>-0.618121147156</text:p>
          </table:table-cell>
          <table:table-cell office:value-type="float" office:value="-0.893970787525" calcext:value-type="float">
            <text:p>-0.893970787525</text:p>
          </table:table-cell>
        </table:table-row>
        <table:table-row table:style-name="ro1">
          <table:table-cell office:value-type="float" office:value="1.59186520704618E+018" calcext:value-type="float">
            <text:p>1.59186520704618E+018</text:p>
          </table:table-cell>
          <table:table-cell table:formula="of:= ([.A50] - 1.59186520428114E+018) * 0.000000001" office:value-type="float" office:value="2.765046272" calcext:value-type="float">
            <text:p>2.76504627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32978367805" calcext:value-type="float">
            <text:p>-1.32978367805</text:p>
          </table:table-cell>
          <table:table-cell office:value-type="float" office:value="-0.618123948574" calcext:value-type="float">
            <text:p>-0.618123948574</text:p>
          </table:table-cell>
          <table:table-cell office:value-type="float" office:value="-0.893974363804" calcext:value-type="float">
            <text:p>-0.893974363804</text:p>
          </table:table-cell>
        </table:table-row>
        <table:table-row table:style-name="ro1">
          <table:table-cell office:value-type="float" office:value="1.59186520709817E+018" calcext:value-type="float">
            <text:p>1.59186520709817E+018</text:p>
          </table:table-cell>
          <table:table-cell table:formula="of:= ([.A51] - 1.59186520428114E+018) * 0.000000001" office:value-type="float" office:value="2.817038336" calcext:value-type="float">
            <text:p>2.8170383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230000005104" calcext:value-type="float">
            <text:p>0.000230000005104</text:p>
          </table:table-cell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399999989895" calcext:value-type="float">
            <text:p>4.00E-05</text:p>
          </table:table-cell>
          <table:table-cell/>
          <table:table-cell office:value-type="float" office:value="-1.32978451252" calcext:value-type="float">
            <text:p>-1.32978451252</text:p>
          </table:table-cell>
          <table:table-cell office:value-type="float" office:value="-0.618128061295" calcext:value-type="float">
            <text:p>-0.618128061295</text:p>
          </table:table-cell>
          <table:table-cell office:value-type="float" office:value="-0.893971502781" calcext:value-type="float">
            <text:p>-0.893971502781</text:p>
          </table:table-cell>
        </table:table-row>
        <table:table-row table:style-name="ro1">
          <table:table-cell office:value-type="float" office:value="1.59186520714979E+018" calcext:value-type="float">
            <text:p>1.59186520714979E+018</text:p>
          </table:table-cell>
          <table:table-cell table:formula="of:= ([.A52] - 1.59186520428114E+018) * 0.000000001" office:value-type="float" office:value="2.868654336" calcext:value-type="float">
            <text:p>2.86865433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239999993937" calcext:value-type="float">
            <text:p>-0.000239999993937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-0.000199999994948" calcext:value-type="float">
            <text:p>-0.000199999994948</text:p>
          </table:table-cell>
          <table:table-cell/>
          <table:table-cell office:value-type="float" office:value="-1.32979035378" calcext:value-type="float">
            <text:p>-1.32979035378</text:p>
          </table:table-cell>
          <table:table-cell office:value-type="float" office:value="-0.618119776249" calcext:value-type="float">
            <text:p>-0.618119776249</text:p>
          </table:table-cell>
          <table:table-cell office:value-type="float" office:value="-0.893970191479" calcext:value-type="float">
            <text:p>-0.893970191479</text:p>
          </table:table-cell>
        </table:table-row>
        <table:table-row table:style-name="ro1">
          <table:table-cell office:value-type="float" office:value="1.59186520720154E+018" calcext:value-type="float">
            <text:p>1.59186520720154E+018</text:p>
          </table:table-cell>
          <table:table-cell table:formula="of:= ([.A53] - 1.59186520428114E+018) * 0.000000001" office:value-type="float" office:value="2.920404224" calcext:value-type="float">
            <text:p>2.9204042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700000018696" calcext:value-type="float">
            <text:p>-7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32978343964" calcext:value-type="float">
            <text:p>-1.32978343964</text:p>
          </table:table-cell>
          <table:table-cell office:value-type="float" office:value="-0.618118524551" calcext:value-type="float">
            <text:p>-0.618118524551</text:p>
          </table:table-cell>
          <table:table-cell office:value-type="float" office:value="-0.893976926804" calcext:value-type="float">
            <text:p>-0.893976926804</text:p>
          </table:table-cell>
        </table:table-row>
        <table:table-row table:style-name="ro1">
          <table:table-cell office:value-type="float" office:value="1.59186520725384E+018" calcext:value-type="float">
            <text:p>1.59186520725384E+018</text:p>
          </table:table-cell>
          <table:table-cell table:formula="of:= ([.A54] - 1.59186520428114E+018) * 0.000000001" office:value-type="float" office:value="2.972699648" calcext:value-type="float">
            <text:p>2.97269964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50000007125" calcext:value-type="float">
            <text:p>0.000150000007125</text:p>
          </table:table-cell>
          <table:table-cell table:style-name="ce1" office:value-type="float" office:value="0.0000900000013644" calcext:value-type="float">
            <text:p>9.0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32979035378" calcext:value-type="float">
            <text:p>-1.32979035378</text:p>
          </table:table-cell>
          <table:table-cell office:value-type="float" office:value="-0.618120670319" calcext:value-type="float">
            <text:p>-0.618120670319</text:p>
          </table:table-cell>
          <table:table-cell office:value-type="float" office:value="-0.893970131874" calcext:value-type="float">
            <text:p>-0.893970131874</text:p>
          </table:table-cell>
        </table:table-row>
        <table:table-row table:style-name="ro1">
          <table:table-cell office:value-type="float" office:value="1.59186520730618E+018" calcext:value-type="float">
            <text:p>1.59186520730618E+018</text:p>
          </table:table-cell>
          <table:table-cell table:formula="of:= ([.A55] - 1.59186520428114E+018) * 0.000000001" office:value-type="float" office:value="3.0250432" calcext:value-type="float">
            <text:p>3.02504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32978308201" calcext:value-type="float">
            <text:p>-1.32978308201</text:p>
          </table:table-cell>
          <table:table-cell office:value-type="float" office:value="-0.618117332458" calcext:value-type="float">
            <text:p>-0.618117332458</text:p>
          </table:table-cell>
          <table:table-cell office:value-type="float" office:value="-0.893975973129" calcext:value-type="float">
            <text:p>-0.893975973129</text:p>
          </table:table-cell>
        </table:table-row>
        <table:table-row table:style-name="ro1">
          <table:table-cell office:value-type="float" office:value="1.59186520735752E+018" calcext:value-type="float">
            <text:p>1.59186520735752E+018</text:p>
          </table:table-cell>
          <table:table-cell table:formula="of:= ([.A56] - 1.59186520428114E+018) * 0.000000001" office:value-type="float" office:value="3.076383232" calcext:value-type="float">
            <text:p>3.0763832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number-columns-repeated="2" table:style-name="ce1" office:value-type="float" office:value="-0.0000900000013644" calcext:value-type="float">
            <text:p>-9.00E-05</text:p>
          </table:table-cell>
          <table:table-cell table:style-name="ce1" office:value-type="float" office:value="-0.0000700000018696" calcext:value-type="float">
            <text:p>-7.00E-05</text:p>
          </table:table-cell>
          <table:table-cell/>
          <table:table-cell office:value-type="float" office:value="-1.32978224754" calcext:value-type="float">
            <text:p>-1.32978224754</text:p>
          </table:table-cell>
          <table:table-cell office:value-type="float" office:value="-0.618126034737" calcext:value-type="float">
            <text:p>-0.618126034737</text:p>
          </table:table-cell>
          <table:table-cell office:value-type="float" office:value="-0.893975675106" calcext:value-type="float">
            <text:p>-0.893975675106</text:p>
          </table:table-cell>
        </table:table-row>
        <table:table-row table:style-name="ro1">
          <table:table-cell office:value-type="float" office:value="1.59186520740895E+018" calcext:value-type="float">
            <text:p>1.59186520740895E+018</text:p>
          </table:table-cell>
          <table:table-cell table:formula="of:= ([.A57] - 1.59186520428114E+018) * 0.000000001" office:value-type="float" office:value="3.127813376" calcext:value-type="float">
            <text:p>3.1278133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159999995958" calcext:value-type="float">
            <text:p>0.00159999995958</text:p>
          </table:table-cell>
          <table:table-cell office:value-type="float" office:value="0.00156000000425" calcext:value-type="float">
            <text:p>0.00156000000425</text:p>
          </table:table-cell>
          <table:table-cell office:value-type="float" office:value="0.00044999999227" calcext:value-type="float">
            <text:p>0.00044999999227</text:p>
          </table:table-cell>
          <table:table-cell table:style-name="ce1" office:value-type="float" office:value="-0.00000999999974738" calcext:value-type="float">
            <text:p>-1.00E-05</text:p>
          </table:table-cell>
          <table:table-cell/>
          <table:table-cell office:value-type="float" office:value="-1.32979142666" calcext:value-type="float">
            <text:p>-1.32979142666</text:p>
          </table:table-cell>
          <table:table-cell office:value-type="float" office:value="-0.618115723133" calcext:value-type="float">
            <text:p>-0.618115723133</text:p>
          </table:table-cell>
          <table:table-cell office:value-type="float" office:value="-0.893970251083" calcext:value-type="float">
            <text:p>-0.893970251083</text:p>
          </table:table-cell>
        </table:table-row>
        <table:table-row table:style-name="ro1">
          <table:table-cell office:value-type="float" office:value="1.59186520746108E+018" calcext:value-type="float">
            <text:p>1.59186520746108E+018</text:p>
          </table:table-cell>
          <table:table-cell table:formula="of:= ([.A58] - 1.59186520428114E+018) * 0.000000001" office:value-type="float" office:value="3.179947264" calcext:value-type="float">
            <text:p>3.17994726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500000023749" calcext:value-type="float">
            <text:p>0.000500000023749</text:p>
          </table:table-cell>
          <table:table-cell office:value-type="float" office:value="0.000399999989895" calcext:value-type="float">
            <text:p>0.000399999989895</text:p>
          </table:table-cell>
          <table:table-cell office:value-type="float" office:value="0.000250000011874" calcext:value-type="float">
            <text:p>0.000250000011874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32979094982" calcext:value-type="float">
            <text:p>-1.32979094982</text:p>
          </table:table-cell>
          <table:table-cell office:value-type="float" office:value="-0.618118882179" calcext:value-type="float">
            <text:p>-0.618118882179</text:p>
          </table:table-cell>
          <table:table-cell office:value-type="float" office:value="-0.893970131874" calcext:value-type="float">
            <text:p>-0.893970131874</text:p>
          </table:table-cell>
        </table:table-row>
        <table:table-row table:style-name="ro1">
          <table:table-cell office:value-type="float" office:value="1.5918652075133E+018" calcext:value-type="float">
            <text:p>1.5918652075133E+018</text:p>
          </table:table-cell>
          <table:table-cell table:formula="of:= ([.A59] - 1.59186520428114E+018) * 0.000000001" office:value-type="float" office:value="3.232163328" calcext:value-type="float">
            <text:p>3.2321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32978594303" calcext:value-type="float">
            <text:p>-1.32978594303</text:p>
          </table:table-cell>
          <table:table-cell office:value-type="float" office:value="-0.618124842644" calcext:value-type="float">
            <text:p>-0.618124842644</text:p>
          </table:table-cell>
          <table:table-cell office:value-type="float" office:value="-0.893973588943" calcext:value-type="float">
            <text:p>-0.893973588943</text:p>
          </table:table-cell>
        </table:table-row>
        <table:table-row table:style-name="ro1">
          <table:table-cell office:value-type="float" office:value="1.59186520756468E+018" calcext:value-type="float">
            <text:p>1.59186520756468E+018</text:p>
          </table:table-cell>
          <table:table-cell table:formula="of:= ([.A60] - 1.59186520428114E+018) * 0.000000001" office:value-type="float" office:value="3.28354048" calcext:value-type="float">
            <text:p>3.283540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number-columns-repeated="2" table:style-name="ce1" office:value-type="float" office:value="-0.0000499999987369" calcext:value-type="float">
            <text:p>-5.00E-05</text:p>
          </table:table-cell>
          <table:table-cell office:value-type="float" office:value="-0.000199999994948" calcext:value-type="float">
            <text:p>-0.000199999994948</text:p>
          </table:table-cell>
          <table:table-cell/>
          <table:table-cell office:value-type="float" office:value="-1.32978534698" calcext:value-type="float">
            <text:p>-1.32978534698</text:p>
          </table:table-cell>
          <table:table-cell office:value-type="float" office:value="-0.618118524551" calcext:value-type="float">
            <text:p>-0.618118524551</text:p>
          </table:table-cell>
          <table:table-cell office:value-type="float" office:value="-0.893974006176" calcext:value-type="float">
            <text:p>-0.893974006176</text:p>
          </table:table-cell>
        </table:table-row>
        <table:table-row table:style-name="ro1">
          <table:table-cell office:value-type="float" office:value="1.591865207616E+018" calcext:value-type="float">
            <text:p>1.591865207616E+018</text:p>
          </table:table-cell>
          <table:table-cell table:formula="of:= ([.A61] - 1.59186520428114E+018) * 0.000000001" office:value-type="float" office:value="3.334860544" calcext:value-type="float">
            <text:p>3.3348605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.000119999996969" calcext:value-type="float">
            <text:p>-0.000119999996969</text:p>
          </table:table-cell>
          <table:table-cell office:value-type="float" office:value="-0.000310000003083" calcext:value-type="float">
            <text:p>-0.000310000003083</text:p>
          </table:table-cell>
          <table:table-cell/>
          <table:table-cell office:value-type="float" office:value="-1.32978916168" calcext:value-type="float">
            <text:p>-1.32978916168</text:p>
          </table:table-cell>
          <table:table-cell office:value-type="float" office:value="-0.618118882179" calcext:value-type="float">
            <text:p>-0.618118882179</text:p>
          </table:table-cell>
          <table:table-cell office:value-type="float" office:value="-0.893969774246" calcext:value-type="float">
            <text:p>-0.893969774246</text:p>
          </table:table-cell>
        </table:table-row>
        <table:table-row table:style-name="ro1">
          <table:table-cell office:value-type="float" office:value="1.59186520766738E+018" calcext:value-type="float">
            <text:p>1.59186520766738E+018</text:p>
          </table:table-cell>
          <table:table-cell table:formula="of:= ([.A62] - 1.59186520428114E+018) * 0.000000001" office:value-type="float" office:value="3.386239488" calcext:value-type="float">
            <text:p>3.38623948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0.000199999994948" calcext:value-type="float">
            <text:p>0.000199999994948</text:p>
          </table:table-cell>
          <table:table-cell office:value-type="float" office:value="-0.000169999999343" calcext:value-type="float">
            <text:p>-0.000169999999343</text:p>
          </table:table-cell>
          <table:table-cell office:value-type="float" office:value="0.000300000014249" calcext:value-type="float">
            <text:p>0.000300000014249</text:p>
          </table:table-cell>
          <table:table-cell/>
          <table:table-cell office:value-type="float" office:value="-1.32978487015" calcext:value-type="float">
            <text:p>-1.32978487015</text:p>
          </table:table-cell>
          <table:table-cell office:value-type="float" office:value="-0.618128538132" calcext:value-type="float">
            <text:p>-0.618128538132</text:p>
          </table:table-cell>
          <table:table-cell office:value-type="float" office:value="-0.893971920013" calcext:value-type="float">
            <text:p>-0.893971920013</text:p>
          </table:table-cell>
        </table:table-row>
        <table:table-row table:style-name="ro1">
          <table:table-cell office:value-type="float" office:value="1.59186520771969E+018" calcext:value-type="float">
            <text:p>1.59186520771969E+018</text:p>
          </table:table-cell>
          <table:table-cell table:formula="of:= ([.A63] - 1.59186520428114E+018) * 0.000000001" office:value-type="float" office:value="3.43854848" calcext:value-type="float">
            <text:p>3.438548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900000013644" calcext:value-type="float">
            <text:p>9.00E-05</text:p>
          </table:table-cell>
          <table:table-cell/>
          <table:table-cell office:value-type="float" office:value="-1.32978522778" calcext:value-type="float">
            <text:p>-1.32978522778</text:p>
          </table:table-cell>
          <table:table-cell office:value-type="float" office:value="-0.618124425411" calcext:value-type="float">
            <text:p>-0.618124425411</text:p>
          </table:table-cell>
          <table:table-cell office:value-type="float" office:value="-0.893974661827" calcext:value-type="float">
            <text:p>-0.893974661827</text:p>
          </table:table-cell>
        </table:table-row>
        <table:table-row table:style-name="ro1">
          <table:table-cell office:value-type="float" office:value="1.59186520777318E+018" calcext:value-type="float">
            <text:p>1.59186520777318E+018</text:p>
          </table:table-cell>
          <table:table-cell table:formula="of:= ([.A64] - 1.59186520428114E+018) * 0.000000001" office:value-type="float" office:value="3.49204352" calcext:value-type="float">
            <text:p>3.492043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10000000475" calcext:value-type="float">
            <text:p>0.0010000000475</text:p>
          </table:table-cell>
          <table:table-cell office:value-type="float" office:value="-0.000969999993686" calcext:value-type="float">
            <text:p>-0.000969999993686</text:p>
          </table:table-cell>
          <table:table-cell office:value-type="float" office:value="-0.000180000002729" calcext:value-type="float">
            <text:p>-0.000180000002729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9226112" calcext:value-type="float">
            <text:p>-1.32979226112</text:p>
          </table:table-cell>
          <table:table-cell office:value-type="float" office:value="-0.618112564087" calcext:value-type="float">
            <text:p>-0.618112564087</text:p>
          </table:table-cell>
          <table:table-cell office:value-type="float" office:value="-0.893971502781" calcext:value-type="float">
            <text:p>-0.893971502781</text:p>
          </table:table-cell>
        </table:table-row>
        <table:table-row table:style-name="ro1">
          <table:table-cell office:value-type="float" office:value="1.59186520782547E+018" calcext:value-type="float">
            <text:p>1.59186520782547E+018</text:p>
          </table:table-cell>
          <table:table-cell table:formula="of:= ([.A65] - 1.59186520428114E+018) * 0.000000001" office:value-type="float" office:value="3.544328192" calcext:value-type="float">
            <text:p>3.5443281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0.0000900000013644" calcext:value-type="float">
            <text:p>9.00E-05</text:p>
          </table:table-cell>
          <table:table-cell office:value-type="float" office:value="-0.000190000006114" calcext:value-type="float">
            <text:p>-0.000190000006114</text:p>
          </table:table-cell>
          <table:table-cell office:value-type="float" office:value="-0.000220000001718" calcext:value-type="float">
            <text:p>-0.000220000001718</text:p>
          </table:table-cell>
          <table:table-cell/>
          <table:table-cell office:value-type="float" office:value="-1.32978785038" calcext:value-type="float">
            <text:p>-1.32978785038</text:p>
          </table:table-cell>
          <table:table-cell office:value-type="float" office:value="-0.6181229949" calcext:value-type="float">
            <text:p>-0.6181229949</text:p>
          </table:table-cell>
          <table:table-cell office:value-type="float" office:value="-0.893974483013" calcext:value-type="float">
            <text:p>-0.893974483013</text:p>
          </table:table-cell>
        </table:table-row>
        <table:table-row table:style-name="ro1">
          <table:table-cell office:value-type="float" office:value="1.59186520787774E+018" calcext:value-type="float">
            <text:p>1.59186520787774E+018</text:p>
          </table:table-cell>
          <table:table-cell table:formula="of:= ([.A66] - 1.59186520428114E+018) * 0.000000001" office:value-type="float" office:value="3.596601344" calcext:value-type="float">
            <text:p>3.596601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0.000250000011874" calcext:value-type="float">
            <text:p>0.000250000011874</text:p>
          </table:table-cell>
          <table:table-cell table:style-name="ce1" office:value-type="float" office:value="-0.0000900000013644" calcext:value-type="float">
            <text:p>-9.00E-05</text:p>
          </table:table-cell>
          <table:table-cell office:value-type="float" office:value="0.000250000011874" calcext:value-type="float">
            <text:p>0.000250000011874</text:p>
          </table:table-cell>
          <table:table-cell/>
          <table:table-cell office:value-type="float" office:value="-1.32978177071" calcext:value-type="float">
            <text:p>-1.32978177071</text:p>
          </table:table-cell>
          <table:table-cell office:value-type="float" office:value="-0.618131160736" calcext:value-type="float">
            <text:p>-0.618131160736</text:p>
          </table:table-cell>
          <table:table-cell office:value-type="float" office:value="-0.893974900246" calcext:value-type="float">
            <text:p>-0.893974900246</text:p>
          </table:table-cell>
        </table:table-row>
        <table:table-row table:style-name="ro1">
          <table:table-cell office:value-type="float" office:value="1.59186520793037E+018" calcext:value-type="float">
            <text:p>1.59186520793037E+018</text:p>
          </table:table-cell>
          <table:table-cell table:formula="of:= ([.A67] - 1.59186520428114E+018) * 0.000000001" office:value-type="float" office:value="3.6492352" calcext:value-type="float">
            <text:p>3.649235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139999995008" calcext:value-type="float">
            <text:p>0.00139999995008</text:p>
          </table:table-cell>
          <table:table-cell office:value-type="float" office:value="-0.00138999999035" calcext:value-type="float">
            <text:p>-0.00138999999035</text:p>
          </table:table-cell>
          <table:table-cell office:value-type="float" office:value="-0.000280000007479" calcext:value-type="float">
            <text:p>-0.000280000007479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8343964" calcext:value-type="float">
            <text:p>-1.32978343964</text:p>
          </table:table-cell>
          <table:table-cell office:value-type="float" office:value="-0.618121743202" calcext:value-type="float">
            <text:p>-0.618121743202</text:p>
          </table:table-cell>
          <table:table-cell office:value-type="float" office:value="-0.89397495985" calcext:value-type="float">
            <text:p>-0.89397495985</text:p>
          </table:table-cell>
        </table:table-row>
        <table:table-row table:style-name="ro1">
          <table:table-cell office:value-type="float" office:value="1.59186520798304E+018" calcext:value-type="float">
            <text:p>1.59186520798304E+018</text:p>
          </table:table-cell>
          <table:table-cell table:formula="of:= ([.A68] - 1.59186520428114E+018) * 0.000000001" office:value-type="float" office:value="3.70190208" calcext:value-type="float">
            <text:p>3.701902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number-columns-repeated="2" table:style-name="ce1" office:value-type="float" office:value="0.0000499999987369" calcext:value-type="float">
            <text:p>5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/>
          <table:table-cell office:value-type="float" office:value="-1.32978987694" calcext:value-type="float">
            <text:p>-1.32978987694</text:p>
          </table:table-cell>
          <table:table-cell office:value-type="float" office:value="-0.618126094341" calcext:value-type="float">
            <text:p>-0.618126094341</text:p>
          </table:table-cell>
          <table:table-cell office:value-type="float" office:value="-0.893972158432" calcext:value-type="float">
            <text:p>-0.893972158432</text:p>
          </table:table-cell>
        </table:table-row>
        <table:table-row table:style-name="ro1">
          <table:table-cell office:value-type="float" office:value="1.59186520803477E+018" calcext:value-type="float">
            <text:p>1.59186520803477E+018</text:p>
          </table:table-cell>
          <table:table-cell table:formula="of:= ([.A69] - 1.59186520428114E+018) * 0.000000001" office:value-type="float" office:value="3.753637376" calcext:value-type="float">
            <text:p>3.7536373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180000002729" calcext:value-type="float">
            <text:p>-0.000180000002729</text:p>
          </table:table-cell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-1.32979273796" calcext:value-type="float">
            <text:p>-1.32979273796</text:p>
          </table:table-cell>
          <table:table-cell office:value-type="float" office:value="-0.618116796017" calcext:value-type="float">
            <text:p>-0.618116796017</text:p>
          </table:table-cell>
          <table:table-cell office:value-type="float" office:value="-0.893970251083" calcext:value-type="float">
            <text:p>-0.893970251083</text:p>
          </table:table-cell>
        </table:table-row>
        <table:table-row table:style-name="ro1">
          <table:table-cell office:value-type="float" office:value="1.59186520808641E+018" calcext:value-type="float">
            <text:p>1.59186520808641E+018</text:p>
          </table:table-cell>
          <table:table-cell table:formula="of:= ([.A70] - 1.59186520428114E+018) * 0.000000001" office:value-type="float" office:value="3.80526848" calcext:value-type="float">
            <text:p>3.805268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79999997979" calcext:value-type="float">
            <text:p>-8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/>
          <table:table-cell office:value-type="float" office:value="-1.32978093624" calcext:value-type="float">
            <text:p>-1.32978093624</text:p>
          </table:table-cell>
          <table:table-cell office:value-type="float" office:value="-0.618125975132" calcext:value-type="float">
            <text:p>-0.618125975132</text:p>
          </table:table-cell>
          <table:table-cell office:value-type="float" office:value="-0.893975973129" calcext:value-type="float">
            <text:p>-0.893975973129</text:p>
          </table:table-cell>
        </table:table-row>
        <table:table-row table:style-name="ro1">
          <table:table-cell office:value-type="float" office:value="1.59186520813876E+018" calcext:value-type="float">
            <text:p>1.59186520813876E+018</text:p>
          </table:table-cell>
          <table:table-cell table:formula="of:= ([.A71] - 1.59186520428114E+018) * 0.000000001" office:value-type="float" office:value="3.85762432" calcext:value-type="float">
            <text:p>3.857624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130000000354" calcext:value-type="float">
            <text:p>-0.000130000000354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/>
          <table:table-cell office:value-type="float" office:value="-1.32978570461" calcext:value-type="float">
            <text:p>-1.32978570461</text:p>
          </table:table-cell>
          <table:table-cell office:value-type="float" office:value="-0.618124186993" calcext:value-type="float">
            <text:p>-0.618124186993</text:p>
          </table:table-cell>
          <table:table-cell office:value-type="float" office:value="-0.89397251606" calcext:value-type="float">
            <text:p>-0.89397251606</text:p>
          </table:table-cell>
        </table:table-row>
        <table:table-row table:style-name="ro1">
          <table:table-cell office:value-type="float" office:value="1.59186520819028E+018" calcext:value-type="float">
            <text:p>1.59186520819028E+018</text:p>
          </table:table-cell>
          <table:table-cell table:formula="of:= ([.A72] - 1.59186520428114E+018) * 0.000000001" office:value-type="float" office:value="3.90914048" calcext:value-type="float">
            <text:p>3.90914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110000000859" calcext:value-type="float">
            <text:p>0.000110000000859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3297880888" calcext:value-type="float">
            <text:p>-1.3297880888</text:p>
          </table:table-cell>
          <table:table-cell office:value-type="float" office:value="-0.618118405342" calcext:value-type="float">
            <text:p>-0.618118405342</text:p>
          </table:table-cell>
          <table:table-cell office:value-type="float" office:value="-0.89397162199" calcext:value-type="float">
            <text:p>-0.89397162199</text:p>
          </table:table-cell>
        </table:table-row>
        <table:table-row table:style-name="ro1">
          <table:table-cell office:value-type="float" office:value="1.59186520829257E+018" calcext:value-type="float">
            <text:p>1.59186520829257E+018</text:p>
          </table:table-cell>
          <table:table-cell table:formula="of:= ([.A73] - 1.59186520428114E+018) * 0.000000001" office:value-type="float" office:value="4.0114304" calcext:value-type="float">
            <text:p>4.01143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19999996969" calcext:value-type="float">
            <text:p>-0.000119999996969</text:p>
          </table:table-cell>
          <table:table-cell office:value-type="float" office:value="-0.000140000003739" calcext:value-type="float">
            <text:p>-0.000140000003739</text:p>
          </table:table-cell>
          <table:table-cell table:style-name="ce1" office:value-type="float" office:value="-0.00000999999974738" calcext:value-type="float">
            <text:p>-1.00E-05</text:p>
          </table:table-cell>
          <table:table-cell/>
          <table:table-cell office:value-type="float" office:value="-1.32978594303" calcext:value-type="float">
            <text:p>-1.32978594303</text:p>
          </table:table-cell>
          <table:table-cell office:value-type="float" office:value="-0.618131577969" calcext:value-type="float">
            <text:p>-0.618131577969</text:p>
          </table:table-cell>
          <table:table-cell office:value-type="float" office:value="-0.893973648548" calcext:value-type="float">
            <text:p>-0.893973648548</text:p>
          </table:table-cell>
        </table:table-row>
        <table:table-row table:style-name="ro1">
          <table:table-cell office:value-type="float" office:value="1.59186520834466E+018" calcext:value-type="float">
            <text:p>1.59186520834466E+018</text:p>
          </table:table-cell>
          <table:table-cell table:formula="of:= ([.A74] - 1.59186520428114E+018) * 0.000000001" office:value-type="float" office:value="4.063519232" calcext:value-type="float">
            <text:p>4.0635192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79999997979" calcext:value-type="float">
            <text:p>0.00079999997979</text:p>
          </table:table-cell>
          <table:table-cell office:value-type="float" office:value="0.000769999984186" calcext:value-type="float">
            <text:p>0.000769999984186</text:p>
          </table:table-cell>
          <table:table-cell office:value-type="float" office:value="0.000239999993937" calcext:value-type="float">
            <text:p>0.000239999993937</text:p>
          </table:table-cell>
          <table:table-cell office:value-type="float" office:value="0.000110000000859" calcext:value-type="float">
            <text:p>0.000110000000859</text:p>
          </table:table-cell>
          <table:table-cell/>
          <table:table-cell office:value-type="float" office:value="-1.32978546619" calcext:value-type="float">
            <text:p>-1.32978546619</text:p>
          </table:table-cell>
          <table:table-cell office:value-type="float" office:value="-0.618123888969" calcext:value-type="float">
            <text:p>-0.618123888969</text:p>
          </table:table-cell>
          <table:table-cell office:value-type="float" office:value="-0.893973052502" calcext:value-type="float">
            <text:p>-0.893973052502</text:p>
          </table:table-cell>
        </table:table-row>
        <table:table-row table:style-name="ro1">
          <table:table-cell office:value-type="float" office:value="1.59186520839705E+018" calcext:value-type="float">
            <text:p>1.59186520839705E+018</text:p>
          </table:table-cell>
          <table:table-cell table:formula="of:= ([.A75] - 1.59186520428114E+018) * 0.000000001" office:value-type="float" office:value="4.115911424" calcext:value-type="float">
            <text:p>4.11591142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-0.000140000003739" calcext:value-type="float">
            <text:p>-0.000140000003739</text:p>
          </table:table-cell>
          <table:table-cell office:value-type="float" office:value="0.000410000007832" calcext:value-type="float">
            <text:p>0.000410000007832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7950573" calcext:value-type="float">
            <text:p>-1.32977950573</text:p>
          </table:table-cell>
          <table:table-cell office:value-type="float" office:value="-0.618128359318" calcext:value-type="float">
            <text:p>-0.618128359318</text:p>
          </table:table-cell>
          <table:table-cell office:value-type="float" office:value="-0.89397662878" calcext:value-type="float">
            <text:p>-0.89397662878</text:p>
          </table:table-cell>
        </table:table-row>
        <table:table-row table:style-name="ro1">
          <table:table-cell office:value-type="float" office:value="1.59186520844914E+018" calcext:value-type="float">
            <text:p>1.59186520844914E+018</text:p>
          </table:table-cell>
          <table:table-cell table:formula="of:= ([.A76] - 1.59186520428114E+018) * 0.000000001" office:value-type="float" office:value="4.168005376" calcext:value-type="float">
            <text:p>4.1680053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239999993937" calcext:value-type="float">
            <text:p>-0.000239999993937</text:p>
          </table:table-cell>
          <table:table-cell office:value-type="float" office:value="0.000190000006114" calcext:value-type="float">
            <text:p>0.000190000006114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32978606224" calcext:value-type="float">
            <text:p>-1.32978606224</text:p>
          </table:table-cell>
          <table:table-cell office:value-type="float" office:value="-0.618124246597" calcext:value-type="float">
            <text:p>-0.618124246597</text:p>
          </table:table-cell>
          <table:table-cell office:value-type="float" office:value="-0.893974900246" calcext:value-type="float">
            <text:p>-0.893974900246</text:p>
          </table:table-cell>
        </table:table-row>
        <table:table-row table:style-name="ro1">
          <table:table-cell office:value-type="float" office:value="1.59186520850064E+018" calcext:value-type="float">
            <text:p>1.59186520850064E+018</text:p>
          </table:table-cell>
          <table:table-cell table:formula="of:= ([.A77] - 1.59186520428114E+018) * 0.000000001" office:value-type="float" office:value="4.219506176" calcext:value-type="float">
            <text:p>4.2195061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250000011874" calcext:value-type="float">
            <text:p>-0.000250000011874</text:p>
          </table:table-cell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-1.32978475094" calcext:value-type="float">
            <text:p>-1.32978475094</text:p>
          </table:table-cell>
          <table:table-cell office:value-type="float" office:value="-0.618124127388" calcext:value-type="float">
            <text:p>-0.618124127388</text:p>
          </table:table-cell>
          <table:table-cell office:value-type="float" office:value="-0.893974483013" calcext:value-type="float">
            <text:p>-0.893974483013</text:p>
          </table:table-cell>
        </table:table-row>
        <table:table-row table:style-name="ro1">
          <table:table-cell office:value-type="float" office:value="1.59186520855186E+018" calcext:value-type="float">
            <text:p>1.59186520855186E+018</text:p>
          </table:table-cell>
          <table:table-cell table:formula="of:= ([.A78] - 1.59186520428114E+018) * 0.000000001" office:value-type="float" office:value="4.27072128" calcext:value-type="float">
            <text:p>4.2707212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110000000859" calcext:value-type="float">
            <text:p>0.000110000000859</text:p>
          </table:table-cell>
          <table:table-cell office:value-type="float" office:value="-0.000199999994948" calcext:value-type="float">
            <text:p>-0.000199999994948</text:p>
          </table:table-cell>
          <table:table-cell office:value-type="float" office:value="0.000140000003739" calcext:value-type="float">
            <text:p>0.000140000003739</text:p>
          </table:table-cell>
          <table:table-cell/>
          <table:table-cell office:value-type="float" office:value="-1.32978820801" calcext:value-type="float">
            <text:p>-1.32978820801</text:p>
          </table:table-cell>
          <table:table-cell office:value-type="float" office:value="-0.61812722683" calcext:value-type="float">
            <text:p>-0.61812722683</text:p>
          </table:table-cell>
          <table:table-cell office:value-type="float" office:value="-0.893971204758" calcext:value-type="float">
            <text:p>-0.893971204758</text:p>
          </table:table-cell>
        </table:table-row>
        <table:table-row table:style-name="ro1">
          <table:table-cell office:value-type="float" office:value="1.59186520860411E+018" calcext:value-type="float">
            <text:p>1.59186520860411E+018</text:p>
          </table:table-cell>
          <table:table-cell table:formula="of:= ([.A79] - 1.59186520428114E+018) * 0.000000001" office:value-type="float" office:value="4.32297728" calcext:value-type="float">
            <text:p>4.322977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/>
          <table:table-cell office:value-type="float" office:value="-1.32979261875" calcext:value-type="float">
            <text:p>-1.32979261875</text:p>
          </table:table-cell>
          <table:table-cell office:value-type="float" office:value="-0.618125319481" calcext:value-type="float">
            <text:p>-0.618125319481</text:p>
          </table:table-cell>
          <table:table-cell office:value-type="float" office:value="-0.893969237804" calcext:value-type="float">
            <text:p>-0.893969237804</text:p>
          </table:table-cell>
        </table:table-row>
        <table:table-row table:style-name="ro1">
          <table:table-cell office:value-type="float" office:value="1.59186520865689E+018" calcext:value-type="float">
            <text:p>1.59186520865689E+018</text:p>
          </table:table-cell>
          <table:table-cell table:formula="of:= ([.A80] - 1.59186520428114E+018) * 0.000000001" office:value-type="float" office:value="4.375753216" calcext:value-type="float">
            <text:p>4.37575321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0.000220000001718" calcext:value-type="float">
            <text:p>0.000220000001718</text:p>
          </table:table-cell>
          <table:table-cell office:value-type="float" office:value="-0.000260000000708" calcext:value-type="float">
            <text:p>-0.000260000000708</text:p>
          </table:table-cell>
          <table:table-cell office:value-type="float" office:value="0.000260000000708" calcext:value-type="float">
            <text:p>0.000260000000708</text:p>
          </table:table-cell>
          <table:table-cell/>
          <table:table-cell office:value-type="float" office:value="-1.32978689671" calcext:value-type="float">
            <text:p>-1.32978689671</text:p>
          </table:table-cell>
          <table:table-cell office:value-type="float" office:value="-0.61812376976" calcext:value-type="float">
            <text:p>-0.61812376976</text:p>
          </table:table-cell>
          <table:table-cell office:value-type="float" office:value="-0.893971323967" calcext:value-type="float">
            <text:p>-0.893971323967</text:p>
          </table:table-cell>
        </table:table-row>
        <table:table-row table:style-name="ro1">
          <table:table-cell office:value-type="float" office:value="1.59186520871062E+018" calcext:value-type="float">
            <text:p>1.59186520871062E+018</text:p>
          </table:table-cell>
          <table:table-cell table:formula="of:= ([.A81] - 1.59186520428114E+018) * 0.000000001" office:value-type="float" office:value="4.429484544" calcext:value-type="float">
            <text:p>4.4294845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-0.0000599999984843" calcext:value-type="float">
            <text:p>-6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0.000209999998333" calcext:value-type="float">
            <text:p>0.000209999998333</text:p>
          </table:table-cell>
          <table:table-cell/>
          <table:table-cell office:value-type="float" office:value="-1.3297880888" calcext:value-type="float">
            <text:p>-1.3297880888</text:p>
          </table:table-cell>
          <table:table-cell office:value-type="float" office:value="-0.618118166924" calcext:value-type="float">
            <text:p>-0.618118166924</text:p>
          </table:table-cell>
          <table:table-cell office:value-type="float" office:value="-0.893973350525" calcext:value-type="float">
            <text:p>-0.893973350525</text:p>
          </table:table-cell>
        </table:table-row>
        <table:table-row table:style-name="ro1">
          <table:table-cell office:value-type="float" office:value="1.59186520876403E+018" calcext:value-type="float">
            <text:p>1.59186520876403E+018</text:p>
          </table:table-cell>
          <table:table-cell table:formula="of:= ([.A82] - 1.59186520428114E+018) * 0.000000001" office:value-type="float" office:value="4.482892544" calcext:value-type="float">
            <text:p>4.48289254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599999984843" calcext:value-type="float">
            <text:p>-6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900000013644" calcext:value-type="float">
            <text:p>-9.00E-05</text:p>
          </table:table-cell>
          <table:table-cell/>
          <table:table-cell office:value-type="float" office:value="-1.32978713512" calcext:value-type="float">
            <text:p>-1.32978713512</text:p>
          </table:table-cell>
          <table:table-cell office:value-type="float" office:value="-0.618118405342" calcext:value-type="float">
            <text:p>-0.618118405342</text:p>
          </table:table-cell>
          <table:table-cell office:value-type="float" office:value="-0.893974900246" calcext:value-type="float">
            <text:p>-0.893974900246</text:p>
          </table:table-cell>
        </table:table-row>
        <table:table-row table:style-name="ro1">
          <table:table-cell office:value-type="float" office:value="1.59186520881613E+018" calcext:value-type="float">
            <text:p>1.59186520881613E+018</text:p>
          </table:table-cell>
          <table:table-cell table:formula="of:= ([.A83] - 1.59186520428114E+018) * 0.000000001" office:value-type="float" office:value="4.5349952" calcext:value-type="float">
            <text:p>4.53499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500000023749" calcext:value-type="float">
            <text:p>0.000500000023749</text:p>
          </table:table-cell>
          <table:table-cell office:value-type="float" office:value="0.000140000003739" calcext:value-type="float">
            <text:p>0.000140000003739</text:p>
          </table:table-cell>
          <table:table-cell office:value-type="float" office:value="0.000209999998333" calcext:value-type="float">
            <text:p>0.000209999998333</text:p>
          </table:table-cell>
          <table:table-cell office:value-type="float" office:value="-0.000429999985499" calcext:value-type="float">
            <text:p>-0.000429999985499</text:p>
          </table:table-cell>
          <table:table-cell/>
          <table:table-cell office:value-type="float" office:value="-1.32978510857" calcext:value-type="float">
            <text:p>-1.32978510857</text:p>
          </table:table-cell>
          <table:table-cell office:value-type="float" office:value="-0.618130862713" calcext:value-type="float">
            <text:p>-0.618130862713</text:p>
          </table:table-cell>
          <table:table-cell office:value-type="float" office:value="-0.893975138664" calcext:value-type="float">
            <text:p>-0.893975138664</text:p>
          </table:table-cell>
        </table:table-row>
        <table:table-row table:style-name="ro1">
          <table:table-cell office:value-type="float" office:value="1.59186520916835E+018" calcext:value-type="float">
            <text:p>1.59186520916835E+018</text:p>
          </table:table-cell>
          <table:table-cell table:formula="of:= ([.A84] - 1.59186520428114E+018) * 0.000000001" office:value-type="float" office:value="4.88721408" calcext:value-type="float">
            <text:p>4.887214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170000002254" calcext:value-type="float">
            <text:p>0.00170000002254</text:p>
          </table:table-cell>
          <table:table-cell office:value-type="float" office:value="0.00153999996837" calcext:value-type="float">
            <text:p>0.00153999996837</text:p>
          </table:table-cell>
          <table:table-cell office:value-type="float" office:value="0.000390000001062" calcext:value-type="float">
            <text:p>0.000390000001062</text:p>
          </table:table-cell>
          <table:table-cell office:value-type="float" office:value="0.000509999983478" calcext:value-type="float">
            <text:p>0.000509999983478</text:p>
          </table:table-cell>
          <table:table-cell/>
          <table:table-cell office:value-type="float" office:value="-1.32977414131" calcext:value-type="float">
            <text:p>-1.32977414131</text:p>
          </table:table-cell>
          <table:table-cell office:value-type="float" office:value="-0.618162810802" calcext:value-type="float">
            <text:p>-0.618162810802</text:p>
          </table:table-cell>
          <table:table-cell office:value-type="float" office:value="-0.893977284431" calcext:value-type="float">
            <text:p>-0.893977284431</text:p>
          </table:table-cell>
        </table:table-row>
        <table:table-row table:style-name="ro1">
          <table:table-cell office:value-type="float" office:value="1.59186520922067E+018" calcext:value-type="float">
            <text:p>1.59186520922067E+018</text:p>
          </table:table-cell>
          <table:table-cell table:formula="of:= ([.A85] - 1.59186520428114E+018) * 0.000000001" office:value-type="float" office:value="4.939535104" calcext:value-type="float">
            <text:p>4.939535104</text:p>
          </table:table-cell>
          <table:table-cell/>
          <table:table-cell office:value-type="float" office:value="0.00079999997979" calcext:value-type="float">
            <text:p>0.00079999997979</text:p>
          </table:table-cell>
          <table:table-cell office:value-type="float" office:value="0.000739999988582" calcext:value-type="float">
            <text:p>0.000739999988582</text:p>
          </table:table-cell>
          <table:table-cell office:value-type="float" office:value="0.000220000001718" calcext:value-type="float">
            <text:p>0.000220000001718</text:p>
          </table:table-cell>
          <table:table-cell table:style-name="Default" office:value-type="float" office:value="-0.000209999998333" calcext:value-type="float">
            <text:p>-0.000209999998333</text:p>
          </table:table-cell>
          <table:table-cell/>
          <table:table-cell office:value-type="float" office:value="0.0273000001907" calcext:value-type="float">
            <text:p>0.0273000001907</text:p>
          </table:table-cell>
          <table:table-cell office:value-type="float" office:value="0.0262599997222" calcext:value-type="float">
            <text:p>0.0262599997222</text:p>
          </table:table-cell>
          <table:table-cell office:value-type="float" office:value="0.00747000006959" calcext:value-type="float">
            <text:p>0.00747000006959</text:p>
          </table:table-cell>
          <table:table-cell office:value-type="float" office:value="0.00101999996696" calcext:value-type="float">
            <text:p>0.00101999996696</text:p>
          </table:table-cell>
          <table:table-cell/>
          <table:table-cell office:value-type="float" office:value="-1.32917225361" calcext:value-type="float">
            <text:p>-1.32917225361</text:p>
          </table:table-cell>
          <table:table-cell office:value-type="float" office:value="-0.6179510355" calcext:value-type="float">
            <text:p>-0.6179510355</text:p>
          </table:table-cell>
          <table:table-cell office:value-type="float" office:value="-0.894150853157" calcext:value-type="float">
            <text:p>-0.894150853157</text:p>
          </table:table-cell>
        </table:table-row>
        <table:table-row table:style-name="ro1">
          <table:table-cell office:value-type="float" office:value="1.5918652092739E+018" calcext:value-type="float">
            <text:p>1.5918652092739E+018</text:p>
          </table:table-cell>
          <table:table-cell table:formula="of:= ([.A86] - 1.59186520428114E+018) * 0.000000001" office:value-type="float" office:value="4.992765952" calcext:value-type="float">
            <text:p>4.992765952</text:p>
          </table:table-cell>
          <table:table-cell/>
          <table:table-cell office:value-type="float" office:value="0.0038999998942" calcext:value-type="float">
            <text:p>0.0038999998942</text:p>
          </table:table-cell>
          <table:table-cell office:value-type="float" office:value="0.00371000007726" calcext:value-type="float">
            <text:p>0.00371000007726</text:p>
          </table:table-cell>
          <table:table-cell office:value-type="float" office:value="0.0010300000431" calcext:value-type="float">
            <text:p>0.0010300000431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/>
          <table:table-cell office:value-type="float" office:value="0.0667999982834" calcext:value-type="float">
            <text:p>0.0667999982834</text:p>
          </table:table-cell>
          <table:table-cell office:value-type="float" office:value="0.064240001142" calcext:value-type="float">
            <text:p>0.064240001142</text:p>
          </table:table-cell>
          <table:table-cell office:value-type="float" office:value="0.0183499995619" calcext:value-type="float">
            <text:p>0.0183499995619</text:p>
          </table:table-cell>
          <table:table-cell office:value-type="float" office:value="0.000159999995958" calcext:value-type="float">
            <text:p>0.000159999995958</text:p>
          </table:table-cell>
          <table:table-cell/>
          <table:table-cell office:value-type="float" office:value="-1.32672488689" calcext:value-type="float">
            <text:p>-1.32672488689</text:p>
          </table:table-cell>
          <table:table-cell office:value-type="float" office:value="-0.617278814316" calcext:value-type="float">
            <text:p>-0.617278814316</text:p>
          </table:table-cell>
          <table:table-cell office:value-type="float" office:value="-0.894070744514" calcext:value-type="float">
            <text:p>-0.894070744514</text:p>
          </table:table-cell>
        </table:table-row>
        <table:table-row table:style-name="ro1">
          <table:table-cell office:value-type="float" office:value="1.59186520932606E+018" calcext:value-type="float">
            <text:p>1.59186520932606E+018</text:p>
          </table:table-cell>
          <table:table-cell table:formula="of:= ([.A87] - 1.59186520428114E+018) * 0.000000001" office:value-type="float" office:value="5.044919296" calcext:value-type="float">
            <text:p>5.044919296</text:p>
          </table:table-cell>
          <table:table-cell/>
          <table:table-cell office:value-type="float" office:value="0.00879999995232" calcext:value-type="float">
            <text:p>0.00879999995232</text:p>
          </table:table-cell>
          <table:table-cell office:value-type="float" office:value="0.00850000046194" calcext:value-type="float">
            <text:p>0.00850000046194</text:p>
          </table:table-cell>
          <table:table-cell office:value-type="float" office:value="0.00216999999247" calcext:value-type="float">
            <text:p>0.00216999999247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965000018477" calcext:value-type="float">
            <text:p>0.0965000018477</text:p>
          </table:table-cell>
          <table:table-cell office:value-type="float" office:value="0.0928800031543" calcext:value-type="float">
            <text:p>0.0928800031543</text:p>
          </table:table-cell>
          <table:table-cell office:value-type="float" office:value="0.0260300002992" calcext:value-type="float">
            <text:p>0.0260300002992</text:p>
          </table:table-cell>
          <table:table-cell office:value-type="float" office:value="-0.000739999988582" calcext:value-type="float">
            <text:p>-0.000739999988582</text:p>
          </table:table-cell>
          <table:table-cell/>
          <table:table-cell office:value-type="float" office:value="-1.32276558876" calcext:value-type="float">
            <text:p>-1.32276558876</text:p>
          </table:table-cell>
          <table:table-cell office:value-type="float" office:value="-0.616335272789" calcext:value-type="float">
            <text:p>-0.616335272789</text:p>
          </table:table-cell>
          <table:table-cell office:value-type="float" office:value="-0.893960773945" calcext:value-type="float">
            <text:p>-0.893960773945</text:p>
          </table:table-cell>
        </table:table-row>
        <table:table-row table:style-name="ro1">
          <table:table-cell office:value-type="float" office:value="1.59186520937826E+018" calcext:value-type="float">
            <text:p>1.59186520937826E+018</text:p>
          </table:table-cell>
          <table:table-cell table:formula="of:= ([.A88] - 1.59186520428114E+018) * 0.000000001" office:value-type="float" office:value="5.097122304" calcext:value-type="float">
            <text:p>5.097122304</text:p>
          </table:table-cell>
          <table:table-cell/>
          <table:table-cell office:value-type="float" office:value="0.0137000000104" calcext:value-type="float">
            <text:p>0.0137000000104</text:p>
          </table:table-cell>
          <table:table-cell office:value-type="float" office:value="0.0132499998435" calcext:value-type="float">
            <text:p>0.0132499998435</text:p>
          </table:table-cell>
          <table:table-cell office:value-type="float" office:value="0.00329999998212" calcext:value-type="float">
            <text:p>0.00329999998212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953999981284" calcext:value-type="float">
            <text:p>0.0953999981284</text:p>
          </table:table-cell>
          <table:table-cell office:value-type="float" office:value="0.092009998858" calcext:value-type="float">
            <text:p>0.092009998858</text:p>
          </table:table-cell>
          <table:table-cell office:value-type="float" office:value="0.0251599997282" calcext:value-type="float">
            <text:p>0.0251599997282</text:p>
          </table:table-cell>
          <table:table-cell office:value-type="float" office:value="-0.000780000002123" calcext:value-type="float">
            <text:p>-0.000780000002123</text:p>
          </table:table-cell>
          <table:table-cell/>
          <table:table-cell office:value-type="float" office:value="-1.31883490086" calcext:value-type="float">
            <text:p>-1.31883490086</text:p>
          </table:table-cell>
          <table:table-cell office:value-type="float" office:value="-0.615399181843" calcext:value-type="float">
            <text:p>-0.615399181843</text:p>
          </table:table-cell>
          <table:table-cell office:value-type="float" office:value="-0.893978774548" calcext:value-type="float">
            <text:p>-0.893978774548</text:p>
          </table:table-cell>
        </table:table-row>
        <table:table-row table:style-name="ro1">
          <table:table-cell office:value-type="float" office:value="1.59186520943046E+018" calcext:value-type="float">
            <text:p>1.59186520943046E+018</text:p>
          </table:table-cell>
          <table:table-cell table:formula="of:= ([.A89] - 1.59186520428114E+018) * 0.000000001" office:value-type="float" office:value="5.149324288" calcext:value-type="float">
            <text:p>5.149324288</text:p>
          </table:table-cell>
          <table:table-cell/>
          <table:table-cell office:value-type="float" office:value="0.0187999997288" calcext:value-type="float">
            <text:p>0.0187999997288</text:p>
          </table:table-cell>
          <table:table-cell office:value-type="float" office:value="0.0182700008154" calcext:value-type="float">
            <text:p>0.0182700008154</text:p>
          </table:table-cell>
          <table:table-cell office:value-type="float" office:value="0.00451999995857" calcext:value-type="float">
            <text:p>0.00451999995857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952999964356" calcext:value-type="float">
            <text:p>0.0952999964356</text:p>
          </table:table-cell>
          <table:table-cell office:value-type="float" office:value="0.0920300036669" calcext:value-type="float">
            <text:p>0.0920300036669</text:p>
          </table:table-cell>
          <table:table-cell office:value-type="float" office:value="0.0248799994588" calcext:value-type="float">
            <text:p>0.0248799994588</text:p>
          </table:table-cell>
          <table:table-cell office:value-type="float" office:value="-0.000399999989895" calcext:value-type="float">
            <text:p>-0.000399999989895</text:p>
          </table:table-cell>
          <table:table-cell/>
          <table:table-cell office:value-type="float" office:value="-1.31469297409" calcext:value-type="float">
            <text:p>-1.31469297409</text:p>
          </table:table-cell>
          <table:table-cell office:value-type="float" office:value="-0.614390432835" calcext:value-type="float">
            <text:p>-0.614390432835</text:p>
          </table:table-cell>
          <table:table-cell office:value-type="float" office:value="-0.893993139267" calcext:value-type="float">
            <text:p>-0.893993139267</text:p>
          </table:table-cell>
        </table:table-row>
        <table:table-row table:style-name="ro1">
          <table:table-cell office:value-type="float" office:value="1.59186520948301E+018" calcext:value-type="float">
            <text:p>1.59186520948301E+018</text:p>
          </table:table-cell>
          <table:table-cell table:formula="of:= ([.A90] - 1.59186520428114E+018) * 0.000000001" office:value-type="float" office:value="5.201873408" calcext:value-type="float">
            <text:p>5.201873408</text:p>
          </table:table-cell>
          <table:table-cell/>
          <table:table-cell office:value-type="float" office:value="0.0240000002086" calcext:value-type="float">
            <text:p>0.0240000002086</text:p>
          </table:table-cell>
          <table:table-cell office:value-type="float" office:value="0.0232699997723" calcext:value-type="float">
            <text:p>0.0232699997723</text:p>
          </table:table-cell>
          <table:table-cell office:value-type="float" office:value="0.00572999985889" calcext:value-type="float">
            <text:p>0.00572999985889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0976999998093" calcext:value-type="float">
            <text:p>0.0976999998093</text:p>
          </table:table-cell>
          <table:table-cell office:value-type="float" office:value="0.0944000035524" calcext:value-type="float">
            <text:p>0.0944000035524</text:p>
          </table:table-cell>
          <table:table-cell office:value-type="float" office:value="0.0253800004721" calcext:value-type="float">
            <text:p>0.0253800004721</text:p>
          </table:table-cell>
          <table:table-cell office:value-type="float" office:value="-0.000239999993937" calcext:value-type="float">
            <text:p>-0.000239999993937</text:p>
          </table:table-cell>
          <table:table-cell/>
          <table:table-cell office:value-type="float" office:value="-1.31056106091" calcext:value-type="float">
            <text:p>-1.31056106091</text:p>
          </table:table-cell>
          <table:table-cell office:value-type="float" office:value="-0.613393485546" calcext:value-type="float">
            <text:p>-0.613393485546</text:p>
          </table:table-cell>
          <table:table-cell office:value-type="float" office:value="-0.894022107124" calcext:value-type="float">
            <text:p>-0.894022107124</text:p>
          </table:table-cell>
        </table:table-row>
        <table:table-row table:style-name="ro1">
          <table:table-cell office:value-type="float" office:value="1.59186520953535E+018" calcext:value-type="float">
            <text:p>1.59186520953535E+018</text:p>
          </table:table-cell>
          <table:table-cell table:formula="of:= ([.A91] - 1.59186520428114E+018) * 0.000000001" office:value-type="float" office:value="5.254213376" calcext:value-type="float">
            <text:p>5.254213376</text:p>
          </table:table-cell>
          <table:table-cell/>
          <table:table-cell office:value-type="float" office:value="0.0292000006884" calcext:value-type="float">
            <text:p>0.0292000006884</text:p>
          </table:table-cell>
          <table:table-cell office:value-type="float" office:value="0.0283599998802" calcext:value-type="float">
            <text:p>0.0283599998802</text:p>
          </table:table-cell>
          <table:table-cell office:value-type="float" office:value="0.00694000022486" calcext:value-type="float">
            <text:p>0.00694000022486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0980999991298" calcext:value-type="float">
            <text:p>0.0980999991298</text:p>
          </table:table-cell>
          <table:table-cell office:value-type="float" office:value="0.0948200002313" calcext:value-type="float">
            <text:p>0.0948200002313</text:p>
          </table:table-cell>
          <table:table-cell office:value-type="float" office:value="0.0251199994236" calcext:value-type="float">
            <text:p>0.0251199994236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30639791489" calcext:value-type="float">
            <text:p>-1.30639791489</text:p>
          </table:table-cell>
          <table:table-cell office:value-type="float" office:value="-0.61239284277" calcext:value-type="float">
            <text:p>-0.61239284277</text:p>
          </table:table-cell>
          <table:table-cell office:value-type="float" office:value="-0.89403539896" calcext:value-type="float">
            <text:p>-0.89403539896</text:p>
          </table:table-cell>
        </table:table-row>
        <table:table-row table:style-name="ro1">
          <table:table-cell office:value-type="float" office:value="1.59186520958739E+018" calcext:value-type="float">
            <text:p>1.59186520958739E+018</text:p>
          </table:table-cell>
          <table:table-cell table:formula="of:= ([.A92] - 1.59186520428114E+018) * 0.000000001" office:value-type="float" office:value="5.306253312" calcext:value-type="float">
            <text:p>5.306253312</text:p>
          </table:table-cell>
          <table:table-cell/>
          <table:table-cell office:value-type="float" office:value="0.034200001508" calcext:value-type="float">
            <text:p>0.034200001508</text:p>
          </table:table-cell>
          <table:table-cell office:value-type="float" office:value="0.0331999994814" calcext:value-type="float">
            <text:p>0.0331999994814</text:p>
          </table:table-cell>
          <table:table-cell office:value-type="float" office:value="0.00810000021011" calcext:value-type="float">
            <text:p>0.00810000021011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0938000008464" calcext:value-type="float">
            <text:p>0.0938000008464</text:p>
          </table:table-cell>
          <table:table-cell office:value-type="float" office:value="0.090729996562" calcext:value-type="float">
            <text:p>0.090729996562</text:p>
          </table:table-cell>
          <table:table-cell office:value-type="float" office:value="0.0239700004458" calcext:value-type="float">
            <text:p>0.0239700004458</text:p>
          </table:table-cell>
          <table:table-cell office:value-type="float" office:value="0.000339999998687" calcext:value-type="float">
            <text:p>0.000339999998687</text:p>
          </table:table-cell>
          <table:table-cell/>
          <table:table-cell office:value-type="float" office:value="-1.30245494843" calcext:value-type="float">
            <text:p>-1.30245494843</text:p>
          </table:table-cell>
          <table:table-cell office:value-type="float" office:value="-0.611452043056" calcext:value-type="float">
            <text:p>-0.611452043056</text:p>
          </table:table-cell>
          <table:table-cell office:value-type="float" office:value="-0.894036829472" calcext:value-type="float">
            <text:p>-0.894036829472</text:p>
          </table:table-cell>
        </table:table-row>
        <table:table-row table:style-name="ro1">
          <table:table-cell office:value-type="float" office:value="1.59186520963933E+018" calcext:value-type="float">
            <text:p>1.59186520963933E+018</text:p>
          </table:table-cell>
          <table:table-cell table:formula="of:= ([.A93] - 1.59186520428114E+018) * 0.000000001" office:value-type="float" office:value="5.358192128" calcext:value-type="float">
            <text:p>5.358192128</text:p>
          </table:table-cell>
          <table:table-cell/>
          <table:table-cell office:value-type="float" office:value="0.0395000018179" calcext:value-type="float">
            <text:p>0.0395000018179</text:p>
          </table:table-cell>
          <table:table-cell office:value-type="float" office:value="0.0383299998939" calcext:value-type="float">
            <text:p>0.0383299998939</text:p>
          </table:table-cell>
          <table:table-cell office:value-type="float" office:value="0.00935999955982" calcext:value-type="float">
            <text:p>0.00935999955982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0976999998093" calcext:value-type="float">
            <text:p>0.0976999998093</text:p>
          </table:table-cell>
          <table:table-cell office:value-type="float" office:value="0.0944399982691" calcext:value-type="float">
            <text:p>0.0944399982691</text:p>
          </table:table-cell>
          <table:table-cell office:value-type="float" office:value="0.0249099992216" calcext:value-type="float">
            <text:p>0.0249099992216</text:p>
          </table:table-cell>
          <table:table-cell office:value-type="float" office:value="0.000429999985499" calcext:value-type="float">
            <text:p>0.000429999985499</text:p>
          </table:table-cell>
          <table:table-cell/>
          <table:table-cell office:value-type="float" office:value="-1.29823386669" calcext:value-type="float">
            <text:p>-1.29823386669</text:p>
          </table:table-cell>
          <table:table-cell office:value-type="float" office:value="-0.610424101353" calcext:value-type="float">
            <text:p>-0.610424101353</text:p>
          </table:table-cell>
          <table:table-cell office:value-type="float" office:value="-0.894049346447" calcext:value-type="float">
            <text:p>-0.894049346447</text:p>
          </table:table-cell>
        </table:table-row>
        <table:table-row table:style-name="ro1">
          <table:table-cell office:value-type="float" office:value="1.59186520969157E+018" calcext:value-type="float">
            <text:p>1.59186520969157E+018</text:p>
          </table:table-cell>
          <table:table-cell table:formula="of:= ([.A94] - 1.59186520428114E+018) * 0.000000001" office:value-type="float" office:value="5.41042944" calcext:value-type="float">
            <text:p>5.41042944</text:p>
          </table:table-cell>
          <table:table-cell/>
          <table:table-cell office:value-type="float" office:value="0.0698999986053" calcext:value-type="float">
            <text:p>0.0698999986053</text:p>
          </table:table-cell>
          <table:table-cell office:value-type="float" office:value="0.0678799971938" calcext:value-type="float">
            <text:p>0.0678799971938</text:p>
          </table:table-cell>
          <table:table-cell office:value-type="float" office:value="0.0166800003499" calcext:value-type="float">
            <text:p>0.0166800003499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/>
          <table:table-cell office:value-type="float" office:value="0.149100005627" calcext:value-type="float">
            <text:p>0.149100005627</text:p>
          </table:table-cell>
          <table:table-cell office:value-type="float" office:value="0.144079998136" calcext:value-type="float">
            <text:p>0.144079998136</text:p>
          </table:table-cell>
          <table:table-cell office:value-type="float" office:value="0.0381899997592" calcext:value-type="float">
            <text:p>0.0381899997592</text:p>
          </table:table-cell>
          <table:table-cell table:style-name="ce1" office:value-type="float" office:value="-0.0000999999974738" calcext:value-type="float">
            <text:p>-1.00E-04</text:p>
          </table:table-cell>
          <table:table-cell/>
          <table:table-cell office:value-type="float" office:value="-1.29425787926" calcext:value-type="float">
            <text:p>-1.29425787926</text:p>
          </table:table-cell>
          <table:table-cell office:value-type="float" office:value="-0.609437406063" calcext:value-type="float">
            <text:p>-0.609437406063</text:p>
          </table:table-cell>
          <table:table-cell office:value-type="float" office:value="-0.894046425819" calcext:value-type="float">
            <text:p>-0.894046425819</text:p>
          </table:table-cell>
        </table:table-row>
        <table:table-row table:style-name="ro1">
          <table:table-cell office:value-type="float" office:value="1.59186520974376E+018" calcext:value-type="float">
            <text:p>1.59186520974376E+018</text:p>
          </table:table-cell>
          <table:table-cell table:formula="of:= ([.A95] - 1.59186520428114E+018) * 0.000000001" office:value-type="float" office:value="5.462627328" calcext:value-type="float">
            <text:p>5.462627328</text:p>
          </table:table-cell>
          <table:table-cell/>
          <table:table-cell office:value-type="float" office:value="0.076700001955" calcext:value-type="float">
            <text:p>0.076700001955</text:p>
          </table:table-cell>
          <table:table-cell office:value-type="float" office:value="0.0745100006461" calcext:value-type="float">
            <text:p>0.0745100006461</text:p>
          </table:table-cell>
          <table:table-cell office:value-type="float" office:value="0.0181600004435" calcext:value-type="float">
            <text:p>0.0181600004435</text:p>
          </table:table-cell>
          <table:table-cell table:style-name="Default" office:value-type="float" office:value="0.000159999995958" calcext:value-type="float">
            <text:p>0.000159999995958</text:p>
          </table:table-cell>
          <table:table-cell/>
          <table:table-cell office:value-type="float" office:value="0.106499999762" calcext:value-type="float">
            <text:p>0.106499999762</text:p>
          </table:table-cell>
          <table:table-cell office:value-type="float" office:value="0.103139996529" calcext:value-type="float">
            <text:p>0.103139996529</text:p>
          </table:table-cell>
          <table:table-cell office:value-type="float" office:value="0.0263599995524" calcext:value-type="float">
            <text:p>0.0263599995524</text:p>
          </table:table-cell>
          <table:table-cell office:value-type="float" office:value="-0.00104000000283" calcext:value-type="float">
            <text:p>-0.00104000000283</text:p>
          </table:table-cell>
          <table:table-cell/>
          <table:table-cell office:value-type="float" office:value="-1.2901955843" calcext:value-type="float">
            <text:p>-1.2901955843</text:p>
          </table:table-cell>
          <table:table-cell office:value-type="float" office:value="-0.608451843262" calcext:value-type="float">
            <text:p>-0.608451843262</text:p>
          </table:table-cell>
          <table:table-cell office:value-type="float" office:value="-0.894066333771" calcext:value-type="float">
            <text:p>-0.894066333771</text:p>
          </table:table-cell>
        </table:table-row>
        <table:table-row table:style-name="ro1">
          <table:table-cell office:value-type="float" office:value="1.59186520979599E+018" calcext:value-type="float">
            <text:p>1.59186520979599E+018</text:p>
          </table:table-cell>
          <table:table-cell table:formula="of:= ([.A96] - 1.59186520428114E+018) * 0.000000001" office:value-type="float" office:value="5.514850304" calcext:value-type="float">
            <text:p>5.514850304</text:p>
          </table:table-cell>
          <table:table-cell/>
          <table:table-cell office:value-type="float" office:value="0.0803000032902" calcext:value-type="float">
            <text:p>0.0803000032902</text:p>
          </table:table-cell>
          <table:table-cell office:value-type="float" office:value="0.0780500024557" calcext:value-type="float">
            <text:p>0.0780500024557</text:p>
          </table:table-cell>
          <table:table-cell office:value-type="float" office:value="0.0188699997962" calcext:value-type="float">
            <text:p>0.0188699997962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047800000757" calcext:value-type="float">
            <text:p>0.047800000757</text:p>
          </table:table-cell>
          <table:table-cell office:value-type="float" office:value="0.0466400012374" calcext:value-type="float">
            <text:p>0.0466400012374</text:p>
          </table:table-cell>
          <table:table-cell office:value-type="float" office:value="0.0104400003329" calcext:value-type="float">
            <text:p>0.0104400003329</text:p>
          </table:table-cell>
          <table:table-cell office:value-type="float" office:value="0.000119999996969" calcext:value-type="float">
            <text:p>0.000119999996969</text:p>
          </table:table-cell>
          <table:table-cell/>
          <table:table-cell office:value-type="float" office:value="-1.28597605228" calcext:value-type="float">
            <text:p>-1.28597605228</text:p>
          </table:table-cell>
          <table:table-cell office:value-type="float" office:value="-0.607425928116" calcext:value-type="float">
            <text:p>-0.607425928116</text:p>
          </table:table-cell>
          <table:table-cell office:value-type="float" office:value="-0.894100666046" calcext:value-type="float">
            <text:p>-0.894100666046</text:p>
          </table:table-cell>
        </table:table-row>
        <table:table-row table:style-name="ro1">
          <table:table-cell office:value-type="float" office:value="1.59186520984811E+018" calcext:value-type="float">
            <text:p>1.59186520984811E+018</text:p>
          </table:table-cell>
          <table:table-cell table:formula="of:= ([.A97] - 1.59186520428114E+018) * 0.000000001" office:value-type="float" office:value="5.56697344" calcext:value-type="float">
            <text:p>5.56697344</text:p>
          </table:table-cell>
          <table:table-cell/>
          <table:table-cell office:value-type="float" office:value="0.0803000032902" calcext:value-type="float">
            <text:p>0.0803000032902</text:p>
          </table:table-cell>
          <table:table-cell office:value-type="float" office:value="0.0780899971724" calcext:value-type="float">
            <text:p>0.0780899971724</text:p>
          </table:table-cell>
          <table:table-cell office:value-type="float" office:value="0.0189100001007" calcext:value-type="float">
            <text:p>0.0189100001007</text:p>
          </table:table-cell>
          <table:table-cell table:style-name="Default" office:value-type="float" office:value="-0.000250000011874" calcext:value-type="float">
            <text:p>-0.000250000011874</text:p>
          </table:table-cell>
          <table:table-cell/>
          <table:table-cell office:value-type="float" office:value="0.00300000002608" calcext:value-type="float">
            <text:p>0.00300000002608</text:p>
          </table:table-cell>
          <table:table-cell office:value-type="float" office:value="0.0024600001052" calcext:value-type="float">
            <text:p>0.0024600001052</text:p>
          </table:table-cell>
          <table:table-cell office:value-type="float" office:value="-0.00121000001673" calcext:value-type="float">
            <text:p>-0.00121000001673</text:p>
          </table:table-cell>
          <table:table-cell office:value-type="float" office:value="0.00130999996327" calcext:value-type="float">
            <text:p>0.00130999996327</text:p>
          </table:table-cell>
          <table:table-cell/>
          <table:table-cell office:value-type="float" office:value="-1.28200042248" calcext:value-type="float">
            <text:p>-1.28200042248</text:p>
          </table:table-cell>
          <table:table-cell office:value-type="float" office:value="-0.6064645648" calcext:value-type="float">
            <text:p>-0.6064645648</text:p>
          </table:table-cell>
          <table:table-cell office:value-type="float" office:value="-0.894090056419" calcext:value-type="float">
            <text:p>-0.894090056419</text:p>
          </table:table-cell>
        </table:table-row>
        <table:table-row table:style-name="ro1">
          <table:table-cell office:value-type="float" office:value="1.59186520990044E+018" calcext:value-type="float">
            <text:p>1.59186520990044E+018</text:p>
          </table:table-cell>
          <table:table-cell table:formula="of:= ([.A98] - 1.59186520428114E+018) * 0.000000001" office:value-type="float" office:value="5.61930624" calcext:value-type="float">
            <text:p>5.61930624</text:p>
          </table:table-cell>
          <table:table-cell/>
          <table:table-cell office:value-type="float" office:value="0.0803999975324" calcext:value-type="float">
            <text:p>0.0803999975324</text:p>
          </table:table-cell>
          <table:table-cell office:value-type="float" office:value="0.078180000186" calcext:value-type="float">
            <text:p>0.078180000186</text:p>
          </table:table-cell>
          <table:table-cell office:value-type="float" office:value="0.0189800001681" calcext:value-type="float">
            <text:p>0.0189800001681</text:p>
          </table:table-cell>
          <table:table-cell table:style-name="Default" office:value-type="float" office:value="-0.000199999994948" calcext:value-type="float">
            <text:p>-0.000199999994948</text:p>
          </table:table-cell>
          <table:table-cell/>
          <table:table-cell office:value-type="float" office:value="0.00230000005104" calcext:value-type="float">
            <text:p>0.00230000005104</text:p>
          </table:table-cell>
          <table:table-cell office:value-type="float" office:value="0.00165999995079" calcext:value-type="float">
            <text:p>0.00165999995079</text:p>
          </table:table-cell>
          <table:table-cell office:value-type="float" office:value="-0.000419999996666" calcext:value-type="float">
            <text:p>-0.000419999996666</text:p>
          </table:table-cell>
          <table:table-cell office:value-type="float" office:value="0.00158000004012" calcext:value-type="float">
            <text:p>0.00158000004012</text:p>
          </table:table-cell>
          <table:table-cell/>
          <table:table-cell office:value-type="float" office:value="-1.27801167965" calcext:value-type="float">
            <text:p>-1.27801167965</text:p>
          </table:table-cell>
          <table:table-cell office:value-type="float" office:value="-0.605487644672" calcext:value-type="float">
            <text:p>-0.605487644672</text:p>
          </table:table-cell>
          <table:table-cell office:value-type="float" office:value="-0.894083142281" calcext:value-type="float">
            <text:p>-0.894083142281</text:p>
          </table:table-cell>
        </table:table-row>
        <table:table-row table:style-name="ro1">
          <table:table-cell office:value-type="float" office:value="1.59186521000317E+018" calcext:value-type="float">
            <text:p>1.59186521000317E+018</text:p>
          </table:table-cell>
          <table:table-cell table:formula="of:= ([.A99] - 1.59186520428114E+018) * 0.000000001" office:value-type="float" office:value="5.722037504" calcext:value-type="float">
            <text:p>5.722037504</text:p>
          </table:table-cell>
          <table:table-cell/>
          <table:table-cell office:value-type="float" office:value="0.0800999999046" calcext:value-type="float">
            <text:p>0.0800999999046</text:p>
          </table:table-cell>
          <table:table-cell office:value-type="float" office:value="0.0777899995446" calcext:value-type="float">
            <text:p>0.0777899995446</text:p>
          </table:table-cell>
          <table:table-cell office:value-type="float" office:value="0.018880000338" calcext:value-type="float">
            <text:p>0.018880000338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00249999994412" calcext:value-type="float">
            <text:p>0.00249999994412</text:p>
          </table:table-cell>
          <table:table-cell office:value-type="float" office:value="0.00215000007302" calcext:value-type="float">
            <text:p>0.00215000007302</text:p>
          </table:table-cell>
          <table:table-cell office:value-type="float" office:value="0.000369999994291" calcext:value-type="float">
            <text:p>0.000369999994291</text:p>
          </table:table-cell>
          <table:table-cell office:value-type="float" office:value="0.00113999994937" calcext:value-type="float">
            <text:p>0.00113999994937</text:p>
          </table:table-cell>
          <table:table-cell/>
          <table:table-cell office:value-type="float" office:value="-1.27013909817" calcext:value-type="float">
            <text:p>-1.27013909817</text:p>
          </table:table-cell>
          <table:table-cell office:value-type="float" office:value="-0.603575229645" calcext:value-type="float">
            <text:p>-0.603575229645</text:p>
          </table:table-cell>
          <table:table-cell office:value-type="float" office:value="-0.894077479839" calcext:value-type="float">
            <text:p>-0.894077479839</text:p>
          </table:table-cell>
        </table:table-row>
        <table:table-row table:style-name="ro1">
          <table:table-cell office:value-type="float" office:value="1.59186521005542E+018" calcext:value-type="float">
            <text:p>1.59186521005542E+018</text:p>
          </table:table-cell>
          <table:table-cell table:formula="of:= ([.A100] - 1.59186520428114E+018) * 0.000000001" office:value-type="float" office:value="5.77428352" calcext:value-type="float">
            <text:p>5.77428352</text:p>
          </table:table-cell>
          <table:table-cell/>
          <table:table-cell office:value-type="float" office:value="0.0803000032902" calcext:value-type="float">
            <text:p>0.0803000032902</text:p>
          </table:table-cell>
          <table:table-cell office:value-type="float" office:value="0.0779900029302" calcext:value-type="float">
            <text:p>0.0779900029302</text:p>
          </table:table-cell>
          <table:table-cell office:value-type="float" office:value="0.0189999993891" calcext:value-type="float">
            <text:p>0.0189999993891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00109999999404" calcext:value-type="float">
            <text:p>0.00109999999404</text:p>
          </table:table-cell>
          <table:table-cell office:value-type="float" office:value="-0.000460000010207" calcext:value-type="float">
            <text:p>-0.000460000010207</text:p>
          </table:table-cell>
          <table:table-cell office:value-type="float" office:value="-0.000130000000354" calcext:value-type="float">
            <text:p>-0.000130000000354</text:p>
          </table:table-cell>
          <table:table-cell office:value-type="float" office:value="0.000980000011623" calcext:value-type="float">
            <text:p>0.000980000011623</text:p>
          </table:table-cell>
          <table:table-cell/>
          <table:table-cell office:value-type="float" office:value="-1.26591777802" calcext:value-type="float">
            <text:p>-1.26591777802</text:p>
          </table:table-cell>
          <table:table-cell office:value-type="float" office:value="-0.602515697479" calcext:value-type="float">
            <text:p>-0.602515697479</text:p>
          </table:table-cell>
          <table:table-cell office:value-type="float" office:value="-0.894107401371" calcext:value-type="float">
            <text:p>-0.894107401371</text:p>
          </table:table-cell>
        </table:table-row>
        <table:table-row table:style-name="ro1">
          <table:table-cell office:value-type="float" office:value="1.59186521010782E+018" calcext:value-type="float">
            <text:p>1.59186521010782E+018</text:p>
          </table:table-cell>
          <table:table-cell table:formula="of:= ([.A101] - 1.59186520428114E+018) * 0.000000001" office:value-type="float" office:value="5.826685952" calcext:value-type="float">
            <text:p>5.826685952</text:p>
          </table:table-cell>
          <table:table-cell/>
          <table:table-cell office:value-type="float" office:value="0.0800999999046" calcext:value-type="float">
            <text:p>0.0800999999046</text:p>
          </table:table-cell>
          <table:table-cell office:value-type="float" office:value="0.0777800008655" calcext:value-type="float">
            <text:p>0.0777800008655</text:p>
          </table:table-cell>
          <table:table-cell office:value-type="float" office:value="0.0190099999309" calcext:value-type="float">
            <text:p>0.0190099999309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/>
          <table:table-cell office:value-type="float" office:value="0.00380000006407" calcext:value-type="float">
            <text:p>0.00380000006407</text:p>
          </table:table-cell>
          <table:table-cell office:value-type="float" office:value="-0.00375999999233" calcext:value-type="float">
            <text:p>-0.00375999999233</text:p>
          </table:table-cell>
          <table:table-cell office:value-type="float" office:value="-0.000479999987874" calcext:value-type="float">
            <text:p>-0.000479999987874</text:p>
          </table:table-cell>
          <table:table-cell office:value-type="float" office:value="0.000360000005458" calcext:value-type="float">
            <text:p>0.000360000005458</text:p>
          </table:table-cell>
          <table:table-cell/>
          <table:table-cell office:value-type="float" office:value="-1.26187169552" calcext:value-type="float">
            <text:p>-1.26187169552</text:p>
          </table:table-cell>
          <table:table-cell office:value-type="float" office:value="-0.601510107517" calcext:value-type="float">
            <text:p>-0.601510107517</text:p>
          </table:table-cell>
          <table:table-cell office:value-type="float" office:value="-0.894096970558" calcext:value-type="float">
            <text:p>-0.894096970558</text:p>
          </table:table-cell>
        </table:table-row>
        <table:table-row table:style-name="ro1">
          <table:table-cell office:value-type="float" office:value="1.59186521015989E+018" calcext:value-type="float">
            <text:p>1.59186521015989E+018</text:p>
          </table:table-cell>
          <table:table-cell table:formula="of:= ([.A102] - 1.59186520428114E+018) * 0.000000001" office:value-type="float" office:value="5.878754304" calcext:value-type="float">
            <text:p>5.878754304</text:p>
          </table:table-cell>
          <table:table-cell/>
          <table:table-cell office:value-type="float" office:value="0.0803000032902" calcext:value-type="float">
            <text:p>0.0803000032902</text:p>
          </table:table-cell>
          <table:table-cell office:value-type="float" office:value="0.0779900029302" calcext:value-type="float">
            <text:p>0.0779900029302</text:p>
          </table:table-cell>
          <table:table-cell office:value-type="float" office:value="0.0190600007772" calcext:value-type="float">
            <text:p>0.0190600007772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0054999999702" calcext:value-type="float">
            <text:p>0.0054999999702</text:p>
          </table:table-cell>
          <table:table-cell office:value-type="float" office:value="0.0052100000903" calcext:value-type="float">
            <text:p>0.0052100000903</text:p>
          </table:table-cell>
          <table:table-cell office:value-type="float" office:value="0.00182000000495" calcext:value-type="float">
            <text:p>0.00182000000495</text:p>
          </table:table-cell>
          <table:table-cell table:style-name="ce1" office:value-type="float" office:value="-0.00000999999974738" calcext:value-type="float">
            <text:p>-1.00E-05</text:p>
          </table:table-cell>
          <table:table-cell/>
          <table:table-cell office:value-type="float" office:value="-1.25780725479" calcext:value-type="float">
            <text:p>-1.25780725479</text:p>
          </table:table-cell>
          <table:table-cell office:value-type="float" office:value="-0.600541055202" calcext:value-type="float">
            <text:p>-0.600541055202</text:p>
          </table:table-cell>
          <table:table-cell office:value-type="float" office:value="-0.89412176609" calcext:value-type="float">
            <text:p>-0.89412176609</text:p>
          </table:table-cell>
        </table:table-row>
        <table:table-row table:style-name="ro1">
          <table:table-cell office:value-type="float" office:value="1.59186521021223E+018" calcext:value-type="float">
            <text:p>1.59186521021223E+018</text:p>
          </table:table-cell>
          <table:table-cell table:formula="of:= ([.A103] - 1.59186520428114E+018) * 0.000000001" office:value-type="float" office:value="5.931094016" calcext:value-type="float">
            <text:p>5.931094016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0.0775199979544" calcext:value-type="float">
            <text:p>0.0775199979544</text:p>
          </table:table-cell>
          <table:table-cell office:value-type="float" office:value="0.0189299993217" calcext:value-type="float">
            <text:p>0.0189299993217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00079999997979" calcext:value-type="float">
            <text:p>0.00079999997979</text:p>
          </table:table-cell>
          <table:table-cell office:value-type="float" office:value="-0.000720000010915" calcext:value-type="float">
            <text:p>-0.000720000010915</text:p>
          </table:table-cell>
          <table:table-cell office:value-type="float" office:value="0.000180000002729" calcext:value-type="float">
            <text:p>0.000180000002729</text:p>
          </table:table-cell>
          <table:table-cell office:value-type="float" office:value="-0.000410000007832" calcext:value-type="float">
            <text:p>-0.000410000007832</text:p>
          </table:table-cell>
          <table:table-cell/>
          <table:table-cell office:value-type="float" office:value="-1.25382268429" calcext:value-type="float">
            <text:p>-1.25382268429</text:p>
          </table:table-cell>
          <table:table-cell office:value-type="float" office:value="-0.59957832098" calcext:value-type="float">
            <text:p>-0.59957832098</text:p>
          </table:table-cell>
          <table:table-cell office:value-type="float" office:value="-0.894141674042" calcext:value-type="float">
            <text:p>-0.894141674042</text:p>
          </table:table-cell>
        </table:table-row>
        <table:table-row table:style-name="ro1">
          <table:table-cell office:value-type="float" office:value="1.59186521031437E+018" calcext:value-type="float">
            <text:p>1.59186521031437E+018</text:p>
          </table:table-cell>
          <table:table-cell table:formula="of:= ([.A104] - 1.59186520428114E+018) * 0.000000001" office:value-type="float" office:value="6.033238016" calcext:value-type="float">
            <text:p>6.033238016</text:p>
          </table:table-cell>
          <table:table-cell/>
          <table:table-cell office:value-type="float" office:value="0.0802000015974" calcext:value-type="float">
            <text:p>0.0802000015974</text:p>
          </table:table-cell>
          <table:table-cell office:value-type="float" office:value="0.0779099985957" calcext:value-type="float">
            <text:p>0.0779099985957</text:p>
          </table:table-cell>
          <table:table-cell office:value-type="float" office:value="0.0189699996263" calcext:value-type="float">
            <text:p>0.0189699996263</text:p>
          </table:table-cell>
          <table:table-cell table:style-name="Default" office:value-type="float" office:value="-0.000169999999343" calcext:value-type="float">
            <text:p>-0.000169999999343</text:p>
          </table:table-cell>
          <table:table-cell/>
          <table:table-cell office:value-type="float" office:value="0.00209999992512" calcext:value-type="float">
            <text:p>0.00209999992512</text:p>
          </table:table-cell>
          <table:table-cell office:value-type="float" office:value="-0.00197999994271" calcext:value-type="float">
            <text:p>-0.00197999994271</text:p>
          </table:table-cell>
          <table:table-cell office:value-type="float" office:value="-0.000140000003739" calcext:value-type="float">
            <text:p>-0.000140000003739</text:p>
          </table:table-cell>
          <table:table-cell office:value-type="float" office:value="-0.000609999988228" calcext:value-type="float">
            <text:p>-0.000609999988228</text:p>
          </table:table-cell>
          <table:table-cell/>
          <table:table-cell office:value-type="float" office:value="-1.24573361874" calcext:value-type="float">
            <text:p>-1.24573361874</text:p>
          </table:table-cell>
          <table:table-cell office:value-type="float" office:value="-0.597620248795" calcext:value-type="float">
            <text:p>-0.597620248795</text:p>
          </table:table-cell>
          <table:table-cell office:value-type="float" office:value="-0.894150674343" calcext:value-type="float">
            <text:p>-0.894150674343</text:p>
          </table:table-cell>
        </table:table-row>
        <table:table-row table:style-name="ro1">
          <table:table-cell office:value-type="float" office:value="1.59186521036701E+018" calcext:value-type="float">
            <text:p>1.59186521036701E+018</text:p>
          </table:table-cell>
          <table:table-cell table:formula="of:= ([.A105] - 1.59186520428114E+018) * 0.000000001" office:value-type="float" office:value="6.085876224" calcext:value-type="float">
            <text:p>6.085876224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0.0775799974799" calcext:value-type="float">
            <text:p>0.0775799974799</text:p>
          </table:table-cell>
          <table:table-cell office:value-type="float" office:value="0.0188999995589" calcext:value-type="float">
            <text:p>0.0188999995589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00150000001304" calcext:value-type="float">
            <text:p>0.00150000001304</text:p>
          </table:table-cell>
          <table:table-cell office:value-type="float" office:value="0.00135000003502" calcext:value-type="float">
            <text:p>0.00135000003502</text:p>
          </table:table-cell>
          <table:table-cell office:value-type="float" office:value="0.000709999992978" calcext:value-type="float">
            <text:p>0.000709999992978</text:p>
          </table:table-cell>
          <table:table-cell table:style-name="ce1" office:value-type="float" office:value="0.0000399999989895" calcext:value-type="float">
            <text:p>4.00E-05</text:p>
          </table:table-cell>
          <table:table-cell/>
          <table:table-cell office:value-type="float" office:value="-1.24184417725" calcext:value-type="float">
            <text:p>-1.24184417725</text:p>
          </table:table-cell>
          <table:table-cell office:value-type="float" office:value="-0.596671462059" calcext:value-type="float">
            <text:p>-0.596671462059</text:p>
          </table:table-cell>
          <table:table-cell office:value-type="float" office:value="-0.894163906574" calcext:value-type="float">
            <text:p>-0.894163906574</text:p>
          </table:table-cell>
        </table:table-row>
        <table:table-row table:style-name="ro1">
          <table:table-cell office:value-type="float" office:value="1.59186521041927E+018" calcext:value-type="float">
            <text:p>1.59186521041927E+018</text:p>
          </table:table-cell>
          <table:table-cell table:formula="of:= ([.A106] - 1.59186520428114E+018) * 0.000000001" office:value-type="float" office:value="6.138128384" calcext:value-type="float">
            <text:p>6.138128384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0.077500000596" calcext:value-type="float">
            <text:p>0.077500000596</text:p>
          </table:table-cell>
          <table:table-cell office:value-type="float" office:value="0.0189100001007" calcext:value-type="float">
            <text:p>0.0189100001007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00150000001304" calcext:value-type="float">
            <text:p>0.00150000001304</text:p>
          </table:table-cell>
          <table:table-cell office:value-type="float" office:value="-0.00150000001304" calcext:value-type="float">
            <text:p>-0.00150000001304</text:p>
          </table:table-cell>
          <table:table-cell office:value-type="float" office:value="-0.000130000000354" calcext:value-type="float">
            <text:p>-0.000130000000354</text:p>
          </table:table-cell>
          <table:table-cell office:value-type="float" office:value="0.000180000002729" calcext:value-type="float">
            <text:p>0.000180000002729</text:p>
          </table:table-cell>
          <table:table-cell/>
          <table:table-cell office:value-type="float" office:value="-1.23766946793" calcext:value-type="float">
            <text:p>-1.23766946793</text:p>
          </table:table-cell>
          <table:table-cell office:value-type="float" office:value="-0.595639824867" calcext:value-type="float">
            <text:p>-0.595639824867</text:p>
          </table:table-cell>
          <table:table-cell office:value-type="float" office:value="-0.894157230854" calcext:value-type="float">
            <text:p>-0.894157230854</text:p>
          </table:table-cell>
        </table:table-row>
        <table:table-row table:style-name="ro1">
          <table:table-cell office:value-type="float" office:value="1.59186521047163E+018" calcext:value-type="float">
            <text:p>1.59186521047163E+018</text:p>
          </table:table-cell>
          <table:table-cell table:formula="of:= ([.A107] - 1.59186520428114E+018) * 0.000000001" office:value-type="float" office:value="6.190490112" calcext:value-type="float">
            <text:p>6.190490112</text:p>
          </table:table-cell>
          <table:table-cell/>
          <table:table-cell office:value-type="float" office:value="0.0800999999046" calcext:value-type="float">
            <text:p>0.0800999999046</text:p>
          </table:table-cell>
          <table:table-cell office:value-type="float" office:value="0.0778499990702" calcext:value-type="float">
            <text:p>0.0778499990702</text:p>
          </table:table-cell>
          <table:table-cell office:value-type="float" office:value="0.0190299991518" calcext:value-type="float">
            <text:p>0.0190299991518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/>
          <table:table-cell office:value-type="float" office:value="0.00159999995958" calcext:value-type="float">
            <text:p>0.00159999995958</text:p>
          </table:table-cell>
          <table:table-cell office:value-type="float" office:value="-0.00156999996398" calcext:value-type="float">
            <text:p>-0.00156999996398</text:p>
          </table:table-cell>
          <table:table-cell office:value-type="float" office:value="0.000190000006114" calcext:value-type="float">
            <text:p>0.000190000006114</text:p>
          </table:table-cell>
          <table:table-cell office:value-type="float" office:value="0.000289999996312" calcext:value-type="float">
            <text:p>0.000289999996312</text:p>
          </table:table-cell>
          <table:table-cell/>
          <table:table-cell office:value-type="float" office:value="-1.2334574461" calcext:value-type="float">
            <text:p>-1.2334574461</text:p>
          </table:table-cell>
          <table:table-cell office:value-type="float" office:value="-0.594598054886" calcext:value-type="float">
            <text:p>-0.594598054886</text:p>
          </table:table-cell>
          <table:table-cell office:value-type="float" office:value="-0.894172430038" calcext:value-type="float">
            <text:p>-0.894172430038</text:p>
          </table:table-cell>
        </table:table-row>
        <table:table-row table:style-name="ro1">
          <table:table-cell office:value-type="float" office:value="1.59186521057381E+018" calcext:value-type="float">
            <text:p>1.59186521057381E+018</text:p>
          </table:table-cell>
          <table:table-cell table:formula="of:= ([.A108] - 1.59186520428114E+018) * 0.000000001" office:value-type="float" office:value="6.292670464" calcext:value-type="float">
            <text:p>6.292670464</text:p>
          </table:table-cell>
          <table:table-cell/>
          <table:table-cell office:value-type="float" office:value="0.0800999999046" calcext:value-type="float">
            <text:p>0.0800999999046</text:p>
          </table:table-cell>
          <table:table-cell office:value-type="float" office:value="0.077840000391" calcext:value-type="float">
            <text:p>0.077840000391</text:p>
          </table:table-cell>
          <table:table-cell office:value-type="float" office:value="0.0190600007772" calcext:value-type="float">
            <text:p>0.0190600007772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/>
          <table:table-cell office:value-type="float" office:value="0.00079999997979" calcext:value-type="float">
            <text:p>0.00079999997979</text:p>
          </table:table-cell>
          <table:table-cell office:value-type="float" office:value="-0.000809999997728" calcext:value-type="float">
            <text:p>-0.000809999997728</text:p>
          </table:table-cell>
          <table:table-cell office:value-type="float" office:value="-0.000110000000859" calcext:value-type="float">
            <text:p>-0.000110000000859</text:p>
          </table:table-cell>
          <table:table-cell table:style-name="ce1" office:value-type="float" office:value="-0.0000900000013644" calcext:value-type="float">
            <text:p>-9.00E-05</text:p>
          </table:table-cell>
          <table:table-cell/>
          <table:table-cell office:value-type="float" office:value="-1.22559738159" calcext:value-type="float">
            <text:p>-1.22559738159</text:p>
          </table:table-cell>
          <table:table-cell office:value-type="float" office:value="-0.592651963234" calcext:value-type="float">
            <text:p>-0.592651963234</text:p>
          </table:table-cell>
          <table:table-cell office:value-type="float" office:value="-0.894160628319" calcext:value-type="float">
            <text:p>-0.894160628319</text:p>
          </table:table-cell>
        </table:table-row>
        <table:table-row table:style-name="ro1">
          <table:table-cell office:value-type="float" office:value="1.59186521062588E+018" calcext:value-type="float">
            <text:p>1.59186521062588E+018</text:p>
          </table:table-cell>
          <table:table-cell table:formula="of:= ([.A109] - 1.59186520428114E+018) * 0.000000001" office:value-type="float" office:value="6.3447424" calcext:value-type="float">
            <text:p>6.3447424</text:p>
          </table:table-cell>
          <table:table-cell/>
          <table:table-cell office:value-type="float" office:value="0.0802000015974" calcext:value-type="float">
            <text:p>0.0802000015974</text:p>
          </table:table-cell>
          <table:table-cell office:value-type="float" office:value="0.0778900012374" calcext:value-type="float">
            <text:p>0.0778900012374</text:p>
          </table:table-cell>
          <table:table-cell office:value-type="float" office:value="0.0190399996936" calcext:value-type="float">
            <text:p>0.0190399996936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/>
          <table:table-cell office:value-type="float" office:value="0.00289999996312" calcext:value-type="float">
            <text:p>0.00289999996312</text:p>
          </table:table-cell>
          <table:table-cell office:value-type="float" office:value="-0.00260000000708" calcext:value-type="float">
            <text:p>-0.00260000000708</text:p>
          </table:table-cell>
          <table:table-cell office:value-type="float" office:value="-0.000869999988936" calcext:value-type="float">
            <text:p>-0.000869999988936</text:p>
          </table:table-cell>
          <table:table-cell office:value-type="float" office:value="-0.0010000000475" calcext:value-type="float">
            <text:p>-0.0010000000475</text:p>
          </table:table-cell>
          <table:table-cell/>
          <table:table-cell office:value-type="float" office:value="-1.22163915634" calcext:value-type="float">
            <text:p>-1.22163915634</text:p>
          </table:table-cell>
          <table:table-cell office:value-type="float" office:value="-0.59171974659" calcext:value-type="float">
            <text:p>-0.59171974659</text:p>
          </table:table-cell>
          <table:table-cell office:value-type="float" office:value="-0.894166529179" calcext:value-type="float">
            <text:p>-0.894166529179</text:p>
          </table:table-cell>
        </table:table-row>
        <table:table-row table:style-name="ro1">
          <table:table-cell office:value-type="float" office:value="1.59186521067765E+018" calcext:value-type="float">
            <text:p>1.59186521067765E+018</text:p>
          </table:table-cell>
          <table:table-cell table:formula="of:= ([.A110] - 1.59186520428114E+018) * 0.000000001" office:value-type="float" office:value="6.396517376" calcext:value-type="float">
            <text:p>6.396517376</text:p>
          </table:table-cell>
          <table:table-cell/>
          <table:table-cell office:value-type="float" office:value="0.0800999999046" calcext:value-type="float">
            <text:p>0.0800999999046</text:p>
          </table:table-cell>
          <table:table-cell office:value-type="float" office:value="0.0778499990702" calcext:value-type="float">
            <text:p>0.0778499990702</text:p>
          </table:table-cell>
          <table:table-cell office:value-type="float" office:value="0.0189999993891" calcext:value-type="float">
            <text:p>0.0189999993891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001200000057" calcext:value-type="float">
            <text:p>0.001200000057</text:p>
          </table:table-cell>
          <table:table-cell office:value-type="float" office:value="-0.0010000000475" calcext:value-type="float">
            <text:p>-0.0010000000475</text:p>
          </table:table-cell>
          <table:table-cell office:value-type="float" office:value="-0.000220000001718" calcext:value-type="float">
            <text:p>-0.000220000001718</text:p>
          </table:table-cell>
          <table:table-cell office:value-type="float" office:value="-0.000590000010561" calcext:value-type="float">
            <text:p>-0.000590000010561</text:p>
          </table:table-cell>
          <table:table-cell/>
          <table:table-cell office:value-type="float" office:value="-1.21747398376" calcext:value-type="float">
            <text:p>-1.21747398376</text:p>
          </table:table-cell>
          <table:table-cell office:value-type="float" office:value="-0.590690910816" calcext:value-type="float">
            <text:p>-0.590690910816</text:p>
          </table:table-cell>
          <table:table-cell office:value-type="float" office:value="-0.894203901291" calcext:value-type="float">
            <text:p>-0.894203901291</text:p>
          </table:table-cell>
        </table:table-row>
        <table:table-row table:style-name="ro1">
          <table:table-cell office:value-type="float" office:value="1.5918652107297E+018" calcext:value-type="float">
            <text:p>1.5918652107297E+018</text:p>
          </table:table-cell>
          <table:table-cell table:formula="of:= ([.A111] - 1.59186520428114E+018) * 0.000000001" office:value-type="float" office:value="6.448566016" calcext:value-type="float">
            <text:p>6.448566016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office:value-type="float" office:value="0.0776700004935" calcext:value-type="float">
            <text:p>0.0776700004935</text:p>
          </table:table-cell>
          <table:table-cell office:value-type="float" office:value="0.0188999995589" calcext:value-type="float">
            <text:p>0.0188999995589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00209999992512" calcext:value-type="float">
            <text:p>0.00209999992512</text:p>
          </table:table-cell>
          <table:table-cell office:value-type="float" office:value="0.00208000000566" calcext:value-type="float">
            <text:p>0.00208000000566</text:p>
          </table:table-cell>
          <table:table-cell office:value-type="float" office:value="0.000440000003437" calcext:value-type="float">
            <text:p>0.000440000003437</text:p>
          </table:table-cell>
          <table:table-cell table:style-name="ce1" office:value-type="float" office:value="0.0000299999992421" calcext:value-type="float">
            <text:p>3.00E-05</text:p>
          </table:table-cell>
          <table:table-cell/>
          <table:table-cell office:value-type="float" office:value="-1.21356964111" calcext:value-type="float">
            <text:p>-1.21356964111</text:p>
          </table:table-cell>
          <table:table-cell office:value-type="float" office:value="-0.589758574963" calcext:value-type="float">
            <text:p>-0.589758574963</text:p>
          </table:table-cell>
          <table:table-cell office:value-type="float" office:value="-0.894188940525" calcext:value-type="float">
            <text:p>-0.894188940525</text:p>
          </table:table-cell>
        </table:table-row>
        <table:table-row table:style-name="ro1">
          <table:table-cell office:value-type="float" office:value="1.59186521078189E+018" calcext:value-type="float">
            <text:p>1.59186521078189E+018</text:p>
          </table:table-cell>
          <table:table-cell table:formula="of:= ([.A112] - 1.59186520428114E+018) * 0.000000001" office:value-type="float" office:value="6.500748288" calcext:value-type="float">
            <text:p>6.500748288</text:p>
          </table:table-cell>
          <table:table-cell/>
          <table:table-cell office:value-type="float" office:value="0.0800999999046" calcext:value-type="float">
            <text:p>0.0800999999046</text:p>
          </table:table-cell>
          <table:table-cell office:value-type="float" office:value="0.0778599977493" calcext:value-type="float">
            <text:p>0.0778599977493</text:p>
          </table:table-cell>
          <table:table-cell office:value-type="float" office:value="0.0189900007099" calcext:value-type="float">
            <text:p>0.0189900007099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/>
          <table:table-cell office:value-type="float" office:value="0.00279999990016" calcext:value-type="float">
            <text:p>0.00279999990016</text:p>
          </table:table-cell>
          <table:table-cell office:value-type="float" office:value="-0.00260000000708" calcext:value-type="float">
            <text:p>-0.00260000000708</text:p>
          </table:table-cell>
          <table:table-cell office:value-type="float" office:value="-0.000390000001062" calcext:value-type="float">
            <text:p>-0.000390000001062</text:p>
          </table:table-cell>
          <table:table-cell office:value-type="float" office:value="-0.000850000011269" calcext:value-type="float">
            <text:p>-0.000850000011269</text:p>
          </table:table-cell>
          <table:table-cell/>
          <table:table-cell office:value-type="float" office:value="-1.20937848091" calcext:value-type="float">
            <text:p>-1.20937848091</text:p>
          </table:table-cell>
          <table:table-cell office:value-type="float" office:value="-0.588730871677" calcext:value-type="float">
            <text:p>-0.588730871677</text:p>
          </table:table-cell>
          <table:table-cell office:value-type="float" office:value="-0.894193887711" calcext:value-type="float">
            <text:p>-0.894193887711</text:p>
          </table:table-cell>
        </table:table-row>
        <table:table-row table:style-name="ro1">
          <table:table-cell office:value-type="float" office:value="1.59186521083404E+018" calcext:value-type="float">
            <text:p>1.59186521083404E+018</text:p>
          </table:table-cell>
          <table:table-cell table:formula="of:= ([.A113] - 1.59186520428114E+018) * 0.000000001" office:value-type="float" office:value="6.552899072" calcext:value-type="float">
            <text:p>6.552899072</text:p>
          </table:table-cell>
          <table:table-cell/>
          <table:table-cell office:value-type="float" office:value="0.0790000036359" calcext:value-type="float">
            <text:p>0.0790000036359</text:p>
          </table:table-cell>
          <table:table-cell office:value-type="float" office:value="0.076810002327" calcext:value-type="float">
            <text:p>0.076810002327</text:p>
          </table:table-cell>
          <table:table-cell office:value-type="float" office:value="0.0186400003731" calcext:value-type="float">
            <text:p>0.0186400003731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0197000000626" calcext:value-type="float">
            <text:p>0.0197000000626</text:p>
          </table:table-cell>
          <table:table-cell office:value-type="float" office:value="-0.0190799999982" calcext:value-type="float">
            <text:p>-0.0190799999982</text:p>
          </table:table-cell>
          <table:table-cell office:value-type="float" office:value="-0.0050499998033" calcext:value-type="float">
            <text:p>-0.0050499998033</text:p>
          </table:table-cell>
          <table:table-cell table:style-name="ce1" office:value-type="float" office:value="-0.0000700000018696" calcext:value-type="float">
            <text:p>-7.00E-05</text:p>
          </table:table-cell>
          <table:table-cell/>
          <table:table-cell office:value-type="float" office:value="-1.20606148243" calcext:value-type="float">
            <text:p>-1.20606148243</text:p>
          </table:table-cell>
          <table:table-cell office:value-type="float" office:value="-0.587985336781" calcext:value-type="float">
            <text:p>-0.587985336781</text:p>
          </table:table-cell>
          <table:table-cell office:value-type="float" office:value="-0.894088864326" calcext:value-type="float">
            <text:p>-0.894088864326</text:p>
          </table:table-cell>
        </table:table-row>
        <table:table-row table:style-name="ro1">
          <table:table-cell office:value-type="float" office:value="1.59186521088621E+018" calcext:value-type="float">
            <text:p>1.59186521088621E+018</text:p>
          </table:table-cell>
          <table:table-cell table:formula="of:= ([.A114] - 1.59186520428114E+018) * 0.000000001" office:value-type="float" office:value="6.605074176" calcext:value-type="float">
            <text:p>6.605074176</text:p>
          </table:table-cell>
          <table:table-cell/>
          <table:table-cell office:value-type="float" office:value="0.0744000002742" calcext:value-type="float">
            <text:p>0.0744000002742</text:p>
          </table:table-cell>
          <table:table-cell office:value-type="float" office:value="0.0723000019789" calcext:value-type="float">
            <text:p>0.0723000019789</text:p>
          </table:table-cell>
          <table:table-cell office:value-type="float" office:value="0.0176199991256" calcext:value-type="float">
            <text:p>0.0176199991256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756999999285" calcext:value-type="float">
            <text:p>0.0756999999285</text:p>
          </table:table-cell>
          <table:table-cell office:value-type="float" office:value="-0.0730900019407" calcext:value-type="float">
            <text:p>-0.0730900019407</text:p>
          </table:table-cell>
          <table:table-cell office:value-type="float" office:value="-0.0197999998927" calcext:value-type="float">
            <text:p>-0.0197999998927</text:p>
          </table:table-cell>
          <table:table-cell office:value-type="float" office:value="-0.000310000003083" calcext:value-type="float">
            <text:p>-0.000310000003083</text:p>
          </table:table-cell>
          <table:table-cell/>
          <table:table-cell office:value-type="float" office:value="-1.20438826084" calcext:value-type="float">
            <text:p>-1.20438826084</text:p>
          </table:table-cell>
          <table:table-cell office:value-type="float" office:value="-0.587546348572" calcext:value-type="float">
            <text:p>-0.587546348572</text:p>
          </table:table-cell>
          <table:table-cell office:value-type="float" office:value="-0.894161105156" calcext:value-type="float">
            <text:p>-0.894161105156</text:p>
          </table:table-cell>
        </table:table-row>
        <table:table-row table:style-name="ro1">
          <table:table-cell office:value-type="float" office:value="1.59186521093848E+018" calcext:value-type="float">
            <text:p>1.59186521093848E+018</text:p>
          </table:table-cell>
          <table:table-cell table:formula="of:= ([.A115] - 1.59186520428114E+018) * 0.000000001" office:value-type="float" office:value="6.657347072" calcext:value-type="float">
            <text:p>6.657347072</text:p>
          </table:table-cell>
          <table:table-cell/>
          <table:table-cell office:value-type="float" office:value="0.0678000003099" calcext:value-type="float">
            <text:p>0.0678000003099</text:p>
          </table:table-cell>
          <table:table-cell office:value-type="float" office:value="0.0659099966288" calcext:value-type="float">
            <text:p>0.0659099966288</text:p>
          </table:table-cell>
          <table:table-cell office:value-type="float" office:value="0.0161199998111" calcext:value-type="float">
            <text:p>0.0161199998111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131699994206" calcext:value-type="float">
            <text:p>0.131699994206</text:p>
          </table:table-cell>
          <table:table-cell office:value-type="float" office:value="-0.127709999681" calcext:value-type="float">
            <text:p>-0.127709999681</text:p>
          </table:table-cell>
          <table:table-cell office:value-type="float" office:value="-0.0322399996221" calcext:value-type="float">
            <text:p>-0.0322399996221</text:p>
          </table:table-cell>
          <table:table-cell office:value-type="float" office:value="-0.00292000011541" calcext:value-type="float">
            <text:p>-0.00292000011541</text:p>
          </table:table-cell>
          <table:table-cell/>
          <table:table-cell office:value-type="float" office:value="-1.20418047905" calcext:value-type="float">
            <text:p>-1.20418047905</text:p>
          </table:table-cell>
          <table:table-cell office:value-type="float" office:value="-0.587459564209" calcext:value-type="float">
            <text:p>-0.587459564209</text:p>
          </table:table-cell>
          <table:table-cell office:value-type="float" office:value="-0.894188165665" calcext:value-type="float">
            <text:p>-0.894188165665</text:p>
          </table:table-cell>
        </table:table-row>
        <table:table-row table:style-name="ro1">
          <table:table-cell office:value-type="float" office:value="1.59186521099055E+018" calcext:value-type="float">
            <text:p>1.59186521099055E+018</text:p>
          </table:table-cell>
          <table:table-cell table:formula="of:= ([.A116] - 1.59186520428114E+018) * 0.000000001" office:value-type="float" office:value="6.709416448" calcext:value-type="float">
            <text:p>6.709416448</text:p>
          </table:table-cell>
          <table:table-cell/>
          <table:table-cell office:value-type="float" office:value="0.0588999986649" calcext:value-type="float">
            <text:p>0.0588999986649</text:p>
          </table:table-cell>
          <table:table-cell office:value-type="float" office:value="0.0569499991834" calcext:value-type="float">
            <text:p>0.0569499991834</text:p>
          </table:table-cell>
          <table:table-cell office:value-type="float" office:value="0.0148799996823" calcext:value-type="float">
            <text:p>0.0148799996823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188099995255" calcext:value-type="float">
            <text:p>0.188099995255</text:p>
          </table:table-cell>
          <table:table-cell office:value-type="float" office:value="-0.188099995255" calcext:value-type="float">
            <text:p>-0.188099995255</text:p>
          </table:table-cell>
          <table:table-cell office:value-type="float" office:value="-0.00138000003062" calcext:value-type="float">
            <text:p>-0.00138000003062</text:p>
          </table:table-cell>
          <table:table-cell office:value-type="float" office:value="0.000630000024103" calcext:value-type="float">
            <text:p>0.000630000024103</text:p>
          </table:table-cell>
          <table:table-cell/>
          <table:table-cell office:value-type="float" office:value="-1.20513677597" calcext:value-type="float">
            <text:p>-1.20513677597</text:p>
          </table:table-cell>
          <table:table-cell office:value-type="float" office:value="-0.587137877941" calcext:value-type="float">
            <text:p>-0.587137877941</text:p>
          </table:table-cell>
          <table:table-cell office:value-type="float" office:value="-0.894081950188" calcext:value-type="float">
            <text:p>-0.894081950188</text:p>
          </table:table-cell>
        </table:table-row>
        <table:table-row table:style-name="ro1">
          <table:table-cell office:value-type="float" office:value="1.59186521109269E+018" calcext:value-type="float">
            <text:p>1.59186521109269E+018</text:p>
          </table:table-cell>
          <table:table-cell table:formula="of:= ([.A117] - 1.59186520428114E+018) * 0.000000001" office:value-type="float" office:value="6.811555328" calcext:value-type="float">
            <text:p>6.811555328</text:p>
          </table:table-cell>
          <table:table-cell/>
          <table:table-cell office:value-type="float" office:value="0.0423000007868" calcext:value-type="float">
            <text:p>0.0423000007868</text:p>
          </table:table-cell>
          <table:table-cell office:value-type="float" office:value="0.0373000018299" calcext:value-type="float">
            <text:p>0.0373000018299</text:p>
          </table:table-cell>
          <table:table-cell office:value-type="float" office:value="0.0199200008065" calcext:value-type="float">
            <text:p>0.0199200008065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217899993062" calcext:value-type="float">
            <text:p>0.217899993062</text:p>
          </table:table-cell>
          <table:table-cell office:value-type="float" office:value="-0.210510000587" calcext:value-type="float">
            <text:p>-0.210510000587</text:p>
          </table:table-cell>
          <table:table-cell office:value-type="float" office:value="0.0561099983752" calcext:value-type="float">
            <text:p>0.0561099983752</text:p>
          </table:table-cell>
          <table:table-cell office:value-type="float" office:value="0.00133999995887" calcext:value-type="float">
            <text:p>0.00133999995887</text:p>
          </table:table-cell>
          <table:table-cell/>
          <table:table-cell office:value-type="float" office:value="-1.21028864384" calcext:value-type="float">
            <text:p>-1.21028864384</text:p>
          </table:table-cell>
          <table:table-cell office:value-type="float" office:value="-0.582227349281" calcext:value-type="float">
            <text:p>-0.582227349281</text:p>
          </table:table-cell>
          <table:table-cell office:value-type="float" office:value="-0.894199967384" calcext:value-type="float">
            <text:p>-0.894199967384</text:p>
          </table:table-cell>
        </table:table-row>
        <table:table-row table:style-name="ro1">
          <table:table-cell office:value-type="float" office:value="1.59186521114486E+018" calcext:value-type="float">
            <text:p>1.59186521114486E+018</text:p>
          </table:table-cell>
          <table:table-cell table:formula="of:= ([.A118] - 1.59186520428114E+018) * 0.000000001" office:value-type="float" office:value="6.8637184" calcext:value-type="float">
            <text:p>6.8637184</text:p>
          </table:table-cell>
          <table:table-cell/>
          <table:table-cell office:value-type="float" office:value="0.0335999988019" calcext:value-type="float">
            <text:p>0.0335999988019</text:p>
          </table:table-cell>
          <table:table-cell office:value-type="float" office:value="0.0228199996054" calcext:value-type="float">
            <text:p>0.0228199996054</text:p>
          </table:table-cell>
          <table:table-cell office:value-type="float" office:value="0.024620000273" calcext:value-type="float">
            <text:p>0.024620000273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/>
          <table:table-cell office:value-type="float" office:value="0.226799994707" calcext:value-type="float">
            <text:p>0.226799994707</text:p>
          </table:table-cell>
          <table:table-cell office:value-type="float" office:value="-0.212139993906" calcext:value-type="float">
            <text:p>-0.212139993906</text:p>
          </table:table-cell>
          <table:table-cell office:value-type="float" office:value="0.0803399980068" calcext:value-type="float">
            <text:p>0.0803399980068</text:p>
          </table:table-cell>
          <table:table-cell office:value-type="float" office:value="0.000850000011269" calcext:value-type="float">
            <text:p>0.000850000011269</text:p>
          </table:table-cell>
          <table:table-cell/>
          <table:table-cell office:value-type="float" office:value="-1.21256399155" calcext:value-type="float">
            <text:p>-1.21256399155</text:p>
          </table:table-cell>
          <table:table-cell office:value-type="float" office:value="-0.578593552113" calcext:value-type="float">
            <text:p>-0.578593552113</text:p>
          </table:table-cell>
          <table:table-cell office:value-type="float" office:value="-0.894225895405" calcext:value-type="float">
            <text:p>-0.894225895405</text:p>
          </table:table-cell>
        </table:table-row>
        <table:table-row table:style-name="ro1">
          <table:table-cell office:value-type="float" office:value="1.5918652111963E+018" calcext:value-type="float">
            <text:p>1.5918652111963E+018</text:p>
          </table:table-cell>
          <table:table-cell table:formula="of:= ([.A119] - 1.59186520428114E+018) * 0.000000001" office:value-type="float" office:value="6.915167232" calcext:value-type="float">
            <text:p>6.915167232</text:p>
          </table:table-cell>
          <table:table-cell/>
          <table:table-cell office:value-type="float" office:value="0.0324999988079" calcext:value-type="float">
            <text:p>0.0324999988079</text:p>
          </table:table-cell>
          <table:table-cell office:value-type="float" office:value="0.0133600002155" calcext:value-type="float">
            <text:p>0.0133600002155</text:p>
          </table:table-cell>
          <table:table-cell office:value-type="float" office:value="0.0295899994671" calcext:value-type="float">
            <text:p>0.0295899994671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0.212200000882" calcext:value-type="float">
            <text:p>0.212200000882</text:p>
          </table:table-cell>
          <table:table-cell office:value-type="float" office:value="-0.191679999232" calcext:value-type="float">
            <text:p>-0.191679999232</text:p>
          </table:table-cell>
          <table:table-cell office:value-type="float" office:value="0.0909200012684" calcext:value-type="float">
            <text:p>0.0909200012684</text:p>
          </table:table-cell>
          <table:table-cell office:value-type="float" office:value="0.00121000001673" calcext:value-type="float">
            <text:p>0.00121000001673</text:p>
          </table:table-cell>
          <table:table-cell/>
          <table:table-cell office:value-type="float" office:value="-1.21401906013" calcext:value-type="float">
            <text:p>-1.21401906013</text:p>
          </table:table-cell>
          <table:table-cell office:value-type="float" office:value="-0.574842870235" calcext:value-type="float">
            <text:p>-0.574842870235</text:p>
          </table:table-cell>
          <table:table-cell office:value-type="float" office:value="-0.894223153591" calcext:value-type="float">
            <text:p>-0.894223153591</text:p>
          </table:table-cell>
        </table:table-row>
        <table:table-row table:style-name="ro1">
          <table:table-cell office:value-type="float" office:value="1.59186521124819E+018" calcext:value-type="float">
            <text:p>1.59186521124819E+018</text:p>
          </table:table-cell>
          <table:table-cell table:formula="of:= ([.A120] - 1.59186520428114E+018) * 0.000000001" office:value-type="float" office:value="6.967049216" calcext:value-type="float">
            <text:p>6.967049216</text:p>
          </table:table-cell>
          <table:table-cell/>
          <table:table-cell office:value-type="float" office:value="0.0351999998093" calcext:value-type="float">
            <text:p>0.0351999998093</text:p>
          </table:table-cell>
          <table:table-cell office:value-type="float" office:value="0.00480999983847" calcext:value-type="float">
            <text:p>0.00480999983847</text:p>
          </table:table-cell>
          <table:table-cell office:value-type="float" office:value="0.0348699986935" calcext:value-type="float">
            <text:p>0.0348699986935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198200002313" calcext:value-type="float">
            <text:p>0.198200002313</text:p>
          </table:table-cell>
          <table:table-cell office:value-type="float" office:value="-0.17215000093" calcext:value-type="float">
            <text:p>-0.17215000093</text:p>
          </table:table-cell>
          <table:table-cell office:value-type="float" office:value="0.0982500016689" calcext:value-type="float">
            <text:p>0.0982500016689</text:p>
          </table:table-cell>
          <table:table-cell office:value-type="float" office:value="-0.000869999988936" calcext:value-type="float">
            <text:p>-0.000869999988936</text:p>
          </table:table-cell>
          <table:table-cell/>
          <table:table-cell office:value-type="float" office:value="-1.21472787857" calcext:value-type="float">
            <text:p>-1.21472787857</text:p>
          </table:table-cell>
          <table:table-cell office:value-type="float" office:value="-0.570794701576" calcext:value-type="float">
            <text:p>-0.570794701576</text:p>
          </table:table-cell>
          <table:table-cell office:value-type="float" office:value="-0.89425432682" calcext:value-type="float">
            <text:p>-0.89425432682</text:p>
          </table:table-cell>
        </table:table-row>
        <table:table-row table:style-name="ro1">
          <table:table-cell office:value-type="float" office:value="1.5918652113003E+018" calcext:value-type="float">
            <text:p>1.5918652113003E+018</text:p>
          </table:table-cell>
          <table:table-cell table:formula="of:= ([.A121] - 1.59186520428114E+018) * 0.000000001" office:value-type="float" office:value="7.01916032" calcext:value-type="float">
            <text:p>7.01916032</text:p>
          </table:table-cell>
          <table:table-cell/>
          <table:table-cell office:value-type="float" office:value="0.0401000007987" calcext:value-type="float">
            <text:p>0.0401000007987</text:p>
          </table:table-cell>
          <table:table-cell office:value-type="float" office:value="-0.00328999990597" calcext:value-type="float">
            <text:p>-0.00328999990597</text:p>
          </table:table-cell>
          <table:table-cell office:value-type="float" office:value="0.0399499982595" calcext:value-type="float">
            <text:p>0.0399499982595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200299993157" calcext:value-type="float">
            <text:p>0.200299993157</text:p>
          </table:table-cell>
          <table:table-cell office:value-type="float" office:value="-0.186900004745" calcext:value-type="float">
            <text:p>-0.186900004745</text:p>
          </table:table-cell>
          <table:table-cell office:value-type="float" office:value="0.0720499977469" calcext:value-type="float">
            <text:p>0.0720499977469</text:p>
          </table:table-cell>
          <table:table-cell office:value-type="float" office:value="0.00089000002481" calcext:value-type="float">
            <text:p>0.00089000002481</text:p>
          </table:table-cell>
          <table:table-cell/>
          <table:table-cell office:value-type="float" office:value="-1.21544754505" calcext:value-type="float">
            <text:p>-1.21544754505</text:p>
          </table:table-cell>
          <table:table-cell office:value-type="float" office:value="-0.566965639591" calcext:value-type="float">
            <text:p>-0.566965639591</text:p>
          </table:table-cell>
          <table:table-cell office:value-type="float" office:value="-0.894127845764" calcext:value-type="float">
            <text:p>-0.894127845764</text:p>
          </table:table-cell>
        </table:table-row>
        <table:table-row table:style-name="ro1">
          <table:table-cell office:value-type="float" office:value="1.59186521140163E+018" calcext:value-type="float">
            <text:p>1.59186521140163E+018</text:p>
          </table:table-cell>
          <table:table-cell table:formula="of:= ([.A122] - 1.59186520428114E+018) * 0.000000001" office:value-type="float" office:value="7.120493568" calcext:value-type="float">
            <text:p>7.120493568</text:p>
          </table:table-cell>
          <table:table-cell/>
          <table:table-cell office:value-type="float" office:value="0.0443000011146" calcext:value-type="float">
            <text:p>0.0443000011146</text:p>
          </table:table-cell>
          <table:table-cell office:value-type="float" office:value="-0.0195499993861" calcext:value-type="float">
            <text:p>-0.0195499993861</text:p>
          </table:table-cell>
          <table:table-cell office:value-type="float" office:value="0.039730001241" calcext:value-type="float">
            <text:p>0.039730001241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245299994946" calcext:value-type="float">
            <text:p>0.245299994946</text:p>
          </table:table-cell>
          <table:table-cell office:value-type="float" office:value="-0.244949996471" calcext:value-type="float">
            <text:p>-0.244949996471</text:p>
          </table:table-cell>
          <table:table-cell office:value-type="float" office:value="-0.0126700000837" calcext:value-type="float">
            <text:p>-0.0126700000837</text:p>
          </table:table-cell>
          <table:table-cell office:value-type="float" office:value="-0.00304999994114" calcext:value-type="float">
            <text:p>-0.00304999994114</text:p>
          </table:table-cell>
          <table:table-cell/>
          <table:table-cell office:value-type="float" office:value="-1.22149693966" calcext:value-type="float">
            <text:p>-1.22149693966</text:p>
          </table:table-cell>
          <table:table-cell office:value-type="float" office:value="-0.564105689526" calcext:value-type="float">
            <text:p>-0.564105689526</text:p>
          </table:table-cell>
          <table:table-cell office:value-type="float" office:value="-0.894156098366" calcext:value-type="float">
            <text:p>-0.894156098366</text:p>
          </table:table-cell>
        </table:table-row>
        <table:table-row table:style-name="ro1">
          <table:table-cell office:value-type="float" office:value="1.59186521145339E+018" calcext:value-type="float">
            <text:p>1.59186521145339E+018</text:p>
          </table:table-cell>
          <table:table-cell table:formula="of:= ([.A123] - 1.59186520428114E+018) * 0.000000001" office:value-type="float" office:value="7.172248576" calcext:value-type="float">
            <text:p>7.172248576</text:p>
          </table:table-cell>
          <table:table-cell/>
          <table:table-cell office:value-type="float" office:value="0.0498999990523" calcext:value-type="float">
            <text:p>0.0498999990523</text:p>
          </table:table-cell>
          <table:table-cell office:value-type="float" office:value="-0.0318999998271" calcext:value-type="float">
            <text:p>-0.0318999998271</text:p>
          </table:table-cell>
          <table:table-cell office:value-type="float" office:value="0.0383899994195" calcext:value-type="float">
            <text:p>0.0383899994195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23939999938" calcext:value-type="float">
            <text:p>0.23939999938</text:p>
          </table:table-cell>
          <table:table-cell office:value-type="float" office:value="-0.236780002713" calcext:value-type="float">
            <text:p>-0.236780002713</text:p>
          </table:table-cell>
          <table:table-cell office:value-type="float" office:value="-0.0352800004184" calcext:value-type="float">
            <text:p>-0.0352800004184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22581756115" calcext:value-type="float">
            <text:p>-1.22581756115</text:p>
          </table:table-cell>
          <table:table-cell office:value-type="float" office:value="-0.564206242561" calcext:value-type="float">
            <text:p>-0.564206242561</text:p>
          </table:table-cell>
          <table:table-cell office:value-type="float" office:value="-0.894189238548" calcext:value-type="float">
            <text:p>-0.894189238548</text:p>
          </table:table-cell>
        </table:table-row>
        <table:table-row table:style-name="ro1">
          <table:table-cell office:value-type="float" office:value="1.59186521150605E+018" calcext:value-type="float">
            <text:p>1.59186521150605E+018</text:p>
          </table:table-cell>
          <table:table-cell table:formula="of:= ([.A124] - 1.59186520428114E+018) * 0.000000001" office:value-type="float" office:value="7.224909312" calcext:value-type="float">
            <text:p>7.224909312</text:p>
          </table:table-cell>
          <table:table-cell/>
          <table:table-cell office:value-type="float" office:value="0.0555999986827" calcext:value-type="float">
            <text:p>0.0555999986827</text:p>
          </table:table-cell>
          <table:table-cell office:value-type="float" office:value="-0.0410399995744" calcext:value-type="float">
            <text:p>-0.0410399995744</text:p>
          </table:table-cell>
          <table:table-cell office:value-type="float" office:value="0.0375699996948" calcext:value-type="float">
            <text:p>0.0375699996948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182300001383" calcext:value-type="float">
            <text:p>0.182300001383</text:p>
          </table:table-cell>
          <table:table-cell office:value-type="float" office:value="-0.181360006332" calcext:value-type="float">
            <text:p>-0.181360006332</text:p>
          </table:table-cell>
          <table:table-cell office:value-type="float" office:value="-0.0186199992895" calcext:value-type="float">
            <text:p>-0.0186199992895</text:p>
          </table:table-cell>
          <table:table-cell office:value-type="float" office:value="-0.000330000009853" calcext:value-type="float">
            <text:p>-0.000330000009853</text:p>
          </table:table-cell>
          <table:table-cell/>
          <table:table-cell office:value-type="float" office:value="-1.22982633114" calcext:value-type="float">
            <text:p>-1.22982633114</text:p>
          </table:table-cell>
          <table:table-cell office:value-type="float" office:value="-0.564261972904" calcext:value-type="float">
            <text:p>-0.564261972904</text:p>
          </table:table-cell>
          <table:table-cell office:value-type="float" office:value="-0.894180059433" calcext:value-type="float">
            <text:p>-0.894180059433</text:p>
          </table:table-cell>
        </table:table-row>
        <table:table-row table:style-name="ro1">
          <table:table-cell office:value-type="float" office:value="1.5918652115582E+018" calcext:value-type="float">
            <text:p>1.5918652115582E+018</text:p>
          </table:table-cell>
          <table:table-cell table:formula="of:= ([.A125] - 1.59186520428114E+018) * 0.000000001" office:value-type="float" office:value="7.277063168" calcext:value-type="float">
            <text:p>7.277063168</text:p>
          </table:table-cell>
          <table:table-cell/>
          <table:table-cell office:value-type="float" office:value="0.0610999986529" calcext:value-type="float">
            <text:p>0.0610999986529</text:p>
          </table:table-cell>
          <table:table-cell office:value-type="float" office:value="-0.048369999975" calcext:value-type="float">
            <text:p>-0.048369999975</text:p>
          </table:table-cell>
          <table:table-cell office:value-type="float" office:value="0.0373000018299" calcext:value-type="float">
            <text:p>0.0373000018299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134700000286" calcext:value-type="float">
            <text:p>0.134700000286</text:p>
          </table:table-cell>
          <table:table-cell office:value-type="float" office:value="-0.134419992566" calcext:value-type="float">
            <text:p>-0.134419992566</text:p>
          </table:table-cell>
          <table:table-cell office:value-type="float" office:value="-0.00824000034481" calcext:value-type="float">
            <text:p>-0.00824000034481</text:p>
          </table:table-cell>
          <table:table-cell office:value-type="float" office:value="0.00187999999616" calcext:value-type="float">
            <text:p>0.00187999999616</text:p>
          </table:table-cell>
          <table:table-cell/>
          <table:table-cell office:value-type="float" office:value="-1.23415780067" calcext:value-type="float">
            <text:p>-1.23415780067</text:p>
          </table:table-cell>
          <table:table-cell office:value-type="float" office:value="-0.564345836639" calcext:value-type="float">
            <text:p>-0.564345836639</text:p>
          </table:table-cell>
          <table:table-cell office:value-type="float" office:value="-0.894178569317" calcext:value-type="float">
            <text:p>-0.894178569317</text:p>
          </table:table-cell>
        </table:table-row>
        <table:table-row table:style-name="ro1">
          <table:table-cell office:value-type="float" office:value="1.59186521161034E+018" calcext:value-type="float">
            <text:p>1.59186521161034E+018</text:p>
          </table:table-cell>
          <table:table-cell table:formula="of:= ([.A126] - 1.59186520428114E+018) * 0.000000001" office:value-type="float" office:value="7.32919936" calcext:value-type="float">
            <text:p>7.32919936</text:p>
          </table:table-cell>
          <table:table-cell/>
          <table:table-cell office:value-type="float" office:value="0.0650999993086" calcext:value-type="float">
            <text:p>0.0650999993086</text:p>
          </table:table-cell>
          <table:table-cell office:value-type="float" office:value="-0.0538300015032" calcext:value-type="float">
            <text:p>-0.0538300015032</text:p>
          </table:table-cell>
          <table:table-cell office:value-type="float" office:value="0.0366300009191" calcext:value-type="float">
            <text:p>0.0366300009191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0879999995232" calcext:value-type="float">
            <text:p>0.0879999995232</text:p>
          </table:table-cell>
          <table:table-cell office:value-type="float" office:value="-0.0793799981475" calcext:value-type="float">
            <text:p>-0.0793799981475</text:p>
          </table:table-cell>
          <table:table-cell office:value-type="float" office:value="-0.037879999727" calcext:value-type="float">
            <text:p>-0.037879999727</text:p>
          </table:table-cell>
          <table:table-cell office:value-type="float" office:value="-0.000869999988936" calcext:value-type="float">
            <text:p>-0.000869999988936</text:p>
          </table:table-cell>
          <table:table-cell/>
          <table:table-cell office:value-type="float" office:value="-1.23849761486" calcext:value-type="float">
            <text:p>-1.23849761486</text:p>
          </table:table-cell>
          <table:table-cell office:value-type="float" office:value="-0.564437031746" calcext:value-type="float">
            <text:p>-0.564437031746</text:p>
          </table:table-cell>
          <table:table-cell office:value-type="float" office:value="-0.894180893898" calcext:value-type="float">
            <text:p>-0.894180893898</text:p>
          </table:table-cell>
        </table:table-row>
        <table:table-row table:style-name="ro1">
          <table:table-cell office:value-type="float" office:value="1.59186521166157E+018" calcext:value-type="float">
            <text:p>1.59186521166157E+018</text:p>
          </table:table-cell>
          <table:table-cell table:formula="of:= ([.A127] - 1.59186520428114E+018) * 0.000000001" office:value-type="float" office:value="7.3804352" calcext:value-type="float">
            <text:p>7.3804352</text:p>
          </table:table-cell>
          <table:table-cell/>
          <table:table-cell office:value-type="float" office:value="0.0644999966025" calcext:value-type="float">
            <text:p>0.0644999966025</text:p>
          </table:table-cell>
          <table:table-cell office:value-type="float" office:value="-0.0565499998629" calcext:value-type="float">
            <text:p>-0.0565499998629</text:p>
          </table:table-cell>
          <table:table-cell office:value-type="float" office:value="0.0311200004071" calcext:value-type="float">
            <text:p>0.0311200004071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113399997354" calcext:value-type="float">
            <text:p>0.113399997354</text:p>
          </table:table-cell>
          <table:table-cell office:value-type="float" office:value="-0.0454999990761" calcext:value-type="float">
            <text:p>-0.0454999990761</text:p>
          </table:table-cell>
          <table:table-cell office:value-type="float" office:value="-0.103809997439" calcext:value-type="float">
            <text:p>-0.103809997439</text:p>
          </table:table-cell>
          <table:table-cell office:value-type="float" office:value="-0.00271999998949" calcext:value-type="float">
            <text:p>-0.00271999998949</text:p>
          </table:table-cell>
          <table:table-cell/>
          <table:table-cell office:value-type="float" office:value="-1.24245917797" calcext:value-type="float">
            <text:p>-1.24245917797</text:p>
          </table:table-cell>
          <table:table-cell office:value-type="float" office:value="-0.564523160458" calcext:value-type="float">
            <text:p>-0.564523160458</text:p>
          </table:table-cell>
          <table:table-cell office:value-type="float" office:value="-0.894181907177" calcext:value-type="float">
            <text:p>-0.894181907177</text:p>
          </table:table-cell>
        </table:table-row>
        <table:table-row table:style-name="ro1">
          <table:table-cell office:value-type="float" office:value="1.59186521171333E+018" calcext:value-type="float">
            <text:p>1.59186521171333E+018</text:p>
          </table:table-cell>
          <table:table-cell table:formula="of:= ([.A128] - 1.59186520428114E+018) * 0.000000001" office:value-type="float" office:value="7.432195072" calcext:value-type="float">
            <text:p>7.432195072</text:p>
          </table:table-cell>
          <table:table-cell/>
          <table:table-cell office:value-type="float" office:value="0.0649000033736" calcext:value-type="float">
            <text:p>0.0649000033736</text:p>
          </table:table-cell>
          <table:table-cell office:value-type="float" office:value="-0.0600400008261" calcext:value-type="float">
            <text:p>-0.0600400008261</text:p>
          </table:table-cell>
          <table:table-cell office:value-type="float" office:value="0.0246300008148" calcext:value-type="float">
            <text:p>0.0246300008148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0.136600002646" calcext:value-type="float">
            <text:p>0.136600002646</text:p>
          </table:table-cell>
          <table:table-cell office:value-type="float" office:value="-0.0608600005507" calcext:value-type="float">
            <text:p>-0.0608600005507</text:p>
          </table:table-cell>
          <table:table-cell office:value-type="float" office:value="-0.122299998999" calcext:value-type="float">
            <text:p>-0.122299998999</text:p>
          </table:table-cell>
          <table:table-cell office:value-type="float" office:value="-0.00167999998666" calcext:value-type="float">
            <text:p>-0.00167999998666</text:p>
          </table:table-cell>
          <table:table-cell/>
          <table:table-cell office:value-type="float" office:value="-1.24669539928" calcext:value-type="float">
            <text:p>-1.24669539928</text:p>
          </table:table-cell>
          <table:table-cell office:value-type="float" office:value="-0.564591109753" calcext:value-type="float">
            <text:p>-0.564591109753</text:p>
          </table:table-cell>
          <table:table-cell office:value-type="float" office:value="-0.894169867039" calcext:value-type="float">
            <text:p>-0.894169867039</text:p>
          </table:table-cell>
        </table:table-row>
        <table:table-row table:style-name="ro1">
          <table:table-cell office:value-type="float" office:value="1.59186521176544E+018" calcext:value-type="float">
            <text:p>1.59186521176544E+018</text:p>
          </table:table-cell>
          <table:table-cell table:formula="of:= ([.A129] - 1.59186520428114E+018) * 0.000000001" office:value-type="float" office:value="7.4843072" calcext:value-type="float">
            <text:p>7.4843072</text:p>
          </table:table-cell>
          <table:table-cell/>
          <table:table-cell office:value-type="float" office:value="0.0668999999762" calcext:value-type="float">
            <text:p>0.0668999999762</text:p>
          </table:table-cell>
          <table:table-cell office:value-type="float" office:value="-0.0644700005651" calcext:value-type="float">
            <text:p>-0.0644700005651</text:p>
          </table:table-cell>
          <table:table-cell office:value-type="float" office:value="0.0178599990904" calcext:value-type="float">
            <text:p>0.0178599990904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157100006938" calcext:value-type="float">
            <text:p>0.157100006938</text:p>
          </table:table-cell>
          <table:table-cell office:value-type="float" office:value="-0.0840200036764" calcext:value-type="float">
            <text:p>-0.0840200036764</text:p>
          </table:table-cell>
          <table:table-cell office:value-type="float" office:value="-0.13275000453" calcext:value-type="float">
            <text:p>-0.13275000453</text:p>
          </table:table-cell>
          <table:table-cell office:value-type="float" office:value="-0.000520000001416" calcext:value-type="float">
            <text:p>-0.000520000001416</text:p>
          </table:table-cell>
          <table:table-cell/>
          <table:table-cell office:value-type="float" office:value="-1.25070881844" calcext:value-type="float">
            <text:p>-1.25070881844</text:p>
          </table:table-cell>
          <table:table-cell office:value-type="float" office:value="-0.564676344395" calcext:value-type="float">
            <text:p>-0.564676344395</text:p>
          </table:table-cell>
          <table:table-cell office:value-type="float" office:value="-0.894187510014" calcext:value-type="float">
            <text:p>-0.894187510014</text:p>
          </table:table-cell>
        </table:table-row>
        <table:table-row table:style-name="ro1">
          <table:table-cell office:value-type="float" office:value="1.59186521181768E+018" calcext:value-type="float">
            <text:p>1.59186521181768E+018</text:p>
          </table:table-cell>
          <table:table-cell table:formula="of:= ([.A130] - 1.59186520428114E+018) * 0.000000001" office:value-type="float" office:value="7.536548096" calcext:value-type="float">
            <text:p>7.536548096</text:p>
          </table:table-cell>
          <table:table-cell/>
          <table:table-cell office:value-type="float" office:value="0.0715999975801" calcext:value-type="float">
            <text:p>0.0715999975801</text:p>
          </table:table-cell>
          <table:table-cell office:value-type="float" office:value="-0.0707900002599" calcext:value-type="float">
            <text:p>-0.0707900002599</text:p>
          </table:table-cell>
          <table:table-cell office:value-type="float" office:value="0.0106199998409" calcext:value-type="float">
            <text:p>0.0106199998409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/>
          <table:table-cell office:value-type="float" office:value="0.174400001764" calcext:value-type="float">
            <text:p>0.174400001764</text:p>
          </table:table-cell>
          <table:table-cell office:value-type="float" office:value="-0.103129997849" calcext:value-type="float">
            <text:p>-0.103129997849</text:p>
          </table:table-cell>
          <table:table-cell office:value-type="float" office:value="-0.140650004148" calcext:value-type="float">
            <text:p>-0.140650004148</text:p>
          </table:table-cell>
          <table:table-cell office:value-type="float" office:value="0.00079999997979" calcext:value-type="float">
            <text:p>0.00079999997979</text:p>
          </table:table-cell>
          <table:table-cell/>
          <table:table-cell office:value-type="float" office:value="-1.2550406456" calcext:value-type="float">
            <text:p>-1.2550406456</text:p>
          </table:table-cell>
          <table:table-cell office:value-type="float" office:value="-0.564744710922" calcext:value-type="float">
            <text:p>-0.564744710922</text:p>
          </table:table-cell>
          <table:table-cell office:value-type="float" office:value="-0.894168138504" calcext:value-type="float">
            <text:p>-0.894168138504</text:p>
          </table:table-cell>
        </table:table-row>
        <table:table-row table:style-name="ro1">
          <table:table-cell office:value-type="float" office:value="1.59186521186937E+018" calcext:value-type="float">
            <text:p>1.59186521186937E+018</text:p>
          </table:table-cell>
          <table:table-cell table:formula="of:= ([.A131] - 1.59186520428114E+018) * 0.000000001" office:value-type="float" office:value="7.58823808" calcext:value-type="float">
            <text:p>7.58823808</text:p>
          </table:table-cell>
          <table:table-cell/>
          <table:table-cell office:value-type="float" office:value="0.0766000002623" calcext:value-type="float">
            <text:p>0.0766000002623</text:p>
          </table:table-cell>
          <table:table-cell office:value-type="float" office:value="-0.0765400007367" calcext:value-type="float">
            <text:p>-0.0765400007367</text:p>
          </table:table-cell>
          <table:table-cell office:value-type="float" office:value="0.00368000008166" calcext:value-type="float">
            <text:p>0.00368000008166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47200003266" calcext:value-type="float">
            <text:p>0.147200003266</text:p>
          </table:table-cell>
          <table:table-cell office:value-type="float" office:value="-0.0877500027418" calcext:value-type="float">
            <text:p>-0.0877500027418</text:p>
          </table:table-cell>
          <table:table-cell office:value-type="float" office:value="-0.118220001459" calcext:value-type="float">
            <text:p>-0.118220001459</text:p>
          </table:table-cell>
          <table:table-cell office:value-type="float" office:value="-0.00156000000425" calcext:value-type="float">
            <text:p>-0.00156000000425</text:p>
          </table:table-cell>
          <table:table-cell/>
          <table:table-cell office:value-type="float" office:value="-1.25900566578" calcext:value-type="float">
            <text:p>-1.25900566578</text:p>
          </table:table-cell>
          <table:table-cell office:value-type="float" office:value="-0.564869940281" calcext:value-type="float">
            <text:p>-0.564869940281</text:p>
          </table:table-cell>
          <table:table-cell office:value-type="float" office:value="-0.894155085087" calcext:value-type="float">
            <text:p>-0.894155085087</text:p>
          </table:table-cell>
        </table:table-row>
        <table:table-row table:style-name="ro1">
          <table:table-cell office:value-type="float" office:value="1.59186521197171E+018" calcext:value-type="float">
            <text:p>1.59186521197171E+018</text:p>
          </table:table-cell>
          <table:table-cell table:formula="of:= ([.A132] - 1.59186520428114E+018) * 0.000000001" office:value-type="float" office:value="7.690570496" calcext:value-type="float">
            <text:p>7.690570496</text:p>
          </table:table-cell>
          <table:table-cell/>
          <table:table-cell office:value-type="float" office:value="0.0806000009179" calcext:value-type="float">
            <text:p>0.0806000009179</text:p>
          </table:table-cell>
          <table:table-cell office:value-type="float" office:value="-0.0805400013924" calcext:value-type="float">
            <text:p>-0.0805400013924</text:p>
          </table:table-cell>
          <table:table-cell office:value-type="float" office:value="-0.00236999988556" calcext:value-type="float">
            <text:p>-0.00236999988556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0375000014901" calcext:value-type="float">
            <text:p>0.0375000014901</text:p>
          </table:table-cell>
          <table:table-cell office:value-type="float" office:value="-0.00419999985024" calcext:value-type="float">
            <text:p>-0.00419999985024</text:p>
          </table:table-cell>
          <table:table-cell office:value-type="float" office:value="-0.0369900017977" calcext:value-type="float">
            <text:p>-0.0369900017977</text:p>
          </table:table-cell>
          <table:table-cell office:value-type="float" office:value="0.00407999986783" calcext:value-type="float">
            <text:p>0.00407999986783</text:p>
          </table:table-cell>
          <table:table-cell/>
          <table:table-cell office:value-type="float" office:value="-1.26741111279" calcext:value-type="float">
            <text:p>-1.26741111279</text:p>
          </table:table-cell>
          <table:table-cell office:value-type="float" office:value="-0.565454661846" calcext:value-type="float">
            <text:p>-0.565454661846</text:p>
          </table:table-cell>
          <table:table-cell office:value-type="float" office:value="-0.894116640091" calcext:value-type="float">
            <text:p>-0.894116640091</text:p>
          </table:table-cell>
        </table:table-row>
        <table:table-row table:style-name="ro1">
          <table:table-cell office:value-type="float" office:value="1.59186521202381E+018" calcext:value-type="float">
            <text:p>1.59186521202381E+018</text:p>
          </table:table-cell>
          <table:table-cell table:formula="of:= ([.A133] - 1.59186520428114E+018) * 0.000000001" office:value-type="float" office:value="7.74267136" calcext:value-type="float">
            <text:p>7.74267136</text:p>
          </table:table-cell>
          <table:table-cell/>
          <table:table-cell office:value-type="float" office:value="0.0800999999046" calcext:value-type="float">
            <text:p>0.0800999999046</text:p>
          </table:table-cell>
          <table:table-cell office:value-type="float" office:value="-0.0800499990582" calcext:value-type="float">
            <text:p>-0.0800499990582</text:p>
          </table:table-cell>
          <table:table-cell office:value-type="float" office:value="-0.00310999993235" calcext:value-type="float">
            <text:p>-0.00310999993235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0136000001803" calcext:value-type="float">
            <text:p>0.0136000001803</text:p>
          </table:table-cell>
          <table:table-cell office:value-type="float" office:value="0.00340000004508" calcext:value-type="float">
            <text:p>0.00340000004508</text:p>
          </table:table-cell>
          <table:table-cell office:value-type="float" office:value="-0.013209999539" calcext:value-type="float">
            <text:p>-0.013209999539</text:p>
          </table:table-cell>
          <table:table-cell office:value-type="float" office:value="-0.000399999989895" calcext:value-type="float">
            <text:p>-0.000399999989895</text:p>
          </table:table-cell>
          <table:table-cell/>
          <table:table-cell office:value-type="float" office:value="-1.27148115635" calcext:value-type="float">
            <text:p>-1.27148115635</text:p>
          </table:table-cell>
          <table:table-cell office:value-type="float" office:value="-0.565978825092" calcext:value-type="float">
            <text:p>-0.565978825092</text:p>
          </table:table-cell>
          <table:table-cell office:value-type="float" office:value="-0.894123792648" calcext:value-type="float">
            <text:p>-0.894123792648</text:p>
          </table:table-cell>
        </table:table-row>
        <table:table-row table:style-name="ro1">
          <table:table-cell office:value-type="float" office:value="1.59186521207554E+018" calcext:value-type="float">
            <text:p>1.59186521207554E+018</text:p>
          </table:table-cell>
          <table:table-cell table:formula="of:= ([.A134] - 1.59186520428114E+018) * 0.000000001" office:value-type="float" office:value="7.794398464" calcext:value-type="float">
            <text:p>7.794398464</text:p>
          </table:table-cell>
          <table:table-cell/>
          <table:table-cell office:value-type="float" office:value="0.0802000015974" calcext:value-type="float">
            <text:p>0.0802000015974</text:p>
          </table:table-cell>
          <table:table-cell office:value-type="float" office:value="-0.0801099985838" calcext:value-type="float">
            <text:p>-0.0801099985838</text:p>
          </table:table-cell>
          <table:table-cell office:value-type="float" office:value="-0.00416000001132" calcext:value-type="float">
            <text:p>-0.00416000001132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0209999997169" calcext:value-type="float">
            <text:p>0.0209999997169</text:p>
          </table:table-cell>
          <table:table-cell office:value-type="float" office:value="-0.000369999994291" calcext:value-type="float">
            <text:p>-0.000369999994291</text:p>
          </table:table-cell>
          <table:table-cell office:value-type="float" office:value="-0.0210200008005" calcext:value-type="float">
            <text:p>-0.0210200008005</text:p>
          </table:table-cell>
          <table:table-cell office:value-type="float" office:value="-0.000369999994291" calcext:value-type="float">
            <text:p>-0.000369999994291</text:p>
          </table:table-cell>
          <table:table-cell/>
          <table:table-cell office:value-type="float" office:value="-1.2754509449" calcext:value-type="float">
            <text:p>-1.2754509449</text:p>
          </table:table-cell>
          <table:table-cell office:value-type="float" office:value="-0.566633045673" calcext:value-type="float">
            <text:p>-0.566633045673</text:p>
          </table:table-cell>
          <table:table-cell office:value-type="float" office:value="-0.894119739532" calcext:value-type="float">
            <text:p>-0.894119739532</text:p>
          </table:table-cell>
        </table:table-row>
        <table:table-row table:style-name="ro1">
          <table:table-cell office:value-type="float" office:value="1.59186521212701E+018" calcext:value-type="float">
            <text:p>1.59186521212701E+018</text:p>
          </table:table-cell>
          <table:table-cell table:formula="of:= ([.A135] - 1.59186520428114E+018) * 0.000000001" office:value-type="float" office:value="7.845876224" calcext:value-type="float">
            <text:p>7.845876224</text:p>
          </table:table-cell>
          <table:table-cell/>
          <table:table-cell office:value-type="float" office:value="0.0799999982119" calcext:value-type="float">
            <text:p>0.0799999982119</text:p>
          </table:table-cell>
          <table:table-cell office:value-type="float" office:value="-0.0798000022769" calcext:value-type="float">
            <text:p>-0.0798000022769</text:p>
          </table:table-cell>
          <table:table-cell office:value-type="float" office:value="-0.00542999990284" calcext:value-type="float">
            <text:p>-0.00542999990284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0.0239000003785" calcext:value-type="float">
            <text:p>0.0239000003785</text:p>
          </table:table-cell>
          <table:table-cell office:value-type="float" office:value="0.00400000018999" calcext:value-type="float">
            <text:p>0.00400000018999</text:p>
          </table:table-cell>
          <table:table-cell office:value-type="float" office:value="-0.0235300008208" calcext:value-type="float">
            <text:p>-0.0235300008208</text:p>
          </table:table-cell>
          <table:table-cell table:style-name="ce1" office:value-type="float" office:value="-0.0000199999994948" calcext:value-type="float">
            <text:p>-2.00E-05</text:p>
          </table:table-cell>
          <table:table-cell/>
          <table:table-cell office:value-type="float" office:value="-1.27954769135" calcext:value-type="float">
            <text:p>-1.27954769135</text:p>
          </table:table-cell>
          <table:table-cell office:value-type="float" office:value="-0.567431807518" calcext:value-type="float">
            <text:p>-0.567431807518</text:p>
          </table:table-cell>
          <table:table-cell office:value-type="float" office:value="-0.894124448299" calcext:value-type="float">
            <text:p>-0.894124448299</text:p>
          </table:table-cell>
        </table:table-row>
        <table:table-row table:style-name="ro1">
          <table:table-cell office:value-type="float" office:value="1.59186521217838E+018" calcext:value-type="float">
            <text:p>1.59186521217838E+018</text:p>
          </table:table-cell>
          <table:table-cell table:formula="of:= ([.A136] - 1.59186520428114E+018) * 0.000000001" office:value-type="float" office:value="7.897243648" calcext:value-type="float">
            <text:p>7.897243648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-0.0794799998403" calcext:value-type="float">
            <text:p>-0.0794799998403</text:p>
          </table:table-cell>
          <table:table-cell office:value-type="float" office:value="-0.0068100001663" calcext:value-type="float">
            <text:p>-0.0068100001663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0254999995232" calcext:value-type="float">
            <text:p>0.0254999995232</text:p>
          </table:table-cell>
          <table:table-cell office:value-type="float" office:value="0.00147000001743" calcext:value-type="float">
            <text:p>0.00147000001743</text:p>
          </table:table-cell>
          <table:table-cell office:value-type="float" office:value="-0.025399999693" calcext:value-type="float">
            <text:p>-0.025399999693</text:p>
          </table:table-cell>
          <table:table-cell office:value-type="float" office:value="-0.000690000015311" calcext:value-type="float">
            <text:p>-0.000690000015311</text:p>
          </table:table-cell>
          <table:table-cell/>
          <table:table-cell office:value-type="float" office:value="-1.28364706039" calcext:value-type="float">
            <text:p>-1.28364706039</text:p>
          </table:table-cell>
          <table:table-cell office:value-type="float" office:value="-0.568305850029" calcext:value-type="float">
            <text:p>-0.568305850029</text:p>
          </table:table-cell>
          <table:table-cell office:value-type="float" office:value="-0.89413112402" calcext:value-type="float">
            <text:p>-0.89413112402</text:p>
          </table:table-cell>
        </table:table-row>
        <table:table-row table:style-name="ro1">
          <table:table-cell office:value-type="float" office:value="1.59186521223114E+018" calcext:value-type="float">
            <text:p>1.59186521223114E+018</text:p>
          </table:table-cell>
          <table:table-cell table:formula="of:= ([.A137] - 1.59186520428114E+018) * 0.000000001" office:value-type="float" office:value="7.950005504" calcext:value-type="float">
            <text:p>7.950005504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-0.0791800022125" calcext:value-type="float">
            <text:p>-0.0791800022125</text:p>
          </table:table-cell>
          <table:table-cell office:value-type="float" office:value="-0.00813999958336" calcext:value-type="float">
            <text:p>-0.00813999958336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0.0289999991655" calcext:value-type="float">
            <text:p>0.0289999991655</text:p>
          </table:table-cell>
          <table:table-cell office:value-type="float" office:value="-0.000310000003083" calcext:value-type="float">
            <text:p>-0.000310000003083</text:p>
          </table:table-cell>
          <table:table-cell office:value-type="float" office:value="-0.0290099997073" calcext:value-type="float">
            <text:p>-0.0290099997073</text:p>
          </table:table-cell>
          <table:table-cell office:value-type="float" office:value="0.000660000019707" calcext:value-type="float">
            <text:p>0.000660000019707</text:p>
          </table:table-cell>
          <table:table-cell/>
          <table:table-cell office:value-type="float" office:value="-1.28755950928" calcext:value-type="float">
            <text:p>-1.28755950928</text:p>
          </table:table-cell>
          <table:table-cell office:value-type="float" office:value="-0.569161295891" calcext:value-type="float">
            <text:p>-0.569161295891</text:p>
          </table:table-cell>
          <table:table-cell office:value-type="float" office:value="-0.894158482552" calcext:value-type="float">
            <text:p>-0.894158482552</text:p>
          </table:table-cell>
        </table:table-row>
        <table:table-row table:style-name="ro1">
          <table:table-cell office:value-type="float" office:value="1.59186521228333E+018" calcext:value-type="float">
            <text:p>1.59186521228333E+018</text:p>
          </table:table-cell>
          <table:table-cell table:formula="of:= ([.A138] - 1.59186520428114E+018) * 0.000000001" office:value-type="float" office:value="8.002197504" calcext:value-type="float">
            <text:p>8.002197504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office:value-type="float" office:value="-0.0791099965572" calcext:value-type="float">
            <text:p>-0.0791099965572</text:p>
          </table:table-cell>
          <table:table-cell office:value-type="float" office:value="-0.00977000035346" calcext:value-type="float">
            <text:p>-0.00977000035346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0300999991596" calcext:value-type="float">
            <text:p>0.0300999991596</text:p>
          </table:table-cell>
          <table:table-cell office:value-type="float" office:value="0.00380000006407" calcext:value-type="float">
            <text:p>0.00380000006407</text:p>
          </table:table-cell>
          <table:table-cell office:value-type="float" office:value="-0.0299100000411" calcext:value-type="float">
            <text:p>-0.0299100000411</text:p>
          </table:table-cell>
          <table:table-cell table:style-name="ce1" office:value-type="float" office:value="0.0000299999992421" calcext:value-type="float">
            <text:p>3.00E-05</text:p>
          </table:table-cell>
          <table:table-cell/>
          <table:table-cell office:value-type="float" office:value="-1.29178667068" calcext:value-type="float">
            <text:p>-1.29178667068</text:p>
          </table:table-cell>
          <table:table-cell office:value-type="float" office:value="-0.570161342621" calcext:value-type="float">
            <text:p>-0.570161342621</text:p>
          </table:table-cell>
          <table:table-cell office:value-type="float" office:value="-0.894154727459" calcext:value-type="float">
            <text:p>-0.894154727459</text:p>
          </table:table-cell>
        </table:table-row>
        <table:table-row table:style-name="ro1">
          <table:table-cell office:value-type="float" office:value="1.59186521233561E+018" calcext:value-type="float">
            <text:p>1.59186521233561E+018</text:p>
          </table:table-cell>
          <table:table-cell table:formula="of:= ([.A139] - 1.59186520428114E+018) * 0.000000001" office:value-type="float" office:value="8.05447552" calcext:value-type="float">
            <text:p>8.05447552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-0.0788099989295" calcext:value-type="float">
            <text:p>-0.0788099989295</text:p>
          </table:table-cell>
          <table:table-cell office:value-type="float" office:value="-0.0115200001746" calcext:value-type="float">
            <text:p>-0.0115200001746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0333999991417" calcext:value-type="float">
            <text:p>0.0333999991417</text:p>
          </table:table-cell>
          <table:table-cell office:value-type="float" office:value="0.0103099998087" calcext:value-type="float">
            <text:p>0.0103099998087</text:p>
          </table:table-cell>
          <table:table-cell office:value-type="float" office:value="-0.0317200012505" calcext:value-type="float">
            <text:p>-0.0317200012505</text:p>
          </table:table-cell>
          <table:table-cell office:value-type="float" office:value="-0.00118000002112" calcext:value-type="float">
            <text:p>-0.00118000002112</text:p>
          </table:table-cell>
          <table:table-cell/>
          <table:table-cell office:value-type="float" office:value="-1.2956444025" calcext:value-type="float">
            <text:p>-1.2956444025</text:p>
          </table:table-cell>
          <table:table-cell office:value-type="float" office:value="-0.571245193481" calcext:value-type="float">
            <text:p>-0.571245193481</text:p>
          </table:table-cell>
          <table:table-cell office:value-type="float" office:value="-0.894151210785" calcext:value-type="float">
            <text:p>-0.894151210785</text:p>
          </table:table-cell>
        </table:table-row>
        <table:table-row table:style-name="ro1">
          <table:table-cell office:value-type="float" office:value="1.59186521238746E+018" calcext:value-type="float">
            <text:p>1.59186521238746E+018</text:p>
          </table:table-cell>
          <table:table-cell table:formula="of:= ([.A140] - 1.59186520428114E+018) * 0.000000001" office:value-type="float" office:value="8.10631936" calcext:value-type="float">
            <text:p>8.10631936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-0.0784000009298" calcext:value-type="float">
            <text:p>-0.0784000009298</text:p>
          </table:table-cell>
          <table:table-cell office:value-type="float" office:value="-0.0134699996561" calcext:value-type="float">
            <text:p>-0.0134699996561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0362000018358" calcext:value-type="float">
            <text:p>0.0362000018358</text:p>
          </table:table-cell>
          <table:table-cell office:value-type="float" office:value="0.00829999987036" calcext:value-type="float">
            <text:p>0.00829999987036</text:p>
          </table:table-cell>
          <table:table-cell office:value-type="float" office:value="-0.0352500006557" calcext:value-type="float">
            <text:p>-0.0352500006557</text:p>
          </table:table-cell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-1.29971265793" calcext:value-type="float">
            <text:p>-1.29971265793</text:p>
          </table:table-cell>
          <table:table-cell office:value-type="float" office:value="-0.5724183321" calcext:value-type="float">
            <text:p>-0.5724183321</text:p>
          </table:table-cell>
          <table:table-cell office:value-type="float" office:value="-0.894127011299" calcext:value-type="float">
            <text:p>-0.894127011299</text:p>
          </table:table-cell>
        </table:table-row>
        <table:table-row table:style-name="ro1">
          <table:table-cell office:value-type="float" office:value="1.5918652124389E+018" calcext:value-type="float">
            <text:p>1.5918652124389E+018</text:p>
          </table:table-cell>
          <table:table-cell table:formula="of:= ([.A141] - 1.59186520428114E+018) * 0.000000001" office:value-type="float" office:value="8.157763072" calcext:value-type="float">
            <text:p>8.157763072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office:value-type="float" office:value="-0.0783599987626" calcext:value-type="float">
            <text:p>-0.0783599987626</text:p>
          </table:table-cell>
          <table:table-cell office:value-type="float" office:value="-0.0158500000834" calcext:value-type="float">
            <text:p>-0.0158500000834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0460000000894" calcext:value-type="float">
            <text:p>0.0460000000894</text:p>
          </table:table-cell>
          <table:table-cell office:value-type="float" office:value="0.0118599999696" calcext:value-type="float">
            <text:p>0.0118599999696</text:p>
          </table:table-cell>
          <table:table-cell office:value-type="float" office:value="-0.0444200001657" calcext:value-type="float">
            <text:p>-0.0444200001657</text:p>
          </table:table-cell>
          <table:table-cell office:value-type="float" office:value="-0.00079999997979" calcext:value-type="float">
            <text:p>-0.00079999997979</text:p>
          </table:table-cell>
          <table:table-cell/>
          <table:table-cell office:value-type="float" office:value="-1.30363178253" calcext:value-type="float">
            <text:p>-1.30363178253</text:p>
          </table:table-cell>
          <table:table-cell office:value-type="float" office:value="-0.57389742136" calcext:value-type="float">
            <text:p>-0.57389742136</text:p>
          </table:table-cell>
          <table:table-cell office:value-type="float" office:value="-0.894119381905" calcext:value-type="float">
            <text:p>-0.894119381905</text:p>
          </table:table-cell>
        </table:table-row>
        <table:table-row table:style-name="ro1">
          <table:table-cell office:value-type="float" office:value="1.5918652125414E+018" calcext:value-type="float">
            <text:p>1.5918652125414E+018</text:p>
          </table:table-cell>
          <table:table-cell table:formula="of:= ([.A142] - 1.59186520428114E+018) * 0.000000001" office:value-type="float" office:value="8.260260352" calcext:value-type="float">
            <text:p>8.260260352</text:p>
          </table:table-cell>
          <table:table-cell/>
          <table:table-cell office:value-type="float" office:value="0.0794000029564" calcext:value-type="float">
            <text:p>0.0794000029564</text:p>
          </table:table-cell>
          <table:table-cell office:value-type="float" office:value="-0.076669998467" calcext:value-type="float">
            <text:p>-0.076669998467</text:p>
          </table:table-cell>
          <table:table-cell office:value-type="float" office:value="-0.02054999955" calcext:value-type="float">
            <text:p>-0.02054999955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0476000010967" calcext:value-type="float">
            <text:p>0.0476000010967</text:p>
          </table:table-cell>
          <table:table-cell office:value-type="float" office:value="0.0121900001541" calcext:value-type="float">
            <text:p>0.0121900001541</text:p>
          </table:table-cell>
          <table:table-cell office:value-type="float" office:value="-0.0460000000894" calcext:value-type="float">
            <text:p>-0.0460000000894</text:p>
          </table:table-cell>
          <table:table-cell office:value-type="float" office:value="0.000360000005458" calcext:value-type="float">
            <text:p>0.000360000005458</text:p>
          </table:table-cell>
          <table:table-cell/>
          <table:table-cell office:value-type="float" office:value="-1.31108999252" calcext:value-type="float">
            <text:p>-1.31108999252</text:p>
          </table:table-cell>
          <table:table-cell office:value-type="float" office:value="-0.577162921429" calcext:value-type="float">
            <text:p>-0.577162921429</text:p>
          </table:table-cell>
          <table:table-cell office:value-type="float" office:value="-0.894097328186" calcext:value-type="float">
            <text:p>-0.894097328186</text:p>
          </table:table-cell>
        </table:table-row>
        <table:table-row table:style-name="ro1">
          <table:table-cell office:value-type="float" office:value="1.59186521259339E+018" calcext:value-type="float">
            <text:p>1.59186521259339E+018</text:p>
          </table:table-cell>
          <table:table-cell table:formula="of:= ([.A143] - 1.59186520428114E+018) * 0.000000001" office:value-type="float" office:value="8.31225344" calcext:value-type="float">
            <text:p>8.31225344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-0.0762799978256" calcext:value-type="float">
            <text:p>-0.0762799978256</text:p>
          </table:table-cell>
          <table:table-cell office:value-type="float" office:value="-0.02285999991" calcext:value-type="float">
            <text:p>-0.02285999991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456000007689" calcext:value-type="float">
            <text:p>0.0456000007689</text:p>
          </table:table-cell>
          <table:table-cell office:value-type="float" office:value="0.0151899997145" calcext:value-type="float">
            <text:p>0.0151899997145</text:p>
          </table:table-cell>
          <table:table-cell office:value-type="float" office:value="-0.0430000014603" calcext:value-type="float">
            <text:p>-0.0430000014603</text:p>
          </table:table-cell>
          <table:table-cell office:value-type="float" office:value="0.00109000003431" calcext:value-type="float">
            <text:p>0.00109000003431</text:p>
          </table:table-cell>
          <table:table-cell/>
          <table:table-cell office:value-type="float" office:value="-1.31492817402" calcext:value-type="float">
            <text:p>-1.31492817402</text:p>
          </table:table-cell>
          <table:table-cell office:value-type="float" office:value="-0.578997373581" calcext:value-type="float">
            <text:p>-0.578997373581</text:p>
          </table:table-cell>
          <table:table-cell office:value-type="float" office:value="-0.894123911858" calcext:value-type="float">
            <text:p>-0.894123911858</text:p>
          </table:table-cell>
        </table:table-row>
        <table:table-row table:style-name="ro1">
          <table:table-cell office:value-type="float" office:value="1.59186521264581E+018" calcext:value-type="float">
            <text:p>1.59186521264581E+018</text:p>
          </table:table-cell>
          <table:table-cell table:formula="of:= ([.A144] - 1.59186520428114E+018) * 0.000000001" office:value-type="float" office:value="8.364671488" calcext:value-type="float">
            <text:p>8.364671488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-0.0756499990821" calcext:value-type="float">
            <text:p>-0.0756499990821</text:p>
          </table:table-cell>
          <table:table-cell office:value-type="float" office:value="-0.0249099992216" calcext:value-type="float">
            <text:p>-0.0249099992216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0.0447999984026" calcext:value-type="float">
            <text:p>0.0447999984026</text:p>
          </table:table-cell>
          <table:table-cell office:value-type="float" office:value="0.0162700004876" calcext:value-type="float">
            <text:p>0.0162700004876</text:p>
          </table:table-cell>
          <table:table-cell office:value-type="float" office:value="-0.0416800007224" calcext:value-type="float">
            <text:p>-0.0416800007224</text:p>
          </table:table-cell>
          <table:table-cell office:value-type="float" office:value="0.00164000003133" calcext:value-type="float">
            <text:p>0.00164000003133</text:p>
          </table:table-cell>
          <table:table-cell/>
          <table:table-cell office:value-type="float" office:value="-1.31859326363" calcext:value-type="float">
            <text:p>-1.31859326363</text:p>
          </table:table-cell>
          <table:table-cell office:value-type="float" office:value="-0.580839276314" calcext:value-type="float">
            <text:p>-0.580839276314</text:p>
          </table:table-cell>
          <table:table-cell office:value-type="float" office:value="-0.894095897675" calcext:value-type="float">
            <text:p>-0.894095897675</text:p>
          </table:table-cell>
        </table:table-row>
        <table:table-row table:style-name="ro1">
          <table:table-cell office:value-type="float" office:value="1.59186521269775E+018" calcext:value-type="float">
            <text:p>1.59186521269775E+018</text:p>
          </table:table-cell>
          <table:table-cell table:formula="of:= ([.A145] - 1.59186520428114E+018) * 0.000000001" office:value-type="float" office:value="8.416611328" calcext:value-type="float">
            <text:p>8.416611328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office:value-type="float" office:value="-0.0750200003386" calcext:value-type="float">
            <text:p>-0.0750200003386</text:p>
          </table:table-cell>
          <table:table-cell office:value-type="float" office:value="-0.026930000633" calcext:value-type="float">
            <text:p>-0.026930000633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0419000014663" calcext:value-type="float">
            <text:p>0.0419000014663</text:p>
          </table:table-cell>
          <table:table-cell office:value-type="float" office:value="0.0140899997205" calcext:value-type="float">
            <text:p>0.0140899997205</text:p>
          </table:table-cell>
          <table:table-cell office:value-type="float" office:value="-0.0394099988043" calcext:value-type="float">
            <text:p>-0.0394099988043</text:p>
          </table:table-cell>
          <table:table-cell office:value-type="float" office:value="0.00118999998085" calcext:value-type="float">
            <text:p>0.00118999998085</text:p>
          </table:table-cell>
          <table:table-cell/>
          <table:table-cell office:value-type="float" office:value="-1.32236611843" calcext:value-type="float">
            <text:p>-1.32236611843</text:p>
          </table:table-cell>
          <table:table-cell office:value-type="float" office:value="-0.582800269127" calcext:value-type="float">
            <text:p>-0.582800269127</text:p>
          </table:table-cell>
          <table:table-cell office:value-type="float" office:value="-0.894087553024" calcext:value-type="float">
            <text:p>-0.894087553024</text:p>
          </table:table-cell>
        </table:table-row>
        <table:table-row table:style-name="ro1">
          <table:table-cell office:value-type="float" office:value="1.5918652127498E+018" calcext:value-type="float">
            <text:p>1.5918652127498E+018</text:p>
          </table:table-cell>
          <table:table-cell table:formula="of:= ([.A146] - 1.59186520428114E+018) * 0.000000001" office:value-type="float" office:value="8.468662272" calcext:value-type="float">
            <text:p>8.468662272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-0.0741000026464" calcext:value-type="float">
            <text:p>-0.0741000026464</text:p>
          </table:table-cell>
          <table:table-cell office:value-type="float" office:value="-0.0288399998099" calcext:value-type="float">
            <text:p>-0.0288399998099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0445000007749" calcext:value-type="float">
            <text:p>0.0445000007749</text:p>
          </table:table-cell>
          <table:table-cell office:value-type="float" office:value="0.0207199994475" calcext:value-type="float">
            <text:p>0.0207199994475</text:p>
          </table:table-cell>
          <table:table-cell office:value-type="float" office:value="-0.0393799990416" calcext:value-type="float">
            <text:p>-0.0393799990416</text:p>
          </table:table-cell>
          <table:table-cell office:value-type="float" office:value="0.000859999970999" calcext:value-type="float">
            <text:p>0.000859999970999</text:p>
          </table:table-cell>
          <table:table-cell/>
          <table:table-cell office:value-type="float" office:value="-1.32598996162" calcext:value-type="float">
            <text:p>-1.32598996162</text:p>
          </table:table-cell>
          <table:table-cell office:value-type="float" office:value="-0.584784924984" calcext:value-type="float">
            <text:p>-0.584784924984</text:p>
          </table:table-cell>
          <table:table-cell office:value-type="float" office:value="-0.894080758095" calcext:value-type="float">
            <text:p>-0.894080758095</text:p>
          </table:table-cell>
        </table:table-row>
        <table:table-row table:style-name="ro1">
          <table:table-cell office:value-type="float" office:value="1.5918652128014E+018" calcext:value-type="float">
            <text:p>1.5918652128014E+018</text:p>
          </table:table-cell>
          <table:table-cell table:formula="of:= ([.A147] - 1.59186520428114E+018) * 0.000000001" office:value-type="float" office:value="8.520259072" calcext:value-type="float">
            <text:p>8.520259072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-0.0735500007868" calcext:value-type="float">
            <text:p>-0.0735500007868</text:p>
          </table:table-cell>
          <table:table-cell office:value-type="float" office:value="-0.0309900008142" calcext:value-type="float">
            <text:p>-0.0309900008142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/>
          <table:table-cell office:value-type="float" office:value="0.0449000000954" calcext:value-type="float">
            <text:p>0.0449000000954</text:p>
          </table:table-cell>
          <table:table-cell office:value-type="float" office:value="0.0203099995852" calcext:value-type="float">
            <text:p>0.0203099995852</text:p>
          </table:table-cell>
          <table:table-cell office:value-type="float" office:value="-0.0400799997151" calcext:value-type="float">
            <text:p>-0.0400799997151</text:p>
          </table:table-cell>
          <table:table-cell office:value-type="float" office:value="0.000750000006519" calcext:value-type="float">
            <text:p>0.000750000006519</text:p>
          </table:table-cell>
          <table:table-cell/>
          <table:table-cell office:value-type="float" office:value="-1.32950139046" calcext:value-type="float">
            <text:p>-1.32950139046</text:p>
          </table:table-cell>
          <table:table-cell office:value-type="float" office:value="-0.586834907532" calcext:value-type="float">
            <text:p>-0.586834907532</text:p>
          </table:table-cell>
          <table:table-cell office:value-type="float" office:value="-0.894062697887" calcext:value-type="float">
            <text:p>-0.894062697887</text:p>
          </table:table-cell>
        </table:table-row>
        <table:table-row table:style-name="ro1">
          <table:table-cell office:value-type="float" office:value="1.59186521285289E+018" calcext:value-type="float">
            <text:p>1.59186521285289E+018</text:p>
          </table:table-cell>
          <table:table-cell table:formula="of:= ([.A148] - 1.59186520428114E+018) * 0.000000001" office:value-type="float" office:value="8.57175424" calcext:value-type="float">
            <text:p>8.57175424</text:p>
          </table:table-cell>
          <table:table-cell/>
          <table:table-cell office:value-type="float" office:value="0.0794000029564" calcext:value-type="float">
            <text:p>0.0794000029564</text:p>
          </table:table-cell>
          <table:table-cell office:value-type="float" office:value="-0.0722900032997" calcext:value-type="float">
            <text:p>-0.0722900032997</text:p>
          </table:table-cell>
          <table:table-cell office:value-type="float" office:value="-0.0329000018537" calcext:value-type="float">
            <text:p>-0.0329000018537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0447999984026" calcext:value-type="float">
            <text:p>0.0447999984026</text:p>
          </table:table-cell>
          <table:table-cell office:value-type="float" office:value="0.015890000388" calcext:value-type="float">
            <text:p>0.015890000388</text:p>
          </table:table-cell>
          <table:table-cell office:value-type="float" office:value="-0.0418800003827" calcext:value-type="float">
            <text:p>-0.0418800003827</text:p>
          </table:table-cell>
          <table:table-cell office:value-type="float" office:value="0.00205000001006" calcext:value-type="float">
            <text:p>0.00205000001006</text:p>
          </table:table-cell>
          <table:table-cell/>
          <table:table-cell office:value-type="float" office:value="-1.33296096325" calcext:value-type="float">
            <text:p>-1.33296096325</text:p>
          </table:table-cell>
          <table:table-cell office:value-type="float" office:value="-0.588900387287" calcext:value-type="float">
            <text:p>-0.588900387287</text:p>
          </table:table-cell>
          <table:table-cell office:value-type="float" office:value="-0.894081354141" calcext:value-type="float">
            <text:p>-0.894081354141</text:p>
          </table:table-cell>
        </table:table-row>
        <table:table-row table:style-name="ro1">
          <table:table-cell office:value-type="float" office:value="1.59186521290506E+018" calcext:value-type="float">
            <text:p>1.59186521290506E+018</text:p>
          </table:table-cell>
          <table:table-cell table:formula="of:= ([.A149] - 1.59186520428114E+018) * 0.000000001" office:value-type="float" office:value="8.62391936" calcext:value-type="float">
            <text:p>8.62391936</text:p>
          </table:table-cell>
          <table:table-cell/>
          <table:table-cell office:value-type="float" office:value="0.0799999982119" calcext:value-type="float">
            <text:p>0.0799999982119</text:p>
          </table:table-cell>
          <table:table-cell office:value-type="float" office:value="-0.071939997375" calcext:value-type="float">
            <text:p>-0.071939997375</text:p>
          </table:table-cell>
          <table:table-cell office:value-type="float" office:value="-0.0351100005209" calcext:value-type="float">
            <text:p>-0.0351100005209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/>
          <table:table-cell office:value-type="float" office:value="0.0439999997616" calcext:value-type="float">
            <text:p>0.0439999997616</text:p>
          </table:table-cell>
          <table:table-cell office:value-type="float" office:value="0.0161499995738" calcext:value-type="float">
            <text:p>0.0161499995738</text:p>
          </table:table-cell>
          <table:table-cell office:value-type="float" office:value="-0.0409100018442" calcext:value-type="float">
            <text:p>-0.0409100018442</text:p>
          </table:table-cell>
          <table:table-cell office:value-type="float" office:value="0.00185999996029" calcext:value-type="float">
            <text:p>0.00185999996029</text:p>
          </table:table-cell>
          <table:table-cell/>
          <table:table-cell office:value-type="float" office:value="-1.33661043644" calcext:value-type="float">
            <text:p>-1.33661043644</text:p>
          </table:table-cell>
          <table:table-cell office:value-type="float" office:value="-0.591236233711" calcext:value-type="float">
            <text:p>-0.591236233711</text:p>
          </table:table-cell>
          <table:table-cell office:value-type="float" office:value="-0.894069135189" calcext:value-type="float">
            <text:p>-0.894069135189</text:p>
          </table:table-cell>
        </table:table-row>
        <table:table-row table:style-name="ro1">
          <table:table-cell office:value-type="float" office:value="1.59186521295721E+018" calcext:value-type="float">
            <text:p>1.59186521295721E+018</text:p>
          </table:table-cell>
          <table:table-cell table:formula="of:= ([.A150] - 1.59186520428114E+018) * 0.000000001" office:value-type="float" office:value="8.676068352" calcext:value-type="float">
            <text:p>8.676068352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office:value-type="float" office:value="-0.0708099976182" calcext:value-type="float">
            <text:p>-0.0708099976182</text:p>
          </table:table-cell>
          <table:table-cell office:value-type="float" office:value="-0.0370699986815" calcext:value-type="float">
            <text:p>-0.0370699986815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0.0439999997616" calcext:value-type="float">
            <text:p>0.0439999997616</text:p>
          </table:table-cell>
          <table:table-cell office:value-type="float" office:value="0.018789999187" calcext:value-type="float">
            <text:p>0.018789999187</text:p>
          </table:table-cell>
          <table:table-cell office:value-type="float" office:value="-0.0397900007665" calcext:value-type="float">
            <text:p>-0.0397900007665</text:p>
          </table:table-cell>
          <table:table-cell office:value-type="float" office:value="0.000530000019353" calcext:value-type="float">
            <text:p>0.000530000019353</text:p>
          </table:table-cell>
          <table:table-cell/>
          <table:table-cell office:value-type="float" office:value="-1.34005665779" calcext:value-type="float">
            <text:p>-1.34005665779</text:p>
          </table:table-cell>
          <table:table-cell office:value-type="float" office:value="-0.593537330627" calcext:value-type="float">
            <text:p>-0.593537330627</text:p>
          </table:table-cell>
          <table:table-cell office:value-type="float" office:value="-0.894069492817" calcext:value-type="float">
            <text:p>-0.894069492817</text:p>
          </table:table-cell>
        </table:table-row>
        <table:table-row table:style-name="ro1">
          <table:table-cell office:value-type="float" office:value="1.59186521300933E+018" calcext:value-type="float">
            <text:p>1.59186521300933E+018</text:p>
          </table:table-cell>
          <table:table-cell table:formula="of:= ([.A151] - 1.59186520428114E+018) * 0.000000001" office:value-type="float" office:value="8.728190976" calcext:value-type="float">
            <text:p>8.728190976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-0.0694900006056" calcext:value-type="float">
            <text:p>-0.0694900006056</text:p>
          </table:table-cell>
          <table:table-cell office:value-type="float" office:value="-0.0386699996889" calcext:value-type="float">
            <text:p>-0.0386699996889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445999987423" calcext:value-type="float">
            <text:p>0.0445999987423</text:p>
          </table:table-cell>
          <table:table-cell office:value-type="float" office:value="0.0206599999219" calcext:value-type="float">
            <text:p>0.0206599999219</text:p>
          </table:table-cell>
          <table:table-cell office:value-type="float" office:value="-0.0394599996507" calcext:value-type="float">
            <text:p>-0.0394599996507</text:p>
          </table:table-cell>
          <table:table-cell office:value-type="float" office:value="0.00258999993093" calcext:value-type="float">
            <text:p>0.00258999993093</text:p>
          </table:table-cell>
          <table:table-cell/>
          <table:table-cell office:value-type="float" office:value="-1.34327054024" calcext:value-type="float">
            <text:p>-1.34327054024</text:p>
          </table:table-cell>
          <table:table-cell office:value-type="float" office:value="-0.595955729485" calcext:value-type="float">
            <text:p>-0.595955729485</text:p>
          </table:table-cell>
          <table:table-cell office:value-type="float" office:value="-0.894110202789" calcext:value-type="float">
            <text:p>-0.894110202789</text:p>
          </table:table-cell>
        </table:table-row>
        <table:table-row table:style-name="ro1">
          <table:table-cell office:value-type="float" office:value="1.59186521311172E+018" calcext:value-type="float">
            <text:p>1.59186521311172E+018</text:p>
          </table:table-cell>
          <table:table-cell table:formula="of:= ([.A152] - 1.59186520428114E+018) * 0.000000001" office:value-type="float" office:value="8.83058432" calcext:value-type="float">
            <text:p>8.83058432</text:p>
          </table:table-cell>
          <table:table-cell/>
          <table:table-cell office:value-type="float" office:value="0.0781999975443" calcext:value-type="float">
            <text:p>0.0781999975443</text:p>
          </table:table-cell>
          <table:table-cell office:value-type="float" office:value="-0.0640499964356" calcext:value-type="float">
            <text:p>-0.0640499964356</text:p>
          </table:table-cell>
          <table:table-cell office:value-type="float" office:value="-0.0447999984026" calcext:value-type="float">
            <text:p>-0.0447999984026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105400003493" calcext:value-type="float">
            <text:p>0.105400003493</text:p>
          </table:table-cell>
          <table:table-cell office:value-type="float" office:value="0.0819199979305" calcext:value-type="float">
            <text:p>0.0819199979305</text:p>
          </table:table-cell>
          <table:table-cell office:value-type="float" office:value="-0.0662100017071" calcext:value-type="float">
            <text:p>-0.0662100017071</text:p>
          </table:table-cell>
          <table:table-cell office:value-type="float" office:value="-0.00197999994271" calcext:value-type="float">
            <text:p>-0.00197999994271</text:p>
          </table:table-cell>
          <table:table-cell/>
          <table:table-cell office:value-type="float" office:value="-1.34761822224" calcext:value-type="float">
            <text:p>-1.34761822224</text:p>
          </table:table-cell>
          <table:table-cell office:value-type="float" office:value="-0.6027161479" calcext:value-type="float">
            <text:p>-0.6027161479</text:p>
          </table:table-cell>
          <table:table-cell office:value-type="float" office:value="-0.894128799438" calcext:value-type="float">
            <text:p>-0.894128799438</text:p>
          </table:table-cell>
        </table:table-row>
        <table:table-row table:style-name="ro1">
          <table:table-cell office:value-type="float" office:value="1.59186521316299E+018" calcext:value-type="float">
            <text:p>1.59186521316299E+018</text:p>
          </table:table-cell>
          <table:table-cell table:formula="of:= ([.A153] - 1.59186520428114E+018) * 0.000000001" office:value-type="float" office:value="8.881854464" calcext:value-type="float">
            <text:p>8.881854464</text:p>
          </table:table-cell>
          <table:table-cell/>
          <table:table-cell office:value-type="float" office:value="0.076099999249" calcext:value-type="float">
            <text:p>0.076099999249</text:p>
          </table:table-cell>
          <table:table-cell office:value-type="float" office:value="-0.0584199987352" calcext:value-type="float">
            <text:p>-0.0584199987352</text:p>
          </table:table-cell>
          <table:table-cell office:value-type="float" office:value="-0.0487900003791" calcext:value-type="float">
            <text:p>-0.0487900003791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129600003362" calcext:value-type="float">
            <text:p>0.129600003362</text:p>
          </table:table-cell>
          <table:table-cell office:value-type="float" office:value="0.10882999748" calcext:value-type="float">
            <text:p>0.10882999748</text:p>
          </table:table-cell>
          <table:table-cell office:value-type="float" office:value="-0.0703800022602" calcext:value-type="float">
            <text:p>-0.0703800022602</text:p>
          </table:table-cell>
          <table:table-cell office:value-type="float" office:value="-0.00173999997787" calcext:value-type="float">
            <text:p>-0.00173999997787</text:p>
          </table:table-cell>
          <table:table-cell/>
          <table:table-cell office:value-type="float" office:value="-1.34820592403" calcext:value-type="float">
            <text:p>-1.34820592403</text:p>
          </table:table-cell>
          <table:table-cell office:value-type="float" office:value="-0.606787979603" calcext:value-type="float">
            <text:p>-0.606787979603</text:p>
          </table:table-cell>
          <table:table-cell office:value-type="float" office:value="-0.894063830376" calcext:value-type="float">
            <text:p>-0.894063830376</text:p>
          </table:table-cell>
        </table:table-row>
        <table:table-row table:style-name="ro1">
          <table:table-cell office:value-type="float" office:value="1.59186521321479E+018" calcext:value-type="float">
            <text:p>1.59186521321479E+018</text:p>
          </table:table-cell>
          <table:table-cell table:formula="of:= ([.A154] - 1.59186520428114E+018) * 0.000000001" office:value-type="float" office:value="8.93365632" calcext:value-type="float">
            <text:p>8.93365632</text:p>
          </table:table-cell>
          <table:table-cell/>
          <table:table-cell office:value-type="float" office:value="0.0744000002742" calcext:value-type="float">
            <text:p>0.0744000002742</text:p>
          </table:table-cell>
          <table:table-cell office:value-type="float" office:value="-0.0520600005984" calcext:value-type="float">
            <text:p>-0.0520600005984</text:p>
          </table:table-cell>
          <table:table-cell office:value-type="float" office:value="-0.0531300008297" calcext:value-type="float">
            <text:p>-0.0531300008297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44899994135" calcext:value-type="float">
            <text:p>0.144899994135</text:p>
          </table:table-cell>
          <table:table-cell office:value-type="float" office:value="0.12392000109" calcext:value-type="float">
            <text:p>0.12392000109</text:p>
          </table:table-cell>
          <table:table-cell office:value-type="float" office:value="-0.0751100033522" calcext:value-type="float">
            <text:p>-0.0751100033522</text:p>
          </table:table-cell>
          <table:table-cell office:value-type="float" office:value="-0.000460000010207" calcext:value-type="float">
            <text:p>-0.000460000010207</text:p>
          </table:table-cell>
          <table:table-cell/>
          <table:table-cell office:value-type="float" office:value="-1.34821736813" calcext:value-type="float">
            <text:p>-1.34821736813</text:p>
          </table:table-cell>
          <table:table-cell office:value-type="float" office:value="-0.611068606377" calcext:value-type="float">
            <text:p>-0.611068606377</text:p>
          </table:table-cell>
          <table:table-cell office:value-type="float" office:value="-0.894047498703" calcext:value-type="float">
            <text:p>-0.894047498703</text:p>
          </table:table-cell>
        </table:table-row>
        <table:table-row table:style-name="ro1">
          <table:table-cell office:value-type="float" office:value="1.59186521326973E+018" calcext:value-type="float">
            <text:p>1.59186521326973E+018</text:p>
          </table:table-cell>
          <table:table-cell table:formula="of:= ([.A155] - 1.59186520428114E+018) * 0.000000001" office:value-type="float" office:value="8.988598272" calcext:value-type="float">
            <text:p>8.988598272</text:p>
          </table:table-cell>
          <table:table-cell/>
          <table:table-cell office:value-type="float" office:value="0.0725999996066" calcext:value-type="float">
            <text:p>0.0725999996066</text:p>
          </table:table-cell>
          <table:table-cell office:value-type="float" office:value="-0.0450199991465" calcext:value-type="float">
            <text:p>-0.0450199991465</text:p>
          </table:table-cell>
          <table:table-cell office:value-type="float" office:value="-0.0569100007415" calcext:value-type="float">
            <text:p>-0.0569100007415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146899998188" calcext:value-type="float">
            <text:p>0.146899998188</text:p>
          </table:table-cell>
          <table:table-cell office:value-type="float" office:value="0.128209993243" calcext:value-type="float">
            <text:p>0.128209993243</text:p>
          </table:table-cell>
          <table:table-cell office:value-type="float" office:value="-0.0717900022864" calcext:value-type="float">
            <text:p>-0.0717900022864</text:p>
          </table:table-cell>
          <table:table-cell office:value-type="float" office:value="-0.000720000010915" calcext:value-type="float">
            <text:p>-0.000720000010915</text:p>
          </table:table-cell>
          <table:table-cell/>
          <table:table-cell office:value-type="float" office:value="-1.34811484814" calcext:value-type="float">
            <text:p>-1.34811484814</text:p>
          </table:table-cell>
          <table:table-cell office:value-type="float" office:value="-0.615350365639" calcext:value-type="float">
            <text:p>-0.615350365639</text:p>
          </table:table-cell>
          <table:table-cell office:value-type="float" office:value="-0.894042611122" calcext:value-type="float">
            <text:p>-0.894042611122</text:p>
          </table:table-cell>
        </table:table-row>
        <table:table-row table:style-name="ro1">
          <table:table-cell office:value-type="float" office:value="1.59186521332182E+018" calcext:value-type="float">
            <text:p>1.59186521332182E+018</text:p>
          </table:table-cell>
          <table:table-cell table:formula="of:= ([.A156] - 1.59186520428114E+018) * 0.000000001" office:value-type="float" office:value="9.040681216" calcext:value-type="float">
            <text:p>9.040681216</text:p>
          </table:table-cell>
          <table:table-cell/>
          <table:table-cell office:value-type="float" office:value="0.0715000033379" calcext:value-type="float">
            <text:p>0.0715000033379</text:p>
          </table:table-cell>
          <table:table-cell office:value-type="float" office:value="-0.0377099998295" calcext:value-type="float">
            <text:p>-0.0377099998295</text:p>
          </table:table-cell>
          <table:table-cell office:value-type="float" office:value="-0.0607500001788" calcext:value-type="float">
            <text:p>-0.0607500001788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163499996066" calcext:value-type="float">
            <text:p>0.163499996066</text:p>
          </table:table-cell>
          <table:table-cell office:value-type="float" office:value="0.151490002871" calcext:value-type="float">
            <text:p>0.151490002871</text:p>
          </table:table-cell>
          <table:table-cell office:value-type="float" office:value="-0.0616099983454" calcext:value-type="float">
            <text:p>-0.0616099983454</text:p>
          </table:table-cell>
          <table:table-cell office:value-type="float" office:value="-0.000639999983832" calcext:value-type="float">
            <text:p>-0.000639999983832</text:p>
          </table:table-cell>
          <table:table-cell/>
          <table:table-cell office:value-type="float" office:value="-1.34755897522" calcext:value-type="float">
            <text:p>-1.34755897522</text:p>
          </table:table-cell>
          <table:table-cell office:value-type="float" office:value="-0.619532763958" calcext:value-type="float">
            <text:p>-0.619532763958</text:p>
          </table:table-cell>
          <table:table-cell office:value-type="float" office:value="-0.894117295742" calcext:value-type="float">
            <text:p>-0.894117295742</text:p>
          </table:table-cell>
        </table:table-row>
        <table:table-row table:style-name="ro1">
          <table:table-cell office:value-type="float" office:value="1.59186521342433E+018" calcext:value-type="float">
            <text:p>1.59186521342433E+018</text:p>
          </table:table-cell>
          <table:table-cell table:formula="of:= ([.A157] - 1.59186520428114E+018) * 0.000000001" office:value-type="float" office:value="9.143190016" calcext:value-type="float">
            <text:p>9.143190016</text:p>
          </table:table-cell>
          <table:table-cell/>
          <table:table-cell office:value-type="float" office:value="0.0675000026822" calcext:value-type="float">
            <text:p>0.0675000026822</text:p>
          </table:table-cell>
          <table:table-cell office:value-type="float" office:value="-0.0228700004518" calcext:value-type="float">
            <text:p>-0.0228700004518</text:p>
          </table:table-cell>
          <table:table-cell office:value-type="float" office:value="-0.0634599998593" calcext:value-type="float">
            <text:p>-0.0634599998593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195700004697" calcext:value-type="float">
            <text:p>0.195700004697</text:p>
          </table:table-cell>
          <table:table-cell office:value-type="float" office:value="0.194739997387" calcext:value-type="float">
            <text:p>0.194739997387</text:p>
          </table:table-cell>
          <table:table-cell office:value-type="float" office:value="-0.0193700008094" calcext:value-type="float">
            <text:p>-0.0193700008094</text:p>
          </table:table-cell>
          <table:table-cell office:value-type="float" office:value="0.000569999974687" calcext:value-type="float">
            <text:p>0.000569999974687</text:p>
          </table:table-cell>
          <table:table-cell/>
          <table:table-cell office:value-type="float" office:value="-1.34374880791" calcext:value-type="float">
            <text:p>-1.34374880791</text:p>
          </table:table-cell>
          <table:table-cell office:value-type="float" office:value="-0.626364946365" calcext:value-type="float">
            <text:p>-0.626364946365</text:p>
          </table:table-cell>
          <table:table-cell office:value-type="float" office:value="-0.894108593464" calcext:value-type="float">
            <text:p>-0.894108593464</text:p>
          </table:table-cell>
        </table:table-row>
        <table:table-row table:style-name="ro1">
          <table:table-cell office:value-type="float" office:value="1.59186521347649E+018" calcext:value-type="float">
            <text:p>1.59186521347649E+018</text:p>
          </table:table-cell>
          <table:table-cell table:formula="of:= ([.A158] - 1.59186520428114E+018) * 0.000000001" office:value-type="float" office:value="9.195355648" calcext:value-type="float">
            <text:p>9.195355648</text:p>
          </table:table-cell>
          <table:table-cell/>
          <table:table-cell office:value-type="float" office:value="0.0649000033736" calcext:value-type="float">
            <text:p>0.0649000033736</text:p>
          </table:table-cell>
          <table:table-cell office:value-type="float" office:value="-0.0125000001863" calcext:value-type="float">
            <text:p>-0.0125000001863</text:p>
          </table:table-cell>
          <table:table-cell office:value-type="float" office:value="-0.0637300014496" calcext:value-type="float">
            <text:p>-0.0637300014496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20340000093" calcext:value-type="float">
            <text:p>0.20340000093</text:p>
          </table:table-cell>
          <table:table-cell office:value-type="float" office:value="0.203240007162" calcext:value-type="float">
            <text:p>0.203240007162</text:p>
          </table:table-cell>
          <table:table-cell office:value-type="float" office:value="-0.00819000042975" calcext:value-type="float">
            <text:p>-0.00819000042975</text:p>
          </table:table-cell>
          <table:table-cell table:style-name="ce1" office:value-type="float" office:value="-0.0000299999992421" calcext:value-type="float">
            <text:p>-3.00E-05</text:p>
          </table:table-cell>
          <table:table-cell/>
          <table:table-cell office:value-type="float" office:value="-1.34075331688" calcext:value-type="float">
            <text:p>-1.34075331688</text:p>
          </table:table-cell>
          <table:table-cell office:value-type="float" office:value="-0.628643989563" calcext:value-type="float">
            <text:p>-0.628643989563</text:p>
          </table:table-cell>
          <table:table-cell office:value-type="float" office:value="-0.894041955471" calcext:value-type="float">
            <text:p>-0.894041955471</text:p>
          </table:table-cell>
        </table:table-row>
        <table:table-row table:style-name="ro1">
          <table:table-cell office:value-type="float" office:value="1.59186521352849E+018" calcext:value-type="float">
            <text:p>1.59186521352849E+018</text:p>
          </table:table-cell>
          <table:table-cell table:formula="of:= ([.A159] - 1.59186520428114E+018) * 0.000000001" office:value-type="float" office:value="9.247349504" calcext:value-type="float">
            <text:p>9.247349504</text:p>
          </table:table-cell>
          <table:table-cell/>
          <table:table-cell office:value-type="float" office:value="0.0636999979615" calcext:value-type="float">
            <text:p>0.0636999979615</text:p>
          </table:table-cell>
          <table:table-cell office:value-type="float" office:value="-0.000750000006519" calcext:value-type="float">
            <text:p>-0.000750000006519</text:p>
          </table:table-cell>
          <table:table-cell office:value-type="float" office:value="-0.0636899992824" calcext:value-type="float">
            <text:p>-0.0636899992824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215599998832" calcext:value-type="float">
            <text:p>0.215599998832</text:p>
          </table:table-cell>
          <table:table-cell office:value-type="float" office:value="0.215519994497" calcext:value-type="float">
            <text:p>0.215519994497</text:p>
          </table:table-cell>
          <table:table-cell office:value-type="float" office:value="0.00646999990568" calcext:value-type="float">
            <text:p>0.00646999990568</text:p>
          </table:table-cell>
          <table:table-cell office:value-type="float" office:value="-0.000920000020415" calcext:value-type="float">
            <text:p>-0.000920000020415</text:p>
          </table:table-cell>
          <table:table-cell/>
          <table:table-cell office:value-type="float" office:value="-1.33707642555" calcext:value-type="float">
            <text:p>-1.33707642555</text:p>
          </table:table-cell>
          <table:table-cell office:value-type="float" office:value="-0.630942463875" calcext:value-type="float">
            <text:p>-0.630942463875</text:p>
          </table:table-cell>
          <table:table-cell office:value-type="float" office:value="-0.894011497498" calcext:value-type="float">
            <text:p>-0.894011497498</text:p>
          </table:table-cell>
        </table:table-row>
        <table:table-row table:style-name="ro1">
          <table:table-cell office:value-type="float" office:value="1.59186521358059E+018" calcext:value-type="float">
            <text:p>1.59186521358059E+018</text:p>
          </table:table-cell>
          <table:table-cell table:formula="of:= ([.A160] - 1.59186520428114E+018) * 0.000000001" office:value-type="float" office:value="9.299453952" calcext:value-type="float">
            <text:p>9.299453952</text:p>
          </table:table-cell>
          <table:table-cell/>
          <table:table-cell office:value-type="float" office:value="0.0641999989748" calcext:value-type="float">
            <text:p>0.0641999989748</text:p>
          </table:table-cell>
          <table:table-cell office:value-type="float" office:value="0.0104999998584" calcext:value-type="float">
            <text:p>0.0104999998584</text:p>
          </table:table-cell>
          <table:table-cell office:value-type="float" office:value="-0.0633599981666" calcext:value-type="float">
            <text:p>-0.0633599981666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212699994445" calcext:value-type="float">
            <text:p>0.212699994445</text:p>
          </table:table-cell>
          <table:table-cell office:value-type="float" office:value="0.212290003896" calcext:value-type="float">
            <text:p>0.212290003896</text:p>
          </table:table-cell>
          <table:table-cell office:value-type="float" office:value="0.0128100002185" calcext:value-type="float">
            <text:p>0.0128100002185</text:p>
          </table:table-cell>
          <table:table-cell office:value-type="float" office:value="0.000209999998333" calcext:value-type="float">
            <text:p>0.000209999998333</text:p>
          </table:table-cell>
          <table:table-cell/>
          <table:table-cell office:value-type="float" office:value="-1.33351349831" calcext:value-type="float">
            <text:p>-1.33351349831</text:p>
          </table:table-cell>
          <table:table-cell office:value-type="float" office:value="-0.633036792278" calcext:value-type="float">
            <text:p>-0.633036792278</text:p>
          </table:table-cell>
          <table:table-cell office:value-type="float" office:value="-0.894051611423" calcext:value-type="float">
            <text:p>-0.894051611423</text:p>
          </table:table-cell>
        </table:table-row>
        <table:table-row table:style-name="ro1">
          <table:table-cell office:value-type="float" office:value="1.59186521363196E+018" calcext:value-type="float">
            <text:p>1.59186521363196E+018</text:p>
          </table:table-cell>
          <table:table-cell table:formula="of:= ([.A161] - 1.59186520428114E+018) * 0.000000001" office:value-type="float" office:value="9.350824704" calcext:value-type="float">
            <text:p>9.350824704</text:p>
          </table:table-cell>
          <table:table-cell/>
          <table:table-cell office:value-type="float" office:value="0.0662000030279" calcext:value-type="float">
            <text:p>0.0662000030279</text:p>
          </table:table-cell>
          <table:table-cell office:value-type="float" office:value="0.0212699994445" calcext:value-type="float">
            <text:p>0.0212699994445</text:p>
          </table:table-cell>
          <table:table-cell office:value-type="float" office:value="-0.062729999423" calcext:value-type="float">
            <text:p>-0.062729999423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213200002909" calcext:value-type="float">
            <text:p>0.213200002909</text:p>
          </table:table-cell>
          <table:table-cell office:value-type="float" office:value="0.211750000715" calcext:value-type="float">
            <text:p>0.211750000715</text:p>
          </table:table-cell>
          <table:table-cell office:value-type="float" office:value="0.0243400000036" calcext:value-type="float">
            <text:p>0.0243400000036</text:p>
          </table:table-cell>
          <table:table-cell office:value-type="float" office:value="-0.00135999999475" calcext:value-type="float">
            <text:p>-0.00135999999475</text:p>
          </table:table-cell>
          <table:table-cell/>
          <table:table-cell office:value-type="float" office:value="-1.33002972603" calcext:value-type="float">
            <text:p>-1.33002972603</text:p>
          </table:table-cell>
          <table:table-cell office:value-type="float" office:value="-0.635013401508" calcext:value-type="float">
            <text:p>-0.635013401508</text:p>
          </table:table-cell>
          <table:table-cell office:value-type="float" office:value="-0.894032299519" calcext:value-type="float">
            <text:p>-0.894032299519</text:p>
          </table:table-cell>
        </table:table-row>
        <table:table-row table:style-name="ro1">
          <table:table-cell office:value-type="float" office:value="1.59186521368337E+018" calcext:value-type="float">
            <text:p>1.59186521368337E+018</text:p>
          </table:table-cell>
          <table:table-cell table:formula="of:= ([.A162] - 1.59186520428114E+018) * 0.000000001" office:value-type="float" office:value="9.40223744" calcext:value-type="float">
            <text:p>9.40223744</text:p>
          </table:table-cell>
          <table:table-cell/>
          <table:table-cell office:value-type="float" office:value="0.070799998939" calcext:value-type="float">
            <text:p>0.070799998939</text:p>
          </table:table-cell>
          <table:table-cell office:value-type="float" office:value="0.0373199991882" calcext:value-type="float">
            <text:p>0.0373199991882</text:p>
          </table:table-cell>
          <table:table-cell office:value-type="float" office:value="-0.0601099990308" calcext:value-type="float">
            <text:p>-0.0601099990308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178100004792" calcext:value-type="float">
            <text:p>0.178100004792</text:p>
          </table:table-cell>
          <table:table-cell office:value-type="float" office:value="0.166779994965" calcext:value-type="float">
            <text:p>0.166779994965</text:p>
          </table:table-cell>
          <table:table-cell office:value-type="float" office:value="0.0624300017953" calcext:value-type="float">
            <text:p>0.0624300017953</text:p>
          </table:table-cell>
          <table:table-cell office:value-type="float" office:value="0.000839999993332" calcext:value-type="float">
            <text:p>0.000839999993332</text:p>
          </table:table-cell>
          <table:table-cell/>
          <table:table-cell office:value-type="float" office:value="-1.32628130913" calcext:value-type="float">
            <text:p>-1.32628130913</text:p>
          </table:table-cell>
          <table:table-cell office:value-type="float" office:value="-0.637080907822" calcext:value-type="float">
            <text:p>-0.637080907822</text:p>
          </table:table-cell>
          <table:table-cell office:value-type="float" office:value="-0.894058704376" calcext:value-type="float">
            <text:p>-0.894058704376</text:p>
          </table:table-cell>
        </table:table-row>
        <table:table-row table:style-name="ro1">
          <table:table-cell office:value-type="float" office:value="1.59186521373515E+018" calcext:value-type="float">
            <text:p>1.59186521373515E+018</text:p>
          </table:table-cell>
          <table:table-cell table:formula="of:= ([.A163] - 1.59186520428114E+018) * 0.000000001" office:value-type="float" office:value="9.45401728" calcext:value-type="float">
            <text:p>9.45401728</text:p>
          </table:table-cell>
          <table:table-cell/>
          <table:table-cell office:value-type="float" office:value="0.0719999969006" calcext:value-type="float">
            <text:p>0.0719999969006</text:p>
          </table:table-cell>
          <table:table-cell office:value-type="float" office:value="0.0448700003326" calcext:value-type="float">
            <text:p>0.0448700003326</text:p>
          </table:table-cell>
          <table:table-cell office:value-type="float" office:value="-0.0562600009143" calcext:value-type="float">
            <text:p>-0.0562600009143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54100000858" calcext:value-type="float">
            <text:p>0.154100000858</text:p>
          </table:table-cell>
          <table:table-cell office:value-type="float" office:value="0.135069996119" calcext:value-type="float">
            <text:p>0.135069996119</text:p>
          </table:table-cell>
          <table:table-cell office:value-type="float" office:value="0.0742100030184" calcext:value-type="float">
            <text:p>0.0742100030184</text:p>
          </table:table-cell>
          <table:table-cell office:value-type="float" office:value="0.00130000000354" calcext:value-type="float">
            <text:p>0.00130000000354</text:p>
          </table:table-cell>
          <table:table-cell/>
          <table:table-cell office:value-type="float" office:value="-1.32253420353" calcext:value-type="float">
            <text:p>-1.32253420353</text:p>
          </table:table-cell>
          <table:table-cell office:value-type="float" office:value="-0.638976871967" calcext:value-type="float">
            <text:p>-0.638976871967</text:p>
          </table:table-cell>
          <table:table-cell office:value-type="float" office:value="-0.894090473652" calcext:value-type="float">
            <text:p>-0.894090473652</text:p>
          </table:table-cell>
        </table:table-row>
        <table:table-row table:style-name="ro1">
          <table:table-cell office:value-type="float" office:value="1.59186521378692E+018" calcext:value-type="float">
            <text:p>1.59186521378692E+018</text:p>
          </table:table-cell>
          <table:table-cell table:formula="of:= ([.A164] - 1.59186520428114E+018) * 0.000000001" office:value-type="float" office:value="9.50578432" calcext:value-type="float">
            <text:p>9.50578432</text:p>
          </table:table-cell>
          <table:table-cell/>
          <table:table-cell office:value-type="float" office:value="0.0731000006199" calcext:value-type="float">
            <text:p>0.0731000006199</text:p>
          </table:table-cell>
          <table:table-cell office:value-type="float" office:value="0.0514300018549" calcext:value-type="float">
            <text:p>0.0514300018549</text:p>
          </table:table-cell>
          <table:table-cell office:value-type="float" office:value="-0.0519299991429" calcext:value-type="float">
            <text:p>-0.0519299991429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151299998164" calcext:value-type="float">
            <text:p>0.151299998164</text:p>
          </table:table-cell>
          <table:table-cell office:value-type="float" office:value="0.12691000104" calcext:value-type="float">
            <text:p>0.12691000104</text:p>
          </table:table-cell>
          <table:table-cell office:value-type="float" office:value="0.082319997251" calcext:value-type="float">
            <text:p>0.082319997251</text:p>
          </table:table-cell>
          <table:table-cell office:value-type="float" office:value="0.000260000000708" calcext:value-type="float">
            <text:p>0.000260000000708</text:p>
          </table:table-cell>
          <table:table-cell/>
          <table:table-cell office:value-type="float" office:value="-1.31879556179" calcext:value-type="float">
            <text:p>-1.31879556179</text:p>
          </table:table-cell>
          <table:table-cell office:value-type="float" office:value="-0.640776634216" calcext:value-type="float">
            <text:p>-0.640776634216</text:p>
          </table:table-cell>
          <table:table-cell office:value-type="float" office:value="-0.894096553326" calcext:value-type="float">
            <text:p>-0.894096553326</text:p>
          </table:table-cell>
        </table:table-row>
        <table:table-row table:style-name="ro1">
          <table:table-cell office:value-type="float" office:value="1.59186521383827E+018" calcext:value-type="float">
            <text:p>1.59186521383827E+018</text:p>
          </table:table-cell>
          <table:table-cell table:formula="of:= ([.A165] - 1.59186520428114E+018) * 0.000000001" office:value-type="float" office:value="9.55713536" calcext:value-type="float">
            <text:p>9.55713536</text:p>
          </table:table-cell>
          <table:table-cell/>
          <table:table-cell office:value-type="float" office:value="0.0750999972224" calcext:value-type="float">
            <text:p>0.0750999972224</text:p>
          </table:table-cell>
          <table:table-cell office:value-type="float" office:value="0.0580300018191" calcext:value-type="float">
            <text:p>0.0580300018191</text:p>
          </table:table-cell>
          <table:table-cell office:value-type="float" office:value="-0.0476499982178" calcext:value-type="float">
            <text:p>-0.0476499982178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148599997163" calcext:value-type="float">
            <text:p>0.148599997163</text:p>
          </table:table-cell>
          <table:table-cell office:value-type="float" office:value="0.12228000164" calcext:value-type="float">
            <text:p>0.12228000164</text:p>
          </table:table-cell>
          <table:table-cell office:value-type="float" office:value="0.0844900012016" calcext:value-type="float">
            <text:p>0.0844900012016</text:p>
          </table:table-cell>
          <table:table-cell office:value-type="float" office:value="0.000319999991916" calcext:value-type="float">
            <text:p>0.000319999991916</text:p>
          </table:table-cell>
          <table:table-cell/>
          <table:table-cell office:value-type="float" office:value="-1.31512463093" calcext:value-type="float">
            <text:p>-1.31512463093</text:p>
          </table:table-cell>
          <table:table-cell office:value-type="float" office:value="-0.64243966341" calcext:value-type="float">
            <text:p>-0.64243966341</text:p>
          </table:table-cell>
          <table:table-cell office:value-type="float" office:value="-0.894095599651" calcext:value-type="float">
            <text:p>-0.894095599651</text:p>
          </table:table-cell>
        </table:table-row>
        <table:table-row table:style-name="ro1">
          <table:table-cell office:value-type="float" office:value="1.59186521389068E+018" calcext:value-type="float">
            <text:p>1.59186521389068E+018</text:p>
          </table:table-cell>
          <table:table-cell table:formula="of:= ([.A166] - 1.59186520428114E+018) * 0.000000001" office:value-type="float" office:value="9.60954624" calcext:value-type="float">
            <text:p>9.60954624</text:p>
          </table:table-cell>
          <table:table-cell/>
          <table:table-cell office:value-type="float" office:value="0.0769999995828" calcext:value-type="float">
            <text:p>0.0769999995828</text:p>
          </table:table-cell>
          <table:table-cell office:value-type="float" office:value="0.0637400001287" calcext:value-type="float">
            <text:p>0.0637400001287</text:p>
          </table:table-cell>
          <table:table-cell office:value-type="float" office:value="-0.0431200005114" calcext:value-type="float">
            <text:p>-0.043120000511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127499997616" calcext:value-type="float">
            <text:p>0.127499997616</text:p>
          </table:table-cell>
          <table:table-cell office:value-type="float" office:value="0.0973600000143" calcext:value-type="float">
            <text:p>0.0973600000143</text:p>
          </table:table-cell>
          <table:table-cell office:value-type="float" office:value="0.0823400020599" calcext:value-type="float">
            <text:p>0.0823400020599</text:p>
          </table:table-cell>
          <table:table-cell office:value-type="float" office:value="0.000140000003739" calcext:value-type="float">
            <text:p>0.000140000003739</text:p>
          </table:table-cell>
          <table:table-cell/>
          <table:table-cell office:value-type="float" office:value="-1.31129992008" calcext:value-type="float">
            <text:p>-1.31129992008</text:p>
          </table:table-cell>
          <table:table-cell office:value-type="float" office:value="-0.644060134888" calcext:value-type="float">
            <text:p>-0.644060134888</text:p>
          </table:table-cell>
          <table:table-cell office:value-type="float" office:value="-0.894114732742" calcext:value-type="float">
            <text:p>-0.894114732742</text:p>
          </table:table-cell>
        </table:table-row>
        <table:table-row table:style-name="ro1">
          <table:table-cell office:value-type="float" office:value="1.59186521394285E+018" calcext:value-type="float">
            <text:p>1.59186521394285E+018</text:p>
          </table:table-cell>
          <table:table-cell table:formula="of:= ([.A167] - 1.59186520428114E+018) * 0.000000001" office:value-type="float" office:value="9.661708544" calcext:value-type="float">
            <text:p>9.661708544</text:p>
          </table:table-cell>
          <table:table-cell/>
          <table:table-cell office:value-type="float" office:value="0.0793000012636" calcext:value-type="float">
            <text:p>0.0793000012636</text:p>
          </table:table-cell>
          <table:table-cell office:value-type="float" office:value="0.07011000067" calcext:value-type="float">
            <text:p>0.07011000067</text:p>
          </table:table-cell>
          <table:table-cell office:value-type="float" office:value="-0.0371199995279" calcext:value-type="float">
            <text:p>-0.0371199995279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680999979377" calcext:value-type="float">
            <text:p>0.0680999979377</text:p>
          </table:table-cell>
          <table:table-cell office:value-type="float" office:value="0.0440700016916" calcext:value-type="float">
            <text:p>0.0440700016916</text:p>
          </table:table-cell>
          <table:table-cell office:value-type="float" office:value="0.0518399998546" calcext:value-type="float">
            <text:p>0.0518399998546</text:p>
          </table:table-cell>
          <table:table-cell office:value-type="float" office:value="-0.00118000002112" calcext:value-type="float">
            <text:p>-0.00118000002112</text:p>
          </table:table-cell>
          <table:table-cell/>
          <table:table-cell office:value-type="float" office:value="-1.30739331245" calcext:value-type="float">
            <text:p>-1.30739331245</text:p>
          </table:table-cell>
          <table:table-cell office:value-type="float" office:value="-0.645612895489" calcext:value-type="float">
            <text:p>-0.645612895489</text:p>
          </table:table-cell>
          <table:table-cell office:value-type="float" office:value="-0.894103050232" calcext:value-type="float">
            <text:p>-0.894103050232</text:p>
          </table:table-cell>
        </table:table-row>
        <table:table-row table:style-name="ro1">
          <table:table-cell office:value-type="float" office:value="1.59186521399417E+018" calcext:value-type="float">
            <text:p>1.59186521399417E+018</text:p>
          </table:table-cell>
          <table:table-cell table:formula="of:= ([.A168] - 1.59186520428114E+018) * 0.000000001" office:value-type="float" office:value="9.713036544" calcext:value-type="float">
            <text:p>9.713036544</text:p>
          </table:table-cell>
          <table:table-cell/>
          <table:table-cell office:value-type="float" office:value="0.0799999982119" calcext:value-type="float">
            <text:p>0.0799999982119</text:p>
          </table:table-cell>
          <table:table-cell office:value-type="float" office:value="0.071709997952" calcext:value-type="float">
            <text:p>0.071709997952</text:p>
          </table:table-cell>
          <table:table-cell office:value-type="float" office:value="-0.0353699997067" calcext:value-type="float">
            <text:p>-0.0353699997067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/>
          <table:table-cell office:value-type="float" office:value="0.0551000013947" calcext:value-type="float">
            <text:p>0.0551000013947</text:p>
          </table:table-cell>
          <table:table-cell office:value-type="float" office:value="0.0283400006592" calcext:value-type="float">
            <text:p>0.0283400006592</text:p>
          </table:table-cell>
          <table:table-cell office:value-type="float" office:value="0.0472499988973" calcext:value-type="float">
            <text:p>0.0472499988973</text:p>
          </table:table-cell>
          <table:table-cell office:value-type="float" office:value="-0.00133999995887" calcext:value-type="float">
            <text:p>-0.00133999995887</text:p>
          </table:table-cell>
          <table:table-cell/>
          <table:table-cell office:value-type="float" office:value="-1.30363118649" calcext:value-type="float">
            <text:p>-1.30363118649</text:p>
          </table:table-cell>
          <table:table-cell office:value-type="float" office:value="-0.646953523159" calcext:value-type="float">
            <text:p>-0.646953523159</text:p>
          </table:table-cell>
          <table:table-cell office:value-type="float" office:value="-0.894109368324" calcext:value-type="float">
            <text:p>-0.894109368324</text:p>
          </table:table-cell>
        </table:table-row>
        <table:table-row table:style-name="ro1">
          <table:table-cell office:value-type="float" office:value="1.59186521404597E+018" calcext:value-type="float">
            <text:p>1.59186521404597E+018</text:p>
          </table:table-cell>
          <table:table-cell table:formula="of:= ([.A169] - 1.59186520428114E+018) * 0.000000001" office:value-type="float" office:value="9.764838144" calcext:value-type="float">
            <text:p>9.764838144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office:value-type="float" office:value="0.0725499987602" calcext:value-type="float">
            <text:p>0.0725499987602</text:p>
          </table:table-cell>
          <table:table-cell office:value-type="float" office:value="-0.03356000036" calcext:value-type="float">
            <text:p>-0.03356000036</text:p>
          </table:table-cell>
          <table:table-cell table:style-name="Default" office:value-type="float" office:value="-0.000209999998333" calcext:value-type="float">
            <text:p>-0.000209999998333</text:p>
          </table:table-cell>
          <table:table-cell/>
          <table:table-cell office:value-type="float" office:value="0.0361000001431" calcext:value-type="float">
            <text:p>0.0361000001431</text:p>
          </table:table-cell>
          <table:table-cell office:value-type="float" office:value="0.0166299995035" calcext:value-type="float">
            <text:p>0.0166299995035</text:p>
          </table:table-cell>
          <table:table-cell office:value-type="float" office:value="0.0320399999619" calcext:value-type="float">
            <text:p>0.0320399999619</text:p>
          </table:table-cell>
          <table:table-cell office:value-type="float" office:value="0.000180000002729" calcext:value-type="float">
            <text:p>0.000180000002729</text:p>
          </table:table-cell>
          <table:table-cell/>
          <table:table-cell office:value-type="float" office:value="-1.29953467846" calcext:value-type="float">
            <text:p>-1.29953467846</text:p>
          </table:table-cell>
          <table:table-cell office:value-type="float" office:value="-0.648308157921" calcext:value-type="float">
            <text:p>-0.648308157921</text:p>
          </table:table-cell>
          <table:table-cell office:value-type="float" office:value="-0.894119918346" calcext:value-type="float">
            <text:p>-0.894119918346</text:p>
          </table:table-cell>
        </table:table-row>
        <table:table-row table:style-name="ro1">
          <table:table-cell office:value-type="float" office:value="1.59186521409805E+018" calcext:value-type="float">
            <text:p>1.59186521409805E+018</text:p>
          </table:table-cell>
          <table:table-cell table:formula="of:= ([.A170] - 1.59186520428114E+018) * 0.000000001" office:value-type="float" office:value="9.816914176" calcext:value-type="float">
            <text:p>9.816914176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0.073219999671" calcext:value-type="float">
            <text:p>0.073219999671</text:p>
          </table:table-cell>
          <table:table-cell office:value-type="float" office:value="-0.0317099988461" calcext:value-type="float">
            <text:p>-0.0317099988461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0.0403999984264" calcext:value-type="float">
            <text:p>0.0403999984264</text:p>
          </table:table-cell>
          <table:table-cell office:value-type="float" office:value="0.0177299994975" calcext:value-type="float">
            <text:p>0.0177299994975</text:p>
          </table:table-cell>
          <table:table-cell office:value-type="float" office:value="0.0362499989569" calcext:value-type="float">
            <text:p>0.0362499989569</text:p>
          </table:table-cell>
          <table:table-cell office:value-type="float" office:value="-0.000739999988582" calcext:value-type="float">
            <text:p>-0.000739999988582</text:p>
          </table:table-cell>
          <table:table-cell/>
          <table:table-cell office:value-type="float" office:value="-1.29562366009" calcext:value-type="float">
            <text:p>-1.29562366009</text:p>
          </table:table-cell>
          <table:table-cell office:value-type="float" office:value="-0.64944767952" calcext:value-type="float">
            <text:p>-0.64944767952</text:p>
          </table:table-cell>
          <table:table-cell office:value-type="float" office:value="-0.894104599953" calcext:value-type="float">
            <text:p>-0.894104599953</text:p>
          </table:table-cell>
        </table:table-row>
        <table:table-row table:style-name="ro1">
          <table:table-cell office:value-type="float" office:value="1.59186521420017E+018" calcext:value-type="float">
            <text:p>1.59186521420017E+018</text:p>
          </table:table-cell>
          <table:table-cell table:formula="of:= ([.A171] - 1.59186520428114E+018) * 0.000000001" office:value-type="float" office:value="9.919034368" calcext:value-type="float">
            <text:p>9.919034368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0.0744299963117" calcext:value-type="float">
            <text:p>0.0744299963117</text:p>
          </table:table-cell>
          <table:table-cell office:value-type="float" office:value="-0.0288999993354" calcext:value-type="float">
            <text:p>-0.0288999993354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/>
          <table:table-cell office:value-type="float" office:value="0.041400000453" calcext:value-type="float">
            <text:p>0.041400000453</text:p>
          </table:table-cell>
          <table:table-cell office:value-type="float" office:value="0.0119200004265" calcext:value-type="float">
            <text:p>0.0119200004265</text:p>
          </table:table-cell>
          <table:table-cell office:value-type="float" office:value="0.0396899990737" calcext:value-type="float">
            <text:p>0.0396899990737</text:p>
          </table:table-cell>
          <table:table-cell office:value-type="float" office:value="0.000660000019707" calcext:value-type="float">
            <text:p>0.000660000019707</text:p>
          </table:table-cell>
          <table:table-cell/>
          <table:table-cell office:value-type="float" office:value="-1.28773629665" calcext:value-type="float">
            <text:p>-1.28773629665</text:p>
          </table:table-cell>
          <table:table-cell office:value-type="float" office:value="-0.651434957981" calcext:value-type="float">
            <text:p>-0.651434957981</text:p>
          </table:table-cell>
          <table:table-cell office:value-type="float" office:value="-0.894103229046" calcext:value-type="float">
            <text:p>-0.894103229046</text:p>
          </table:table-cell>
        </table:table-row>
        <table:table-row table:style-name="ro1">
          <table:table-cell office:value-type="float" office:value="1.59186521425226E+018" calcext:value-type="float">
            <text:p>1.59186521425226E+018</text:p>
          </table:table-cell>
          <table:table-cell table:formula="of:= ([.A172] - 1.59186520428114E+018) * 0.000000001" office:value-type="float" office:value="9.97112064" calcext:value-type="float">
            <text:p>9.97112064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0.0748599991202" calcext:value-type="float">
            <text:p>0.0748599991202</text:p>
          </table:table-cell>
          <table:table-cell office:value-type="float" office:value="-0.0267099998891" calcext:value-type="float">
            <text:p>-0.0267099998891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419999994338" calcext:value-type="float">
            <text:p>0.0419999994338</text:p>
          </table:table-cell>
          <table:table-cell office:value-type="float" office:value="0.01176999975" calcext:value-type="float">
            <text:p>0.01176999975</text:p>
          </table:table-cell>
          <table:table-cell office:value-type="float" office:value="0.0402799993753" calcext:value-type="float">
            <text:p>0.0402799993753</text:p>
          </table:table-cell>
          <table:table-cell office:value-type="float" office:value="0.00106999999844" calcext:value-type="float">
            <text:p>0.00106999999844</text:p>
          </table:table-cell>
          <table:table-cell/>
          <table:table-cell office:value-type="float" office:value="-1.28369486332" calcext:value-type="float">
            <text:p>-1.28369486332</text:p>
          </table:table-cell>
          <table:table-cell office:value-type="float" office:value="-0.652275681496" calcext:value-type="float">
            <text:p>-0.652275681496</text:p>
          </table:table-cell>
          <table:table-cell office:value-type="float" office:value="-0.894082486629" calcext:value-type="float">
            <text:p>-0.894082486629</text:p>
          </table:table-cell>
        </table:table-row>
        <table:table-row table:style-name="ro1">
          <table:table-cell office:value-type="float" office:value="1.59186521430434E+018" calcext:value-type="float">
            <text:p>1.59186521430434E+018</text:p>
          </table:table-cell>
          <table:table-cell table:formula="of:= ([.A173] - 1.59186520428114E+018) * 0.000000001" office:value-type="float" office:value="10.023205376" calcext:value-type="float">
            <text:p>10.023205376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0.0756300017238" calcext:value-type="float">
            <text:p>0.0756300017238</text:p>
          </table:table-cell>
          <table:table-cell office:value-type="float" office:value="-0.0246799997985" calcext:value-type="float">
            <text:p>-0.024679999798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461000017822" calcext:value-type="float">
            <text:p>0.0461000017822</text:p>
          </table:table-cell>
          <table:table-cell office:value-type="float" office:value="0.0193600002676" calcext:value-type="float">
            <text:p>0.0193600002676</text:p>
          </table:table-cell>
          <table:table-cell office:value-type="float" office:value="0.041859999299" calcext:value-type="float">
            <text:p>0.041859999299</text:p>
          </table:table-cell>
          <table:table-cell table:style-name="ce1" office:value-type="float" office:value="-0.0000499999987369" calcext:value-type="float">
            <text:p>-5.00E-05</text:p>
          </table:table-cell>
          <table:table-cell/>
          <table:table-cell office:value-type="float" office:value="-1.27948594093" calcext:value-type="float">
            <text:p>-1.27948594093</text:p>
          </table:table-cell>
          <table:table-cell office:value-type="float" office:value="-0.653026044369" calcext:value-type="float">
            <text:p>-0.653026044369</text:p>
          </table:table-cell>
          <table:table-cell office:value-type="float" office:value="-0.894091844559" calcext:value-type="float">
            <text:p>-0.894091844559</text:p>
          </table:table-cell>
        </table:table-row>
        <table:table-row table:style-name="ro1">
          <table:table-cell office:value-type="float" office:value="1.59186521440699E+018" calcext:value-type="float">
            <text:p>1.59186521440699E+018</text:p>
          </table:table-cell>
          <table:table-cell table:formula="of:= ([.A174] - 1.59186520428114E+018) * 0.000000001" office:value-type="float" office:value="10.12585344" calcext:value-type="float">
            <text:p>10.12585344</text:p>
          </table:table-cell>
          <table:table-cell/>
          <table:table-cell office:value-type="float" office:value="0.0794000029564" calcext:value-type="float">
            <text:p>0.0794000029564</text:p>
          </table:table-cell>
          <table:table-cell office:value-type="float" office:value="0.0765200033784" calcext:value-type="float">
            <text:p>0.0765200033784</text:p>
          </table:table-cell>
          <table:table-cell office:value-type="float" office:value="-0.0212600007653" calcext:value-type="float">
            <text:p>-0.0212600007653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461999997497" calcext:value-type="float">
            <text:p>0.0461999997497</text:p>
          </table:table-cell>
          <table:table-cell office:value-type="float" office:value="0.0101300003007" calcext:value-type="float">
            <text:p>0.0101300003007</text:p>
          </table:table-cell>
          <table:table-cell office:value-type="float" office:value="0.0450499989092" calcext:value-type="float">
            <text:p>0.0450499989092</text:p>
          </table:table-cell>
          <table:table-cell office:value-type="float" office:value="-0.000410000007832" calcext:value-type="float">
            <text:p>-0.000410000007832</text:p>
          </table:table-cell>
          <table:table-cell/>
          <table:table-cell office:value-type="float" office:value="-1.27134561539" calcext:value-type="float">
            <text:p>-1.27134561539</text:p>
          </table:table-cell>
          <table:table-cell office:value-type="float" office:value="-0.653956830502" calcext:value-type="float">
            <text:p>-0.653956830502</text:p>
          </table:table-cell>
          <table:table-cell office:value-type="float" office:value="-0.894101798534" calcext:value-type="float">
            <text:p>-0.894101798534</text:p>
          </table:table-cell>
        </table:table-row>
        <table:table-row table:style-name="ro1">
          <table:table-cell office:value-type="float" office:value="1.59186521445822E+018" calcext:value-type="float">
            <text:p>1.59186521445822E+018</text:p>
          </table:table-cell>
          <table:table-cell table:formula="of:= ([.A175] - 1.59186520428114E+018) * 0.000000001" office:value-type="float" office:value="10.17708416" calcext:value-type="float">
            <text:p>10.17708416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0.0772000029683" calcext:value-type="float">
            <text:p>0.0772000029683</text:p>
          </table:table-cell>
          <table:table-cell office:value-type="float" office:value="-0.0190799999982" calcext:value-type="float">
            <text:p>-0.0190799999982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0449000000954" calcext:value-type="float">
            <text:p>0.0449000000954</text:p>
          </table:table-cell>
          <table:table-cell office:value-type="float" office:value="0.00872999988496" calcext:value-type="float">
            <text:p>0.00872999988496</text:p>
          </table:table-cell>
          <table:table-cell office:value-type="float" office:value="0.0440399982035" calcext:value-type="float">
            <text:p>0.0440399982035</text:p>
          </table:table-cell>
          <table:table-cell office:value-type="float" office:value="-0.000390000001062" calcext:value-type="float">
            <text:p>-0.000390000001062</text:p>
          </table:table-cell>
          <table:table-cell/>
          <table:table-cell office:value-type="float" office:value="-1.26726520061" calcext:value-type="float">
            <text:p>-1.26726520061</text:p>
          </table:table-cell>
          <table:table-cell office:value-type="float" office:value="-0.654265522957" calcext:value-type="float">
            <text:p>-0.654265522957</text:p>
          </table:table-cell>
          <table:table-cell office:value-type="float" office:value="-0.894129216671" calcext:value-type="float">
            <text:p>-0.894129216671</text:p>
          </table:table-cell>
        </table:table-row>
        <table:table-row table:style-name="ro1">
          <table:table-cell office:value-type="float" office:value="1.59186521451133E+018" calcext:value-type="float">
            <text:p>1.59186521451133E+018</text:p>
          </table:table-cell>
          <table:table-cell table:formula="of:= ([.A176] - 1.59186520428114E+018) * 0.000000001" office:value-type="float" office:value="10.230198016" calcext:value-type="float">
            <text:p>10.230198016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0.0776500031352" calcext:value-type="float">
            <text:p>0.0776500031352</text:p>
          </table:table-cell>
          <table:table-cell office:value-type="float" office:value="-0.0168999992311" calcext:value-type="float">
            <text:p>-0.0168999992311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447000004351" calcext:value-type="float">
            <text:p>0.0447000004351</text:p>
          </table:table-cell>
          <table:table-cell office:value-type="float" office:value="0.00949999969453" calcext:value-type="float">
            <text:p>0.00949999969453</text:p>
          </table:table-cell>
          <table:table-cell office:value-type="float" office:value="0.0436300002038" calcext:value-type="float">
            <text:p>0.0436300002038</text:p>
          </table:table-cell>
          <table:table-cell office:value-type="float" office:value="-0.000209999998333" calcext:value-type="float">
            <text:p>-0.000209999998333</text:p>
          </table:table-cell>
          <table:table-cell/>
          <table:table-cell office:value-type="float" office:value="-1.2631046772" calcext:value-type="float">
            <text:p>-1.2631046772</text:p>
          </table:table-cell>
          <table:table-cell office:value-type="float" office:value="-0.654547691345" calcext:value-type="float">
            <text:p>-0.654547691345</text:p>
          </table:table-cell>
          <table:table-cell office:value-type="float" office:value="-0.894134044647" calcext:value-type="float">
            <text:p>-0.894134044647</text:p>
          </table:table-cell>
        </table:table-row>
        <table:table-row table:style-name="ro1">
          <table:table-cell office:value-type="float" office:value="1.59186521456299E+018" calcext:value-type="float">
            <text:p>1.59186521456299E+018</text:p>
          </table:table-cell>
          <table:table-cell table:formula="of:= ([.A177] - 1.59186520428114E+018) * 0.000000001" office:value-type="float" office:value="10.28184832" calcext:value-type="float">
            <text:p>10.28184832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office:value-type="float" office:value="0.078210003674" calcext:value-type="float">
            <text:p>0.078210003674</text:p>
          </table:table-cell>
          <table:table-cell office:value-type="float" office:value="-0.0145199997351" calcext:value-type="float">
            <text:p>-0.0145199997351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465000011027" calcext:value-type="float">
            <text:p>0.0465000011027</text:p>
          </table:table-cell>
          <table:table-cell office:value-type="float" office:value="0.00718000018969" calcext:value-type="float">
            <text:p>0.00718000018969</text:p>
          </table:table-cell>
          <table:table-cell office:value-type="float" office:value="0.0459299981594" calcext:value-type="float">
            <text:p>0.0459299981594</text:p>
          </table:table-cell>
          <table:table-cell table:style-name="ce1" office:value-type="float" office:value="-0.0000199999994948" calcext:value-type="float">
            <text:p>-2.00E-05</text:p>
          </table:table-cell>
          <table:table-cell/>
          <table:table-cell office:value-type="float" office:value="-1.25889456272" calcext:value-type="float">
            <text:p>-1.25889456272</text:p>
          </table:table-cell>
          <table:table-cell office:value-type="float" office:value="-0.654619276524" calcext:value-type="float">
            <text:p>-0.654619276524</text:p>
          </table:table-cell>
          <table:table-cell office:value-type="float" office:value="-0.894116342068" calcext:value-type="float">
            <text:p>-0.894116342068</text:p>
          </table:table-cell>
        </table:table-row>
        <table:table-row table:style-name="ro1">
          <table:table-cell office:value-type="float" office:value="1.59186521461505E+018" calcext:value-type="float">
            <text:p>1.59186521461505E+018</text:p>
          </table:table-cell>
          <table:table-cell table:formula="of:= ([.A178] - 1.59186520428114E+018) * 0.000000001" office:value-type="float" office:value="10.333909504" calcext:value-type="float">
            <text:p>10.333909504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0.0786100029945" calcext:value-type="float">
            <text:p>0.0786100029945</text:p>
          </table:table-cell>
          <table:table-cell office:value-type="float" office:value="-0.0123300002888" calcext:value-type="float">
            <text:p>-0.0123300002888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454000011086" calcext:value-type="float">
            <text:p>0.0454000011086</text:p>
          </table:table-cell>
          <table:table-cell office:value-type="float" office:value="0.0130700003356" calcext:value-type="float">
            <text:p>0.0130700003356</text:p>
          </table:table-cell>
          <table:table-cell office:value-type="float" office:value="0.0434999987483" calcext:value-type="float">
            <text:p>0.0434999987483</text:p>
          </table:table-cell>
          <table:table-cell office:value-type="float" office:value="-0.000230000005104" calcext:value-type="float">
            <text:p>-0.000230000005104</text:p>
          </table:table-cell>
          <table:table-cell/>
          <table:table-cell office:value-type="float" office:value="-1.25482726097" calcext:value-type="float">
            <text:p>-1.25482726097</text:p>
          </table:table-cell>
          <table:table-cell office:value-type="float" office:value="-0.654609501362" calcext:value-type="float">
            <text:p>-0.654609501362</text:p>
          </table:table-cell>
          <table:table-cell office:value-type="float" office:value="-0.894114375114" calcext:value-type="float">
            <text:p>-0.894114375114</text:p>
          </table:table-cell>
        </table:table-row>
        <table:table-row table:style-name="ro1">
          <table:table-cell office:value-type="float" office:value="1.59186521466707E+018" calcext:value-type="float">
            <text:p>1.59186521466707E+018</text:p>
          </table:table-cell>
          <table:table-cell table:formula="of:= ([.A179] - 1.59186520428114E+018) * 0.000000001" office:value-type="float" office:value="10.385929216" calcext:value-type="float">
            <text:p>10.385929216</text:p>
          </table:table-cell>
          <table:table-cell/>
          <table:table-cell office:value-type="float" office:value="0.0793000012636" calcext:value-type="float">
            <text:p>0.0793000012636</text:p>
          </table:table-cell>
          <table:table-cell office:value-type="float" office:value="0.0787099972367" calcext:value-type="float">
            <text:p>0.0787099972367</text:p>
          </table:table-cell>
          <table:table-cell office:value-type="float" office:value="-0.0100699998438" calcext:value-type="float">
            <text:p>-0.0100699998438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443999990821" calcext:value-type="float">
            <text:p>0.0443999990821</text:p>
          </table:table-cell>
          <table:table-cell office:value-type="float" office:value="0.00600000005215" calcext:value-type="float">
            <text:p>0.00600000005215</text:p>
          </table:table-cell>
          <table:table-cell office:value-type="float" office:value="0.0439499989152" calcext:value-type="float">
            <text:p>0.0439499989152</text:p>
          </table:table-cell>
          <table:table-cell office:value-type="float" office:value="-0.000460000010207" calcext:value-type="float">
            <text:p>-0.000460000010207</text:p>
          </table:table-cell>
          <table:table-cell/>
          <table:table-cell office:value-type="float" office:value="-1.25065124035" calcext:value-type="float">
            <text:p>-1.25065124035</text:p>
          </table:table-cell>
          <table:table-cell office:value-type="float" office:value="-0.654561758041" calcext:value-type="float">
            <text:p>-0.654561758041</text:p>
          </table:table-cell>
          <table:table-cell office:value-type="float" office:value="-0.894125461578" calcext:value-type="float">
            <text:p>-0.894125461578</text:p>
          </table:table-cell>
        </table:table-row>
        <table:table-row table:style-name="ro1">
          <table:table-cell office:value-type="float" office:value="1.59186521471926E+018" calcext:value-type="float">
            <text:p>1.59186521471926E+018</text:p>
          </table:table-cell>
          <table:table-cell table:formula="of:= ([.A180] - 1.59186520428114E+018) * 0.000000001" office:value-type="float" office:value="10.438119424" calcext:value-type="float">
            <text:p>10.438119424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0.07920999825" calcext:value-type="float">
            <text:p>0.07920999825</text:p>
          </table:table-cell>
          <table:table-cell office:value-type="float" office:value="-0.00815000012517" calcext:value-type="float">
            <text:p>-0.00815000012517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361000001431" calcext:value-type="float">
            <text:p>0.0361000001431</text:p>
          </table:table-cell>
          <table:table-cell office:value-type="float" office:value="0.00563000002876" calcext:value-type="float">
            <text:p>0.00563000002876</text:p>
          </table:table-cell>
          <table:table-cell office:value-type="float" office:value="0.0356599986553" calcext:value-type="float">
            <text:p>0.0356599986553</text:p>
          </table:table-cell>
          <table:table-cell office:value-type="float" office:value="0.000369999994291" calcext:value-type="float">
            <text:p>0.000369999994291</text:p>
          </table:table-cell>
          <table:table-cell/>
          <table:table-cell office:value-type="float" office:value="-1.24642038345" calcext:value-type="float">
            <text:p>-1.24642038345</text:p>
          </table:table-cell>
          <table:table-cell office:value-type="float" office:value="-0.654512524605" calcext:value-type="float">
            <text:p>-0.654512524605</text:p>
          </table:table-cell>
          <table:table-cell office:value-type="float" office:value="-0.894114613533" calcext:value-type="float">
            <text:p>-0.894114613533</text:p>
          </table:table-cell>
        </table:table-row>
        <table:table-row table:style-name="ro1">
          <table:table-cell office:value-type="float" office:value="1.59186521477108E+018" calcext:value-type="float">
            <text:p>1.59186521477108E+018</text:p>
          </table:table-cell>
          <table:table-cell table:formula="of:= ([.A181] - 1.59186520428114E+018) * 0.000000001" office:value-type="float" office:value="10.489940224" calcext:value-type="float">
            <text:p>10.489940224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office:value-type="float" office:value="0.0794700011611" calcext:value-type="float">
            <text:p>0.0794700011611</text:p>
          </table:table-cell>
          <table:table-cell office:value-type="float" office:value="-0.00541000021622" calcext:value-type="float">
            <text:p>-0.00541000021622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320999994874" calcext:value-type="float">
            <text:p>0.0320999994874</text:p>
          </table:table-cell>
          <table:table-cell office:value-type="float" office:value="0.0035500000231" calcext:value-type="float">
            <text:p>0.0035500000231</text:p>
          </table:table-cell>
          <table:table-cell office:value-type="float" office:value="0.0318499989808" calcext:value-type="float">
            <text:p>0.0318499989808</text:p>
          </table:table-cell>
          <table:table-cell office:value-type="float" office:value="-0.00142999994569" calcext:value-type="float">
            <text:p>-0.00142999994569</text:p>
          </table:table-cell>
          <table:table-cell/>
          <table:table-cell office:value-type="float" office:value="-1.2423684597" calcext:value-type="float">
            <text:p>-1.2423684597</text:p>
          </table:table-cell>
          <table:table-cell office:value-type="float" office:value="-0.65452092886" calcext:value-type="float">
            <text:p>-0.65452092886</text:p>
          </table:table-cell>
          <table:table-cell office:value-type="float" office:value="-0.894124150276" calcext:value-type="float">
            <text:p>-0.894124150276</text:p>
          </table:table-cell>
        </table:table-row>
        <table:table-row table:style-name="ro1">
          <table:table-cell office:value-type="float" office:value="1.5918652148733E+018" calcext:value-type="float">
            <text:p>1.5918652148733E+018</text:p>
          </table:table-cell>
          <table:table-cell table:formula="of:= ([.A182] - 1.59186520428114E+018) * 0.000000001" office:value-type="float" office:value="10.59216" calcext:value-type="float">
            <text:p>10.59216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office:value-type="float" office:value="0.0796499997377" calcext:value-type="float">
            <text:p>0.0796499997377</text:p>
          </table:table-cell>
          <table:table-cell office:value-type="float" office:value="-0.00349000003189" calcext:value-type="float">
            <text:p>-0.00349000003189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0267999991775" calcext:value-type="float">
            <text:p>0.0267999991775</text:p>
          </table:table-cell>
          <table:table-cell office:value-type="float" office:value="0.00394000019878" calcext:value-type="float">
            <text:p>0.00394000019878</text:p>
          </table:table-cell>
          <table:table-cell office:value-type="float" office:value="0.0265299994498" calcext:value-type="float">
            <text:p>0.0265299994498</text:p>
          </table:table-cell>
          <table:table-cell office:value-type="float" office:value="-0.000310000003083" calcext:value-type="float">
            <text:p>-0.000310000003083</text:p>
          </table:table-cell>
          <table:table-cell/>
          <table:table-cell office:value-type="float" office:value="-1.23422861099" calcext:value-type="float">
            <text:p>-1.23422861099</text:p>
          </table:table-cell>
          <table:table-cell office:value-type="float" office:value="-0.6544444561" calcext:value-type="float">
            <text:p>-0.6544444561</text:p>
          </table:table-cell>
          <table:table-cell office:value-type="float" office:value="-0.894110798836" calcext:value-type="float">
            <text:p>-0.894110798836</text:p>
          </table:table-cell>
        </table:table-row>
        <table:table-row table:style-name="ro1">
          <table:table-cell office:value-type="float" office:value="1.59186521492537E+018" calcext:value-type="float">
            <text:p>1.59186521492537E+018</text:p>
          </table:table-cell>
          <table:table-cell table:formula="of:= ([.A183] - 1.59186520428114E+018) * 0.000000001" office:value-type="float" office:value="10.644237312" calcext:value-type="float">
            <text:p>10.644237312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0.0798199996352" calcext:value-type="float">
            <text:p>0.0798199996352</text:p>
          </table:table-cell>
          <table:table-cell office:value-type="float" office:value="-0.00224000005983" calcext:value-type="float">
            <text:p>-0.00224000005983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0208000000566" calcext:value-type="float">
            <text:p>0.0208000000566</text:p>
          </table:table-cell>
          <table:table-cell office:value-type="float" office:value="-0.000230000005104" calcext:value-type="float">
            <text:p>-0.000230000005104</text:p>
          </table:table-cell>
          <table:table-cell office:value-type="float" office:value="0.0208199992776" calcext:value-type="float">
            <text:p>0.0208199992776</text:p>
          </table:table-cell>
          <table:table-cell office:value-type="float" office:value="0.000199999994948" calcext:value-type="float">
            <text:p>0.000199999994948</text:p>
          </table:table-cell>
          <table:table-cell/>
          <table:table-cell office:value-type="float" office:value="-1.2299182415" calcext:value-type="float">
            <text:p>-1.2299182415</text:p>
          </table:table-cell>
          <table:table-cell office:value-type="float" office:value="-0.654419124126" calcext:value-type="float">
            <text:p>-0.654419124126</text:p>
          </table:table-cell>
          <table:table-cell office:value-type="float" office:value="-0.894130766392" calcext:value-type="float">
            <text:p>-0.894130766392</text:p>
          </table:table-cell>
        </table:table-row>
        <table:table-row table:style-name="ro1">
          <table:table-cell office:value-type="float" office:value="1.59186521497965E+018" calcext:value-type="float">
            <text:p>1.59186521497965E+018</text:p>
          </table:table-cell>
          <table:table-cell table:formula="of:= ([.A184] - 1.59186520428114E+018) * 0.000000001" office:value-type="float" office:value="10.698516224" calcext:value-type="float">
            <text:p>10.698516224</text:p>
          </table:table-cell>
          <table:table-cell/>
          <table:table-cell table:number-columns-repeated="2" office:value-type="float" office:value="0.0800999999046" calcext:value-type="float">
            <text:p>0.0800999999046</text:p>
          </table:table-cell>
          <table:table-cell office:value-type="float" office:value="-0.000760000024457" calcext:value-type="float">
            <text:p>-0.000760000024457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153999999166" calcext:value-type="float">
            <text:p>0.0153999999166</text:p>
          </table:table-cell>
          <table:table-cell office:value-type="float" office:value="0.00199000001885" calcext:value-type="float">
            <text:p>0.00199000001885</text:p>
          </table:table-cell>
          <table:table-cell office:value-type="float" office:value="0.0152599997818" calcext:value-type="float">
            <text:p>0.0152599997818</text:p>
          </table:table-cell>
          <table:table-cell office:value-type="float" office:value="0.000590000010561" calcext:value-type="float">
            <text:p>0.000590000010561</text:p>
          </table:table-cell>
          <table:table-cell/>
          <table:table-cell office:value-type="float" office:value="-1.22547805309" calcext:value-type="float">
            <text:p>-1.22547805309</text:p>
          </table:table-cell>
          <table:table-cell office:value-type="float" office:value="-0.654391229153" calcext:value-type="float">
            <text:p>-0.654391229153</text:p>
          </table:table-cell>
          <table:table-cell office:value-type="float" office:value="-0.894124686718" calcext:value-type="float">
            <text:p>-0.894124686718</text:p>
          </table:table-cell>
        </table:table-row>
        <table:table-row table:style-name="ro1">
          <table:table-cell office:value-type="float" office:value="1.59186521508178E+018" calcext:value-type="float">
            <text:p>1.59186521508178E+018</text:p>
          </table:table-cell>
          <table:table-cell table:formula="of:= ([.A185] - 1.59186520428114E+018) * 0.000000001" office:value-type="float" office:value="10.800642304" calcext:value-type="float">
            <text:p>10.800642304</text:p>
          </table:table-cell>
          <table:table-cell/>
          <table:table-cell table:number-columns-repeated="2" office:value-type="float" office:value="0.0798999965191" calcext:value-type="float">
            <text:p>0.0798999965191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296000000089" calcext:value-type="float">
            <text:p>0.0296000000089</text:p>
          </table:table-cell>
          <table:table-cell office:value-type="float" office:value="-0.00712999980897" calcext:value-type="float">
            <text:p>-0.00712999980897</text:p>
          </table:table-cell>
          <table:table-cell office:value-type="float" office:value="0.0282099992037" calcext:value-type="float">
            <text:p>0.0282099992037</text:p>
          </table:table-cell>
          <table:table-cell office:value-type="float" office:value="-0.00537999998778" calcext:value-type="float">
            <text:p>-0.00537999998778</text:p>
          </table:table-cell>
          <table:table-cell/>
          <table:table-cell office:value-type="float" office:value="-1.2174423933" calcext:value-type="float">
            <text:p>-1.2174423933</text:p>
          </table:table-cell>
          <table:table-cell office:value-type="float" office:value="-0.654252767563" calcext:value-type="float">
            <text:p>-0.654252767563</text:p>
          </table:table-cell>
          <table:table-cell office:value-type="float" office:value="-0.894117593765" calcext:value-type="float">
            <text:p>-0.894117593765</text:p>
          </table:table-cell>
        </table:table-row>
        <table:table-row table:style-name="ro1">
          <table:table-cell office:value-type="float" office:value="1.59186521513406E+018" calcext:value-type="float">
            <text:p>1.59186521513406E+018</text:p>
          </table:table-cell>
          <table:table-cell table:formula="of:= ([.A186] - 1.59186520428114E+018) * 0.000000001" office:value-type="float" office:value="10.85292032" calcext:value-type="float">
            <text:p>10.85292032</text:p>
          </table:table-cell>
          <table:table-cell/>
          <table:table-cell table:number-columns-repeated="2" office:value-type="float" office:value="0.0784000009298" calcext:value-type="float">
            <text:p>0.0784000009298</text:p>
          </table:table-cell>
          <table:table-cell office:value-type="float" office:value="0.00252000009641" calcext:value-type="float">
            <text:p>0.00252000009641</text:p>
          </table:table-cell>
          <table:table-cell table:style-name="Default" office:value-type="float" office:value="0.000180000002729" calcext:value-type="float">
            <text:p>0.000180000002729</text:p>
          </table:table-cell>
          <table:table-cell/>
          <table:table-cell office:value-type="float" office:value="0.0450999997556" calcext:value-type="float">
            <text:p>0.0450999997556</text:p>
          </table:table-cell>
          <table:table-cell office:value-type="float" office:value="-0.0223900005221" calcext:value-type="float">
            <text:p>-0.0223900005221</text:p>
          </table:table-cell>
          <table:table-cell office:value-type="float" office:value="0.0385099984705" calcext:value-type="float">
            <text:p>0.0385099984705</text:p>
          </table:table-cell>
          <table:table-cell office:value-type="float" office:value="-0.00671999994665" calcext:value-type="float">
            <text:p>-0.00671999994665</text:p>
          </table:table-cell>
          <table:table-cell/>
          <table:table-cell office:value-type="float" office:value="-1.2142843008" calcext:value-type="float">
            <text:p>-1.2142843008</text:p>
          </table:table-cell>
          <table:table-cell office:value-type="float" office:value="-0.652978658676" calcext:value-type="float">
            <text:p>-0.652978658676</text:p>
          </table:table-cell>
          <table:table-cell office:value-type="float" office:value="-0.894021332264" calcext:value-type="float">
            <text:p>-0.894021332264</text:p>
          </table:table-cell>
        </table:table-row>
        <table:table-row table:style-name="ro1">
          <table:table-cell office:value-type="float" office:value="1.59186521518617E+018" calcext:value-type="float">
            <text:p>1.59186521518617E+018</text:p>
          </table:table-cell>
          <table:table-cell table:formula="of:= ([.A187] - 1.59186520428114E+018) * 0.000000001" office:value-type="float" office:value="10.905037312" calcext:value-type="float">
            <text:p>10.905037312</text:p>
          </table:table-cell>
          <table:table-cell/>
          <table:table-cell office:value-type="float" office:value="0.0737000033259" calcext:value-type="float">
            <text:p>0.0737000033259</text:p>
          </table:table-cell>
          <table:table-cell office:value-type="float" office:value="0.0731000006199" calcext:value-type="float">
            <text:p>0.0731000006199</text:p>
          </table:table-cell>
          <table:table-cell office:value-type="float" office:value="0.00925000011921" calcext:value-type="float">
            <text:p>0.00925000011921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170399993658" calcext:value-type="float">
            <text:p>0.170399993658</text:p>
          </table:table-cell>
          <table:table-cell office:value-type="float" office:value="-0.119460001588" calcext:value-type="float">
            <text:p>-0.119460001588</text:p>
          </table:table-cell>
          <table:table-cell office:value-type="float" office:value="0.121430002153" calcext:value-type="float">
            <text:p>0.121430002153</text:p>
          </table:table-cell>
          <table:table-cell office:value-type="float" office:value="0.00606000004336" calcext:value-type="float">
            <text:p>0.00606000004336</text:p>
          </table:table-cell>
          <table:table-cell/>
          <table:table-cell office:value-type="float" office:value="-1.21333730221" calcext:value-type="float">
            <text:p>-1.21333730221</text:p>
          </table:table-cell>
          <table:table-cell office:value-type="float" office:value="-0.648851752281" calcext:value-type="float">
            <text:p>-0.648851752281</text:p>
          </table:table-cell>
          <table:table-cell office:value-type="float" office:value="-0.894112229347" calcext:value-type="float">
            <text:p>-0.894112229347</text:p>
          </table:table-cell>
        </table:table-row>
        <table:table-row table:style-name="ro1">
          <table:table-cell office:value-type="float" office:value="1.59186521528822E+018" calcext:value-type="float">
            <text:p>1.59186521528822E+018</text:p>
          </table:table-cell>
          <table:table-cell table:formula="of:= ([.A188] - 1.59186520428114E+018) * 0.000000001" office:value-type="float" office:value="11.007086336" calcext:value-type="float">
            <text:p>11.007086336</text:p>
          </table:table-cell>
          <table:table-cell/>
          <table:table-cell office:value-type="float" office:value="0.0663999989629" calcext:value-type="float">
            <text:p>0.0663999989629</text:p>
          </table:table-cell>
          <table:table-cell office:value-type="float" office:value="0.0631299987435" calcext:value-type="float">
            <text:p>0.0631299987435</text:p>
          </table:table-cell>
          <table:table-cell office:value-type="float" office:value="0.0207400005311" calcext:value-type="float">
            <text:p>0.0207400005311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140300005674" calcext:value-type="float">
            <text:p>0.140300005674</text:p>
          </table:table-cell>
          <table:table-cell office:value-type="float" office:value="-0.0870999991894" calcext:value-type="float">
            <text:p>-0.0870999991894</text:p>
          </table:table-cell>
          <table:table-cell office:value-type="float" office:value="0.109939999878" calcext:value-type="float">
            <text:p>0.109939999878</text:p>
          </table:table-cell>
          <table:table-cell office:value-type="float" office:value="0.0010000000475" calcext:value-type="float">
            <text:p>0.0010000000475</text:p>
          </table:table-cell>
          <table:table-cell/>
          <table:table-cell office:value-type="float" office:value="-1.21232938766" calcext:value-type="float">
            <text:p>-1.21232938766</text:p>
          </table:table-cell>
          <table:table-cell office:value-type="float" office:value="-0.640650391579" calcext:value-type="float">
            <text:p>-0.640650391579</text:p>
          </table:table-cell>
          <table:table-cell office:value-type="float" office:value="-0.894140958786" calcext:value-type="float">
            <text:p>-0.894140958786</text:p>
          </table:table-cell>
        </table:table-row>
        <table:table-row table:style-name="ro1">
          <table:table-cell office:value-type="float" office:value="1.5918652153405E+018" calcext:value-type="float">
            <text:p>1.5918652153405E+018</text:p>
          </table:table-cell>
          <table:table-cell table:formula="of:= ([.A189] - 1.59186520428114E+018) * 0.000000001" office:value-type="float" office:value="11.059363328" calcext:value-type="float">
            <text:p>11.059363328</text:p>
          </table:table-cell>
          <table:table-cell/>
          <table:table-cell office:value-type="float" office:value="0.0650999993086" calcext:value-type="float">
            <text:p>0.0650999993086</text:p>
          </table:table-cell>
          <table:table-cell office:value-type="float" office:value="0.0596299991012" calcext:value-type="float">
            <text:p>0.0596299991012</text:p>
          </table:table-cell>
          <table:table-cell office:value-type="float" office:value="0.0261599998921" calcext:value-type="float">
            <text:p>0.0261599998921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120999999344" calcext:value-type="float">
            <text:p>0.120999999344</text:p>
          </table:table-cell>
          <table:table-cell office:value-type="float" office:value="-0.0666899979115" calcext:value-type="float">
            <text:p>-0.0666899979115</text:p>
          </table:table-cell>
          <table:table-cell office:value-type="float" office:value="0.100989997387" calcext:value-type="float">
            <text:p>0.100989997387</text:p>
          </table:table-cell>
          <table:table-cell office:value-type="float" office:value="0.00132999999914" calcext:value-type="float">
            <text:p>0.00132999999914</text:p>
          </table:table-cell>
          <table:table-cell/>
          <table:table-cell office:value-type="float" office:value="-1.21049189568" calcext:value-type="float">
            <text:p>-1.21049189568</text:p>
          </table:table-cell>
          <table:table-cell office:value-type="float" office:value="-0.63694280386" calcext:value-type="float">
            <text:p>-0.63694280386</text:p>
          </table:table-cell>
          <table:table-cell office:value-type="float" office:value="-0.894138038158" calcext:value-type="float">
            <text:p>-0.894138038158</text:p>
          </table:table-cell>
        </table:table-row>
        <table:table-row table:style-name="ro1">
          <table:table-cell office:value-type="float" office:value="1.59186521539181E+018" calcext:value-type="float">
            <text:p>1.59186521539181E+018</text:p>
          </table:table-cell>
          <table:table-cell table:formula="of:= ([.A190] - 1.59186520428114E+018) * 0.000000001" office:value-type="float" office:value="11.11067648" calcext:value-type="float">
            <text:p>11.11067648</text:p>
          </table:table-cell>
          <table:table-cell/>
          <table:table-cell office:value-type="float" office:value="0.0652000010014" calcext:value-type="float">
            <text:p>0.0652000010014</text:p>
          </table:table-cell>
          <table:table-cell office:value-type="float" office:value="0.0572700016201" calcext:value-type="float">
            <text:p>0.0572700016201</text:p>
          </table:table-cell>
          <table:table-cell office:value-type="float" office:value="0.0310900006443" calcext:value-type="float">
            <text:p>0.0310900006443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05700001121" calcext:value-type="float">
            <text:p>0.105700001121</text:p>
          </table:table-cell>
          <table:table-cell office:value-type="float" office:value="-0.0504200011492" calcext:value-type="float">
            <text:p>-0.0504200011492</text:p>
          </table:table-cell>
          <table:table-cell office:value-type="float" office:value="0.0928699970245" calcext:value-type="float">
            <text:p>0.0928699970245</text:p>
          </table:table-cell>
          <table:table-cell office:value-type="float" office:value="-0.000410000007832" calcext:value-type="float">
            <text:p>-0.000410000007832</text:p>
          </table:table-cell>
          <table:table-cell/>
          <table:table-cell office:value-type="float" office:value="-1.20790612698" calcext:value-type="float">
            <text:p>-1.20790612698</text:p>
          </table:table-cell>
          <table:table-cell office:value-type="float" office:value="-0.633605659008" calcext:value-type="float">
            <text:p>-0.633605659008</text:p>
          </table:table-cell>
          <table:table-cell office:value-type="float" office:value="-0.894148528576" calcext:value-type="float">
            <text:p>-0.894148528576</text:p>
          </table:table-cell>
        </table:table-row>
        <table:table-row table:style-name="ro1">
          <table:table-cell office:value-type="float" office:value="1.59186521544503E+018" calcext:value-type="float">
            <text:p>1.59186521544503E+018</text:p>
          </table:table-cell>
          <table:table-cell table:formula="of:= ([.A191] - 1.59186520428114E+018) * 0.000000001" office:value-type="float" office:value="11.163894016" calcext:value-type="float">
            <text:p>11.163894016</text:p>
          </table:table-cell>
          <table:table-cell/>
          <table:table-cell office:value-type="float" office:value="0.0658999979496" calcext:value-type="float">
            <text:p>0.0658999979496</text:p>
          </table:table-cell>
          <table:table-cell office:value-type="float" office:value="0.0557899996638" calcext:value-type="float">
            <text:p>0.0557899996638</text:p>
          </table:table-cell>
          <table:table-cell office:value-type="float" office:value="0.0350299999118" calcext:value-type="float">
            <text:p>0.0350299999118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882999971509" calcext:value-type="float">
            <text:p>0.0882999971509</text:p>
          </table:table-cell>
          <table:table-cell office:value-type="float" office:value="-0.0349799990654" calcext:value-type="float">
            <text:p>-0.0349799990654</text:p>
          </table:table-cell>
          <table:table-cell office:value-type="float" office:value="0.0811000019312" calcext:value-type="float">
            <text:p>0.0811000019312</text:p>
          </table:table-cell>
          <table:table-cell office:value-type="float" office:value="0.000469999999041" calcext:value-type="float">
            <text:p>0.000469999999041</text:p>
          </table:table-cell>
          <table:table-cell/>
          <table:table-cell office:value-type="float" office:value="-1.20476663113" calcext:value-type="float">
            <text:p>-1.20476663113</text:p>
          </table:table-cell>
          <table:table-cell office:value-type="float" office:value="-0.630911111832" calcext:value-type="float">
            <text:p>-0.630911111832</text:p>
          </table:table-cell>
          <table:table-cell office:value-type="float" office:value="-0.894150495529" calcext:value-type="float">
            <text:p>-0.894150495529</text:p>
          </table:table-cell>
        </table:table-row>
        <table:table-row table:style-name="ro1">
          <table:table-cell office:value-type="float" office:value="1.59186521549676E+018" calcext:value-type="float">
            <text:p>1.59186521549676E+018</text:p>
          </table:table-cell>
          <table:table-cell table:formula="of:= ([.A192] - 1.59186520428114E+018) * 0.000000001" office:value-type="float" office:value="11.215624192" calcext:value-type="float">
            <text:p>11.215624192</text:p>
          </table:table-cell>
          <table:table-cell/>
          <table:table-cell office:value-type="float" office:value="0.0668999999762" calcext:value-type="float">
            <text:p>0.0668999999762</text:p>
          </table:table-cell>
          <table:table-cell office:value-type="float" office:value="0.0528399981558" calcext:value-type="float">
            <text:p>0.0528399981558</text:p>
          </table:table-cell>
          <table:table-cell office:value-type="float" office:value="0.041060000658" calcext:value-type="float">
            <text:p>0.041060000658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63299998641" calcext:value-type="float">
            <text:p>0.063299998641</text:p>
          </table:table-cell>
          <table:table-cell office:value-type="float" office:value="-0.0161600001156" calcext:value-type="float">
            <text:p>-0.0161600001156</text:p>
          </table:table-cell>
          <table:table-cell office:value-type="float" office:value="0.0612099990249" calcext:value-type="float">
            <text:p>0.0612099990249</text:p>
          </table:table-cell>
          <table:table-cell office:value-type="float" office:value="-0.000419999996666" calcext:value-type="float">
            <text:p>-0.000419999996666</text:p>
          </table:table-cell>
          <table:table-cell/>
          <table:table-cell office:value-type="float" office:value="-1.20128190517" calcext:value-type="float">
            <text:p>-1.20128190517</text:p>
          </table:table-cell>
          <table:table-cell office:value-type="float" office:value="-0.62884747982" calcext:value-type="float">
            <text:p>-0.62884747982</text:p>
          </table:table-cell>
          <table:table-cell office:value-type="float" office:value="-0.894131779671" calcext:value-type="float">
            <text:p>-0.894131779671</text:p>
          </table:table-cell>
        </table:table-row>
        <table:table-row table:style-name="ro1">
          <table:table-cell office:value-type="float" office:value="1.59186521559894E+018" calcext:value-type="float">
            <text:p>1.59186521559894E+018</text:p>
          </table:table-cell>
          <table:table-cell table:formula="of:= ([.A193] - 1.59186520428114E+018) * 0.000000001" office:value-type="float" office:value="11.31780224" calcext:value-type="float">
            <text:p>11.31780224</text:p>
          </table:table-cell>
          <table:table-cell/>
          <table:table-cell office:value-type="float" office:value="0.0681999996305" calcext:value-type="float">
            <text:p>0.0681999996305</text:p>
          </table:table-cell>
          <table:table-cell office:value-type="float" office:value="0.0528500005603" calcext:value-type="float">
            <text:p>0.0528500005603</text:p>
          </table:table-cell>
          <table:table-cell office:value-type="float" office:value="0.0430600009859" calcext:value-type="float">
            <text:p>0.0430600009859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0615999996662" calcext:value-type="float">
            <text:p>0.0615999996662</text:p>
          </table:table-cell>
          <table:table-cell office:value-type="float" office:value="-0.0286500006914" calcext:value-type="float">
            <text:p>-0.0286500006914</text:p>
          </table:table-cell>
          <table:table-cell office:value-type="float" office:value="0.0542199984193" calcext:value-type="float">
            <text:p>0.0542199984193</text:p>
          </table:table-cell>
          <table:table-cell office:value-type="float" office:value="-0.00591999990866" calcext:value-type="float">
            <text:p>-0.00591999990866</text:p>
          </table:table-cell>
          <table:table-cell/>
          <table:table-cell office:value-type="float" office:value="-1.19431841373" calcext:value-type="float">
            <text:p>-1.19431841373</text:p>
          </table:table-cell>
          <table:table-cell office:value-type="float" office:value="-0.62541359663" calcext:value-type="float">
            <text:p>-0.62541359663</text:p>
          </table:table-cell>
          <table:table-cell office:value-type="float" office:value="-0.89407068491" calcext:value-type="float">
            <text:p>-0.89407068491</text:p>
          </table:table-cell>
        </table:table-row>
        <table:table-row table:style-name="ro1">
          <table:table-cell office:value-type="float" office:value="1.59186521565134E+018" calcext:value-type="float">
            <text:p>1.59186521565134E+018</text:p>
          </table:table-cell>
          <table:table-cell table:formula="of:= ([.A194] - 1.59186520428114E+018) * 0.000000001" office:value-type="float" office:value="11.370203648" calcext:value-type="float">
            <text:p>11.370203648</text:p>
          </table:table-cell>
          <table:table-cell/>
          <table:table-cell office:value-type="float" office:value="0.0674000009894" calcext:value-type="float">
            <text:p>0.0674000009894</text:p>
          </table:table-cell>
          <table:table-cell office:value-type="float" office:value="0.0486599989235" calcext:value-type="float">
            <text:p>0.0486599989235</text:p>
          </table:table-cell>
          <table:table-cell office:value-type="float" office:value="0.0466899983585" calcext:value-type="float">
            <text:p>0.046689998358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942000001669" calcext:value-type="float">
            <text:p>0.0942000001669</text:p>
          </table:table-cell>
          <table:table-cell office:value-type="float" office:value="-0.070799998939" calcext:value-type="float">
            <text:p>-0.070799998939</text:p>
          </table:table-cell>
          <table:table-cell office:value-type="float" office:value="0.0620299987495" calcext:value-type="float">
            <text:p>0.0620299987495</text:p>
          </table:table-cell>
          <table:table-cell office:value-type="float" office:value="-0.00331000005826" calcext:value-type="float">
            <text:p>-0.00331000005826</text:p>
          </table:table-cell>
          <table:table-cell/>
          <table:table-cell office:value-type="float" office:value="-1.19279634953" calcext:value-type="float">
            <text:p>-1.19279634953</text:p>
          </table:table-cell>
          <table:table-cell office:value-type="float" office:value="-0.623029410839" calcext:value-type="float">
            <text:p>-0.623029410839</text:p>
          </table:table-cell>
          <table:table-cell office:value-type="float" office:value="-0.894120275974" calcext:value-type="float">
            <text:p>-0.894120275974</text:p>
          </table:table-cell>
        </table:table-row>
        <table:table-row table:style-name="ro1">
          <table:table-cell office:value-type="float" office:value="1.59186521570367E+018" calcext:value-type="float">
            <text:p>1.59186521570367E+018</text:p>
          </table:table-cell>
          <table:table-cell table:formula="of:= ([.A195] - 1.59186520428114E+018) * 0.000000001" office:value-type="float" office:value="11.422536192" calcext:value-type="float">
            <text:p>11.422536192</text:p>
          </table:table-cell>
          <table:table-cell/>
          <table:table-cell office:value-type="float" office:value="0.068400003016" calcext:value-type="float">
            <text:p>0.068400003016</text:p>
          </table:table-cell>
          <table:table-cell office:value-type="float" office:value="0.0397199988365" calcext:value-type="float">
            <text:p>0.0397199988365</text:p>
          </table:table-cell>
          <table:table-cell office:value-type="float" office:value="0.0556900016963" calcext:value-type="float">
            <text:p>0.0556900016963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27399995923" calcext:value-type="float">
            <text:p>0.127399995923</text:p>
          </table:table-cell>
          <table:table-cell office:value-type="float" office:value="-0.105379998684" calcext:value-type="float">
            <text:p>-0.105379998684</text:p>
          </table:table-cell>
          <table:table-cell office:value-type="float" office:value="0.0713799968362" calcext:value-type="float">
            <text:p>0.0713799968362</text:p>
          </table:table-cell>
          <table:table-cell office:value-type="float" office:value="0.00510999979451" calcext:value-type="float">
            <text:p>0.00510999979451</text:p>
          </table:table-cell>
          <table:table-cell/>
          <table:table-cell office:value-type="float" office:value="-1.19273793697" calcext:value-type="float">
            <text:p>-1.19273793697</text:p>
          </table:table-cell>
          <table:table-cell office:value-type="float" office:value="-0.61961710453" calcext:value-type="float">
            <text:p>-0.61961710453</text:p>
          </table:table-cell>
          <table:table-cell office:value-type="float" office:value="-0.894151568413" calcext:value-type="float">
            <text:p>-0.894151568413</text:p>
          </table:table-cell>
        </table:table-row>
        <table:table-row table:style-name="ro1">
          <table:table-cell office:value-type="float" office:value="1.59186521575589E+018" calcext:value-type="float">
            <text:p>1.59186521575589E+018</text:p>
          </table:table-cell>
          <table:table-cell table:formula="of:= ([.A196] - 1.59186520428114E+018) * 0.000000001" office:value-type="float" office:value="11.47475328" calcext:value-type="float">
            <text:p>11.47475328</text:p>
          </table:table-cell>
          <table:table-cell/>
          <table:table-cell office:value-type="float" office:value="0.0696000009775" calcext:value-type="float">
            <text:p>0.0696000009775</text:p>
          </table:table-cell>
          <table:table-cell office:value-type="float" office:value="0.0345499999821" calcext:value-type="float">
            <text:p>0.0345499999821</text:p>
          </table:table-cell>
          <table:table-cell office:value-type="float" office:value="0.0604400001466" calcext:value-type="float">
            <text:p>0.0604400001466</text:p>
          </table:table-cell>
          <table:table-cell table:style-name="Default" office:value-type="float" office:value="-0.000220000001718" calcext:value-type="float">
            <text:p>-0.000220000001718</text:p>
          </table:table-cell>
          <table:table-cell/>
          <table:table-cell office:value-type="float" office:value="0.144800007343" calcext:value-type="float">
            <text:p>0.144800007343</text:p>
          </table:table-cell>
          <table:table-cell office:value-type="float" office:value="-0.111589998007" calcext:value-type="float">
            <text:p>-0.111589998007</text:p>
          </table:table-cell>
          <table:table-cell office:value-type="float" office:value="0.0918700024486" calcext:value-type="float">
            <text:p>0.0918700024486</text:p>
          </table:table-cell>
          <table:table-cell office:value-type="float" office:value="0.00848999992013" calcext:value-type="float">
            <text:p>0.00848999992013</text:p>
          </table:table-cell>
          <table:table-cell/>
          <table:table-cell office:value-type="float" office:value="-1.19280040264" calcext:value-type="float">
            <text:p>-1.19280040264</text:p>
          </table:table-cell>
          <table:table-cell office:value-type="float" office:value="-0.615395605564" calcext:value-type="float">
            <text:p>-0.615395605564</text:p>
          </table:table-cell>
          <table:table-cell office:value-type="float" office:value="-0.894160211086" calcext:value-type="float">
            <text:p>-0.894160211086</text:p>
          </table:table-cell>
        </table:table-row>
        <table:table-row table:style-name="ro1">
          <table:table-cell office:value-type="float" office:value="1.5918652158572E+018" calcext:value-type="float">
            <text:p>1.5918652158572E+018</text:p>
          </table:table-cell>
          <table:table-cell table:formula="of:= ([.A197] - 1.59186520428114E+018) * 0.000000001" office:value-type="float" office:value="11.576063488" calcext:value-type="float">
            <text:p>11.576063488</text:p>
          </table:table-cell>
          <table:table-cell/>
          <table:table-cell office:value-type="float" office:value="0.0689999982715" calcext:value-type="float">
            <text:p>0.0689999982715</text:p>
          </table:table-cell>
          <table:table-cell office:value-type="float" office:value="0.0303700007498" calcext:value-type="float">
            <text:p>0.0303700007498</text:p>
          </table:table-cell>
          <table:table-cell office:value-type="float" office:value="0.0620100013912" calcext:value-type="float">
            <text:p>0.0620100013912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153000000864" calcext:value-type="float">
            <text:p>0.0153000000864</text:p>
          </table:table-cell>
          <table:table-cell office:value-type="float" office:value="-0.0133199999109" calcext:value-type="float">
            <text:p>-0.0133199999109</text:p>
          </table:table-cell>
          <table:table-cell office:value-type="float" office:value="0.0054999999702" calcext:value-type="float">
            <text:p>0.0054999999702</text:p>
          </table:table-cell>
          <table:table-cell office:value-type="float" office:value="-0.0052100000903" calcext:value-type="float">
            <text:p>-0.0052100000903</text:p>
          </table:table-cell>
          <table:table-cell/>
          <table:table-cell office:value-type="float" office:value="-1.19295930862" calcext:value-type="float">
            <text:p>-1.19295930862</text:p>
          </table:table-cell>
          <table:table-cell office:value-type="float" office:value="-0.607241153717" calcext:value-type="float">
            <text:p>-0.607241153717</text:p>
          </table:table-cell>
          <table:table-cell office:value-type="float" office:value="-0.894135355949" calcext:value-type="float">
            <text:p>-0.894135355949</text:p>
          </table:table-cell>
        </table:table-row>
        <table:table-row table:style-name="ro1">
          <table:table-cell office:value-type="float" office:value="1.59186521590884E+018" calcext:value-type="float">
            <text:p>1.59186521590884E+018</text:p>
          </table:table-cell>
          <table:table-cell table:formula="of:= ([.A198] - 1.59186520428114E+018) * 0.000000001" office:value-type="float" office:value="11.627703296" calcext:value-type="float">
            <text:p>11.627703296</text:p>
          </table:table-cell>
          <table:table-cell/>
          <table:table-cell office:value-type="float" office:value="0.0679000020027" calcext:value-type="float">
            <text:p>0.0679000020027</text:p>
          </table:table-cell>
          <table:table-cell office:value-type="float" office:value="0.0311399996281" calcext:value-type="float">
            <text:p>0.0311399996281</text:p>
          </table:table-cell>
          <table:table-cell office:value-type="float" office:value="0.0603200010955" calcext:value-type="float">
            <text:p>0.060320001095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421000011265" calcext:value-type="float">
            <text:p>0.0421000011265</text:p>
          </table:table-cell>
          <table:table-cell office:value-type="float" office:value="-0.0417900010943" calcext:value-type="float">
            <text:p>-0.0417900010943</text:p>
          </table:table-cell>
          <table:table-cell office:value-type="float" office:value="0.00465000001714" calcext:value-type="float">
            <text:p>0.00465000001714</text:p>
          </table:table-cell>
          <table:table-cell office:value-type="float" office:value="-0.00127999996766" calcext:value-type="float">
            <text:p>-0.00127999996766</text:p>
          </table:table-cell>
          <table:table-cell/>
          <table:table-cell office:value-type="float" office:value="-1.19300615788" calcext:value-type="float">
            <text:p>-1.19300615788</text:p>
          </table:table-cell>
          <table:table-cell office:value-type="float" office:value="-0.603212714195" calcext:value-type="float">
            <text:p>-0.603212714195</text:p>
          </table:table-cell>
          <table:table-cell office:value-type="float" office:value="-0.894142150879" calcext:value-type="float">
            <text:p>-0.894142150879</text:p>
          </table:table-cell>
        </table:table-row>
        <table:table-row table:style-name="ro1">
          <table:table-cell office:value-type="float" office:value="1.59186521596088E+018" calcext:value-type="float">
            <text:p>1.59186521596088E+018</text:p>
          </table:table-cell>
          <table:table-cell table:formula="of:= ([.A199] - 1.59186520428114E+018) * 0.000000001" office:value-type="float" office:value="11.679746304" calcext:value-type="float">
            <text:p>11.679746304</text:p>
          </table:table-cell>
          <table:table-cell/>
          <table:table-cell office:value-type="float" office:value="0.0674000009894" calcext:value-type="float">
            <text:p>0.0674000009894</text:p>
          </table:table-cell>
          <table:table-cell office:value-type="float" office:value="0.0280799996108" calcext:value-type="float">
            <text:p>0.0280799996108</text:p>
          </table:table-cell>
          <table:table-cell office:value-type="float" office:value="0.0612599998713" calcext:value-type="float">
            <text:p>0.0612599998713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637999996543" calcext:value-type="float">
            <text:p>0.0637999996543</text:p>
          </table:table-cell>
          <table:table-cell office:value-type="float" office:value="-0.062160000205" calcext:value-type="float">
            <text:p>-0.062160000205</text:p>
          </table:table-cell>
          <table:table-cell office:value-type="float" office:value="0.0145300002769" calcext:value-type="float">
            <text:p>0.0145300002769</text:p>
          </table:table-cell>
          <table:table-cell office:value-type="float" office:value="-0.00124000001233" calcext:value-type="float">
            <text:p>-0.00124000001233</text:p>
          </table:table-cell>
          <table:table-cell/>
          <table:table-cell office:value-type="float" office:value="-1.19307303429" calcext:value-type="float">
            <text:p>-1.19307303429</text:p>
          </table:table-cell>
          <table:table-cell office:value-type="float" office:value="-0.598940610886" calcext:value-type="float">
            <text:p>-0.598940610886</text:p>
          </table:table-cell>
          <table:table-cell office:value-type="float" office:value="-0.894125938416" calcext:value-type="float">
            <text:p>-0.894125938416</text:p>
          </table:table-cell>
        </table:table-row>
        <table:table-row table:style-name="ro1">
          <table:table-cell office:value-type="float" office:value="1.59186521601523E+018" calcext:value-type="float">
            <text:p>1.59186521601523E+018</text:p>
          </table:table-cell>
          <table:table-cell table:formula="of:= ([.A200] - 1.59186520428114E+018) * 0.000000001" office:value-type="float" office:value="11.734088192" calcext:value-type="float">
            <text:p>11.734088192</text:p>
          </table:table-cell>
          <table:table-cell/>
          <table:table-cell office:value-type="float" office:value="0.0662000030279" calcext:value-type="float">
            <text:p>0.0662000030279</text:p>
          </table:table-cell>
          <table:table-cell office:value-type="float" office:value="0.0233699996024" calcext:value-type="float">
            <text:p>0.0233699996024</text:p>
          </table:table-cell>
          <table:table-cell office:value-type="float" office:value="0.0619099996984" calcext:value-type="float">
            <text:p>0.0619099996984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/>
          <table:table-cell office:value-type="float" office:value="0.0838000029325" calcext:value-type="float">
            <text:p>0.0838000029325</text:p>
          </table:table-cell>
          <table:table-cell office:value-type="float" office:value="-0.0817599967122" calcext:value-type="float">
            <text:p>-0.0817599967122</text:p>
          </table:table-cell>
          <table:table-cell office:value-type="float" office:value="0.0183600001037" calcext:value-type="float">
            <text:p>0.0183600001037</text:p>
          </table:table-cell>
          <table:table-cell office:value-type="float" office:value="0.000300000014249" calcext:value-type="float">
            <text:p>0.000300000014249</text:p>
          </table:table-cell>
          <table:table-cell/>
          <table:table-cell office:value-type="float" office:value="-1.19333648682" calcext:value-type="float">
            <text:p>-1.19333648682</text:p>
          </table:table-cell>
          <table:table-cell office:value-type="float" office:value="-0.595008313656" calcext:value-type="float">
            <text:p>-0.595008313656</text:p>
          </table:table-cell>
          <table:table-cell office:value-type="float" office:value="-0.894059836864" calcext:value-type="float">
            <text:p>-0.894059836864</text:p>
          </table:table-cell>
        </table:table-row>
        <table:table-row table:style-name="ro1">
          <table:table-cell office:value-type="float" office:value="1.5918652160688E+018" calcext:value-type="float">
            <text:p>1.5918652160688E+018</text:p>
          </table:table-cell>
          <table:table-cell table:formula="of:= ([.A201] - 1.59186520428114E+018) * 0.000000001" office:value-type="float" office:value="11.7876672" calcext:value-type="float">
            <text:p>11.7876672</text:p>
          </table:table-cell>
          <table:table-cell/>
          <table:table-cell office:value-type="float" office:value="0.0636999979615" calcext:value-type="float">
            <text:p>0.0636999979615</text:p>
          </table:table-cell>
          <table:table-cell office:value-type="float" office:value="0.0155499996617" calcext:value-type="float">
            <text:p>0.0155499996617</text:p>
          </table:table-cell>
          <table:table-cell office:value-type="float" office:value="0.0617699995637" calcext:value-type="float">
            <text:p>0.0617699995637</text:p>
          </table:table-cell>
          <table:table-cell table:style-name="Default" office:value-type="float" office:value="0.000300000014249" calcext:value-type="float">
            <text:p>0.000300000014249</text:p>
          </table:table-cell>
          <table:table-cell/>
          <table:table-cell office:value-type="float" office:value="0.156599998474" calcext:value-type="float">
            <text:p>0.156599998474</text:p>
          </table:table-cell>
          <table:table-cell office:value-type="float" office:value="-0.155279994011" calcext:value-type="float">
            <text:p>-0.155279994011</text:p>
          </table:table-cell>
          <table:table-cell office:value-type="float" office:value="-0.0200699996203" calcext:value-type="float">
            <text:p>-0.0200699996203</text:p>
          </table:table-cell>
          <table:table-cell office:value-type="float" office:value="-0.00116999994498" calcext:value-type="float">
            <text:p>-0.00116999994498</text:p>
          </table:table-cell>
          <table:table-cell/>
          <table:table-cell office:value-type="float" office:value="-1.19506752491" calcext:value-type="float">
            <text:p>-1.19506752491</text:p>
          </table:table-cell>
          <table:table-cell office:value-type="float" office:value="-0.592380940914" calcext:value-type="float">
            <text:p>-0.592380940914</text:p>
          </table:table-cell>
          <table:table-cell office:value-type="float" office:value="-0.893963932991" calcext:value-type="float">
            <text:p>-0.893963932991</text:p>
          </table:table-cell>
        </table:table-row>
        <table:table-row table:style-name="ro1">
          <table:table-cell office:value-type="float" office:value="1.59186521612151E+018" calcext:value-type="float">
            <text:p>1.59186521612151E+018</text:p>
          </table:table-cell>
          <table:table-cell table:formula="of:= ([.A202] - 1.59186520428114E+018) * 0.000000001" office:value-type="float" office:value="11.840368384" calcext:value-type="float">
            <text:p>11.840368384</text:p>
          </table:table-cell>
          <table:table-cell/>
          <table:table-cell office:value-type="float" office:value="0.061400000006" calcext:value-type="float">
            <text:p>0.061400000006</text:p>
          </table:table-cell>
          <table:table-cell office:value-type="float" office:value="0.00480000022799" calcext:value-type="float">
            <text:p>0.00480000022799</text:p>
          </table:table-cell>
          <table:table-cell office:value-type="float" office:value="0.0612099990249" calcext:value-type="float">
            <text:p>0.0612099990249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210199996829" calcext:value-type="float">
            <text:p>0.210199996829</text:p>
          </table:table-cell>
          <table:table-cell office:value-type="float" office:value="-0.209869995713" calcext:value-type="float">
            <text:p>-0.209869995713</text:p>
          </table:table-cell>
          <table:table-cell office:value-type="float" office:value="-0.011590000242" calcext:value-type="float">
            <text:p>-0.011590000242</text:p>
          </table:table-cell>
          <table:table-cell office:value-type="float" office:value="-0.000300000014249" calcext:value-type="float">
            <text:p>-0.000300000014249</text:p>
          </table:table-cell>
          <table:table-cell/>
          <table:table-cell office:value-type="float" office:value="-1.19828259945" calcext:value-type="float">
            <text:p>-1.19828259945</text:p>
          </table:table-cell>
          <table:table-cell office:value-type="float" office:value="-0.590606987476" calcext:value-type="float">
            <text:p>-0.590606987476</text:p>
          </table:table-cell>
          <table:table-cell office:value-type="float" office:value="-0.894058406353" calcext:value-type="float">
            <text:p>-0.894058406353</text:p>
          </table:table-cell>
        </table:table-row>
        <table:table-row table:style-name="ro1">
          <table:table-cell office:value-type="float" office:value="1.59186521617526E+018" calcext:value-type="float">
            <text:p>1.59186521617526E+018</text:p>
          </table:table-cell>
          <table:table-cell table:formula="of:= ([.A203] - 1.59186520428114E+018) * 0.000000001" office:value-type="float" office:value="11.894122496" calcext:value-type="float">
            <text:p>11.894122496</text:p>
          </table:table-cell>
          <table:table-cell/>
          <table:table-cell office:value-type="float" office:value="0.0649999976158" calcext:value-type="float">
            <text:p>0.0649999976158</text:p>
          </table:table-cell>
          <table:table-cell office:value-type="float" office:value="-0.0129899997264" calcext:value-type="float">
            <text:p>-0.0129899997264</text:p>
          </table:table-cell>
          <table:table-cell office:value-type="float" office:value="0.0636999979615" calcext:value-type="float">
            <text:p>0.0636999979615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222900003195" calcext:value-type="float">
            <text:p>0.222900003195</text:p>
          </table:table-cell>
          <table:table-cell office:value-type="float" office:value="-0.222240000963" calcext:value-type="float">
            <text:p>-0.222240000963</text:p>
          </table:table-cell>
          <table:table-cell office:value-type="float" office:value="-0.0154100004584" calcext:value-type="float">
            <text:p>-0.0154100004584</text:p>
          </table:table-cell>
          <table:table-cell office:value-type="float" office:value="0.00867000035942" calcext:value-type="float">
            <text:p>0.00867000035942</text:p>
          </table:table-cell>
          <table:table-cell/>
          <table:table-cell office:value-type="float" office:value="-1.2018045187" calcext:value-type="float">
            <text:p>-1.2018045187</text:p>
          </table:table-cell>
          <table:table-cell office:value-type="float" office:value="-0.588699817657" calcext:value-type="float">
            <text:p>-0.588699817657</text:p>
          </table:table-cell>
          <table:table-cell office:value-type="float" office:value="-0.894154667854" calcext:value-type="float">
            <text:p>-0.894154667854</text:p>
          </table:table-cell>
        </table:table-row>
        <table:table-row table:style-name="ro1">
          <table:table-cell office:value-type="float" office:value="1.59186521622754E+018" calcext:value-type="float">
            <text:p>1.59186521622754E+018</text:p>
          </table:table-cell>
          <table:table-cell table:formula="of:= ([.A204] - 1.59186520428114E+018) * 0.000000001" office:value-type="float" office:value="11.9464064" calcext:value-type="float">
            <text:p>11.9464064</text:p>
          </table:table-cell>
          <table:table-cell/>
          <table:table-cell office:value-type="float" office:value="0.0652000010014" calcext:value-type="float">
            <text:p>0.0652000010014</text:p>
          </table:table-cell>
          <table:table-cell office:value-type="float" office:value="-0.0199900008738" calcext:value-type="float">
            <text:p>-0.0199900008738</text:p>
          </table:table-cell>
          <table:table-cell office:value-type="float" office:value="0.0620299987495" calcext:value-type="float">
            <text:p>0.0620299987495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/>
          <table:table-cell office:value-type="float" office:value="0.157900005579" calcext:value-type="float">
            <text:p>0.157900005579</text:p>
          </table:table-cell>
          <table:table-cell office:value-type="float" office:value="-0.154880002141" calcext:value-type="float">
            <text:p>-0.154880002141</text:p>
          </table:table-cell>
          <table:table-cell office:value-type="float" office:value="-0.0306000001729" calcext:value-type="float">
            <text:p>-0.0306000001729</text:p>
          </table:table-cell>
          <table:table-cell office:value-type="float" office:value="0.00447000004351" calcext:value-type="float">
            <text:p>0.00447000004351</text:p>
          </table:table-cell>
          <table:table-cell/>
          <table:table-cell office:value-type="float" office:value="-1.20431363583" calcext:value-type="float">
            <text:p>-1.20431363583</text:p>
          </table:table-cell>
          <table:table-cell office:value-type="float" office:value="-0.587287724018" calcext:value-type="float">
            <text:p>-0.587287724018</text:p>
          </table:table-cell>
          <table:table-cell office:value-type="float" office:value="-0.894225656986" calcext:value-type="float">
            <text:p>-0.894225656986</text:p>
          </table:table-cell>
        </table:table-row>
        <table:table-row table:style-name="ro1">
          <table:table-cell office:value-type="float" office:value="1.59186521627903E+018" calcext:value-type="float">
            <text:p>1.59186521627903E+018</text:p>
          </table:table-cell>
          <table:table-cell table:formula="of:= ([.A205] - 1.59186520428114E+018) * 0.000000001" office:value-type="float" office:value="11.997892096" calcext:value-type="float">
            <text:p>11.997892096</text:p>
          </table:table-cell>
          <table:table-cell/>
          <table:table-cell office:value-type="float" office:value="0.0603000000119" calcext:value-type="float">
            <text:p>0.0603000000119</text:p>
          </table:table-cell>
          <table:table-cell office:value-type="float" office:value="-0.0220299996436" calcext:value-type="float">
            <text:p>-0.0220299996436</text:p>
          </table:table-cell>
          <table:table-cell office:value-type="float" office:value="0.0561299994588" calcext:value-type="float">
            <text:p>0.0561299994588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/>
          <table:table-cell office:value-type="float" office:value="0.121500000358" calcext:value-type="float">
            <text:p>0.121500000358</text:p>
          </table:table-cell>
          <table:table-cell office:value-type="float" office:value="-0.0427099987864" calcext:value-type="float">
            <text:p>-0.0427099987864</text:p>
          </table:table-cell>
          <table:table-cell office:value-type="float" office:value="-0.113689996302" calcext:value-type="float">
            <text:p>-0.113689996302</text:p>
          </table:table-cell>
          <table:table-cell office:value-type="float" office:value="0.00182000000495" calcext:value-type="float">
            <text:p>0.00182000000495</text:p>
          </table:table-cell>
          <table:table-cell/>
          <table:table-cell office:value-type="float" office:value="-1.20541369915" calcext:value-type="float">
            <text:p>-1.20541369915</text:p>
          </table:table-cell>
          <table:table-cell office:value-type="float" office:value="-0.587319970131" calcext:value-type="float">
            <text:p>-0.587319970131</text:p>
          </table:table-cell>
          <table:table-cell office:value-type="float" office:value="-0.894072473049" calcext:value-type="float">
            <text:p>-0.894072473049</text:p>
          </table:table-cell>
        </table:table-row>
        <table:table-row table:style-name="ro1">
          <table:table-cell office:value-type="float" office:value="1.59186521638118E+018" calcext:value-type="float">
            <text:p>1.59186521638118E+018</text:p>
          </table:table-cell>
          <table:table-cell table:formula="of:= ([.A206] - 1.59186520428114E+018) * 0.000000001" office:value-type="float" office:value="12.100044544" calcext:value-type="float">
            <text:p>12.100044544</text:p>
          </table:table-cell>
          <table:table-cell/>
          <table:table-cell office:value-type="float" office:value="0.0441000014544" calcext:value-type="float">
            <text:p>0.0441000014544</text:p>
          </table:table-cell>
          <table:table-cell office:value-type="float" office:value="-0.0241100005805" calcext:value-type="float">
            <text:p>-0.0241100005805</text:p>
          </table:table-cell>
          <table:table-cell office:value-type="float" office:value="0.0368900001049" calcext:value-type="float">
            <text:p>0.0368900001049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238900005817" calcext:value-type="float">
            <text:p>0.238900005817</text:p>
          </table:table-cell>
          <table:table-cell office:value-type="float" office:value="-0.0455899983644" calcext:value-type="float">
            <text:p>-0.0455899983644</text:p>
          </table:table-cell>
          <table:table-cell office:value-type="float" office:value="-0.234410002828" calcext:value-type="float">
            <text:p>-0.234410002828</text:p>
          </table:table-cell>
          <table:table-cell office:value-type="float" office:value="-0.00530999992043" calcext:value-type="float">
            <text:p>-0.00530999992043</text:p>
          </table:table-cell>
          <table:table-cell/>
          <table:table-cell office:value-type="float" office:value="-1.20787882805" calcext:value-type="float">
            <text:p>-1.20787882805</text:p>
          </table:table-cell>
          <table:table-cell office:value-type="float" office:value="-0.592328965664" calcext:value-type="float">
            <text:p>-0.592328965664</text:p>
          </table:table-cell>
          <table:table-cell office:value-type="float" office:value="-0.894119381905" calcext:value-type="float">
            <text:p>-0.894119381905</text:p>
          </table:table-cell>
        </table:table-row>
        <table:table-row table:style-name="ro1">
          <table:table-cell office:value-type="float" office:value="1.59186521643309E+018" calcext:value-type="float">
            <text:p>1.59186521643309E+018</text:p>
          </table:table-cell>
          <table:table-cell table:formula="of:= ([.A207] - 1.59186520428114E+018) * 0.000000001" office:value-type="float" office:value="12.151953408" calcext:value-type="float">
            <text:p>12.151953408</text:p>
          </table:table-cell>
          <table:table-cell/>
          <table:table-cell office:value-type="float" office:value="0.0348999984562" calcext:value-type="float">
            <text:p>0.0348999984562</text:p>
          </table:table-cell>
          <table:table-cell office:value-type="float" office:value="-0.0290500000119" calcext:value-type="float">
            <text:p>-0.0290500000119</text:p>
          </table:table-cell>
          <table:table-cell office:value-type="float" office:value="0.0194099992514" calcext:value-type="float">
            <text:p>0.0194099992514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271299988031" calcext:value-type="float">
            <text:p>0.271299988031</text:p>
          </table:table-cell>
          <table:table-cell office:value-type="float" office:value="-0.0522600002587" calcext:value-type="float">
            <text:p>-0.0522600002587</text:p>
          </table:table-cell>
          <table:table-cell office:value-type="float" office:value="-0.26616999507" calcext:value-type="float">
            <text:p>-0.26616999507</text:p>
          </table:table-cell>
          <table:table-cell office:value-type="float" office:value="-0.00215999991633" calcext:value-type="float">
            <text:p>-0.00215999991633</text:p>
          </table:table-cell>
          <table:table-cell/>
          <table:table-cell office:value-type="float" office:value="-1.20969080925" calcext:value-type="float">
            <text:p>-1.20969080925</text:p>
          </table:table-cell>
          <table:table-cell office:value-type="float" office:value="-0.596062600613" calcext:value-type="float">
            <text:p>-0.596062600613</text:p>
          </table:table-cell>
          <table:table-cell office:value-type="float" office:value="-0.894097149372" calcext:value-type="float">
            <text:p>-0.894097149372</text:p>
          </table:table-cell>
        </table:table-row>
        <table:table-row table:style-name="ro1">
          <table:table-cell office:value-type="float" office:value="1.5918652164852E+018" calcext:value-type="float">
            <text:p>1.5918652164852E+018</text:p>
          </table:table-cell>
          <table:table-cell table:formula="of:= ([.A208] - 1.59186520428114E+018) * 0.000000001" office:value-type="float" office:value="12.204059648" calcext:value-type="float">
            <text:p>12.204059648</text:p>
          </table:table-cell>
          <table:table-cell/>
          <table:table-cell office:value-type="float" office:value="0.0326000005007" calcext:value-type="float">
            <text:p>0.0326000005007</text:p>
          </table:table-cell>
          <table:table-cell office:value-type="float" office:value="-0.032120000571" calcext:value-type="float">
            <text:p>-0.032120000571</text:p>
          </table:table-cell>
          <table:table-cell office:value-type="float" office:value="0.00566999986768" calcext:value-type="float">
            <text:p>0.00566999986768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0.269199997187" calcext:value-type="float">
            <text:p>0.269199997187</text:p>
          </table:table-cell>
          <table:table-cell office:value-type="float" office:value="-0.0522399991751" calcext:value-type="float">
            <text:p>-0.0522399991751</text:p>
          </table:table-cell>
          <table:table-cell office:value-type="float" office:value="-0.264090001583" calcext:value-type="float">
            <text:p>-0.264090001583</text:p>
          </table:table-cell>
          <table:table-cell office:value-type="float" office:value="-0.00109999999404" calcext:value-type="float">
            <text:p>-0.00109999999404</text:p>
          </table:table-cell>
          <table:table-cell/>
          <table:table-cell office:value-type="float" office:value="-1.21151697636" calcext:value-type="float">
            <text:p>-1.21151697636</text:p>
          </table:table-cell>
          <table:table-cell office:value-type="float" office:value="-0.599943935871" calcext:value-type="float">
            <text:p>-0.599943935871</text:p>
          </table:table-cell>
          <table:table-cell office:value-type="float" office:value="-0.894117534161" calcext:value-type="float">
            <text:p>-0.894117534161</text:p>
          </table:table-cell>
        </table:table-row>
        <table:table-row table:style-name="ro1">
          <table:table-cell office:value-type="float" office:value="1.59186521653848E+018" calcext:value-type="float">
            <text:p>1.59186521653848E+018</text:p>
          </table:table-cell>
          <table:table-cell table:formula="of:= ([.A209] - 1.59186520428114E+018) * 0.000000001" office:value-type="float" office:value="12.257347072" calcext:value-type="float">
            <text:p>12.257347072</text:p>
          </table:table-cell>
          <table:table-cell/>
          <table:table-cell office:value-type="float" office:value="0.0361000001431" calcext:value-type="float">
            <text:p>0.0361000001431</text:p>
          </table:table-cell>
          <table:table-cell office:value-type="float" office:value="-0.0351000018418" calcext:value-type="float">
            <text:p>-0.0351000018418</text:p>
          </table:table-cell>
          <table:table-cell office:value-type="float" office:value="-0.00829000025988" calcext:value-type="float">
            <text:p>-0.00829000025988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270700007677" calcext:value-type="float">
            <text:p>0.270700007677</text:p>
          </table:table-cell>
          <table:table-cell office:value-type="float" office:value="-0.0528200007975" calcext:value-type="float">
            <text:p>-0.0528200007975</text:p>
          </table:table-cell>
          <table:table-cell office:value-type="float" office:value="-0.265540003777" calcext:value-type="float">
            <text:p>-0.265540003777</text:p>
          </table:table-cell>
          <table:table-cell office:value-type="float" office:value="-0.000910000002477" calcext:value-type="float">
            <text:p>-0.000910000002477</text:p>
          </table:table-cell>
          <table:table-cell/>
          <table:table-cell office:value-type="float" office:value="-1.21334671974" calcext:value-type="float">
            <text:p>-1.21334671974</text:p>
          </table:table-cell>
          <table:table-cell office:value-type="float" office:value="-0.603727459908" calcext:value-type="float">
            <text:p>-0.603727459908</text:p>
          </table:table-cell>
          <table:table-cell office:value-type="float" office:value="-0.894120335579" calcext:value-type="float">
            <text:p>-0.894120335579</text:p>
          </table:table-cell>
        </table:table-row>
        <table:table-row table:style-name="ro1">
          <table:table-cell office:value-type="float" office:value="1.59186521659075E+018" calcext:value-type="float">
            <text:p>1.59186521659075E+018</text:p>
          </table:table-cell>
          <table:table-cell table:formula="of:= ([.A210] - 1.59186520428114E+018) * 0.000000001" office:value-type="float" office:value="12.309610496" calcext:value-type="float">
            <text:p>12.309610496</text:p>
          </table:table-cell>
          <table:table-cell/>
          <table:table-cell office:value-type="float" office:value="0.0438000001013" calcext:value-type="float">
            <text:p>0.0438000001013</text:p>
          </table:table-cell>
          <table:table-cell office:value-type="float" office:value="-0.0379900000989" calcext:value-type="float">
            <text:p>-0.0379900000989</text:p>
          </table:table-cell>
          <table:table-cell office:value-type="float" office:value="-0.0218400005251" calcext:value-type="float">
            <text:p>-0.0218400005251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/>
          <table:table-cell office:value-type="float" office:value="0.266099989414" calcext:value-type="float">
            <text:p>0.266099989414</text:p>
          </table:table-cell>
          <table:table-cell office:value-type="float" office:value="-0.0505400002003" calcext:value-type="float">
            <text:p>-0.0505400002003</text:p>
          </table:table-cell>
          <table:table-cell office:value-type="float" office:value="-0.26129001379" calcext:value-type="float">
            <text:p>-0.261290013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1519827843" calcext:value-type="float">
            <text:p>-1.21519827843</text:p>
          </table:table-cell>
          <table:table-cell office:value-type="float" office:value="-0.607578754425" calcext:value-type="float">
            <text:p>-0.607578754425</text:p>
          </table:table-cell>
          <table:table-cell office:value-type="float" office:value="-0.894129633904" calcext:value-type="float">
            <text:p>-0.894129633904</text:p>
          </table:table-cell>
        </table:table-row>
        <table:table-row table:style-name="ro1">
          <table:table-cell office:value-type="float" office:value="1.59186521664337E+018" calcext:value-type="float">
            <text:p>1.59186521664337E+018</text:p>
          </table:table-cell>
          <table:table-cell table:formula="of:= ([.A211] - 1.59186520428114E+018) * 0.000000001" office:value-type="float" office:value="12.362228224" calcext:value-type="float">
            <text:p>12.362228224</text:p>
          </table:table-cell>
          <table:table-cell/>
          <table:table-cell office:value-type="float" office:value="0.0505000017583" calcext:value-type="float">
            <text:p>0.0505000017583</text:p>
          </table:table-cell>
          <table:table-cell office:value-type="float" office:value="-0.0382700003684" calcext:value-type="float">
            <text:p>-0.0382700003684</text:p>
          </table:table-cell>
          <table:table-cell office:value-type="float" office:value="-0.0329400002956" calcext:value-type="float">
            <text:p>-0.0329400002956</text:p>
          </table:table-cell>
          <table:table-cell table:style-name="Default" office:value-type="float" office:value="-0.000260000000708" calcext:value-type="float">
            <text:p>-0.000260000000708</text:p>
          </table:table-cell>
          <table:table-cell/>
          <table:table-cell office:value-type="float" office:value="0.201900005341" calcext:value-type="float">
            <text:p>0.201900005341</text:p>
          </table:table-cell>
          <table:table-cell office:value-type="float" office:value="0.0148400003091" calcext:value-type="float">
            <text:p>0.0148400003091</text:p>
          </table:table-cell>
          <table:table-cell office:value-type="float" office:value="-0.201340004802" calcext:value-type="float">
            <text:p>-0.201340004802</text:p>
          </table:table-cell>
          <table:table-cell office:value-type="float" office:value="0.00199000001885" calcext:value-type="float">
            <text:p>0.00199000001885</text:p>
          </table:table-cell>
          <table:table-cell/>
          <table:table-cell office:value-type="float" office:value="-1.217056036" calcext:value-type="float">
            <text:p>-1.217056036</text:p>
          </table:table-cell>
          <table:table-cell office:value-type="float" office:value="-0.611309587955" calcext:value-type="float">
            <text:p>-0.611309587955</text:p>
          </table:table-cell>
          <table:table-cell office:value-type="float" office:value="-0.89411252737" calcext:value-type="float">
            <text:p>-0.89411252737</text:p>
          </table:table-cell>
        </table:table-row>
        <table:table-row table:style-name="ro1">
          <table:table-cell office:value-type="float" office:value="1.59186521669546E+018" calcext:value-type="float">
            <text:p>1.59186521669546E+018</text:p>
          </table:table-cell>
          <table:table-cell table:formula="of:= ([.A212] - 1.59186520428114E+018) * 0.000000001" office:value-type="float" office:value="12.4143232" calcext:value-type="float">
            <text:p>12.4143232</text:p>
          </table:table-cell>
          <table:table-cell/>
          <table:table-cell office:value-type="float" office:value="0.0560000017285" calcext:value-type="float">
            <text:p>0.0560000017285</text:p>
          </table:table-cell>
          <table:table-cell office:value-type="float" office:value="-0.0360400006175" calcext:value-type="float">
            <text:p>-0.0360400006175</text:p>
          </table:table-cell>
          <table:table-cell office:value-type="float" office:value="-0.0428100004792" calcext:value-type="float">
            <text:p>-0.0428100004792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193100005388" calcext:value-type="float">
            <text:p>0.193100005388</text:p>
          </table:table-cell>
          <table:table-cell office:value-type="float" office:value="0.04803000018" calcext:value-type="float">
            <text:p>0.04803000018</text:p>
          </table:table-cell>
          <table:table-cell office:value-type="float" office:value="-0.187030002475" calcext:value-type="float">
            <text:p>-0.187030002475</text:p>
          </table:table-cell>
          <table:table-cell office:value-type="float" office:value="0.00132000003941" calcext:value-type="float">
            <text:p>0.00132000003941</text:p>
          </table:table-cell>
          <table:table-cell/>
          <table:table-cell office:value-type="float" office:value="-1.21896827221" calcext:value-type="float">
            <text:p>-1.21896827221</text:p>
          </table:table-cell>
          <table:table-cell office:value-type="float" office:value="-0.615180194378" calcext:value-type="float">
            <text:p>-0.615180194378</text:p>
          </table:table-cell>
          <table:table-cell office:value-type="float" office:value="-0.894099771976" calcext:value-type="float">
            <text:p>-0.894099771976</text:p>
          </table:table-cell>
        </table:table-row>
        <table:table-row table:style-name="ro1">
          <table:table-cell office:value-type="float" office:value="1.59186521674778E+018" calcext:value-type="float">
            <text:p>1.59186521674778E+018</text:p>
          </table:table-cell>
          <table:table-cell table:formula="of:= ([.A213] - 1.59186520428114E+018) * 0.000000001" office:value-type="float" office:value="12.466641408" calcext:value-type="float">
            <text:p>12.466641408</text:p>
          </table:table-cell>
          <table:table-cell/>
          <table:table-cell office:value-type="float" office:value="0.062199998647" calcext:value-type="float">
            <text:p>0.062199998647</text:p>
          </table:table-cell>
          <table:table-cell office:value-type="float" office:value="-0.0331199988723" calcext:value-type="float">
            <text:p>-0.0331199988723</text:p>
          </table:table-cell>
          <table:table-cell office:value-type="float" office:value="-0.052689999342" calcext:value-type="float">
            <text:p>-0.052689999342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191799998283" calcext:value-type="float">
            <text:p>0.191799998283</text:p>
          </table:table-cell>
          <table:table-cell office:value-type="float" office:value="0.0594400018454" calcext:value-type="float">
            <text:p>0.0594400018454</text:p>
          </table:table-cell>
          <table:table-cell office:value-type="float" office:value="-0.182359993458" calcext:value-type="float">
            <text:p>-0.182359993458</text:p>
          </table:table-cell>
          <table:table-cell office:value-type="float" office:value="-0.00130000000354" calcext:value-type="float">
            <text:p>-0.00130000000354</text:p>
          </table:table-cell>
          <table:table-cell/>
          <table:table-cell office:value-type="float" office:value="-1.22076547146" calcext:value-type="float">
            <text:p>-1.22076547146</text:p>
          </table:table-cell>
          <table:table-cell office:value-type="float" office:value="-0.618866026402" calcext:value-type="float">
            <text:p>-0.618866026402</text:p>
          </table:table-cell>
          <table:table-cell office:value-type="float" office:value="-0.894117236137" calcext:value-type="float">
            <text:p>-0.894117236137</text:p>
          </table:table-cell>
        </table:table-row>
        <table:table-row table:style-name="ro1">
          <table:table-cell office:value-type="float" office:value="1.59186521679997E+018" calcext:value-type="float">
            <text:p>1.59186521679997E+018</text:p>
          </table:table-cell>
          <table:table-cell table:formula="of:= ([.A214] - 1.59186520428114E+018) * 0.000000001" office:value-type="float" office:value="12.51883648" calcext:value-type="float">
            <text:p>12.51883648</text:p>
          </table:table-cell>
          <table:table-cell/>
          <table:table-cell office:value-type="float" office:value="0.069200001657" calcext:value-type="float">
            <text:p>0.069200001657</text:p>
          </table:table-cell>
          <table:table-cell office:value-type="float" office:value="-0.0318300016224" calcext:value-type="float">
            <text:p>-0.0318300016224</text:p>
          </table:table-cell>
          <table:table-cell office:value-type="float" office:value="-0.0614299997687" calcext:value-type="float">
            <text:p>-0.0614299997687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/>
          <table:table-cell office:value-type="float" office:value="0.17499999702" calcext:value-type="float">
            <text:p>0.17499999702</text:p>
          </table:table-cell>
          <table:table-cell office:value-type="float" office:value="0.041329998523" calcext:value-type="float">
            <text:p>0.041329998523</text:p>
          </table:table-cell>
          <table:table-cell office:value-type="float" office:value="-0.170000001788" calcext:value-type="float">
            <text:p>-0.170000001788</text:p>
          </table:table-cell>
          <table:table-cell office:value-type="float" office:value="-0.000769999984186" calcext:value-type="float">
            <text:p>-0.000769999984186</text:p>
          </table:table-cell>
          <table:table-cell/>
          <table:table-cell office:value-type="float" office:value="-1.22253537178" calcext:value-type="float">
            <text:p>-1.22253537178</text:p>
          </table:table-cell>
          <table:table-cell office:value-type="float" office:value="-0.622454345226" calcext:value-type="float">
            <text:p>-0.622454345226</text:p>
          </table:table-cell>
          <table:table-cell office:value-type="float" office:value="-0.894117176533" calcext:value-type="float">
            <text:p>-0.894117176533</text:p>
          </table:table-cell>
        </table:table-row>
        <table:table-row table:style-name="ro1">
          <table:table-cell office:value-type="float" office:value="1.5918652168522E+018" calcext:value-type="float">
            <text:p>1.5918652168522E+018</text:p>
          </table:table-cell>
          <table:table-cell table:formula="of:= ([.A215] - 1.59186520428114E+018) * 0.000000001" office:value-type="float" office:value="12.571063296" calcext:value-type="float">
            <text:p>12.571063296</text:p>
          </table:table-cell>
          <table:table-cell/>
          <table:table-cell office:value-type="float" office:value="0.0758000016212" calcext:value-type="float">
            <text:p>0.0758000016212</text:p>
          </table:table-cell>
          <table:table-cell office:value-type="float" office:value="-0.0331999994814" calcext:value-type="float">
            <text:p>-0.0331999994814</text:p>
          </table:table-cell>
          <table:table-cell office:value-type="float" office:value="-0.0681099966168" calcext:value-type="float">
            <text:p>-0.0681099966168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116700001061" calcext:value-type="float">
            <text:p>0.116700001061</text:p>
          </table:table-cell>
          <table:table-cell office:value-type="float" office:value="-0.0300200004131" calcext:value-type="float">
            <text:p>-0.0300200004131</text:p>
          </table:table-cell>
          <table:table-cell office:value-type="float" office:value="-0.112800002098" calcext:value-type="float">
            <text:p>-0.112800002098</text:p>
          </table:table-cell>
          <table:table-cell office:value-type="float" office:value="-0.0012300000526" calcext:value-type="float">
            <text:p>-0.0012300000526</text:p>
          </table:table-cell>
          <table:table-cell/>
          <table:table-cell office:value-type="float" office:value="-1.22444570065" calcext:value-type="float">
            <text:p>-1.22444570065</text:p>
          </table:table-cell>
          <table:table-cell office:value-type="float" office:value="-0.62635999918" calcext:value-type="float">
            <text:p>-0.62635999918</text:p>
          </table:table-cell>
          <table:table-cell office:value-type="float" office:value="-0.894117355347" calcext:value-type="float">
            <text:p>-0.894117355347</text:p>
          </table:table-cell>
        </table:table-row>
        <table:table-row table:style-name="ro1">
          <table:table-cell office:value-type="float" office:value="1.59186521695439E+018" calcext:value-type="float">
            <text:p>1.59186521695439E+018</text:p>
          </table:table-cell>
          <table:table-cell table:formula="of:= ([.A216] - 1.59186520428114E+018) * 0.000000001" office:value-type="float" office:value="12.6732544" calcext:value-type="float">
            <text:p>12.6732544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-0.0348399989307" calcext:value-type="float">
            <text:p>-0.0348399989307</text:p>
          </table:table-cell>
          <table:table-cell office:value-type="float" office:value="-0.0718099996448" calcext:value-type="float">
            <text:p>-0.0718099996448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0142000000924" calcext:value-type="float">
            <text:p>0.0142000000924</text:p>
          </table:table-cell>
          <table:table-cell office:value-type="float" office:value="0.00590999983251" calcext:value-type="float">
            <text:p>0.00590999983251</text:p>
          </table:table-cell>
          <table:table-cell office:value-type="float" office:value="0.0127800004557" calcext:value-type="float">
            <text:p>0.0127800004557</text:p>
          </table:table-cell>
          <table:table-cell office:value-type="float" office:value="0.00218999991193" calcext:value-type="float">
            <text:p>0.00218999991193</text:p>
          </table:table-cell>
          <table:table-cell/>
          <table:table-cell office:value-type="float" office:value="-1.22784781456" calcext:value-type="float">
            <text:p>-1.22784781456</text:p>
          </table:table-cell>
          <table:table-cell office:value-type="float" office:value="-0.63349032402" calcext:value-type="float">
            <text:p>-0.63349032402</text:p>
          </table:table-cell>
          <table:table-cell office:value-type="float" office:value="-0.894161581993" calcext:value-type="float">
            <text:p>-0.894161581993</text:p>
          </table:table-cell>
        </table:table-row>
        <table:table-row table:style-name="ro1">
          <table:table-cell office:value-type="float" office:value="1.59186521700647E+018" calcext:value-type="float">
            <text:p>1.59186521700647E+018</text:p>
          </table:table-cell>
          <table:table-cell table:formula="of:= ([.A217] - 1.59186520428114E+018) * 0.000000001" office:value-type="float" office:value="12.72533632" calcext:value-type="float">
            <text:p>12.72533632</text:p>
          </table:table-cell>
          <table:table-cell/>
          <table:table-cell office:value-type="float" office:value="0.075900003314" calcext:value-type="float">
            <text:p>0.075900003314</text:p>
          </table:table-cell>
          <table:table-cell office:value-type="float" office:value="-0.0331499986351" calcext:value-type="float">
            <text:p>-0.0331499986351</text:p>
          </table:table-cell>
          <table:table-cell office:value-type="float" office:value="-0.0682400017977" calcext:value-type="float">
            <text:p>-0.0682400017977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0.0461999997497" calcext:value-type="float">
            <text:p>0.0461999997497</text:p>
          </table:table-cell>
          <table:table-cell office:value-type="float" office:value="0.0189699996263" calcext:value-type="float">
            <text:p>0.0189699996263</text:p>
          </table:table-cell>
          <table:table-cell office:value-type="float" office:value="0.0420500002801" calcext:value-type="float">
            <text:p>0.0420500002801</text:p>
          </table:table-cell>
          <table:table-cell office:value-type="float" office:value="0.00190000003204" calcext:value-type="float">
            <text:p>0.00190000003204</text:p>
          </table:table-cell>
          <table:table-cell/>
          <table:table-cell office:value-type="float" office:value="-1.22869670391" calcext:value-type="float">
            <text:p>-1.22869670391</text:p>
          </table:table-cell>
          <table:table-cell office:value-type="float" office:value="-0.635190665722" calcext:value-type="float">
            <text:p>-0.635190665722</text:p>
          </table:table-cell>
          <table:table-cell office:value-type="float" office:value="-0.894156575203" calcext:value-type="float">
            <text:p>-0.894156575203</text:p>
          </table:table-cell>
        </table:table-row>
        <table:table-row table:style-name="ro1">
          <table:table-cell office:value-type="float" office:value="1.59186521705786E+018" calcext:value-type="float">
            <text:p>1.59186521705786E+018</text:p>
          </table:table-cell>
          <table:table-cell table:formula="of:= ([.A218] - 1.59186520428114E+018) * 0.000000001" office:value-type="float" office:value="12.776720384" calcext:value-type="float">
            <text:p>12.776720384</text:p>
          </table:table-cell>
          <table:table-cell/>
          <table:table-cell office:value-type="float" office:value="0.0688999965787" calcext:value-type="float">
            <text:p>0.0688999965787</text:p>
          </table:table-cell>
          <table:table-cell office:value-type="float" office:value="-0.0303700007498" calcext:value-type="float">
            <text:p>-0.0303700007498</text:p>
          </table:table-cell>
          <table:table-cell office:value-type="float" office:value="-0.0619000010192" calcext:value-type="float">
            <text:p>-0.0619000010192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11819999665" calcext:value-type="float">
            <text:p>0.11819999665</text:p>
          </table:table-cell>
          <table:table-cell office:value-type="float" office:value="0.0505000017583" calcext:value-type="float">
            <text:p>0.0505000017583</text:p>
          </table:table-cell>
          <table:table-cell office:value-type="float" office:value="0.106739997864" calcext:value-type="float">
            <text:p>0.106739997864</text:p>
          </table:table-cell>
          <table:table-cell office:value-type="float" office:value="0.0046199997887" calcext:value-type="float">
            <text:p>0.0046199997887</text:p>
          </table:table-cell>
          <table:table-cell/>
          <table:table-cell office:value-type="float" office:value="-1.22890627384" calcext:value-type="float">
            <text:p>-1.22890627384</text:p>
          </table:table-cell>
          <table:table-cell office:value-type="float" office:value="-0.635393023491" calcext:value-type="float">
            <text:p>-0.635393023491</text:p>
          </table:table-cell>
          <table:table-cell office:value-type="float" office:value="-0.894103288651" calcext:value-type="float">
            <text:p>-0.894103288651</text:p>
          </table:table-cell>
        </table:table-row>
        <table:table-row table:style-name="ro1">
          <table:table-cell office:value-type="float" office:value="1.59186521710999E+018" calcext:value-type="float">
            <text:p>1.59186521710999E+018</text:p>
          </table:table-cell>
          <table:table-cell table:formula="of:= ([.A219] - 1.59186520428114E+018) * 0.000000001" office:value-type="float" office:value="12.828853248" calcext:value-type="float">
            <text:p>12.828853248</text:p>
          </table:table-cell>
          <table:table-cell/>
          <table:table-cell office:value-type="float" office:value="0.0617999993265" calcext:value-type="float">
            <text:p>0.0617999993265</text:p>
          </table:table-cell>
          <table:table-cell office:value-type="float" office:value="-0.0272300001234" calcext:value-type="float">
            <text:p>-0.0272300001234</text:p>
          </table:table-cell>
          <table:table-cell office:value-type="float" office:value="-0.0554400011897" calcext:value-type="float">
            <text:p>-0.0554400011897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136800006032" calcext:value-type="float">
            <text:p>0.136800006032</text:p>
          </table:table-cell>
          <table:table-cell office:value-type="float" office:value="0.0500800013542" calcext:value-type="float">
            <text:p>0.0500800013542</text:p>
          </table:table-cell>
          <table:table-cell office:value-type="float" office:value="0.127309992909" calcext:value-type="float">
            <text:p>0.127309992909</text:p>
          </table:table-cell>
          <table:table-cell office:value-type="float" office:value="-0.00184000004083" calcext:value-type="float">
            <text:p>-0.00184000004083</text:p>
          </table:table-cell>
          <table:table-cell/>
          <table:table-cell office:value-type="float" office:value="-1.22890770435" calcext:value-type="float">
            <text:p>-1.22890770435</text:p>
          </table:table-cell>
          <table:table-cell office:value-type="float" office:value="-0.635408878326" calcext:value-type="float">
            <text:p>-0.635408878326</text:p>
          </table:table-cell>
          <table:table-cell office:value-type="float" office:value="-0.894107103348" calcext:value-type="float">
            <text:p>-0.894107103348</text:p>
          </table:table-cell>
        </table:table-row>
        <table:table-row table:style-name="ro1">
          <table:table-cell office:value-type="float" office:value="1.591865217162E+018" calcext:value-type="float">
            <text:p>1.591865217162E+018</text:p>
          </table:table-cell>
          <table:table-cell table:formula="of:= ([.A220] - 1.59186520428114E+018) * 0.000000001" office:value-type="float" office:value="12.880863232" calcext:value-type="float">
            <text:p>12.880863232</text:p>
          </table:table-cell>
          <table:table-cell/>
          <table:table-cell office:value-type="float" office:value="0.055300001055" calcext:value-type="float">
            <text:p>0.055300001055</text:p>
          </table:table-cell>
          <table:table-cell office:value-type="float" office:value="-0.0252800006419" calcext:value-type="float">
            <text:p>-0.0252800006419</text:p>
          </table:table-cell>
          <table:table-cell office:value-type="float" office:value="-0.049130000174" calcext:value-type="float">
            <text:p>-0.049130000174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/>
          <table:table-cell office:value-type="float" office:value="0.13369999826" calcext:value-type="float">
            <text:p>0.13369999826</text:p>
          </table:table-cell>
          <table:table-cell office:value-type="float" office:value="0.0365599989891" calcext:value-type="float">
            <text:p>0.0365599989891</text:p>
          </table:table-cell>
          <table:table-cell office:value-type="float" office:value="0.128470003605" calcext:value-type="float">
            <text:p>0.128470003605</text:p>
          </table:table-cell>
          <table:table-cell office:value-type="float" office:value="-0.00503000011668" calcext:value-type="float">
            <text:p>-0.00503000011668</text:p>
          </table:table-cell>
          <table:table-cell/>
          <table:table-cell office:value-type="float" office:value="-1.229637146" calcext:value-type="float">
            <text:p>-1.229637146</text:p>
          </table:table-cell>
          <table:table-cell office:value-type="float" office:value="-0.635646760464" calcext:value-type="float">
            <text:p>-0.635646760464</text:p>
          </table:table-cell>
          <table:table-cell office:value-type="float" office:value="-0.89401113987" calcext:value-type="float">
            <text:p>-0.89401113987</text:p>
          </table:table-cell>
        </table:table-row>
        <table:table-row table:style-name="ro1">
          <table:table-cell office:value-type="float" office:value="1.591865217214E+018" calcext:value-type="float">
            <text:p>1.591865217214E+018</text:p>
          </table:table-cell>
          <table:table-cell table:formula="of:= ([.A221] - 1.59186520428114E+018) * 0.000000001" office:value-type="float" office:value="12.93286144" calcext:value-type="float">
            <text:p>12.93286144</text:p>
          </table:table-cell>
          <table:table-cell/>
          <table:table-cell office:value-type="float" office:value="0.0491999983788" calcext:value-type="float">
            <text:p>0.0491999983788</text:p>
          </table:table-cell>
          <table:table-cell office:value-type="float" office:value="-0.026610000059" calcext:value-type="float">
            <text:p>-0.026610000059</text:p>
          </table:table-cell>
          <table:table-cell office:value-type="float" office:value="-0.0413799993694" calcext:value-type="float">
            <text:p>-0.0413799993694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153099998832" calcext:value-type="float">
            <text:p>0.153099998832</text:p>
          </table:table-cell>
          <table:table-cell office:value-type="float" office:value="-0.0342199988663" calcext:value-type="float">
            <text:p>-0.0342199988663</text:p>
          </table:table-cell>
          <table:table-cell office:value-type="float" office:value="0.14917999506" calcext:value-type="float">
            <text:p>0.14917999506</text:p>
          </table:table-cell>
          <table:table-cell office:value-type="float" office:value="-0.000739999988582" calcext:value-type="float">
            <text:p>-0.000739999988582</text:p>
          </table:table-cell>
          <table:table-cell/>
          <table:table-cell office:value-type="float" office:value="-1.23224186897" calcext:value-type="float">
            <text:p>-1.23224186897</text:p>
          </table:table-cell>
          <table:table-cell office:value-type="float" office:value="-0.634923279285" calcext:value-type="float">
            <text:p>-0.634923279285</text:p>
          </table:table-cell>
          <table:table-cell office:value-type="float" office:value="-0.894147276878" calcext:value-type="float">
            <text:p>-0.894147276878</text:p>
          </table:table-cell>
        </table:table-row>
        <table:table-row table:style-name="ro1">
          <table:table-cell office:value-type="float" office:value="1.59186521726618E+018" calcext:value-type="float">
            <text:p>1.59186521726618E+018</text:p>
          </table:table-cell>
          <table:table-cell table:formula="of:= ([.A222] - 1.59186520428114E+018) * 0.000000001" office:value-type="float" office:value="12.985041408" calcext:value-type="float">
            <text:p>12.985041408</text:p>
          </table:table-cell>
          <table:table-cell/>
          <table:table-cell office:value-type="float" office:value="0.0421000011265" calcext:value-type="float">
            <text:p>0.0421000011265</text:p>
          </table:table-cell>
          <table:table-cell office:value-type="float" office:value="-0.0289999991655" calcext:value-type="float">
            <text:p>-0.0289999991655</text:p>
          </table:table-cell>
          <table:table-cell office:value-type="float" office:value="-0.0305400006473" calcext:value-type="float">
            <text:p>-0.0305400006473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211300000548" calcext:value-type="float">
            <text:p>0.211300000548</text:p>
          </table:table-cell>
          <table:table-cell office:value-type="float" office:value="-0.0458899997175" calcext:value-type="float">
            <text:p>-0.0458899997175</text:p>
          </table:table-cell>
          <table:table-cell office:value-type="float" office:value="0.206259995699" calcext:value-type="float">
            <text:p>0.206259995699</text:p>
          </table:table-cell>
          <table:table-cell office:value-type="float" office:value="0.00383999990299" calcext:value-type="float">
            <text:p>0.00383999990299</text:p>
          </table:table-cell>
          <table:table-cell/>
          <table:table-cell office:value-type="float" office:value="-1.23551940918" calcext:value-type="float">
            <text:p>-1.23551940918</text:p>
          </table:table-cell>
          <table:table-cell office:value-type="float" office:value="-0.632607579231" calcext:value-type="float">
            <text:p>-0.632607579231</text:p>
          </table:table-cell>
          <table:table-cell office:value-type="float" office:value="-0.894182562828" calcext:value-type="float">
            <text:p>-0.894182562828</text:p>
          </table:table-cell>
        </table:table-row>
        <table:table-row table:style-name="ro1">
          <table:table-cell office:value-type="float" office:value="1.59186521731844E+018" calcext:value-type="float">
            <text:p>1.59186521731844E+018</text:p>
          </table:table-cell>
          <table:table-cell table:formula="of:= ([.A223] - 1.59186520428114E+018) * 0.000000001" office:value-type="float" office:value="13.037302272" calcext:value-type="float">
            <text:p>13.037302272</text:p>
          </table:table-cell>
          <table:table-cell/>
          <table:table-cell office:value-type="float" office:value="0.0357000008225" calcext:value-type="float">
            <text:p>0.0357000008225</text:p>
          </table:table-cell>
          <table:table-cell office:value-type="float" office:value="-0.0306499991566" calcext:value-type="float">
            <text:p>-0.0306499991566</text:p>
          </table:table-cell>
          <table:table-cell office:value-type="float" office:value="-0.0182900000364" calcext:value-type="float">
            <text:p>-0.0182900000364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237900003791" calcext:value-type="float">
            <text:p>0.237900003791</text:p>
          </table:table-cell>
          <table:table-cell office:value-type="float" office:value="-0.031479999423" calcext:value-type="float">
            <text:p>-0.031479999423</text:p>
          </table:table-cell>
          <table:table-cell office:value-type="float" office:value="0.235799998045" calcext:value-type="float">
            <text:p>0.235799998045</text:p>
          </table:table-cell>
          <table:table-cell office:value-type="float" office:value="0.000920000020415" calcext:value-type="float">
            <text:p>0.000920000020415</text:p>
          </table:table-cell>
          <table:table-cell/>
          <table:table-cell office:value-type="float" office:value="-1.23825633526" calcext:value-type="float">
            <text:p>-1.23825633526</text:p>
          </table:table-cell>
          <table:table-cell office:value-type="float" office:value="-0.629305660725" calcext:value-type="float">
            <text:p>-0.629305660725</text:p>
          </table:table-cell>
          <table:table-cell office:value-type="float" office:value="-0.89412266016" calcext:value-type="float">
            <text:p>-0.89412266016</text:p>
          </table:table-cell>
        </table:table-row>
        <table:table-row table:style-name="ro1">
          <table:table-cell office:value-type="float" office:value="1.59186521737063E+018" calcext:value-type="float">
            <text:p>1.59186521737063E+018</text:p>
          </table:table-cell>
          <table:table-cell table:formula="of:= ([.A224] - 1.59186520428114E+018) * 0.000000001" office:value-type="float" office:value="13.089493504" calcext:value-type="float">
            <text:p>13.089493504</text:p>
          </table:table-cell>
          <table:table-cell/>
          <table:table-cell office:value-type="float" office:value="0.0322000011802" calcext:value-type="float">
            <text:p>0.0322000011802</text:p>
          </table:table-cell>
          <table:table-cell office:value-type="float" office:value="-0.0316799990833" calcext:value-type="float">
            <text:p>-0.0316799990833</text:p>
          </table:table-cell>
          <table:table-cell office:value-type="float" office:value="-0.00600000005215" calcext:value-type="float">
            <text:p>-0.00600000005215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237299993634" calcext:value-type="float">
            <text:p>0.237299993634</text:p>
          </table:table-cell>
          <table:table-cell office:value-type="float" office:value="-0.0263100005686" calcext:value-type="float">
            <text:p>-0.0263100005686</text:p>
          </table:table-cell>
          <table:table-cell office:value-type="float" office:value="0.235850006342" calcext:value-type="float">
            <text:p>0.235850006342</text:p>
          </table:table-cell>
          <table:table-cell office:value-type="float" office:value="-0.000150000007125" calcext:value-type="float">
            <text:p>-0.000150000007125</text:p>
          </table:table-cell>
          <table:table-cell/>
          <table:table-cell office:value-type="float" office:value="-1.24061465263" calcext:value-type="float">
            <text:p>-1.24061465263</text:p>
          </table:table-cell>
          <table:table-cell office:value-type="float" office:value="-0.625878930092" calcext:value-type="float">
            <text:p>-0.625878930092</text:p>
          </table:table-cell>
          <table:table-cell office:value-type="float" office:value="-0.894080936909" calcext:value-type="float">
            <text:p>-0.894080936909</text:p>
          </table:table-cell>
        </table:table-row>
        <table:table-row table:style-name="ro1">
          <table:table-cell office:value-type="float" office:value="1.5918652174227E+018" calcext:value-type="float">
            <text:p>1.5918652174227E+018</text:p>
          </table:table-cell>
          <table:table-cell table:formula="of:= ([.A225] - 1.59186520428114E+018) * 0.000000001" office:value-type="float" office:value="13.141567488" calcext:value-type="float">
            <text:p>13.141567488</text:p>
          </table:table-cell>
          <table:table-cell/>
          <table:table-cell office:value-type="float" office:value="0.0337000004947" calcext:value-type="float">
            <text:p>0.0337000004947</text:p>
          </table:table-cell>
          <table:table-cell office:value-type="float" office:value="-0.0331300012767" calcext:value-type="float">
            <text:p>-0.0331300012767</text:p>
          </table:table-cell>
          <table:table-cell office:value-type="float" office:value="0.00610999995843" calcext:value-type="float">
            <text:p>0.00610999995843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229499995708" calcext:value-type="float">
            <text:p>0.229499995708</text:p>
          </table:table-cell>
          <table:table-cell office:value-type="float" office:value="-0.0288299992681" calcext:value-type="float">
            <text:p>-0.0288299992681</text:p>
          </table:table-cell>
          <table:table-cell office:value-type="float" office:value="0.22770999372" calcext:value-type="float">
            <text:p>0.22770999372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-1.24334836006" calcext:value-type="float">
            <text:p>-1.24334836006</text:p>
          </table:table-cell>
          <table:table-cell office:value-type="float" office:value="-0.62287324667" calcext:value-type="float">
            <text:p>-0.62287324667</text:p>
          </table:table-cell>
          <table:table-cell office:value-type="float" office:value="-0.89404207468" calcext:value-type="float">
            <text:p>-0.89404207468</text:p>
          </table:table-cell>
        </table:table-row>
        <table:table-row table:style-name="ro1">
          <table:table-cell office:value-type="float" office:value="1.59186521747558E+018" calcext:value-type="float">
            <text:p>1.59186521747558E+018</text:p>
          </table:table-cell>
          <table:table-cell table:formula="of:= ([.A226] - 1.59186520428114E+018) * 0.000000001" office:value-type="float" office:value="13.194439424" calcext:value-type="float">
            <text:p>13.194439424</text:p>
          </table:table-cell>
          <table:table-cell/>
          <table:table-cell office:value-type="float" office:value="0.0441000014544" calcext:value-type="float">
            <text:p>0.0441000014544</text:p>
          </table:table-cell>
          <table:table-cell office:value-type="float" office:value="-0.0366999991238" calcext:value-type="float">
            <text:p>-0.0366999991238</text:p>
          </table:table-cell>
          <table:table-cell office:value-type="float" office:value="0.0245399996638" calcext:value-type="float">
            <text:p>0.0245399996638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/>
          <table:table-cell office:value-type="float" office:value="0.204799994826" calcext:value-type="float">
            <text:p>0.204799994826</text:p>
          </table:table-cell>
          <table:table-cell office:value-type="float" office:value="-0.0756300017238" calcext:value-type="float">
            <text:p>-0.0756300017238</text:p>
          </table:table-cell>
          <table:table-cell office:value-type="float" office:value="0.190339997411" calcext:value-type="float">
            <text:p>0.190339997411</text:p>
          </table:table-cell>
          <table:table-cell office:value-type="float" office:value="0.00227999989875" calcext:value-type="float">
            <text:p>0.00227999989875</text:p>
          </table:table-cell>
          <table:table-cell/>
          <table:table-cell office:value-type="float" office:value="-1.24697470665" calcext:value-type="float">
            <text:p>-1.24697470665</text:p>
          </table:table-cell>
          <table:table-cell office:value-type="float" office:value="-0.620699346066" calcext:value-type="float">
            <text:p>-0.620699346066</text:p>
          </table:table-cell>
          <table:table-cell office:value-type="float" office:value="-0.894060015678" calcext:value-type="float">
            <text:p>-0.894060015678</text:p>
          </table:table-cell>
        </table:table-row>
        <table:table-row table:style-name="ro1">
          <table:table-cell office:value-type="float" office:value="1.59186521752769E+018" calcext:value-type="float">
            <text:p>1.59186521752769E+018</text:p>
          </table:table-cell>
          <table:table-cell table:formula="of:= ([.A227] - 1.59186520428114E+018) * 0.000000001" office:value-type="float" office:value="13.246550528" calcext:value-type="float">
            <text:p>13.246550528</text:p>
          </table:table-cell>
          <table:table-cell/>
          <table:table-cell office:value-type="float" office:value="0.0515000000596" calcext:value-type="float">
            <text:p>0.0515000000596</text:p>
          </table:table-cell>
          <table:table-cell office:value-type="float" office:value="-0.0424700006843" calcext:value-type="float">
            <text:p>-0.0424700006843</text:p>
          </table:table-cell>
          <table:table-cell office:value-type="float" office:value="0.0290699992329" calcext:value-type="float">
            <text:p>0.0290699992329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/>
          <table:table-cell office:value-type="float" office:value="0.154200002551" calcext:value-type="float">
            <text:p>0.154200002551</text:p>
          </table:table-cell>
          <table:table-cell office:value-type="float" office:value="-0.105650000274" calcext:value-type="float">
            <text:p>-0.105650000274</text:p>
          </table:table-cell>
          <table:table-cell office:value-type="float" office:value="0.112350001931" calcext:value-type="float">
            <text:p>0.112350001931</text:p>
          </table:table-cell>
          <table:table-cell office:value-type="float" office:value="-0.00132999999914" calcext:value-type="float">
            <text:p>-0.00132999999914</text:p>
          </table:table-cell>
          <table:table-cell/>
          <table:table-cell office:value-type="float" office:value="-1.25083482265" calcext:value-type="float">
            <text:p>-1.25083482265</text:p>
          </table:table-cell>
          <table:table-cell office:value-type="float" office:value="-0.620038449764" calcext:value-type="float">
            <text:p>-0.620038449764</text:p>
          </table:table-cell>
          <table:table-cell office:value-type="float" office:value="-0.894057154655" calcext:value-type="float">
            <text:p>-0.894057154655</text:p>
          </table:table-cell>
        </table:table-row>
        <table:table-row table:style-name="ro1">
          <table:table-cell office:value-type="float" office:value="1.59186521757934E+018" calcext:value-type="float">
            <text:p>1.59186521757934E+018</text:p>
          </table:table-cell>
          <table:table-cell table:formula="of:= ([.A228] - 1.59186520428114E+018) * 0.000000001" office:value-type="float" office:value="13.298203648" calcext:value-type="float">
            <text:p>13.298203648</text:p>
          </table:table-cell>
          <table:table-cell/>
          <table:table-cell office:value-type="float" office:value="0.0579999983311" calcext:value-type="float">
            <text:p>0.0579999983311</text:p>
          </table:table-cell>
          <table:table-cell office:value-type="float" office:value="-0.0502500012517" calcext:value-type="float">
            <text:p>-0.0502500012517</text:p>
          </table:table-cell>
          <table:table-cell office:value-type="float" office:value="0.0289299990982" calcext:value-type="float">
            <text:p>0.0289299990982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14620000124" calcext:value-type="float">
            <text:p>0.14620000124</text:p>
          </table:table-cell>
          <table:table-cell office:value-type="float" office:value="-0.145840004086" calcext:value-type="float">
            <text:p>-0.145840004086</text:p>
          </table:table-cell>
          <table:table-cell office:value-type="float" office:value="0.00824000034481" calcext:value-type="float">
            <text:p>0.00824000034481</text:p>
          </table:table-cell>
          <table:table-cell office:value-type="float" office:value="-0.0054999999702" calcext:value-type="float">
            <text:p>-0.0054999999702</text:p>
          </table:table-cell>
          <table:table-cell/>
          <table:table-cell office:value-type="float" office:value="-1.25511074066" calcext:value-type="float">
            <text:p>-1.25511074066</text:p>
          </table:table-cell>
          <table:table-cell office:value-type="float" office:value="-0.620308816433" calcext:value-type="float">
            <text:p>-0.620308816433</text:p>
          </table:table-cell>
          <table:table-cell office:value-type="float" office:value="-0.894068479538" calcext:value-type="float">
            <text:p>-0.894068479538</text:p>
          </table:table-cell>
        </table:table-row>
        <table:table-row table:style-name="ro1">
          <table:table-cell office:value-type="float" office:value="1.59186521763116E+018" calcext:value-type="float">
            <text:p>1.59186521763116E+018</text:p>
          </table:table-cell>
          <table:table-cell table:formula="of:= ([.A229] - 1.59186520428114E+018) * 0.000000001" office:value-type="float" office:value="13.350020096" calcext:value-type="float">
            <text:p>13.350020096</text:p>
          </table:table-cell>
          <table:table-cell/>
          <table:table-cell office:value-type="float" office:value="0.0644000023603" calcext:value-type="float">
            <text:p>0.0644000023603</text:p>
          </table:table-cell>
          <table:table-cell office:value-type="float" office:value="-0.0580199994147" calcext:value-type="float">
            <text:p>-0.0580199994147</text:p>
          </table:table-cell>
          <table:table-cell office:value-type="float" office:value="0.0280200000852" calcext:value-type="float">
            <text:p>0.0280200000852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41100004315" calcext:value-type="float">
            <text:p>0.141100004315</text:p>
          </table:table-cell>
          <table:table-cell office:value-type="float" office:value="-0.138899996877" calcext:value-type="float">
            <text:p>-0.138899996877</text:p>
          </table:table-cell>
          <table:table-cell office:value-type="float" office:value="-0.0242599993944" calcext:value-type="float">
            <text:p>-0.0242599993944</text:p>
          </table:table-cell>
          <table:table-cell office:value-type="float" office:value="0.00443999981508" calcext:value-type="float">
            <text:p>0.00443999981508</text:p>
          </table:table-cell>
          <table:table-cell/>
          <table:table-cell office:value-type="float" office:value="-1.25914824009" calcext:value-type="float">
            <text:p>-1.25914824009</text:p>
          </table:table-cell>
          <table:table-cell office:value-type="float" office:value="-0.620803713799" calcext:value-type="float">
            <text:p>-0.620803713799</text:p>
          </table:table-cell>
          <table:table-cell office:value-type="float" office:value="-0.894061744213" calcext:value-type="float">
            <text:p>-0.894061744213</text:p>
          </table:table-cell>
        </table:table-row>
        <table:table-row table:style-name="ro1">
          <table:table-cell office:value-type="float" office:value="1.59186521768321E+018" calcext:value-type="float">
            <text:p>1.59186521768321E+018</text:p>
          </table:table-cell>
          <table:table-cell table:formula="of:= ([.A230] - 1.59186520428114E+018) * 0.000000001" office:value-type="float" office:value="13.402074112" calcext:value-type="float">
            <text:p>13.402074112</text:p>
          </table:table-cell>
          <table:table-cell/>
          <table:table-cell office:value-type="float" office:value="0.069399997592" calcext:value-type="float">
            <text:p>0.069399997592</text:p>
          </table:table-cell>
          <table:table-cell office:value-type="float" office:value="-0.0640700012445" calcext:value-type="float">
            <text:p>-0.0640700012445</text:p>
          </table:table-cell>
          <table:table-cell office:value-type="float" office:value="0.02662999928" calcext:value-type="float">
            <text:p>0.02662999928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126499995589" calcext:value-type="float">
            <text:p>0.126499995589</text:p>
          </table:table-cell>
          <table:table-cell office:value-type="float" office:value="-0.119489997625" calcext:value-type="float">
            <text:p>-0.119489997625</text:p>
          </table:table-cell>
          <table:table-cell office:value-type="float" office:value="-0.0412399992347" calcext:value-type="float">
            <text:p>-0.0412399992347</text:p>
          </table:table-cell>
          <table:table-cell office:value-type="float" office:value="0.00533000007272" calcext:value-type="float">
            <text:p>0.00533000007272</text:p>
          </table:table-cell>
          <table:table-cell/>
          <table:table-cell office:value-type="float" office:value="-1.26302874088" calcext:value-type="float">
            <text:p>-1.26302874088</text:p>
          </table:table-cell>
          <table:table-cell office:value-type="float" office:value="-0.621768951416" calcext:value-type="float">
            <text:p>-0.621768951416</text:p>
          </table:table-cell>
          <table:table-cell office:value-type="float" office:value="-0.894056797028" calcext:value-type="float">
            <text:p>-0.894056797028</text:p>
          </table:table-cell>
        </table:table-row>
        <table:table-row table:style-name="ro1">
          <table:table-cell office:value-type="float" office:value="1.59186521773547E+018" calcext:value-type="float">
            <text:p>1.59186521773547E+018</text:p>
          </table:table-cell>
          <table:table-cell table:formula="of:= ([.A231] - 1.59186520428114E+018) * 0.000000001" office:value-type="float" office:value="13.454332416" calcext:value-type="float">
            <text:p>13.454332416</text:p>
          </table:table-cell>
          <table:table-cell/>
          <table:table-cell office:value-type="float" office:value="0.0693000033498" calcext:value-type="float">
            <text:p>0.0693000033498</text:p>
          </table:table-cell>
          <table:table-cell office:value-type="float" office:value="-0.0659700036049" calcext:value-type="float">
            <text:p>-0.0659700036049</text:p>
          </table:table-cell>
          <table:table-cell office:value-type="float" office:value="0.0213399995118" calcext:value-type="float">
            <text:p>0.0213399995118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/>
          <table:table-cell office:value-type="float" office:value="0.0998999997973" calcext:value-type="float">
            <text:p>0.0998999997973</text:p>
          </table:table-cell>
          <table:table-cell office:value-type="float" office:value="-0.032460000366" calcext:value-type="float">
            <text:p>-0.032460000366</text:p>
          </table:table-cell>
          <table:table-cell office:value-type="float" office:value="-0.0944800004363" calcext:value-type="float">
            <text:p>-0.0944800004363</text:p>
          </table:table-cell>
          <table:table-cell office:value-type="float" office:value="0.000520000001416" calcext:value-type="float">
            <text:p>0.000520000001416</text:p>
          </table:table-cell>
          <table:table-cell/>
          <table:table-cell office:value-type="float" office:value="-1.26664161682" calcext:value-type="float">
            <text:p>-1.26664161682</text:p>
          </table:table-cell>
          <table:table-cell office:value-type="float" office:value="-0.623796522617" calcext:value-type="float">
            <text:p>-0.623796522617</text:p>
          </table:table-cell>
          <table:table-cell office:value-type="float" office:value="-0.894047915936" calcext:value-type="float">
            <text:p>-0.894047915936</text:p>
          </table:table-cell>
        </table:table-row>
        <table:table-row table:style-name="ro1">
          <table:table-cell office:value-type="float" office:value="1.59186521778681E+018" calcext:value-type="float">
            <text:p>1.59186521778681E+018</text:p>
          </table:table-cell>
          <table:table-cell table:formula="of:= ([.A232] - 1.59186520428114E+018) * 0.000000001" office:value-type="float" office:value="13.505672192" calcext:value-type="float">
            <text:p>13.505672192</text:p>
          </table:table-cell>
          <table:table-cell/>
          <table:table-cell office:value-type="float" office:value="0.0663999989629" calcext:value-type="float">
            <text:p>0.0663999989629</text:p>
          </table:table-cell>
          <table:table-cell office:value-type="float" office:value="-0.0654499977827" calcext:value-type="float">
            <text:p>-0.0654499977827</text:p>
          </table:table-cell>
          <table:table-cell office:value-type="float" office:value="0.0111199999228" calcext:value-type="float">
            <text:p>0.0111199999228</text:p>
          </table:table-cell>
          <table:table-cell table:style-name="Default" office:value-type="float" office:value="0.000250000011874" calcext:value-type="float">
            <text:p>0.000250000011874</text:p>
          </table:table-cell>
          <table:table-cell/>
          <table:table-cell office:value-type="float" office:value="0.183500006795" calcext:value-type="float">
            <text:p>0.183500006795</text:p>
          </table:table-cell>
          <table:table-cell office:value-type="float" office:value="-0.00271999998949" calcext:value-type="float">
            <text:p>-0.00271999998949</text:p>
          </table:table-cell>
          <table:table-cell office:value-type="float" office:value="-0.183449998498" calcext:value-type="float">
            <text:p>-0.183449998498</text:p>
          </table:table-cell>
          <table:table-cell office:value-type="float" office:value="-0.00508000003174" calcext:value-type="float">
            <text:p>-0.00508000003174</text:p>
          </table:table-cell>
          <table:table-cell/>
          <table:table-cell office:value-type="float" office:value="-1.26959395409" calcext:value-type="float">
            <text:p>-1.26959395409</text:p>
          </table:table-cell>
          <table:table-cell office:value-type="float" office:value="-0.626818358898" calcext:value-type="float">
            <text:p>-0.626818358898</text:p>
          </table:table-cell>
          <table:table-cell office:value-type="float" office:value="-0.894051134586" calcext:value-type="float">
            <text:p>-0.894051134586</text:p>
          </table:table-cell>
        </table:table-row>
        <table:table-row table:style-name="ro1">
          <table:table-cell office:value-type="float" office:value="1.59186521783818E+018" calcext:value-type="float">
            <text:p>1.59186521783818E+018</text:p>
          </table:table-cell>
          <table:table-cell table:formula="of:= ([.A233] - 1.59186520428114E+018) * 0.000000001" office:value-type="float" office:value="13.55703936" calcext:value-type="float">
            <text:p>13.55703936</text:p>
          </table:table-cell>
          <table:table-cell/>
          <table:table-cell office:value-type="float" office:value="0.0649000033736" calcext:value-type="float">
            <text:p>0.0649000033736</text:p>
          </table:table-cell>
          <table:table-cell office:value-type="float" office:value="-0.0648399963975" calcext:value-type="float">
            <text:p>-0.0648399963975</text:p>
          </table:table-cell>
          <table:table-cell office:value-type="float" office:value="-0.00170000002254" calcext:value-type="float">
            <text:p>-0.00170000002254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24469999969" calcext:value-type="float">
            <text:p>0.24469999969</text:p>
          </table:table-cell>
          <table:table-cell office:value-type="float" office:value="0.0104499999434" calcext:value-type="float">
            <text:p>0.0104499999434</text:p>
          </table:table-cell>
          <table:table-cell office:value-type="float" office:value="-0.244399994612" calcext:value-type="float">
            <text:p>-0.244399994612</text:p>
          </table:table-cell>
          <table:table-cell office:value-type="float" office:value="-0.00365999992937" calcext:value-type="float">
            <text:p>-0.00365999992937</text:p>
          </table:table-cell>
          <table:table-cell/>
          <table:table-cell office:value-type="float" office:value="-1.27195715904" calcext:value-type="float">
            <text:p>-1.27195715904</text:p>
          </table:table-cell>
          <table:table-cell office:value-type="float" office:value="-0.630188763142" calcext:value-type="float">
            <text:p>-0.630188763142</text:p>
          </table:table-cell>
          <table:table-cell office:value-type="float" office:value="-0.894063472748" calcext:value-type="float">
            <text:p>-0.894063472748</text:p>
          </table:table-cell>
        </table:table-row>
        <table:table-row table:style-name="ro1">
          <table:table-cell office:value-type="float" office:value="1.59186521788943E+018" calcext:value-type="float">
            <text:p>1.59186521788943E+018</text:p>
          </table:table-cell>
          <table:table-cell table:formula="of:= ([.A234] - 1.59186520428114E+018) * 0.000000001" office:value-type="float" office:value="13.608293376" calcext:value-type="float">
            <text:p>13.608293376</text:p>
          </table:table-cell>
          <table:table-cell/>
          <table:table-cell office:value-type="float" office:value="0.0662999972701" calcext:value-type="float">
            <text:p>0.0662999972701</text:p>
          </table:table-cell>
          <table:table-cell office:value-type="float" office:value="-0.0647099986672" calcext:value-type="float">
            <text:p>-0.0647099986672</text:p>
          </table:table-cell>
          <table:table-cell office:value-type="float" office:value="-0.0145699996501" calcext:value-type="float">
            <text:p>-0.0145699996501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253600001335" calcext:value-type="float">
            <text:p>0.253600001335</text:p>
          </table:table-cell>
          <table:table-cell office:value-type="float" office:value="0.00645999982953" calcext:value-type="float">
            <text:p>0.00645999982953</text:p>
          </table:table-cell>
          <table:table-cell office:value-type="float" office:value="-0.253479987383" calcext:value-type="float">
            <text:p>-0.253479987383</text:p>
          </table:table-cell>
          <table:table-cell office:value-type="float" office:value="-0.00155000004452" calcext:value-type="float">
            <text:p>-0.00155000004452</text:p>
          </table:table-cell>
          <table:table-cell/>
          <table:table-cell office:value-type="float" office:value="-1.2741881609" calcext:value-type="float">
            <text:p>-1.2741881609</text:p>
          </table:table-cell>
          <table:table-cell office:value-type="float" office:value="-0.633440256119" calcext:value-type="float">
            <text:p>-0.633440256119</text:p>
          </table:table-cell>
          <table:table-cell office:value-type="float" office:value="-0.894049227238" calcext:value-type="float">
            <text:p>-0.894049227238</text:p>
          </table:table-cell>
        </table:table-row>
        <table:table-row table:style-name="ro1">
          <table:table-cell office:value-type="float" office:value="1.59186521794312E+018" calcext:value-type="float">
            <text:p>1.59186521794312E+018</text:p>
          </table:table-cell>
          <table:table-cell table:formula="of:= ([.A235] - 1.59186520428114E+018) * 0.000000001" office:value-type="float" office:value="13.66198528" calcext:value-type="float">
            <text:p>13.66198528</text:p>
          </table:table-cell>
          <table:table-cell/>
          <table:table-cell office:value-type="float" office:value="0.0697999969125" calcext:value-type="float">
            <text:p>0.0697999969125</text:p>
          </table:table-cell>
          <table:table-cell office:value-type="float" office:value="-0.0641700029373" calcext:value-type="float">
            <text:p>-0.0641700029373</text:p>
          </table:table-cell>
          <table:table-cell office:value-type="float" office:value="-0.0274599995464" calcext:value-type="float">
            <text:p>-0.0274599995464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239999994636" calcext:value-type="float">
            <text:p>0.239999994636</text:p>
          </table:table-cell>
          <table:table-cell office:value-type="float" office:value="0.0110600003973" calcext:value-type="float">
            <text:p>0.0110600003973</text:p>
          </table:table-cell>
          <table:table-cell office:value-type="float" office:value="-0.239789992571" calcext:value-type="float">
            <text:p>-0.239789992571</text:p>
          </table:table-cell>
          <table:table-cell office:value-type="float" office:value="-0.000260000000708" calcext:value-type="float">
            <text:p>-0.000260000000708</text:p>
          </table:table-cell>
          <table:table-cell/>
          <table:table-cell office:value-type="float" office:value="-1.27674365044" calcext:value-type="float">
            <text:p>-1.27674365044</text:p>
          </table:table-cell>
          <table:table-cell office:value-type="float" office:value="-0.63716596365" calcext:value-type="float">
            <text:p>-0.63716596365</text:p>
          </table:table-cell>
          <table:table-cell office:value-type="float" office:value="-0.894048273563" calcext:value-type="float">
            <text:p>-0.894048273563</text:p>
          </table:table-cell>
        </table:table-row>
        <table:table-row table:style-name="ro1">
          <table:table-cell office:value-type="float" office:value="1.59186521799524E+018" calcext:value-type="float">
            <text:p>1.59186521799524E+018</text:p>
          </table:table-cell>
          <table:table-cell table:formula="of:= ([.A236] - 1.59186520428114E+018) * 0.000000001" office:value-type="float" office:value="13.7140992" calcext:value-type="float">
            <text:p>13.7140992</text:p>
          </table:table-cell>
          <table:table-cell/>
          <table:table-cell office:value-type="float" office:value="0.0729999989271" calcext:value-type="float">
            <text:p>0.0729999989271</text:p>
          </table:table-cell>
          <table:table-cell office:value-type="float" office:value="-0.062199998647" calcext:value-type="float">
            <text:p>-0.062199998647</text:p>
          </table:table-cell>
          <table:table-cell office:value-type="float" office:value="-0.0382700003684" calcext:value-type="float">
            <text:p>-0.0382700003684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207100003958" calcext:value-type="float">
            <text:p>0.207100003958</text:p>
          </table:table-cell>
          <table:table-cell office:value-type="float" office:value="0.0397100001574" calcext:value-type="float">
            <text:p>0.0397100001574</text:p>
          </table:table-cell>
          <table:table-cell office:value-type="float" office:value="-0.203209996223" calcext:value-type="float">
            <text:p>-0.203209996223</text:p>
          </table:table-cell>
          <table:table-cell office:value-type="float" office:value="-0.00323999999091" calcext:value-type="float">
            <text:p>-0.00323999999091</text:p>
          </table:table-cell>
          <table:table-cell/>
          <table:table-cell office:value-type="float" office:value="-1.27929925919" calcext:value-type="float">
            <text:p>-1.27929925919</text:p>
          </table:table-cell>
          <table:table-cell office:value-type="float" office:value="-0.640584945679" calcext:value-type="float">
            <text:p>-0.640584945679</text:p>
          </table:table-cell>
          <table:table-cell office:value-type="float" office:value="-0.894020915031" calcext:value-type="float">
            <text:p>-0.894020915031</text:p>
          </table:table-cell>
        </table:table-row>
        <table:table-row table:style-name="ro1">
          <table:table-cell office:value-type="float" office:value="1.59186521804746E+018" calcext:value-type="float">
            <text:p>1.59186521804746E+018</text:p>
          </table:table-cell>
          <table:table-cell table:formula="of:= ([.A237] - 1.59186520428114E+018) * 0.000000001" office:value-type="float" office:value="13.7663232" calcext:value-type="float">
            <text:p>13.7663232</text:p>
          </table:table-cell>
          <table:table-cell/>
          <table:table-cell office:value-type="float" office:value="0.0750999972224" calcext:value-type="float">
            <text:p>0.0750999972224</text:p>
          </table:table-cell>
          <table:table-cell office:value-type="float" office:value="-0.0608399994671" calcext:value-type="float">
            <text:p>-0.0608399994671</text:p>
          </table:table-cell>
          <table:table-cell office:value-type="float" office:value="-0.044050000608" calcext:value-type="float">
            <text:p>-0.044050000608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0.016440000385" calcext:value-type="float">
            <text:p>0.016440000385</text:p>
          </table:table-cell>
          <table:table-cell office:value-type="float" office:value="-0.0781000033021" calcext:value-type="float">
            <text:p>-0.0781000033021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.28245854378" calcext:value-type="float">
            <text:p>-1.28245854378</text:p>
          </table:table-cell>
          <table:table-cell office:value-type="float" office:value="-0.64293217659" calcext:value-type="float">
            <text:p>-0.64293217659</text:p>
          </table:table-cell>
          <table:table-cell office:value-type="float" office:value="-0.894017696381" calcext:value-type="float">
            <text:p>-0.894017696381</text:p>
          </table:table-cell>
        </table:table-row>
        <table:table-row table:style-name="ro1">
          <table:table-cell office:value-type="float" office:value="1.59186521814985E+018" calcext:value-type="float">
            <text:p>1.59186521814985E+018</text:p>
          </table:table-cell>
          <table:table-cell table:formula="of:= ([.A238] - 1.59186520428114E+018) * 0.000000001" office:value-type="float" office:value="13.86871552" calcext:value-type="float">
            <text:p>13.86871552</text:p>
          </table:table-cell>
          <table:table-cell/>
          <table:table-cell office:value-type="float" office:value="0.0732999965549" calcext:value-type="float">
            <text:p>0.0732999965549</text:p>
          </table:table-cell>
          <table:table-cell office:value-type="float" office:value="-0.0616200007498" calcext:value-type="float">
            <text:p>-0.0616200007498</text:p>
          </table:table-cell>
          <table:table-cell office:value-type="float" office:value="-0.039659999311" calcext:value-type="float">
            <text:p>-0.039659999311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0399000011384" calcext:value-type="float">
            <text:p>0.0399000011384</text:p>
          </table:table-cell>
          <table:table-cell office:value-type="float" office:value="0.00720999995247" calcext:value-type="float">
            <text:p>0.00720999995247</text:p>
          </table:table-cell>
          <table:table-cell office:value-type="float" office:value="0.0387299992144" calcext:value-type="float">
            <text:p>0.0387299992144</text:p>
          </table:table-cell>
          <table:table-cell office:value-type="float" office:value="0.00622999994084" calcext:value-type="float">
            <text:p>0.00622999994084</text:p>
          </table:table-cell>
          <table:table-cell/>
          <table:table-cell office:value-type="float" office:value="-1.29026341438" calcext:value-type="float">
            <text:p>-1.29026341438</text:p>
          </table:table-cell>
          <table:table-cell office:value-type="float" office:value="-0.642937302589" calcext:value-type="float">
            <text:p>-0.642937302589</text:p>
          </table:table-cell>
          <table:table-cell office:value-type="float" office:value="-0.894050419331" calcext:value-type="float">
            <text:p>-0.894050419331</text:p>
          </table:table-cell>
        </table:table-row>
        <table:table-row table:style-name="ro1">
          <table:table-cell office:value-type="float" office:value="1.59186521820191E+018" calcext:value-type="float">
            <text:p>1.59186521820191E+018</text:p>
          </table:table-cell>
          <table:table-cell table:formula="of:= ([.A239] - 1.59186520428114E+018) * 0.000000001" office:value-type="float" office:value="13.920772608" calcext:value-type="float">
            <text:p>13.920772608</text:p>
          </table:table-cell>
          <table:table-cell/>
          <table:table-cell office:value-type="float" office:value="0.0714000016451" calcext:value-type="float">
            <text:p>0.0714000016451</text:p>
          </table:table-cell>
          <table:table-cell office:value-type="float" office:value="-0.061629999429" calcext:value-type="float">
            <text:p>-0.061629999429</text:p>
          </table:table-cell>
          <table:table-cell office:value-type="float" office:value="-0.0361000001431" calcext:value-type="float">
            <text:p>-0.0361000001431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0612000003457" calcext:value-type="float">
            <text:p>0.0612000003457</text:p>
          </table:table-cell>
          <table:table-cell office:value-type="float" office:value="0.00301999994554" calcext:value-type="float">
            <text:p>0.00301999994554</text:p>
          </table:table-cell>
          <table:table-cell office:value-type="float" office:value="0.0610300004482" calcext:value-type="float">
            <text:p>0.0610300004482</text:p>
          </table:table-cell>
          <table:table-cell office:value-type="float" office:value="0.00252000009641" calcext:value-type="float">
            <text:p>0.00252000009641</text:p>
          </table:table-cell>
          <table:table-cell/>
          <table:table-cell office:value-type="float" office:value="-1.29432630539" calcext:value-type="float">
            <text:p>-1.29432630539</text:p>
          </table:table-cell>
          <table:table-cell office:value-type="float" office:value="-0.641408920288" calcext:value-type="float">
            <text:p>-0.641408920288</text:p>
          </table:table-cell>
          <table:table-cell office:value-type="float" office:value="-0.894028663635" calcext:value-type="float">
            <text:p>-0.894028663635</text:p>
          </table:table-cell>
        </table:table-row>
        <table:table-row table:style-name="ro1">
          <table:table-cell office:value-type="float" office:value="1.59186521825371E+018" calcext:value-type="float">
            <text:p>1.59186521825371E+018</text:p>
          </table:table-cell>
          <table:table-cell table:formula="of:= ([.A240] - 1.59186520428114E+018) * 0.000000001" office:value-type="float" office:value="13.972569344" calcext:value-type="float">
            <text:p>13.972569344</text:p>
          </table:table-cell>
          <table:table-cell/>
          <table:table-cell office:value-type="float" office:value="0.069200001657" calcext:value-type="float">
            <text:p>0.069200001657</text:p>
          </table:table-cell>
          <table:table-cell office:value-type="float" office:value="-0.0615999996662" calcext:value-type="float">
            <text:p>-0.0615999996662</text:p>
          </table:table-cell>
          <table:table-cell office:value-type="float" office:value="-0.0316199995577" calcext:value-type="float">
            <text:p>-0.0316199995577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0886999964714" calcext:value-type="float">
            <text:p>0.0886999964714</text:p>
          </table:table-cell>
          <table:table-cell office:value-type="float" office:value="0.00273000006564" calcext:value-type="float">
            <text:p>0.00273000006564</text:p>
          </table:table-cell>
          <table:table-cell office:value-type="float" office:value="0.0886600017548" calcext:value-type="float">
            <text:p>0.0886600017548</text:p>
          </table:table-cell>
          <table:table-cell office:value-type="float" office:value="0.000699999975041" calcext:value-type="float">
            <text:p>0.000699999975041</text:p>
          </table:table-cell>
          <table:table-cell/>
          <table:table-cell office:value-type="float" office:value="-1.29817044735" calcext:value-type="float">
            <text:p>-1.29817044735</text:p>
          </table:table-cell>
          <table:table-cell office:value-type="float" office:value="-0.639809966087" calcext:value-type="float">
            <text:p>-0.639809966087</text:p>
          </table:table-cell>
          <table:table-cell office:value-type="float" office:value="-0.893996119499" calcext:value-type="float">
            <text:p>-0.893996119499</text:p>
          </table:table-cell>
        </table:table-row>
        <table:table-row table:style-name="ro1">
          <table:table-cell office:value-type="float" office:value="1.59186521835507E+018" calcext:value-type="float">
            <text:p>1.59186521835507E+018</text:p>
          </table:table-cell>
          <table:table-cell table:formula="of:= ([.A241] - 1.59186520428114E+018) * 0.000000001" office:value-type="float" office:value="14.07393024" calcext:value-type="float">
            <text:p>14.07393024</text:p>
          </table:table-cell>
          <table:table-cell/>
          <table:table-cell office:value-type="float" office:value="0.0662000030279" calcext:value-type="float">
            <text:p>0.0662000030279</text:p>
          </table:table-cell>
          <table:table-cell office:value-type="float" office:value="-0.0629099979997" calcext:value-type="float">
            <text:p>-0.0629099979997</text:p>
          </table:table-cell>
          <table:table-cell office:value-type="float" office:value="-0.0206199996173" calcext:value-type="float">
            <text:p>-0.0206199996173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1053000018" calcext:value-type="float">
            <text:p>0.1053000018</text:p>
          </table:table-cell>
          <table:table-cell office:value-type="float" office:value="-0.00951000023633" calcext:value-type="float">
            <text:p>-0.00951000023633</text:p>
          </table:table-cell>
          <table:table-cell office:value-type="float" office:value="0.104840002954" calcext:value-type="float">
            <text:p>0.104840002954</text:p>
          </table:table-cell>
          <table:table-cell office:value-type="float" office:value="-0.000140000003739" calcext:value-type="float">
            <text:p>-0.000140000003739</text:p>
          </table:table-cell>
          <table:table-cell/>
          <table:table-cell office:value-type="float" office:value="-1.3056229353" calcext:value-type="float">
            <text:p>-1.3056229353</text:p>
          </table:table-cell>
          <table:table-cell office:value-type="float" office:value="-0.636571228504" calcext:value-type="float">
            <text:p>-0.636571228504</text:p>
          </table:table-cell>
          <table:table-cell office:value-type="float" office:value="-0.894000768661" calcext:value-type="float">
            <text:p>-0.894000768661</text:p>
          </table:table-cell>
        </table:table-row>
        <table:table-row table:style-name="ro1">
          <table:table-cell office:value-type="float" office:value="1.59186521840664E+018" calcext:value-type="float">
            <text:p>1.59186521840664E+018</text:p>
          </table:table-cell>
          <table:table-cell table:formula="of:= ([.A242] - 1.59186520428114E+018) * 0.000000001" office:value-type="float" office:value="14.125504256" calcext:value-type="float">
            <text:p>14.125504256</text:p>
          </table:table-cell>
          <table:table-cell/>
          <table:table-cell office:value-type="float" office:value="0.0654999986291" calcext:value-type="float">
            <text:p>0.0654999986291</text:p>
          </table:table-cell>
          <table:table-cell office:value-type="float" office:value="-0.0641800016165" calcext:value-type="float">
            <text:p>-0.0641800016165</text:p>
          </table:table-cell>
          <table:table-cell office:value-type="float" office:value="-0.0131599996239" calcext:value-type="float">
            <text:p>-0.0131599996239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31099998951" calcext:value-type="float">
            <text:p>0.131099998951</text:p>
          </table:table-cell>
          <table:table-cell office:value-type="float" office:value="-0.0184199996293" calcext:value-type="float">
            <text:p>-0.0184199996293</text:p>
          </table:table-cell>
          <table:table-cell office:value-type="float" office:value="0.129769995809" calcext:value-type="float">
            <text:p>0.129769995809</text:p>
          </table:table-cell>
          <table:table-cell office:value-type="float" office:value="-0.000460000010207" calcext:value-type="float">
            <text:p>-0.000460000010207</text:p>
          </table:table-cell>
          <table:table-cell/>
          <table:table-cell office:value-type="float" office:value="-1.30937182903" calcext:value-type="float">
            <text:p>-1.30937182903</text:p>
          </table:table-cell>
          <table:table-cell office:value-type="float" office:value="-0.634975969791" calcext:value-type="float">
            <text:p>-0.634975969791</text:p>
          </table:table-cell>
          <table:table-cell office:value-type="float" office:value="-0.893997013569" calcext:value-type="float">
            <text:p>-0.893997013569</text:p>
          </table:table-cell>
        </table:table-row>
        <table:table-row table:style-name="ro1">
          <table:table-cell office:value-type="float" office:value="1.59186521845798E+018" calcext:value-type="float">
            <text:p>1.59186521845798E+018</text:p>
          </table:table-cell>
          <table:table-cell table:formula="of:= ([.A243] - 1.59186520428114E+018) * 0.000000001" office:value-type="float" office:value="14.176839424" calcext:value-type="float">
            <text:p>14.176839424</text:p>
          </table:table-cell>
          <table:table-cell/>
          <table:table-cell office:value-type="float" office:value="0.0667999982834" calcext:value-type="float">
            <text:p>0.0667999982834</text:p>
          </table:table-cell>
          <table:table-cell office:value-type="float" office:value="-0.0665900036693" calcext:value-type="float">
            <text:p>-0.0665900036693</text:p>
          </table:table-cell>
          <table:table-cell office:value-type="float" office:value="-0.00504000019282" calcext:value-type="float">
            <text:p>-0.00504000019282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162799999118" calcext:value-type="float">
            <text:p>0.162799999118</text:p>
          </table:table-cell>
          <table:table-cell office:value-type="float" office:value="-0.0477599985898" calcext:value-type="float">
            <text:p>-0.0477599985898</text:p>
          </table:table-cell>
          <table:table-cell office:value-type="float" office:value="0.155640006065" calcext:value-type="float">
            <text:p>0.155640006065</text:p>
          </table:table-cell>
          <table:table-cell office:value-type="float" office:value="0.00127000000793" calcext:value-type="float">
            <text:p>0.00127000000793</text:p>
          </table:table-cell>
          <table:table-cell/>
          <table:table-cell office:value-type="float" office:value="-1.31322717667" calcext:value-type="float">
            <text:p>-1.31322717667</text:p>
          </table:table-cell>
          <table:table-cell office:value-type="float" office:value="-0.633314847946" calcext:value-type="float">
            <text:p>-0.633314847946</text:p>
          </table:table-cell>
          <table:table-cell office:value-type="float" office:value="-0.894011497498" calcext:value-type="float">
            <text:p>-0.894011497498</text:p>
          </table:table-cell>
        </table:table-row>
        <table:table-row table:style-name="ro1">
          <table:table-cell office:value-type="float" office:value="1.5918652185099E+018" calcext:value-type="float">
            <text:p>1.5918652185099E+018</text:p>
          </table:table-cell>
          <table:table-cell table:formula="of:= ([.A244] - 1.59186520428114E+018) * 0.000000001" office:value-type="float" office:value="14.228761344" calcext:value-type="float">
            <text:p>14.228761344</text:p>
          </table:table-cell>
          <table:table-cell/>
          <table:table-cell office:value-type="float" office:value="0.0690999999642" calcext:value-type="float">
            <text:p>0.0690999999642</text:p>
          </table:table-cell>
          <table:table-cell office:value-type="float" office:value="-0.0690800026059" calcext:value-type="float">
            <text:p>-0.0690800026059</text:p>
          </table:table-cell>
          <table:table-cell office:value-type="float" office:value="0.00280999997631" calcext:value-type="float">
            <text:p>0.00280999997631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0.164900004864" calcext:value-type="float">
            <text:p>0.164900004864</text:p>
          </table:table-cell>
          <table:table-cell office:value-type="float" office:value="-0.0502999983728" calcext:value-type="float">
            <text:p>-0.0502999983728</text:p>
          </table:table-cell>
          <table:table-cell office:value-type="float" office:value="0.157010003924" calcext:value-type="float">
            <text:p>0.157010003924</text:p>
          </table:table-cell>
          <table:table-cell office:value-type="float" office:value="0.00118999998085" calcext:value-type="float">
            <text:p>0.00118999998085</text:p>
          </table:table-cell>
          <table:table-cell/>
          <table:table-cell office:value-type="float" office:value="-1.31704795361" calcext:value-type="float">
            <text:p>-1.31704795361</text:p>
          </table:table-cell>
          <table:table-cell office:value-type="float" office:value="-0.631696879864" calcext:value-type="float">
            <text:p>-0.631696879864</text:p>
          </table:table-cell>
          <table:table-cell office:value-type="float" office:value="-0.893988132477" calcext:value-type="float">
            <text:p>-0.893988132477</text:p>
          </table:table-cell>
        </table:table-row>
        <table:table-row table:style-name="ro1">
          <table:table-cell office:value-type="float" office:value="1.59186521856234E+018" calcext:value-type="float">
            <text:p>1.59186521856234E+018</text:p>
          </table:table-cell>
          <table:table-cell table:formula="of:= ([.A245] - 1.59186520428114E+018) * 0.000000001" office:value-type="float" office:value="14.281205504" calcext:value-type="float">
            <text:p>14.281205504</text:p>
          </table:table-cell>
          <table:table-cell/>
          <table:table-cell office:value-type="float" office:value="0.0722000002861" calcext:value-type="float">
            <text:p>0.0722000002861</text:p>
          </table:table-cell>
          <table:table-cell office:value-type="float" office:value="-0.0712400004268" calcext:value-type="float">
            <text:p>-0.0712400004268</text:p>
          </table:table-cell>
          <table:table-cell office:value-type="float" office:value="0.0114599997178" calcext:value-type="float">
            <text:p>0.0114599997178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63299992681" calcext:value-type="float">
            <text:p>0.163299992681</text:p>
          </table:table-cell>
          <table:table-cell office:value-type="float" office:value="-0.0473599992692" calcext:value-type="float">
            <text:p>-0.0473599992692</text:p>
          </table:table-cell>
          <table:table-cell office:value-type="float" office:value="0.156299993396" calcext:value-type="float">
            <text:p>0.156299993396</text:p>
          </table:table-cell>
          <table:table-cell table:style-name="ce1" office:value-type="float" office:value="0.00000999999974738" calcext:value-type="float">
            <text:p>1.00E-05</text:p>
          </table:table-cell>
          <table:table-cell/>
          <table:table-cell office:value-type="float" office:value="-1.32085812092" calcext:value-type="float">
            <text:p>-1.32085812092</text:p>
          </table:table-cell>
          <table:table-cell office:value-type="float" office:value="-0.630072414875" calcext:value-type="float">
            <text:p>-0.630072414875</text:p>
          </table:table-cell>
          <table:table-cell office:value-type="float" office:value="-0.893993198872" calcext:value-type="float">
            <text:p>-0.893993198872</text:p>
          </table:table-cell>
        </table:table-row>
        <table:table-row table:style-name="ro1">
          <table:table-cell office:value-type="float" office:value="1.59186521861362E+018" calcext:value-type="float">
            <text:p>1.59186521861362E+018</text:p>
          </table:table-cell>
          <table:table-cell table:formula="of:= ([.A246] - 1.59186520428114E+018) * 0.000000001" office:value-type="float" office:value="14.332478464" calcext:value-type="float">
            <text:p>14.332478464</text:p>
          </table:table-cell>
          <table:table-cell/>
          <table:table-cell office:value-type="float" office:value="0.075900003314" calcext:value-type="float">
            <text:p>0.075900003314</text:p>
          </table:table-cell>
          <table:table-cell office:value-type="float" office:value="-0.0732799991965" calcext:value-type="float">
            <text:p>-0.0732799991965</text:p>
          </table:table-cell>
          <table:table-cell office:value-type="float" office:value="0.0198500007391" calcext:value-type="float">
            <text:p>0.0198500007391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172800004482" calcext:value-type="float">
            <text:p>0.172800004482</text:p>
          </table:table-cell>
          <table:table-cell office:value-type="float" office:value="-0.0361699983478" calcext:value-type="float">
            <text:p>-0.0361699983478</text:p>
          </table:table-cell>
          <table:table-cell office:value-type="float" office:value="0.168939992785" calcext:value-type="float">
            <text:p>0.168939992785</text:p>
          </table:table-cell>
          <table:table-cell office:value-type="float" office:value="0.0014600000577" calcext:value-type="float">
            <text:p>0.0014600000577</text:p>
          </table:table-cell>
          <table:table-cell/>
          <table:table-cell office:value-type="float" office:value="-1.3246127367" calcext:value-type="float">
            <text:p>-1.3246127367</text:p>
          </table:table-cell>
          <table:table-cell office:value-type="float" office:value="-0.628310620785" calcext:value-type="float">
            <text:p>-0.628310620785</text:p>
          </table:table-cell>
          <table:table-cell office:value-type="float" office:value="-0.894048571587" calcext:value-type="float">
            <text:p>-0.894048571587</text:p>
          </table:table-cell>
        </table:table-row>
        <table:table-row table:style-name="ro1">
          <table:table-cell office:value-type="float" office:value="1.59186521866491E+018" calcext:value-type="float">
            <text:p>1.59186521866491E+018</text:p>
          </table:table-cell>
          <table:table-cell table:formula="of:= ([.A247] - 1.59186520428114E+018) * 0.000000001" office:value-type="float" office:value="14.383771648" calcext:value-type="float">
            <text:p>14.383771648</text:p>
          </table:table-cell>
          <table:table-cell/>
          <table:table-cell office:value-type="float" office:value="0.077699996531" calcext:value-type="float">
            <text:p>0.077699996531</text:p>
          </table:table-cell>
          <table:table-cell office:value-type="float" office:value="-0.0724700018764" calcext:value-type="float">
            <text:p>-0.0724700018764</text:p>
          </table:table-cell>
          <table:table-cell office:value-type="float" office:value="0.028030000627" calcext:value-type="float">
            <text:p>0.028030000627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/>
          <table:table-cell office:value-type="float" office:value="0.143000006676" calcext:value-type="float">
            <text:p>0.143000006676</text:p>
          </table:table-cell>
          <table:table-cell office:value-type="float" office:value="0.0281499996781" calcext:value-type="float">
            <text:p>0.0281499996781</text:p>
          </table:table-cell>
          <table:table-cell office:value-type="float" office:value="0.140149995685" calcext:value-type="float">
            <text:p>0.140149995685</text:p>
          </table:table-cell>
          <table:table-cell office:value-type="float" office:value="0.000669999979436" calcext:value-type="float">
            <text:p>0.000669999979436</text:p>
          </table:table-cell>
          <table:table-cell/>
          <table:table-cell office:value-type="float" office:value="-1.32720756531" calcext:value-type="float">
            <text:p>-1.32720756531</text:p>
          </table:table-cell>
          <table:table-cell office:value-type="float" office:value="-0.625622987747" calcext:value-type="float">
            <text:p>-0.625622987747</text:p>
          </table:table-cell>
          <table:table-cell office:value-type="float" office:value="-0.894130945206" calcext:value-type="float">
            <text:p>-0.894130945206</text:p>
          </table:table-cell>
        </table:table-row>
        <table:table-row table:style-name="ro1">
          <table:table-cell office:value-type="float" office:value="1.59186521871708E+018" calcext:value-type="float">
            <text:p>1.59186521871708E+018</text:p>
          </table:table-cell>
          <table:table-cell table:formula="of:= ([.A248] - 1.59186520428114E+018) * 0.000000001" office:value-type="float" office:value="14.435940352" calcext:value-type="float">
            <text:p>14.435940352</text:p>
          </table:table-cell>
          <table:table-cell/>
          <table:table-cell office:value-type="float" office:value="0.0771000012755" calcext:value-type="float">
            <text:p>0.0771000012755</text:p>
          </table:table-cell>
          <table:table-cell office:value-type="float" office:value="-0.0674500018358" calcext:value-type="float">
            <text:p>-0.0674500018358</text:p>
          </table:table-cell>
          <table:table-cell office:value-type="float" office:value="0.0373199991882" calcext:value-type="float">
            <text:p>0.0373199991882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124300003052" calcext:value-type="float">
            <text:p>0.124300003052</text:p>
          </table:table-cell>
          <table:table-cell office:value-type="float" office:value="0.0815799981356" calcext:value-type="float">
            <text:p>0.0815799981356</text:p>
          </table:table-cell>
          <table:table-cell office:value-type="float" office:value="0.0936700031161" calcext:value-type="float">
            <text:p>0.0936700031161</text:p>
          </table:table-cell>
          <table:table-cell office:value-type="float" office:value="-0.00534000014886" calcext:value-type="float">
            <text:p>-0.00534000014886</text:p>
          </table:table-cell>
          <table:table-cell/>
          <table:table-cell office:value-type="float" office:value="-1.3285228014" calcext:value-type="float">
            <text:p>-1.3285228014</text:p>
          </table:table-cell>
          <table:table-cell office:value-type="float" office:value="-0.621767520905" calcext:value-type="float">
            <text:p>-0.621767520905</text:p>
          </table:table-cell>
          <table:table-cell office:value-type="float" office:value="-0.894089758396" calcext:value-type="float">
            <text:p>-0.894089758396</text:p>
          </table:table-cell>
        </table:table-row>
        <table:table-row table:style-name="ro1">
          <table:table-cell office:value-type="float" office:value="1.5918652187708E+018" calcext:value-type="float">
            <text:p>1.5918652187708E+018</text:p>
          </table:table-cell>
          <table:table-cell table:formula="of:= ([.A249] - 1.59186520428114E+018) * 0.000000001" office:value-type="float" office:value="14.489663488" calcext:value-type="float">
            <text:p>14.489663488</text:p>
          </table:table-cell>
          <table:table-cell/>
          <table:table-cell office:value-type="float" office:value="0.0750999972224" calcext:value-type="float">
            <text:p>0.0750999972224</text:p>
          </table:table-cell>
          <table:table-cell office:value-type="float" office:value="-0.0635799989104" calcext:value-type="float">
            <text:p>-0.0635799989104</text:p>
          </table:table-cell>
          <table:table-cell office:value-type="float" office:value="0.0399900004268" calcext:value-type="float">
            <text:p>0.0399900004268</text:p>
          </table:table-cell>
          <table:table-cell table:style-name="Default" office:value-type="float" office:value="0.000429999985499" calcext:value-type="float">
            <text:p>0.000429999985499</text:p>
          </table:table-cell>
          <table:table-cell/>
          <table:table-cell office:value-type="float" office:value="0.113300003111" calcext:value-type="float">
            <text:p>0.113300003111</text:p>
          </table:table-cell>
          <table:table-cell office:value-type="float" office:value="0.0847600027919" calcext:value-type="float">
            <text:p>0.0847600027919</text:p>
          </table:table-cell>
          <table:table-cell office:value-type="float" office:value="0.0750799998641" calcext:value-type="float">
            <text:p>0.0750799998641</text:p>
          </table:table-cell>
          <table:table-cell office:value-type="float" office:value="-0.0023499999661" calcext:value-type="float">
            <text:p>-0.0023499999661</text:p>
          </table:table-cell>
          <table:table-cell/>
          <table:table-cell office:value-type="float" office:value="-1.33049666882" calcext:value-type="float">
            <text:p>-1.33049666882</text:p>
          </table:table-cell>
          <table:table-cell office:value-type="float" office:value="-0.618657708168" calcext:value-type="float">
            <text:p>-0.618657708168</text:p>
          </table:table-cell>
          <table:table-cell office:value-type="float" office:value="-0.893785238266" calcext:value-type="float">
            <text:p>-0.893785238266</text:p>
          </table:table-cell>
        </table:table-row>
        <table:table-row table:style-name="ro1">
          <table:table-cell office:value-type="float" office:value="1.5918652188229E+018" calcext:value-type="float">
            <text:p>1.5918652188229E+018</text:p>
          </table:table-cell>
          <table:table-cell table:formula="of:= ([.A250] - 1.59186520428114E+018) * 0.000000001" office:value-type="float" office:value="14.541763072" calcext:value-type="float">
            <text:p>14.541763072</text:p>
          </table:table-cell>
          <table:table-cell/>
          <table:table-cell office:value-type="float" office:value="0.0728000029922" calcext:value-type="float">
            <text:p>0.0728000029922</text:p>
          </table:table-cell>
          <table:table-cell office:value-type="float" office:value="-0.0621699988842" calcext:value-type="float">
            <text:p>-0.0621699988842</text:p>
          </table:table-cell>
          <table:table-cell office:value-type="float" office:value="0.0379399992526" calcext:value-type="float">
            <text:p>0.0379399992526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0957999974489" calcext:value-type="float">
            <text:p>0.0957999974489</text:p>
          </table:table-cell>
          <table:table-cell office:value-type="float" office:value="0.0262800008059" calcext:value-type="float">
            <text:p>0.0262800008059</text:p>
          </table:table-cell>
          <table:table-cell office:value-type="float" office:value="-0.0921199992299" calcext:value-type="float">
            <text:p>-0.0921199992299</text:p>
          </table:table-cell>
          <table:table-cell office:value-type="float" office:value="0.00280999997631" calcext:value-type="float">
            <text:p>0.00280999997631</text:p>
          </table:table-cell>
          <table:table-cell/>
          <table:table-cell office:value-type="float" office:value="-1.33355665207" calcext:value-type="float">
            <text:p>-1.33355665207</text:p>
          </table:table-cell>
          <table:table-cell office:value-type="float" office:value="-0.61821526289" calcext:value-type="float">
            <text:p>-0.61821526289</text:p>
          </table:table-cell>
          <table:table-cell office:value-type="float" office:value="-0.893957436085" calcext:value-type="float">
            <text:p>-0.893957436085</text:p>
          </table:table-cell>
        </table:table-row>
        <table:table-row table:style-name="ro1">
          <table:table-cell office:value-type="float" office:value="1.59186521892494E+018" calcext:value-type="float">
            <text:p>1.59186521892494E+018</text:p>
          </table:table-cell>
          <table:table-cell table:formula="of:= ([.A251] - 1.59186520428114E+018) * 0.000000001" office:value-type="float" office:value="14.643807232" calcext:value-type="float">
            <text:p>14.643807232</text:p>
          </table:table-cell>
          <table:table-cell/>
          <table:table-cell office:value-type="float" office:value="0.055799998343" calcext:value-type="float">
            <text:p>0.055799998343</text:p>
          </table:table-cell>
          <table:table-cell office:value-type="float" office:value="-0.0512799993157" calcext:value-type="float">
            <text:p>-0.0512799993157</text:p>
          </table:table-cell>
          <table:table-cell office:value-type="float" office:value="0.0220500007272" calcext:value-type="float">
            <text:p>0.0220500007272</text:p>
          </table:table-cell>
          <table:table-cell table:style-name="Default" office:value-type="float" office:value="-0.000479999987874" calcext:value-type="float">
            <text:p>-0.000479999987874</text:p>
          </table:table-cell>
          <table:table-cell/>
          <table:table-cell office:value-type="float" office:value="0.224099993706" calcext:value-type="float">
            <text:p>0.224099993706</text:p>
          </table:table-cell>
          <table:table-cell office:value-type="float" office:value="0.189319998026" calcext:value-type="float">
            <text:p>0.189319998026</text:p>
          </table:table-cell>
          <table:table-cell office:value-type="float" office:value="-0.119450002909" calcext:value-type="float">
            <text:p>-0.119450002909</text:p>
          </table:table-cell>
          <table:table-cell office:value-type="float" office:value="-0.00990999955684" calcext:value-type="float">
            <text:p>-0.00990999955684</text:p>
          </table:table-cell>
          <table:table-cell/>
          <table:table-cell office:value-type="float" office:value="-1.33484852314" calcext:value-type="float">
            <text:p>-1.33484852314</text:p>
          </table:table-cell>
          <table:table-cell office:value-type="float" office:value="-0.624002993107" calcext:value-type="float">
            <text:p>-0.624002993107</text:p>
          </table:table-cell>
          <table:table-cell office:value-type="float" office:value="-0.894275546074" calcext:value-type="float">
            <text:p>-0.894275546074</text:p>
          </table:table-cell>
        </table:table-row>
        <table:table-row table:style-name="ro1">
          <table:table-cell office:value-type="float" office:value="1.59186521897712E+018" calcext:value-type="float">
            <text:p>1.59186521897712E+018</text:p>
          </table:table-cell>
          <table:table-cell table:formula="of:= ([.A252] - 1.59186520428114E+018) * 0.000000001" office:value-type="float" office:value="14.69598464" calcext:value-type="float">
            <text:p>14.69598464</text:p>
          </table:table-cell>
          <table:table-cell/>
          <table:table-cell office:value-type="float" office:value="0.0438000001013" calcext:value-type="float">
            <text:p>0.0438000001013</text:p>
          </table:table-cell>
          <table:table-cell office:value-type="float" office:value="-0.0397100001574" calcext:value-type="float">
            <text:p>-0.0397100001574</text:p>
          </table:table-cell>
          <table:table-cell office:value-type="float" office:value="0.0184899996966" calcext:value-type="float">
            <text:p>0.0184899996966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23219999671" calcext:value-type="float">
            <text:p>0.23219999671</text:p>
          </table:table-cell>
          <table:table-cell office:value-type="float" office:value="0.21507999301" calcext:value-type="float">
            <text:p>0.21507999301</text:p>
          </table:table-cell>
          <table:table-cell office:value-type="float" office:value="-0.0873000025749" calcext:value-type="float">
            <text:p>-0.0873000025749</text:p>
          </table:table-cell>
          <table:table-cell office:value-type="float" office:value="-0.00474999984726" calcext:value-type="float">
            <text:p>-0.00474999984726</text:p>
          </table:table-cell>
          <table:table-cell/>
          <table:table-cell office:value-type="float" office:value="-1.33202779293" calcext:value-type="float">
            <text:p>-1.33202779293</text:p>
          </table:table-cell>
          <table:table-cell office:value-type="float" office:value="-0.624429881573" calcext:value-type="float">
            <text:p>-0.624429881573</text:p>
          </table:table-cell>
          <table:table-cell office:value-type="float" office:value="-0.894030690193" calcext:value-type="float">
            <text:p>-0.894030690193</text:p>
          </table:table-cell>
        </table:table-row>
        <table:table-row table:style-name="ro1">
          <table:table-cell office:value-type="float" office:value="1.59186521902928E+018" calcext:value-type="float">
            <text:p>1.59186521902928E+018</text:p>
          </table:table-cell>
          <table:table-cell table:formula="of:= ([.A253] - 1.59186520428114E+018) * 0.000000001" office:value-type="float" office:value="14.74814336" calcext:value-type="float">
            <text:p>14.74814336</text:p>
          </table:table-cell>
          <table:table-cell/>
          <table:table-cell office:value-type="float" office:value="0.033900000155" calcext:value-type="float">
            <text:p>0.033900000155</text:p>
          </table:table-cell>
          <table:table-cell office:value-type="float" office:value="-0.0285500008613" calcext:value-type="float">
            <text:p>-0.0285500008613</text:p>
          </table:table-cell>
          <table:table-cell office:value-type="float" office:value="0.0182900000364" calcext:value-type="float">
            <text:p>0.0182900000364</text:p>
          </table:table-cell>
          <table:table-cell table:style-name="Default" office:value-type="float" office:value="0.000390000001062" calcext:value-type="float">
            <text:p>0.000390000001062</text:p>
          </table:table-cell>
          <table:table-cell/>
          <table:table-cell office:value-type="float" office:value="0.235699996352" calcext:value-type="float">
            <text:p>0.235699996352</text:p>
          </table:table-cell>
          <table:table-cell office:value-type="float" office:value="0.234980002046" calcext:value-type="float">
            <text:p>0.234980002046</text:p>
          </table:table-cell>
          <table:table-cell office:value-type="float" office:value="-0.0186800006777" calcext:value-type="float">
            <text:p>-0.0186800006777</text:p>
          </table:table-cell>
          <table:table-cell office:value-type="float" office:value="-0.00170999998227" calcext:value-type="float">
            <text:p>-0.00170999998227</text:p>
          </table:table-cell>
          <table:table-cell/>
          <table:table-cell office:value-type="float" office:value="-1.32953810692" calcext:value-type="float">
            <text:p>-1.32953810692</text:p>
          </table:table-cell>
          <table:table-cell office:value-type="float" office:value="-0.62286400795" calcext:value-type="float">
            <text:p>-0.62286400795</text:p>
          </table:table-cell>
          <table:table-cell office:value-type="float" office:value="-0.893791437149" calcext:value-type="float">
            <text:p>-0.893791437149</text:p>
          </table:table-cell>
        </table:table-row>
        <table:table-row table:style-name="ro1">
          <table:table-cell office:value-type="float" office:value="1.59186521908129E+018" calcext:value-type="float">
            <text:p>1.59186521908129E+018</text:p>
          </table:table-cell>
          <table:table-cell table:formula="of:= ([.A254] - 1.59186520428114E+018) * 0.000000001" office:value-type="float" office:value="14.800156416" calcext:value-type="float">
            <text:p>14.800156416</text:p>
          </table:table-cell>
          <table:table-cell/>
          <table:table-cell office:value-type="float" office:value="0.0295000001788" calcext:value-type="float">
            <text:p>0.0295000001788</text:p>
          </table:table-cell>
          <table:table-cell office:value-type="float" office:value="-0.0203799996525" calcext:value-type="float">
            <text:p>-0.0203799996525</text:p>
          </table:table-cell>
          <table:table-cell office:value-type="float" office:value="0.0213600005955" calcext:value-type="float">
            <text:p>0.0213600005955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712000072" calcext:value-type="float">
            <text:p>0.1712000072</text:p>
          </table:table-cell>
          <table:table-cell office:value-type="float" office:value="0.165639996529" calcext:value-type="float">
            <text:p>0.165639996529</text:p>
          </table:table-cell>
          <table:table-cell office:value-type="float" office:value="0.0433100014925" calcext:value-type="float">
            <text:p>0.0433100014925</text:p>
          </table:table-cell>
          <table:table-cell office:value-type="float" office:value="-0.000479999987874" calcext:value-type="float">
            <text:p>-0.000479999987874</text:p>
          </table:table-cell>
          <table:table-cell/>
          <table:table-cell office:value-type="float" office:value="-1.32869327068" calcext:value-type="float">
            <text:p>-1.32869327068</text:p>
          </table:table-cell>
          <table:table-cell office:value-type="float" office:value="-0.619490385056" calcext:value-type="float">
            <text:p>-0.619490385056</text:p>
          </table:table-cell>
          <table:table-cell office:value-type="float" office:value="-0.894017577171" calcext:value-type="float">
            <text:p>-0.894017577171</text:p>
          </table:table-cell>
        </table:table-row>
        <table:table-row table:style-name="ro1">
          <table:table-cell office:value-type="float" office:value="1.59186521913356E+018" calcext:value-type="float">
            <text:p>1.59186521913356E+018</text:p>
          </table:table-cell>
          <table:table-cell table:formula="of:= ([.A255] - 1.59186520428114E+018) * 0.000000001" office:value-type="float" office:value="14.852419072" calcext:value-type="float">
            <text:p>14.852419072</text:p>
          </table:table-cell>
          <table:table-cell/>
          <table:table-cell office:value-type="float" office:value="0.028599999845" calcext:value-type="float">
            <text:p>0.028599999845</text:p>
          </table:table-cell>
          <table:table-cell office:value-type="float" office:value="-0.0139300003648" calcext:value-type="float">
            <text:p>-0.0139300003648</text:p>
          </table:table-cell>
          <table:table-cell office:value-type="float" office:value="0.0249600000679" calcext:value-type="float">
            <text:p>0.0249600000679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147300004959" calcext:value-type="float">
            <text:p>0.147300004959</text:p>
          </table:table-cell>
          <table:table-cell office:value-type="float" office:value="0.121840000153" calcext:value-type="float">
            <text:p>0.121840000153</text:p>
          </table:table-cell>
          <table:table-cell office:value-type="float" office:value="0.0827500000596" calcext:value-type="float">
            <text:p>0.0827500000596</text:p>
          </table:table-cell>
          <table:table-cell office:value-type="float" office:value="0.00205000001006" calcext:value-type="float">
            <text:p>0.00205000001006</text:p>
          </table:table-cell>
          <table:table-cell/>
          <table:table-cell office:value-type="float" office:value="-1.32881510258" calcext:value-type="float">
            <text:p>-1.32881510258</text:p>
          </table:table-cell>
          <table:table-cell office:value-type="float" office:value="-0.615814745426" calcext:value-type="float">
            <text:p>-0.615814745426</text:p>
          </table:table-cell>
          <table:table-cell office:value-type="float" office:value="-0.894001126289" calcext:value-type="float">
            <text:p>-0.894001126289</text:p>
          </table:table-cell>
        </table:table-row>
        <table:table-row table:style-name="ro1">
          <table:table-cell office:value-type="float" office:value="1.59186521918556E+018" calcext:value-type="float">
            <text:p>1.59186521918556E+018</text:p>
          </table:table-cell>
          <table:table-cell table:formula="of:= ([.A256] - 1.59186520428114E+018) * 0.000000001" office:value-type="float" office:value="14.90442624" calcext:value-type="float">
            <text:p>14.90442624</text:p>
          </table:table-cell>
          <table:table-cell/>
          <table:table-cell office:value-type="float" office:value="0.0305000003427" calcext:value-type="float">
            <text:p>0.0305000003427</text:p>
          </table:table-cell>
          <table:table-cell office:value-type="float" office:value="-0.00747000006959" calcext:value-type="float">
            <text:p>-0.00747000006959</text:p>
          </table:table-cell>
          <table:table-cell office:value-type="float" office:value="0.0295700002462" calcext:value-type="float">
            <text:p>0.0295700002462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136000007391" calcext:value-type="float">
            <text:p>0.136000007391</text:p>
          </table:table-cell>
          <table:table-cell office:value-type="float" office:value="0.114239998162" calcext:value-type="float">
            <text:p>0.114239998162</text:p>
          </table:table-cell>
          <table:table-cell office:value-type="float" office:value="0.0737200006843" calcext:value-type="float">
            <text:p>0.0737200006843</text:p>
          </table:table-cell>
          <table:table-cell office:value-type="float" office:value="0.00310000008903" calcext:value-type="float">
            <text:p>0.00310000008903</text:p>
          </table:table-cell>
          <table:table-cell/>
          <table:table-cell office:value-type="float" office:value="-1.32888793945" calcext:value-type="float">
            <text:p>-1.32888793945</text:p>
          </table:table-cell>
          <table:table-cell office:value-type="float" office:value="-0.611397087574" calcext:value-type="float">
            <text:p>-0.611397087574</text:p>
          </table:table-cell>
          <table:table-cell office:value-type="float" office:value="-0.894011735916" calcext:value-type="float">
            <text:p>-0.894011735916</text:p>
          </table:table-cell>
        </table:table-row>
        <table:table-row table:style-name="ro1">
          <table:table-cell office:value-type="float" office:value="1.59186521923903E+018" calcext:value-type="float">
            <text:p>1.59186521923903E+018</text:p>
          </table:table-cell>
          <table:table-cell table:formula="of:= ([.A257] - 1.59186520428114E+018) * 0.000000001" office:value-type="float" office:value="14.95789312" calcext:value-type="float">
            <text:p>14.95789312</text:p>
          </table:table-cell>
          <table:table-cell/>
          <table:table-cell office:value-type="float" office:value="0.0324000008404" calcext:value-type="float">
            <text:p>0.0324000008404</text:p>
          </table:table-cell>
          <table:table-cell office:value-type="float" office:value="-0.00307000009343" calcext:value-type="float">
            <text:p>-0.00307000009343</text:p>
          </table:table-cell>
          <table:table-cell office:value-type="float" office:value="0.0322499983013" calcext:value-type="float">
            <text:p>0.0322499983013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/>
          <table:table-cell office:value-type="float" office:value="0.0926999971271" calcext:value-type="float">
            <text:p>0.0926999971271</text:p>
          </table:table-cell>
          <table:table-cell office:value-type="float" office:value="0.0825299993157" calcext:value-type="float">
            <text:p>0.0825299993157</text:p>
          </table:table-cell>
          <table:table-cell office:value-type="float" office:value="0.0422400012612" calcext:value-type="float">
            <text:p>0.0422400012612</text:p>
          </table:table-cell>
          <table:table-cell office:value-type="float" office:value="-0.000230000005104" calcext:value-type="float">
            <text:p>-0.000230000005104</text:p>
          </table:table-cell>
          <table:table-cell/>
          <table:table-cell office:value-type="float" office:value="-1.32897233963" calcext:value-type="float">
            <text:p>-1.32897233963</text:p>
          </table:table-cell>
          <table:table-cell office:value-type="float" office:value="-0.607104897499" calcext:value-type="float">
            <text:p>-0.607104897499</text:p>
          </table:table-cell>
          <table:table-cell office:value-type="float" office:value="-0.894015312195" calcext:value-type="float">
            <text:p>-0.894015312195</text:p>
          </table:table-cell>
        </table:table-row>
        <table:table-row table:style-name="ro1">
          <table:table-cell office:value-type="float" office:value="1.59186521929112E+018" calcext:value-type="float">
            <text:p>1.59186521929112E+018</text:p>
          </table:table-cell>
          <table:table-cell table:formula="of:= ([.A258] - 1.59186520428114E+018) * 0.000000001" office:value-type="float" office:value="15.00998528" calcext:value-type="float">
            <text:p>15.00998528</text:p>
          </table:table-cell>
          <table:table-cell/>
          <table:table-cell office:value-type="float" office:value="0.0324000008404" calcext:value-type="float">
            <text:p>0.0324000008404</text:p>
          </table:table-cell>
          <table:table-cell office:value-type="float" office:value="-0.00129000004381" calcext:value-type="float">
            <text:p>-0.00129000004381</text:p>
          </table:table-cell>
          <table:table-cell office:value-type="float" office:value="0.0323799997568" calcext:value-type="float">
            <text:p>0.0323799997568</text:p>
          </table:table-cell>
          <table:table-cell table:style-name="Default" office:value-type="float" office:value="0.000250000011874" calcext:value-type="float">
            <text:p>0.000250000011874</text:p>
          </table:table-cell>
          <table:table-cell/>
          <table:table-cell office:value-type="float" office:value="0.0419000014663" calcext:value-type="float">
            <text:p>0.0419000014663</text:p>
          </table:table-cell>
          <table:table-cell office:value-type="float" office:value="0.0388099998236" calcext:value-type="float">
            <text:p>0.0388099998236</text:p>
          </table:table-cell>
          <table:table-cell office:value-type="float" office:value="0.0157999992371" calcext:value-type="float">
            <text:p>0.0157999992371</text:p>
          </table:table-cell>
          <table:table-cell office:value-type="float" office:value="0.000230000005104" calcext:value-type="float">
            <text:p>0.000230000005104</text:p>
          </table:table-cell>
          <table:table-cell/>
          <table:table-cell office:value-type="float" office:value="-1.32926130295" calcext:value-type="float">
            <text:p>-1.32926130295</text:p>
          </table:table-cell>
          <table:table-cell office:value-type="float" office:value="-0.603182435036" calcext:value-type="float">
            <text:p>-0.603182435036</text:p>
          </table:table-cell>
          <table:table-cell office:value-type="float" office:value="-0.893947064877" calcext:value-type="float">
            <text:p>-0.893947064877</text:p>
          </table:table-cell>
        </table:table-row>
        <table:table-row table:style-name="ro1">
          <table:table-cell office:value-type="float" office:value="1.59186521934365E+018" calcext:value-type="float">
            <text:p>1.59186521934365E+018</text:p>
          </table:table-cell>
          <table:table-cell table:formula="of:= ([.A259] - 1.59186520428114E+018) * 0.000000001" office:value-type="float" office:value="15.062508544" calcext:value-type="float">
            <text:p>15.062508544</text:p>
          </table:table-cell>
          <table:table-cell/>
          <table:table-cell office:value-type="float" office:value="0.0328000001609" calcext:value-type="float">
            <text:p>0.0328000001609</text:p>
          </table:table-cell>
          <table:table-cell office:value-type="float" office:value="-0.000760000024457" calcext:value-type="float">
            <text:p>-0.000760000024457</text:p>
          </table:table-cell>
          <table:table-cell office:value-type="float" office:value="0.0328099988401" calcext:value-type="float">
            <text:p>0.0328099988401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/>
          <table:table-cell office:value-type="float" office:value="0.0105999996886" calcext:value-type="float">
            <text:p>0.0105999996886</text:p>
          </table:table-cell>
          <table:table-cell office:value-type="float" office:value="0.00887999963015" calcext:value-type="float">
            <text:p>0.00887999963015</text:p>
          </table:table-cell>
          <table:table-cell office:value-type="float" office:value="0.0056400001049" calcext:value-type="float">
            <text:p>0.0056400001049</text:p>
          </table:table-cell>
          <table:table-cell office:value-type="float" office:value="-0.00110999995377" calcext:value-type="float">
            <text:p>-0.00110999995377</text:p>
          </table:table-cell>
          <table:table-cell/>
          <table:table-cell office:value-type="float" office:value="-1.33092975616" calcext:value-type="float">
            <text:p>-1.33092975616</text:p>
          </table:table-cell>
          <table:table-cell office:value-type="float" office:value="-0.599860906601" calcext:value-type="float">
            <text:p>-0.599860906601</text:p>
          </table:table-cell>
          <table:table-cell office:value-type="float" office:value="-0.893887341022" calcext:value-type="float">
            <text:p>-0.893887341022</text:p>
          </table:table-cell>
        </table:table-row>
        <table:table-row table:style-name="ro1">
          <table:table-cell office:value-type="float" office:value="1.5918652193957E+018" calcext:value-type="float">
            <text:p>1.5918652193957E+018</text:p>
          </table:table-cell>
          <table:table-cell table:formula="of:= ([.A260] - 1.59186520428114E+018) * 0.000000001" office:value-type="float" office:value="15.11456512" calcext:value-type="float">
            <text:p>15.11456512</text:p>
          </table:table-cell>
          <table:table-cell/>
          <table:table-cell office:value-type="float" office:value="0.0344999991357" calcext:value-type="float">
            <text:p>0.0344999991357</text:p>
          </table:table-cell>
          <table:table-cell office:value-type="float" office:value="-0.00104000000283" calcext:value-type="float">
            <text:p>-0.00104000000283</text:p>
          </table:table-cell>
          <table:table-cell office:value-type="float" office:value="0.0344399996102" calcext:value-type="float">
            <text:p>0.0344399996102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452999994159" calcext:value-type="float">
            <text:p>0.0452999994159</text:p>
          </table:table-cell>
          <table:table-cell office:value-type="float" office:value="-0.00347999995574" calcext:value-type="float">
            <text:p>-0.00347999995574</text:p>
          </table:table-cell>
          <table:table-cell office:value-type="float" office:value="0.0450600013137" calcext:value-type="float">
            <text:p>0.0450600013137</text:p>
          </table:table-cell>
          <table:table-cell office:value-type="float" office:value="0.00301000010222" calcext:value-type="float">
            <text:p>0.00301000010222</text:p>
          </table:table-cell>
          <table:table-cell/>
          <table:table-cell office:value-type="float" office:value="-1.33415007591" calcext:value-type="float">
            <text:p>-1.33415007591</text:p>
          </table:table-cell>
          <table:table-cell office:value-type="float" office:value="-0.598488390446" calcext:value-type="float">
            <text:p>-0.598488390446</text:p>
          </table:table-cell>
          <table:table-cell office:value-type="float" office:value="-0.893951952457" calcext:value-type="float">
            <text:p>-0.893951952457</text:p>
          </table:table-cell>
        </table:table-row>
        <table:table-row table:style-name="ro1">
          <table:table-cell office:value-type="float" office:value="1.59186521944742E+018" calcext:value-type="float">
            <text:p>1.59186521944742E+018</text:p>
          </table:table-cell>
          <table:table-cell table:formula="of:= ([.A261] - 1.59186520428114E+018) * 0.000000001" office:value-type="float" office:value="15.16628736" calcext:value-type="float">
            <text:p>15.16628736</text:p>
          </table:table-cell>
          <table:table-cell/>
          <table:table-cell office:value-type="float" office:value="0.0449000000954" calcext:value-type="float">
            <text:p>0.0449000000954</text:p>
          </table:table-cell>
          <table:table-cell office:value-type="float" office:value="-0.00236000004224" calcext:value-type="float">
            <text:p>-0.00236000004224</text:p>
          </table:table-cell>
          <table:table-cell office:value-type="float" office:value="0.0448600016534" calcext:value-type="float">
            <text:p>0.0448600016534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130099996924" calcext:value-type="float">
            <text:p>0.130099996924</text:p>
          </table:table-cell>
          <table:table-cell office:value-type="float" office:value="-0.129950001836" calcext:value-type="float">
            <text:p>-0.129950001836</text:p>
          </table:table-cell>
          <table:table-cell office:value-type="float" office:value="-0.00276999990456" calcext:value-type="float">
            <text:p>-0.00276999990456</text:p>
          </table:table-cell>
          <table:table-cell office:value-type="float" office:value="0.0066499998793" calcext:value-type="float">
            <text:p>0.0066499998793</text:p>
          </table:table-cell>
          <table:table-cell/>
          <table:table-cell office:value-type="float" office:value="-1.33608353138" calcext:value-type="float">
            <text:p>-1.33608353138</text:p>
          </table:table-cell>
          <table:table-cell office:value-type="float" office:value="-0.600564420223" calcext:value-type="float">
            <text:p>-0.600564420223</text:p>
          </table:table-cell>
          <table:table-cell office:value-type="float" office:value="-0.894245445728" calcext:value-type="float">
            <text:p>-0.894245445728</text:p>
          </table:table-cell>
        </table:table-row>
        <table:table-row table:style-name="ro1">
          <table:table-cell office:value-type="float" office:value="1.5918652194995E+018" calcext:value-type="float">
            <text:p>1.5918652194995E+018</text:p>
          </table:table-cell>
          <table:table-cell table:formula="of:= ([.A262] - 1.59186520428114E+018) * 0.000000001" office:value-type="float" office:value="15.21836032" calcext:value-type="float">
            <text:p>15.21836032</text:p>
          </table:table-cell>
          <table:table-cell/>
          <table:table-cell office:value-type="float" office:value="0.0394000001252" calcext:value-type="float">
            <text:p>0.0394000001252</text:p>
          </table:table-cell>
          <table:table-cell office:value-type="float" office:value="-0.00561999995261" calcext:value-type="float">
            <text:p>-0.00561999995261</text:p>
          </table:table-cell>
          <table:table-cell office:value-type="float" office:value="0.0389799997211" calcext:value-type="float">
            <text:p>0.0389799997211</text:p>
          </table:table-cell>
          <table:table-cell table:style-name="Default" office:value-type="float" office:value="-0.000369999994291" calcext:value-type="float">
            <text:p>-0.000369999994291</text:p>
          </table:table-cell>
          <table:table-cell/>
          <table:table-cell office:value-type="float" office:value="0.0926000028849" calcext:value-type="float">
            <text:p>0.0926000028849</text:p>
          </table:table-cell>
          <table:table-cell office:value-type="float" office:value="-0.0707300007343" calcext:value-type="float">
            <text:p>-0.0707300007343</text:p>
          </table:table-cell>
          <table:table-cell office:value-type="float" office:value="-0.0596899986267" calcext:value-type="float">
            <text:p>-0.0596899986267</text:p>
          </table:table-cell>
          <table:table-cell office:value-type="float" office:value="-0.00362999993376" calcext:value-type="float">
            <text:p>-0.00362999993376</text:p>
          </table:table-cell>
          <table:table-cell/>
          <table:table-cell office:value-type="float" office:value="-1.3349635601" calcext:value-type="float">
            <text:p>-1.3349635601</text:p>
          </table:table-cell>
          <table:table-cell office:value-type="float" office:value="-0.604066252708" calcext:value-type="float">
            <text:p>-0.604066252708</text:p>
          </table:table-cell>
          <table:table-cell office:value-type="float" office:value="-0.894225776196" calcext:value-type="float">
            <text:p>-0.894225776196</text:p>
          </table:table-cell>
        </table:table-row>
        <table:table-row table:style-name="ro1">
          <table:table-cell office:value-type="float" office:value="1.59186521955186E+018" calcext:value-type="float">
            <text:p>1.59186521955186E+018</text:p>
          </table:table-cell>
          <table:table-cell table:formula="of:= ([.A263] - 1.59186520428114E+018) * 0.000000001" office:value-type="float" office:value="15.270719488" calcext:value-type="float">
            <text:p>15.270719488</text:p>
          </table:table-cell>
          <table:table-cell/>
          <table:table-cell office:value-type="float" office:value="0.0342999994755" calcext:value-type="float">
            <text:p>0.0342999994755</text:p>
          </table:table-cell>
          <table:table-cell office:value-type="float" office:value="-0.00392000004649" calcext:value-type="float">
            <text:p>-0.00392000004649</text:p>
          </table:table-cell>
          <table:table-cell office:value-type="float" office:value="0.0340900011361" calcext:value-type="float">
            <text:p>0.0340900011361</text:p>
          </table:table-cell>
          <table:table-cell table:style-name="Default" office:value-type="float" office:value="-0.000539999979082" calcext:value-type="float">
            <text:p>-0.000539999979082</text:p>
          </table:table-cell>
          <table:table-cell/>
          <table:table-cell office:value-type="float" office:value="0.0869000032544" calcext:value-type="float">
            <text:p>0.0869000032544</text:p>
          </table:table-cell>
          <table:table-cell office:value-type="float" office:value="-0.00889000017196" calcext:value-type="float">
            <text:p>-0.00889000017196</text:p>
          </table:table-cell>
          <table:table-cell office:value-type="float" office:value="-0.0860100015998" calcext:value-type="float">
            <text:p>-0.0860100015998</text:p>
          </table:table-cell>
          <table:table-cell office:value-type="float" office:value="-0.00829999987036" calcext:value-type="float">
            <text:p>-0.00829999987036</text:p>
          </table:table-cell>
          <table:table-cell/>
          <table:table-cell office:value-type="float" office:value="-1.33158814907" calcext:value-type="float">
            <text:p>-1.33158814907</text:p>
          </table:table-cell>
          <table:table-cell office:value-type="float" office:value="-0.605048716068" calcext:value-type="float">
            <text:p>-0.605048716068</text:p>
          </table:table-cell>
          <table:table-cell office:value-type="float" office:value="-0.894072175026" calcext:value-type="float">
            <text:p>-0.894072175026</text:p>
          </table:table-cell>
        </table:table-row>
        <table:table-row table:style-name="ro1">
          <table:table-cell office:value-type="float" office:value="1.59186521960394E+018" calcext:value-type="float">
            <text:p>1.59186521960394E+018</text:p>
          </table:table-cell>
          <table:table-cell table:formula="of:= ([.A264] - 1.59186520428114E+018) * 0.000000001" office:value-type="float" office:value="15.322805504" calcext:value-type="float">
            <text:p>15.322805504</text:p>
          </table:table-cell>
          <table:table-cell/>
          <table:table-cell office:value-type="float" office:value="0.0320999994874" calcext:value-type="float">
            <text:p>0.0320999994874</text:p>
          </table:table-cell>
          <table:table-cell office:value-type="float" office:value="-0.00159999995958" calcext:value-type="float">
            <text:p>-0.00159999995958</text:p>
          </table:table-cell>
          <table:table-cell office:value-type="float" office:value="0.0320600010455" calcext:value-type="float">
            <text:p>0.0320600010455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/>
          <table:table-cell office:value-type="float" office:value="0.0636999979615" calcext:value-type="float">
            <text:p>0.0636999979615</text:p>
          </table:table-cell>
          <table:table-cell office:value-type="float" office:value="0.05488999933" calcext:value-type="float">
            <text:p>0.05488999933</text:p>
          </table:table-cell>
          <table:table-cell office:value-type="float" office:value="-0.0323400013149" calcext:value-type="float">
            <text:p>-0.0323400013149</text:p>
          </table:table-cell>
          <table:table-cell office:value-type="float" office:value="0.000390000001062" calcext:value-type="float">
            <text:p>0.000390000001062</text:p>
          </table:table-cell>
          <table:table-cell/>
          <table:table-cell office:value-type="float" office:value="-1.32953131199" calcext:value-type="float">
            <text:p>-1.32953131199</text:p>
          </table:table-cell>
          <table:table-cell office:value-type="float" office:value="-0.602735459805" calcext:value-type="float">
            <text:p>-0.602735459805</text:p>
          </table:table-cell>
          <table:table-cell office:value-type="float" office:value="-0.893894433975" calcext:value-type="float">
            <text:p>-0.893894433975</text:p>
          </table:table-cell>
        </table:table-row>
        <table:table-row table:style-name="ro1">
          <table:table-cell office:value-type="float" office:value="1.59186521965524E+018" calcext:value-type="float">
            <text:p>1.59186521965524E+018</text:p>
          </table:table-cell>
          <table:table-cell table:formula="of:= ([.A265] - 1.59186520428114E+018) * 0.000000001" office:value-type="float" office:value="15.374101504" calcext:value-type="float">
            <text:p>15.374101504</text:p>
          </table:table-cell>
          <table:table-cell/>
          <table:table-cell office:value-type="float" office:value="0.0329999998212" calcext:value-type="float">
            <text:p>0.0329999998212</text:p>
          </table:table-cell>
          <table:table-cell office:value-type="float" office:value="0.000850000011269" calcext:value-type="float">
            <text:p>0.000850000011269</text:p>
          </table:table-cell>
          <table:table-cell office:value-type="float" office:value="0.0329999998212" calcext:value-type="float">
            <text:p>0.0329999998212</text:p>
          </table:table-cell>
          <table:table-cell table:style-name="Default" office:value-type="float" office:value="-0.000330000009853" calcext:value-type="float">
            <text:p>-0.000330000009853</text:p>
          </table:table-cell>
          <table:table-cell/>
          <table:table-cell office:value-type="float" office:value="0.0606000013649" calcext:value-type="float">
            <text:p>0.0606000013649</text:p>
          </table:table-cell>
          <table:table-cell office:value-type="float" office:value="0.0577899999917" calcext:value-type="float">
            <text:p>0.0577899999917</text:p>
          </table:table-cell>
          <table:table-cell office:value-type="float" office:value="-0.0174000002444" calcext:value-type="float">
            <text:p>-0.0174000002444</text:p>
          </table:table-cell>
          <table:table-cell office:value-type="float" office:value="0.00503000011668" calcext:value-type="float">
            <text:p>0.00503000011668</text:p>
          </table:table-cell>
          <table:table-cell/>
          <table:table-cell office:value-type="float" office:value="-1.32837116718" calcext:value-type="float">
            <text:p>-1.32837116718</text:p>
          </table:table-cell>
          <table:table-cell office:value-type="float" office:value="-0.598598182201" calcext:value-type="float">
            <text:p>-0.598598182201</text:p>
          </table:table-cell>
          <table:table-cell office:value-type="float" office:value="-0.894171774387" calcext:value-type="float">
            <text:p>-0.894171774387</text:p>
          </table:table-cell>
        </table:table-row>
        <table:table-row table:style-name="ro1">
          <table:table-cell office:value-type="float" office:value="1.59186521970733E+018" calcext:value-type="float">
            <text:p>1.59186521970733E+018</text:p>
          </table:table-cell>
          <table:table-cell table:formula="of:= ([.A266] - 1.59186520428114E+018) * 0.000000001" office:value-type="float" office:value="15.426197504" calcext:value-type="float">
            <text:p>15.426197504</text:p>
          </table:table-cell>
          <table:table-cell/>
          <table:table-cell office:value-type="float" office:value="0.0313000008464" calcext:value-type="float">
            <text:p>0.0313000008464</text:p>
          </table:table-cell>
          <table:table-cell office:value-type="float" office:value="0.00522999977693" calcext:value-type="float">
            <text:p>0.00522999977693</text:p>
          </table:table-cell>
          <table:table-cell office:value-type="float" office:value="0.0308200009167" calcext:value-type="float">
            <text:p>0.0308200009167</text:p>
          </table:table-cell>
          <table:table-cell table:style-name="Default" office:value-type="float" office:value="-0.000209999998333" calcext:value-type="float">
            <text:p>-0.000209999998333</text:p>
          </table:table-cell>
          <table:table-cell/>
          <table:table-cell office:value-type="float" office:value="0.109200000763" calcext:value-type="float">
            <text:p>0.109200000763</text:p>
          </table:table-cell>
          <table:table-cell office:value-type="float" office:value="0.0996000021696" calcext:value-type="float">
            <text:p>0.0996000021696</text:p>
          </table:table-cell>
          <table:table-cell office:value-type="float" office:value="-0.0447000004351" calcext:value-type="float">
            <text:p>-0.0447000004351</text:p>
          </table:table-cell>
          <table:table-cell office:value-type="float" office:value="-0.00295000011101" calcext:value-type="float">
            <text:p>-0.00295000011101</text:p>
          </table:table-cell>
          <table:table-cell/>
          <table:table-cell office:value-type="float" office:value="-1.32615697384" calcext:value-type="float">
            <text:p>-1.32615697384</text:p>
          </table:table-cell>
          <table:table-cell office:value-type="float" office:value="-0.595318078995" calcext:value-type="float">
            <text:p>-0.595318078995</text:p>
          </table:table-cell>
          <table:table-cell office:value-type="float" office:value="-0.894119203091" calcext:value-type="float">
            <text:p>-0.894119203091</text:p>
          </table:table-cell>
        </table:table-row>
        <table:table-row table:style-name="ro1">
          <table:table-cell office:value-type="float" office:value="1.59186521975951E+018" calcext:value-type="float">
            <text:p>1.59186521975951E+018</text:p>
          </table:table-cell>
          <table:table-cell table:formula="of:= ([.A267] - 1.59186520428114E+018) * 0.000000001" office:value-type="float" office:value="15.478372352" calcext:value-type="float">
            <text:p>15.478372352</text:p>
          </table:table-cell>
          <table:table-cell/>
          <table:table-cell office:value-type="float" office:value="0.0292000006884" calcext:value-type="float">
            <text:p>0.0292000006884</text:p>
          </table:table-cell>
          <table:table-cell office:value-type="float" office:value="0.011979999952" calcext:value-type="float">
            <text:p>0.011979999952</text:p>
          </table:table-cell>
          <table:table-cell office:value-type="float" office:value="0.0266800001264" calcext:value-type="float">
            <text:p>0.0266800001264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/>
          <table:table-cell office:value-type="float" office:value="0.145699992776" calcext:value-type="float">
            <text:p>0.145699992776</text:p>
          </table:table-cell>
          <table:table-cell office:value-type="float" office:value="0.126279994845" calcext:value-type="float">
            <text:p>0.126279994845</text:p>
          </table:table-cell>
          <table:table-cell office:value-type="float" office:value="-0.0726799964905" calcext:value-type="float">
            <text:p>-0.0726799964905</text:p>
          </table:table-cell>
          <table:table-cell office:value-type="float" office:value="0.0010300000431" calcext:value-type="float">
            <text:p>0.0010300000431</text:p>
          </table:table-cell>
          <table:table-cell/>
          <table:table-cell office:value-type="float" office:value="-1.32273828983" calcext:value-type="float">
            <text:p>-1.32273828983</text:p>
          </table:table-cell>
          <table:table-cell office:value-type="float" office:value="-0.59321641922" calcext:value-type="float">
            <text:p>-0.59321641922</text:p>
          </table:table-cell>
          <table:table-cell office:value-type="float" office:value="-0.894106924534" calcext:value-type="float">
            <text:p>-0.894106924534</text:p>
          </table:table-cell>
        </table:table-row>
        <table:table-row table:style-name="ro1">
          <table:table-cell office:value-type="float" office:value="1.59186521981257E+018" calcext:value-type="float">
            <text:p>1.59186521981257E+018</text:p>
          </table:table-cell>
          <table:table-cell table:formula="of:= ([.A268] - 1.59186520428114E+018) * 0.000000001" office:value-type="float" office:value="15.53143424" calcext:value-type="float">
            <text:p>15.53143424</text:p>
          </table:table-cell>
          <table:table-cell/>
          <table:table-cell office:value-type="float" office:value="0.0297999996692" calcext:value-type="float">
            <text:p>0.0297999996692</text:p>
          </table:table-cell>
          <table:table-cell office:value-type="float" office:value="0.0193000007421" calcext:value-type="float">
            <text:p>0.0193000007421</text:p>
          </table:table-cell>
          <table:table-cell office:value-type="float" office:value="0.0226700007915" calcext:value-type="float">
            <text:p>0.0226700007915</text:p>
          </table:table-cell>
          <table:table-cell table:style-name="Default" office:value-type="float" office:value="-0.000190000006114" calcext:value-type="float">
            <text:p>-0.000190000006114</text:p>
          </table:table-cell>
          <table:table-cell/>
          <table:table-cell office:value-type="float" office:value="0.152799993753" calcext:value-type="float">
            <text:p>0.152799993753</text:p>
          </table:table-cell>
          <table:table-cell office:value-type="float" office:value="0.137150004506" calcext:value-type="float">
            <text:p>0.137150004506</text:p>
          </table:table-cell>
          <table:table-cell office:value-type="float" office:value="-0.0672099962831" calcext:value-type="float">
            <text:p>-0.0672099962831</text:p>
          </table:table-cell>
          <table:table-cell office:value-type="float" office:value="-0.00522000016645" calcext:value-type="float">
            <text:p>-0.00522000016645</text:p>
          </table:table-cell>
          <table:table-cell/>
          <table:table-cell office:value-type="float" office:value="-1.31919956207" calcext:value-type="float">
            <text:p>-1.31919956207</text:p>
          </table:table-cell>
          <table:table-cell office:value-type="float" office:value="-0.591358602047" calcext:value-type="float">
            <text:p>-0.591358602047</text:p>
          </table:table-cell>
          <table:table-cell office:value-type="float" office:value="-0.89404386282" calcext:value-type="float">
            <text:p>-0.89404386282</text:p>
          </table:table-cell>
        </table:table-row>
        <table:table-row table:style-name="ro1">
          <table:table-cell office:value-type="float" office:value="1.59186521986465E+018" calcext:value-type="float">
            <text:p>1.59186521986465E+018</text:p>
          </table:table-cell>
          <table:table-cell table:formula="of:= ([.A269] - 1.59186520428114E+018) * 0.000000001" office:value-type="float" office:value="15.583515648" calcext:value-type="float">
            <text:p>15.583515648</text:p>
          </table:table-cell>
          <table:table-cell/>
          <table:table-cell office:value-type="float" office:value="0.0346000008285" calcext:value-type="float">
            <text:p>0.0346000008285</text:p>
          </table:table-cell>
          <table:table-cell office:value-type="float" office:value="0.0272899996489" calcext:value-type="float">
            <text:p>0.0272899996489</text:p>
          </table:table-cell>
          <table:table-cell office:value-type="float" office:value="0.0212500002235" calcext:value-type="float">
            <text:p>0.0212500002235</text:p>
          </table:table-cell>
          <table:table-cell table:style-name="Default" office:value-type="float" office:value="-0.00054999999702" calcext:value-type="float">
            <text:p>-0.00054999999702</text:p>
          </table:table-cell>
          <table:table-cell/>
          <table:table-cell office:value-type="float" office:value="0.15039999783" calcext:value-type="float">
            <text:p>0.15039999783</text:p>
          </table:table-cell>
          <table:table-cell office:value-type="float" office:value="0.144020006061" calcext:value-type="float">
            <text:p>0.144020006061</text:p>
          </table:table-cell>
          <table:table-cell office:value-type="float" office:value="-0.0432900004089" calcext:value-type="float">
            <text:p>-0.0432900004089</text:p>
          </table:table-cell>
          <table:table-cell office:value-type="float" office:value="-0.000289999996312" calcext:value-type="float">
            <text:p>-0.000289999996312</text:p>
          </table:table-cell>
          <table:table-cell/>
          <table:table-cell office:value-type="float" office:value="-1.31671309471" calcext:value-type="float">
            <text:p>-1.31671309471</text:p>
          </table:table-cell>
          <table:table-cell office:value-type="float" office:value="-0.588790297508" calcext:value-type="float">
            <text:p>-0.588790297508</text:p>
          </table:table-cell>
          <table:table-cell office:value-type="float" office:value="-0.894175171852" calcext:value-type="float">
            <text:p>-0.894175171852</text:p>
          </table:table-cell>
        </table:table-row>
        <table:table-row table:style-name="ro1">
          <table:table-cell office:value-type="float" office:value="1.59186521991819E+018" calcext:value-type="float">
            <text:p>1.59186521991819E+018</text:p>
          </table:table-cell>
          <table:table-cell table:formula="of:= ([.A270] - 1.59186520428114E+018) * 0.000000001" office:value-type="float" office:value="15.637053952" calcext:value-type="float">
            <text:p>15.637053952</text:p>
          </table:table-cell>
          <table:table-cell/>
          <table:table-cell office:value-type="float" office:value="0.0456000007689" calcext:value-type="float">
            <text:p>0.0456000007689</text:p>
          </table:table-cell>
          <table:table-cell office:value-type="float" office:value="0.0392200015485" calcext:value-type="float">
            <text:p>0.0392200015485</text:p>
          </table:table-cell>
          <table:table-cell office:value-type="float" office:value="0.0232299994677" calcext:value-type="float">
            <text:p>0.0232299994677</text:p>
          </table:table-cell>
          <table:table-cell table:style-name="Default" office:value-type="float" office:value="-0.000399999989895" calcext:value-type="float">
            <text:p>-0.000399999989895</text:p>
          </table:table-cell>
          <table:table-cell/>
          <table:table-cell office:value-type="float" office:value="0.241400003433" calcext:value-type="float">
            <text:p>0.241400003433</text:p>
          </table:table-cell>
          <table:table-cell office:value-type="float" office:value="0.233549997211" calcext:value-type="float">
            <text:p>0.233549997211</text:p>
          </table:table-cell>
          <table:table-cell office:value-type="float" office:value="0.0608099997044" calcext:value-type="float">
            <text:p>0.0608099997044</text:p>
          </table:table-cell>
          <table:table-cell office:value-type="float" office:value="-0.00466000009328" calcext:value-type="float">
            <text:p>-0.00466000009328</text:p>
          </table:table-cell>
          <table:table-cell/>
          <table:table-cell office:value-type="float" office:value="-1.31365656853" calcext:value-type="float">
            <text:p>-1.31365656853</text:p>
          </table:table-cell>
          <table:table-cell office:value-type="float" office:value="-0.586353302002" calcext:value-type="float">
            <text:p>-0.586353302002</text:p>
          </table:table-cell>
          <table:table-cell office:value-type="float" office:value="-0.894163489342" calcext:value-type="float">
            <text:p>-0.894163489342</text:p>
          </table:table-cell>
        </table:table-row>
        <table:table-row table:style-name="ro1">
          <table:table-cell office:value-type="float" office:value="1.59186521997023E+018" calcext:value-type="float">
            <text:p>1.59186521997023E+018</text:p>
          </table:table-cell>
          <table:table-cell table:formula="of:= ([.A271] - 1.59186520428114E+018) * 0.000000001" office:value-type="float" office:value="15.689096192" calcext:value-type="float">
            <text:p>15.689096192</text:p>
          </table:table-cell>
          <table:table-cell/>
          <table:table-cell office:value-type="float" office:value="0.0573000013828" calcext:value-type="float">
            <text:p>0.0573000013828</text:p>
          </table:table-cell>
          <table:table-cell office:value-type="float" office:value="0.0499100014567" calcext:value-type="float">
            <text:p>0.0499100014567</text:p>
          </table:table-cell>
          <table:table-cell office:value-type="float" office:value="0.0281700007617" calcext:value-type="float">
            <text:p>0.0281700007617</text:p>
          </table:table-cell>
          <table:table-cell table:style-name="Default" office:value-type="float" office:value="0.000330000009853" calcext:value-type="float">
            <text:p>0.000330000009853</text:p>
          </table:table-cell>
          <table:table-cell/>
          <table:table-cell office:value-type="float" office:value="0.228000000119" calcext:value-type="float">
            <text:p>0.228000000119</text:p>
          </table:table-cell>
          <table:table-cell office:value-type="float" office:value="0.198339998722" calcext:value-type="float">
            <text:p>0.198339998722</text:p>
          </table:table-cell>
          <table:table-cell office:value-type="float" office:value="0.112450003624" calcext:value-type="float">
            <text:p>0.112450003624</text:p>
          </table:table-cell>
          <table:table-cell office:value-type="float" office:value="0.000429999985499" calcext:value-type="float">
            <text:p>0.000429999985499</text:p>
          </table:table-cell>
          <table:table-cell/>
          <table:table-cell office:value-type="float" office:value="-1.30998837948" calcext:value-type="float">
            <text:p>-1.30998837948</text:p>
          </table:table-cell>
          <table:table-cell office:value-type="float" office:value="-0.585835874081" calcext:value-type="float">
            <text:p>-0.585835874081</text:p>
          </table:table-cell>
          <table:table-cell office:value-type="float" office:value="-0.894074320793" calcext:value-type="float">
            <text:p>-0.894074320793</text:p>
          </table:table-cell>
        </table:table-row>
        <table:table-row table:style-name="ro1">
          <table:table-cell office:value-type="float" office:value="1.59186522002244E+018" calcext:value-type="float">
            <text:p>1.59186522002244E+018</text:p>
          </table:table-cell>
          <table:table-cell table:formula="of:= ([.A272] - 1.59186520428114E+018) * 0.000000001" office:value-type="float" office:value="15.741306368" calcext:value-type="float">
            <text:p>15.741306368</text:p>
          </table:table-cell>
          <table:table-cell/>
          <table:table-cell office:value-type="float" office:value="0.0652000010014" calcext:value-type="float">
            <text:p>0.0652000010014</text:p>
          </table:table-cell>
          <table:table-cell office:value-type="float" office:value="0.0541100017726" calcext:value-type="float">
            <text:p>0.0541100017726</text:p>
          </table:table-cell>
          <table:table-cell office:value-type="float" office:value="0.0363299995661" calcext:value-type="float">
            <text:p>0.0363299995661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61699995399" calcext:value-type="float">
            <text:p>0.161699995399</text:p>
          </table:table-cell>
          <table:table-cell office:value-type="float" office:value="0.0966999977827" calcext:value-type="float">
            <text:p>0.0966999977827</text:p>
          </table:table-cell>
          <table:table-cell office:value-type="float" office:value="0.129449993372" calcext:value-type="float">
            <text:p>0.129449993372</text:p>
          </table:table-cell>
          <table:table-cell office:value-type="float" office:value="0.00650000013411" calcext:value-type="float">
            <text:p>0.00650000013411</text:p>
          </table:table-cell>
          <table:table-cell/>
          <table:table-cell office:value-type="float" office:value="-1.30666708946" calcext:value-type="float">
            <text:p>-1.30666708946</text:p>
          </table:table-cell>
          <table:table-cell office:value-type="float" office:value="-0.585066378117" calcext:value-type="float">
            <text:p>-0.585066378117</text:p>
          </table:table-cell>
          <table:table-cell office:value-type="float" office:value="-0.894181311131" calcext:value-type="float">
            <text:p>-0.894181311131</text:p>
          </table:table-cell>
        </table:table-row>
        <table:table-row table:style-name="ro1">
          <table:table-cell office:value-type="float" office:value="1.59186522007453E+018" calcext:value-type="float">
            <text:p>1.59186522007453E+018</text:p>
          </table:table-cell>
          <table:table-cell table:formula="of:= ([.A273] - 1.59186520428114E+018) * 0.000000001" office:value-type="float" office:value="15.793396224" calcext:value-type="float">
            <text:p>15.793396224</text:p>
          </table:table-cell>
          <table:table-cell/>
          <table:table-cell office:value-type="float" office:value="0.0676999986172" calcext:value-type="float">
            <text:p>0.0676999986172</text:p>
          </table:table-cell>
          <table:table-cell office:value-type="float" office:value="0.053789999336" calcext:value-type="float">
            <text:p>0.053789999336</text:p>
          </table:table-cell>
          <table:table-cell office:value-type="float" office:value="0.04117000103" calcext:value-type="float">
            <text:p>0.04117000103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/>
          <table:table-cell office:value-type="float" office:value="0.0998999997973" calcext:value-type="float">
            <text:p>0.0998999997973</text:p>
          </table:table-cell>
          <table:table-cell office:value-type="float" office:value="0.0145199997351" calcext:value-type="float">
            <text:p>0.0145199997351</text:p>
          </table:table-cell>
          <table:table-cell office:value-type="float" office:value="0.0979499965906" calcext:value-type="float">
            <text:p>0.0979499965906</text:p>
          </table:table-cell>
          <table:table-cell office:value-type="float" office:value="0.0134800001979" calcext:value-type="float">
            <text:p>0.0134800001979</text:p>
          </table:table-cell>
          <table:table-cell/>
          <table:table-cell office:value-type="float" office:value="-1.30347311497" calcext:value-type="float">
            <text:p>-1.30347311497</text:p>
          </table:table-cell>
          <table:table-cell office:value-type="float" office:value="-0.583528518677" calcext:value-type="float">
            <text:p>-0.583528518677</text:p>
          </table:table-cell>
          <table:table-cell office:value-type="float" office:value="-0.894168138504" calcext:value-type="float">
            <text:p>-0.894168138504</text:p>
          </table:table-cell>
        </table:table-row>
        <table:table-row table:style-name="ro1">
          <table:table-cell office:value-type="float" office:value="1.59186522012669E+018" calcext:value-type="float">
            <text:p>1.59186522012669E+018</text:p>
          </table:table-cell>
          <table:table-cell table:formula="of:= ([.A274] - 1.59186520428114E+018) * 0.000000001" office:value-type="float" office:value="15.845554688" calcext:value-type="float">
            <text:p>15.845554688</text:p>
          </table:table-cell>
          <table:table-cell/>
          <table:table-cell office:value-type="float" office:value="0.0697000026703" calcext:value-type="float">
            <text:p>0.0697000026703</text:p>
          </table:table-cell>
          <table:table-cell office:value-type="float" office:value="0.0569900013506" calcext:value-type="float">
            <text:p>0.0569900013506</text:p>
          </table:table-cell>
          <table:table-cell office:value-type="float" office:value="0.0400700010359" calcext:value-type="float">
            <text:p>0.0400700010359</text:p>
          </table:table-cell>
          <table:table-cell table:style-name="Default" office:value-type="float" office:value="-0.000440000003437" calcext:value-type="float">
            <text:p>-0.000440000003437</text:p>
          </table:table-cell>
          <table:table-cell/>
          <table:table-cell office:value-type="float" office:value="0.0381000004709" calcext:value-type="float">
            <text:p>0.0381000004709</text:p>
          </table:table-cell>
          <table:table-cell office:value-type="float" office:value="0.0374899990857" calcext:value-type="float">
            <text:p>0.0374899990857</text:p>
          </table:table-cell>
          <table:table-cell office:value-type="float" office:value="-0.00699000013992" calcext:value-type="float">
            <text:p>-0.00699000013992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29973864555" calcext:value-type="float">
            <text:p>-1.29973864555</text:p>
          </table:table-cell>
          <table:table-cell office:value-type="float" office:value="-0.581791460514" calcext:value-type="float">
            <text:p>-0.581791460514</text:p>
          </table:table-cell>
          <table:table-cell office:value-type="float" office:value="-0.894123196602" calcext:value-type="float">
            <text:p>-0.894123196602</text:p>
          </table:table-cell>
        </table:table-row>
        <table:table-row table:style-name="ro1">
          <table:table-cell office:value-type="float" office:value="1.59186522018173E+018" calcext:value-type="float">
            <text:p>1.59186522018173E+018</text:p>
          </table:table-cell>
          <table:table-cell table:formula="of:= ([.A275] - 1.59186520428114E+018) * 0.000000001" office:value-type="float" office:value="15.900594176" calcext:value-type="float">
            <text:p>15.900594176</text:p>
          </table:table-cell>
          <table:table-cell/>
          <table:table-cell office:value-type="float" office:value="0.0711999982595" calcext:value-type="float">
            <text:p>0.0711999982595</text:p>
          </table:table-cell>
          <table:table-cell office:value-type="float" office:value="0.0619900003076" calcext:value-type="float">
            <text:p>0.0619900003076</text:p>
          </table:table-cell>
          <table:table-cell office:value-type="float" office:value="0.0350200012326" calcext:value-type="float">
            <text:p>0.0350200012326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0.111000001431" calcext:value-type="float">
            <text:p>0.111000001431</text:p>
          </table:table-cell>
          <table:table-cell office:value-type="float" office:value="0.0859199985862" calcext:value-type="float">
            <text:p>0.0859199985862</text:p>
          </table:table-cell>
          <table:table-cell office:value-type="float" office:value="-0.0698800012469" calcext:value-type="float">
            <text:p>-0.0698800012469</text:p>
          </table:table-cell>
          <table:table-cell office:value-type="float" office:value="-0.00667000003159" calcext:value-type="float">
            <text:p>-0.00667000003159</text:p>
          </table:table-cell>
          <table:table-cell/>
          <table:table-cell office:value-type="float" office:value="-1.29573190212" calcext:value-type="float">
            <text:p>-1.29573190212</text:p>
          </table:table-cell>
          <table:table-cell office:value-type="float" office:value="-0.580161929131" calcext:value-type="float">
            <text:p>-0.580161929131</text:p>
          </table:table-cell>
          <table:table-cell office:value-type="float" office:value="-0.894145965576" calcext:value-type="float">
            <text:p>-0.894145965576</text:p>
          </table:table-cell>
        </table:table-row>
        <table:table-row table:style-name="ro1">
          <table:table-cell office:value-type="float" office:value="1.59186522023382E+018" calcext:value-type="float">
            <text:p>1.59186522023382E+018</text:p>
          </table:table-cell>
          <table:table-cell table:formula="of:= ([.A276] - 1.59186520428114E+018) * 0.000000001" office:value-type="float" office:value="15.952685568" calcext:value-type="float">
            <text:p>15.952685568</text:p>
          </table:table-cell>
          <table:table-cell/>
          <table:table-cell office:value-type="float" office:value="0.0725999996066" calcext:value-type="float">
            <text:p>0.0725999996066</text:p>
          </table:table-cell>
          <table:table-cell office:value-type="float" office:value="0.0654399991035" calcext:value-type="float">
            <text:p>0.0654399991035</text:p>
          </table:table-cell>
          <table:table-cell office:value-type="float" office:value="0.0314199998975" calcext:value-type="float">
            <text:p>0.0314199998975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0733999982476" calcext:value-type="float">
            <text:p>0.0733999982476</text:p>
          </table:table-cell>
          <table:table-cell office:value-type="float" office:value="0.0497500002384" calcext:value-type="float">
            <text:p>0.0497500002384</text:p>
          </table:table-cell>
          <table:table-cell office:value-type="float" office:value="-0.0540100000799" calcext:value-type="float">
            <text:p>-0.0540100000799</text:p>
          </table:table-cell>
          <table:table-cell office:value-type="float" office:value="0.000809999997728" calcext:value-type="float">
            <text:p>0.000809999997728</text:p>
          </table:table-cell>
          <table:table-cell/>
          <table:table-cell office:value-type="float" office:value="-1.29170608521" calcext:value-type="float">
            <text:p>-1.29170608521</text:p>
          </table:table-cell>
          <table:table-cell office:value-type="float" office:value="-0.578774571419" calcext:value-type="float">
            <text:p>-0.578774571419</text:p>
          </table:table-cell>
          <table:table-cell office:value-type="float" office:value="-0.89415115118" calcext:value-type="float">
            <text:p>-0.89415115118</text:p>
          </table:table-cell>
        </table:table-row>
        <table:table-row table:style-name="ro1">
          <table:table-cell office:value-type="float" office:value="1.591865220286E+018" calcext:value-type="float">
            <text:p>1.591865220286E+018</text:p>
          </table:table-cell>
          <table:table-cell table:formula="of:= ([.A277] - 1.59186520428114E+018) * 0.000000001" office:value-type="float" office:value="16.004867072" calcext:value-type="float">
            <text:p>16.004867072</text:p>
          </table:table-cell>
          <table:table-cell/>
          <table:table-cell office:value-type="float" office:value="0.0727000012994" calcext:value-type="float">
            <text:p>0.0727000012994</text:p>
          </table:table-cell>
          <table:table-cell office:value-type="float" office:value="0.0663900002837" calcext:value-type="float">
            <text:p>0.0663900002837</text:p>
          </table:table-cell>
          <table:table-cell office:value-type="float" office:value="0.0296199992299" calcext:value-type="float">
            <text:p>0.0296199992299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042199999094" calcext:value-type="float">
            <text:p>0.042199999094</text:p>
          </table:table-cell>
          <table:table-cell office:value-type="float" office:value="0.0269799996167" calcext:value-type="float">
            <text:p>0.0269799996167</text:p>
          </table:table-cell>
          <table:table-cell office:value-type="float" office:value="-0.0324199981987" calcext:value-type="float">
            <text:p>-0.0324199981987</text:p>
          </table:table-cell>
          <table:table-cell office:value-type="float" office:value="-0.00156999996398" calcext:value-type="float">
            <text:p>-0.00156999996398</text:p>
          </table:table-cell>
          <table:table-cell/>
          <table:table-cell office:value-type="float" office:value="-1.2877831459" calcext:value-type="float">
            <text:p>-1.2877831459</text:p>
          </table:table-cell>
          <table:table-cell office:value-type="float" office:value="-0.577620983124" calcext:value-type="float">
            <text:p>-0.577620983124</text:p>
          </table:table-cell>
          <table:table-cell office:value-type="float" office:value="-0.894146502018" calcext:value-type="float">
            <text:p>-0.894146502018</text:p>
          </table:table-cell>
        </table:table-row>
        <table:table-row table:style-name="ro1">
          <table:table-cell office:value-type="float" office:value="1.59186522033816E+018" calcext:value-type="float">
            <text:p>1.59186522033816E+018</text:p>
          </table:table-cell>
          <table:table-cell table:formula="of:= ([.A278] - 1.59186520428114E+018) * 0.000000001" office:value-type="float" office:value="16.057022464" calcext:value-type="float">
            <text:p>16.057022464</text:p>
          </table:table-cell>
          <table:table-cell/>
          <table:table-cell office:value-type="float" office:value="0.0732000023127" calcext:value-type="float">
            <text:p>0.0732000023127</text:p>
          </table:table-cell>
          <table:table-cell office:value-type="float" office:value="0.0675799995661" calcext:value-type="float">
            <text:p>0.0675799995661</text:p>
          </table:table-cell>
          <table:table-cell office:value-type="float" office:value="0.028049999848" calcext:value-type="float">
            <text:p>0.028049999848</text:p>
          </table:table-cell>
          <table:table-cell table:style-name="Default" office:value-type="float" office:value="-0.000169999999343" calcext:value-type="float">
            <text:p>-0.000169999999343</text:p>
          </table:table-cell>
          <table:table-cell/>
          <table:table-cell office:value-type="float" office:value="0.047800000757" calcext:value-type="float">
            <text:p>0.047800000757</text:p>
          </table:table-cell>
          <table:table-cell office:value-type="float" office:value="0.0246699992567" calcext:value-type="float">
            <text:p>0.0246699992567</text:p>
          </table:table-cell>
          <table:table-cell office:value-type="float" office:value="-0.0405899994075" calcext:value-type="float">
            <text:p>-0.0405899994075</text:p>
          </table:table-cell>
          <table:table-cell office:value-type="float" office:value="0.00516999978572" calcext:value-type="float">
            <text:p>0.00516999978572</text:p>
          </table:table-cell>
          <table:table-cell/>
          <table:table-cell office:value-type="float" office:value="-1.28368246555" calcext:value-type="float">
            <text:p>-1.28368246555</text:p>
          </table:table-cell>
          <table:table-cell office:value-type="float" office:value="-0.576613843441" calcext:value-type="float">
            <text:p>-0.576613843441</text:p>
          </table:table-cell>
          <table:table-cell office:value-type="float" office:value="-0.894135355949" calcext:value-type="float">
            <text:p>-0.894135355949</text:p>
          </table:table-cell>
        </table:table-row>
        <table:table-row table:style-name="ro1">
          <table:table-cell office:value-type="float" office:value="1.5918652203904E+018" calcext:value-type="float">
            <text:p>1.5918652203904E+018</text:p>
          </table:table-cell>
          <table:table-cell table:formula="of:= ([.A279] - 1.59186520428114E+018) * 0.000000001" office:value-type="float" office:value="16.109265408" calcext:value-type="float">
            <text:p>16.109265408</text:p>
          </table:table-cell>
          <table:table-cell/>
          <table:table-cell office:value-type="float" office:value="0.0744000002742" calcext:value-type="float">
            <text:p>0.0744000002742</text:p>
          </table:table-cell>
          <table:table-cell office:value-type="float" office:value="0.0702200010419" calcext:value-type="float">
            <text:p>0.0702200010419</text:p>
          </table:table-cell>
          <table:table-cell office:value-type="float" office:value="0.0247000008821" calcext:value-type="float">
            <text:p>0.0247000008821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/>
          <table:table-cell office:value-type="float" office:value="0.068599998951" calcext:value-type="float">
            <text:p>0.068599998951</text:p>
          </table:table-cell>
          <table:table-cell office:value-type="float" office:value="0.0462599992752" calcext:value-type="float">
            <text:p>0.0462599992752</text:p>
          </table:table-cell>
          <table:table-cell office:value-type="float" office:value="-0.0507000014186" calcext:value-type="float">
            <text:p>-0.0507000014186</text:p>
          </table:table-cell>
          <table:table-cell office:value-type="float" office:value="0.000739999988582" calcext:value-type="float">
            <text:p>0.000739999988582</text:p>
          </table:table-cell>
          <table:table-cell/>
          <table:table-cell office:value-type="float" office:value="-1.27979707718" calcext:value-type="float">
            <text:p>-1.27979707718</text:p>
          </table:table-cell>
          <table:table-cell office:value-type="float" office:value="-0.575802087784" calcext:value-type="float">
            <text:p>-0.575802087784</text:p>
          </table:table-cell>
          <table:table-cell office:value-type="float" office:value="-0.894102334976" calcext:value-type="float">
            <text:p>-0.894102334976</text:p>
          </table:table-cell>
        </table:table-row>
        <table:table-row table:style-name="ro1">
          <table:table-cell office:value-type="float" office:value="1.59186522044959E+018" calcext:value-type="float">
            <text:p>1.59186522044959E+018</text:p>
          </table:table-cell>
          <table:table-cell table:formula="of:= ([.A280] - 1.59186520428114E+018) * 0.000000001" office:value-type="float" office:value="16.168452608" calcext:value-type="float">
            <text:p>16.168452608</text:p>
          </table:table-cell>
          <table:table-cell/>
          <table:table-cell office:value-type="float" office:value="0.0736000016332" calcext:value-type="float">
            <text:p>0.0736000016332</text:p>
          </table:table-cell>
          <table:table-cell office:value-type="float" office:value="0.0713599994779" calcext:value-type="float">
            <text:p>0.0713599994779</text:p>
          </table:table-cell>
          <table:table-cell office:value-type="float" office:value="0.0180200003088" calcext:value-type="float">
            <text:p>0.0180200003088</text:p>
          </table:table-cell>
          <table:table-cell table:style-name="Default" office:value-type="float" office:value="0.000369999994291" calcext:value-type="float">
            <text:p>0.000369999994291</text:p>
          </table:table-cell>
          <table:table-cell/>
          <table:table-cell office:value-type="float" office:value="0.114799998701" calcext:value-type="float">
            <text:p>0.114799998701</text:p>
          </table:table-cell>
          <table:table-cell office:value-type="float" office:value="-0.00618000002578" calcext:value-type="float">
            <text:p>-0.00618000002578</text:p>
          </table:table-cell>
          <table:table-cell office:value-type="float" office:value="-0.114419996738" calcext:value-type="float">
            <text:p>-0.114419996738</text:p>
          </table:table-cell>
          <table:table-cell office:value-type="float" office:value="-0.00755000021309" calcext:value-type="float">
            <text:p>-0.00755000021309</text:p>
          </table:table-cell>
          <table:table-cell/>
          <table:table-cell office:value-type="float" office:value="-1.27573847771" calcext:value-type="float">
            <text:p>-1.27573847771</text:p>
          </table:table-cell>
          <table:table-cell office:value-type="float" office:value="-0.576775372028" calcext:value-type="float">
            <text:p>-0.576775372028</text:p>
          </table:table-cell>
          <table:table-cell office:value-type="float" office:value="-0.893968701363" calcext:value-type="float">
            <text:p>-0.893968701363</text:p>
          </table:table-cell>
        </table:table-row>
        <table:table-row table:style-name="ro1">
          <table:table-cell office:value-type="float" office:value="1.59186522050103E+018" calcext:value-type="float">
            <text:p>1.59186522050103E+018</text:p>
          </table:table-cell>
          <table:table-cell table:formula="of:= ([.A281] - 1.59186520428114E+018) * 0.000000001" office:value-type="float" office:value="16.2198912" calcext:value-type="float">
            <text:p>16.2198912</text:p>
          </table:table-cell>
          <table:table-cell/>
          <table:table-cell office:value-type="float" office:value="0.0671999976039" calcext:value-type="float">
            <text:p>0.0671999976039</text:p>
          </table:table-cell>
          <table:table-cell office:value-type="float" office:value="0.066320002079" calcext:value-type="float">
            <text:p>0.066320002079</text:p>
          </table:table-cell>
          <table:table-cell office:value-type="float" office:value="0.0107500003651" calcext:value-type="float">
            <text:p>0.0107500003651</text:p>
          </table:table-cell>
          <table:table-cell table:style-name="Default" office:value-type="float" office:value="0.000330000009853" calcext:value-type="float">
            <text:p>0.000330000009853</text:p>
          </table:table-cell>
          <table:table-cell/>
          <table:table-cell office:value-type="float" office:value="0.207300007343" calcext:value-type="float">
            <text:p>0.207300007343</text:p>
          </table:table-cell>
          <table:table-cell office:value-type="float" office:value="-0.152419999242" calcext:value-type="float">
            <text:p>-0.152419999242</text:p>
          </table:table-cell>
          <table:table-cell office:value-type="float" office:value="-0.140440002084" calcext:value-type="float">
            <text:p>-0.140440002084</text:p>
          </table:table-cell>
          <table:table-cell office:value-type="float" office:value="-0.00340000004508" calcext:value-type="float">
            <text:p>-0.00340000004508</text:p>
          </table:table-cell>
          <table:table-cell/>
          <table:table-cell office:value-type="float" office:value="-1.27478563786" calcext:value-type="float">
            <text:p>-1.27478563786</text:p>
          </table:table-cell>
          <table:table-cell office:value-type="float" office:value="-0.580128490925" calcext:value-type="float">
            <text:p>-0.580128490925</text:p>
          </table:table-cell>
          <table:table-cell office:value-type="float" office:value="-0.89389693737" calcext:value-type="float">
            <text:p>-0.89389693737</text:p>
          </table:table-cell>
        </table:table-row>
        <table:table-row table:style-name="ro1">
          <table:table-cell office:value-type="float" office:value="1.59186522055311E+018" calcext:value-type="float">
            <text:p>1.59186522055311E+018</text:p>
          </table:table-cell>
          <table:table-cell table:formula="of:= ([.A282] - 1.59186520428114E+018) * 0.000000001" office:value-type="float" office:value="16.271971328" calcext:value-type="float">
            <text:p>16.271971328</text:p>
          </table:table-cell>
          <table:table-cell/>
          <table:table-cell office:value-type="float" office:value="0.055799998343" calcext:value-type="float">
            <text:p>0.055799998343</text:p>
          </table:table-cell>
          <table:table-cell office:value-type="float" office:value="0.0555900000036" calcext:value-type="float">
            <text:p>0.0555900000036</text:p>
          </table:table-cell>
          <table:table-cell office:value-type="float" office:value="0.00474999984726" calcext:value-type="float">
            <text:p>0.00474999984726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/>
          <table:table-cell office:value-type="float" office:value="0.225400000811" calcext:value-type="float">
            <text:p>0.225400000811</text:p>
          </table:table-cell>
          <table:table-cell office:value-type="float" office:value="-0.187350004911" calcext:value-type="float">
            <text:p>-0.187350004911</text:p>
          </table:table-cell>
          <table:table-cell office:value-type="float" office:value="-0.125400006771" calcext:value-type="float">
            <text:p>-0.125400006771</text:p>
          </table:table-cell>
          <table:table-cell office:value-type="float" office:value="0.00109999999404" calcext:value-type="float">
            <text:p>0.00109999999404</text:p>
          </table:table-cell>
          <table:table-cell/>
          <table:table-cell office:value-type="float" office:value="-1.27716898918" calcext:value-type="float">
            <text:p>-1.27716898918</text:p>
          </table:table-cell>
          <table:table-cell office:value-type="float" office:value="-0.582543492317" calcext:value-type="float">
            <text:p>-0.582543492317</text:p>
          </table:table-cell>
          <table:table-cell office:value-type="float" office:value="-0.894089639187" calcext:value-type="float">
            <text:p>-0.894089639187</text:p>
          </table:table-cell>
        </table:table-row>
        <table:table-row table:style-name="ro1">
          <table:table-cell office:value-type="float" office:value="1.59186522060445E+018" calcext:value-type="float">
            <text:p>1.59186522060445E+018</text:p>
          </table:table-cell>
          <table:table-cell table:formula="of:= ([.A283] - 1.59186520428114E+018) * 0.000000001" office:value-type="float" office:value="16.32331008" calcext:value-type="float">
            <text:p>16.32331008</text:p>
          </table:table-cell>
          <table:table-cell/>
          <table:table-cell office:value-type="float" office:value="0.0423999987543" calcext:value-type="float">
            <text:p>0.0423999987543</text:p>
          </table:table-cell>
          <table:table-cell office:value-type="float" office:value="0.0424100011587" calcext:value-type="float">
            <text:p>0.0424100011587</text:p>
          </table:table-cell>
          <table:table-cell office:value-type="float" office:value="0.000209999998333" calcext:value-type="float">
            <text:p>0.000209999998333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274399995804" calcext:value-type="float">
            <text:p>0.274399995804</text:p>
          </table:table-cell>
          <table:table-cell office:value-type="float" office:value="-0.259939998388" calcext:value-type="float">
            <text:p>-0.259939998388</text:p>
          </table:table-cell>
          <table:table-cell office:value-type="float" office:value="-0.0877500027418" calcext:value-type="float">
            <text:p>-0.0877500027418</text:p>
          </table:table-cell>
          <table:table-cell office:value-type="float" office:value="0.00044999999227" calcext:value-type="float">
            <text:p>0.00044999999227</text:p>
          </table:table-cell>
          <table:table-cell/>
          <table:table-cell office:value-type="float" office:value="-1.2809984684" calcext:value-type="float">
            <text:p>-1.2809984684</text:p>
          </table:table-cell>
          <table:table-cell office:value-type="float" office:value="-0.583419501781" calcext:value-type="float">
            <text:p>-0.583419501781</text:p>
          </table:table-cell>
          <table:table-cell office:value-type="float" office:value="-0.894158065319" calcext:value-type="float">
            <text:p>-0.894158065319</text:p>
          </table:table-cell>
        </table:table-row>
        <table:table-row table:style-name="ro1">
          <table:table-cell office:value-type="float" office:value="1.59186522065579E+018" calcext:value-type="float">
            <text:p>1.59186522065579E+018</text:p>
          </table:table-cell>
          <table:table-cell table:formula="of:= ([.A284] - 1.59186520428114E+018) * 0.000000001" office:value-type="float" office:value="16.37465344" calcext:value-type="float">
            <text:p>16.37465344</text:p>
          </table:table-cell>
          <table:table-cell/>
          <table:table-cell office:value-type="float" office:value="0.0282000005245" calcext:value-type="float">
            <text:p>0.0282000005245</text:p>
          </table:table-cell>
          <table:table-cell office:value-type="float" office:value="0.0278099998832" calcext:value-type="float">
            <text:p>0.0278099998832</text:p>
          </table:table-cell>
          <table:table-cell office:value-type="float" office:value="-0.00476999999955" calcext:value-type="float">
            <text:p>-0.00476999999955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294099986553" calcext:value-type="float">
            <text:p>0.294099986553</text:p>
          </table:table-cell>
          <table:table-cell office:value-type="float" office:value="-0.274879992008" calcext:value-type="float">
            <text:p>-0.274879992008</text:p>
          </table:table-cell>
          <table:table-cell office:value-type="float" office:value="-0.104450002313" calcext:value-type="float">
            <text:p>-0.104450002313</text:p>
          </table:table-cell>
          <table:table-cell office:value-type="float" office:value="0.00208000000566" calcext:value-type="float">
            <text:p>0.00208000000566</text:p>
          </table:table-cell>
          <table:table-cell/>
          <table:table-cell office:value-type="float" office:value="-1.28502345085" calcext:value-type="float">
            <text:p>-1.28502345085</text:p>
          </table:table-cell>
          <table:table-cell office:value-type="float" office:value="-0.584317624569" calcext:value-type="float">
            <text:p>-0.584317624569</text:p>
          </table:table-cell>
          <table:table-cell office:value-type="float" office:value="-0.894167721272" calcext:value-type="float">
            <text:p>-0.894167721272</text:p>
          </table:table-cell>
        </table:table-row>
        <table:table-row table:style-name="ro1">
          <table:table-cell office:value-type="float" office:value="1.59186522070723E+018" calcext:value-type="float">
            <text:p>1.59186522070723E+018</text:p>
          </table:table-cell>
          <table:table-cell table:formula="of:= ([.A285] - 1.59186520428114E+018) * 0.000000001" office:value-type="float" office:value="16.426092032" calcext:value-type="float">
            <text:p>16.426092032</text:p>
          </table:table-cell>
          <table:table-cell/>
          <table:table-cell office:value-type="float" office:value="0.0161000005901" calcext:value-type="float">
            <text:p>0.0161000005901</text:p>
          </table:table-cell>
          <table:table-cell office:value-type="float" office:value="0.012690000236" calcext:value-type="float">
            <text:p>0.012690000236</text:p>
          </table:table-cell>
          <table:table-cell office:value-type="float" office:value="-0.00997999962419" calcext:value-type="float">
            <text:p>-0.00997999962419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300099998713" calcext:value-type="float">
            <text:p>0.300099998713</text:p>
          </table:table-cell>
          <table:table-cell office:value-type="float" office:value="-0.281069993973" calcext:value-type="float">
            <text:p>-0.281069993973</text:p>
          </table:table-cell>
          <table:table-cell office:value-type="float" office:value="-0.105010002851" calcext:value-type="float">
            <text:p>-0.105010002851</text:p>
          </table:table-cell>
          <table:table-cell office:value-type="float" office:value="0.00252000009641" calcext:value-type="float">
            <text:p>0.00252000009641</text:p>
          </table:table-cell>
          <table:table-cell/>
          <table:table-cell office:value-type="float" office:value="-1.28906357288" calcext:value-type="float">
            <text:p>-1.28906357288</text:p>
          </table:table-cell>
          <table:table-cell office:value-type="float" office:value="-0.585406005383" calcext:value-type="float">
            <text:p>-0.585406005383</text:p>
          </table:table-cell>
          <table:table-cell office:value-type="float" office:value="-0.894131839275" calcext:value-type="float">
            <text:p>-0.894131839275</text:p>
          </table:table-cell>
        </table:table-row>
        <table:table-row table:style-name="ro1">
          <table:table-cell office:value-type="float" office:value="1.59186522075916E+018" calcext:value-type="float">
            <text:p>1.59186522075916E+018</text:p>
          </table:table-cell>
          <table:table-cell table:formula="of:= ([.A286] - 1.59186520428114E+018) * 0.000000001" office:value-type="float" office:value="16.478018304" calcext:value-type="float">
            <text:p>16.478018304</text:p>
          </table:table-cell>
          <table:table-cell/>
          <table:table-cell office:value-type="float" office:value="0.0153999999166" calcext:value-type="float">
            <text:p>0.0153999999166</text:p>
          </table:table-cell>
          <table:table-cell office:value-type="float" office:value="-0.00255999993533" calcext:value-type="float">
            <text:p>-0.00255999993533</text:p>
          </table:table-cell>
          <table:table-cell office:value-type="float" office:value="-0.0151599999517" calcext:value-type="float">
            <text:p>-0.0151599999517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30039998889" calcext:value-type="float">
            <text:p>0.30039998889</text:p>
          </table:table-cell>
          <table:table-cell office:value-type="float" office:value="-0.281780004501" calcext:value-type="float">
            <text:p>-0.281780004501</text:p>
          </table:table-cell>
          <table:table-cell office:value-type="float" office:value="-0.104149997234" calcext:value-type="float">
            <text:p>-0.104149997234</text:p>
          </table:table-cell>
          <table:table-cell office:value-type="float" office:value="0.00089999998454" calcext:value-type="float">
            <text:p>0.00089999998454</text:p>
          </table:table-cell>
          <table:table-cell/>
          <table:table-cell office:value-type="float" office:value="-1.29304945469" calcext:value-type="float">
            <text:p>-1.29304945469</text:p>
          </table:table-cell>
          <table:table-cell office:value-type="float" office:value="-0.586740791798" calcext:value-type="float">
            <text:p>-0.586740791798</text:p>
          </table:table-cell>
          <table:table-cell office:value-type="float" office:value="-0.894114375114" calcext:value-type="float">
            <text:p>-0.894114375114</text:p>
          </table:table-cell>
        </table:table-row>
        <table:table-row table:style-name="ro1">
          <table:table-cell office:value-type="float" office:value="1.59186522081093E+018" calcext:value-type="float">
            <text:p>1.59186522081093E+018</text:p>
          </table:table-cell>
          <table:table-cell table:formula="of:= ([.A287] - 1.59186520428114E+018) * 0.000000001" office:value-type="float" office:value="16.529796608" calcext:value-type="float">
            <text:p>16.529796608</text:p>
          </table:table-cell>
          <table:table-cell/>
          <table:table-cell office:value-type="float" office:value="0.0270000007004" calcext:value-type="float">
            <text:p>0.0270000007004</text:p>
          </table:table-cell>
          <table:table-cell office:value-type="float" office:value="-0.0177699998021" calcext:value-type="float">
            <text:p>-0.0177699998021</text:p>
          </table:table-cell>
          <table:table-cell office:value-type="float" office:value="-0.0203600004315" calcext:value-type="float">
            <text:p>-0.0203600004315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306100010872" calcext:value-type="float">
            <text:p>0.306100010872</text:p>
          </table:table-cell>
          <table:table-cell office:value-type="float" office:value="-0.287519991398" calcext:value-type="float">
            <text:p>-0.287519991398</text:p>
          </table:table-cell>
          <table:table-cell office:value-type="float" office:value="-0.105099998415" calcext:value-type="float">
            <text:p>-0.105099998415</text:p>
          </table:table-cell>
          <table:table-cell office:value-type="float" office:value="0.00115999998525" calcext:value-type="float">
            <text:p>0.00115999998525</text:p>
          </table:table-cell>
          <table:table-cell/>
          <table:table-cell office:value-type="float" office:value="-1.29711031914" calcext:value-type="float">
            <text:p>-1.29711031914</text:p>
          </table:table-cell>
          <table:table-cell office:value-type="float" office:value="-0.588306844234" calcext:value-type="float">
            <text:p>-0.588306844234</text:p>
          </table:table-cell>
          <table:table-cell office:value-type="float" office:value="-0.894078075886" calcext:value-type="float">
            <text:p>-0.894078075886</text:p>
          </table:table-cell>
        </table:table-row>
        <table:table-row table:style-name="ro1">
          <table:table-cell office:value-type="float" office:value="1.59186522086326E+018" calcext:value-type="float">
            <text:p>1.59186522086326E+018</text:p>
          </table:table-cell>
          <table:table-cell table:formula="of:= ([.A288] - 1.59186520428114E+018) * 0.000000001" office:value-type="float" office:value="16.58212352" calcext:value-type="float">
            <text:p>16.58212352</text:p>
          </table:table-cell>
          <table:table-cell/>
          <table:table-cell office:value-type="float" office:value="0.0414999984205" calcext:value-type="float">
            <text:p>0.0414999984205</text:p>
          </table:table-cell>
          <table:table-cell office:value-type="float" office:value="-0.0327199995518" calcext:value-type="float">
            <text:p>-0.0327199995518</text:p>
          </table:table-cell>
          <table:table-cell office:value-type="float" office:value="-0.0255600009114" calcext:value-type="float">
            <text:p>-0.0255600009114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298900008202" calcext:value-type="float">
            <text:p>0.298900008202</text:p>
          </table:table-cell>
          <table:table-cell office:value-type="float" office:value="-0.278100013733" calcext:value-type="float">
            <text:p>-0.278100013733</text:p>
          </table:table-cell>
          <table:table-cell office:value-type="float" office:value="-0.109619997442" calcext:value-type="float">
            <text:p>-0.109619997442</text:p>
          </table:table-cell>
          <table:table-cell office:value-type="float" office:value="0.00252000009641" calcext:value-type="float">
            <text:p>0.00252000009641</text:p>
          </table:table-cell>
          <table:table-cell/>
          <table:table-cell office:value-type="float" office:value="-1.30086135864" calcext:value-type="float">
            <text:p>-1.30086135864</text:p>
          </table:table-cell>
          <table:table-cell office:value-type="float" office:value="-0.590036332607" calcext:value-type="float">
            <text:p>-0.590036332607</text:p>
          </table:table-cell>
          <table:table-cell office:value-type="float" office:value="-0.894075930119" calcext:value-type="float">
            <text:p>-0.894075930119</text:p>
          </table:table-cell>
        </table:table-row>
        <table:table-row table:style-name="ro1">
          <table:table-cell office:value-type="float" office:value="1.59186522096533E+018" calcext:value-type="float">
            <text:p>1.59186522096533E+018</text:p>
          </table:table-cell>
          <table:table-cell table:formula="of:= ([.A289] - 1.59186520428114E+018) * 0.000000001" office:value-type="float" office:value="16.684198144" calcext:value-type="float">
            <text:p>16.684198144</text:p>
          </table:table-cell>
          <table:table-cell/>
          <table:table-cell office:value-type="float" office:value="0.0568000003695" calcext:value-type="float">
            <text:p>0.0568000003695</text:p>
          </table:table-cell>
          <table:table-cell office:value-type="float" office:value="-0.0469399988651" calcext:value-type="float">
            <text:p>-0.0469399988651</text:p>
          </table:table-cell>
          <table:table-cell office:value-type="float" office:value="-0.0320399999619" calcext:value-type="float">
            <text:p>-0.0320399999619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252900004387" calcext:value-type="float">
            <text:p>0.252900004387</text:p>
          </table:table-cell>
          <table:table-cell office:value-type="float" office:value="-0.22446000576" calcext:value-type="float">
            <text:p>-0.22446000576</text:p>
          </table:table-cell>
          <table:table-cell office:value-type="float" office:value="-0.116559997201" calcext:value-type="float">
            <text:p>-0.116559997201</text:p>
          </table:table-cell>
          <table:table-cell office:value-type="float" office:value="-0.00132999999914" calcext:value-type="float">
            <text:p>-0.00132999999914</text:p>
          </table:table-cell>
          <table:table-cell/>
          <table:table-cell office:value-type="float" office:value="-1.30678701401" calcext:value-type="float">
            <text:p>-1.30678701401</text:p>
          </table:table-cell>
          <table:table-cell office:value-type="float" office:value="-0.594223737717" calcext:value-type="float">
            <text:p>-0.594223737717</text:p>
          </table:table-cell>
          <table:table-cell office:value-type="float" office:value="-0.894034981728" calcext:value-type="float">
            <text:p>-0.894034981728</text:p>
          </table:table-cell>
        </table:table-row>
        <table:table-row table:style-name="ro1">
          <table:table-cell office:value-type="float" office:value="1.59186522101872E+018" calcext:value-type="float">
            <text:p>1.59186522101872E+018</text:p>
          </table:table-cell>
          <table:table-cell table:formula="of:= ([.A290] - 1.59186520428114E+018) * 0.000000001" office:value-type="float" office:value="16.737580544" calcext:value-type="float">
            <text:p>16.737580544</text:p>
          </table:table-cell>
          <table:table-cell/>
          <table:table-cell office:value-type="float" office:value="0.0696000009775" calcext:value-type="float">
            <text:p>0.0696000009775</text:p>
          </table:table-cell>
          <table:table-cell office:value-type="float" office:value="-0.0599699988961" calcext:value-type="float">
            <text:p>-0.0599699988961</text:p>
          </table:table-cell>
          <table:table-cell office:value-type="float" office:value="-0.0353999994695" calcext:value-type="float">
            <text:p>-0.0353999994695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97300001979" calcext:value-type="float">
            <text:p>0.197300001979</text:p>
          </table:table-cell>
          <table:table-cell office:value-type="float" office:value="-0.194450005889" calcext:value-type="float">
            <text:p>-0.194450005889</text:p>
          </table:table-cell>
          <table:table-cell office:value-type="float" office:value="-0.0331300012767" calcext:value-type="float">
            <text:p>-0.0331300012767</text:p>
          </table:table-cell>
          <table:table-cell office:value-type="float" office:value="-0.00129000004381" calcext:value-type="float">
            <text:p>-0.00129000004381</text:p>
          </table:table-cell>
          <table:table-cell/>
          <table:table-cell office:value-type="float" office:value="-1.30986666679" calcext:value-type="float">
            <text:p>-1.30986666679</text:p>
          </table:table-cell>
          <table:table-cell office:value-type="float" office:value="-0.596920311451" calcext:value-type="float">
            <text:p>-0.596920311451</text:p>
          </table:table-cell>
          <table:table-cell office:value-type="float" office:value="-0.893994987011" calcext:value-type="float">
            <text:p>-0.893994987011</text:p>
          </table:table-cell>
        </table:table-row>
        <table:table-row table:style-name="ro1">
          <table:table-cell office:value-type="float" office:value="1.59186522107035E+018" calcext:value-type="float">
            <text:p>1.59186522107035E+018</text:p>
          </table:table-cell>
          <table:table-cell table:formula="of:= ([.A291] - 1.59186520428114E+018) * 0.000000001" office:value-type="float" office:value="16.789210112" calcext:value-type="float">
            <text:p>16.789210112</text:p>
          </table:table-cell>
          <table:table-cell/>
          <table:table-cell office:value-type="float" office:value="0.0744000002742" calcext:value-type="float">
            <text:p>0.0744000002742</text:p>
          </table:table-cell>
          <table:table-cell office:value-type="float" office:value="-0.0677400007844" calcext:value-type="float">
            <text:p>-0.0677400007844</text:p>
          </table:table-cell>
          <table:table-cell office:value-type="float" office:value="-0.0308299995959" calcext:value-type="float">
            <text:p>-0.0308299995959</text:p>
          </table:table-cell>
          <table:table-cell table:style-name="Default" office:value-type="float" office:value="-0.000330000009853" calcext:value-type="float">
            <text:p>-0.000330000009853</text:p>
          </table:table-cell>
          <table:table-cell/>
          <table:table-cell office:value-type="float" office:value="0.101300001144" calcext:value-type="float">
            <text:p>0.101300001144</text:p>
          </table:table-cell>
          <table:table-cell office:value-type="float" office:value="-0.0914100036025" calcext:value-type="float">
            <text:p>-0.0914100036025</text:p>
          </table:table-cell>
          <table:table-cell office:value-type="float" office:value="0.0430999994278" calcext:value-type="float">
            <text:p>0.0430999994278</text:p>
          </table:table-cell>
          <table:table-cell office:value-type="float" office:value="0.0072400001809" calcext:value-type="float">
            <text:p>0.0072400001809</text:p>
          </table:table-cell>
          <table:table-cell/>
          <table:table-cell office:value-type="float" office:value="-1.31334912777" calcext:value-type="float">
            <text:p>-1.31334912777</text:p>
          </table:table-cell>
          <table:table-cell office:value-type="float" office:value="-0.597681045532" calcext:value-type="float">
            <text:p>-0.597681045532</text:p>
          </table:table-cell>
          <table:table-cell office:value-type="float" office:value="-0.894085228443" calcext:value-type="float">
            <text:p>-0.894085228443</text:p>
          </table:table-cell>
        </table:table-row>
        <table:table-row table:style-name="ro1">
          <table:table-cell office:value-type="float" office:value="1.59186522112256E+018" calcext:value-type="float">
            <text:p>1.59186522112256E+018</text:p>
          </table:table-cell>
          <table:table-cell table:formula="of:= ([.A292] - 1.59186520428114E+018) * 0.000000001" office:value-type="float" office:value="16.841423872" calcext:value-type="float">
            <text:p>16.841423872</text:p>
          </table:table-cell>
          <table:table-cell/>
          <table:table-cell office:value-type="float" office:value="0.0754000023007" calcext:value-type="float">
            <text:p>0.0754000023007</text:p>
          </table:table-cell>
          <table:table-cell office:value-type="float" office:value="-0.0700699985027" calcext:value-type="float">
            <text:p>-0.0700699985027</text:p>
          </table:table-cell>
          <table:table-cell office:value-type="float" office:value="-0.0277699995786" calcext:value-type="float">
            <text:p>-0.0277699995786</text:p>
          </table:table-cell>
          <table:table-cell table:style-name="Default" office:value-type="float" office:value="0.000159999995958" calcext:value-type="float">
            <text:p>0.000159999995958</text:p>
          </table:table-cell>
          <table:table-cell/>
          <table:table-cell office:value-type="float" office:value="0.0679000020027" calcext:value-type="float">
            <text:p>0.0679000020027</text:p>
          </table:table-cell>
          <table:table-cell office:value-type="float" office:value="-0.0486500002444" calcext:value-type="float">
            <text:p>-0.0486500002444</text:p>
          </table:table-cell>
          <table:table-cell office:value-type="float" office:value="0.0470799989998" calcext:value-type="float">
            <text:p>0.0470799989998</text:p>
          </table:table-cell>
          <table:table-cell office:value-type="float" office:value="0.00461000017822" calcext:value-type="float">
            <text:p>0.00461000017822</text:p>
          </table:table-cell>
          <table:table-cell/>
          <table:table-cell office:value-type="float" office:value="-1.31706988811" calcext:value-type="float">
            <text:p>-1.31706988811</text:p>
          </table:table-cell>
          <table:table-cell office:value-type="float" office:value="-0.598358273506" calcext:value-type="float">
            <text:p>-0.598358273506</text:p>
          </table:table-cell>
          <table:table-cell office:value-type="float" office:value="-0.893999576569" calcext:value-type="float">
            <text:p>-0.893999576569</text:p>
          </table:table-cell>
        </table:table-row>
        <table:table-row table:style-name="ro1">
          <table:table-cell office:value-type="float" office:value="1.59186522122432E+018" calcext:value-type="float">
            <text:p>1.59186522122432E+018</text:p>
          </table:table-cell>
          <table:table-cell table:formula="of:= ([.A293] - 1.59186520428114E+018) * 0.000000001" office:value-type="float" office:value="16.94318208" calcext:value-type="float">
            <text:p>16.94318208</text:p>
          </table:table-cell>
          <table:table-cell/>
          <table:table-cell office:value-type="float" office:value="0.0728999972343" calcext:value-type="float">
            <text:p>0.0728999972343</text:p>
          </table:table-cell>
          <table:table-cell office:value-type="float" office:value="-0.0660500004888" calcext:value-type="float">
            <text:p>-0.0660500004888</text:p>
          </table:table-cell>
          <table:table-cell office:value-type="float" office:value="-0.0308999996632" calcext:value-type="float">
            <text:p>-0.0308999996632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107699997723" calcext:value-type="float">
            <text:p>0.107699997723</text:p>
          </table:table-cell>
          <table:table-cell office:value-type="float" office:value="0.0819199979305" calcext:value-type="float">
            <text:p>0.0819199979305</text:p>
          </table:table-cell>
          <table:table-cell office:value-type="float" office:value="-0.0699099972844" calcext:value-type="float">
            <text:p>-0.0699099972844</text:p>
          </table:table-cell>
          <table:table-cell office:value-type="float" office:value="-0.00118000002112" calcext:value-type="float">
            <text:p>-0.00118000002112</text:p>
          </table:table-cell>
          <table:table-cell/>
          <table:table-cell office:value-type="float" office:value="-1.32194292545" calcext:value-type="float">
            <text:p>-1.32194292545</text:p>
          </table:table-cell>
          <table:table-cell office:value-type="float" office:value="-0.602571547031" calcext:value-type="float">
            <text:p>-0.602571547031</text:p>
          </table:table-cell>
          <table:table-cell office:value-type="float" office:value="-0.894106864929" calcext:value-type="float">
            <text:p>-0.894106864929</text:p>
          </table:table-cell>
        </table:table-row>
        <table:table-row table:style-name="ro1">
          <table:table-cell office:value-type="float" office:value="1.59186522127582E+018" calcext:value-type="float">
            <text:p>1.59186522127582E+018</text:p>
          </table:table-cell>
          <table:table-cell table:formula="of:= ([.A294] - 1.59186520428114E+018) * 0.000000001" office:value-type="float" office:value="16.994683392" calcext:value-type="float">
            <text:p>16.994683392</text:p>
          </table:table-cell>
          <table:table-cell/>
          <table:table-cell office:value-type="float" office:value="0.0702000036836" calcext:value-type="float">
            <text:p>0.0702000036836</text:p>
          </table:table-cell>
          <table:table-cell office:value-type="float" office:value="-0.0600299984217" calcext:value-type="float">
            <text:p>-0.0600299984217</text:p>
          </table:table-cell>
          <table:table-cell office:value-type="float" office:value="-0.0363200008869" calcext:value-type="float">
            <text:p>-0.0363200008869</text:p>
          </table:table-cell>
          <table:table-cell table:style-name="Default" office:value-type="float" office:value="0.000310000003083" calcext:value-type="float">
            <text:p>0.000310000003083</text:p>
          </table:table-cell>
          <table:table-cell/>
          <table:table-cell office:value-type="float" office:value="0.147799998522" calcext:value-type="float">
            <text:p>0.147799998522</text:p>
          </table:table-cell>
          <table:table-cell office:value-type="float" office:value="0.120260000229" calcext:value-type="float">
            <text:p>0.120260000229</text:p>
          </table:table-cell>
          <table:table-cell office:value-type="float" office:value="-0.0856100022793" calcext:value-type="float">
            <text:p>-0.0856100022793</text:p>
          </table:table-cell>
          <table:table-cell office:value-type="float" office:value="-0.00761000020429" calcext:value-type="float">
            <text:p>-0.00761000020429</text:p>
          </table:table-cell>
          <table:table-cell/>
          <table:table-cell office:value-type="float" office:value="-1.322245121" calcext:value-type="float">
            <text:p>-1.322245121</text:p>
          </table:table-cell>
          <table:table-cell office:value-type="float" office:value="-0.606838643551" calcext:value-type="float">
            <text:p>-0.606838643551</text:p>
          </table:table-cell>
          <table:table-cell office:value-type="float" office:value="-0.893974125385" calcext:value-type="float">
            <text:p>-0.893974125385</text:p>
          </table:table-cell>
        </table:table-row>
        <table:table-row table:style-name="ro1">
          <table:table-cell office:value-type="float" office:value="1.59186522132727E+018" calcext:value-type="float">
            <text:p>1.59186522132727E+018</text:p>
          </table:table-cell>
          <table:table-cell table:formula="of:= ([.A295] - 1.59186520428114E+018) * 0.000000001" office:value-type="float" office:value="17.046137344" calcext:value-type="float">
            <text:p>17.046137344</text:p>
          </table:table-cell>
          <table:table-cell/>
          <table:table-cell office:value-type="float" office:value="0.0675000026822" calcext:value-type="float">
            <text:p>0.0675000026822</text:p>
          </table:table-cell>
          <table:table-cell office:value-type="float" office:value="-0.0532799996436" calcext:value-type="float">
            <text:p>-0.0532799996436</text:p>
          </table:table-cell>
          <table:table-cell office:value-type="float" office:value="-0.0414599999785" calcext:value-type="float">
            <text:p>-0.0414599999785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/>
          <table:table-cell office:value-type="float" office:value="0.157800003886" calcext:value-type="float">
            <text:p>0.157800003886</text:p>
          </table:table-cell>
          <table:table-cell office:value-type="float" office:value="0.129529997706" calcext:value-type="float">
            <text:p>0.129529997706</text:p>
          </table:table-cell>
          <table:table-cell office:value-type="float" office:value="-0.0901200026274" calcext:value-type="float">
            <text:p>-0.0901200026274</text:p>
          </table:table-cell>
          <table:table-cell office:value-type="float" office:value="-0.00292999995872" calcext:value-type="float">
            <text:p>-0.00292999995872</text:p>
          </table:table-cell>
          <table:table-cell/>
          <table:table-cell office:value-type="float" office:value="-1.3220988512" calcext:value-type="float">
            <text:p>-1.3220988512</text:p>
          </table:table-cell>
          <table:table-cell office:value-type="float" office:value="-0.611111700535" calcext:value-type="float">
            <text:p>-0.611111700535</text:p>
          </table:table-cell>
          <table:table-cell office:value-type="float" office:value="-0.894001603127" calcext:value-type="float">
            <text:p>-0.894001603127</text:p>
          </table:table-cell>
        </table:table-row>
        <table:table-row table:style-name="ro1">
          <table:table-cell office:value-type="float" office:value="1.59186522138007E+018" calcext:value-type="float">
            <text:p>1.59186522138007E+018</text:p>
          </table:table-cell>
          <table:table-cell table:formula="of:= ([.A296] - 1.59186520428114E+018) * 0.000000001" office:value-type="float" office:value="17.0989312" calcext:value-type="float">
            <text:p>17.0989312</text:p>
          </table:table-cell>
          <table:table-cell/>
          <table:table-cell office:value-type="float" office:value="0.0653999969363" calcext:value-type="float">
            <text:p>0.0653999969363</text:p>
          </table:table-cell>
          <table:table-cell office:value-type="float" office:value="-0.046590000391" calcext:value-type="float">
            <text:p>-0.046590000391</text:p>
          </table:table-cell>
          <table:table-cell office:value-type="float" office:value="-0.0458999983966" calcext:value-type="float">
            <text:p>-0.0458999983966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/>
          <table:table-cell office:value-type="float" office:value="0.152199998498" calcext:value-type="float">
            <text:p>0.152199998498</text:p>
          </table:table-cell>
          <table:table-cell office:value-type="float" office:value="0.124969996512" calcext:value-type="float">
            <text:p>0.124969996512</text:p>
          </table:table-cell>
          <table:table-cell office:value-type="float" office:value="-0.0869299992919" calcext:value-type="float">
            <text:p>-0.0869299992919</text:p>
          </table:table-cell>
          <table:table-cell office:value-type="float" office:value="-0.00193000002764" calcext:value-type="float">
            <text:p>-0.00193000002764</text:p>
          </table:table-cell>
          <table:table-cell/>
          <table:table-cell office:value-type="float" office:value="-1.32197654247" calcext:value-type="float">
            <text:p>-1.32197654247</text:p>
          </table:table-cell>
          <table:table-cell office:value-type="float" office:value="-0.615241587162" calcext:value-type="float">
            <text:p>-0.615241587162</text:p>
          </table:table-cell>
          <table:table-cell office:value-type="float" office:value="-0.894007265568" calcext:value-type="float">
            <text:p>-0.894007265568</text:p>
          </table:table-cell>
        </table:table-row>
        <table:table-row table:style-name="ro1">
          <table:table-cell office:value-type="float" office:value="1.59186522143207E+018" calcext:value-type="float">
            <text:p>1.59186522143207E+018</text:p>
          </table:table-cell>
          <table:table-cell table:formula="of:= ([.A297] - 1.59186520428114E+018) * 0.000000001" office:value-type="float" office:value="17.150933504" calcext:value-type="float">
            <text:p>17.150933504</text:p>
          </table:table-cell>
          <table:table-cell/>
          <table:table-cell office:value-type="float" office:value="0.0639000013471" calcext:value-type="float">
            <text:p>0.0639000013471</text:p>
          </table:table-cell>
          <table:table-cell office:value-type="float" office:value="-0.0396299995482" calcext:value-type="float">
            <text:p>-0.0396299995482</text:p>
          </table:table-cell>
          <table:table-cell office:value-type="float" office:value="-0.0501700006425" calcext:value-type="float">
            <text:p>-0.050170000642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157700002193" calcext:value-type="float">
            <text:p>0.157700002193</text:p>
          </table:table-cell>
          <table:table-cell office:value-type="float" office:value="0.142240002751" calcext:value-type="float">
            <text:p>0.142240002751</text:p>
          </table:table-cell>
          <table:table-cell office:value-type="float" office:value="-0.0681099966168" calcext:value-type="float">
            <text:p>-0.0681099966168</text:p>
          </table:table-cell>
          <table:table-cell office:value-type="float" office:value="-0.00316000008024" calcext:value-type="float">
            <text:p>-0.00316000008024</text:p>
          </table:table-cell>
          <table:table-cell/>
          <table:table-cell office:value-type="float" office:value="-1.32172393799" calcext:value-type="float">
            <text:p>-1.32172393799</text:p>
          </table:table-cell>
          <table:table-cell office:value-type="float" office:value="-0.619467139244" calcext:value-type="float">
            <text:p>-0.619467139244</text:p>
          </table:table-cell>
          <table:table-cell office:value-type="float" office:value="-0.89406555891" calcext:value-type="float">
            <text:p>-0.89406555891</text:p>
          </table:table-cell>
        </table:table-row>
        <table:table-row table:style-name="ro1">
          <table:table-cell office:value-type="float" office:value="1.59186522148351E+018" calcext:value-type="float">
            <text:p>1.59186522148351E+018</text:p>
          </table:table-cell>
          <table:table-cell table:formula="of:= ([.A298] - 1.59186520428114E+018) * 0.000000001" office:value-type="float" office:value="17.202368256" calcext:value-type="float">
            <text:p>17.202368256</text:p>
          </table:table-cell>
          <table:table-cell/>
          <table:table-cell office:value-type="float" office:value="0.0606000013649" calcext:value-type="float">
            <text:p>0.0606000013649</text:p>
          </table:table-cell>
          <table:table-cell office:value-type="float" office:value="-0.0305199995637" calcext:value-type="float">
            <text:p>-0.0305199995637</text:p>
          </table:table-cell>
          <table:table-cell office:value-type="float" office:value="-0.0523900017142" calcext:value-type="float">
            <text:p>-0.0523900017142</text:p>
          </table:table-cell>
          <table:table-cell table:style-name="Default" office:value-type="float" office:value="-0.000239999993937" calcext:value-type="float">
            <text:p>-0.000239999993937</text:p>
          </table:table-cell>
          <table:table-cell/>
          <table:table-cell office:value-type="float" office:value="0.177300006151" calcext:value-type="float">
            <text:p>0.177300006151</text:p>
          </table:table-cell>
          <table:table-cell office:value-type="float" office:value="0.174429997802" calcext:value-type="float">
            <text:p>0.174429997802</text:p>
          </table:table-cell>
          <table:table-cell office:value-type="float" office:value="-0.0315399989486" calcext:value-type="float">
            <text:p>-0.0315399989486</text:p>
          </table:table-cell>
          <table:table-cell office:value-type="float" office:value="-0.000410000007832" calcext:value-type="float">
            <text:p>-0.000410000007832</text:p>
          </table:table-cell>
          <table:table-cell/>
          <table:table-cell office:value-type="float" office:value="-1.31979262829" calcext:value-type="float">
            <text:p>-1.31979262829</text:p>
          </table:table-cell>
          <table:table-cell office:value-type="float" office:value="-0.62252831459" calcext:value-type="float">
            <text:p>-0.62252831459</text:p>
          </table:table-cell>
          <table:table-cell office:value-type="float" office:value="-0.89422762394" calcext:value-type="float">
            <text:p>-0.89422762394</text:p>
          </table:table-cell>
        </table:table-row>
        <table:table-row table:style-name="ro1">
          <table:table-cell office:value-type="float" office:value="1.59186522153561E+018" calcext:value-type="float">
            <text:p>1.59186522153561E+018</text:p>
          </table:table-cell>
          <table:table-cell table:formula="of:= ([.A299] - 1.59186520428114E+018) * 0.000000001" office:value-type="float" office:value="17.254477312" calcext:value-type="float">
            <text:p>17.254477312</text:p>
          </table:table-cell>
          <table:table-cell/>
          <table:table-cell office:value-type="float" office:value="0.0555000007153" calcext:value-type="float">
            <text:p>0.0555000007153</text:p>
          </table:table-cell>
          <table:table-cell office:value-type="float" office:value="-0.0167900007218" calcext:value-type="float">
            <text:p>-0.0167900007218</text:p>
          </table:table-cell>
          <table:table-cell office:value-type="float" office:value="-0.0529300011694" calcext:value-type="float">
            <text:p>-0.0529300011694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204699993134" calcext:value-type="float">
            <text:p>0.204699993134</text:p>
          </table:table-cell>
          <table:table-cell office:value-type="float" office:value="0.203889995813" calcext:value-type="float">
            <text:p>0.203889995813</text:p>
          </table:table-cell>
          <table:table-cell office:value-type="float" office:value="0.0186500009149" calcext:value-type="float">
            <text:p>0.0186500009149</text:p>
          </table:table-cell>
          <table:table-cell office:value-type="float" office:value="0.00104000000283" calcext:value-type="float">
            <text:p>0.00104000000283</text:p>
          </table:table-cell>
          <table:table-cell/>
          <table:table-cell office:value-type="float" office:value="-1.31636285782" calcext:value-type="float">
            <text:p>-1.31636285782</text:p>
          </table:table-cell>
          <table:table-cell office:value-type="float" office:value="-0.624406635761" calcext:value-type="float">
            <text:p>-0.624406635761</text:p>
          </table:table-cell>
          <table:table-cell office:value-type="float" office:value="-0.894085168839" calcext:value-type="float">
            <text:p>-0.894085168839</text:p>
          </table:table-cell>
        </table:table-row>
        <table:table-row table:style-name="ro1">
          <table:table-cell office:value-type="float" office:value="1.59186522158784E+018" calcext:value-type="float">
            <text:p>1.59186522158784E+018</text:p>
          </table:table-cell>
          <table:table-cell table:formula="of:= ([.A300] - 1.59186520428114E+018) * 0.000000001" office:value-type="float" office:value="17.30670336" calcext:value-type="float">
            <text:p>17.30670336</text:p>
          </table:table-cell>
          <table:table-cell/>
          <table:table-cell office:value-type="float" office:value="0.0513999983668" calcext:value-type="float">
            <text:p>0.0513999983668</text:p>
          </table:table-cell>
          <table:table-cell office:value-type="float" office:value="-0.00500999996439" calcext:value-type="float">
            <text:p>-0.00500999996439</text:p>
          </table:table-cell>
          <table:table-cell office:value-type="float" office:value="-0.0511699989438" calcext:value-type="float">
            <text:p>-0.0511699989438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224399998784" calcext:value-type="float">
            <text:p>0.224399998784</text:p>
          </table:table-cell>
          <table:table-cell office:value-type="float" office:value="0.222509995103" calcext:value-type="float">
            <text:p>0.222509995103</text:p>
          </table:table-cell>
          <table:table-cell office:value-type="float" office:value="0.0286299996078" calcext:value-type="float">
            <text:p>0.0286299996078</text:p>
          </table:table-cell>
          <table:table-cell office:value-type="float" office:value="0.00661000004038" calcext:value-type="float">
            <text:p>0.00661000004038</text:p>
          </table:table-cell>
          <table:table-cell/>
          <table:table-cell office:value-type="float" office:value="-1.31271696091" calcext:value-type="float">
            <text:p>-1.31271696091</text:p>
          </table:table-cell>
          <table:table-cell office:value-type="float" office:value="-0.626041591167" calcext:value-type="float">
            <text:p>-0.626041591167</text:p>
          </table:table-cell>
          <table:table-cell office:value-type="float" office:value="-0.89402282238" calcext:value-type="float">
            <text:p>-0.89402282238</text:p>
          </table:table-cell>
        </table:table-row>
        <table:table-row table:style-name="ro1">
          <table:table-cell office:value-type="float" office:value="1.5918652216392E+018" calcext:value-type="float">
            <text:p>1.5918652216392E+018</text:p>
          </table:table-cell>
          <table:table-cell table:formula="of:= ([.A301] - 1.59186520428114E+018) * 0.000000001" office:value-type="float" office:value="17.358066176" calcext:value-type="float">
            <text:p>17.358066176</text:p>
          </table:table-cell>
          <table:table-cell/>
          <table:table-cell office:value-type="float" office:value="0.0535000003874" calcext:value-type="float">
            <text:p>0.0535000003874</text:p>
          </table:table-cell>
          <table:table-cell office:value-type="float" office:value="0.00810999982059" calcext:value-type="float">
            <text:p>0.00810999982059</text:p>
          </table:table-cell>
          <table:table-cell office:value-type="float" office:value="-0.0528500005603" calcext:value-type="float">
            <text:p>-0.0528500005603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243399992585" calcext:value-type="float">
            <text:p>0.243399992585</text:p>
          </table:table-cell>
          <table:table-cell office:value-type="float" office:value="0.243440002203" calcext:value-type="float">
            <text:p>0.243440002203</text:p>
          </table:table-cell>
          <table:table-cell office:value-type="float" office:value="0.000319999991916" calcext:value-type="float">
            <text:p>0.000319999991916</text:p>
          </table:table-cell>
          <table:table-cell office:value-type="float" office:value="0.000140000003739" calcext:value-type="float">
            <text:p>0.000140000003739</text:p>
          </table:table-cell>
          <table:table-cell/>
          <table:table-cell office:value-type="float" office:value="-1.30873417854" calcext:value-type="float">
            <text:p>-1.30873417854</text:p>
          </table:table-cell>
          <table:table-cell office:value-type="float" office:value="-0.627743542194" calcext:value-type="float">
            <text:p>-0.627743542194</text:p>
          </table:table-cell>
          <table:table-cell office:value-type="float" office:value="-0.89403283596" calcext:value-type="float">
            <text:p>-0.89403283596</text:p>
          </table:table-cell>
        </table:table-row>
        <table:table-row table:style-name="ro1">
          <table:table-cell office:value-type="float" office:value="1.59186522169097E+018" calcext:value-type="float">
            <text:p>1.59186522169097E+018</text:p>
          </table:table-cell>
          <table:table-cell table:formula="of:= ([.A302] - 1.59186520428114E+018) * 0.000000001" office:value-type="float" office:value="17.4098304" calcext:value-type="float">
            <text:p>17.4098304</text:p>
          </table:table-cell>
          <table:table-cell/>
          <table:table-cell office:value-type="float" office:value="0.0584999993443" calcext:value-type="float">
            <text:p>0.0584999993443</text:p>
          </table:table-cell>
          <table:table-cell office:value-type="float" office:value="0.0211699996144" calcext:value-type="float">
            <text:p>0.0211699996144</text:p>
          </table:table-cell>
          <table:table-cell office:value-type="float" office:value="-0.0544900000095" calcext:value-type="float">
            <text:p>-0.0544900000095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239800006151" calcext:value-type="float">
            <text:p>0.239800006151</text:p>
          </table:table-cell>
          <table:table-cell office:value-type="float" office:value="0.239519998431" calcext:value-type="float">
            <text:p>0.239519998431</text:p>
          </table:table-cell>
          <table:table-cell office:value-type="float" office:value="-0.010929999873" calcext:value-type="float">
            <text:p>-0.010929999873</text:p>
          </table:table-cell>
          <table:table-cell office:value-type="float" office:value="-0.00173000001814" calcext:value-type="float">
            <text:p>-0.00173000001814</text:p>
          </table:table-cell>
          <table:table-cell/>
          <table:table-cell office:value-type="float" office:value="-1.30503511429" calcext:value-type="float">
            <text:p>-1.30503511429</text:p>
          </table:table-cell>
          <table:table-cell office:value-type="float" office:value="-0.629331290722" calcext:value-type="float">
            <text:p>-0.629331290722</text:p>
          </table:table-cell>
          <table:table-cell office:value-type="float" office:value="-0.894047379494" calcext:value-type="float">
            <text:p>-0.894047379494</text:p>
          </table:table-cell>
        </table:table-row>
        <table:table-row table:style-name="ro1">
          <table:table-cell office:value-type="float" office:value="1.59186522174369E+018" calcext:value-type="float">
            <text:p>1.59186522174369E+018</text:p>
          </table:table-cell>
          <table:table-cell table:formula="of:= ([.A303] - 1.59186520428114E+018) * 0.000000001" office:value-type="float" office:value="17.46254848" calcext:value-type="float">
            <text:p>17.46254848</text:p>
          </table:table-cell>
          <table:table-cell/>
          <table:table-cell office:value-type="float" office:value="0.0680999979377" calcext:value-type="float">
            <text:p>0.0680999979377</text:p>
          </table:table-cell>
          <table:table-cell office:value-type="float" office:value="0.0403099991381" calcext:value-type="float">
            <text:p>0.0403099991381</text:p>
          </table:table-cell>
          <table:table-cell office:value-type="float" office:value="-0.0549199990928" calcext:value-type="float">
            <text:p>-0.0549199990928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204300001264" calcext:value-type="float">
            <text:p>0.204300001264</text:p>
          </table:table-cell>
          <table:table-cell office:value-type="float" office:value="0.1934799999" calcext:value-type="float">
            <text:p>0.1934799999</text:p>
          </table:table-cell>
          <table:table-cell office:value-type="float" office:value="0.0656500011683" calcext:value-type="float">
            <text:p>0.0656500011683</text:p>
          </table:table-cell>
          <table:table-cell office:value-type="float" office:value="-0.00322000007145" calcext:value-type="float">
            <text:p>-0.00322000007145</text:p>
          </table:table-cell>
          <table:table-cell/>
          <table:table-cell office:value-type="float" office:value="-1.30100905895" calcext:value-type="float">
            <text:p>-1.30100905895</text:p>
          </table:table-cell>
          <table:table-cell office:value-type="float" office:value="-0.631094992161" calcext:value-type="float">
            <text:p>-0.631094992161</text:p>
          </table:table-cell>
          <table:table-cell office:value-type="float" office:value="-0.894047141075" calcext:value-type="float">
            <text:p>-0.894047141075</text:p>
          </table:table-cell>
        </table:table-row>
        <table:table-row table:style-name="ro1">
          <table:table-cell office:value-type="float" office:value="1.59186522179522E+018" calcext:value-type="float">
            <text:p>1.59186522179522E+018</text:p>
          </table:table-cell>
          <table:table-cell table:formula="of:= ([.A304] - 1.59186520428114E+018) * 0.000000001" office:value-type="float" office:value="17.514082304" calcext:value-type="float">
            <text:p>17.514082304</text:p>
          </table:table-cell>
          <table:table-cell/>
          <table:table-cell office:value-type="float" office:value="0.069200001657" calcext:value-type="float">
            <text:p>0.069200001657</text:p>
          </table:table-cell>
          <table:table-cell office:value-type="float" office:value="0.0480500012636" calcext:value-type="float">
            <text:p>0.0480500012636</text:p>
          </table:table-cell>
          <table:table-cell office:value-type="float" office:value="-0.0498000010848" calcext:value-type="float">
            <text:p>-0.0498000010848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/>
          <table:table-cell office:value-type="float" office:value="0.172600001097" calcext:value-type="float">
            <text:p>0.172600001097</text:p>
          </table:table-cell>
          <table:table-cell office:value-type="float" office:value="0.150720000267" calcext:value-type="float">
            <text:p>0.150720000267</text:p>
          </table:table-cell>
          <table:table-cell office:value-type="float" office:value="0.0837199985981" calcext:value-type="float">
            <text:p>0.0837199985981</text:p>
          </table:table-cell>
          <table:table-cell office:value-type="float" office:value="0.00732999993488" calcext:value-type="float">
            <text:p>0.00732999993488</text:p>
          </table:table-cell>
          <table:table-cell/>
          <table:table-cell office:value-type="float" office:value="-1.29729044437" calcext:value-type="float">
            <text:p>-1.29729044437</text:p>
          </table:table-cell>
          <table:table-cell office:value-type="float" office:value="-0.632702708244" calcext:value-type="float">
            <text:p>-0.632702708244</text:p>
          </table:table-cell>
          <table:table-cell office:value-type="float" office:value="-0.894048571587" calcext:value-type="float">
            <text:p>-0.894048571587</text:p>
          </table:table-cell>
        </table:table-row>
        <table:table-row table:style-name="ro1">
          <table:table-cell office:value-type="float" office:value="1.5918652218477E+018" calcext:value-type="float">
            <text:p>1.5918652218477E+018</text:p>
          </table:table-cell>
          <table:table-cell table:formula="of:= ([.A305] - 1.59186520428114E+018) * 0.000000001" office:value-type="float" office:value="17.566565376" calcext:value-type="float">
            <text:p>17.566565376</text:p>
          </table:table-cell>
          <table:table-cell/>
          <table:table-cell office:value-type="float" office:value="0.0709000006318" calcext:value-type="float">
            <text:p>0.0709000006318</text:p>
          </table:table-cell>
          <table:table-cell office:value-type="float" office:value="0.0550800003111" calcext:value-type="float">
            <text:p>0.0550800003111</text:p>
          </table:table-cell>
          <table:table-cell office:value-type="float" office:value="-0.0446599982679" calcext:value-type="float">
            <text:p>-0.0446599982679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16859999299" calcext:value-type="float">
            <text:p>0.16859999299</text:p>
          </table:table-cell>
          <table:table-cell office:value-type="float" office:value="0.133210003376" calcext:value-type="float">
            <text:p>0.133210003376</text:p>
          </table:table-cell>
          <table:table-cell office:value-type="float" office:value="0.103339999914" calcext:value-type="float">
            <text:p>0.103339999914</text:p>
          </table:table-cell>
          <table:table-cell office:value-type="float" office:value="0.000330000009853" calcext:value-type="float">
            <text:p>0.000330000009853</text:p>
          </table:table-cell>
          <table:table-cell/>
          <table:table-cell office:value-type="float" office:value="-1.29343497753" calcext:value-type="float">
            <text:p>-1.29343497753</text:p>
          </table:table-cell>
          <table:table-cell office:value-type="float" office:value="-0.634353160858" calcext:value-type="float">
            <text:p>-0.634353160858</text:p>
          </table:table-cell>
          <table:table-cell office:value-type="float" office:value="-0.894078791142" calcext:value-type="float">
            <text:p>-0.894078791142</text:p>
          </table:table-cell>
        </table:table-row>
        <table:table-row table:style-name="ro1">
          <table:table-cell office:value-type="float" office:value="1.59186522194986E+018" calcext:value-type="float">
            <text:p>1.59186522194986E+018</text:p>
          </table:table-cell>
          <table:table-cell table:formula="of:= ([.A306] - 1.59186520428114E+018) * 0.000000001" office:value-type="float" office:value="17.668727296" calcext:value-type="float">
            <text:p>17.668727296</text:p>
          </table:table-cell>
          <table:table-cell/>
          <table:table-cell office:value-type="float" office:value="0.0740000009537" calcext:value-type="float">
            <text:p>0.0740000009537</text:p>
          </table:table-cell>
          <table:table-cell office:value-type="float" office:value="0.0638099983335" calcext:value-type="float">
            <text:p>0.0638099983335</text:p>
          </table:table-cell>
          <table:table-cell office:value-type="float" office:value="-0.0374800004065" calcext:value-type="float">
            <text:p>-0.0374800004065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173299998045" calcext:value-type="float">
            <text:p>0.173299998045</text:p>
          </table:table-cell>
          <table:table-cell office:value-type="float" office:value="0.123750001192" calcext:value-type="float">
            <text:p>0.123750001192</text:p>
          </table:table-cell>
          <table:table-cell office:value-type="float" office:value="0.121299996972" calcext:value-type="float">
            <text:p>0.121299996972</text:p>
          </table:table-cell>
          <table:table-cell office:value-type="float" office:value="-0.00307000009343" calcext:value-type="float">
            <text:p>-0.00307000009343</text:p>
          </table:table-cell>
          <table:table-cell/>
          <table:table-cell office:value-type="float" office:value="-1.28561985493" calcext:value-type="float">
            <text:p>-1.28561985493</text:p>
          </table:table-cell>
          <table:table-cell office:value-type="float" office:value="-0.636595964432" calcext:value-type="float">
            <text:p>-0.636595964432</text:p>
          </table:table-cell>
          <table:table-cell office:value-type="float" office:value="-0.894048213959" calcext:value-type="float">
            <text:p>-0.894048213959</text:p>
          </table:table-cell>
        </table:table-row>
        <table:table-row table:style-name="ro1">
          <table:table-cell office:value-type="float" office:value="1.59186522200199E+018" calcext:value-type="float">
            <text:p>1.59186522200199E+018</text:p>
          </table:table-cell>
          <table:table-cell table:formula="of:= ([.A307] - 1.59186520428114E+018) * 0.000000001" office:value-type="float" office:value="17.72085632" calcext:value-type="float">
            <text:p>17.72085632</text:p>
          </table:table-cell>
          <table:table-cell/>
          <table:table-cell office:value-type="float" office:value="0.0733999982476" calcext:value-type="float">
            <text:p>0.0733999982476</text:p>
          </table:table-cell>
          <table:table-cell office:value-type="float" office:value="0.0672200024128" calcext:value-type="float">
            <text:p>0.0672200024128</text:p>
          </table:table-cell>
          <table:table-cell office:value-type="float" office:value="-0.0293700005859" calcext:value-type="float">
            <text:p>-0.0293700005859</text:p>
          </table:table-cell>
          <table:table-cell table:style-name="Default" office:value-type="float" office:value="0.000250000011874" calcext:value-type="float">
            <text:p>0.000250000011874</text:p>
          </table:table-cell>
          <table:table-cell/>
          <table:table-cell office:value-type="float" office:value="0.150199994445" calcext:value-type="float">
            <text:p>0.150199994445</text:p>
          </table:table-cell>
          <table:table-cell office:value-type="float" office:value="0.0777100026608" calcext:value-type="float">
            <text:p>0.0777100026608</text:p>
          </table:table-cell>
          <table:table-cell office:value-type="float" office:value="0.128480002284" calcext:value-type="float">
            <text:p>0.128480002284</text:p>
          </table:table-cell>
          <table:table-cell office:value-type="float" office:value="0.00456999987364" calcext:value-type="float">
            <text:p>0.00456999987364</text:p>
          </table:table-cell>
          <table:table-cell/>
          <table:table-cell office:value-type="float" office:value="-1.28341186047" calcext:value-type="float">
            <text:p>-1.28341186047</text:p>
          </table:table-cell>
          <table:table-cell office:value-type="float" office:value="-0.636203289032" calcext:value-type="float">
            <text:p>-0.636203289032</text:p>
          </table:table-cell>
          <table:table-cell office:value-type="float" office:value="-0.893925786018" calcext:value-type="float">
            <text:p>-0.893925786018</text:p>
          </table:table-cell>
        </table:table-row>
        <table:table-row table:style-name="ro1">
          <table:table-cell office:value-type="float" office:value="1.59186522205434E+018" calcext:value-type="float">
            <text:p>1.59186522205434E+018</text:p>
          </table:table-cell>
          <table:table-cell table:formula="of:= ([.A308] - 1.59186520428114E+018) * 0.000000001" office:value-type="float" office:value="17.773201408" calcext:value-type="float">
            <text:p>17.773201408</text:p>
          </table:table-cell>
          <table:table-cell/>
          <table:table-cell office:value-type="float" office:value="0.0696000009775" calcext:value-type="float">
            <text:p>0.0696000009775</text:p>
          </table:table-cell>
          <table:table-cell office:value-type="float" office:value="0.0656199976802" calcext:value-type="float">
            <text:p>0.0656199976802</text:p>
          </table:table-cell>
          <table:table-cell office:value-type="float" office:value="-0.0230999998748" calcext:value-type="float">
            <text:p>-0.0230999998748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113399997354" calcext:value-type="float">
            <text:p>0.113399997354</text:p>
          </table:table-cell>
          <table:table-cell office:value-type="float" office:value="-0.0198699999601" calcext:value-type="float">
            <text:p>-0.0198699999601</text:p>
          </table:table-cell>
          <table:table-cell office:value-type="float" office:value="0.111670002341" calcext:value-type="float">
            <text:p>0.111670002341</text:p>
          </table:table-cell>
          <table:table-cell office:value-type="float" office:value="0.00147000001743" calcext:value-type="float">
            <text:p>0.00147000001743</text:p>
          </table:table-cell>
          <table:table-cell/>
          <table:table-cell office:value-type="float" office:value="-1.28233671188" calcext:value-type="float">
            <text:p>-1.28233671188</text:p>
          </table:table-cell>
          <table:table-cell office:value-type="float" office:value="-0.635713398457" calcext:value-type="float">
            <text:p>-0.635713398457</text:p>
          </table:table-cell>
          <table:table-cell office:value-type="float" office:value="-0.89417976141" calcext:value-type="float">
            <text:p>-0.89417976141</text:p>
          </table:table-cell>
        </table:table-row>
        <table:table-row table:style-name="ro1">
          <table:table-cell office:value-type="float" office:value="1.59186522210652E+018" calcext:value-type="float">
            <text:p>1.59186522210652E+018</text:p>
          </table:table-cell>
          <table:table-cell table:formula="of:= ([.A309] - 1.59186520428114E+018) * 0.000000001" office:value-type="float" office:value="17.825384448" calcext:value-type="float">
            <text:p>17.825384448</text:p>
          </table:table-cell>
          <table:table-cell/>
          <table:table-cell office:value-type="float" office:value="0.0653999969363" calcext:value-type="float">
            <text:p>0.0653999969363</text:p>
          </table:table-cell>
          <table:table-cell office:value-type="float" office:value="0.0626699998975" calcext:value-type="float">
            <text:p>0.0626699998975</text:p>
          </table:table-cell>
          <table:table-cell office:value-type="float" office:value="-0.0188500005752" calcext:value-type="float">
            <text:p>-0.0188500005752</text:p>
          </table:table-cell>
          <table:table-cell table:style-name="Default" office:value-type="float" office:value="-0.000209999998333" calcext:value-type="float">
            <text:p>-0.000209999998333</text:p>
          </table:table-cell>
          <table:table-cell/>
          <table:table-cell office:value-type="float" office:value="0.106299996376" calcext:value-type="float">
            <text:p>0.106299996376</text:p>
          </table:table-cell>
          <table:table-cell office:value-type="float" office:value="-0.0682400017977" calcext:value-type="float">
            <text:p>-0.0682400017977</text:p>
          </table:table-cell>
          <table:table-cell office:value-type="float" office:value="0.0814599990845" calcext:value-type="float">
            <text:p>0.0814599990845</text:p>
          </table:table-cell>
          <table:table-cell office:value-type="float" office:value="-0.000509999983478" calcext:value-type="float">
            <text:p>-0.000509999983478</text:p>
          </table:table-cell>
          <table:table-cell/>
          <table:table-cell office:value-type="float" office:value="-1.28058278561" calcext:value-type="float">
            <text:p>-1.28058278561</text:p>
          </table:table-cell>
          <table:table-cell office:value-type="float" office:value="-0.635166764259" calcext:value-type="float">
            <text:p>-0.635166764259</text:p>
          </table:table-cell>
          <table:table-cell office:value-type="float" office:value="-0.894204318523" calcext:value-type="float">
            <text:p>-0.894204318523</text:p>
          </table:table-cell>
        </table:table-row>
        <table:table-row table:style-name="ro1">
          <table:table-cell office:value-type="float" office:value="1.59186522215812E+018" calcext:value-type="float">
            <text:p>1.59186522215812E+018</text:p>
          </table:table-cell>
          <table:table-cell table:formula="of:= ([.A310] - 1.59186520428114E+018) * 0.000000001" office:value-type="float" office:value="17.876983296" calcext:value-type="float">
            <text:p>17.876983296</text:p>
          </table:table-cell>
          <table:table-cell/>
          <table:table-cell office:value-type="float" office:value="0.0636999979615" calcext:value-type="float">
            <text:p>0.0636999979615</text:p>
          </table:table-cell>
          <table:table-cell office:value-type="float" office:value="0.0620100013912" calcext:value-type="float">
            <text:p>0.0620100013912</text:p>
          </table:table-cell>
          <table:table-cell office:value-type="float" office:value="-0.0147700002417" calcext:value-type="float">
            <text:p>-0.0147700002417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0860000029206" calcext:value-type="float">
            <text:p>0.0860000029206</text:p>
          </table:table-cell>
          <table:table-cell office:value-type="float" office:value="-0.00331000005826" calcext:value-type="float">
            <text:p>-0.00331000005826</text:p>
          </table:table-cell>
          <table:table-cell office:value-type="float" office:value="0.085879996419" calcext:value-type="float">
            <text:p>0.085879996419</text:p>
          </table:table-cell>
          <table:table-cell office:value-type="float" office:value="-0.00158999999985" calcext:value-type="float">
            <text:p>-0.00158999999985</text:p>
          </table:table-cell>
          <table:table-cell/>
          <table:table-cell office:value-type="float" office:value="-1.27735221386" calcext:value-type="float">
            <text:p>-1.27735221386</text:p>
          </table:table-cell>
          <table:table-cell office:value-type="float" office:value="-0.634466707706" calcext:value-type="float">
            <text:p>-0.634466707706</text:p>
          </table:table-cell>
          <table:table-cell office:value-type="float" office:value="-0.894052267075" calcext:value-type="float">
            <text:p>-0.894052267075</text:p>
          </table:table-cell>
        </table:table-row>
        <table:table-row table:style-name="ro1">
          <table:table-cell office:value-type="float" office:value="1.59186522221034E+018" calcext:value-type="float">
            <text:p>1.59186522221034E+018</text:p>
          </table:table-cell>
          <table:table-cell table:formula="of:= ([.A311] - 1.59186520428114E+018) * 0.000000001" office:value-type="float" office:value="17.92920832" calcext:value-type="float">
            <text:p>17.92920832</text:p>
          </table:table-cell>
          <table:table-cell/>
          <table:table-cell office:value-type="float" office:value="0.0631000027061" calcext:value-type="float">
            <text:p>0.0631000027061</text:p>
          </table:table-cell>
          <table:table-cell office:value-type="float" office:value="0.0623200014234" calcext:value-type="float">
            <text:p>0.0623200014234</text:p>
          </table:table-cell>
          <table:table-cell office:value-type="float" office:value="-0.0100800003856" calcext:value-type="float">
            <text:p>-0.0100800003856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0894000008702" calcext:value-type="float">
            <text:p>0.0894000008702</text:p>
          </table:table-cell>
          <table:table-cell office:value-type="float" office:value="0.00553999980912" calcext:value-type="float">
            <text:p>0.00553999980912</text:p>
          </table:table-cell>
          <table:table-cell office:value-type="float" office:value="0.0892399996519" calcext:value-type="float">
            <text:p>0.0892399996519</text:p>
          </table:table-cell>
          <table:table-cell office:value-type="float" office:value="-0.0010300000431" calcext:value-type="float">
            <text:p>-0.0010300000431</text:p>
          </table:table-cell>
          <table:table-cell/>
          <table:table-cell office:value-type="float" office:value="-1.27314054966" calcext:value-type="float">
            <text:p>-1.27314054966</text:p>
          </table:table-cell>
          <table:table-cell office:value-type="float" office:value="-0.633499860764" calcext:value-type="float">
            <text:p>-0.633499860764</text:p>
          </table:table-cell>
          <table:table-cell office:value-type="float" office:value="-0.894062399864" calcext:value-type="float">
            <text:p>-0.894062399864</text:p>
          </table:table-cell>
        </table:table-row>
        <table:table-row table:style-name="ro1">
          <table:table-cell office:value-type="float" office:value="1.59186522226255E+018" calcext:value-type="float">
            <text:p>1.59186522226255E+018</text:p>
          </table:table-cell>
          <table:table-cell table:formula="of:= ([.A312] - 1.59186520428114E+018) * 0.000000001" office:value-type="float" office:value="17.981411328" calcext:value-type="float">
            <text:p>17.981411328</text:p>
          </table:table-cell>
          <table:table-cell/>
          <table:table-cell office:value-type="float" office:value="0.0631000027061" calcext:value-type="float">
            <text:p>0.0631000027061</text:p>
          </table:table-cell>
          <table:table-cell office:value-type="float" office:value="0.062839999795" calcext:value-type="float">
            <text:p>0.062839999795</text:p>
          </table:table-cell>
          <table:table-cell office:value-type="float" office:value="-0.00575000001118" calcext:value-type="float">
            <text:p>-0.00575000001118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882999971509" calcext:value-type="float">
            <text:p>0.0882999971509</text:p>
          </table:table-cell>
          <table:table-cell office:value-type="float" office:value="0.00963999982923" calcext:value-type="float">
            <text:p>0.00963999982923</text:p>
          </table:table-cell>
          <table:table-cell office:value-type="float" office:value="0.0877100005746" calcext:value-type="float">
            <text:p>0.0877100005746</text:p>
          </table:table-cell>
          <table:table-cell office:value-type="float" office:value="-0.001719999942" calcext:value-type="float">
            <text:p>-0.001719999942</text:p>
          </table:table-cell>
          <table:table-cell/>
          <table:table-cell office:value-type="float" office:value="-1.26911520958" calcext:value-type="float">
            <text:p>-1.26911520958</text:p>
          </table:table-cell>
          <table:table-cell office:value-type="float" office:value="-0.632616817951" calcext:value-type="float">
            <text:p>-0.632616817951</text:p>
          </table:table-cell>
          <table:table-cell office:value-type="float" office:value="-0.894070565701" calcext:value-type="float">
            <text:p>-0.894070565701</text:p>
          </table:table-cell>
        </table:table-row>
        <table:table-row table:style-name="ro1">
          <table:table-cell office:value-type="float" office:value="1.59186522231625E+018" calcext:value-type="float">
            <text:p>1.59186522231625E+018</text:p>
          </table:table-cell>
          <table:table-cell table:formula="of:= ([.A313] - 1.59186520428114E+018) * 0.000000001" office:value-type="float" office:value="18.035111424" calcext:value-type="float">
            <text:p>18.035111424</text:p>
          </table:table-cell>
          <table:table-cell/>
          <table:table-cell office:value-type="float" office:value="0.0627999976277" calcext:value-type="float">
            <text:p>0.0627999976277</text:p>
          </table:table-cell>
          <table:table-cell office:value-type="float" office:value="0.0627899989486" calcext:value-type="float">
            <text:p>0.0627899989486</text:p>
          </table:table-cell>
          <table:table-cell office:value-type="float" office:value="-0.00112000002991" calcext:value-type="float">
            <text:p>-0.00112000002991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860999971628" calcext:value-type="float">
            <text:p>0.0860999971628</text:p>
          </table:table-cell>
          <table:table-cell office:value-type="float" office:value="0.00209000008181" calcext:value-type="float">
            <text:p>0.00209000008181</text:p>
          </table:table-cell>
          <table:table-cell office:value-type="float" office:value="0.0860999971628" calcext:value-type="float">
            <text:p>0.0860999971628</text:p>
          </table:table-cell>
          <table:table-cell office:value-type="float" office:value="0.00044999999227" calcext:value-type="float">
            <text:p>0.00044999999227</text:p>
          </table:table-cell>
          <table:table-cell/>
          <table:table-cell office:value-type="float" office:value="-1.26505815983" calcext:value-type="float">
            <text:p>-1.26505815983</text:p>
          </table:table-cell>
          <table:table-cell office:value-type="float" office:value="-0.631739079952" calcext:value-type="float">
            <text:p>-0.631739079952</text:p>
          </table:table-cell>
          <table:table-cell office:value-type="float" office:value="-0.894048631191" calcext:value-type="float">
            <text:p>-0.894048631191</text:p>
          </table:table-cell>
        </table:table-row>
        <table:table-row table:style-name="ro1">
          <table:table-cell office:value-type="float" office:value="1.59186522236829E+018" calcext:value-type="float">
            <text:p>1.59186522236829E+018</text:p>
          </table:table-cell>
          <table:table-cell table:formula="of:= ([.A314] - 1.59186520428114E+018) * 0.000000001" office:value-type="float" office:value="18.087158016" calcext:value-type="float">
            <text:p>18.087158016</text:p>
          </table:table-cell>
          <table:table-cell/>
          <table:table-cell office:value-type="float" office:value="0.0637999996543" calcext:value-type="float">
            <text:p>0.0637999996543</text:p>
          </table:table-cell>
          <table:table-cell office:value-type="float" office:value="0.0636899992824" calcext:value-type="float">
            <text:p>0.0636899992824</text:p>
          </table:table-cell>
          <table:table-cell office:value-type="float" office:value="0.00338999996893" calcext:value-type="float">
            <text:p>0.00338999996893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0882999971509" calcext:value-type="float">
            <text:p>0.0882999971509</text:p>
          </table:table-cell>
          <table:table-cell office:value-type="float" office:value="0.00484000006691" calcext:value-type="float">
            <text:p>0.00484000006691</text:p>
          </table:table-cell>
          <table:table-cell office:value-type="float" office:value="0.0881699994206" calcext:value-type="float">
            <text:p>0.0881699994206</text:p>
          </table:table-cell>
          <table:table-cell office:value-type="float" office:value="-0.00138999999035" calcext:value-type="float">
            <text:p>-0.00138999999035</text:p>
          </table:table-cell>
          <table:table-cell/>
          <table:table-cell office:value-type="float" office:value="-1.26079249382" calcext:value-type="float">
            <text:p>-1.26079249382</text:p>
          </table:table-cell>
          <table:table-cell office:value-type="float" office:value="-0.630762517452" calcext:value-type="float">
            <text:p>-0.630762517452</text:p>
          </table:table-cell>
          <table:table-cell office:value-type="float" office:value="-0.894074976444" calcext:value-type="float">
            <text:p>-0.894074976444</text:p>
          </table:table-cell>
        </table:table-row>
        <table:table-row table:style-name="ro1">
          <table:table-cell office:value-type="float" office:value="1.59186522242024E+018" calcext:value-type="float">
            <text:p>1.59186522242024E+018</text:p>
          </table:table-cell>
          <table:table-cell table:formula="of:= ([.A315] - 1.59186520428114E+018) * 0.000000001" office:value-type="float" office:value="18.139107328" calcext:value-type="float">
            <text:p>18.139107328</text:p>
          </table:table-cell>
          <table:table-cell/>
          <table:table-cell office:value-type="float" office:value="0.0644000023603" calcext:value-type="float">
            <text:p>0.0644000023603</text:p>
          </table:table-cell>
          <table:table-cell office:value-type="float" office:value="0.0639100000262" calcext:value-type="float">
            <text:p>0.0639100000262</text:p>
          </table:table-cell>
          <table:table-cell office:value-type="float" office:value="0.00775999994949" calcext:value-type="float">
            <text:p>0.00775999994949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794000029564" calcext:value-type="float">
            <text:p>0.0794000029564</text:p>
          </table:table-cell>
          <table:table-cell office:value-type="float" office:value="0.00187000003643" calcext:value-type="float">
            <text:p>0.00187000003643</text:p>
          </table:table-cell>
          <table:table-cell office:value-type="float" office:value="0.0793899968266" calcext:value-type="float">
            <text:p>0.0793899968266</text:p>
          </table:table-cell>
          <table:table-cell office:value-type="float" office:value="-0.000130000000354" calcext:value-type="float">
            <text:p>-0.000130000000354</text:p>
          </table:table-cell>
          <table:table-cell/>
          <table:table-cell office:value-type="float" office:value="-1.25684142113" calcext:value-type="float">
            <text:p>-1.25684142113</text:p>
          </table:table-cell>
          <table:table-cell office:value-type="float" office:value="-0.629908323288" calcext:value-type="float">
            <text:p>-0.629908323288</text:p>
          </table:table-cell>
          <table:table-cell office:value-type="float" office:value="-0.894072830677" calcext:value-type="float">
            <text:p>-0.894072830677</text:p>
          </table:table-cell>
        </table:table-row>
        <table:table-row table:style-name="ro1">
          <table:table-cell office:value-type="float" office:value="1.59186522247252E+018" calcext:value-type="float">
            <text:p>1.59186522247252E+018</text:p>
          </table:table-cell>
          <table:table-cell table:formula="of:= ([.A316] - 1.59186520428114E+018) * 0.000000001" office:value-type="float" office:value="18.19138816" calcext:value-type="float">
            <text:p>18.19138816</text:p>
          </table:table-cell>
          <table:table-cell/>
          <table:table-cell office:value-type="float" office:value="0.0648000016809" calcext:value-type="float">
            <text:p>0.0648000016809</text:p>
          </table:table-cell>
          <table:table-cell office:value-type="float" office:value="0.0631700009108" calcext:value-type="float">
            <text:p>0.0631700009108</text:p>
          </table:table-cell>
          <table:table-cell office:value-type="float" office:value="0.0146199995652" calcext:value-type="float">
            <text:p>0.0146199995652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0599000006914" calcext:value-type="float">
            <text:p>0.0599000006914</text:p>
          </table:table-cell>
          <table:table-cell office:value-type="float" office:value="0.00767999980599" calcext:value-type="float">
            <text:p>0.00767999980599</text:p>
          </table:table-cell>
          <table:table-cell office:value-type="float" office:value="0.0592299997807" calcext:value-type="float">
            <text:p>0.0592299997807</text:p>
          </table:table-cell>
          <table:table-cell office:value-type="float" office:value="0.00504000019282" calcext:value-type="float">
            <text:p>0.00504000019282</text:p>
          </table:table-cell>
          <table:table-cell/>
          <table:table-cell office:value-type="float" office:value="-1.25260460377" calcext:value-type="float">
            <text:p>-1.25260460377</text:p>
          </table:table-cell>
          <table:table-cell office:value-type="float" office:value="-0.628956437111" calcext:value-type="float">
            <text:p>-0.628956437111</text:p>
          </table:table-cell>
          <table:table-cell office:value-type="float" office:value="-0.894081056118" calcext:value-type="float">
            <text:p>-0.894081056118</text:p>
          </table:table-cell>
        </table:table-row>
        <table:table-row table:style-name="ro1">
          <table:table-cell office:value-type="float" office:value="1.59186522252488E+018" calcext:value-type="float">
            <text:p>1.59186522252488E+018</text:p>
          </table:table-cell>
          <table:table-cell table:formula="of:= ([.A317] - 1.59186520428114E+018) * 0.000000001" office:value-type="float" office:value="18.24374144" calcext:value-type="float">
            <text:p>18.24374144</text:p>
          </table:table-cell>
          <table:table-cell/>
          <table:table-cell office:value-type="float" office:value="0.0683000013232" calcext:value-type="float">
            <text:p>0.0683000013232</text:p>
          </table:table-cell>
          <table:table-cell office:value-type="float" office:value="0.0664599984884" calcext:value-type="float">
            <text:p>0.0664599984884</text:p>
          </table:table-cell>
          <table:table-cell office:value-type="float" office:value="0.0156100001186" calcext:value-type="float">
            <text:p>0.0156100001186</text:p>
          </table:table-cell>
          <table:table-cell table:style-name="Default" office:value-type="float" office:value="-0.000310000003083" calcext:value-type="float">
            <text:p>-0.000310000003083</text:p>
          </table:table-cell>
          <table:table-cell/>
          <table:table-cell office:value-type="float" office:value="0.0529999993742" calcext:value-type="float">
            <text:p>0.0529999993742</text:p>
          </table:table-cell>
          <table:table-cell office:value-type="float" office:value="0.0379300005734" calcext:value-type="float">
            <text:p>0.0379300005734</text:p>
          </table:table-cell>
          <table:table-cell office:value-type="float" office:value="0.0369400009513" calcext:value-type="float">
            <text:p>0.0369400009513</text:p>
          </table:table-cell>
          <table:table-cell office:value-type="float" office:value="-0.00118999998085" calcext:value-type="float">
            <text:p>-0.00118999998085</text:p>
          </table:table-cell>
          <table:table-cell/>
          <table:table-cell office:value-type="float" office:value="-1.24866175652" calcext:value-type="float">
            <text:p>-1.24866175652</text:p>
          </table:table-cell>
          <table:table-cell office:value-type="float" office:value="-0.628039121628" calcext:value-type="float">
            <text:p>-0.628039121628</text:p>
          </table:table-cell>
          <table:table-cell office:value-type="float" office:value="-0.894087314606" calcext:value-type="float">
            <text:p>-0.894087314606</text:p>
          </table:table-cell>
        </table:table-row>
        <table:table-row table:style-name="ro1">
          <table:table-cell office:value-type="float" office:value="1.59186522257849E+018" calcext:value-type="float">
            <text:p>1.59186522257849E+018</text:p>
          </table:table-cell>
          <table:table-cell table:formula="of:= ([.A318] - 1.59186520428114E+018) * 0.000000001" office:value-type="float" office:value="18.297352192" calcext:value-type="float">
            <text:p>18.297352192</text:p>
          </table:table-cell>
          <table:table-cell/>
          <table:table-cell office:value-type="float" office:value="0.0742999985814" calcext:value-type="float">
            <text:p>0.0742999985814</text:p>
          </table:table-cell>
          <table:table-cell office:value-type="float" office:value="0.0724899992347" calcext:value-type="float">
            <text:p>0.0724899992347</text:p>
          </table:table-cell>
          <table:table-cell office:value-type="float" office:value="0.0165100004524" calcext:value-type="float">
            <text:p>0.0165100004524</text:p>
          </table:table-cell>
          <table:table-cell table:style-name="Default" office:value-type="float" office:value="0.000180000002729" calcext:value-type="float">
            <text:p>0.000180000002729</text:p>
          </table:table-cell>
          <table:table-cell/>
          <table:table-cell office:value-type="float" office:value="0.0982000008225" calcext:value-type="float">
            <text:p>0.0982000008225</text:p>
          </table:table-cell>
          <table:table-cell office:value-type="float" office:value="0.0951299965382" calcext:value-type="float">
            <text:p>0.0951299965382</text:p>
          </table:table-cell>
          <table:table-cell office:value-type="float" office:value="0.0241000000387" calcext:value-type="float">
            <text:p>0.0241000000387</text:p>
          </table:table-cell>
          <table:table-cell office:value-type="float" office:value="-0.00288999988697" calcext:value-type="float">
            <text:p>-0.00288999988697</text:p>
          </table:table-cell>
          <table:table-cell/>
          <table:table-cell office:value-type="float" office:value="-1.24434196949" calcext:value-type="float">
            <text:p>-1.24434196949</text:p>
          </table:table-cell>
          <table:table-cell office:value-type="float" office:value="-0.627057492733" calcext:value-type="float">
            <text:p>-0.627057492733</text:p>
          </table:table-cell>
          <table:table-cell office:value-type="float" office:value="-0.89408582449" calcext:value-type="float">
            <text:p>-0.89408582449</text:p>
          </table:table-cell>
        </table:table-row>
        <table:table-row table:style-name="ro1">
          <table:table-cell office:value-type="float" office:value="1.59186522263068E+018" calcext:value-type="float">
            <text:p>1.59186522263068E+018</text:p>
          </table:table-cell>
          <table:table-cell table:formula="of:= ([.A319] - 1.59186520428114E+018) * 0.000000001" office:value-type="float" office:value="18.349541376" calcext:value-type="float">
            <text:p>18.349541376</text:p>
          </table:table-cell>
          <table:table-cell/>
          <table:table-cell office:value-type="float" office:value="0.0785999968648" calcext:value-type="float">
            <text:p>0.0785999968648</text:p>
          </table:table-cell>
          <table:table-cell office:value-type="float" office:value="0.0766799971461" calcext:value-type="float">
            <text:p>0.0766799971461</text:p>
          </table:table-cell>
          <table:table-cell office:value-type="float" office:value="0.0171600002795" calcext:value-type="float">
            <text:p>0.0171600002795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/>
          <table:table-cell office:value-type="float" office:value="0.100900001824" calcext:value-type="float">
            <text:p>0.100900001824</text:p>
          </table:table-cell>
          <table:table-cell office:value-type="float" office:value="0.0987299978733" calcext:value-type="float">
            <text:p>0.0987299978733</text:p>
          </table:table-cell>
          <table:table-cell office:value-type="float" office:value="0.020870000124" calcext:value-type="float">
            <text:p>0.020870000124</text:p>
          </table:table-cell>
          <table:table-cell office:value-type="float" office:value="-0.000239999993937" calcext:value-type="float">
            <text:p>-0.000239999993937</text:p>
          </table:table-cell>
          <table:table-cell/>
          <table:table-cell office:value-type="float" office:value="-1.24039232731" calcext:value-type="float">
            <text:p>-1.24039232731</text:p>
          </table:table-cell>
          <table:table-cell office:value-type="float" office:value="-0.62617456913" calcext:value-type="float">
            <text:p>-0.62617456913</text:p>
          </table:table-cell>
          <table:table-cell office:value-type="float" office:value="-0.894094526768" calcext:value-type="float">
            <text:p>-0.894094526768</text:p>
          </table:table-cell>
        </table:table-row>
        <table:table-row table:style-name="ro1">
          <table:table-cell office:value-type="float" office:value="1.59186522268296E+018" calcext:value-type="float">
            <text:p>1.59186522268296E+018</text:p>
          </table:table-cell>
          <table:table-cell table:formula="of:= ([.A320] - 1.59186520428114E+018) * 0.000000001" office:value-type="float" office:value="18.401819648" calcext:value-type="float">
            <text:p>18.401819648</text:p>
          </table:table-cell>
          <table:table-cell/>
          <table:table-cell office:value-type="float" office:value="0.0803000032902" calcext:value-type="float">
            <text:p>0.0803000032902</text:p>
          </table:table-cell>
          <table:table-cell office:value-type="float" office:value="0.0783300027251" calcext:value-type="float">
            <text:p>0.0783300027251</text:p>
          </table:table-cell>
          <table:table-cell office:value-type="float" office:value="0.0175400003791" calcext:value-type="float">
            <text:p>0.0175400003791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00980000011623" calcext:value-type="float">
            <text:p>0.00980000011623</text:p>
          </table:table-cell>
          <table:table-cell office:value-type="float" office:value="0.00972000043839" calcext:value-type="float">
            <text:p>0.00972000043839</text:p>
          </table:table-cell>
          <table:table-cell office:value-type="float" office:value="-0.000239999993937" calcext:value-type="float">
            <text:p>-0.000239999993937</text:p>
          </table:table-cell>
          <table:table-cell office:value-type="float" office:value="0.00121000001673" calcext:value-type="float">
            <text:p>0.00121000001673</text:p>
          </table:table-cell>
          <table:table-cell/>
          <table:table-cell office:value-type="float" office:value="-1.2362433672" calcext:value-type="float">
            <text:p>-1.2362433672</text:p>
          </table:table-cell>
          <table:table-cell office:value-type="float" office:value="-0.625262081623" calcext:value-type="float">
            <text:p>-0.625262081623</text:p>
          </table:table-cell>
          <table:table-cell office:value-type="float" office:value="-0.894092798233" calcext:value-type="float">
            <text:p>-0.894092798233</text:p>
          </table:table-cell>
        </table:table-row>
        <table:table-row table:style-name="ro1">
          <table:table-cell office:value-type="float" office:value="1.59186522273442E+018" calcext:value-type="float">
            <text:p>1.59186522273442E+018</text:p>
          </table:table-cell>
          <table:table-cell table:formula="of:= ([.A321] - 1.59186520428114E+018) * 0.000000001" office:value-type="float" office:value="18.45328128" calcext:value-type="float">
            <text:p>18.45328128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0.0778999999166" calcext:value-type="float">
            <text:p>0.0778999999166</text:p>
          </table:table-cell>
          <table:table-cell office:value-type="float" office:value="0.0174199994653" calcext:value-type="float">
            <text:p>0.0174199994653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0139999995008" calcext:value-type="float">
            <text:p>0.00139999995008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130000000354" calcext:value-type="float">
            <text:p>-0.00130000000354</text:p>
          </table:table-cell>
          <table:table-cell office:value-type="float" office:value="0.000419999996666" calcext:value-type="float">
            <text:p>0.000419999996666</text:p>
          </table:table-cell>
          <table:table-cell/>
          <table:table-cell office:value-type="float" office:value="-1.23231470585" calcext:value-type="float">
            <text:p>-1.23231470585</text:p>
          </table:table-cell>
          <table:table-cell office:value-type="float" office:value="-0.624370217323" calcext:value-type="float">
            <text:p>-0.624370217323</text:p>
          </table:table-cell>
          <table:table-cell office:value-type="float" office:value="-0.894084751606" calcext:value-type="float">
            <text:p>-0.894084751606</text:p>
          </table:table-cell>
        </table:table-row>
        <table:table-row table:style-name="ro1">
          <table:table-cell office:value-type="float" office:value="1.59186522278655E+018" calcext:value-type="float">
            <text:p>1.59186522278655E+018</text:p>
          </table:table-cell>
          <table:table-cell table:formula="of:= ([.A322] - 1.59186520428114E+018) * 0.000000001" office:value-type="float" office:value="18.50540928" calcext:value-type="float">
            <text:p>18.50540928</text:p>
          </table:table-cell>
          <table:table-cell/>
          <table:table-cell office:value-type="float" office:value="0.0802000015974" calcext:value-type="float">
            <text:p>0.0802000015974</text:p>
          </table:table-cell>
          <table:table-cell office:value-type="float" office:value="0.0782399997115" calcext:value-type="float">
            <text:p>0.0782399997115</text:p>
          </table:table-cell>
          <table:table-cell office:value-type="float" office:value="0.0175700001419" calcext:value-type="float">
            <text:p>0.0175700001419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600000028498" calcext:value-type="float">
            <text:p>0.000600000028498</text:p>
          </table:table-cell>
          <table:table-cell table:style-name="ce1" office:value-type="float" office:value="-0.0000999999974738" calcext:value-type="float">
            <text:p>-1.00E-04</text:p>
          </table:table-cell>
          <table:table-cell office:value-type="float" office:value="-0.000440000003437" calcext:value-type="float">
            <text:p>-0.000440000003437</text:p>
          </table:table-cell>
          <table:table-cell office:value-type="float" office:value="0.000460000010207" calcext:value-type="float">
            <text:p>0.000460000010207</text:p>
          </table:table-cell>
          <table:table-cell/>
          <table:table-cell office:value-type="float" office:value="-1.22811770439" calcext:value-type="float">
            <text:p>-1.22811770439</text:p>
          </table:table-cell>
          <table:table-cell office:value-type="float" office:value="-0.62341272831" calcext:value-type="float">
            <text:p>-0.62341272831</text:p>
          </table:table-cell>
          <table:table-cell office:value-type="float" office:value="-0.8940782547" calcext:value-type="float">
            <text:p>-0.8940782547</text:p>
          </table:table-cell>
        </table:table-row>
        <table:table-row table:style-name="ro1">
          <table:table-cell office:value-type="float" office:value="1.59186522283792E+018" calcext:value-type="float">
            <text:p>1.59186522283792E+018</text:p>
          </table:table-cell>
          <table:table-cell table:formula="of:= ([.A323] - 1.59186520428114E+018) * 0.000000001" office:value-type="float" office:value="18.556788224" calcext:value-type="float">
            <text:p>18.556788224</text:p>
          </table:table-cell>
          <table:table-cell/>
          <table:table-cell office:value-type="float" office:value="0.0793000012636" calcext:value-type="float">
            <text:p>0.0793000012636</text:p>
          </table:table-cell>
          <table:table-cell office:value-type="float" office:value="0.077380001545" calcext:value-type="float">
            <text:p>0.077380001545</text:p>
          </table:table-cell>
          <table:table-cell office:value-type="float" office:value="0.017330000177" calcext:value-type="float">
            <text:p>0.017330000177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00949999969453" calcext:value-type="float">
            <text:p>0.00949999969453</text:p>
          </table:table-cell>
          <table:table-cell office:value-type="float" office:value="-0.00913999974728" calcext:value-type="float">
            <text:p>-0.00913999974728</text:p>
          </table:table-cell>
          <table:table-cell office:value-type="float" office:value="-0.00261000008322" calcext:value-type="float">
            <text:p>-0.00261000008322</text:p>
          </table:table-cell>
          <table:table-cell office:value-type="float" office:value="-0.000730000028852" calcext:value-type="float">
            <text:p>-0.000730000028852</text:p>
          </table:table-cell>
          <table:table-cell/>
          <table:table-cell office:value-type="float" office:value="-1.22469198704" calcext:value-type="float">
            <text:p>-1.22469198704</text:p>
          </table:table-cell>
          <table:table-cell office:value-type="float" office:value="-0.622698664665" calcext:value-type="float">
            <text:p>-0.622698664665</text:p>
          </table:table-cell>
          <table:table-cell office:value-type="float" office:value="-0.894011259079" calcext:value-type="float">
            <text:p>-0.894011259079</text:p>
          </table:table-cell>
        </table:table-row>
        <table:table-row table:style-name="ro1">
          <table:table-cell office:value-type="float" office:value="1.59186522288938E+018" calcext:value-type="float">
            <text:p>1.59186522288938E+018</text:p>
          </table:table-cell>
          <table:table-cell table:formula="of:= ([.A324] - 1.59186520428114E+018) * 0.000000001" office:value-type="float" office:value="18.608247296" calcext:value-type="float">
            <text:p>18.608247296</text:p>
          </table:table-cell>
          <table:table-cell/>
          <table:table-cell office:value-type="float" office:value="0.0747999995947" calcext:value-type="float">
            <text:p>0.0747999995947</text:p>
          </table:table-cell>
          <table:table-cell office:value-type="float" office:value="0.0729599967599" calcext:value-type="float">
            <text:p>0.0729599967599</text:p>
          </table:table-cell>
          <table:table-cell office:value-type="float" office:value="0.0163100007921" calcext:value-type="float">
            <text:p>0.0163100007921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0518999993801" calcext:value-type="float">
            <text:p>0.0518999993801</text:p>
          </table:table-cell>
          <table:table-cell office:value-type="float" office:value="-0.0502899996936" calcext:value-type="float">
            <text:p>-0.0502899996936</text:p>
          </table:table-cell>
          <table:table-cell office:value-type="float" office:value="-0.0129199996591" calcext:value-type="float">
            <text:p>-0.0129199996591</text:p>
          </table:table-cell>
          <table:table-cell office:value-type="float" office:value="0.000390000001062" calcext:value-type="float">
            <text:p>0.000390000001062</text:p>
          </table:table-cell>
          <table:table-cell/>
          <table:table-cell office:value-type="float" office:value="-1.22277438641" calcext:value-type="float">
            <text:p>-1.22277438641</text:p>
          </table:table-cell>
          <table:table-cell office:value-type="float" office:value="-0.622264921665" calcext:value-type="float">
            <text:p>-0.622264921665</text:p>
          </table:table-cell>
          <table:table-cell office:value-type="float" office:value="-0.894028842449" calcext:value-type="float">
            <text:p>-0.894028842449</text:p>
          </table:table-cell>
        </table:table-row>
        <table:table-row table:style-name="ro1">
          <table:table-cell office:value-type="float" office:value="1.59186522294113E+018" calcext:value-type="float">
            <text:p>1.59186522294113E+018</text:p>
          </table:table-cell>
          <table:table-cell table:formula="of:= ([.A325] - 1.59186520428114E+018) * 0.000000001" office:value-type="float" office:value="18.659991296" calcext:value-type="float">
            <text:p>18.659991296</text:p>
          </table:table-cell>
          <table:table-cell/>
          <table:table-cell office:value-type="float" office:value="0.0675999969244" calcext:value-type="float">
            <text:p>0.0675999969244</text:p>
          </table:table-cell>
          <table:table-cell office:value-type="float" office:value="0.0659400001168" calcext:value-type="float">
            <text:p>0.0659400001168</text:p>
          </table:table-cell>
          <table:table-cell office:value-type="float" office:value="0.0148799996823" calcext:value-type="float">
            <text:p>0.0148799996823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145999997854" calcext:value-type="float">
            <text:p>0.145999997854</text:p>
          </table:table-cell>
          <table:table-cell office:value-type="float" office:value="-0.141479998827" calcext:value-type="float">
            <text:p>-0.141479998827</text:p>
          </table:table-cell>
          <table:table-cell office:value-type="float" office:value="-0.0360600017011" calcext:value-type="float">
            <text:p>-0.0360600017011</text:p>
          </table:table-cell>
          <table:table-cell office:value-type="float" office:value="0.00065000000177" calcext:value-type="float">
            <text:p>0.00065000000177</text:p>
          </table:table-cell>
          <table:table-cell/>
          <table:table-cell office:value-type="float" office:value="-1.22249507904" calcext:value-type="float">
            <text:p>-1.22249507904</text:p>
          </table:table-cell>
          <table:table-cell office:value-type="float" office:value="-0.622156918049" calcext:value-type="float">
            <text:p>-0.622156918049</text:p>
          </table:table-cell>
          <table:table-cell office:value-type="float" office:value="-0.894081532955" calcext:value-type="float">
            <text:p>-0.894081532955</text:p>
          </table:table-cell>
        </table:table-row>
        <table:table-row table:style-name="ro1">
          <table:table-cell office:value-type="float" office:value="1.591865223043E+018" calcext:value-type="float">
            <text:p>1.591865223043E+018</text:p>
          </table:table-cell>
          <table:table-cell table:formula="of:= ([.A326] - 1.59186520428114E+018) * 0.000000001" office:value-type="float" office:value="18.7618624" calcext:value-type="float">
            <text:p>18.7618624</text:p>
          </table:table-cell>
          <table:table-cell/>
          <table:table-cell office:value-type="float" office:value="0.0529999993742" calcext:value-type="float">
            <text:p>0.0529999993742</text:p>
          </table:table-cell>
          <table:table-cell office:value-type="float" office:value="0.0517399981618" calcext:value-type="float">
            <text:p>0.0517399981618</text:p>
          </table:table-cell>
          <table:table-cell office:value-type="float" office:value="0.0115099996328" calcext:value-type="float">
            <text:p>0.0115099996328</text:p>
          </table:table-cell>
          <table:table-cell table:style-name="Default" office:value-type="float" office:value="0.000280000007479" calcext:value-type="float">
            <text:p>0.000280000007479</text:p>
          </table:table-cell>
          <table:table-cell/>
          <table:table-cell office:value-type="float" office:value="0.159999996424" calcext:value-type="float">
            <text:p>0.159999996424</text:p>
          </table:table-cell>
          <table:table-cell office:value-type="float" office:value="-0.153819993138" calcext:value-type="float">
            <text:p>-0.153819993138</text:p>
          </table:table-cell>
          <table:table-cell office:value-type="float" office:value="-0.0438800007105" calcext:value-type="float">
            <text:p>-0.0438800007105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-1.22308921814" calcext:value-type="float">
            <text:p>-1.22308921814</text:p>
          </table:table-cell>
          <table:table-cell office:value-type="float" office:value="-0.622391402721" calcext:value-type="float">
            <text:p>-0.622391402721</text:p>
          </table:table-cell>
          <table:table-cell office:value-type="float" office:value="-0.89392131567" calcext:value-type="float">
            <text:p>-0.89392131567</text:p>
          </table:table-cell>
        </table:table-row>
        <table:table-row table:style-name="ro1">
          <table:table-cell office:value-type="float" office:value="1.5918652230953E+018" calcext:value-type="float">
            <text:p>1.5918652230953E+018</text:p>
          </table:table-cell>
          <table:table-cell table:formula="of:= ([.A327] - 1.59186520428114E+018) * 0.000000001" office:value-type="float" office:value="18.814166528" calcext:value-type="float">
            <text:p>18.814166528</text:p>
          </table:table-cell>
          <table:table-cell/>
          <table:table-cell office:value-type="float" office:value="0.041400000453" calcext:value-type="float">
            <text:p>0.041400000453</text:p>
          </table:table-cell>
          <table:table-cell office:value-type="float" office:value="0.0407099984586" calcext:value-type="float">
            <text:p>0.0407099984586</text:p>
          </table:table-cell>
          <table:table-cell office:value-type="float" office:value="0.0077399997972" calcext:value-type="float">
            <text:p>0.0077399997972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/>
          <table:table-cell office:value-type="float" office:value="0.229000002146" calcext:value-type="float">
            <text:p>0.229000002146</text:p>
          </table:table-cell>
          <table:table-cell office:value-type="float" office:value="-0.216040000319" calcext:value-type="float">
            <text:p>-0.216040000319</text:p>
          </table:table-cell>
          <table:table-cell office:value-type="float" office:value="-0.0759100019932" calcext:value-type="float">
            <text:p>-0.0759100019932</text:p>
          </table:table-cell>
          <table:table-cell office:value-type="float" office:value="-0.00265999999829" calcext:value-type="float">
            <text:p>-0.00265999999829</text:p>
          </table:table-cell>
          <table:table-cell/>
          <table:table-cell office:value-type="float" office:value="-1.22544133663" calcext:value-type="float">
            <text:p>-1.22544133663</text:p>
          </table:table-cell>
          <table:table-cell office:value-type="float" office:value="-0.62362331152" calcext:value-type="float">
            <text:p>-0.62362331152</text:p>
          </table:table-cell>
          <table:table-cell office:value-type="float" office:value="-0.893950283527" calcext:value-type="float">
            <text:p>-0.893950283527</text:p>
          </table:table-cell>
        </table:table-row>
        <table:table-row table:style-name="ro1">
          <table:table-cell office:value-type="float" office:value="1.59186522314737E+018" calcext:value-type="float">
            <text:p>1.59186522314737E+018</text:p>
          </table:table-cell>
          <table:table-cell table:formula="of:= ([.A328] - 1.59186520428114E+018) * 0.000000001" office:value-type="float" office:value="18.86623616" calcext:value-type="float">
            <text:p>18.86623616</text:p>
          </table:table-cell>
          <table:table-cell/>
          <table:table-cell office:value-type="float" office:value="0.027499999851" calcext:value-type="float">
            <text:p>0.027499999851</text:p>
          </table:table-cell>
          <table:table-cell office:value-type="float" office:value="0.0273100007325" calcext:value-type="float">
            <text:p>0.0273100007325</text:p>
          </table:table-cell>
          <table:table-cell office:value-type="float" office:value="0.00297000003047" calcext:value-type="float">
            <text:p>0.00297000003047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265700012445" calcext:value-type="float">
            <text:p>0.265700012445</text:p>
          </table:table-cell>
          <table:table-cell office:value-type="float" office:value="-0.24906000495" calcext:value-type="float">
            <text:p>-0.24906000495</text:p>
          </table:table-cell>
          <table:table-cell office:value-type="float" office:value="-0.0926000028849" calcext:value-type="float">
            <text:p>-0.0926000028849</text:p>
          </table:table-cell>
          <table:table-cell office:value-type="float" office:value="-0.00202000001445" calcext:value-type="float">
            <text:p>-0.00202000001445</text:p>
          </table:table-cell>
          <table:table-cell/>
          <table:table-cell office:value-type="float" office:value="-1.2288081646" calcext:value-type="float">
            <text:p>-1.2288081646</text:p>
          </table:table-cell>
          <table:table-cell office:value-type="float" office:value="-0.625365197659" calcext:value-type="float">
            <text:p>-0.625365197659</text:p>
          </table:table-cell>
          <table:table-cell office:value-type="float" office:value="-0.894035100937" calcext:value-type="float">
            <text:p>-0.894035100937</text:p>
          </table:table-cell>
        </table:table-row>
        <table:table-row table:style-name="ro1">
          <table:table-cell office:value-type="float" office:value="1.59186522319908E+018" calcext:value-type="float">
            <text:p>1.59186522319908E+018</text:p>
          </table:table-cell>
          <table:table-cell table:formula="of:= ([.A329] - 1.59186520428114E+018) * 0.000000001" office:value-type="float" office:value="18.917941504" calcext:value-type="float">
            <text:p>18.917941504</text:p>
          </table:table-cell>
          <table:table-cell/>
          <table:table-cell office:value-type="float" office:value="0.0136000001803" calcext:value-type="float">
            <text:p>0.0136000001803</text:p>
          </table:table-cell>
          <table:table-cell office:value-type="float" office:value="0.0135099999607" calcext:value-type="float">
            <text:p>0.0135099999607</text:p>
          </table:table-cell>
          <table:table-cell office:value-type="float" office:value="-0.00175000005402" calcext:value-type="float">
            <text:p>-0.00175000005402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281100004911" calcext:value-type="float">
            <text:p>0.281100004911</text:p>
          </table:table-cell>
          <table:table-cell office:value-type="float" office:value="-0.262760013342" calcext:value-type="float">
            <text:p>-0.262760013342</text:p>
          </table:table-cell>
          <table:table-cell office:value-type="float" office:value="-0.0998999997973" calcext:value-type="float">
            <text:p>-0.0998999997973</text:p>
          </table:table-cell>
          <table:table-cell office:value-type="float" office:value="0.00089000002481" calcext:value-type="float">
            <text:p>0.00089000002481</text:p>
          </table:table-cell>
          <table:table-cell/>
          <table:table-cell office:value-type="float" office:value="-1.23271358013" calcext:value-type="float">
            <text:p>-1.23271358013</text:p>
          </table:table-cell>
          <table:table-cell office:value-type="float" office:value="-0.627170681953" calcext:value-type="float">
            <text:p>-0.627170681953</text:p>
          </table:table-cell>
          <table:table-cell office:value-type="float" office:value="-0.89405554533" calcext:value-type="float">
            <text:p>-0.89405554533</text:p>
          </table:table-cell>
        </table:table-row>
        <table:table-row table:style-name="ro1">
          <table:table-cell office:value-type="float" office:value="1.59186522325123E+018" calcext:value-type="float">
            <text:p>1.59186522325123E+018</text:p>
          </table:table-cell>
          <table:table-cell table:formula="of:= ([.A330] - 1.59186520428114E+018) * 0.000000001" office:value-type="float" office:value="18.970092544" calcext:value-type="float">
            <text:p>18.970092544</text:p>
          </table:table-cell>
          <table:table-cell/>
          <table:table-cell office:value-type="float" office:value="0.00650000013411" calcext:value-type="float">
            <text:p>0.00650000013411</text:p>
          </table:table-cell>
          <table:table-cell office:value-type="float" office:value="-0.000429999985499" calcext:value-type="float">
            <text:p>-0.000429999985499</text:p>
          </table:table-cell>
          <table:table-cell office:value-type="float" office:value="-0.00650000013411" calcext:value-type="float">
            <text:p>-0.00650000013411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275999993086" calcext:value-type="float">
            <text:p>0.275999993086</text:p>
          </table:table-cell>
          <table:table-cell office:value-type="float" office:value="-0.258659988642" calcext:value-type="float">
            <text:p>-0.258659988642</text:p>
          </table:table-cell>
          <table:table-cell office:value-type="float" office:value="-0.0963499993086" calcext:value-type="float">
            <text:p>-0.0963499993086</text:p>
          </table:table-cell>
          <table:table-cell office:value-type="float" office:value="0.001200000057" calcext:value-type="float">
            <text:p>0.001200000057</text:p>
          </table:table-cell>
          <table:table-cell/>
          <table:table-cell office:value-type="float" office:value="-1.23649013042" calcext:value-type="float">
            <text:p>-1.23649013042</text:p>
          </table:table-cell>
          <table:table-cell office:value-type="float" office:value="-0.62895321846" calcext:value-type="float">
            <text:p>-0.62895321846</text:p>
          </table:table-cell>
          <table:table-cell office:value-type="float" office:value="-0.894041836262" calcext:value-type="float">
            <text:p>-0.894041836262</text:p>
          </table:table-cell>
        </table:table-row>
        <table:table-row table:style-name="ro1">
          <table:table-cell office:value-type="float" office:value="1.59186522335337E+018" calcext:value-type="float">
            <text:p>1.59186522335337E+018</text:p>
          </table:table-cell>
          <table:table-cell table:formula="of:= ([.A331] - 1.59186520428114E+018) * 0.000000001" office:value-type="float" office:value="19.072233216" calcext:value-type="float">
            <text:p>19.072233216</text:p>
          </table:table-cell>
          <table:table-cell/>
          <table:table-cell office:value-type="float" office:value="0.0228000003844" calcext:value-type="float">
            <text:p>0.0228000003844</text:p>
          </table:table-cell>
          <table:table-cell office:value-type="float" office:value="-0.0188599992543" calcext:value-type="float">
            <text:p>-0.0188599992543</text:p>
          </table:table-cell>
          <table:table-cell office:value-type="float" office:value="-0.0127999996766" calcext:value-type="float">
            <text:p>-0.0127999996766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25720000267" calcext:value-type="float">
            <text:p>0.25720000267</text:p>
          </table:table-cell>
          <table:table-cell office:value-type="float" office:value="-0.243799999356" calcext:value-type="float">
            <text:p>-0.243799999356</text:p>
          </table:table-cell>
          <table:table-cell office:value-type="float" office:value="-0.0820700004697" calcext:value-type="float">
            <text:p>-0.0820700004697</text:p>
          </table:table-cell>
          <table:table-cell office:value-type="float" office:value="0.000490000005811" calcext:value-type="float">
            <text:p>0.000490000005811</text:p>
          </table:table-cell>
          <table:table-cell/>
          <table:table-cell office:value-type="float" office:value="-1.24398875237" calcext:value-type="float">
            <text:p>-1.24398875237</text:p>
          </table:table-cell>
          <table:table-cell office:value-type="float" office:value="-0.632292866707" calcext:value-type="float">
            <text:p>-0.632292866707</text:p>
          </table:table-cell>
          <table:table-cell office:value-type="float" office:value="-0.89401781559" calcext:value-type="float">
            <text:p>-0.89401781559</text:p>
          </table:table-cell>
        </table:table-row>
        <table:table-row table:style-name="ro1">
          <table:table-cell office:value-type="float" office:value="1.59186522340487E+018" calcext:value-type="float">
            <text:p>1.59186522340487E+018</text:p>
          </table:table-cell>
          <table:table-cell table:formula="of:= ([.A332] - 1.59186520428114E+018) * 0.000000001" office:value-type="float" office:value="19.12373248" calcext:value-type="float">
            <text:p>19.12373248</text:p>
          </table:table-cell>
          <table:table-cell/>
          <table:table-cell office:value-type="float" office:value="0.0353999994695" calcext:value-type="float">
            <text:p>0.0353999994695</text:p>
          </table:table-cell>
          <table:table-cell office:value-type="float" office:value="-0.0319099985063" calcext:value-type="float">
            <text:p>-0.0319099985063</text:p>
          </table:table-cell>
          <table:table-cell office:value-type="float" office:value="-0.0154200000688" calcext:value-type="float">
            <text:p>-0.0154200000688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257299989462" calcext:value-type="float">
            <text:p>0.257299989462</text:p>
          </table:table-cell>
          <table:table-cell office:value-type="float" office:value="-0.247480005026" calcext:value-type="float">
            <text:p>-0.247480005026</text:p>
          </table:table-cell>
          <table:table-cell office:value-type="float" office:value="-0.0703900009394" calcext:value-type="float">
            <text:p>-0.0703900009394</text:p>
          </table:table-cell>
          <table:table-cell office:value-type="float" office:value="0.00353000010364" calcext:value-type="float">
            <text:p>0.00353000010364</text:p>
          </table:table-cell>
          <table:table-cell/>
          <table:table-cell office:value-type="float" office:value="-1.24785006046" calcext:value-type="float">
            <text:p>-1.24785006046</text:p>
          </table:table-cell>
          <table:table-cell office:value-type="float" office:value="-0.632949471474" calcext:value-type="float">
            <text:p>-0.632949471474</text:p>
          </table:table-cell>
          <table:table-cell office:value-type="float" office:value="-0.894039988518" calcext:value-type="float">
            <text:p>-0.894039988518</text:p>
          </table:table-cell>
        </table:table-row>
        <table:table-row table:style-name="ro1">
          <table:table-cell office:value-type="float" office:value="1.59186522345664E+018" calcext:value-type="float">
            <text:p>1.59186522345664E+018</text:p>
          </table:table-cell>
          <table:table-cell table:formula="of:= ([.A333] - 1.59186520428114E+018) * 0.000000001" office:value-type="float" office:value="19.1755072" calcext:value-type="float">
            <text:p>19.1755072</text:p>
          </table:table-cell>
          <table:table-cell/>
          <table:table-cell office:value-type="float" office:value="0.0458000004292" calcext:value-type="float">
            <text:p>0.0458000004292</text:p>
          </table:table-cell>
          <table:table-cell office:value-type="float" office:value="-0.0423099994659" calcext:value-type="float">
            <text:p>-0.0423099994659</text:p>
          </table:table-cell>
          <table:table-cell office:value-type="float" office:value="-0.0174800008535" calcext:value-type="float">
            <text:p>-0.0174800008535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214100003242" calcext:value-type="float">
            <text:p>0.214100003242</text:p>
          </table:table-cell>
          <table:table-cell office:value-type="float" office:value="-0.210079997778" calcext:value-type="float">
            <text:p>-0.210079997778</text:p>
          </table:table-cell>
          <table:table-cell office:value-type="float" office:value="-0.0411100015044" calcext:value-type="float">
            <text:p>-0.0411100015044</text:p>
          </table:table-cell>
          <table:table-cell office:value-type="float" office:value="-0.000269999989541" calcext:value-type="float">
            <text:p>-0.000269999989541</text:p>
          </table:table-cell>
          <table:table-cell/>
          <table:table-cell office:value-type="float" office:value="-1.25086832047" calcext:value-type="float">
            <text:p>-1.25086832047</text:p>
          </table:table-cell>
          <table:table-cell office:value-type="float" office:value="-0.633512854576" calcext:value-type="float">
            <text:p>-0.633512854576</text:p>
          </table:table-cell>
          <table:table-cell office:value-type="float" office:value="-0.894111037254" calcext:value-type="float">
            <text:p>-0.894111037254</text:p>
          </table:table-cell>
        </table:table-row>
        <table:table-row table:style-name="ro1">
          <table:table-cell office:value-type="float" office:value="1.59186522350897E+018" calcext:value-type="float">
            <text:p>1.59186522350897E+018</text:p>
          </table:table-cell>
          <table:table-cell table:formula="of:= ([.A334] - 1.59186520428114E+018) * 0.000000001" office:value-type="float" office:value="19.227833344" calcext:value-type="float">
            <text:p>19.227833344</text:p>
          </table:table-cell>
          <table:table-cell/>
          <table:table-cell office:value-type="float" office:value="0.0511999987066" calcext:value-type="float">
            <text:p>0.0511999987066</text:p>
          </table:table-cell>
          <table:table-cell office:value-type="float" office:value="-0.0484899990261" calcext:value-type="float">
            <text:p>-0.0484899990261</text:p>
          </table:table-cell>
          <table:table-cell office:value-type="float" office:value="-0.0163400005549" calcext:value-type="float">
            <text:p>-0.0163400005549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14659999311" calcext:value-type="float">
            <text:p>0.14659999311</text:p>
          </table:table-cell>
          <table:table-cell office:value-type="float" office:value="-0.145659998059" calcext:value-type="float">
            <text:p>-0.145659998059</text:p>
          </table:table-cell>
          <table:table-cell office:value-type="float" office:value="0.0164000000805" calcext:value-type="float">
            <text:p>0.0164000000805</text:p>
          </table:table-cell>
          <table:table-cell office:value-type="float" office:value="0.00138999999035" calcext:value-type="float">
            <text:p>0.00138999999035</text:p>
          </table:table-cell>
          <table:table-cell/>
          <table:table-cell office:value-type="float" office:value="-1.25281774998" calcext:value-type="float">
            <text:p>-1.25281774998</text:p>
          </table:table-cell>
          <table:table-cell office:value-type="float" office:value="-0.632391631603" calcext:value-type="float">
            <text:p>-0.632391631603</text:p>
          </table:table-cell>
          <table:table-cell office:value-type="float" office:value="-0.893977165222" calcext:value-type="float">
            <text:p>-0.893977165222</text:p>
          </table:table-cell>
        </table:table-row>
        <table:table-row table:style-name="ro1">
          <table:table-cell office:value-type="float" office:value="1.59186522356101E+018" calcext:value-type="float">
            <text:p>1.59186522356101E+018</text:p>
          </table:table-cell>
          <table:table-cell table:formula="of:= ([.A335] - 1.59186520428114E+018) * 0.000000001" office:value-type="float" office:value="19.27986944" calcext:value-type="float">
            <text:p>19.27986944</text:p>
          </table:table-cell>
          <table:table-cell/>
          <table:table-cell office:value-type="float" office:value="0.0544000007212" calcext:value-type="float">
            <text:p>0.0544000007212</text:p>
          </table:table-cell>
          <table:table-cell office:value-type="float" office:value="-0.0528299994767" calcext:value-type="float">
            <text:p>-0.0528299994767</text:p>
          </table:table-cell>
          <table:table-cell office:value-type="float" office:value="-0.0130399996415" calcext:value-type="float">
            <text:p>-0.0130399996415</text:p>
          </table:table-cell>
          <table:table-cell table:style-name="Default" office:value-type="float" office:value="0.000260000000708" calcext:value-type="float">
            <text:p>0.000260000000708</text:p>
          </table:table-cell>
          <table:table-cell/>
          <table:table-cell office:value-type="float" office:value="0.102700002491" calcext:value-type="float">
            <text:p>0.102700002491</text:p>
          </table:table-cell>
          <table:table-cell office:value-type="float" office:value="-0.0897499993443" calcext:value-type="float">
            <text:p>-0.0897499993443</text:p>
          </table:table-cell>
          <table:table-cell office:value-type="float" office:value="0.0498499982059" calcext:value-type="float">
            <text:p>0.0498499982059</text:p>
          </table:table-cell>
          <table:table-cell office:value-type="float" office:value="0.00359000009485" calcext:value-type="float">
            <text:p>0.00359000009485</text:p>
          </table:table-cell>
          <table:table-cell/>
          <table:table-cell office:value-type="float" office:value="-1.2552421093" calcext:value-type="float">
            <text:p>-1.2552421093</text:p>
          </table:table-cell>
          <table:table-cell office:value-type="float" office:value="-0.630243122578" calcext:value-type="float">
            <text:p>-0.630243122578</text:p>
          </table:table-cell>
          <table:table-cell office:value-type="float" office:value="-0.893919706345" calcext:value-type="float">
            <text:p>-0.893919706345</text:p>
          </table:table-cell>
        </table:table-row>
        <table:table-row table:style-name="ro1">
          <table:table-cell office:value-type="float" office:value="1.59186522361266E+018" calcext:value-type="float">
            <text:p>1.59186522361266E+018</text:p>
          </table:table-cell>
          <table:table-cell table:formula="of:= ([.A336] - 1.59186520428114E+018) * 0.000000001" office:value-type="float" office:value="19.331527424" calcext:value-type="float">
            <text:p>19.331527424</text:p>
          </table:table-cell>
          <table:table-cell/>
          <table:table-cell office:value-type="float" office:value="0.0639000013471" calcext:value-type="float">
            <text:p>0.0639000013471</text:p>
          </table:table-cell>
          <table:table-cell office:value-type="float" office:value="-0.0627399981022" calcext:value-type="float">
            <text:p>-0.0627399981022</text:p>
          </table:table-cell>
          <table:table-cell office:value-type="float" office:value="-0.0119700003415" calcext:value-type="float">
            <text:p>-0.0119700003415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/>
          <table:table-cell office:value-type="float" office:value="0.111599996686" calcext:value-type="float">
            <text:p>0.111599996686</text:p>
          </table:table-cell>
          <table:table-cell office:value-type="float" office:value="-0.109729997814" calcext:value-type="float">
            <text:p>-0.109729997814</text:p>
          </table:table-cell>
          <table:table-cell office:value-type="float" office:value="0.0203399993479" calcext:value-type="float">
            <text:p>0.0203399993479</text:p>
          </table:table-cell>
          <table:table-cell office:value-type="float" office:value="0.00147999997716" calcext:value-type="float">
            <text:p>0.00147999997716</text:p>
          </table:table-cell>
          <table:table-cell/>
          <table:table-cell office:value-type="float" office:value="-1.25882768631" calcext:value-type="float">
            <text:p>-1.25882768631</text:p>
          </table:table-cell>
          <table:table-cell office:value-type="float" office:value="-0.629212915897" calcext:value-type="float">
            <text:p>-0.629212915897</text:p>
          </table:table-cell>
          <table:table-cell office:value-type="float" office:value="-0.893983542919" calcext:value-type="float">
            <text:p>-0.893983542919</text:p>
          </table:table-cell>
        </table:table-row>
        <table:table-row table:style-name="ro1">
          <table:table-cell office:value-type="float" office:value="1.59186522366409E+018" calcext:value-type="float">
            <text:p>1.59186522366409E+018</text:p>
          </table:table-cell>
          <table:table-cell table:formula="of:= ([.A337] - 1.59186520428114E+018) * 0.000000001" office:value-type="float" office:value="19.382952448" calcext:value-type="float">
            <text:p>19.382952448</text:p>
          </table:table-cell>
          <table:table-cell/>
          <table:table-cell office:value-type="float" office:value="0.0662999972701" calcext:value-type="float">
            <text:p>0.0662999972701</text:p>
          </table:table-cell>
          <table:table-cell office:value-type="float" office:value="-0.0652400031686" calcext:value-type="float">
            <text:p>-0.0652400031686</text:p>
          </table:table-cell>
          <table:table-cell office:value-type="float" office:value="-0.011930000037" calcext:value-type="float">
            <text:p>-0.011930000037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0425999984145" calcext:value-type="float">
            <text:p>0.0425999984145</text:p>
          </table:table-cell>
          <table:table-cell office:value-type="float" office:value="-0.0423199981451" calcext:value-type="float">
            <text:p>-0.0423199981451</text:p>
          </table:table-cell>
          <table:table-cell office:value-type="float" office:value="-0.00283999997191" calcext:value-type="float">
            <text:p>-0.00283999997191</text:p>
          </table:table-cell>
          <table:table-cell office:value-type="float" office:value="0.00380000006407" calcext:value-type="float">
            <text:p>0.00380000006407</text:p>
          </table:table-cell>
          <table:table-cell/>
          <table:table-cell office:value-type="float" office:value="-1.26255166531" calcext:value-type="float">
            <text:p>-1.26255166531</text:p>
          </table:table-cell>
          <table:table-cell office:value-type="float" office:value="-0.630411803722" calcext:value-type="float">
            <text:p>-0.630411803722</text:p>
          </table:table-cell>
          <table:table-cell office:value-type="float" office:value="-0.894038200378" calcext:value-type="float">
            <text:p>-0.894038200378</text:p>
          </table:table-cell>
        </table:table-row>
        <table:table-row table:style-name="ro1">
          <table:table-cell office:value-type="float" office:value="1.59186522371634E+018" calcext:value-type="float">
            <text:p>1.59186522371634E+018</text:p>
          </table:table-cell>
          <table:table-cell table:formula="of:= ([.A338] - 1.59186520428114E+018) * 0.000000001" office:value-type="float" office:value="19.43520256" calcext:value-type="float">
            <text:p>19.43520256</text:p>
          </table:table-cell>
          <table:table-cell/>
          <table:table-cell office:value-type="float" office:value="0.0649000033736" calcext:value-type="float">
            <text:p>0.0649000033736</text:p>
          </table:table-cell>
          <table:table-cell office:value-type="float" office:value="-0.0633300021291" calcext:value-type="float">
            <text:p>-0.0633300021291</text:p>
          </table:table-cell>
          <table:table-cell office:value-type="float" office:value="-0.0140699995682" calcext:value-type="float">
            <text:p>-0.0140699995682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0478999987245" calcext:value-type="float">
            <text:p>0.0478999987245</text:p>
          </table:table-cell>
          <table:table-cell office:value-type="float" office:value="0.0292300004512" calcext:value-type="float">
            <text:p>0.0292300004512</text:p>
          </table:table-cell>
          <table:table-cell office:value-type="float" office:value="-0.0379399992526" calcext:value-type="float">
            <text:p>-0.0379399992526</text:p>
          </table:table-cell>
          <table:table-cell office:value-type="float" office:value="0.00135999999475" calcext:value-type="float">
            <text:p>0.00135999999475</text:p>
          </table:table-cell>
          <table:table-cell/>
          <table:table-cell office:value-type="float" office:value="-1.26484107971" calcext:value-type="float">
            <text:p>-1.26484107971</text:p>
          </table:table-cell>
          <table:table-cell office:value-type="float" office:value="-0.633372247219" calcext:value-type="float">
            <text:p>-0.633372247219</text:p>
          </table:table-cell>
          <table:table-cell office:value-type="float" office:value="-0.894084811211" calcext:value-type="float">
            <text:p>-0.894084811211</text:p>
          </table:table-cell>
        </table:table-row>
        <table:table-row table:style-name="ro1">
          <table:table-cell office:value-type="float" office:value="1.59186522376851E+018" calcext:value-type="float">
            <text:p>1.59186522376851E+018</text:p>
          </table:table-cell>
          <table:table-cell table:formula="of:= ([.A339] - 1.59186520428114E+018) * 0.000000001" office:value-type="float" office:value="19.487373312" calcext:value-type="float">
            <text:p>19.487373312</text:p>
          </table:table-cell>
          <table:table-cell/>
          <table:table-cell office:value-type="float" office:value="0.0590999983251" calcext:value-type="float">
            <text:p>0.0590999983251</text:p>
          </table:table-cell>
          <table:table-cell office:value-type="float" office:value="-0.0562600009143" calcext:value-type="float">
            <text:p>-0.0562600009143</text:p>
          </table:table-cell>
          <table:table-cell office:value-type="float" office:value="-0.01823999919" calcext:value-type="float">
            <text:p>-0.01823999919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114500001073" calcext:value-type="float">
            <text:p>0.114500001073</text:p>
          </table:table-cell>
          <table:table-cell office:value-type="float" office:value="0.100349999964" calcext:value-type="float">
            <text:p>0.100349999964</text:p>
          </table:table-cell>
          <table:table-cell office:value-type="float" office:value="-0.0550099983811" calcext:value-type="float">
            <text:p>-0.0550099983811</text:p>
          </table:table-cell>
          <table:table-cell office:value-type="float" office:value="-0.00486999982968" calcext:value-type="float">
            <text:p>-0.00486999982968</text:p>
          </table:table-cell>
          <table:table-cell/>
          <table:table-cell office:value-type="float" office:value="-1.26475071907" calcext:value-type="float">
            <text:p>-1.26475071907</text:p>
          </table:table-cell>
          <table:table-cell office:value-type="float" office:value="-0.637556552887" calcext:value-type="float">
            <text:p>-0.637556552887</text:p>
          </table:table-cell>
          <table:table-cell office:value-type="float" office:value="-0.894104123116" calcext:value-type="float">
            <text:p>-0.894104123116</text:p>
          </table:table-cell>
        </table:table-row>
        <table:table-row table:style-name="ro1">
          <table:table-cell office:value-type="float" office:value="1.59186522382057E+018" calcext:value-type="float">
            <text:p>1.59186522382057E+018</text:p>
          </table:table-cell>
          <table:table-cell table:formula="of:= ([.A340] - 1.59186520428114E+018) * 0.000000001" office:value-type="float" office:value="19.539432448" calcext:value-type="float">
            <text:p>19.539432448</text:p>
          </table:table-cell>
          <table:table-cell/>
          <table:table-cell office:value-type="float" office:value="0.0502999983728" calcext:value-type="float">
            <text:p>0.0502999983728</text:p>
          </table:table-cell>
          <table:table-cell office:value-type="float" office:value="-0.0457400009036" calcext:value-type="float">
            <text:p>-0.0457400009036</text:p>
          </table:table-cell>
          <table:table-cell office:value-type="float" office:value="-0.0209800004959" calcext:value-type="float">
            <text:p>-0.0209800004959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22650000453" calcext:value-type="float">
            <text:p>0.22650000453</text:p>
          </table:table-cell>
          <table:table-cell office:value-type="float" office:value="0.226249992847" calcext:value-type="float">
            <text:p>0.226249992847</text:p>
          </table:table-cell>
          <table:table-cell office:value-type="float" office:value="-0.00944000016898" calcext:value-type="float">
            <text:p>-0.00944000016898</text:p>
          </table:table-cell>
          <table:table-cell office:value-type="float" office:value="-0.00474999984726" calcext:value-type="float">
            <text:p>-0.00474999984726</text:p>
          </table:table-cell>
          <table:table-cell/>
          <table:table-cell office:value-type="float" office:value="-1.26252961159" calcext:value-type="float">
            <text:p>-1.26252961159</text:p>
          </table:table-cell>
          <table:table-cell office:value-type="float" office:value="-0.640900611877" calcext:value-type="float">
            <text:p>-0.640900611877</text:p>
          </table:table-cell>
          <table:table-cell office:value-type="float" office:value="-0.894125342369" calcext:value-type="float">
            <text:p>-0.894125342369</text:p>
          </table:table-cell>
        </table:table-row>
        <table:table-row table:style-name="ro1">
          <table:table-cell office:value-type="float" office:value="1.59186522392271E+018" calcext:value-type="float">
            <text:p>1.59186522392271E+018</text:p>
          </table:table-cell>
          <table:table-cell table:formula="of:= ([.A341] - 1.59186520428114E+018) * 0.000000001" office:value-type="float" office:value="19.641570304" calcext:value-type="float">
            <text:p>19.641570304</text:p>
          </table:table-cell>
          <table:table-cell/>
          <table:table-cell office:value-type="float" office:value="0.025399999693" calcext:value-type="float">
            <text:p>0.025399999693</text:p>
          </table:table-cell>
          <table:table-cell office:value-type="float" office:value="-0.0198400001973" calcext:value-type="float">
            <text:p>-0.0198400001973</text:p>
          </table:table-cell>
          <table:table-cell office:value-type="float" office:value="-0.015890000388" calcext:value-type="float">
            <text:p>-0.015890000388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0.269400000572" calcext:value-type="float">
            <text:p>0.269400000572</text:p>
          </table:table-cell>
          <table:table-cell office:value-type="float" office:value="0.255290001631" calcext:value-type="float">
            <text:p>0.255290001631</text:p>
          </table:table-cell>
          <table:table-cell office:value-type="float" office:value="0.0859699994326" calcext:value-type="float">
            <text:p>0.0859699994326</text:p>
          </table:table-cell>
          <table:table-cell office:value-type="float" office:value="-0.00273999990895" calcext:value-type="float">
            <text:p>-0.00273999990895</text:p>
          </table:table-cell>
          <table:table-cell/>
          <table:table-cell office:value-type="float" office:value="-1.25528335571" calcext:value-type="float">
            <text:p>-1.25528335571</text:p>
          </table:table-cell>
          <table:table-cell office:value-type="float" office:value="-0.641342401505" calcext:value-type="float">
            <text:p>-0.641342401505</text:p>
          </table:table-cell>
          <table:table-cell office:value-type="float" office:value="-0.893988311291" calcext:value-type="float">
            <text:p>-0.893988311291</text:p>
          </table:table-cell>
        </table:table-row>
        <table:table-row table:style-name="ro1">
          <table:table-cell office:value-type="float" office:value="1.59186522397564E+018" calcext:value-type="float">
            <text:p>1.59186522397564E+018</text:p>
          </table:table-cell>
          <table:table-cell table:formula="of:= ([.A342] - 1.59186520428114E+018) * 0.000000001" office:value-type="float" office:value="19.69450752" calcext:value-type="float">
            <text:p>19.69450752</text:p>
          </table:table-cell>
          <table:table-cell/>
          <table:table-cell office:value-type="float" office:value="0.0126000000164" calcext:value-type="float">
            <text:p>0.0126000000164</text:p>
          </table:table-cell>
          <table:table-cell office:value-type="float" office:value="-0.00827000010759" calcext:value-type="float">
            <text:p>-0.00827000010759</text:p>
          </table:table-cell>
          <table:table-cell office:value-type="float" office:value="-0.00944999977946" calcext:value-type="float">
            <text:p>-0.00944999977946</text:p>
          </table:table-cell>
          <table:table-cell table:style-name="Default" office:value-type="float" office:value="0.000230000005104" calcext:value-type="float">
            <text:p>0.000230000005104</text:p>
          </table:table-cell>
          <table:table-cell/>
          <table:table-cell office:value-type="float" office:value="0.261999994516" calcext:value-type="float">
            <text:p>0.261999994516</text:p>
          </table:table-cell>
          <table:table-cell office:value-type="float" office:value="0.231340005994" calcext:value-type="float">
            <text:p>0.231340005994</text:p>
          </table:table-cell>
          <table:table-cell office:value-type="float" office:value="0.122969999909" calcext:value-type="float">
            <text:p>0.122969999909</text:p>
          </table:table-cell>
          <table:table-cell office:value-type="float" office:value="-0.00468999985605" calcext:value-type="float">
            <text:p>-0.00468999985605</text:p>
          </table:table-cell>
          <table:table-cell/>
          <table:table-cell office:value-type="float" office:value="-1.25257301331" calcext:value-type="float">
            <text:p>-1.25257301331</text:p>
          </table:table-cell>
          <table:table-cell office:value-type="float" office:value="-0.638343930244" calcext:value-type="float">
            <text:p>-0.638343930244</text:p>
          </table:table-cell>
          <table:table-cell office:value-type="float" office:value="-0.893909454346" calcext:value-type="float">
            <text:p>-0.893909454346</text:p>
          </table:table-cell>
        </table:table-row>
        <table:table-row table:style-name="ro1">
          <table:table-cell office:value-type="float" office:value="1.59186522402776E+018" calcext:value-type="float">
            <text:p>1.59186522402776E+018</text:p>
          </table:table-cell>
          <table:table-cell table:formula="of:= ([.A343] - 1.59186520428114E+018) * 0.000000001" office:value-type="float" office:value="19.746626304" calcext:value-type="float">
            <text:p>19.746626304</text:p>
          </table:table-cell>
          <table:table-cell/>
          <table:table-cell office:value-type="float" office:value="0.00300000002608" calcext:value-type="float">
            <text:p>0.00300000002608</text:p>
          </table:table-cell>
          <table:table-cell office:value-type="float" office:value="-0.00199000001885" calcext:value-type="float">
            <text:p>-0.00199000001885</text:p>
          </table:table-cell>
          <table:table-cell office:value-type="float" office:value="-0.00221000006422" calcext:value-type="float">
            <text:p>-0.00221000006422</text:p>
          </table:table-cell>
          <table:table-cell table:style-name="Default" office:value-type="float" office:value="0.000280000007479" calcext:value-type="float">
            <text:p>0.000280000007479</text:p>
          </table:table-cell>
          <table:table-cell/>
          <table:table-cell office:value-type="float" office:value="0.137799993157" calcext:value-type="float">
            <text:p>0.137799993157</text:p>
          </table:table-cell>
          <table:table-cell office:value-type="float" office:value="0.1074699983" calcext:value-type="float">
            <text:p>0.1074699983</text:p>
          </table:table-cell>
          <table:table-cell office:value-type="float" office:value="0.08613999933" calcext:value-type="float">
            <text:p>0.08613999933</text:p>
          </table:table-cell>
          <table:table-cell office:value-type="float" office:value="0.00497000012547" calcext:value-type="float">
            <text:p>0.00497000012547</text:p>
          </table:table-cell>
          <table:table-cell/>
          <table:table-cell office:value-type="float" office:value="-1.25200605392" calcext:value-type="float">
            <text:p>-1.25200605392</text:p>
          </table:table-cell>
          <table:table-cell office:value-type="float" office:value="-0.634776413441" calcext:value-type="float">
            <text:p>-0.634776413441</text:p>
          </table:table-cell>
          <table:table-cell office:value-type="float" office:value="-0.893953621387" calcext:value-type="float">
            <text:p>-0.893953621387</text:p>
          </table:table-cell>
        </table:table-row>
        <table:table-row table:style-name="ro1">
          <table:table-cell office:value-type="float" office:value="1.59186522413008E+018" calcext:value-type="float">
            <text:p>1.59186522413008E+018</text:p>
          </table:table-cell>
          <table:table-cell table:formula="of:= ([.A344] - 1.59186520428114E+018) * 0.000000001" office:value-type="float" office:value="19.8489472" calcext:value-type="float">
            <text:p>19.8489472</text:p>
          </table:table-cell>
          <table:table-cell/>
          <table:table-cell office:value-type="float" office:value="0.00109999999404" calcext:value-type="float">
            <text:p>0.00109999999404</text:p>
          </table:table-cell>
          <table:table-cell office:value-type="float" office:value="0.000829999975394" calcext:value-type="float">
            <text:p>0.000829999975394</text:p>
          </table:table-cell>
          <table:table-cell office:value-type="float" office:value="-0.000750000006519" calcext:value-type="float">
            <text:p>-0.000750000006519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439999997616" calcext:value-type="float">
            <text:p>0.0439999997616</text:p>
          </table:table-cell>
          <table:table-cell office:value-type="float" office:value="0.0405500009656" calcext:value-type="float">
            <text:p>0.0405500009656</text:p>
          </table:table-cell>
          <table:table-cell office:value-type="float" office:value="0.0171799995005" calcext:value-type="float">
            <text:p>0.0171799995005</text:p>
          </table:table-cell>
          <table:table-cell office:value-type="float" office:value="0.000319999991916" calcext:value-type="float">
            <text:p>0.000319999991916</text:p>
          </table:table-cell>
          <table:table-cell/>
          <table:table-cell office:value-type="float" office:value="-1.25229918957" calcext:value-type="float">
            <text:p>-1.25229918957</text:p>
          </table:table-cell>
          <table:table-cell office:value-type="float" office:value="-0.632859349251" calcext:value-type="float">
            <text:p>-0.632859349251</text:p>
          </table:table-cell>
          <table:table-cell office:value-type="float" office:value="-0.894002318382" calcext:value-type="float">
            <text:p>-0.894002318382</text:p>
          </table:table-cell>
        </table:table-row>
        <table:table-row table:style-name="ro1">
          <table:table-cell office:value-type="float" office:value="1.59186522418273E+018" calcext:value-type="float">
            <text:p>1.59186522418273E+018</text:p>
          </table:table-cell>
          <table:table-cell table:formula="of:= ([.A345] - 1.59186520428114E+018) * 0.000000001" office:value-type="float" office:value="19.901590528" calcext:value-type="float">
            <text:p>19.901590528</text:p>
          </table:table-cell>
          <table:table-cell/>
          <table:table-cell office:value-type="float" office:value="0.00300000002608" calcext:value-type="float">
            <text:p>0.00300000002608</text:p>
          </table:table-cell>
          <table:table-cell office:value-type="float" office:value="0.00294000003487" calcext:value-type="float">
            <text:p>0.00294000003487</text:p>
          </table:table-cell>
          <table:table-cell office:value-type="float" office:value="0.000709999992978" calcext:value-type="float">
            <text:p>0.000709999992978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0627999976277" calcext:value-type="float">
            <text:p>0.0627999976277</text:p>
          </table:table-cell>
          <table:table-cell office:value-type="float" office:value="0.057840000838" calcext:value-type="float">
            <text:p>0.057840000838</text:p>
          </table:table-cell>
          <table:table-cell office:value-type="float" office:value="0.0245399996638" calcext:value-type="float">
            <text:p>0.0245399996638</text:p>
          </table:table-cell>
          <table:table-cell office:value-type="float" office:value="-0.000980000011623" calcext:value-type="float">
            <text:p>-0.000980000011623</text:p>
          </table:table-cell>
          <table:table-cell/>
          <table:table-cell office:value-type="float" office:value="-1.25341618061" calcext:value-type="float">
            <text:p>-1.25341618061</text:p>
          </table:table-cell>
          <table:table-cell office:value-type="float" office:value="-0.62979978323" calcext:value-type="float">
            <text:p>-0.62979978323</text:p>
          </table:table-cell>
          <table:table-cell office:value-type="float" office:value="-0.89396250248" calcext:value-type="float">
            <text:p>-0.89396250248</text:p>
          </table:table-cell>
        </table:table-row>
        <table:table-row table:style-name="ro1">
          <table:table-cell office:value-type="float" office:value="1.59186522423441E+018" calcext:value-type="float">
            <text:p>1.59186522423441E+018</text:p>
          </table:table-cell>
          <table:table-cell table:formula="of:= ([.A346] - 1.59186520428114E+018) * 0.000000001" office:value-type="float" office:value="19.953275392" calcext:value-type="float">
            <text:p>19.953275392</text:p>
          </table:table-cell>
          <table:table-cell/>
          <table:table-cell office:value-type="float" office:value="0.00820000004023" calcext:value-type="float">
            <text:p>0.00820000004023</text:p>
          </table:table-cell>
          <table:table-cell office:value-type="float" office:value="0.00627999985591" calcext:value-type="float">
            <text:p>0.00627999985591</text:p>
          </table:table-cell>
          <table:table-cell office:value-type="float" office:value="0.0052100000903" calcext:value-type="float">
            <text:p>0.00521000009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124399997294" calcext:value-type="float">
            <text:p>0.124399997294</text:p>
          </table:table-cell>
          <table:table-cell office:value-type="float" office:value="0.0659599974751" calcext:value-type="float">
            <text:p>0.0659599974751</text:p>
          </table:table-cell>
          <table:table-cell office:value-type="float" office:value="0.105420000851" calcext:value-type="float">
            <text:p>0.105420000851</text:p>
          </table:table-cell>
          <table:table-cell office:value-type="float" office:value="-0.000560000014957" calcext:value-type="float">
            <text:p>-0.000560000014957</text:p>
          </table:table-cell>
          <table:table-cell/>
          <table:table-cell office:value-type="float" office:value="-1.25492548943" calcext:value-type="float">
            <text:p>-1.25492548943</text:p>
          </table:table-cell>
          <table:table-cell office:value-type="float" office:value="-0.625976085663" calcext:value-type="float">
            <text:p>-0.625976085663</text:p>
          </table:table-cell>
          <table:table-cell office:value-type="float" office:value="-0.893981099129" calcext:value-type="float">
            <text:p>-0.893981099129</text:p>
          </table:table-cell>
        </table:table-row>
        <table:table-row table:style-name="ro1">
          <table:table-cell office:value-type="float" office:value="1.59186522428666E+018" calcext:value-type="float">
            <text:p>1.59186522428666E+018</text:p>
          </table:table-cell>
          <table:table-cell table:formula="of:= ([.A347] - 1.59186520428114E+018) * 0.000000001" office:value-type="float" office:value="20.005521408" calcext:value-type="float">
            <text:p>20.005521408</text:p>
          </table:table-cell>
          <table:table-cell/>
          <table:table-cell office:value-type="float" office:value="0.0165999997407" calcext:value-type="float">
            <text:p>0.0165999997407</text:p>
          </table:table-cell>
          <table:table-cell office:value-type="float" office:value="0.00973000004888" calcext:value-type="float">
            <text:p>0.00973000004888</text:p>
          </table:table-cell>
          <table:table-cell office:value-type="float" office:value="0.0133899999782" calcext:value-type="float">
            <text:p>0.0133899999782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168799996376" calcext:value-type="float">
            <text:p>0.168799996376</text:p>
          </table:table-cell>
          <table:table-cell office:value-type="float" office:value="0.0611799992621" calcext:value-type="float">
            <text:p>0.0611799992621</text:p>
          </table:table-cell>
          <table:table-cell office:value-type="float" office:value="0.157370001078" calcext:value-type="float">
            <text:p>0.157370001078</text:p>
          </table:table-cell>
          <table:table-cell office:value-type="float" office:value="-0.000699999975041" calcext:value-type="float">
            <text:p>-0.000699999975041</text:p>
          </table:table-cell>
          <table:table-cell/>
          <table:table-cell office:value-type="float" office:value="-1.25649344921" calcext:value-type="float">
            <text:p>-1.25649344921</text:p>
          </table:table-cell>
          <table:table-cell office:value-type="float" office:value="-0.622077584267" calcext:value-type="float">
            <text:p>-0.622077584267</text:p>
          </table:table-cell>
          <table:table-cell office:value-type="float" office:value="-0.893993616104" calcext:value-type="float">
            <text:p>-0.893993616104</text:p>
          </table:table-cell>
        </table:table-row>
        <table:table-row table:style-name="ro1">
          <table:table-cell office:value-type="float" office:value="1.59186522433874E+018" calcext:value-type="float">
            <text:p>1.59186522433874E+018</text:p>
          </table:table-cell>
          <table:table-cell table:formula="of:= ([.A348] - 1.59186520428114E+018) * 0.000000001" office:value-type="float" office:value="20.057600256" calcext:value-type="float">
            <text:p>20.057600256</text:p>
          </table:table-cell>
          <table:table-cell/>
          <table:table-cell office:value-type="float" office:value="0.0266999993473" calcext:value-type="float">
            <text:p>0.0266999993473</text:p>
          </table:table-cell>
          <table:table-cell office:value-type="float" office:value="0.0109200002626" calcext:value-type="float">
            <text:p>0.0109200002626</text:p>
          </table:table-cell>
          <table:table-cell office:value-type="float" office:value="0.0243800003082" calcext:value-type="float">
            <text:p>0.0243800003082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208499997854" calcext:value-type="float">
            <text:p>0.208499997854</text:p>
          </table:table-cell>
          <table:table-cell office:value-type="float" office:value="0.0252899993211" calcext:value-type="float">
            <text:p>0.0252899993211</text:p>
          </table:table-cell>
          <table:table-cell office:value-type="float" office:value="0.206939995289" calcext:value-type="float">
            <text:p>0.206939995289</text:p>
          </table:table-cell>
          <table:table-cell office:value-type="float" office:value="0.000380000012228" calcext:value-type="float">
            <text:p>0.000380000012228</text:p>
          </table:table-cell>
          <table:table-cell/>
          <table:table-cell office:value-type="float" office:value="-1.25804197788" calcext:value-type="float">
            <text:p>-1.25804197788</text:p>
          </table:table-cell>
          <table:table-cell office:value-type="float" office:value="-0.618199467659" calcext:value-type="float">
            <text:p>-0.618199467659</text:p>
          </table:table-cell>
          <table:table-cell office:value-type="float" office:value="-0.894011080265" calcext:value-type="float">
            <text:p>-0.894011080265</text:p>
          </table:table-cell>
        </table:table-row>
        <table:table-row table:style-name="ro1">
          <table:table-cell office:value-type="float" office:value="1.59186522439086E+018" calcext:value-type="float">
            <text:p>1.59186522439086E+018</text:p>
          </table:table-cell>
          <table:table-cell table:formula="of:= ([.A349] - 1.59186520428114E+018) * 0.000000001" office:value-type="float" office:value="20.109726976" calcext:value-type="float">
            <text:p>20.109726976</text:p>
          </table:table-cell>
          <table:table-cell/>
          <table:table-cell office:value-type="float" office:value="0.0381000004709" calcext:value-type="float">
            <text:p>0.0381000004709</text:p>
          </table:table-cell>
          <table:table-cell office:value-type="float" office:value="0.00829999987036" calcext:value-type="float">
            <text:p>0.00829999987036</text:p>
          </table:table-cell>
          <table:table-cell office:value-type="float" office:value="0.0372200012207" calcext:value-type="float">
            <text:p>0.0372200012207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/>
          <table:table-cell office:value-type="float" office:value="0.232099995017" calcext:value-type="float">
            <text:p>0.232099995017</text:p>
          </table:table-cell>
          <table:table-cell office:value-type="float" office:value="-0.0269799996167" calcext:value-type="float">
            <text:p>-0.0269799996167</text:p>
          </table:table-cell>
          <table:table-cell office:value-type="float" office:value="0.230450004339" calcext:value-type="float">
            <text:p>0.230450004339</text:p>
          </table:table-cell>
          <table:table-cell office:value-type="float" office:value="0.00371000007726" calcext:value-type="float">
            <text:p>0.00371000007726</text:p>
          </table:table-cell>
          <table:table-cell/>
          <table:table-cell office:value-type="float" office:value="-1.25958740711" calcext:value-type="float">
            <text:p>-1.25958740711</text:p>
          </table:table-cell>
          <table:table-cell office:value-type="float" office:value="-0.61439204216" calcext:value-type="float">
            <text:p>-0.61439204216</text:p>
          </table:table-cell>
          <table:table-cell office:value-type="float" office:value="-0.894013345242" calcext:value-type="float">
            <text:p>-0.894013345242</text:p>
          </table:table-cell>
        </table:table-row>
        <table:table-row table:style-name="ro1">
          <table:table-cell office:value-type="float" office:value="1.59186522444396E+018" calcext:value-type="float">
            <text:p>1.59186522444396E+018</text:p>
          </table:table-cell>
          <table:table-cell table:formula="of:= ([.A350] - 1.59186520428114E+018) * 0.000000001" office:value-type="float" office:value="20.162823424" calcext:value-type="float">
            <text:p>20.162823424</text:p>
          </table:table-cell>
          <table:table-cell/>
          <table:table-cell office:value-type="float" office:value="0.048900000751" calcext:value-type="float">
            <text:p>0.048900000751</text:p>
          </table:table-cell>
          <table:table-cell office:value-type="float" office:value="0.00216999999247" calcext:value-type="float">
            <text:p>0.00216999999247</text:p>
          </table:table-cell>
          <table:table-cell office:value-type="float" office:value="0.048829998821" calcext:value-type="float">
            <text:p>0.048829998821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/>
          <table:table-cell office:value-type="float" office:value="0.235899999738" calcext:value-type="float">
            <text:p>0.235899999738</text:p>
          </table:table-cell>
          <table:table-cell office:value-type="float" office:value="-0.14700999856" calcext:value-type="float">
            <text:p>-0.14700999856</text:p>
          </table:table-cell>
          <table:table-cell office:value-type="float" office:value="0.184509992599" calcext:value-type="float">
            <text:p>0.184509992599</text:p>
          </table:table-cell>
          <table:table-cell office:value-type="float" office:value="0.00349000003189" calcext:value-type="float">
            <text:p>0.00349000003189</text:p>
          </table:table-cell>
          <table:table-cell/>
          <table:table-cell office:value-type="float" office:value="-1.26117432117" calcext:value-type="float">
            <text:p>-1.26117432117</text:p>
          </table:table-cell>
          <table:table-cell office:value-type="float" office:value="-0.610462248325" calcext:value-type="float">
            <text:p>-0.610462248325</text:p>
          </table:table-cell>
          <table:table-cell office:value-type="float" office:value="-0.89400357008" calcext:value-type="float">
            <text:p>-0.89400357008</text:p>
          </table:table-cell>
        </table:table-row>
        <table:table-row table:style-name="ro1">
          <table:table-cell office:value-type="float" office:value="1.59186522449609E+018" calcext:value-type="float">
            <text:p>1.59186522449609E+018</text:p>
          </table:table-cell>
          <table:table-cell table:formula="of:= ([.A351] - 1.59186520428114E+018) * 0.000000001" office:value-type="float" office:value="20.214951424" calcext:value-type="float">
            <text:p>20.214951424</text:p>
          </table:table-cell>
          <table:table-cell/>
          <table:table-cell office:value-type="float" office:value="0.062199998647" calcext:value-type="float">
            <text:p>0.062199998647</text:p>
          </table:table-cell>
          <table:table-cell office:value-type="float" office:value="-0.0130399996415" calcext:value-type="float">
            <text:p>-0.0130399996415</text:p>
          </table:table-cell>
          <table:table-cell office:value-type="float" office:value="0.0608199983835" calcext:value-type="float">
            <text:p>0.0608199983835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207300007343" calcext:value-type="float">
            <text:p>0.207300007343</text:p>
          </table:table-cell>
          <table:table-cell office:value-type="float" office:value="-0.182139992714" calcext:value-type="float">
            <text:p>-0.182139992714</text:p>
          </table:table-cell>
          <table:table-cell office:value-type="float" office:value="0.0990400016308" calcext:value-type="float">
            <text:p>0.0990400016308</text:p>
          </table:table-cell>
          <table:table-cell office:value-type="float" office:value="0.00203999993391" calcext:value-type="float">
            <text:p>0.00203999993391</text:p>
          </table:table-cell>
          <table:table-cell/>
          <table:table-cell office:value-type="float" office:value="-1.26276159286" calcext:value-type="float">
            <text:p>-1.26276159286</text:p>
          </table:table-cell>
          <table:table-cell office:value-type="float" office:value="-0.606471180916" calcext:value-type="float">
            <text:p>-0.606471180916</text:p>
          </table:table-cell>
          <table:table-cell office:value-type="float" office:value="-0.894005894661" calcext:value-type="float">
            <text:p>-0.894005894661</text:p>
          </table:table-cell>
        </table:table-row>
        <table:table-row table:style-name="ro1">
          <table:table-cell office:value-type="float" office:value="1.59186522454819E+018" calcext:value-type="float">
            <text:p>1.59186522454819E+018</text:p>
          </table:table-cell>
          <table:table-cell table:formula="of:= ([.A352] - 1.59186520428114E+018) * 0.000000001" office:value-type="float" office:value="20.267054336" calcext:value-type="float">
            <text:p>20.267054336</text:p>
          </table:table-cell>
          <table:table-cell/>
          <table:table-cell office:value-type="float" office:value="0.0656000003219" calcext:value-type="float">
            <text:p>0.0656000003219</text:p>
          </table:table-cell>
          <table:table-cell office:value-type="float" office:value="-0.0204700008035" calcext:value-type="float">
            <text:p>-0.0204700008035</text:p>
          </table:table-cell>
          <table:table-cell office:value-type="float" office:value="0.0623599998653" calcext:value-type="float">
            <text:p>0.0623599998653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163299992681" calcext:value-type="float">
            <text:p>0.163299992681</text:p>
          </table:table-cell>
          <table:table-cell office:value-type="float" office:value="-0.155589997768" calcext:value-type="float">
            <text:p>-0.155589997768</text:p>
          </table:table-cell>
          <table:table-cell office:value-type="float" office:value="0.0495099984109" calcext:value-type="float">
            <text:p>0.0495099984109</text:p>
          </table:table-cell>
          <table:table-cell office:value-type="float" office:value="0.000780000002123" calcext:value-type="float">
            <text:p>0.000780000002123</text:p>
          </table:table-cell>
          <table:table-cell/>
          <table:table-cell office:value-type="float" office:value="-1.26429474354" calcext:value-type="float">
            <text:p>-1.26429474354</text:p>
          </table:table-cell>
          <table:table-cell office:value-type="float" office:value="-0.60263967514" calcext:value-type="float">
            <text:p>-0.60263967514</text:p>
          </table:table-cell>
          <table:table-cell office:value-type="float" office:value="-0.893999516964" calcext:value-type="float">
            <text:p>-0.893999516964</text:p>
          </table:table-cell>
        </table:table-row>
        <table:table-row table:style-name="ro1">
          <table:table-cell office:value-type="float" office:value="1.59186522460031E+018" calcext:value-type="float">
            <text:p>1.59186522460031E+018</text:p>
          </table:table-cell>
          <table:table-cell table:formula="of:= ([.A353] - 1.59186520428114E+018) * 0.000000001" office:value-type="float" office:value="20.3191744" calcext:value-type="float">
            <text:p>20.3191744</text:p>
          </table:table-cell>
          <table:table-cell/>
          <table:table-cell office:value-type="float" office:value="0.0671999976039" calcext:value-type="float">
            <text:p>0.0671999976039</text:p>
          </table:table-cell>
          <table:table-cell office:value-type="float" office:value="-0.0240800008178" calcext:value-type="float">
            <text:p>-0.0240800008178</text:p>
          </table:table-cell>
          <table:table-cell office:value-type="float" office:value="0.0627000033855" calcext:value-type="float">
            <text:p>0.0627000033855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0821999981999" calcext:value-type="float">
            <text:p>0.0821999981999</text:p>
          </table:table-cell>
          <table:table-cell office:value-type="float" office:value="-0.0595900006592" calcext:value-type="float">
            <text:p>-0.0595900006592</text:p>
          </table:table-cell>
          <table:table-cell office:value-type="float" office:value="0.0565299987793" calcext:value-type="float">
            <text:p>0.0565299987793</text:p>
          </table:table-cell>
          <table:table-cell office:value-type="float" office:value="-0.00334999989718" calcext:value-type="float">
            <text:p>-0.00334999989718</text:p>
          </table:table-cell>
          <table:table-cell/>
          <table:table-cell office:value-type="float" office:value="-1.26579451561" calcext:value-type="float">
            <text:p>-1.26579451561</text:p>
          </table:table-cell>
          <table:table-cell office:value-type="float" office:value="-0.598874986172" calcext:value-type="float">
            <text:p>-0.598874986172</text:p>
          </table:table-cell>
          <table:table-cell office:value-type="float" office:value="-0.893996298313" calcext:value-type="float">
            <text:p>-0.893996298313</text:p>
          </table:table-cell>
        </table:table-row>
        <table:table-row table:style-name="ro1">
          <table:table-cell office:value-type="float" office:value="1.59186522465264E+018" calcext:value-type="float">
            <text:p>1.59186522465264E+018</text:p>
          </table:table-cell>
          <table:table-cell table:formula="of:= ([.A354] - 1.59186520428114E+018) * 0.000000001" office:value-type="float" office:value="20.371504384" calcext:value-type="float">
            <text:p>20.371504384</text:p>
          </table:table-cell>
          <table:table-cell/>
          <table:table-cell office:value-type="float" office:value="0.0781999975443" calcext:value-type="float">
            <text:p>0.0781999975443</text:p>
          </table:table-cell>
          <table:table-cell office:value-type="float" office:value="-0.0288500003517" calcext:value-type="float">
            <text:p>-0.0288500003517</text:p>
          </table:table-cell>
          <table:table-cell office:value-type="float" office:value="0.0726699978113" calcext:value-type="float">
            <text:p>0.072669997811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839999988675" calcext:value-type="float">
            <text:p>0.0839999988675</text:p>
          </table:table-cell>
          <table:table-cell office:value-type="float" office:value="-0.0348600000143" calcext:value-type="float">
            <text:p>-0.0348600000143</text:p>
          </table:table-cell>
          <table:table-cell office:value-type="float" office:value="0.0764300003648" calcext:value-type="float">
            <text:p>0.0764300003648</text:p>
          </table:table-cell>
          <table:table-cell office:value-type="float" office:value="-0.00106000003871" calcext:value-type="float">
            <text:p>-0.00106000003871</text:p>
          </table:table-cell>
          <table:table-cell/>
          <table:table-cell office:value-type="float" office:value="-1.26737451553" calcext:value-type="float">
            <text:p>-1.26737451553</text:p>
          </table:table-cell>
          <table:table-cell office:value-type="float" office:value="-0.594883561134" calcext:value-type="float">
            <text:p>-0.594883561134</text:p>
          </table:table-cell>
          <table:table-cell office:value-type="float" office:value="-0.894000947475" calcext:value-type="float">
            <text:p>-0.894000947475</text:p>
          </table:table-cell>
        </table:table-row>
        <table:table-row table:style-name="ro1">
          <table:table-cell office:value-type="float" office:value="1.59186522470521E+018" calcext:value-type="float">
            <text:p>1.59186522470521E+018</text:p>
          </table:table-cell>
          <table:table-cell table:formula="of:= ([.A355] - 1.59186520428114E+018) * 0.000000001" office:value-type="float" office:value="20.42407424" calcext:value-type="float">
            <text:p>20.42407424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-0.0296100005507" calcext:value-type="float">
            <text:p>-0.0296100005507</text:p>
          </table:table-cell>
          <table:table-cell office:value-type="float" office:value="0.0740799978375" calcext:value-type="float">
            <text:p>0.0740799978375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0586999990046" calcext:value-type="float">
            <text:p>0.0586999990046</text:p>
          </table:table-cell>
          <table:table-cell office:value-type="float" office:value="-0.0252899993211" calcext:value-type="float">
            <text:p>-0.0252899993211</text:p>
          </table:table-cell>
          <table:table-cell office:value-type="float" office:value="0.0528399981558" calcext:value-type="float">
            <text:p>0.0528399981558</text:p>
          </table:table-cell>
          <table:table-cell office:value-type="float" office:value="-0.0038999998942" calcext:value-type="float">
            <text:p>-0.0038999998942</text:p>
          </table:table-cell>
          <table:table-cell/>
          <table:table-cell office:value-type="float" office:value="-1.26888942719" calcext:value-type="float">
            <text:p>-1.26888942719</text:p>
          </table:table-cell>
          <table:table-cell office:value-type="float" office:value="-0.591093659401" calcext:value-type="float">
            <text:p>-0.591093659401</text:p>
          </table:table-cell>
          <table:table-cell office:value-type="float" office:value="-0.893993377686" calcext:value-type="float">
            <text:p>-0.893993377686</text:p>
          </table:table-cell>
        </table:table-row>
        <table:table-row table:style-name="ro1">
          <table:table-cell office:value-type="float" office:value="1.59186522475728E+018" calcext:value-type="float">
            <text:p>1.59186522475728E+018</text:p>
          </table:table-cell>
          <table:table-cell table:formula="of:= ([.A356] - 1.59186520428114E+018) * 0.000000001" office:value-type="float" office:value="20.476144384" calcext:value-type="float">
            <text:p>20.476144384</text:p>
          </table:table-cell>
          <table:table-cell/>
          <table:table-cell office:value-type="float" office:value="0.0800999999046" calcext:value-type="float">
            <text:p>0.0800999999046</text:p>
          </table:table-cell>
          <table:table-cell office:value-type="float" office:value="-0.0297699999064" calcext:value-type="float">
            <text:p>-0.0297699999064</text:p>
          </table:table-cell>
          <table:table-cell office:value-type="float" office:value="0.0743200033903" calcext:value-type="float">
            <text:p>0.0743200033903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0419999985024" calcext:value-type="float">
            <text:p>0.00419999985024</text:p>
          </table:table-cell>
          <table:table-cell office:value-type="float" office:value="-0.000859999970999" calcext:value-type="float">
            <text:p>-0.000859999970999</text:p>
          </table:table-cell>
          <table:table-cell office:value-type="float" office:value="0.00380999990739" calcext:value-type="float">
            <text:p>0.00380999990739</text:p>
          </table:table-cell>
          <table:table-cell office:value-type="float" office:value="-0.00142999994569" calcext:value-type="float">
            <text:p>-0.00142999994569</text:p>
          </table:table-cell>
          <table:table-cell/>
          <table:table-cell office:value-type="float" office:value="-1.27049088478" calcext:value-type="float">
            <text:p>-1.27049088478</text:p>
          </table:table-cell>
          <table:table-cell office:value-type="float" office:value="-0.587119042873" calcext:value-type="float">
            <text:p>-0.587119042873</text:p>
          </table:table-cell>
          <table:table-cell office:value-type="float" office:value="-0.893972337246" calcext:value-type="float">
            <text:p>-0.893972337246</text:p>
          </table:table-cell>
        </table:table-row>
        <table:table-row table:style-name="ro1">
          <table:table-cell office:value-type="float" office:value="1.59186522480912E+018" calcext:value-type="float">
            <text:p>1.59186522480912E+018</text:p>
          </table:table-cell>
          <table:table-cell table:formula="of:= ([.A357] - 1.59186520428114E+018) * 0.000000001" office:value-type="float" office:value="20.527980544" calcext:value-type="float">
            <text:p>20.527980544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-0.0296100005507" calcext:value-type="float">
            <text:p>-0.0296100005507</text:p>
          </table:table-cell>
          <table:table-cell office:value-type="float" office:value="0.0741200000048" calcext:value-type="float">
            <text:p>0.0741200000048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00810000021011" calcext:value-type="float">
            <text:p>0.00810000021011</text:p>
          </table:table-cell>
          <table:table-cell office:value-type="float" office:value="0.00412000017241" calcext:value-type="float">
            <text:p>0.00412000017241</text:p>
          </table:table-cell>
          <table:table-cell office:value-type="float" office:value="-0.00603999989107" calcext:value-type="float">
            <text:p>-0.00603999989107</text:p>
          </table:table-cell>
          <table:table-cell office:value-type="float" office:value="0.00341999996454" calcext:value-type="float">
            <text:p>0.00341999996454</text:p>
          </table:table-cell>
          <table:table-cell/>
          <table:table-cell office:value-type="float" office:value="-1.27196443081" calcext:value-type="float">
            <text:p>-1.27196443081</text:p>
          </table:table-cell>
          <table:table-cell office:value-type="float" office:value="-0.583355426788" calcext:value-type="float">
            <text:p>-0.583355426788</text:p>
          </table:table-cell>
          <table:table-cell office:value-type="float" office:value="-0.893978178501" calcext:value-type="float">
            <text:p>-0.893978178501</text:p>
          </table:table-cell>
        </table:table-row>
        <table:table-row table:style-name="ro1">
          <table:table-cell office:value-type="float" office:value="1.59186522491208E+018" calcext:value-type="float">
            <text:p>1.59186522491208E+018</text:p>
          </table:table-cell>
          <table:table-cell table:formula="of:= ([.A358] - 1.59186520428114E+018) * 0.000000001" office:value-type="float" office:value="20.63094016" calcext:value-type="float">
            <text:p>20.63094016</text:p>
          </table:table-cell>
          <table:table-cell/>
          <table:table-cell office:value-type="float" office:value="0.0749000012875" calcext:value-type="float">
            <text:p>0.0749000012875</text:p>
          </table:table-cell>
          <table:table-cell office:value-type="float" office:value="-0.0276999995112" calcext:value-type="float">
            <text:p>-0.0276999995112</text:p>
          </table:table-cell>
          <table:table-cell office:value-type="float" office:value="0.069540001452" calcext:value-type="float">
            <text:p>0.069540001452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0781999975443" calcext:value-type="float">
            <text:p>0.0781999975443</text:p>
          </table:table-cell>
          <table:table-cell office:value-type="float" office:value="0.0314199998975" calcext:value-type="float">
            <text:p>0.0314199998975</text:p>
          </table:table-cell>
          <table:table-cell office:value-type="float" office:value="-0.071620002389" calcext:value-type="float">
            <text:p>-0.071620002389</text:p>
          </table:table-cell>
          <table:table-cell office:value-type="float" office:value="-0.00190999999177" calcext:value-type="float">
            <text:p>-0.00190999999177</text:p>
          </table:table-cell>
          <table:table-cell/>
          <table:table-cell office:value-type="float" office:value="-1.27392244339" calcext:value-type="float">
            <text:p>-1.27392244339</text:p>
          </table:table-cell>
          <table:table-cell office:value-type="float" office:value="-0.578328669071" calcext:value-type="float">
            <text:p>-0.578328669071</text:p>
          </table:table-cell>
          <table:table-cell office:value-type="float" office:value="-0.893993198872" calcext:value-type="float">
            <text:p>-0.893993198872</text:p>
          </table:table-cell>
        </table:table-row>
        <table:table-row table:style-name="ro1">
          <table:table-cell office:value-type="float" office:value="1.59186522496427E+018" calcext:value-type="float">
            <text:p>1.59186522496427E+018</text:p>
          </table:table-cell>
          <table:table-cell table:formula="of:= ([.A359] - 1.59186520428114E+018) * 0.000000001" office:value-type="float" office:value="20.683128576" calcext:value-type="float">
            <text:p>20.683128576</text:p>
          </table:table-cell>
          <table:table-cell/>
          <table:table-cell office:value-type="float" office:value="0.0679000020027" calcext:value-type="float">
            <text:p>0.0679000020027</text:p>
          </table:table-cell>
          <table:table-cell office:value-type="float" office:value="-0.0251400005072" calcext:value-type="float">
            <text:p>-0.0251400005072</text:p>
          </table:table-cell>
          <table:table-cell office:value-type="float" office:value="0.0630500018597" calcext:value-type="float">
            <text:p>0.0630500018597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135100007057" calcext:value-type="float">
            <text:p>0.135100007057</text:p>
          </table:table-cell>
          <table:table-cell office:value-type="float" office:value="0.0533900000155" calcext:value-type="float">
            <text:p>0.0533900000155</text:p>
          </table:table-cell>
          <table:table-cell office:value-type="float" office:value="-0.124140001833" calcext:value-type="float">
            <text:p>-0.124140001833</text:p>
          </table:table-cell>
          <table:table-cell office:value-type="float" office:value="-0.00161000003573" calcext:value-type="float">
            <text:p>-0.00161000003573</text:p>
          </table:table-cell>
          <table:table-cell/>
          <table:table-cell office:value-type="float" office:value="-1.2740020752" calcext:value-type="float">
            <text:p>-1.2740020752</text:p>
          </table:table-cell>
          <table:table-cell office:value-type="float" office:value="-0.578238427639" calcext:value-type="float">
            <text:p>-0.578238427639</text:p>
          </table:table-cell>
          <table:table-cell office:value-type="float" office:value="-0.893975019455" calcext:value-type="float">
            <text:p>-0.893975019455</text:p>
          </table:table-cell>
        </table:table-row>
        <table:table-row table:style-name="ro1">
          <table:table-cell office:value-type="float" office:value="1.59186522501639E+018" calcext:value-type="float">
            <text:p>1.59186522501639E+018</text:p>
          </table:table-cell>
          <table:table-cell table:formula="of:= ([.A360] - 1.59186520428114E+018) * 0.000000001" office:value-type="float" office:value="20.735252224" calcext:value-type="float">
            <text:p>20.735252224</text:p>
          </table:table-cell>
          <table:table-cell/>
          <table:table-cell office:value-type="float" office:value="0.0606000013649" calcext:value-type="float">
            <text:p>0.0606000013649</text:p>
          </table:table-cell>
          <table:table-cell office:value-type="float" office:value="-0.0224099997431" calcext:value-type="float">
            <text:p>-0.0224099997431</text:p>
          </table:table-cell>
          <table:table-cell office:value-type="float" office:value="0.0563100017607" calcext:value-type="float">
            <text:p>0.0563100017607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0.143500000238" calcext:value-type="float">
            <text:p>0.143500000238</text:p>
          </table:table-cell>
          <table:table-cell office:value-type="float" office:value="0.0610500015318" calcext:value-type="float">
            <text:p>0.0610500015318</text:p>
          </table:table-cell>
          <table:table-cell office:value-type="float" office:value="-0.129850000143" calcext:value-type="float">
            <text:p>-0.129850000143</text:p>
          </table:table-cell>
          <table:table-cell office:value-type="float" office:value="0.00132000003941" calcext:value-type="float">
            <text:p>0.00132000003941</text:p>
          </table:table-cell>
          <table:table-cell/>
          <table:table-cell office:value-type="float" office:value="-1.27400100231" calcext:value-type="float">
            <text:p>-1.27400100231</text:p>
          </table:table-cell>
          <table:table-cell office:value-type="float" office:value="-0.578231036663" calcext:value-type="float">
            <text:p>-0.578231036663</text:p>
          </table:table-cell>
          <table:table-cell office:value-type="float" office:value="-0.893980979919" calcext:value-type="float">
            <text:p>-0.893980979919</text:p>
          </table:table-cell>
        </table:table-row>
        <table:table-row table:style-name="ro1">
          <table:table-cell office:value-type="float" office:value="1.59186522506858E+018" calcext:value-type="float">
            <text:p>1.59186522506858E+018</text:p>
          </table:table-cell>
          <table:table-cell table:formula="of:= ([.A361] - 1.59186520428114E+018) * 0.000000001" office:value-type="float" office:value="20.78743936" calcext:value-type="float">
            <text:p>20.78743936</text:p>
          </table:table-cell>
          <table:table-cell/>
          <table:table-cell office:value-type="float" office:value="0.0529000014067" calcext:value-type="float">
            <text:p>0.0529000014067</text:p>
          </table:table-cell>
          <table:table-cell office:value-type="float" office:value="-0.018540000543" calcext:value-type="float">
            <text:p>-0.018540000543</text:p>
          </table:table-cell>
          <table:table-cell office:value-type="float" office:value="0.0495099984109" calcext:value-type="float">
            <text:p>0.0495099984109</text:p>
          </table:table-cell>
          <table:table-cell table:style-name="Default" office:value-type="float" office:value="-0.000220000001718" calcext:value-type="float">
            <text:p>-0.000220000001718</text:p>
          </table:table-cell>
          <table:table-cell/>
          <table:table-cell office:value-type="float" office:value="0.15000000596" calcext:value-type="float">
            <text:p>0.15000000596</text:p>
          </table:table-cell>
          <table:table-cell office:value-type="float" office:value="0.0716800019145" calcext:value-type="float">
            <text:p>0.0716800019145</text:p>
          </table:table-cell>
          <table:table-cell office:value-type="float" office:value="-0.131689995527" calcext:value-type="float">
            <text:p>-0.131689995527</text:p>
          </table:table-cell>
          <table:table-cell office:value-type="float" office:value="0.00383000005968" calcext:value-type="float">
            <text:p>0.00383000005968</text:p>
          </table:table-cell>
          <table:table-cell/>
          <table:table-cell office:value-type="float" office:value="-1.27337479591" calcext:value-type="float">
            <text:p>-1.27337479591</text:p>
          </table:table-cell>
          <table:table-cell office:value-type="float" office:value="-0.578124940395" calcext:value-type="float">
            <text:p>-0.578124940395</text:p>
          </table:table-cell>
          <table:table-cell office:value-type="float" office:value="-0.894132435322" calcext:value-type="float">
            <text:p>-0.894132435322</text:p>
          </table:table-cell>
        </table:table-row>
        <table:table-row table:style-name="ro1">
          <table:table-cell office:value-type="float" office:value="1.59186522512014E+018" calcext:value-type="float">
            <text:p>1.59186522512014E+018</text:p>
          </table:table-cell>
          <table:table-cell table:formula="of:= ([.A362] - 1.59186520428114E+018) * 0.000000001" office:value-type="float" office:value="20.839008256" calcext:value-type="float">
            <text:p>20.839008256</text:p>
          </table:table-cell>
          <table:table-cell/>
          <table:table-cell office:value-type="float" office:value="0.0434000007808" calcext:value-type="float">
            <text:p>0.0434000007808</text:p>
          </table:table-cell>
          <table:table-cell office:value-type="float" office:value="-0.0116200000048" calcext:value-type="float">
            <text:p>-0.0116200000048</text:p>
          </table:table-cell>
          <table:table-cell office:value-type="float" office:value="0.0418299995363" calcext:value-type="float">
            <text:p>0.0418299995363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223399996758" calcext:value-type="float">
            <text:p>0.223399996758</text:p>
          </table:table-cell>
          <table:table-cell office:value-type="float" office:value="0.162080004811" calcext:value-type="float">
            <text:p>0.162080004811</text:p>
          </table:table-cell>
          <table:table-cell office:value-type="float" office:value="-0.153760001063" calcext:value-type="float">
            <text:p>-0.153760001063</text:p>
          </table:table-cell>
          <table:table-cell office:value-type="float" office:value="-0.000939999998081" calcext:value-type="float">
            <text:p>-0.000939999998081</text:p>
          </table:table-cell>
          <table:table-cell/>
          <table:table-cell office:value-type="float" office:value="-1.27094209194" calcext:value-type="float">
            <text:p>-1.27094209194</text:p>
          </table:table-cell>
          <table:table-cell office:value-type="float" office:value="-0.578717589378" calcext:value-type="float">
            <text:p>-0.578717589378</text:p>
          </table:table-cell>
          <table:table-cell office:value-type="float" office:value="-0.894029259682" calcext:value-type="float">
            <text:p>-0.894029259682</text:p>
          </table:table-cell>
        </table:table-row>
        <table:table-row table:style-name="ro1">
          <table:table-cell office:value-type="float" office:value="1.59186522517168E+018" calcext:value-type="float">
            <text:p>1.59186522517168E+018</text:p>
          </table:table-cell>
          <table:table-cell table:formula="of:= ([.A363] - 1.59186520428114E+018) * 0.000000001" office:value-type="float" office:value="20.89053824" calcext:value-type="float">
            <text:p>20.89053824</text:p>
          </table:table-cell>
          <table:table-cell/>
          <table:table-cell office:value-type="float" office:value="0.0331999994814" calcext:value-type="float">
            <text:p>0.0331999994814</text:p>
          </table:table-cell>
          <table:table-cell office:value-type="float" office:value="-0.00265999999829" calcext:value-type="float">
            <text:p>-0.00265999999829</text:p>
          </table:table-cell>
          <table:table-cell office:value-type="float" office:value="0.0331300012767" calcext:value-type="float">
            <text:p>0.0331300012767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246800005436" calcext:value-type="float">
            <text:p>0.246800005436</text:p>
          </table:table-cell>
          <table:table-cell office:value-type="float" office:value="0.183870002627" calcext:value-type="float">
            <text:p>0.183870002627</text:p>
          </table:table-cell>
          <table:table-cell office:value-type="float" office:value="-0.164519995451" calcext:value-type="float">
            <text:p>-0.164519995451</text:p>
          </table:table-cell>
          <table:table-cell office:value-type="float" office:value="-0.00386000005528" calcext:value-type="float">
            <text:p>-0.00386000005528</text:p>
          </table:table-cell>
          <table:table-cell/>
          <table:table-cell office:value-type="float" office:value="-1.26731216908" calcext:value-type="float">
            <text:p>-1.26731216908</text:p>
          </table:table-cell>
          <table:table-cell office:value-type="float" office:value="-0.57994556427" calcext:value-type="float">
            <text:p>-0.57994556427</text:p>
          </table:table-cell>
          <table:table-cell office:value-type="float" office:value="-0.893948316574" calcext:value-type="float">
            <text:p>-0.893948316574</text:p>
          </table:table-cell>
        </table:table-row>
        <table:table-row table:style-name="ro1">
          <table:table-cell office:value-type="float" office:value="1.59186522522375E+018" calcext:value-type="float">
            <text:p>1.59186522522375E+018</text:p>
          </table:table-cell>
          <table:table-cell table:formula="of:= ([.A364] - 1.59186520428114E+018) * 0.000000001" office:value-type="float" office:value="20.942618112" calcext:value-type="float">
            <text:p>20.942618112</text:p>
          </table:table-cell>
          <table:table-cell/>
          <table:table-cell office:value-type="float" office:value="0.0249000005424" calcext:value-type="float">
            <text:p>0.0249000005424</text:p>
          </table:table-cell>
          <table:table-cell office:value-type="float" office:value="0.00676999986172" calcext:value-type="float">
            <text:p>0.00676999986172</text:p>
          </table:table-cell>
          <table:table-cell office:value-type="float" office:value="0.023959999904" calcext:value-type="float">
            <text:p>0.023959999904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227599993348" calcext:value-type="float">
            <text:p>0.227599993348</text:p>
          </table:table-cell>
          <table:table-cell office:value-type="float" office:value="0.173500001431" calcext:value-type="float">
            <text:p>0.173500001431</text:p>
          </table:table-cell>
          <table:table-cell office:value-type="float" office:value="-0.147300004959" calcext:value-type="float">
            <text:p>-0.147300004959</text:p>
          </table:table-cell>
          <table:table-cell office:value-type="float" office:value="-0.00451999995857" calcext:value-type="float">
            <text:p>-0.00451999995857</text:p>
          </table:table-cell>
          <table:table-cell/>
          <table:table-cell office:value-type="float" office:value="-1.26350915432" calcext:value-type="float">
            <text:p>-1.26350915432</text:p>
          </table:table-cell>
          <table:table-cell office:value-type="float" office:value="-0.581200480461" calcext:value-type="float">
            <text:p>-0.581200480461</text:p>
          </table:table-cell>
          <table:table-cell office:value-type="float" office:value="-0.893925130367" calcext:value-type="float">
            <text:p>-0.893925130367</text:p>
          </table:table-cell>
        </table:table-row>
        <table:table-row table:style-name="ro1">
          <table:table-cell office:value-type="float" office:value="1.59186522527702E+018" calcext:value-type="float">
            <text:p>1.59186522527702E+018</text:p>
          </table:table-cell>
          <table:table-cell table:formula="of:= ([.A365] - 1.59186520428114E+018) * 0.000000001" office:value-type="float" office:value="20.99588736" calcext:value-type="float">
            <text:p>20.99588736</text:p>
          </table:table-cell>
          <table:table-cell/>
          <table:table-cell office:value-type="float" office:value="0.0244999993593" calcext:value-type="float">
            <text:p>0.0244999993593</text:p>
          </table:table-cell>
          <table:table-cell office:value-type="float" office:value="0.0146899996325" calcext:value-type="float">
            <text:p>0.0146899996325</text:p>
          </table:table-cell>
          <table:table-cell office:value-type="float" office:value="0.0196499992162" calcext:value-type="float">
            <text:p>0.0196499992162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88800007105" calcext:value-type="float">
            <text:p>0.188800007105</text:p>
          </table:table-cell>
          <table:table-cell office:value-type="float" office:value="0.157079994678" calcext:value-type="float">
            <text:p>0.157079994678</text:p>
          </table:table-cell>
          <table:table-cell office:value-type="float" office:value="-0.104719996452" calcext:value-type="float">
            <text:p>-0.104719996452</text:p>
          </table:table-cell>
          <table:table-cell office:value-type="float" office:value="0.00133999995887" calcext:value-type="float">
            <text:p>0.00133999995887</text:p>
          </table:table-cell>
          <table:table-cell/>
          <table:table-cell office:value-type="float" office:value="-1.26049017906" calcext:value-type="float">
            <text:p>-1.26049017906</text:p>
          </table:table-cell>
          <table:table-cell office:value-type="float" office:value="-0.579860270023" calcext:value-type="float">
            <text:p>-0.579860270023</text:p>
          </table:table-cell>
          <table:table-cell office:value-type="float" office:value="-0.894022881985" calcext:value-type="float">
            <text:p>-0.894022881985</text:p>
          </table:table-cell>
        </table:table-row>
        <table:table-row table:style-name="ro1">
          <table:table-cell office:value-type="float" office:value="1.5918652253288E+018" calcext:value-type="float">
            <text:p>1.5918652253288E+018</text:p>
          </table:table-cell>
          <table:table-cell table:formula="of:= ([.A366] - 1.59186520428114E+018) * 0.000000001" office:value-type="float" office:value="21.04765952" calcext:value-type="float">
            <text:p>21.04765952</text:p>
          </table:table-cell>
          <table:table-cell/>
          <table:table-cell office:value-type="float" office:value="0.0277999993414" calcext:value-type="float">
            <text:p>0.0277999993414</text:p>
          </table:table-cell>
          <table:table-cell office:value-type="float" office:value="0.0227499995381" calcext:value-type="float">
            <text:p>0.0227499995381</text:p>
          </table:table-cell>
          <table:table-cell office:value-type="float" office:value="0.0159600004554" calcext:value-type="float">
            <text:p>0.0159600004554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174400001764" calcext:value-type="float">
            <text:p>0.174400001764</text:p>
          </table:table-cell>
          <table:table-cell office:value-type="float" office:value="0.153050005436" calcext:value-type="float">
            <text:p>0.153050005436</text:p>
          </table:table-cell>
          <table:table-cell office:value-type="float" office:value="-0.0827599987388" calcext:value-type="float">
            <text:p>-0.0827599987388</text:p>
          </table:table-cell>
          <table:table-cell office:value-type="float" office:value="0.0114700002596" calcext:value-type="float">
            <text:p>0.0114700002596</text:p>
          </table:table-cell>
          <table:table-cell/>
          <table:table-cell office:value-type="float" office:value="-1.25748801231" calcext:value-type="float">
            <text:p>-1.25748801231</text:p>
          </table:table-cell>
          <table:table-cell office:value-type="float" office:value="-0.57799834013" calcext:value-type="float">
            <text:p>-0.57799834013</text:p>
          </table:table-cell>
          <table:table-cell office:value-type="float" office:value="-0.894023001194" calcext:value-type="float">
            <text:p>-0.894023001194</text:p>
          </table:table-cell>
        </table:table-row>
        <table:table-row table:style-name="ro1">
          <table:table-cell office:value-type="float" office:value="1.59186522538071E+018" calcext:value-type="float">
            <text:p>1.59186522538071E+018</text:p>
          </table:table-cell>
          <table:table-cell table:formula="of:= ([.A367] - 1.59186520428114E+018) * 0.000000001" office:value-type="float" office:value="21.099577344" calcext:value-type="float">
            <text:p>21.099577344</text:p>
          </table:table-cell>
          <table:table-cell/>
          <table:table-cell office:value-type="float" office:value="0.0318999998271" calcext:value-type="float">
            <text:p>0.0318999998271</text:p>
          </table:table-cell>
          <table:table-cell office:value-type="float" office:value="0.0310500003397" calcext:value-type="float">
            <text:p>0.0310500003397</text:p>
          </table:table-cell>
          <table:table-cell office:value-type="float" office:value="0.00720999995247" calcext:value-type="float">
            <text:p>0.00720999995247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243200004101" calcext:value-type="float">
            <text:p>0.243200004101</text:p>
          </table:table-cell>
          <table:table-cell office:value-type="float" office:value="0.159060001373" calcext:value-type="float">
            <text:p>0.159060001373</text:p>
          </table:table-cell>
          <table:table-cell office:value-type="float" office:value="-0.183770000935" calcext:value-type="float">
            <text:p>-0.183770000935</text:p>
          </table:table-cell>
          <table:table-cell office:value-type="float" office:value="-0.00742000015453" calcext:value-type="float">
            <text:p>-0.00742000015453</text:p>
          </table:table-cell>
          <table:table-cell/>
          <table:table-cell office:value-type="float" office:value="-1.25421774387" calcext:value-type="float">
            <text:p>-1.25421774387</text:p>
          </table:table-cell>
          <table:table-cell office:value-type="float" office:value="-0.579231977463" calcext:value-type="float">
            <text:p>-0.579231977463</text:p>
          </table:table-cell>
          <table:table-cell office:value-type="float" office:value="-0.893904864788" calcext:value-type="float">
            <text:p>-0.893904864788</text:p>
          </table:table-cell>
        </table:table-row>
        <table:table-row table:style-name="ro1">
          <table:table-cell office:value-type="float" office:value="1.59186522548204E+018" calcext:value-type="float">
            <text:p>1.59186522548204E+018</text:p>
          </table:table-cell>
          <table:table-cell table:formula="of:= ([.A368] - 1.59186520428114E+018) * 0.000000001" office:value-type="float" office:value="21.20090624" calcext:value-type="float">
            <text:p>21.20090624</text:p>
          </table:table-cell>
          <table:table-cell/>
          <table:table-cell office:value-type="float" office:value="0.0460000000894" calcext:value-type="float">
            <text:p>0.0460000000894</text:p>
          </table:table-cell>
          <table:table-cell office:value-type="float" office:value="0.044509999454" calcext:value-type="float">
            <text:p>0.044509999454</text:p>
          </table:table-cell>
          <table:table-cell office:value-type="float" office:value="-0.0116299996153" calcext:value-type="float">
            <text:p>-0.0116299996153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172499999404" calcext:value-type="float">
            <text:p>0.172499999404</text:p>
          </table:table-cell>
          <table:table-cell office:value-type="float" office:value="0.110979996622" calcext:value-type="float">
            <text:p>0.110979996622</text:p>
          </table:table-cell>
          <table:table-cell office:value-type="float" office:value="-0.132060006261" calcext:value-type="float">
            <text:p>-0.132060006261</text:p>
          </table:table-cell>
          <table:table-cell office:value-type="float" office:value="-0.00334999989718" calcext:value-type="float">
            <text:p>-0.00334999989718</text:p>
          </table:table-cell>
          <table:table-cell/>
          <table:table-cell office:value-type="float" office:value="-1.24855303764" calcext:value-type="float">
            <text:p>-1.24855303764</text:p>
          </table:table-cell>
          <table:table-cell office:value-type="float" office:value="-0.584955513477" calcext:value-type="float">
            <text:p>-0.584955513477</text:p>
          </table:table-cell>
          <table:table-cell office:value-type="float" office:value="-0.893979549408" calcext:value-type="float">
            <text:p>-0.893979549408</text:p>
          </table:table-cell>
        </table:table-row>
        <table:table-row table:style-name="ro1">
          <table:table-cell office:value-type="float" office:value="1.59186522553361E+018" calcext:value-type="float">
            <text:p>1.59186522553361E+018</text:p>
          </table:table-cell>
          <table:table-cell table:formula="of:= ([.A369] - 1.59186520428114E+018) * 0.000000001" office:value-type="float" office:value="21.252474368" calcext:value-type="float">
            <text:p>21.252474368</text:p>
          </table:table-cell>
          <table:table-cell/>
          <table:table-cell office:value-type="float" office:value="0.0504000000656" calcext:value-type="float">
            <text:p>0.0504000000656</text:p>
          </table:table-cell>
          <table:table-cell office:value-type="float" office:value="0.048599999398" calcext:value-type="float">
            <text:p>0.048599999398</text:p>
          </table:table-cell>
          <table:table-cell office:value-type="float" office:value="-0.0134500004351" calcext:value-type="float">
            <text:p>-0.0134500004351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102899998426" calcext:value-type="float">
            <text:p>0.102899998426</text:p>
          </table:table-cell>
          <table:table-cell office:value-type="float" office:value="0.0834100022912" calcext:value-type="float">
            <text:p>0.0834100022912</text:p>
          </table:table-cell>
          <table:table-cell office:value-type="float" office:value="-0.0602499991655" calcext:value-type="float">
            <text:p>-0.0602499991655</text:p>
          </table:table-cell>
          <table:table-cell table:style-name="ce1" office:value-type="float" office:value="0.0000900000013644" calcext:value-type="float">
            <text:p>9.00E-05</text:p>
          </table:table-cell>
          <table:table-cell/>
          <table:table-cell office:value-type="float" office:value="-1.24632942677" calcext:value-type="float">
            <text:p>-1.24632942677</text:p>
          </table:table-cell>
          <table:table-cell office:value-type="float" office:value="-0.585898160934" calcext:value-type="float">
            <text:p>-0.585898160934</text:p>
          </table:table-cell>
          <table:table-cell office:value-type="float" office:value="-0.894059956074" calcext:value-type="float">
            <text:p>-0.894059956074</text:p>
          </table:table-cell>
        </table:table-row>
        <table:table-row table:style-name="ro1">
          <table:table-cell office:value-type="float" office:value="1.59186522558577E+018" calcext:value-type="float">
            <text:p>1.59186522558577E+018</text:p>
          </table:table-cell>
          <table:table-cell table:formula="of:= ([.A370] - 1.59186520428114E+018) * 0.000000001" office:value-type="float" office:value="21.304629504" calcext:value-type="float">
            <text:p>21.304629504</text:p>
          </table:table-cell>
          <table:table-cell/>
          <table:table-cell office:value-type="float" office:value="0.0546000003815" calcext:value-type="float">
            <text:p>0.0546000003815</text:p>
          </table:table-cell>
          <table:table-cell office:value-type="float" office:value="0.0533200018108" calcext:value-type="float">
            <text:p>0.0533200018108</text:p>
          </table:table-cell>
          <table:table-cell office:value-type="float" office:value="-0.0116400001571" calcext:value-type="float">
            <text:p>-0.0116400001571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/>
          <table:table-cell office:value-type="float" office:value="0.0876000002027" calcext:value-type="float">
            <text:p>0.0876000002027</text:p>
          </table:table-cell>
          <table:table-cell office:value-type="float" office:value="0.0860499963164" calcext:value-type="float">
            <text:p>0.0860499963164</text:p>
          </table:table-cell>
          <table:table-cell office:value-type="float" office:value="0.0159799996763" calcext:value-type="float">
            <text:p>0.0159799996763</text:p>
          </table:table-cell>
          <table:table-cell office:value-type="float" office:value="0.00437999982387" calcext:value-type="float">
            <text:p>0.00437999982387</text:p>
          </table:table-cell>
          <table:table-cell/>
          <table:table-cell office:value-type="float" office:value="-1.24364209175" calcext:value-type="float">
            <text:p>-1.24364209175</text:p>
          </table:table-cell>
          <table:table-cell office:value-type="float" office:value="-0.584860980511" calcext:value-type="float">
            <text:p>-0.584860980511</text:p>
          </table:table-cell>
          <table:table-cell office:value-type="float" office:value="-0.894052684307" calcext:value-type="float">
            <text:p>-0.894052684307</text:p>
          </table:table-cell>
        </table:table-row>
        <table:table-row table:style-name="ro1">
          <table:table-cell office:value-type="float" office:value="1.59186522563791E+018" calcext:value-type="float">
            <text:p>1.59186522563791E+018</text:p>
          </table:table-cell>
          <table:table-cell table:formula="of:= ([.A371] - 1.59186520428114E+018) * 0.000000001" office:value-type="float" office:value="21.356777216" calcext:value-type="float">
            <text:p>21.356777216</text:p>
          </table:table-cell>
          <table:table-cell/>
          <table:table-cell office:value-type="float" office:value="0.0597000010312" calcext:value-type="float">
            <text:p>0.0597000010312</text:p>
          </table:table-cell>
          <table:table-cell office:value-type="float" office:value="0.0584699995816" calcext:value-type="float">
            <text:p>0.0584699995816</text:p>
          </table:table-cell>
          <table:table-cell office:value-type="float" office:value="-0.0118500003591" calcext:value-type="float">
            <text:p>-0.0118500003591</text:p>
          </table:table-cell>
          <table:table-cell table:style-name="Default" office:value-type="float" office:value="0.000289999996312" calcext:value-type="float">
            <text:p>0.000289999996312</text:p>
          </table:table-cell>
          <table:table-cell/>
          <table:table-cell office:value-type="float" office:value="0.102600000799" calcext:value-type="float">
            <text:p>0.102600000799</text:p>
          </table:table-cell>
          <table:table-cell office:value-type="float" office:value="0.10244999826" calcext:value-type="float">
            <text:p>0.10244999826</text:p>
          </table:table-cell>
          <table:table-cell office:value-type="float" office:value="-0.00109000003431" calcext:value-type="float">
            <text:p>-0.00109000003431</text:p>
          </table:table-cell>
          <table:table-cell office:value-type="float" office:value="-0.00504000019282" calcext:value-type="float">
            <text:p>-0.00504000019282</text:p>
          </table:table-cell>
          <table:table-cell/>
          <table:table-cell office:value-type="float" office:value="-1.24008655548" calcext:value-type="float">
            <text:p>-1.24008655548</text:p>
          </table:table-cell>
          <table:table-cell office:value-type="float" office:value="-0.584870100021" calcext:value-type="float">
            <text:p>-0.584870100021</text:p>
          </table:table-cell>
          <table:table-cell office:value-type="float" office:value="-0.893965482712" calcext:value-type="float">
            <text:p>-0.893965482712</text:p>
          </table:table-cell>
        </table:table-row>
        <table:table-row table:style-name="ro1">
          <table:table-cell office:value-type="float" office:value="1.59186522568973E+018" calcext:value-type="float">
            <text:p>1.59186522568973E+018</text:p>
          </table:table-cell>
          <table:table-cell table:formula="of:= ([.A372] - 1.59186520428114E+018) * 0.000000001" office:value-type="float" office:value="21.40859648" calcext:value-type="float">
            <text:p>21.40859648</text:p>
          </table:table-cell>
          <table:table-cell/>
          <table:table-cell office:value-type="float" office:value="0.062199998647" calcext:value-type="float">
            <text:p>0.062199998647</text:p>
          </table:table-cell>
          <table:table-cell office:value-type="float" office:value="0.0604999996722" calcext:value-type="float">
            <text:p>0.0604999996722</text:p>
          </table:table-cell>
          <table:table-cell office:value-type="float" office:value="-0.0144600002095" calcext:value-type="float">
            <text:p>-0.0144600002095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0538999997079" calcext:value-type="float">
            <text:p>0.0538999997079</text:p>
          </table:table-cell>
          <table:table-cell office:value-type="float" office:value="-0.00240999995731" calcext:value-type="float">
            <text:p>-0.00240999995731</text:p>
          </table:table-cell>
          <table:table-cell office:value-type="float" office:value="-0.0538000017405" calcext:value-type="float">
            <text:p>-0.0538000017405</text:p>
          </table:table-cell>
          <table:table-cell office:value-type="float" office:value="-0.00279999990016" calcext:value-type="float">
            <text:p>-0.00279999990016</text:p>
          </table:table-cell>
          <table:table-cell/>
          <table:table-cell office:value-type="float" office:value="-1.2364834547" calcext:value-type="float">
            <text:p>-1.2364834547</text:p>
          </table:table-cell>
          <table:table-cell office:value-type="float" office:value="-0.586955785751" calcext:value-type="float">
            <text:p>-0.586955785751</text:p>
          </table:table-cell>
          <table:table-cell office:value-type="float" office:value="-0.893961131573" calcext:value-type="float">
            <text:p>-0.893961131573</text:p>
          </table:table-cell>
        </table:table-row>
        <table:table-row table:style-name="ro1">
          <table:table-cell office:value-type="float" office:value="1.59186522574183E+018" calcext:value-type="float">
            <text:p>1.59186522574183E+018</text:p>
          </table:table-cell>
          <table:table-cell table:formula="of:= ([.A373] - 1.59186520428114E+018) * 0.000000001" office:value-type="float" office:value="21.460695296" calcext:value-type="float">
            <text:p>21.460695296</text:p>
          </table:table-cell>
          <table:table-cell/>
          <table:table-cell office:value-type="float" office:value="0.0603000000119" calcext:value-type="float">
            <text:p>0.0603000000119</text:p>
          </table:table-cell>
          <table:table-cell office:value-type="float" office:value="0.0574500001967" calcext:value-type="float">
            <text:p>0.0574500001967</text:p>
          </table:table-cell>
          <table:table-cell office:value-type="float" office:value="-0.018449999392" calcext:value-type="float">
            <text:p>-0.018449999392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0.0992000028491" calcext:value-type="float">
            <text:p>0.0992000028491</text:p>
          </table:table-cell>
          <table:table-cell office:value-type="float" office:value="-0.0610999986529" calcext:value-type="float">
            <text:p>-0.0610999986529</text:p>
          </table:table-cell>
          <table:table-cell office:value-type="float" office:value="-0.0780500024557" calcext:value-type="float">
            <text:p>-0.0780500024557</text:p>
          </table:table-cell>
          <table:table-cell office:value-type="float" office:value="0.00282999989577" calcext:value-type="float">
            <text:p>0.00282999989577</text:p>
          </table:table-cell>
          <table:table-cell/>
          <table:table-cell office:value-type="float" office:value="-1.23455488682" calcext:value-type="float">
            <text:p>-1.23455488682</text:p>
          </table:table-cell>
          <table:table-cell office:value-type="float" office:value="-0.590464472771" calcext:value-type="float">
            <text:p>-0.590464472771</text:p>
          </table:table-cell>
          <table:table-cell office:value-type="float" office:value="-0.893926739693" calcext:value-type="float">
            <text:p>-0.893926739693</text:p>
          </table:table-cell>
        </table:table-row>
        <table:table-row table:style-name="ro1">
          <table:table-cell office:value-type="float" office:value="1.59186522579333E+018" calcext:value-type="float">
            <text:p>1.59186522579333E+018</text:p>
          </table:table-cell>
          <table:table-cell table:formula="of:= ([.A374] - 1.59186520428114E+018) * 0.000000001" office:value-type="float" office:value="21.512195072" calcext:value-type="float">
            <text:p>21.512195072</text:p>
          </table:table-cell>
          <table:table-cell/>
          <table:table-cell office:value-type="float" office:value="0.0570000000298" calcext:value-type="float">
            <text:p>0.0570000000298</text:p>
          </table:table-cell>
          <table:table-cell office:value-type="float" office:value="0.0520600005984" calcext:value-type="float">
            <text:p>0.0520600005984</text:p>
          </table:table-cell>
          <table:table-cell office:value-type="float" office:value="-0.0231500007212" calcext:value-type="float">
            <text:p>-0.0231500007212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142599999905" calcext:value-type="float">
            <text:p>0.142599999905</text:p>
          </table:table-cell>
          <table:table-cell office:value-type="float" office:value="-0.0893900021911" calcext:value-type="float">
            <text:p>-0.0893900021911</text:p>
          </table:table-cell>
          <table:table-cell office:value-type="float" office:value="-0.111120000482" calcext:value-type="float">
            <text:p>-0.111120000482</text:p>
          </table:table-cell>
          <table:table-cell office:value-type="float" office:value="0.00227000005543" calcext:value-type="float">
            <text:p>0.00227000005543</text:p>
          </table:table-cell>
          <table:table-cell/>
          <table:table-cell office:value-type="float" office:value="-1.23385775089" calcext:value-type="float">
            <text:p>-1.23385775089</text:p>
          </table:table-cell>
          <table:table-cell office:value-type="float" office:value="-0.594387769699" calcext:value-type="float">
            <text:p>-0.594387769699</text:p>
          </table:table-cell>
          <table:table-cell office:value-type="float" office:value="-0.893940925598" calcext:value-type="float">
            <text:p>-0.893940925598</text:p>
          </table:table-cell>
        </table:table-row>
        <table:table-row table:style-name="ro1">
          <table:table-cell office:value-type="float" office:value="1.59186522584487E+018" calcext:value-type="float">
            <text:p>1.59186522584487E+018</text:p>
          </table:table-cell>
          <table:table-cell table:formula="of:= ([.A375] - 1.59186520428114E+018) * 0.000000001" office:value-type="float" office:value="21.563738112" calcext:value-type="float">
            <text:p>21.563738112</text:p>
          </table:table-cell>
          <table:table-cell/>
          <table:table-cell office:value-type="float" office:value="0.0560000017285" calcext:value-type="float">
            <text:p>0.0560000017285</text:p>
          </table:table-cell>
          <table:table-cell office:value-type="float" office:value="0.0463499985635" calcext:value-type="float">
            <text:p>0.0463499985635</text:p>
          </table:table-cell>
          <table:table-cell office:value-type="float" office:value="-0.0315099991858" calcext:value-type="float">
            <text:p>-0.0315099991858</text:p>
          </table:table-cell>
          <table:table-cell table:style-name="Default" office:value-type="float" office:value="0.000260000000708" calcext:value-type="float">
            <text:p>0.000260000000708</text:p>
          </table:table-cell>
          <table:table-cell/>
          <table:table-cell office:value-type="float" office:value="0.168999999762" calcext:value-type="float">
            <text:p>0.168999999762</text:p>
          </table:table-cell>
          <table:table-cell office:value-type="float" office:value="-0.112429998815" calcext:value-type="float">
            <text:p>-0.112429998815</text:p>
          </table:table-cell>
          <table:table-cell office:value-type="float" office:value="-0.126069992781" calcext:value-type="float">
            <text:p>-0.126069992781</text:p>
          </table:table-cell>
          <table:table-cell office:value-type="float" office:value="-0.00381999998353" calcext:value-type="float">
            <text:p>-0.00381999998353</text:p>
          </table:table-cell>
          <table:table-cell/>
          <table:table-cell office:value-type="float" office:value="-1.23417019844" calcext:value-type="float">
            <text:p>-1.23417019844</text:p>
          </table:table-cell>
          <table:table-cell office:value-type="float" office:value="-0.597751259804" calcext:value-type="float">
            <text:p>-0.597751259804</text:p>
          </table:table-cell>
          <table:table-cell office:value-type="float" office:value="-0.893873155117" calcext:value-type="float">
            <text:p>-0.893873155117</text:p>
          </table:table-cell>
        </table:table-row>
        <table:table-row table:style-name="ro1">
          <table:table-cell office:value-type="float" office:value="1.59186522589707E+018" calcext:value-type="float">
            <text:p>1.59186522589707E+018</text:p>
          </table:table-cell>
          <table:table-cell table:formula="of:= ([.A376] - 1.59186520428114E+018) * 0.000000001" office:value-type="float" office:value="21.615935488" calcext:value-type="float">
            <text:p>21.615935488</text:p>
          </table:table-cell>
          <table:table-cell/>
          <table:table-cell office:value-type="float" office:value="0.0531999990344" calcext:value-type="float">
            <text:p>0.0531999990344</text:p>
          </table:table-cell>
          <table:table-cell office:value-type="float" office:value="0.0382499992847" calcext:value-type="float">
            <text:p>0.0382499992847</text:p>
          </table:table-cell>
          <table:table-cell office:value-type="float" office:value="-0.0369100011885" calcext:value-type="float">
            <text:p>-0.0369100011885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/>
          <table:table-cell office:value-type="float" office:value="0.180700004101" calcext:value-type="float">
            <text:p>0.180700004101</text:p>
          </table:table-cell>
          <table:table-cell office:value-type="float" office:value="-0.148699998856" calcext:value-type="float">
            <text:p>-0.148699998856</text:p>
          </table:table-cell>
          <table:table-cell office:value-type="float" office:value="-0.102059997618" calcext:value-type="float">
            <text:p>-0.102059997618</text:p>
          </table:table-cell>
          <table:table-cell office:value-type="float" office:value="-0.0110600003973" calcext:value-type="float">
            <text:p>-0.0110600003973</text:p>
          </table:table-cell>
          <table:table-cell/>
          <table:table-cell office:value-type="float" office:value="-1.23575305939" calcext:value-type="float">
            <text:p>-1.23575305939</text:p>
          </table:table-cell>
          <table:table-cell office:value-type="float" office:value="-0.598972439766" calcext:value-type="float">
            <text:p>-0.598972439766</text:p>
          </table:table-cell>
          <table:table-cell office:value-type="float" office:value="-0.893945276737" calcext:value-type="float">
            <text:p>-0.893945276737</text:p>
          </table:table-cell>
        </table:table-row>
        <table:table-row table:style-name="ro1">
          <table:table-cell office:value-type="float" office:value="1.59186522594936E+018" calcext:value-type="float">
            <text:p>1.59186522594936E+018</text:p>
          </table:table-cell>
          <table:table-cell table:formula="of:= ([.A377] - 1.59186520428114E+018) * 0.000000001" office:value-type="float" office:value="21.668222976" calcext:value-type="float">
            <text:p>21.668222976</text:p>
          </table:table-cell>
          <table:table-cell/>
          <table:table-cell office:value-type="float" office:value="0.0441000014544" calcext:value-type="float">
            <text:p>0.0441000014544</text:p>
          </table:table-cell>
          <table:table-cell office:value-type="float" office:value="0.0266800001264" calcext:value-type="float">
            <text:p>0.0266800001264</text:p>
          </table:table-cell>
          <table:table-cell office:value-type="float" office:value="-0.0350899994373" calcext:value-type="float">
            <text:p>-0.0350899994373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/>
          <table:table-cell office:value-type="float" office:value="0.20759999752" calcext:value-type="float">
            <text:p>0.20759999752</text:p>
          </table:table-cell>
          <table:table-cell office:value-type="float" office:value="-0.203380003572" calcext:value-type="float">
            <text:p>-0.203380003572</text:p>
          </table:table-cell>
          <table:table-cell office:value-type="float" office:value="0.041060000658" calcext:value-type="float">
            <text:p>0.041060000658</text:p>
          </table:table-cell>
          <table:table-cell office:value-type="float" office:value="0.00781999994069" calcext:value-type="float">
            <text:p>0.00781999994069</text:p>
          </table:table-cell>
          <table:table-cell/>
          <table:table-cell office:value-type="float" office:value="-1.23904848099" calcext:value-type="float">
            <text:p>-1.23904848099</text:p>
          </table:table-cell>
          <table:table-cell office:value-type="float" office:value="-0.599183559418" calcext:value-type="float">
            <text:p>-0.599183559418</text:p>
          </table:table-cell>
          <table:table-cell office:value-type="float" office:value="-0.893976926804" calcext:value-type="float">
            <text:p>-0.893976926804</text:p>
          </table:table-cell>
        </table:table-row>
        <table:table-row table:style-name="ro1">
          <table:table-cell office:value-type="float" office:value="1.59186522600156E+018" calcext:value-type="float">
            <text:p>1.59186522600156E+018</text:p>
          </table:table-cell>
          <table:table-cell table:formula="of:= ([.A378] - 1.59186520428114E+018) * 0.000000001" office:value-type="float" office:value="21.72042752" calcext:value-type="float">
            <text:p>21.72042752</text:p>
          </table:table-cell>
          <table:table-cell/>
          <table:table-cell office:value-type="float" office:value="0.0294000003487" calcext:value-type="float">
            <text:p>0.0294000003487</text:p>
          </table:table-cell>
          <table:table-cell office:value-type="float" office:value="0.0106899999082" calcext:value-type="float">
            <text:p>0.0106899999082</text:p>
          </table:table-cell>
          <table:table-cell office:value-type="float" office:value="-0.0273700002581" calcext:value-type="float">
            <text:p>-0.0273700002581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/>
          <table:table-cell office:value-type="float" office:value="0.256099998951" calcext:value-type="float">
            <text:p>0.256099998951</text:p>
          </table:table-cell>
          <table:table-cell office:value-type="float" office:value="-0.2388599962" calcext:value-type="float">
            <text:p>-0.2388599962</text:p>
          </table:table-cell>
          <table:table-cell office:value-type="float" office:value="0.0920500010252" calcext:value-type="float">
            <text:p>0.0920500010252</text:p>
          </table:table-cell>
          <table:table-cell office:value-type="float" office:value="0.0088400002569" calcext:value-type="float">
            <text:p>0.0088400002569</text:p>
          </table:table-cell>
          <table:table-cell/>
          <table:table-cell office:value-type="float" office:value="-1.24299871922" calcext:value-type="float">
            <text:p>-1.24299871922</text:p>
          </table:table-cell>
          <table:table-cell office:value-type="float" office:value="-0.599175989628" calcext:value-type="float">
            <text:p>-0.599175989628</text:p>
          </table:table-cell>
          <table:table-cell office:value-type="float" office:value="-0.894054293633" calcext:value-type="float">
            <text:p>-0.894054293633</text:p>
          </table:table-cell>
        </table:table-row>
        <table:table-row table:style-name="ro1">
          <table:table-cell office:value-type="float" office:value="1.59186522610435E+018" calcext:value-type="float">
            <text:p>1.59186522610435E+018</text:p>
          </table:table-cell>
          <table:table-cell table:formula="of:= ([.A379] - 1.59186520428114E+018) * 0.000000001" office:value-type="float" office:value="21.82321024" calcext:value-type="float">
            <text:p>21.82321024</text:p>
          </table:table-cell>
          <table:table-cell/>
          <table:table-cell office:value-type="float" office:value="0.0154999997467" calcext:value-type="float">
            <text:p>0.0154999997467</text:p>
          </table:table-cell>
          <table:table-cell office:value-type="float" office:value="-0.00490000005811" calcext:value-type="float">
            <text:p>-0.00490000005811</text:p>
          </table:table-cell>
          <table:table-cell office:value-type="float" office:value="-0.0146700004116" calcext:value-type="float">
            <text:p>-0.0146700004116</text:p>
          </table:table-cell>
          <table:table-cell table:style-name="Default" office:value-type="float" office:value="0.000419999996666" calcext:value-type="float">
            <text:p>0.000419999996666</text:p>
          </table:table-cell>
          <table:table-cell/>
          <table:table-cell office:value-type="float" office:value="0.221399992704" calcext:value-type="float">
            <text:p>0.221399992704</text:p>
          </table:table-cell>
          <table:table-cell office:value-type="float" office:value="-0.167520001531" calcext:value-type="float">
            <text:p>-0.167520001531</text:p>
          </table:table-cell>
          <table:table-cell office:value-type="float" office:value="0.144390001893" calcext:value-type="float">
            <text:p>0.144390001893</text:p>
          </table:table-cell>
          <table:table-cell office:value-type="float" office:value="0.00961000006646" calcext:value-type="float">
            <text:p>0.00961000006646</text:p>
          </table:table-cell>
          <table:table-cell/>
          <table:table-cell office:value-type="float" office:value="-1.24912810326" calcext:value-type="float">
            <text:p>-1.24912810326</text:p>
          </table:table-cell>
          <table:table-cell office:value-type="float" office:value="-0.594270884991" calcext:value-type="float">
            <text:p>-0.594270884991</text:p>
          </table:table-cell>
          <table:table-cell office:value-type="float" office:value="-0.893819212914" calcext:value-type="float">
            <text:p>-0.893819212914</text:p>
          </table:table-cell>
        </table:table-row>
        <table:table-row table:style-name="ro1">
          <table:table-cell office:value-type="float" office:value="1.59186522615641E+018" calcext:value-type="float">
            <text:p>1.59186522615641E+018</text:p>
          </table:table-cell>
          <table:table-cell table:formula="of:= ([.A380] - 1.59186520428114E+018) * 0.000000001" office:value-type="float" office:value="21.875271424" calcext:value-type="float">
            <text:p>21.875271424</text:p>
          </table:table-cell>
          <table:table-cell/>
          <table:table-cell office:value-type="float" office:value="0.0205000005662" calcext:value-type="float">
            <text:p>0.0205000005662</text:p>
          </table:table-cell>
          <table:table-cell office:value-type="float" office:value="-0.0150499995798" calcext:value-type="float">
            <text:p>-0.0150499995798</text:p>
          </table:table-cell>
          <table:table-cell office:value-type="float" office:value="-0.013919999823" calcext:value-type="float">
            <text:p>-0.013919999823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/>
          <table:table-cell office:value-type="float" office:value="0.2037999928" calcext:value-type="float">
            <text:p>0.2037999928</text:p>
          </table:table-cell>
          <table:table-cell office:value-type="float" office:value="-0.201619997621" calcext:value-type="float">
            <text:p>-0.201619997621</text:p>
          </table:table-cell>
          <table:table-cell office:value-type="float" office:value="0.0276299994439" calcext:value-type="float">
            <text:p>0.0276299994439</text:p>
          </table:table-cell>
          <table:table-cell office:value-type="float" office:value="-0.0118300002068" calcext:value-type="float">
            <text:p>-0.0118300002068</text:p>
          </table:table-cell>
          <table:table-cell/>
          <table:table-cell office:value-type="float" office:value="-1.25223052502" calcext:value-type="float">
            <text:p>-1.25223052502</text:p>
          </table:table-cell>
          <table:table-cell office:value-type="float" office:value="-0.59280616045" calcext:value-type="float">
            <text:p>-0.59280616045</text:p>
          </table:table-cell>
          <table:table-cell office:value-type="float" office:value="-0.893931210041" calcext:value-type="float">
            <text:p>-0.893931210041</text:p>
          </table:table-cell>
        </table:table-row>
        <table:table-row table:style-name="ro1">
          <table:table-cell office:value-type="float" office:value="1.59186522620823E+018" calcext:value-type="float">
            <text:p>1.59186522620823E+018</text:p>
          </table:table-cell>
          <table:table-cell table:formula="of:= ([.A381] - 1.59186520428114E+018) * 0.000000001" office:value-type="float" office:value="21.927095296" calcext:value-type="float">
            <text:p>21.927095296</text:p>
          </table:table-cell>
          <table:table-cell/>
          <table:table-cell office:value-type="float" office:value="0.0303000006825" calcext:value-type="float">
            <text:p>0.0303000006825</text:p>
          </table:table-cell>
          <table:table-cell office:value-type="float" office:value="-0.0272899996489" calcext:value-type="float">
            <text:p>-0.0272899996489</text:p>
          </table:table-cell>
          <table:table-cell office:value-type="float" office:value="-0.0131299998611" calcext:value-type="float">
            <text:p>-0.0131299998611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/>
          <table:table-cell office:value-type="float" office:value="0.240199998021" calcext:value-type="float">
            <text:p>0.240199998021</text:p>
          </table:table-cell>
          <table:table-cell office:value-type="float" office:value="-0.234940007329" calcext:value-type="float">
            <text:p>-0.234940007329</text:p>
          </table:table-cell>
          <table:table-cell office:value-type="float" office:value="0.0499299988151" calcext:value-type="float">
            <text:p>0.0499299988151</text:p>
          </table:table-cell>
          <table:table-cell office:value-type="float" office:value="-0.000469999999041" calcext:value-type="float">
            <text:p>-0.000469999999041</text:p>
          </table:table-cell>
          <table:table-cell/>
          <table:table-cell office:value-type="float" office:value="-1.25564885139" calcext:value-type="float">
            <text:p>-1.25564885139</text:p>
          </table:table-cell>
          <table:table-cell office:value-type="float" office:value="-0.592360913754" calcext:value-type="float">
            <text:p>-0.592360913754</text:p>
          </table:table-cell>
          <table:table-cell office:value-type="float" office:value="-0.894042909145" calcext:value-type="float">
            <text:p>-0.894042909145</text:p>
          </table:table-cell>
        </table:table-row>
        <table:table-row table:style-name="ro1">
          <table:table-cell office:value-type="float" office:value="1.59186522625962E+018" calcext:value-type="float">
            <text:p>1.59186522625962E+018</text:p>
          </table:table-cell>
          <table:table-cell table:formula="of:= ([.A382] - 1.59186520428114E+018) * 0.000000001" office:value-type="float" office:value="21.978485504" calcext:value-type="float">
            <text:p>21.978485504</text:p>
          </table:table-cell>
          <table:table-cell/>
          <table:table-cell office:value-type="float" office:value="0.0395000018179" calcext:value-type="float">
            <text:p>0.0395000018179</text:p>
          </table:table-cell>
          <table:table-cell office:value-type="float" office:value="-0.0392200015485" calcext:value-type="float">
            <text:p>-0.0392200015485</text:p>
          </table:table-cell>
          <table:table-cell office:value-type="float" office:value="-0.00447000004351" calcext:value-type="float">
            <text:p>-0.00447000004351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25569999218" calcext:value-type="float">
            <text:p>0.25569999218</text:p>
          </table:table-cell>
          <table:table-cell office:value-type="float" office:value="-0.21073000133" calcext:value-type="float">
            <text:p>-0.21073000133</text:p>
          </table:table-cell>
          <table:table-cell office:value-type="float" office:value="0.14455999434" calcext:value-type="float">
            <text:p>0.14455999434</text:p>
          </table:table-cell>
          <table:table-cell office:value-type="float" office:value="0.00780999986455" calcext:value-type="float">
            <text:p>0.00780999986455</text:p>
          </table:table-cell>
          <table:table-cell/>
          <table:table-cell office:value-type="float" office:value="-1.25883603096" calcext:value-type="float">
            <text:p>-1.25883603096</text:p>
          </table:table-cell>
          <table:table-cell office:value-type="float" office:value="-0.589501202106" calcext:value-type="float">
            <text:p>-0.589501202106</text:p>
          </table:table-cell>
          <table:table-cell office:value-type="float" office:value="-0.893919765949" calcext:value-type="float">
            <text:p>-0.893919765949</text:p>
          </table:table-cell>
        </table:table-row>
        <table:table-row table:style-name="ro1">
          <table:table-cell office:value-type="float" office:value="1.59186522631139E+018" calcext:value-type="float">
            <text:p>1.59186522631139E+018</text:p>
          </table:table-cell>
          <table:table-cell table:formula="of:= ([.A383] - 1.59186520428114E+018) * 0.000000001" office:value-type="float" office:value="22.03025536" calcext:value-type="float">
            <text:p>22.03025536</text:p>
          </table:table-cell>
          <table:table-cell/>
          <table:table-cell office:value-type="float" office:value="0.047499999404" calcext:value-type="float">
            <text:p>0.047499999404</text:p>
          </table:table-cell>
          <table:table-cell office:value-type="float" office:value="-0.0469399988651" calcext:value-type="float">
            <text:p>-0.0469399988651</text:p>
          </table:table-cell>
          <table:table-cell office:value-type="float" office:value="0.0071600000374" calcext:value-type="float">
            <text:p>0.0071600000374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260500013828" calcext:value-type="float">
            <text:p>0.260500013828</text:p>
          </table:table-cell>
          <table:table-cell office:value-type="float" office:value="-0.138820007443" calcext:value-type="float">
            <text:p>-0.138820007443</text:p>
          </table:table-cell>
          <table:table-cell office:value-type="float" office:value="0.22036999464" calcext:value-type="float">
            <text:p>0.22036999464</text:p>
          </table:table-cell>
          <table:table-cell office:value-type="float" office:value="0.0039800000377" calcext:value-type="float">
            <text:p>0.0039800000377</text:p>
          </table:table-cell>
          <table:table-cell/>
          <table:table-cell office:value-type="float" office:value="-1.26128935814" calcext:value-type="float">
            <text:p>-1.26128935814</text:p>
          </table:table-cell>
          <table:table-cell office:value-type="float" office:value="-0.586387395859" calcext:value-type="float">
            <text:p>-0.586387395859</text:p>
          </table:table-cell>
          <table:table-cell office:value-type="float" office:value="-0.893950819969" calcext:value-type="float">
            <text:p>-0.893950819969</text:p>
          </table:table-cell>
        </table:table-row>
        <table:table-row table:style-name="ro1">
          <table:table-cell office:value-type="float" office:value="1.59186522641351E+018" calcext:value-type="float">
            <text:p>1.59186522641351E+018</text:p>
          </table:table-cell>
          <table:table-cell table:formula="of:= ([.A384] - 1.59186520428114E+018) * 0.000000001" office:value-type="float" office:value="22.132368384" calcext:value-type="float">
            <text:p>22.132368384</text:p>
          </table:table-cell>
          <table:table-cell/>
          <table:table-cell office:value-type="float" office:value="0.0509000010788" calcext:value-type="float">
            <text:p>0.0509000010788</text:p>
          </table:table-cell>
          <table:table-cell office:value-type="float" office:value="-0.0466100014746" calcext:value-type="float">
            <text:p>-0.0466100014746</text:p>
          </table:table-cell>
          <table:table-cell office:value-type="float" office:value="0.0204700008035" calcext:value-type="float">
            <text:p>0.0204700008035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153600007296" calcext:value-type="float">
            <text:p>0.153600007296</text:p>
          </table:table-cell>
          <table:table-cell office:value-type="float" office:value="-0.0247000008821" calcext:value-type="float">
            <text:p>-0.0247000008821</text:p>
          </table:table-cell>
          <table:table-cell office:value-type="float" office:value="0.151639997959" calcext:value-type="float">
            <text:p>0.151639997959</text:p>
          </table:table-cell>
          <table:table-cell office:value-type="float" office:value="-0.000850000011269" calcext:value-type="float">
            <text:p>-0.000850000011269</text:p>
          </table:table-cell>
          <table:table-cell/>
          <table:table-cell office:value-type="float" office:value="-1.26276600361" calcext:value-type="float">
            <text:p>-1.26276600361</text:p>
          </table:table-cell>
          <table:table-cell office:value-type="float" office:value="-0.581693530083" calcext:value-type="float">
            <text:p>-0.581693530083</text:p>
          </table:table-cell>
          <table:table-cell office:value-type="float" office:value="-0.893976032734" calcext:value-type="float">
            <text:p>-0.893976032734</text:p>
          </table:table-cell>
        </table:table-row>
        <table:table-row table:style-name="ro1">
          <table:table-cell office:value-type="float" office:value="1.59186522646565E+018" calcext:value-type="float">
            <text:p>1.59186522646565E+018</text:p>
          </table:table-cell>
          <table:table-cell table:formula="of:= ([.A385] - 1.59186520428114E+018) * 0.000000001" office:value-type="float" office:value="22.184515072" calcext:value-type="float">
            <text:p>22.184515072</text:p>
          </table:table-cell>
          <table:table-cell/>
          <table:table-cell office:value-type="float" office:value="0.0515000000596" calcext:value-type="float">
            <text:p>0.0515000000596</text:p>
          </table:table-cell>
          <table:table-cell office:value-type="float" office:value="-0.0445399992168" calcext:value-type="float">
            <text:p>-0.0445399992168</text:p>
          </table:table-cell>
          <table:table-cell office:value-type="float" office:value="0.0259199999273" calcext:value-type="float">
            <text:p>0.0259199999273</text:p>
          </table:table-cell>
          <table:table-cell table:style-name="Default" office:value-type="float" office:value="-0.000319999991916" calcext:value-type="float">
            <text:p>-0.000319999991916</text:p>
          </table:table-cell>
          <table:table-cell/>
          <table:table-cell office:value-type="float" office:value="0.0961000025272" calcext:value-type="float">
            <text:p>0.0961000025272</text:p>
          </table:table-cell>
          <table:table-cell office:value-type="float" office:value="0.0436300002038" calcext:value-type="float">
            <text:p>0.0436300002038</text:p>
          </table:table-cell>
          <table:table-cell office:value-type="float" office:value="0.0856399983168" calcext:value-type="float">
            <text:p>0.0856399983168</text:p>
          </table:table-cell>
          <table:table-cell office:value-type="float" office:value="0.00200999993831" calcext:value-type="float">
            <text:p>0.00200999993831</text:p>
          </table:table-cell>
          <table:table-cell/>
          <table:table-cell office:value-type="float" office:value="-1.26181674004" calcext:value-type="float">
            <text:p>-1.26181674004</text:p>
          </table:table-cell>
          <table:table-cell office:value-type="float" office:value="-0.581659793854" calcext:value-type="float">
            <text:p>-0.581659793854</text:p>
          </table:table-cell>
          <table:table-cell office:value-type="float" office:value="-0.894071102142" calcext:value-type="float">
            <text:p>-0.894071102142</text:p>
          </table:table-cell>
        </table:table-row>
        <table:table-row table:style-name="ro1">
          <table:table-cell office:value-type="float" office:value="1.59186522651704E+018" calcext:value-type="float">
            <text:p>1.59186522651704E+018</text:p>
          </table:table-cell>
          <table:table-cell table:formula="of:= ([.A386] - 1.59186520428114E+018) * 0.000000001" office:value-type="float" office:value="22.23590016" calcext:value-type="float">
            <text:p>22.23590016</text:p>
          </table:table-cell>
          <table:table-cell/>
          <table:table-cell office:value-type="float" office:value="0.0456000007689" calcext:value-type="float">
            <text:p>0.0456000007689</text:p>
          </table:table-cell>
          <table:table-cell office:value-type="float" office:value="-0.0378899984062" calcext:value-type="float">
            <text:p>-0.0378899984062</text:p>
          </table:table-cell>
          <table:table-cell office:value-type="float" office:value="0.0253599993885" calcext:value-type="float">
            <text:p>0.0253599993885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21799997985" calcext:value-type="float">
            <text:p>0.121799997985</text:p>
          </table:table-cell>
          <table:table-cell office:value-type="float" office:value="0.121009998024" calcext:value-type="float">
            <text:p>0.121009998024</text:p>
          </table:table-cell>
          <table:table-cell office:value-type="float" office:value="0.0134699996561" calcext:value-type="float">
            <text:p>0.0134699996561</text:p>
          </table:table-cell>
          <table:table-cell office:value-type="float" office:value="-0.000460000010207" calcext:value-type="float">
            <text:p>-0.000460000010207</text:p>
          </table:table-cell>
          <table:table-cell/>
          <table:table-cell office:value-type="float" office:value="-1.25924491882" calcext:value-type="float">
            <text:p>-1.25924491882</text:p>
          </table:table-cell>
          <table:table-cell office:value-type="float" office:value="-0.583252847195" calcext:value-type="float">
            <text:p>-0.583252847195</text:p>
          </table:table-cell>
          <table:table-cell office:value-type="float" office:value="-0.893976688385" calcext:value-type="float">
            <text:p>-0.893976688385</text:p>
          </table:table-cell>
        </table:table-row>
        <table:table-row table:style-name="ro1">
          <table:table-cell office:value-type="float" office:value="1.59186522656886E+018" calcext:value-type="float">
            <text:p>1.59186522656886E+018</text:p>
          </table:table-cell>
          <table:table-cell table:formula="of:= ([.A387] - 1.59186520428114E+018) * 0.000000001" office:value-type="float" office:value="22.2877184" calcext:value-type="float">
            <text:p>22.2877184</text:p>
          </table:table-cell>
          <table:table-cell/>
          <table:table-cell office:value-type="float" office:value="0.035000000149" calcext:value-type="float">
            <text:p>0.035000000149</text:p>
          </table:table-cell>
          <table:table-cell office:value-type="float" office:value="-0.0270199999213" calcext:value-type="float">
            <text:p>-0.0270199999213</text:p>
          </table:table-cell>
          <table:table-cell office:value-type="float" office:value="0.0222699996084" calcext:value-type="float">
            <text:p>0.0222699996084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97799995542" calcext:value-type="float">
            <text:p>0.197799995542</text:p>
          </table:table-cell>
          <table:table-cell office:value-type="float" office:value="0.194370001554" calcext:value-type="float">
            <text:p>0.194370001554</text:p>
          </table:table-cell>
          <table:table-cell office:value-type="float" office:value="-0.035640001297" calcext:value-type="float">
            <text:p>-0.035640001297</text:p>
          </table:table-cell>
          <table:table-cell office:value-type="float" office:value="-0.00868999958038" calcext:value-type="float">
            <text:p>-0.00868999958038</text:p>
          </table:table-cell>
          <table:table-cell/>
          <table:table-cell office:value-type="float" office:value="-1.25578570366" calcext:value-type="float">
            <text:p>-1.25578570366</text:p>
          </table:table-cell>
          <table:table-cell office:value-type="float" office:value="-0.585387170315" calcext:value-type="float">
            <text:p>-0.585387170315</text:p>
          </table:table-cell>
          <table:table-cell office:value-type="float" office:value="-0.893919467926" calcext:value-type="float">
            <text:p>-0.893919467926</text:p>
          </table:table-cell>
        </table:table-row>
        <table:table-row table:style-name="ro1">
          <table:table-cell office:value-type="float" office:value="1.59186522662101E+018" calcext:value-type="float">
            <text:p>1.59186522662101E+018</text:p>
          </table:table-cell>
          <table:table-cell table:formula="of:= ([.A388] - 1.59186520428114E+018) * 0.000000001" office:value-type="float" office:value="22.339875328" calcext:value-type="float">
            <text:p>22.339875328</text:p>
          </table:table-cell>
          <table:table-cell/>
          <table:table-cell office:value-type="float" office:value="0.0238000005484" calcext:value-type="float">
            <text:p>0.0238000005484</text:p>
          </table:table-cell>
          <table:table-cell office:value-type="float" office:value="-0.0146700004116" calcext:value-type="float">
            <text:p>-0.0146700004116</text:p>
          </table:table-cell>
          <table:table-cell office:value-type="float" office:value="0.0187599994242" calcext:value-type="float">
            <text:p>0.0187599994242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/>
          <table:table-cell office:value-type="float" office:value="0.245800003409" calcext:value-type="float">
            <text:p>0.245800003409</text:p>
          </table:table-cell>
          <table:table-cell office:value-type="float" office:value="0.235259994864" calcext:value-type="float">
            <text:p>0.235259994864</text:p>
          </table:table-cell>
          <table:table-cell office:value-type="float" office:value="-0.0712699964643" calcext:value-type="float">
            <text:p>-0.0712699964643</text:p>
          </table:table-cell>
          <table:table-cell office:value-type="float" office:value="-0.00356000009924" calcext:value-type="float">
            <text:p>-0.00356000009924</text:p>
          </table:table-cell>
          <table:table-cell/>
          <table:table-cell office:value-type="float" office:value="-1.25208568573" calcext:value-type="float">
            <text:p>-1.25208568573</text:p>
          </table:table-cell>
          <table:table-cell office:value-type="float" office:value="-0.587553203106" calcext:value-type="float">
            <text:p>-0.587553203106</text:p>
          </table:table-cell>
          <table:table-cell office:value-type="float" office:value="-0.893932342529" calcext:value-type="float">
            <text:p>-0.893932342529</text:p>
          </table:table-cell>
        </table:table-row>
        <table:table-row table:style-name="ro1">
          <table:table-cell office:value-type="float" office:value="1.59186522667333E+018" calcext:value-type="float">
            <text:p>1.59186522667333E+018</text:p>
          </table:table-cell>
          <table:table-cell table:formula="of:= ([.A389] - 1.59186520428114E+018) * 0.000000001" office:value-type="float" office:value="22.392195072" calcext:value-type="float">
            <text:p>22.392195072</text:p>
          </table:table-cell>
          <table:table-cell/>
          <table:table-cell office:value-type="float" office:value="0.00810000021011" calcext:value-type="float">
            <text:p>0.00810000021011</text:p>
          </table:table-cell>
          <table:table-cell office:value-type="float" office:value="0.00144999998156" calcext:value-type="float">
            <text:p>0.00144999998156</text:p>
          </table:table-cell>
          <table:table-cell office:value-type="float" office:value="0.00796999968588" calcext:value-type="float">
            <text:p>0.00796999968588</text:p>
          </table:table-cell>
          <table:table-cell table:style-name="Default" office:value-type="float" office:value="-0.000220000001718" calcext:value-type="float">
            <text:p>-0.000220000001718</text:p>
          </table:table-cell>
          <table:table-cell/>
          <table:table-cell office:value-type="float" office:value="0.264499992132" calcext:value-type="float">
            <text:p>0.264499992132</text:p>
          </table:table-cell>
          <table:table-cell office:value-type="float" office:value="0.211390003562" calcext:value-type="float">
            <text:p>0.211390003562</text:p>
          </table:table-cell>
          <table:table-cell office:value-type="float" office:value="-0.158659994602" calcext:value-type="float">
            <text:p>-0.158659994602</text:p>
          </table:table-cell>
          <table:table-cell office:value-type="float" office:value="-0.00884999986738" calcext:value-type="float">
            <text:p>-0.00884999986738</text:p>
          </table:table-cell>
          <table:table-cell/>
          <table:table-cell office:value-type="float" office:value="-1.24830293655" calcext:value-type="float">
            <text:p>-1.24830293655</text:p>
          </table:table-cell>
          <table:table-cell office:value-type="float" office:value="-0.589736044407" calcext:value-type="float">
            <text:p>-0.589736044407</text:p>
          </table:table-cell>
          <table:table-cell office:value-type="float" office:value="-0.893946290016" calcext:value-type="float">
            <text:p>-0.893946290016</text:p>
          </table:table-cell>
        </table:table-row>
        <table:table-row table:style-name="ro1">
          <table:table-cell office:value-type="float" office:value="1.59186522672549E+018" calcext:value-type="float">
            <text:p>1.59186522672549E+018</text:p>
          </table:table-cell>
          <table:table-cell table:formula="of:= ([.A390] - 1.59186520428114E+018) * 0.000000001" office:value-type="float" office:value="22.444356096" calcext:value-type="float">
            <text:p>22.444356096</text:p>
          </table:table-cell>
          <table:table-cell/>
          <table:table-cell office:value-type="float" office:value="0.0131999999285" calcext:value-type="float">
            <text:p>0.0131999999285</text:p>
          </table:table-cell>
          <table:table-cell office:value-type="float" office:value="0.0131200002506" calcext:value-type="float">
            <text:p>0.0131200002506</text:p>
          </table:table-cell>
          <table:table-cell office:value-type="float" office:value="0.00179000000935" calcext:value-type="float">
            <text:p>0.00179000000935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259000003338" calcext:value-type="float">
            <text:p>0.259000003338</text:p>
          </table:table-cell>
          <table:table-cell office:value-type="float" office:value="0.234129995108" calcext:value-type="float">
            <text:p>0.234129995108</text:p>
          </table:table-cell>
          <table:table-cell office:value-type="float" office:value="-0.110650002956" calcext:value-type="float">
            <text:p>-0.110650002956</text:p>
          </table:table-cell>
          <table:table-cell office:value-type="float" office:value="0.00543999997899" calcext:value-type="float">
            <text:p>0.00543999997899</text:p>
          </table:table-cell>
          <table:table-cell/>
          <table:table-cell office:value-type="float" office:value="-1.24476563931" calcext:value-type="float">
            <text:p>-1.24476563931</text:p>
          </table:table-cell>
          <table:table-cell office:value-type="float" office:value="-0.591789066792" calcext:value-type="float">
            <text:p>-0.591789066792</text:p>
          </table:table-cell>
          <table:table-cell office:value-type="float" office:value="-0.893962562084" calcext:value-type="float">
            <text:p>-0.893962562084</text:p>
          </table:table-cell>
        </table:table-row>
        <table:table-row table:style-name="ro1">
          <table:table-cell office:value-type="float" office:value="1.5918652267781E+018" calcext:value-type="float">
            <text:p>1.5918652267781E+018</text:p>
          </table:table-cell>
          <table:table-cell table:formula="of:= ([.A391] - 1.59186520428114E+018) * 0.000000001" office:value-type="float" office:value="22.496965376" calcext:value-type="float">
            <text:p>22.496965376</text:p>
          </table:table-cell>
          <table:table-cell/>
          <table:table-cell office:value-type="float" office:value="0.0258000008762" calcext:value-type="float">
            <text:p>0.0258000008762</text:p>
          </table:table-cell>
          <table:table-cell office:value-type="float" office:value="0.0256399996579" calcext:value-type="float">
            <text:p>0.0256399996579</text:p>
          </table:table-cell>
          <table:table-cell office:value-type="float" office:value="-0.00276000006124" calcext:value-type="float">
            <text:p>-0.00276000006124</text:p>
          </table:table-cell>
          <table:table-cell table:style-name="Default" office:value-type="float" office:value="0.000180000002729" calcext:value-type="float">
            <text:p>0.000180000002729</text:p>
          </table:table-cell>
          <table:table-cell/>
          <table:table-cell office:value-type="float" office:value="0.266900002956" calcext:value-type="float">
            <text:p>0.266900002956</text:p>
          </table:table-cell>
          <table:table-cell office:value-type="float" office:value="0.240700006485" calcext:value-type="float">
            <text:p>0.240700006485</text:p>
          </table:table-cell>
          <table:table-cell office:value-type="float" office:value="-0.115280002356" calcext:value-type="float">
            <text:p>-0.115280002356</text:p>
          </table:table-cell>
          <table:table-cell office:value-type="float" office:value="0.00221000006422" calcext:value-type="float">
            <text:p>0.00221000006422</text:p>
          </table:table-cell>
          <table:table-cell/>
          <table:table-cell office:value-type="float" office:value="-1.24103534222" calcext:value-type="float">
            <text:p>-1.24103534222</text:p>
          </table:table-cell>
          <table:table-cell office:value-type="float" office:value="-0.593934774399" calcext:value-type="float">
            <text:p>-0.593934774399</text:p>
          </table:table-cell>
          <table:table-cell office:value-type="float" office:value="-0.893941640854" calcext:value-type="float">
            <text:p>-0.893941640854</text:p>
          </table:table-cell>
        </table:table-row>
        <table:table-row table:style-name="ro1">
          <table:table-cell office:value-type="float" office:value="1.59186522683043E+018" calcext:value-type="float">
            <text:p>1.59186522683043E+018</text:p>
          </table:table-cell>
          <table:table-cell table:formula="of:= ([.A392] - 1.59186520428114E+018) * 0.000000001" office:value-type="float" office:value="22.549293568" calcext:value-type="float">
            <text:p>22.549293568</text:p>
          </table:table-cell>
          <table:table-cell/>
          <table:table-cell office:value-type="float" office:value="0.0390999987721" calcext:value-type="float">
            <text:p>0.0390999987721</text:p>
          </table:table-cell>
          <table:table-cell office:value-type="float" office:value="0.037420000881" calcext:value-type="float">
            <text:p>0.037420000881</text:p>
          </table:table-cell>
          <table:table-cell office:value-type="float" office:value="-0.0113899996504" calcext:value-type="float">
            <text:p>-0.0113899996504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25339999795" calcext:value-type="float">
            <text:p>0.25339999795</text:p>
          </table:table-cell>
          <table:table-cell office:value-type="float" office:value="0.218710005283" calcext:value-type="float">
            <text:p>0.218710005283</text:p>
          </table:table-cell>
          <table:table-cell office:value-type="float" office:value="-0.12784999609" calcext:value-type="float">
            <text:p>-0.12784999609</text:p>
          </table:table-cell>
          <table:table-cell office:value-type="float" office:value="-0.00731999985874" calcext:value-type="float">
            <text:p>-0.00731999985874</text:p>
          </table:table-cell>
          <table:table-cell/>
          <table:table-cell office:value-type="float" office:value="-1.23747754097" calcext:value-type="float">
            <text:p>-1.23747754097</text:p>
          </table:table-cell>
          <table:table-cell office:value-type="float" office:value="-0.596000015736" calcext:value-type="float">
            <text:p>-0.596000015736</text:p>
          </table:table-cell>
          <table:table-cell office:value-type="float" office:value="-0.893943011761" calcext:value-type="float">
            <text:p>-0.893943011761</text:p>
          </table:table-cell>
        </table:table-row>
        <table:table-row table:style-name="ro1">
          <table:table-cell office:value-type="float" office:value="1.5918652268827E+018" calcext:value-type="float">
            <text:p>1.5918652268827E+018</text:p>
          </table:table-cell>
          <table:table-cell table:formula="of:= ([.A393] - 1.59186520428114E+018) * 0.000000001" office:value-type="float" office:value="22.601562112" calcext:value-type="float">
            <text:p>22.601562112</text:p>
          </table:table-cell>
          <table:table-cell/>
          <table:table-cell office:value-type="float" office:value="0.0502999983728" calcext:value-type="float">
            <text:p>0.0502999983728</text:p>
          </table:table-cell>
          <table:table-cell office:value-type="float" office:value="0.0461699999869" calcext:value-type="float">
            <text:p>0.0461699999869</text:p>
          </table:table-cell>
          <table:table-cell office:value-type="float" office:value="-0.0198400001973" calcext:value-type="float">
            <text:p>-0.0198400001973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/>
          <table:table-cell office:value-type="float" office:value="0.23409999907" calcext:value-type="float">
            <text:p>0.23409999907</text:p>
          </table:table-cell>
          <table:table-cell office:value-type="float" office:value="0.170200005174" calcext:value-type="float">
            <text:p>0.170200005174</text:p>
          </table:table-cell>
          <table:table-cell office:value-type="float" office:value="-0.160679996014" calcext:value-type="float">
            <text:p>-0.160679996014</text:p>
          </table:table-cell>
          <table:table-cell office:value-type="float" office:value="-0.0054999999702" calcext:value-type="float">
            <text:p>-0.0054999999702</text:p>
          </table:table-cell>
          <table:table-cell/>
          <table:table-cell office:value-type="float" office:value="-1.23491311073" calcext:value-type="float">
            <text:p>-1.23491311073</text:p>
          </table:table-cell>
          <table:table-cell office:value-type="float" office:value="-0.597723782063" calcext:value-type="float">
            <text:p>-0.597723782063</text:p>
          </table:table-cell>
          <table:table-cell office:value-type="float" office:value="-0.893855988979" calcext:value-type="float">
            <text:p>-0.893855988979</text:p>
          </table:table-cell>
        </table:table-row>
        <table:table-row table:style-name="ro1">
          <table:table-cell office:value-type="float" office:value="1.59186522693637E+018" calcext:value-type="float">
            <text:p>1.59186522693637E+018</text:p>
          </table:table-cell>
          <table:table-cell table:formula="of:= ([.A394] - 1.59186520428114E+018) * 0.000000001" office:value-type="float" office:value="22.655232" calcext:value-type="float">
            <text:p>22.655232</text:p>
          </table:table-cell>
          <table:table-cell/>
          <table:table-cell office:value-type="float" office:value="0.063299998641" calcext:value-type="float">
            <text:p>0.063299998641</text:p>
          </table:table-cell>
          <table:table-cell office:value-type="float" office:value="0.0550800003111" calcext:value-type="float">
            <text:p>0.0550800003111</text:p>
          </table:table-cell>
          <table:table-cell office:value-type="float" office:value="-0.0310900006443" calcext:value-type="float">
            <text:p>-0.031090000644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55799998343" calcext:value-type="float">
            <text:p>0.055799998343</text:p>
          </table:table-cell>
          <table:table-cell office:value-type="float" office:value="0.0173099990934" calcext:value-type="float">
            <text:p>0.0173099990934</text:p>
          </table:table-cell>
          <table:table-cell office:value-type="float" office:value="-0.0524699985981" calcext:value-type="float">
            <text:p>-0.0524699985981</text:p>
          </table:table-cell>
          <table:table-cell office:value-type="float" office:value="0.00757999997586" calcext:value-type="float">
            <text:p>0.00757999997586</text:p>
          </table:table-cell>
          <table:table-cell/>
          <table:table-cell office:value-type="float" office:value="-1.2339656353" calcext:value-type="float">
            <text:p>-1.2339656353</text:p>
          </table:table-cell>
          <table:table-cell office:value-type="float" office:value="-0.597949922085" calcext:value-type="float">
            <text:p>-0.597949922085</text:p>
          </table:table-cell>
          <table:table-cell office:value-type="float" office:value="-0.893973827362" calcext:value-type="float">
            <text:p>-0.893973827362</text:p>
          </table:table-cell>
        </table:table-row>
        <table:table-row table:style-name="ro1">
          <table:table-cell office:value-type="float" office:value="1.59186522698774E+018" calcext:value-type="float">
            <text:p>1.59186522698774E+018</text:p>
          </table:table-cell>
          <table:table-cell table:formula="of:= ([.A395] - 1.59186520428114E+018) * 0.000000001" office:value-type="float" office:value="22.70660736" calcext:value-type="float">
            <text:p>22.70660736</text:p>
          </table:table-cell>
          <table:table-cell/>
          <table:table-cell office:value-type="float" office:value="0.0619000010192" calcext:value-type="float">
            <text:p>0.0619000010192</text:p>
          </table:table-cell>
          <table:table-cell office:value-type="float" office:value="0.0533800013363" calcext:value-type="float">
            <text:p>0.0533800013363</text:p>
          </table:table-cell>
          <table:table-cell office:value-type="float" office:value="-0.03125" calcext:value-type="float">
            <text:p>-0.03125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/>
          <table:table-cell office:value-type="float" office:value="0.0392999984324" calcext:value-type="float">
            <text:p>0.0392999984324</text:p>
          </table:table-cell>
          <table:table-cell office:value-type="float" office:value="-0.0387299992144" calcext:value-type="float">
            <text:p>-0.0387299992144</text:p>
          </table:table-cell>
          <table:table-cell office:value-type="float" office:value="0.00627999985591" calcext:value-type="float">
            <text:p>0.00627999985591</text:p>
          </table:table-cell>
          <table:table-cell office:value-type="float" office:value="0.00218999991193" calcext:value-type="float">
            <text:p>0.00218999991193</text:p>
          </table:table-cell>
          <table:table-cell/>
          <table:table-cell office:value-type="float" office:value="-1.23394906521" calcext:value-type="float">
            <text:p>-1.23394906521</text:p>
          </table:table-cell>
          <table:table-cell office:value-type="float" office:value="-0.597974956036" calcext:value-type="float">
            <text:p>-0.597974956036</text:p>
          </table:table-cell>
          <table:table-cell office:value-type="float" office:value="-0.893973350525" calcext:value-type="float">
            <text:p>-0.893973350525</text:p>
          </table:table-cell>
        </table:table-row>
        <table:table-row table:style-name="ro1">
          <table:table-cell office:value-type="float" office:value="1.59186522703957E+018" calcext:value-type="float">
            <text:p>1.59186522703957E+018</text:p>
          </table:table-cell>
          <table:table-cell table:formula="of:= ([.A396] - 1.59186520428114E+018) * 0.000000001" office:value-type="float" office:value="22.758436096" calcext:value-type="float">
            <text:p>22.758436096</text:p>
          </table:table-cell>
          <table:table-cell/>
          <table:table-cell office:value-type="float" office:value="0.0560000017285" calcext:value-type="float">
            <text:p>0.0560000017285</text:p>
          </table:table-cell>
          <table:table-cell office:value-type="float" office:value="0.0483600012958" calcext:value-type="float">
            <text:p>0.0483600012958</text:p>
          </table:table-cell>
          <table:table-cell office:value-type="float" office:value="-0.0283199995756" calcext:value-type="float">
            <text:p>-0.0283199995756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0940999984741" calcext:value-type="float">
            <text:p>0.0940999984741</text:p>
          </table:table-cell>
          <table:table-cell office:value-type="float" office:value="-0.0877799987793" calcext:value-type="float">
            <text:p>-0.0877799987793</text:p>
          </table:table-cell>
          <table:table-cell office:value-type="float" office:value="0.0336599983275" calcext:value-type="float">
            <text:p>0.0336599983275</text:p>
          </table:table-cell>
          <table:table-cell office:value-type="float" office:value="0.00408999994397" calcext:value-type="float">
            <text:p>0.00408999994397</text:p>
          </table:table-cell>
          <table:table-cell/>
          <table:table-cell office:value-type="float" office:value="-1.23397660255" calcext:value-type="float">
            <text:p>-1.23397660255</text:p>
          </table:table-cell>
          <table:table-cell office:value-type="float" office:value="-0.598049402237" calcext:value-type="float">
            <text:p>-0.598049402237</text:p>
          </table:table-cell>
          <table:table-cell office:value-type="float" office:value="-0.893958926201" calcext:value-type="float">
            <text:p>-0.893958926201</text:p>
          </table:table-cell>
        </table:table-row>
        <table:table-row table:style-name="ro1">
          <table:table-cell office:value-type="float" office:value="1.59186522709097E+018" calcext:value-type="float">
            <text:p>1.59186522709097E+018</text:p>
          </table:table-cell>
          <table:table-cell table:formula="of:= ([.A397] - 1.59186520428114E+018) * 0.000000001" office:value-type="float" office:value="22.80983552" calcext:value-type="float">
            <text:p>22.80983552</text:p>
          </table:table-cell>
          <table:table-cell/>
          <table:table-cell office:value-type="float" office:value="0.0496000014246" calcext:value-type="float">
            <text:p>0.0496000014246</text:p>
          </table:table-cell>
          <table:table-cell office:value-type="float" office:value="0.041400000453" calcext:value-type="float">
            <text:p>0.041400000453</text:p>
          </table:table-cell>
          <table:table-cell office:value-type="float" office:value="-0.0273100007325" calcext:value-type="float">
            <text:p>-0.0273100007325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151199996471" calcext:value-type="float">
            <text:p>0.151199996471</text:p>
          </table:table-cell>
          <table:table-cell office:value-type="float" office:value="-0.150079995394" calcext:value-type="float">
            <text:p>-0.150079995394</text:p>
          </table:table-cell>
          <table:table-cell office:value-type="float" office:value="-0.0184300001711" calcext:value-type="float">
            <text:p>-0.0184300001711</text:p>
          </table:table-cell>
          <table:table-cell office:value-type="float" office:value="-0.00341999996454" calcext:value-type="float">
            <text:p>-0.00341999996454</text:p>
          </table:table-cell>
          <table:table-cell/>
          <table:table-cell office:value-type="float" office:value="-1.23417186737" calcext:value-type="float">
            <text:p>-1.23417186737</text:p>
          </table:table-cell>
          <table:table-cell office:value-type="float" office:value="-0.59964710474" calcext:value-type="float">
            <text:p>-0.59964710474</text:p>
          </table:table-cell>
          <table:table-cell office:value-type="float" office:value="-0.893853187561" calcext:value-type="float">
            <text:p>-0.893853187561</text:p>
          </table:table-cell>
        </table:table-row>
        <table:table-row table:style-name="ro1">
          <table:table-cell office:value-type="float" office:value="1.5918652271922E+018" calcext:value-type="float">
            <text:p>1.5918652271922E+018</text:p>
          </table:table-cell>
          <table:table-cell table:formula="of:= ([.A398] - 1.59186520428114E+018) * 0.000000001" office:value-type="float" office:value="22.911065344" calcext:value-type="float">
            <text:p>22.911065344</text:p>
          </table:table-cell>
          <table:table-cell/>
          <table:table-cell office:value-type="float" office:value="0.0370000004768" calcext:value-type="float">
            <text:p>0.0370000004768</text:p>
          </table:table-cell>
          <table:table-cell office:value-type="float" office:value="0.0233699996024" calcext:value-type="float">
            <text:p>0.0233699996024</text:p>
          </table:table-cell>
          <table:table-cell office:value-type="float" office:value="-0.0287200007588" calcext:value-type="float">
            <text:p>-0.0287200007588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250200003386" calcext:value-type="float">
            <text:p>0.250200003386</text:p>
          </table:table-cell>
          <table:table-cell office:value-type="float" office:value="-0.248459994793" calcext:value-type="float">
            <text:p>-0.248459994793</text:p>
          </table:table-cell>
          <table:table-cell office:value-type="float" office:value="0.0293499995023" calcext:value-type="float">
            <text:p>0.0293499995023</text:p>
          </table:table-cell>
          <table:table-cell office:value-type="float" office:value="0.00476999999955" calcext:value-type="float">
            <text:p>0.00476999999955</text:p>
          </table:table-cell>
          <table:table-cell/>
          <table:table-cell office:value-type="float" office:value="-1.23873627186" calcext:value-type="float">
            <text:p>-1.23873627186</text:p>
          </table:table-cell>
          <table:table-cell office:value-type="float" office:value="-0.60396027565" calcext:value-type="float">
            <text:p>-0.60396027565</text:p>
          </table:table-cell>
          <table:table-cell office:value-type="float" office:value="-0.893966913223" calcext:value-type="float">
            <text:p>-0.893966913223</text:p>
          </table:table-cell>
        </table:table-row>
        <table:table-row table:style-name="ro1">
          <table:table-cell office:value-type="float" office:value="1.59186522724347E+018" calcext:value-type="float">
            <text:p>1.59186522724347E+018</text:p>
          </table:table-cell>
          <table:table-cell table:formula="of:= ([.A399] - 1.59186520428114E+018) * 0.000000001" office:value-type="float" office:value="22.96233728" calcext:value-type="float">
            <text:p>22.96233728</text:p>
          </table:table-cell>
          <table:table-cell/>
          <table:table-cell office:value-type="float" office:value="0.0265999995172" calcext:value-type="float">
            <text:p>0.0265999995172</text:p>
          </table:table-cell>
          <table:table-cell office:value-type="float" office:value="0.00920000020415" calcext:value-type="float">
            <text:p>0.00920000020415</text:p>
          </table:table-cell>
          <table:table-cell office:value-type="float" office:value="-0.0250100009143" calcext:value-type="float">
            <text:p>-0.0250100009143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269899994135" calcext:value-type="float">
            <text:p>0.269899994135</text:p>
          </table:table-cell>
          <table:table-cell office:value-type="float" office:value="-0.263520002365" calcext:value-type="float">
            <text:p>-0.263520002365</text:p>
          </table:table-cell>
          <table:table-cell office:value-type="float" office:value="0.0580700002611" calcext:value-type="float">
            <text:p>0.0580700002611</text:p>
          </table:table-cell>
          <table:table-cell office:value-type="float" office:value="0.00639999983832" calcext:value-type="float">
            <text:p>0.00639999983832</text:p>
          </table:table-cell>
          <table:table-cell/>
          <table:table-cell office:value-type="float" office:value="-1.24305737019" calcext:value-type="float">
            <text:p>-1.24305737019</text:p>
          </table:table-cell>
          <table:table-cell office:value-type="float" office:value="-0.603992581367" calcext:value-type="float">
            <text:p>-0.603992581367</text:p>
          </table:table-cell>
          <table:table-cell office:value-type="float" office:value="-0.893970727921" calcext:value-type="float">
            <text:p>-0.893970727921</text:p>
          </table:table-cell>
        </table:table-row>
        <table:table-row table:style-name="ro1">
          <table:table-cell office:value-type="float" office:value="1.5918652272956E+018" calcext:value-type="float">
            <text:p>1.5918652272956E+018</text:p>
          </table:table-cell>
          <table:table-cell table:formula="of:= ([.A400] - 1.59186520428114E+018) * 0.000000001" office:value-type="float" office:value="23.014459136" calcext:value-type="float">
            <text:p>23.014459136</text:p>
          </table:table-cell>
          <table:table-cell/>
          <table:table-cell office:value-type="float" office:value="0.0216000005603" calcext:value-type="float">
            <text:p>0.0216000005603</text:p>
          </table:table-cell>
          <table:table-cell office:value-type="float" office:value="-0.00412999978289" calcext:value-type="float">
            <text:p>-0.00412999978289</text:p>
          </table:table-cell>
          <table:table-cell office:value-type="float" office:value="-0.0212200004607" calcext:value-type="float">
            <text:p>-0.0212200004607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26890000701" calcext:value-type="float">
            <text:p>0.26890000701</text:p>
          </table:table-cell>
          <table:table-cell office:value-type="float" office:value="-0.261070013046" calcext:value-type="float">
            <text:p>-0.261070013046</text:p>
          </table:table-cell>
          <table:table-cell office:value-type="float" office:value="0.0644100010395" calcext:value-type="float">
            <text:p>0.0644100010395</text:p>
          </table:table-cell>
          <table:table-cell office:value-type="float" office:value="0.00337000004947" calcext:value-type="float">
            <text:p>0.00337000004947</text:p>
          </table:table-cell>
          <table:table-cell/>
          <table:table-cell office:value-type="float" office:value="-1.24711942673" calcext:value-type="float">
            <text:p>-1.24711942673</text:p>
          </table:table-cell>
          <table:table-cell office:value-type="float" office:value="-0.603884160519" calcext:value-type="float">
            <text:p>-0.603884160519</text:p>
          </table:table-cell>
          <table:table-cell office:value-type="float" office:value="-0.89395147562" calcext:value-type="float">
            <text:p>-0.89395147562</text:p>
          </table:table-cell>
        </table:table-row>
        <table:table-row table:style-name="ro1">
          <table:table-cell office:value-type="float" office:value="1.5918652273481E+018" calcext:value-type="float">
            <text:p>1.5918652273481E+018</text:p>
          </table:table-cell>
          <table:table-cell table:formula="of:= ([.A401] - 1.59186520428114E+018) * 0.000000001" office:value-type="float" office:value="23.06696832" calcext:value-type="float">
            <text:p>23.06696832</text:p>
          </table:table-cell>
          <table:table-cell/>
          <table:table-cell office:value-type="float" office:value="0.0248000007123" calcext:value-type="float">
            <text:p>0.0248000007123</text:p>
          </table:table-cell>
          <table:table-cell office:value-type="float" office:value="-0.0182600002736" calcext:value-type="float">
            <text:p>-0.0182600002736</text:p>
          </table:table-cell>
          <table:table-cell office:value-type="float" office:value="-0.01678000018" calcext:value-type="float">
            <text:p>-0.01678000018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273000001907" calcext:value-type="float">
            <text:p>0.273000001907</text:p>
          </table:table-cell>
          <table:table-cell office:value-type="float" office:value="-0.263689994812" calcext:value-type="float">
            <text:p>-0.263689994812</text:p>
          </table:table-cell>
          <table:table-cell office:value-type="float" office:value="0.0707700029016" calcext:value-type="float">
            <text:p>0.0707700029016</text:p>
          </table:table-cell>
          <table:table-cell office:value-type="float" office:value="0.00152000004891" calcext:value-type="float">
            <text:p>0.00152000004891</text:p>
          </table:table-cell>
          <table:table-cell/>
          <table:table-cell office:value-type="float" office:value="-1.25144374371" calcext:value-type="float">
            <text:p>-1.25144374371</text:p>
          </table:table-cell>
          <table:table-cell office:value-type="float" office:value="-0.603498220444" calcext:value-type="float">
            <text:p>-0.603498220444</text:p>
          </table:table-cell>
          <table:table-cell office:value-type="float" office:value="-0.89395904541" calcext:value-type="float">
            <text:p>-0.89395904541</text:p>
          </table:table-cell>
        </table:table-row>
        <table:table-row table:style-name="ro1">
          <table:table-cell office:value-type="float" office:value="1.59186522740028E+018" calcext:value-type="float">
            <text:p>1.59186522740028E+018</text:p>
          </table:table-cell>
          <table:table-cell table:formula="of:= ([.A402] - 1.59186520428114E+018) * 0.000000001" office:value-type="float" office:value="23.119141376" calcext:value-type="float">
            <text:p>23.119141376</text:p>
          </table:table-cell>
          <table:table-cell/>
          <table:table-cell office:value-type="float" office:value="0.0333000011742" calcext:value-type="float">
            <text:p>0.0333000011742</text:p>
          </table:table-cell>
          <table:table-cell office:value-type="float" office:value="-0.0315000005066" calcext:value-type="float">
            <text:p>-0.0315000005066</text:p>
          </table:table-cell>
          <table:table-cell office:value-type="float" office:value="-0.0109599996358" calcext:value-type="float">
            <text:p>-0.0109599996358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268000006676" calcext:value-type="float">
            <text:p>0.268000006676</text:p>
          </table:table-cell>
          <table:table-cell office:value-type="float" office:value="-0.251650005579" calcext:value-type="float">
            <text:p>-0.251650005579</text:p>
          </table:table-cell>
          <table:table-cell office:value-type="float" office:value="0.0920199975371" calcext:value-type="float">
            <text:p>0.0920199975371</text:p>
          </table:table-cell>
          <table:table-cell office:value-type="float" office:value="0.00377999991179" calcext:value-type="float">
            <text:p>0.00377999991179</text:p>
          </table:table-cell>
          <table:table-cell/>
          <table:table-cell office:value-type="float" office:value="-1.25542604923" calcext:value-type="float">
            <text:p>-1.25542604923</text:p>
          </table:table-cell>
          <table:table-cell office:value-type="float" office:value="-0.602246046066" calcext:value-type="float">
            <text:p>-0.602246046066</text:p>
          </table:table-cell>
          <table:table-cell office:value-type="float" office:value="-0.89393889904" calcext:value-type="float">
            <text:p>-0.89393889904</text:p>
          </table:table-cell>
        </table:table-row>
        <table:table-row table:style-name="ro1">
          <table:table-cell office:value-type="float" office:value="1.59186522745254E+018" calcext:value-type="float">
            <text:p>1.59186522745254E+018</text:p>
          </table:table-cell>
          <table:table-cell table:formula="of:= ([.A403] - 1.59186520428114E+018) * 0.000000001" office:value-type="float" office:value="23.171400192" calcext:value-type="float">
            <text:p>23.171400192</text:p>
          </table:table-cell>
          <table:table-cell/>
          <table:table-cell office:value-type="float" office:value="0.0428000018001" calcext:value-type="float">
            <text:p>0.0428000018001</text:p>
          </table:table-cell>
          <table:table-cell office:value-type="float" office:value="-0.0425300002098" calcext:value-type="float">
            <text:p>-0.0425300002098</text:p>
          </table:table-cell>
          <table:table-cell office:value-type="float" office:value="-0.00463999994099" calcext:value-type="float">
            <text:p>-0.00463999994099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/>
          <table:table-cell office:value-type="float" office:value="0.255100011826" calcext:value-type="float">
            <text:p>0.255100011826</text:p>
          </table:table-cell>
          <table:table-cell office:value-type="float" office:value="-0.22269000113" calcext:value-type="float">
            <text:p>-0.22269000113</text:p>
          </table:table-cell>
          <table:table-cell office:value-type="float" office:value="0.124339997768" calcext:value-type="float">
            <text:p>0.124339997768</text:p>
          </table:table-cell>
          <table:table-cell office:value-type="float" office:value="0.00267999991775" calcext:value-type="float">
            <text:p>0.00267999991775</text:p>
          </table:table-cell>
          <table:table-cell/>
          <table:table-cell office:value-type="float" office:value="-1.25914800167" calcext:value-type="float">
            <text:p>-1.25914800167</text:p>
          </table:table-cell>
          <table:table-cell office:value-type="float" office:value="-0.6003677845" calcext:value-type="float">
            <text:p>-0.6003677845</text:p>
          </table:table-cell>
          <table:table-cell office:value-type="float" office:value="-0.893931984901" calcext:value-type="float">
            <text:p>-0.893931984901</text:p>
          </table:table-cell>
        </table:table-row>
        <table:table-row table:style-name="ro1">
          <table:table-cell office:value-type="float" office:value="1.59186522750466E+018" calcext:value-type="float">
            <text:p>1.59186522750466E+018</text:p>
          </table:table-cell>
          <table:table-cell table:formula="of:= ([.A404] - 1.59186520428114E+018) * 0.000000001" office:value-type="float" office:value="23.223520256" calcext:value-type="float">
            <text:p>23.223520256</text:p>
          </table:table-cell>
          <table:table-cell/>
          <table:table-cell office:value-type="float" office:value="0.0502000004053" calcext:value-type="float">
            <text:p>0.0502000004053</text:p>
          </table:table-cell>
          <table:table-cell office:value-type="float" office:value="-0.0502200014889" calcext:value-type="float">
            <text:p>-0.0502200014889</text:p>
          </table:table-cell>
          <table:table-cell office:value-type="float" office:value="0.000369999994291" calcext:value-type="float">
            <text:p>0.000369999994291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162000000477" calcext:value-type="float">
            <text:p>0.162000000477</text:p>
          </table:table-cell>
          <table:table-cell office:value-type="float" office:value="-0.127949997783" calcext:value-type="float">
            <text:p>-0.127949997783</text:p>
          </table:table-cell>
          <table:table-cell office:value-type="float" office:value="0.0992600023746" calcext:value-type="float">
            <text:p>0.0992600023746</text:p>
          </table:table-cell>
          <table:table-cell office:value-type="float" office:value="-0.00389000005089" calcext:value-type="float">
            <text:p>-0.00389000005089</text:p>
          </table:table-cell>
          <table:table-cell/>
          <table:table-cell office:value-type="float" office:value="-1.26250350475" calcext:value-type="float">
            <text:p>-1.26250350475</text:p>
          </table:table-cell>
          <table:table-cell office:value-type="float" office:value="-0.597741901875" calcext:value-type="float">
            <text:p>-0.597741901875</text:p>
          </table:table-cell>
          <table:table-cell office:value-type="float" office:value="-0.893935441971" calcext:value-type="float">
            <text:p>-0.893935441971</text:p>
          </table:table-cell>
        </table:table-row>
        <table:table-row table:style-name="ro1">
          <table:table-cell office:value-type="float" office:value="1.59186522755672E+018" calcext:value-type="float">
            <text:p>1.59186522755672E+018</text:p>
          </table:table-cell>
          <table:table-cell table:formula="of:= ([.A405] - 1.59186520428114E+018) * 0.000000001" office:value-type="float" office:value="23.275582464" calcext:value-type="float">
            <text:p>23.275582464</text:p>
          </table:table-cell>
          <table:table-cell/>
          <table:table-cell office:value-type="float" office:value="0.055300001055" calcext:value-type="float">
            <text:p>0.055300001055</text:p>
          </table:table-cell>
          <table:table-cell office:value-type="float" office:value="-0.0550599992275" calcext:value-type="float">
            <text:p>-0.0550599992275</text:p>
          </table:table-cell>
          <table:table-cell office:value-type="float" office:value="0.00563000002876" calcext:value-type="float">
            <text:p>0.00563000002876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/>
          <table:table-cell office:value-type="float" office:value="0.139500007033" calcext:value-type="float">
            <text:p>0.139500007033</text:p>
          </table:table-cell>
          <table:table-cell office:value-type="float" office:value="-0.0939100012183" calcext:value-type="float">
            <text:p>-0.0939100012183</text:p>
          </table:table-cell>
          <table:table-cell office:value-type="float" office:value="0.103090003133" calcext:value-type="float">
            <text:p>0.103090003133</text:p>
          </table:table-cell>
          <table:table-cell office:value-type="float" office:value="-0.00228999997489" calcext:value-type="float">
            <text:p>-0.00228999997489</text:p>
          </table:table-cell>
          <table:table-cell/>
          <table:table-cell office:value-type="float" office:value="-1.26527500153" calcext:value-type="float">
            <text:p>-1.26527500153</text:p>
          </table:table-cell>
          <table:table-cell office:value-type="float" office:value="-0.594770908356" calcext:value-type="float">
            <text:p>-0.594770908356</text:p>
          </table:table-cell>
          <table:table-cell office:value-type="float" office:value="-0.893893897533" calcext:value-type="float">
            <text:p>-0.893893897533</text:p>
          </table:table-cell>
        </table:table-row>
        <table:table-row table:style-name="ro1">
          <table:table-cell office:value-type="float" office:value="1.59186522760827E+018" calcext:value-type="float">
            <text:p>1.59186522760827E+018</text:p>
          </table:table-cell>
          <table:table-cell table:formula="of:= ([.A406] - 1.59186520428114E+018) * 0.000000001" office:value-type="float" office:value="23.327130112" calcext:value-type="float">
            <text:p>23.327130112</text:p>
          </table:table-cell>
          <table:table-cell/>
          <table:table-cell office:value-type="float" office:value="0.0606000013649" calcext:value-type="float">
            <text:p>0.0606000013649</text:p>
          </table:table-cell>
          <table:table-cell office:value-type="float" office:value="-0.0595300011337" calcext:value-type="float">
            <text:p>-0.0595300011337</text:p>
          </table:table-cell>
          <table:table-cell office:value-type="float" office:value="0.0112300002947" calcext:value-type="float">
            <text:p>0.0112300002947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50199994445" calcext:value-type="float">
            <text:p>0.150199994445</text:p>
          </table:table-cell>
          <table:table-cell office:value-type="float" office:value="-0.094120003283" calcext:value-type="float">
            <text:p>-0.094120003283</text:p>
          </table:table-cell>
          <table:table-cell office:value-type="float" office:value="0.117020003498" calcext:value-type="float">
            <text:p>0.117020003498</text:p>
          </table:table-cell>
          <table:table-cell office:value-type="float" office:value="-0.0046999999322" calcext:value-type="float">
            <text:p>-0.0046999999322</text:p>
          </table:table-cell>
          <table:table-cell/>
          <table:table-cell office:value-type="float" office:value="-1.26783204079" calcext:value-type="float">
            <text:p>-1.26783204079</text:p>
          </table:table-cell>
          <table:table-cell office:value-type="float" office:value="-0.591661214828" calcext:value-type="float">
            <text:p>-0.591661214828</text:p>
          </table:table-cell>
          <table:table-cell office:value-type="float" office:value="-0.893906533718" calcext:value-type="float">
            <text:p>-0.893906533718</text:p>
          </table:table-cell>
        </table:table-row>
        <table:table-row table:style-name="ro1">
          <table:table-cell office:value-type="float" office:value="1.5918652276598E+018" calcext:value-type="float">
            <text:p>1.5918652276598E+018</text:p>
          </table:table-cell>
          <table:table-cell table:formula="of:= ([.A407] - 1.59186520428114E+018) * 0.000000001" office:value-type="float" office:value="23.378660096" calcext:value-type="float">
            <text:p>23.378660096</text:p>
          </table:table-cell>
          <table:table-cell/>
          <table:table-cell office:value-type="float" office:value="0.0668999999762" calcext:value-type="float">
            <text:p>0.0668999999762</text:p>
          </table:table-cell>
          <table:table-cell office:value-type="float" office:value="-0.0639100000262" calcext:value-type="float">
            <text:p>-0.0639100000262</text:p>
          </table:table-cell>
          <table:table-cell office:value-type="float" office:value="0.019659999758" calcext:value-type="float">
            <text:p>0.019659999758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19810000062" calcext:value-type="float">
            <text:p>0.19810000062</text:p>
          </table:table-cell>
          <table:table-cell office:value-type="float" office:value="-0.0722900032997" calcext:value-type="float">
            <text:p>-0.0722900032997</text:p>
          </table:table-cell>
          <table:table-cell office:value-type="float" office:value="0.184349998832" calcext:value-type="float">
            <text:p>0.184349998832</text:p>
          </table:table-cell>
          <table:table-cell office:value-type="float" office:value="0.00712999980897" calcext:value-type="float">
            <text:p>0.00712999980897</text:p>
          </table:table-cell>
          <table:table-cell/>
          <table:table-cell office:value-type="float" office:value="-1.27052664757" calcext:value-type="float">
            <text:p>-1.27052664757</text:p>
          </table:table-cell>
          <table:table-cell office:value-type="float" office:value="-0.588463842869" calcext:value-type="float">
            <text:p>-0.588463842869</text:p>
          </table:table-cell>
          <table:table-cell office:value-type="float" office:value="-0.893900096416" calcext:value-type="float">
            <text:p>-0.893900096416</text:p>
          </table:table-cell>
        </table:table-row>
        <table:table-row table:style-name="ro1">
          <table:table-cell office:value-type="float" office:value="1.59186522771384E+018" calcext:value-type="float">
            <text:p>1.59186522771384E+018</text:p>
          </table:table-cell>
          <table:table-cell table:formula="of:= ([.A408] - 1.59186520428114E+018) * 0.000000001" office:value-type="float" office:value="23.432702464" calcext:value-type="float">
            <text:p>23.432702464</text:p>
          </table:table-cell>
          <table:table-cell/>
          <table:table-cell office:value-type="float" office:value="0.0751999989152" calcext:value-type="float">
            <text:p>0.0751999989152</text:p>
          </table:table-cell>
          <table:table-cell office:value-type="float" office:value="-0.0660599991679" calcext:value-type="float">
            <text:p>-0.0660599991679</text:p>
          </table:table-cell>
          <table:table-cell office:value-type="float" office:value="0.03587000072" calcext:value-type="float">
            <text:p>0.03587000072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155399993062" calcext:value-type="float">
            <text:p>0.155399993062</text:p>
          </table:table-cell>
          <table:table-cell office:value-type="float" office:value="0.0387400016189" calcext:value-type="float">
            <text:p>0.0387400016189</text:p>
          </table:table-cell>
          <table:table-cell office:value-type="float" office:value="0.150490000844" calcext:value-type="float">
            <text:p>0.150490000844</text:p>
          </table:table-cell>
          <table:table-cell office:value-type="float" office:value="-0.00282000005245" calcext:value-type="float">
            <text:p>-0.00282000005245</text:p>
          </table:table-cell>
          <table:table-cell/>
          <table:table-cell office:value-type="float" office:value="-1.27319574356" calcext:value-type="float">
            <text:p>-1.27319574356</text:p>
          </table:table-cell>
          <table:table-cell office:value-type="float" office:value="-0.585249125957" calcext:value-type="float">
            <text:p>-0.585249125957</text:p>
          </table:table-cell>
          <table:table-cell office:value-type="float" office:value="-0.893909931183" calcext:value-type="float">
            <text:p>-0.893909931183</text:p>
          </table:table-cell>
        </table:table-row>
        <table:table-row table:style-name="ro1">
          <table:table-cell office:value-type="float" office:value="1.59186522776593E+018" calcext:value-type="float">
            <text:p>1.59186522776593E+018</text:p>
          </table:table-cell>
          <table:table-cell table:formula="of:= ([.A409] - 1.59186520428114E+018) * 0.000000001" office:value-type="float" office:value="23.484794368" calcext:value-type="float">
            <text:p>23.484794368</text:p>
          </table:table-cell>
          <table:table-cell/>
          <table:table-cell office:value-type="float" office:value="0.0734999999404" calcext:value-type="float">
            <text:p>0.0734999999404</text:p>
          </table:table-cell>
          <table:table-cell office:value-type="float" office:value="-0.0612599998713" calcext:value-type="float">
            <text:p>-0.0612599998713</text:p>
          </table:table-cell>
          <table:table-cell office:value-type="float" office:value="0.0405599996448" calcext:value-type="float">
            <text:p>0.0405599996448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123700000346" calcext:value-type="float">
            <text:p>0.123700000346</text:p>
          </table:table-cell>
          <table:table-cell office:value-type="float" office:value="0.0678000003099" calcext:value-type="float">
            <text:p>0.0678000003099</text:p>
          </table:table-cell>
          <table:table-cell office:value-type="float" office:value="0.103450000286" calcext:value-type="float">
            <text:p>0.103450000286</text:p>
          </table:table-cell>
          <table:table-cell office:value-type="float" office:value="-0.00251000002027" calcext:value-type="float">
            <text:p>-0.00251000002027</text:p>
          </table:table-cell>
          <table:table-cell/>
          <table:table-cell office:value-type="float" office:value="-1.27506315708" calcext:value-type="float">
            <text:p>-1.27506315708</text:p>
          </table:table-cell>
          <table:table-cell office:value-type="float" office:value="-0.58279967308" calcext:value-type="float">
            <text:p>-0.58279967308</text:p>
          </table:table-cell>
          <table:table-cell office:value-type="float" office:value="-0.89397418499" calcext:value-type="float">
            <text:p>-0.89397418499</text:p>
          </table:table-cell>
        </table:table-row>
        <table:table-row table:style-name="ro1">
          <table:table-cell office:value-type="float" office:value="1.59186522781827E+018" calcext:value-type="float">
            <text:p>1.59186522781827E+018</text:p>
          </table:table-cell>
          <table:table-cell table:formula="of:= ([.A410] - 1.59186520428114E+018) * 0.000000001" office:value-type="float" office:value="23.537130496" calcext:value-type="float">
            <text:p>23.537130496</text:p>
          </table:table-cell>
          <table:table-cell/>
          <table:table-cell office:value-type="float" office:value="0.0679000020027" calcext:value-type="float">
            <text:p>0.0679000020027</text:p>
          </table:table-cell>
          <table:table-cell office:value-type="float" office:value="-0.0543299987912" calcext:value-type="float">
            <text:p>-0.0543299987912</text:p>
          </table:table-cell>
          <table:table-cell office:value-type="float" office:value="0.0407299995422" calcext:value-type="float">
            <text:p>0.0407299995422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141000002623" calcext:value-type="float">
            <text:p>0.141000002623</text:p>
          </table:table-cell>
          <table:table-cell office:value-type="float" office:value="0.139679998159" calcext:value-type="float">
            <text:p>0.139679998159</text:p>
          </table:table-cell>
          <table:table-cell office:value-type="float" office:value="0.0177100002766" calcext:value-type="float">
            <text:p>0.0177100002766</text:p>
          </table:table-cell>
          <table:table-cell office:value-type="float" office:value="-0.00834000017494" calcext:value-type="float">
            <text:p>-0.00834000017494</text:p>
          </table:table-cell>
          <table:table-cell/>
          <table:table-cell office:value-type="float" office:value="-1.27551853657" calcext:value-type="float">
            <text:p>-1.27551853657</text:p>
          </table:table-cell>
          <table:table-cell office:value-type="float" office:value="-0.582595467567" calcext:value-type="float">
            <text:p>-0.582595467567</text:p>
          </table:table-cell>
          <table:table-cell office:value-type="float" office:value="-0.893895208836" calcext:value-type="float">
            <text:p>-0.893895208836</text:p>
          </table:table-cell>
        </table:table-row>
        <table:table-row table:style-name="ro1">
          <table:table-cell office:value-type="float" office:value="1.59186522791973E+018" calcext:value-type="float">
            <text:p>1.59186522791973E+018</text:p>
          </table:table-cell>
          <table:table-cell table:formula="of:= ([.A411] - 1.59186520428114E+018) * 0.000000001" office:value-type="float" office:value="23.638598144" calcext:value-type="float">
            <text:p>23.638598144</text:p>
          </table:table-cell>
          <table:table-cell/>
          <table:table-cell office:value-type="float" office:value="0.055799998343" calcext:value-type="float">
            <text:p>0.055799998343</text:p>
          </table:table-cell>
          <table:table-cell office:value-type="float" office:value="-0.0421499982476" calcext:value-type="float">
            <text:p>-0.0421499982476</text:p>
          </table:table-cell>
          <table:table-cell office:value-type="float" office:value="0.0366099998355" calcext:value-type="float">
            <text:p>0.0366099998355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139400005341" calcext:value-type="float">
            <text:p>0.139400005341</text:p>
          </table:table-cell>
          <table:table-cell office:value-type="float" office:value="0.139379993081" calcext:value-type="float">
            <text:p>0.139379993081</text:p>
          </table:table-cell>
          <table:table-cell office:value-type="float" office:value="-0.0024300001096" calcext:value-type="float">
            <text:p>-0.0024300001096</text:p>
          </table:table-cell>
          <table:table-cell office:value-type="float" office:value="-0.00286999996752" calcext:value-type="float">
            <text:p>-0.00286999996752</text:p>
          </table:table-cell>
          <table:table-cell/>
          <table:table-cell office:value-type="float" office:value="-1.27553796768" calcext:value-type="float">
            <text:p>-1.27553796768</text:p>
          </table:table-cell>
          <table:table-cell office:value-type="float" office:value="-0.582571327686" calcext:value-type="float">
            <text:p>-0.582571327686</text:p>
          </table:table-cell>
          <table:table-cell office:value-type="float" office:value="-0.893892705441" calcext:value-type="float">
            <text:p>-0.893892705441</text:p>
          </table:table-cell>
        </table:table-row>
        <table:table-row table:style-name="ro1">
          <table:table-cell office:value-type="float" office:value="1.5918652279714E+018" calcext:value-type="float">
            <text:p>1.5918652279714E+018</text:p>
          </table:table-cell>
          <table:table-cell table:formula="of:= ([.A412] - 1.59186520428114E+018) * 0.000000001" office:value-type="float" office:value="23.690266112" calcext:value-type="float">
            <text:p>23.690266112</text:p>
          </table:table-cell>
          <table:table-cell/>
          <table:table-cell office:value-type="float" office:value="0.0491999983788" calcext:value-type="float">
            <text:p>0.0491999983788</text:p>
          </table:table-cell>
          <table:table-cell office:value-type="float" office:value="-0.0351900011301" calcext:value-type="float">
            <text:p>-0.0351900011301</text:p>
          </table:table-cell>
          <table:table-cell office:value-type="float" office:value="0.0344199985266" calcext:value-type="float">
            <text:p>0.0344199985266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141900002956" calcext:value-type="float">
            <text:p>0.141900002956</text:p>
          </table:table-cell>
          <table:table-cell office:value-type="float" office:value="0.138490006328" calcext:value-type="float">
            <text:p>0.138490006328</text:p>
          </table:table-cell>
          <table:table-cell office:value-type="float" office:value="-0.0309800002724" calcext:value-type="float">
            <text:p>-0.0309800002724</text:p>
          </table:table-cell>
          <table:table-cell office:value-type="float" office:value="-0.000880000006873" calcext:value-type="float">
            <text:p>-0.000880000006873</text:p>
          </table:table-cell>
          <table:table-cell/>
          <table:table-cell office:value-type="float" office:value="-1.27552342415" calcext:value-type="float">
            <text:p>-1.27552342415</text:p>
          </table:table-cell>
          <table:table-cell office:value-type="float" office:value="-0.58258664608" calcext:value-type="float">
            <text:p>-0.58258664608</text:p>
          </table:table-cell>
          <table:table-cell office:value-type="float" office:value="-0.893903195858" calcext:value-type="float">
            <text:p>-0.893903195858</text:p>
          </table:table-cell>
        </table:table-row>
        <table:table-row table:style-name="ro1">
          <table:table-cell office:value-type="float" office:value="1.59186522802341E+018" calcext:value-type="float">
            <text:p>1.59186522802341E+018</text:p>
          </table:table-cell>
          <table:table-cell table:formula="of:= ([.A413] - 1.59186520428114E+018) * 0.000000001" office:value-type="float" office:value="23.74227712" calcext:value-type="float">
            <text:p>23.74227712</text:p>
          </table:table-cell>
          <table:table-cell/>
          <table:table-cell office:value-type="float" office:value="0.0423000007868" calcext:value-type="float">
            <text:p>0.0423000007868</text:p>
          </table:table-cell>
          <table:table-cell office:value-type="float" office:value="-0.0286599993706" calcext:value-type="float">
            <text:p>-0.0286599993706</text:p>
          </table:table-cell>
          <table:table-cell office:value-type="float" office:value="0.0311500001699" calcext:value-type="float">
            <text:p>0.0311500001699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1412999928" calcext:value-type="float">
            <text:p>0.1412999928</text:p>
          </table:table-cell>
          <table:table-cell office:value-type="float" office:value="0.122649997473" calcext:value-type="float">
            <text:p>0.122649997473</text:p>
          </table:table-cell>
          <table:table-cell office:value-type="float" office:value="-0.0702299997211" calcext:value-type="float">
            <text:p>-0.0702299997211</text:p>
          </table:table-cell>
          <table:table-cell office:value-type="float" office:value="0.000130000000354" calcext:value-type="float">
            <text:p>0.000130000000354</text:p>
          </table:table-cell>
          <table:table-cell/>
          <table:table-cell office:value-type="float" office:value="-1.27550852299" calcext:value-type="float">
            <text:p>-1.27550852299</text:p>
          </table:table-cell>
          <table:table-cell office:value-type="float" office:value="-0.582582950592" calcext:value-type="float">
            <text:p>-0.582582950592</text:p>
          </table:table-cell>
          <table:table-cell office:value-type="float" office:value="-0.893916368484" calcext:value-type="float">
            <text:p>-0.893916368484</text:p>
          </table:table-cell>
        </table:table-row>
        <table:table-row table:style-name="ro1">
          <table:table-cell office:value-type="float" office:value="1.59186522807695E+018" calcext:value-type="float">
            <text:p>1.59186522807695E+018</text:p>
          </table:table-cell>
          <table:table-cell table:formula="of:= ([.A414] - 1.59186520428114E+018) * 0.000000001" office:value-type="float" office:value="23.795813376" calcext:value-type="float">
            <text:p>23.795813376</text:p>
          </table:table-cell>
          <table:table-cell/>
          <table:table-cell office:value-type="float" office:value="0.0348999984562" calcext:value-type="float">
            <text:p>0.0348999984562</text:p>
          </table:table-cell>
          <table:table-cell office:value-type="float" office:value="-0.0227400008589" calcext:value-type="float">
            <text:p>-0.0227400008589</text:p>
          </table:table-cell>
          <table:table-cell office:value-type="float" office:value="0.0264800004661" calcext:value-type="float">
            <text:p>0.0264800004661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138999998569" calcext:value-type="float">
            <text:p>0.138999998569</text:p>
          </table:table-cell>
          <table:table-cell office:value-type="float" office:value="0.109020002186" calcext:value-type="float">
            <text:p>0.109020002186</text:p>
          </table:table-cell>
          <table:table-cell office:value-type="float" office:value="-0.0863099992275" calcext:value-type="float">
            <text:p>-0.0863099992275</text:p>
          </table:table-cell>
          <table:table-cell office:value-type="float" office:value="-0.000269999989541" calcext:value-type="float">
            <text:p>-0.000269999989541</text:p>
          </table:table-cell>
          <table:table-cell/>
          <table:table-cell office:value-type="float" office:value="-1.27551805973" calcext:value-type="float">
            <text:p>-1.27551805973</text:p>
          </table:table-cell>
          <table:table-cell office:value-type="float" office:value="-0.582587480545" calcext:value-type="float">
            <text:p>-0.582587480545</text:p>
          </table:table-cell>
          <table:table-cell office:value-type="float" office:value="-0.893903315067" calcext:value-type="float">
            <text:p>-0.893903315067</text:p>
          </table:table-cell>
        </table:table-row>
        <table:table-row table:style-name="ro1">
          <table:table-cell office:value-type="float" office:value="1.59186522812923E+018" calcext:value-type="float">
            <text:p>1.59186522812923E+018</text:p>
          </table:table-cell>
          <table:table-cell table:formula="of:= ([.A415] - 1.59186520428114E+018) * 0.000000001" office:value-type="float" office:value="23.84809728" calcext:value-type="float">
            <text:p>23.84809728</text:p>
          </table:table-cell>
          <table:table-cell/>
          <table:table-cell office:value-type="float" office:value="0.0277999993414" calcext:value-type="float">
            <text:p>0.0277999993414</text:p>
          </table:table-cell>
          <table:table-cell office:value-type="float" office:value="-0.0179099999368" calcext:value-type="float">
            <text:p>-0.0179099999368</text:p>
          </table:table-cell>
          <table:table-cell office:value-type="float" office:value="0.0212999992073" calcext:value-type="float">
            <text:p>0.0212999992073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13560000062" calcext:value-type="float">
            <text:p>0.13560000062</text:p>
          </table:table-cell>
          <table:table-cell office:value-type="float" office:value="0.0912000015378" calcext:value-type="float">
            <text:p>0.0912000015378</text:p>
          </table:table-cell>
          <table:table-cell office:value-type="float" office:value="-0.100330002606" calcext:value-type="float">
            <text:p>-0.100330002606</text:p>
          </table:table-cell>
          <table:table-cell office:value-type="float" office:value="0.00107999995816" calcext:value-type="float">
            <text:p>0.00107999995816</text:p>
          </table:table-cell>
          <table:table-cell/>
          <table:table-cell office:value-type="float" office:value="-1.27552604675" calcext:value-type="float">
            <text:p>-1.27552604675</text:p>
          </table:table-cell>
          <table:table-cell office:value-type="float" office:value="-0.582573533058" calcext:value-type="float">
            <text:p>-0.582573533058</text:p>
          </table:table-cell>
          <table:table-cell office:value-type="float" office:value="-0.893898308277" calcext:value-type="float">
            <text:p>-0.893898308277</text:p>
          </table:table-cell>
        </table:table-row>
        <table:table-row table:style-name="ro1">
          <table:table-cell office:value-type="float" office:value="1.59186522818127E+018" calcext:value-type="float">
            <text:p>1.59186522818127E+018</text:p>
          </table:table-cell>
          <table:table-cell table:formula="of:= ([.A416] - 1.59186520428114E+018) * 0.000000001" office:value-type="float" office:value="23.90012928" calcext:value-type="float">
            <text:p>23.90012928</text:p>
          </table:table-cell>
          <table:table-cell/>
          <table:table-cell office:value-type="float" office:value="0.0208000000566" calcext:value-type="float">
            <text:p>0.0208000000566</text:p>
          </table:table-cell>
          <table:table-cell office:value-type="float" office:value="-0.0134100001305" calcext:value-type="float">
            <text:p>-0.0134100001305</text:p>
          </table:table-cell>
          <table:table-cell office:value-type="float" office:value="0.0158399995416" calcext:value-type="float">
            <text:p>0.0158399995416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140799999237" calcext:value-type="float">
            <text:p>0.140799999237</text:p>
          </table:table-cell>
          <table:table-cell office:value-type="float" office:value="0.0920699983835" calcext:value-type="float">
            <text:p>0.0920699983835</text:p>
          </table:table-cell>
          <table:table-cell office:value-type="float" office:value="-0.106509998441" calcext:value-type="float">
            <text:p>-0.106509998441</text:p>
          </table:table-cell>
          <table:table-cell office:value-type="float" office:value="0.00132000003941" calcext:value-type="float">
            <text:p>0.00132000003941</text:p>
          </table:table-cell>
          <table:table-cell/>
          <table:table-cell office:value-type="float" office:value="-1.27551865578" calcext:value-type="float">
            <text:p>-1.27551865578</text:p>
          </table:table-cell>
          <table:table-cell office:value-type="float" office:value="-0.582584023476" calcext:value-type="float">
            <text:p>-0.582584023476</text:p>
          </table:table-cell>
          <table:table-cell office:value-type="float" office:value="-0.893898963928" calcext:value-type="float">
            <text:p>-0.893898963928</text:p>
          </table:table-cell>
        </table:table-row>
        <table:table-row table:style-name="ro1">
          <table:table-cell office:value-type="float" office:value="1.59186522823337E+018" calcext:value-type="float">
            <text:p>1.59186522823337E+018</text:p>
          </table:table-cell>
          <table:table-cell table:formula="of:= ([.A417] - 1.59186520428114E+018) * 0.000000001" office:value-type="float" office:value="23.952230144" calcext:value-type="float">
            <text:p>23.952230144</text:p>
          </table:table-cell>
          <table:table-cell/>
          <table:table-cell office:value-type="float" office:value="0.0133999995887" calcext:value-type="float">
            <text:p>0.0133999995887</text:p>
          </table:table-cell>
          <table:table-cell office:value-type="float" office:value="-0.0086799999699" calcext:value-type="float">
            <text:p>-0.0086799999699</text:p>
          </table:table-cell>
          <table:table-cell office:value-type="float" office:value="0.0102399997413" calcext:value-type="float">
            <text:p>0.0102399997413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141399994493" calcext:value-type="float">
            <text:p>0.141399994493</text:p>
          </table:table-cell>
          <table:table-cell office:value-type="float" office:value="0.0930000022054" calcext:value-type="float">
            <text:p>0.0930000022054</text:p>
          </table:table-cell>
          <table:table-cell office:value-type="float" office:value="-0.10653000325" calcext:value-type="float">
            <text:p>-0.10653000325</text:p>
          </table:table-cell>
          <table:table-cell office:value-type="float" office:value="0.00106000003871" calcext:value-type="float">
            <text:p>0.00106000003871</text:p>
          </table:table-cell>
          <table:table-cell/>
          <table:table-cell office:value-type="float" office:value="-1.27550673485" calcext:value-type="float">
            <text:p>-1.27550673485</text:p>
          </table:table-cell>
          <table:table-cell office:value-type="float" office:value="-0.582592189312" calcext:value-type="float">
            <text:p>-0.582592189312</text:p>
          </table:table-cell>
          <table:table-cell office:value-type="float" office:value="-0.893905699253" calcext:value-type="float">
            <text:p>-0.893905699253</text:p>
          </table:table-cell>
        </table:table-row>
        <table:table-row table:style-name="ro1">
          <table:table-cell office:value-type="float" office:value="1.59186522828604E+018" calcext:value-type="float">
            <text:p>1.59186522828604E+018</text:p>
          </table:table-cell>
          <table:table-cell table:formula="of:= ([.A418] - 1.59186520428114E+018) * 0.000000001" office:value-type="float" office:value="24.00490624" calcext:value-type="float">
            <text:p>24.00490624</text:p>
          </table:table-cell>
          <table:table-cell/>
          <table:table-cell office:value-type="float" office:value="0.00620000017807" calcext:value-type="float">
            <text:p>0.00620000017807</text:p>
          </table:table-cell>
          <table:table-cell office:value-type="float" office:value="-0.00404000002891" calcext:value-type="float">
            <text:p>-0.00404000002891</text:p>
          </table:table-cell>
          <table:table-cell office:value-type="float" office:value="0.00463999994099" calcext:value-type="float">
            <text:p>0.00463999994099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133000001311" calcext:value-type="float">
            <text:p>0.133000001311</text:p>
          </table:table-cell>
          <table:table-cell office:value-type="float" office:value="0.0886199995875" calcext:value-type="float">
            <text:p>0.0886199995875</text:p>
          </table:table-cell>
          <table:table-cell office:value-type="float" office:value="-0.0991600006819" calcext:value-type="float">
            <text:p>-0.0991600006819</text:p>
          </table:table-cell>
          <table:table-cell office:value-type="float" office:value="-0.00106999999844" calcext:value-type="float">
            <text:p>-0.00106999999844</text:p>
          </table:table-cell>
          <table:table-cell/>
          <table:table-cell office:value-type="float" office:value="-1.27550458908" calcext:value-type="float">
            <text:p>-1.27550458908</text:p>
          </table:table-cell>
          <table:table-cell office:value-type="float" office:value="-0.582592427731" calcext:value-type="float">
            <text:p>-0.582592427731</text:p>
          </table:table-cell>
          <table:table-cell office:value-type="float" office:value="-0.893905282021" calcext:value-type="float">
            <text:p>-0.893905282021</text:p>
          </table:table-cell>
        </table:table-row>
        <table:table-row table:style-name="ro1">
          <table:table-cell office:value-type="float" office:value="1.59186522833813E+018" calcext:value-type="float">
            <text:p>1.59186522833813E+018</text:p>
          </table:table-cell>
          <table:table-cell table:formula="of:= ([.A419] - 1.59186520428114E+018) * 0.000000001" office:value-type="float" office:value="24.056991232" calcext:value-type="float">
            <text:p>24.056991232</text:p>
          </table:table-cell>
          <table:table-cell/>
          <table:table-cell office:value-type="float" office:value="0.00089999998454" calcext:value-type="float">
            <text:p>0.00089999998454</text:p>
          </table:table-cell>
          <table:table-cell office:value-type="float" office:value="-0.000769999984186" calcext:value-type="float">
            <text:p>-0.000769999984186</text:p>
          </table:table-cell>
          <table:table-cell office:value-type="float" office:value="0.000380000012228" calcext:value-type="float">
            <text:p>0.000380000012228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114600002766" calcext:value-type="float">
            <text:p>0.114600002766</text:p>
          </table:table-cell>
          <table:table-cell office:value-type="float" office:value="0.0770300030708" calcext:value-type="float">
            <text:p>0.0770300030708</text:p>
          </table:table-cell>
          <table:table-cell office:value-type="float" office:value="-0.0848300009966" calcext:value-type="float">
            <text:p>-0.0848300009966</text:p>
          </table:table-cell>
          <table:table-cell office:value-type="float" office:value="-0.00298999994993" calcext:value-type="float">
            <text:p>-0.00298999994993</text:p>
          </table:table-cell>
          <table:table-cell/>
          <table:table-cell office:value-type="float" office:value="-1.27550137043" calcext:value-type="float">
            <text:p>-1.27550137043</text:p>
          </table:table-cell>
          <table:table-cell office:value-type="float" office:value="-0.582583189011" calcext:value-type="float">
            <text:p>-0.582583189011</text:p>
          </table:table-cell>
          <table:table-cell office:value-type="float" office:value="-0.893905639648" calcext:value-type="float">
            <text:p>-0.893905639648</text:p>
          </table:table-cell>
        </table:table-row>
        <table:table-row table:style-name="ro1">
          <table:table-cell office:value-type="float" office:value="1.59186522839027E+018" calcext:value-type="float">
            <text:p>1.59186522839027E+018</text:p>
          </table:table-cell>
          <table:table-cell table:formula="of:= ([.A420] - 1.59186520428114E+018) * 0.000000001" office:value-type="float" office:value="24.109136384" calcext:value-type="float">
            <text:p>24.1091363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177999995649" calcext:value-type="float">
            <text:p>0.0177999995649</text:p>
          </table:table-cell>
          <table:table-cell office:value-type="float" office:value="0.0103000001982" calcext:value-type="float">
            <text:p>0.0103000001982</text:p>
          </table:table-cell>
          <table:table-cell office:value-type="float" office:value="-0.0137900002301" calcext:value-type="float">
            <text:p>-0.0137900002301</text:p>
          </table:table-cell>
          <table:table-cell office:value-type="float" office:value="0.00444999989122" calcext:value-type="float">
            <text:p>0.00444999989122</text:p>
          </table:table-cell>
          <table:table-cell/>
          <table:table-cell office:value-type="float" office:value="-1.27549540997" calcext:value-type="float">
            <text:p>-1.27549540997</text:p>
          </table:table-cell>
          <table:table-cell office:value-type="float" office:value="-0.582588911057" calcext:value-type="float">
            <text:p>-0.582588911057</text:p>
          </table:table-cell>
          <table:table-cell office:value-type="float" office:value="-0.893905282021" calcext:value-type="float">
            <text:p>-0.893905282021</text:p>
          </table:table-cell>
        </table:table-row>
        <table:table-row table:style-name="ro1">
          <table:table-cell office:value-type="float" office:value="1.59186522849233E+018" calcext:value-type="float">
            <text:p>1.59186522849233E+018</text:p>
          </table:table-cell>
          <table:table-cell table:formula="of:= ([.A421] - 1.59186520428114E+018) * 0.000000001" office:value-type="float" office:value="24.21119232" calcext:value-type="float">
            <text:p>24.21119232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0079999997979" calcext:value-type="float">
            <text:p>0.00079999997979</text:p>
          </table:table-cell>
          <table:table-cell office:value-type="float" office:value="0.000180000002729" calcext:value-type="float">
            <text:p>0.000180000002729</text:p>
          </table:table-cell>
          <table:table-cell office:value-type="float" office:value="-0.000509999983478" calcext:value-type="float">
            <text:p>-0.000509999983478</text:p>
          </table:table-cell>
          <table:table-cell office:value-type="float" office:value="0.000609999988228" calcext:value-type="float">
            <text:p>0.000609999988228</text:p>
          </table:table-cell>
          <table:table-cell/>
          <table:table-cell office:value-type="float" office:value="-1.27548658848" calcext:value-type="float">
            <text:p>-1.27548658848</text:p>
          </table:table-cell>
          <table:table-cell office:value-type="float" office:value="-0.58259254694" calcext:value-type="float">
            <text:p>-0.58259254694</text:p>
          </table:table-cell>
          <table:table-cell office:value-type="float" office:value="-0.893907725811" calcext:value-type="float">
            <text:p>-0.893907725811</text:p>
          </table:table-cell>
        </table:table-row>
        <table:table-row table:style-name="ro1">
          <table:table-cell office:value-type="float" office:value="1.59186522854469E+018" calcext:value-type="float">
            <text:p>1.59186522854469E+018</text:p>
          </table:table-cell>
          <table:table-cell table:formula="of:= ([.A422] - 1.59186520428114E+018) * 0.000000001" office:value-type="float" office:value="24.263552" calcext:value-type="float">
            <text:p>24.263552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699999975041" calcext:value-type="float">
            <text:p>0.000699999975041</text:p>
          </table:table-cell>
          <table:table-cell office:value-type="float" office:value="0.000310000003083" calcext:value-type="float">
            <text:p>0.000310000003083</text:p>
          </table:table-cell>
          <table:table-cell office:value-type="float" office:value="-0.000319999991916" calcext:value-type="float">
            <text:p>-0.000319999991916</text:p>
          </table:table-cell>
          <table:table-cell office:value-type="float" office:value="0.00054999999702" calcext:value-type="float">
            <text:p>0.00054999999702</text:p>
          </table:table-cell>
          <table:table-cell/>
          <table:table-cell office:value-type="float" office:value="-1.27548599243" calcext:value-type="float">
            <text:p>-1.27548599243</text:p>
          </table:table-cell>
          <table:table-cell office:value-type="float" office:value="-0.582588553429" calcext:value-type="float">
            <text:p>-0.582588553429</text:p>
          </table:table-cell>
          <table:table-cell office:value-type="float" office:value="-0.893908679485" calcext:value-type="float">
            <text:p>-0.893908679485</text:p>
          </table:table-cell>
        </table:table-row>
        <table:table-row table:style-name="ro1">
          <table:table-cell office:value-type="float" office:value="1.59186522859674E+018" calcext:value-type="float">
            <text:p>1.59186522859674E+018</text:p>
          </table:table-cell>
          <table:table-cell table:formula="of:= ([.A423] - 1.59186520428114E+018) * 0.000000001" office:value-type="float" office:value="24.315606528" calcext:value-type="float">
            <text:p>24.31560652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0.000190000006114" calcext:value-type="float">
            <text:p>0.000190000006114</text:p>
          </table:table-cell>
          <table:table-cell office:value-type="float" office:value="-0.000140000003739" calcext:value-type="float">
            <text:p>-0.000140000003739</text:p>
          </table:table-cell>
          <table:table-cell/>
          <table:table-cell office:value-type="float" office:value="-1.27548217773" calcext:value-type="float">
            <text:p>-1.27548217773</text:p>
          </table:table-cell>
          <table:table-cell office:value-type="float" office:value="-0.582595288754" calcext:value-type="float">
            <text:p>-0.582595288754</text:p>
          </table:table-cell>
          <table:table-cell office:value-type="float" office:value="-0.893907785416" calcext:value-type="float">
            <text:p>-0.893907785416</text:p>
          </table:table-cell>
        </table:table-row>
        <table:table-row table:style-name="ro1">
          <table:table-cell office:value-type="float" office:value="1.59186522864895E+018" calcext:value-type="float">
            <text:p>1.59186522864895E+018</text:p>
          </table:table-cell>
          <table:table-cell table:formula="of:= ([.A424] - 1.59186520428114E+018) * 0.000000001" office:value-type="float" office:value="24.3678144" calcext:value-type="float">
            <text:p>24.3678144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159999995958" calcext:value-type="float">
            <text:p>-0.000159999995958</text:p>
          </table:table-cell>
          <table:table-cell office:value-type="float" office:value="-0.000230000005104" calcext:value-type="float">
            <text:p>-0.000230000005104</text:p>
          </table:table-cell>
          <table:table-cell office:value-type="float" office:value="0.000140000003739" calcext:value-type="float">
            <text:p>0.000140000003739</text:p>
          </table:table-cell>
          <table:table-cell/>
          <table:table-cell office:value-type="float" office:value="-1.27548336983" calcext:value-type="float">
            <text:p>-1.27548336983</text:p>
          </table:table-cell>
          <table:table-cell office:value-type="float" office:value="-0.582593083382" calcext:value-type="float">
            <text:p>-0.582593083382</text:p>
          </table:table-cell>
          <table:table-cell office:value-type="float" office:value="-0.893905520439" calcext:value-type="float">
            <text:p>-0.893905520439</text:p>
          </table:table-cell>
        </table:table-row>
        <table:table-row table:style-name="ro1">
          <table:table-cell office:value-type="float" office:value="1.59186522870184E+018" calcext:value-type="float">
            <text:p>1.59186522870184E+018</text:p>
          </table:table-cell>
          <table:table-cell table:formula="of:= ([.A425] - 1.59186520428114E+018) * 0.000000001" office:value-type="float" office:value="24.42070528" calcext:value-type="float">
            <text:p>24.4207052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90000006114" calcext:value-type="float">
            <text:p>0.000190000006114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/>
          <table:table-cell office:value-type="float" office:value="-1.27547478676" calcext:value-type="float">
            <text:p>-1.27547478676</text:p>
          </table:table-cell>
          <table:table-cell office:value-type="float" office:value="-0.582590043545" calcext:value-type="float">
            <text:p>-0.582590043545</text:p>
          </table:table-cell>
          <table:table-cell office:value-type="float" office:value="-0.893910825253" calcext:value-type="float">
            <text:p>-0.893910825253</text:p>
          </table:table-cell>
        </table:table-row>
        <table:table-row table:style-name="ro1">
          <table:table-cell office:value-type="float" office:value="1.59186522875403E+018" calcext:value-type="float">
            <text:p>1.59186522875403E+018</text:p>
          </table:table-cell>
          <table:table-cell table:formula="of:= ([.A426] - 1.59186520428114E+018) * 0.000000001" office:value-type="float" office:value="24.472891392" calcext:value-type="float">
            <text:p>24.472891392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30000000354" calcext:value-type="float">
            <text:p>0.000130000000354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-1.27546870708" calcext:value-type="float">
            <text:p>-1.27546870708</text:p>
          </table:table-cell>
          <table:table-cell office:value-type="float" office:value="-0.582592606544" calcext:value-type="float">
            <text:p>-0.582592606544</text:p>
          </table:table-cell>
          <table:table-cell office:value-type="float" office:value="-0.893913686275" calcext:value-type="float">
            <text:p>-0.893913686275</text:p>
          </table:table-cell>
        </table:table-row>
        <table:table-row table:style-name="ro1">
          <table:table-cell office:value-type="float" office:value="1.59186522880584E+018" calcext:value-type="float">
            <text:p>1.59186522880584E+018</text:p>
          </table:table-cell>
          <table:table-cell table:formula="of:= ([.A427] - 1.59186520428114E+018) * 0.000000001" office:value-type="float" office:value="24.52470656" calcext:value-type="float">
            <text:p>24.52470656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0.000250000011874" calcext:value-type="float">
            <text:p>0.000250000011874</text:p>
          </table:table-cell>
          <table:table-cell/>
          <table:table-cell office:value-type="float" office:value="-1.27546799183" calcext:value-type="float">
            <text:p>-1.27546799183</text:p>
          </table:table-cell>
          <table:table-cell office:value-type="float" office:value="-0.582592010498" calcext:value-type="float">
            <text:p>-0.582592010498</text:p>
          </table:table-cell>
          <table:table-cell office:value-type="float" office:value="-0.893911421299" calcext:value-type="float">
            <text:p>-0.893911421299</text:p>
          </table:table-cell>
        </table:table-row>
        <table:table-row table:style-name="ro1">
          <table:table-cell office:value-type="float" office:value="1.59186522885804E+018" calcext:value-type="float">
            <text:p>1.59186522885804E+018</text:p>
          </table:table-cell>
          <table:table-cell table:formula="of:= ([.A428] - 1.59186520428114E+018) * 0.000000001" office:value-type="float" office:value="24.57690752" calcext:value-type="float">
            <text:p>24.57690752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number-columns-repeated="2" office:value-type="float" office:value="0.000169999999343" calcext:value-type="float">
            <text:p>0.000169999999343</text:p>
          </table:table-cell>
          <table:table-cell table:style-name="ce1" office:value-type="float" office:value="-0.0000199999994948" calcext:value-type="float">
            <text:p>-2.00E-05</text:p>
          </table:table-cell>
          <table:table-cell/>
          <table:table-cell office:value-type="float" office:value="-1.27547490597" calcext:value-type="float">
            <text:p>-1.27547490597</text:p>
          </table:table-cell>
          <table:table-cell office:value-type="float" office:value="-0.582597136497" calcext:value-type="float">
            <text:p>-0.582597136497</text:p>
          </table:table-cell>
          <table:table-cell office:value-type="float" office:value="-0.893905639648" calcext:value-type="float">
            <text:p>-0.893905639648</text:p>
          </table:table-cell>
        </table:table-row>
        <table:table-row table:style-name="ro1">
          <table:table-cell office:value-type="float" office:value="1.59186522891028E+018" calcext:value-type="float">
            <text:p>1.59186522891028E+018</text:p>
          </table:table-cell>
          <table:table-cell table:formula="of:= ([.A429] - 1.59186520428114E+018) * 0.000000001" office:value-type="float" office:value="24.629146112" calcext:value-type="float">
            <text:p>24.629146112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30000000354" calcext:value-type="float">
            <text:p>-0.000130000000354</text:p>
          </table:table-cell>
          <table:table-cell office:value-type="float" office:value="-0.000209999998333" calcext:value-type="float">
            <text:p>-0.000209999998333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.27547061443" calcext:value-type="float">
            <text:p>-1.27547061443</text:p>
          </table:table-cell>
          <table:table-cell office:value-type="float" office:value="-0.582590520382" calcext:value-type="float">
            <text:p>-0.582590520382</text:p>
          </table:table-cell>
          <table:table-cell office:value-type="float" office:value="-0.893909156322" calcext:value-type="float">
            <text:p>-0.893909156322</text:p>
          </table:table-cell>
        </table:table-row>
        <table:table-row table:style-name="ro1">
          <table:table-cell office:value-type="float" office:value="1.59186522901201E+018" calcext:value-type="float">
            <text:p>1.59186522901201E+018</text:p>
          </table:table-cell>
          <table:table-cell table:formula="of:= ([.A430] - 1.59186520428114E+018) * 0.000000001" office:value-type="float" office:value="24.730870016" calcext:value-type="float">
            <text:p>24.730870016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0.000289999996312" calcext:value-type="float">
            <text:p>0.000289999996312</text:p>
          </table:table-cell>
          <table:table-cell/>
          <table:table-cell office:value-type="float" office:value="-1.27546226978" calcext:value-type="float">
            <text:p>-1.27546226978</text:p>
          </table:table-cell>
          <table:table-cell office:value-type="float" office:value="-0.58259421587" calcext:value-type="float">
            <text:p>-0.58259421587</text:p>
          </table:table-cell>
          <table:table-cell office:value-type="float" office:value="-0.893915235996" calcext:value-type="float">
            <text:p>-0.893915235996</text:p>
          </table:table-cell>
        </table:table-row>
        <table:table-row table:style-name="ro1">
          <table:table-cell office:value-type="float" office:value="1.59186522906415E+018" calcext:value-type="float">
            <text:p>1.59186522906415E+018</text:p>
          </table:table-cell>
          <table:table-cell table:formula="of:= ([.A431] - 1.59186520428114E+018) * 0.000000001" office:value-type="float" office:value="24.7830144" calcext:value-type="float">
            <text:p>24.78301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79999997979" calcext:value-type="float">
            <text:p>-8.00E-05</text:p>
          </table:table-cell>
          <table:table-cell office:value-type="float" office:value="0.000110000000859" calcext:value-type="float">
            <text:p>0.000110000000859</text:p>
          </table:table-cell>
          <table:table-cell/>
          <table:table-cell office:value-type="float" office:value="-1.27546560764" calcext:value-type="float">
            <text:p>-1.27546560764</text:p>
          </table:table-cell>
          <table:table-cell office:value-type="float" office:value="-0.582596242428" calcext:value-type="float">
            <text:p>-0.582596242428</text:p>
          </table:table-cell>
          <table:table-cell office:value-type="float" office:value="-0.893911540508" calcext:value-type="float">
            <text:p>-0.893911540508</text:p>
          </table:table-cell>
        </table:table-row>
        <table:table-row table:style-name="ro1">
          <table:table-cell office:value-type="float" office:value="1.59186522936585E+018" calcext:value-type="float">
            <text:p>1.59186522936585E+018</text:p>
          </table:table-cell>
          <table:table-cell table:formula="of:= ([.A432] - 1.59186520428114E+018) * 0.000000001" office:value-type="float" office:value="25.084716544" calcext:value-type="float">
            <text:p>25.0847165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99999994948" calcext:value-type="float">
            <text:p>-0.000199999994948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27548873425" calcext:value-type="float">
            <text:p>-1.27548873425</text:p>
          </table:table-cell>
          <table:table-cell office:value-type="float" office:value="-0.582598745823" calcext:value-type="float">
            <text:p>-0.582598745823</text:p>
          </table:table-cell>
          <table:table-cell office:value-type="float" office:value="-0.893903255463" calcext:value-type="float">
            <text:p>-0.893903255463</text:p>
          </table:table-cell>
        </table:table-row>
        <table:table-row table:style-name="ro1">
          <table:table-cell office:value-type="float" office:value="1.591865229418E+018" calcext:value-type="float">
            <text:p>1.591865229418E+018</text:p>
          </table:table-cell>
          <table:table-cell table:formula="of:= ([.A433] - 1.59186520428114E+018) * 0.000000001" office:value-type="float" office:value="25.136866304" calcext:value-type="float">
            <text:p>25.13686630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140000003739" calcext:value-type="float">
            <text:p>-0.000140000003739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54856348" calcext:value-type="float">
            <text:p>-1.2754856348</text:p>
          </table:table-cell>
          <table:table-cell office:value-type="float" office:value="-0.582597136497" calcext:value-type="float">
            <text:p>-0.582597136497</text:p>
          </table:table-cell>
          <table:table-cell office:value-type="float" office:value="-0.893905460835" calcext:value-type="float">
            <text:p>-0.893905460835</text:p>
          </table:table-cell>
        </table:table-row>
        <table:table-row table:style-name="ro1">
          <table:table-cell office:value-type="float" office:value="1.59186522947012E+018" calcext:value-type="float">
            <text:p>1.59186522947012E+018</text:p>
          </table:table-cell>
          <table:table-cell table:formula="of:= ([.A434] - 1.59186520428114E+018) * 0.000000001" office:value-type="float" office:value="25.188981504" calcext:value-type="float">
            <text:p>25.18898150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27548694611" calcext:value-type="float">
            <text:p>-1.27548694611</text:p>
          </table:table-cell>
          <table:table-cell office:value-type="float" office:value="-0.582590222359" calcext:value-type="float">
            <text:p>-0.582590222359</text:p>
          </table:table-cell>
          <table:table-cell office:value-type="float" office:value="-0.893906235695" calcext:value-type="float">
            <text:p>-0.893906235695</text:p>
          </table:table-cell>
        </table:table-row>
        <table:table-row table:style-name="ro1">
          <table:table-cell office:value-type="float" office:value="1.59186522952147E+018" calcext:value-type="float">
            <text:p>1.59186522952147E+018</text:p>
          </table:table-cell>
          <table:table-cell table:formula="of:= ([.A435] - 1.59186520428114E+018) * 0.000000001" office:value-type="float" office:value="25.240338176" calcext:value-type="float">
            <text:p>25.2403381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50000007125" calcext:value-type="float">
            <text:p>-0.000150000007125</text:p>
          </table:table-cell>
          <table:table-cell office:value-type="float" office:value="0.000110000000859" calcext:value-type="float">
            <text:p>0.000110000000859</text:p>
          </table:table-cell>
          <table:table-cell table:style-name="ce1" office:value-type="float" office:value="0.0000399999989895" calcext:value-type="float">
            <text:p>4.00E-05</text:p>
          </table:table-cell>
          <table:table-cell/>
          <table:table-cell office:value-type="float" office:value="-1.27549362183" calcext:value-type="float">
            <text:p>-1.27549362183</text:p>
          </table:table-cell>
          <table:table-cell office:value-type="float" office:value="-0.582585453987" calcext:value-type="float">
            <text:p>-0.582585453987</text:p>
          </table:table-cell>
          <table:table-cell office:value-type="float" office:value="-0.893899679184" calcext:value-type="float">
            <text:p>-0.893899679184</text:p>
          </table:table-cell>
        </table:table-row>
        <table:table-row table:style-name="ro1">
          <table:table-cell office:value-type="float" office:value="1.59186522957412E+018" calcext:value-type="float">
            <text:p>1.59186522957412E+018</text:p>
          </table:table-cell>
          <table:table-cell table:formula="of:= ([.A436] - 1.59186520428114E+018) * 0.000000001" office:value-type="float" office:value="25.292982272" calcext:value-type="float">
            <text:p>25.29298227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19999996969" calcext:value-type="float">
            <text:p>-0.000119999996969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27549302578" calcext:value-type="float">
            <text:p>-1.27549302578</text:p>
          </table:table-cell>
          <table:table-cell office:value-type="float" office:value="-0.582582831383" calcext:value-type="float">
            <text:p>-0.582582831383</text:p>
          </table:table-cell>
          <table:table-cell office:value-type="float" office:value="-0.893901884556" calcext:value-type="float">
            <text:p>-0.893901884556</text:p>
          </table:table-cell>
        </table:table-row>
        <table:table-row table:style-name="ro1">
          <table:table-cell office:value-type="float" office:value="1.59186522962633E+018" calcext:value-type="float">
            <text:p>1.59186522962633E+018</text:p>
          </table:table-cell>
          <table:table-cell table:formula="of:= ([.A437] - 1.59186520428114E+018) * 0.000000001" office:value-type="float" office:value="25.34519808" calcext:value-type="float">
            <text:p>25.345198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27549624443" calcext:value-type="float">
            <text:p>-1.27549624443</text:p>
          </table:table-cell>
          <table:table-cell office:value-type="float" office:value="-0.582583546638" calcext:value-type="float">
            <text:p>-0.582583546638</text:p>
          </table:table-cell>
          <table:table-cell office:value-type="float" office:value="-0.893901050091" calcext:value-type="float">
            <text:p>-0.893901050091</text:p>
          </table:table-cell>
        </table:table-row>
        <table:table-row table:style-name="ro1">
          <table:table-cell office:value-type="float" office:value="1.59186522967827E+018" calcext:value-type="float">
            <text:p>1.59186522967827E+018</text:p>
          </table:table-cell>
          <table:table-cell table:formula="of:= ([.A438] - 1.59186520428114E+018) * 0.000000001" office:value-type="float" office:value="25.39713152" calcext:value-type="float">
            <text:p>25.3971315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59999995958" calcext:value-type="float">
            <text:p>-0.000159999995958</text:p>
          </table:table-cell>
          <table:table-cell table:style-name="ce1" office:value-type="float" office:value="-0.0000900000013644" calcext:value-type="float">
            <text:p>-9.00E-05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.27549171448" calcext:value-type="float">
            <text:p>-1.27549171448</text:p>
          </table:table-cell>
          <table:table-cell office:value-type="float" office:value="-0.58258497715" calcext:value-type="float">
            <text:p>-0.58258497715</text:p>
          </table:table-cell>
          <table:table-cell office:value-type="float" office:value="-0.893901765347" calcext:value-type="float">
            <text:p>-0.893901765347</text:p>
          </table:table-cell>
        </table:table-row>
        <table:table-row table:style-name="ro1">
          <table:table-cell office:value-type="float" office:value="1.59186522973064E+018" calcext:value-type="float">
            <text:p>1.59186522973064E+018</text:p>
          </table:table-cell>
          <table:table-cell table:formula="of:= ([.A439] - 1.59186520428114E+018) * 0.000000001" office:value-type="float" office:value="25.449502208" calcext:value-type="float">
            <text:p>25.4495022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30000000354" calcext:value-type="float">
            <text:p>0.000130000000354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27549016476" calcext:value-type="float">
            <text:p>-1.27549016476</text:p>
          </table:table-cell>
          <table:table-cell office:value-type="float" office:value="-0.582581996918" calcext:value-type="float">
            <text:p>-0.582581996918</text:p>
          </table:table-cell>
          <table:table-cell office:value-type="float" office:value="-0.893903255463" calcext:value-type="float">
            <text:p>-0.893903255463</text:p>
          </table:table-cell>
        </table:table-row>
        <table:table-row table:style-name="ro1">
          <table:table-cell office:value-type="float" office:value="1.59186522978296E+018" calcext:value-type="float">
            <text:p>1.59186522978296E+018</text:p>
          </table:table-cell>
          <table:table-cell table:formula="of:= ([.A440] - 1.59186520428114E+018) * 0.000000001" office:value-type="float" office:value="25.501828096" calcext:value-type="float">
            <text:p>25.501828096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27549636364" calcext:value-type="float">
            <text:p>-1.27549636364</text:p>
          </table:table-cell>
          <table:table-cell office:value-type="float" office:value="-0.582585811615" calcext:value-type="float">
            <text:p>-0.582585811615</text:p>
          </table:table-cell>
          <table:table-cell office:value-type="float" office:value="-0.893898427486" calcext:value-type="float">
            <text:p>-0.893898427486</text:p>
          </table:table-cell>
        </table:table-row>
        <table:table-row table:style-name="ro1">
          <table:table-cell office:value-type="float" office:value="1.59186522983434E+018" calcext:value-type="float">
            <text:p>1.59186522983434E+018</text:p>
          </table:table-cell>
          <table:table-cell table:formula="of:= ([.A441] - 1.59186520428114E+018) * 0.000000001" office:value-type="float" office:value="25.5532032" calcext:value-type="float">
            <text:p>25.5532032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/>
          <table:table-cell office:value-type="float" office:value="-1.27550005913" calcext:value-type="float">
            <text:p>-1.27550005913</text:p>
          </table:table-cell>
          <table:table-cell office:value-type="float" office:value="-0.582585275173" calcext:value-type="float">
            <text:p>-0.582585275173</text:p>
          </table:table-cell>
          <table:table-cell office:value-type="float" office:value="-0.893897235394" calcext:value-type="float">
            <text:p>-0.893897235394</text:p>
          </table:table-cell>
        </table:table-row>
        <table:table-row table:style-name="ro1">
          <table:table-cell office:value-type="float" office:value="1.59186522988597E+018" calcext:value-type="float">
            <text:p>1.59186522988597E+018</text:p>
          </table:table-cell>
          <table:table-cell table:formula="of:= ([.A442] - 1.59186520428114E+018) * 0.000000001" office:value-type="float" office:value="25.604830464" calcext:value-type="float">
            <text:p>25.60483046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-0.000220000001718" calcext:value-type="float">
            <text:p>-0.000220000001718</text:p>
          </table:table-cell>
          <table:table-cell/>
          <table:table-cell office:value-type="float" office:value="-1.2754919529" calcext:value-type="float">
            <text:p>-1.2754919529</text:p>
          </table:table-cell>
          <table:table-cell office:value-type="float" office:value="-0.582573890686" calcext:value-type="float">
            <text:p>-0.582573890686</text:p>
          </table:table-cell>
          <table:table-cell office:value-type="float" office:value="-0.893905878067" calcext:value-type="float">
            <text:p>-0.893905878067</text:p>
          </table:table-cell>
        </table:table-row>
        <table:table-row table:style-name="ro1">
          <table:table-cell office:value-type="float" office:value="1.59186522993822E+018" calcext:value-type="float">
            <text:p>1.59186522993822E+018</text:p>
          </table:table-cell>
          <table:table-cell table:formula="of:= ([.A443] - 1.59186520428114E+018) * 0.000000001" office:value-type="float" office:value="25.657083392" calcext:value-type="float">
            <text:p>25.65708339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table:number-columns-repeated="2" office:value-type="float" office:value="0.000199999994948" calcext:value-type="float">
            <text:p>0.000199999994948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900000013644" calcext:value-type="float">
            <text:p>-9.00E-05</text:p>
          </table:table-cell>
          <table:table-cell/>
          <table:table-cell office:value-type="float" office:value="-1.27549672127" calcext:value-type="float">
            <text:p>-1.27549672127</text:p>
          </table:table-cell>
          <table:table-cell office:value-type="float" office:value="-0.58258754015" calcext:value-type="float">
            <text:p>-0.58258754015</text:p>
          </table:table-cell>
          <table:table-cell office:value-type="float" office:value="-0.893897473812" calcext:value-type="float">
            <text:p>-0.893897473812</text:p>
          </table:table-cell>
        </table:table-row>
        <table:table-row table:style-name="ro1">
          <table:table-cell office:value-type="float" office:value="1.59186522999028E+018" calcext:value-type="float">
            <text:p>1.59186522999028E+018</text:p>
          </table:table-cell>
          <table:table-cell table:formula="of:= ([.A444] - 1.59186520428114E+018) * 0.000000001" office:value-type="float" office:value="25.709146112" calcext:value-type="float">
            <text:p>25.7091461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79999997979" calcext:value-type="float">
            <text:p>-8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/>
          <table:table-cell office:value-type="float" office:value="-1.27549755573" calcext:value-type="float">
            <text:p>-1.27549755573</text:p>
          </table:table-cell>
          <table:table-cell office:value-type="float" office:value="-0.582580506802" calcext:value-type="float">
            <text:p>-0.582580506802</text:p>
          </table:table-cell>
          <table:table-cell office:value-type="float" office:value="-0.893898367882" calcext:value-type="float">
            <text:p>-0.893898367882</text:p>
          </table:table-cell>
        </table:table-row>
        <table:table-row table:style-name="ro1">
          <table:table-cell office:value-type="float" office:value="1.59186523004383E+018" calcext:value-type="float">
            <text:p>1.59186523004383E+018</text:p>
          </table:table-cell>
          <table:table-cell table:formula="of:= ([.A445] - 1.59186520428114E+018) * 0.000000001" office:value-type="float" office:value="25.762692096" calcext:value-type="float">
            <text:p>25.76269209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190000006114" calcext:value-type="float">
            <text:p>-0.000190000006114</text:p>
          </table:table-cell>
          <table:table-cell office:value-type="float" office:value="-0.000180000002729" calcext:value-type="float">
            <text:p>-0.000180000002729</text:p>
          </table:table-cell>
          <table:table-cell table:style-name="ce1" office:value-type="float" office:value="0.0000599999984843" calcext:value-type="float">
            <text:p>6.00E-05</text:p>
          </table:table-cell>
          <table:table-cell/>
          <table:table-cell office:value-type="float" office:value="-1.27550125122" calcext:value-type="float">
            <text:p>-1.27550125122</text:p>
          </table:table-cell>
          <table:table-cell office:value-type="float" office:value="-0.582572877407" calcext:value-type="float">
            <text:p>-0.582572877407</text:p>
          </table:table-cell>
          <table:table-cell office:value-type="float" office:value="-0.893897712231" calcext:value-type="float">
            <text:p>-0.893897712231</text:p>
          </table:table-cell>
        </table:table-row>
        <table:table-row table:style-name="ro1">
          <table:table-cell office:value-type="float" office:value="1.59186523009578E+018" calcext:value-type="float">
            <text:p>1.59186523009578E+018</text:p>
          </table:table-cell>
          <table:table-cell table:formula="of:= ([.A446] - 1.59186520428114E+018) * 0.000000001" office:value-type="float" office:value="25.814647296" calcext:value-type="float">
            <text:p>25.81464729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 office:value-type="float" office:value="-0.000140000003739" calcext:value-type="float">
            <text:p>-0.000140000003739</text:p>
          </table:table-cell>
          <table:table-cell/>
          <table:table-cell office:value-type="float" office:value="-1.27549791336" calcext:value-type="float">
            <text:p>-1.27549791336</text:p>
          </table:table-cell>
          <table:table-cell office:value-type="float" office:value="-0.582578122616" calcext:value-type="float">
            <text:p>-0.582578122616</text:p>
          </table:table-cell>
          <table:table-cell office:value-type="float" office:value="-0.89389872551" calcext:value-type="float">
            <text:p>-0.89389872551</text:p>
          </table:table-cell>
        </table:table-row>
        <table:table-row table:style-name="ro1">
          <table:table-cell office:value-type="float" office:value="1.5918652301972E+018" calcext:value-type="float">
            <text:p>1.5918652301972E+018</text:p>
          </table:table-cell>
          <table:table-cell table:formula="of:= ([.A447] - 1.59186520428114E+018) * 0.000000001" office:value-type="float" office:value="25.916063232" calcext:value-type="float">
            <text:p>25.9160632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0.000119999996969" calcext:value-type="float">
            <text:p>0.000119999996969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0.0000399999989895" calcext:value-type="float">
            <text:p>4.00E-05</text:p>
          </table:table-cell>
          <table:table-cell/>
          <table:table-cell office:value-type="float" office:value="-1.27549493313" calcext:value-type="float">
            <text:p>-1.27549493313</text:p>
          </table:table-cell>
          <table:table-cell office:value-type="float" office:value="-0.582583248615" calcext:value-type="float">
            <text:p>-0.582583248615</text:p>
          </table:table-cell>
          <table:table-cell office:value-type="float" office:value="-0.893899381161" calcext:value-type="float">
            <text:p>-0.893899381161</text:p>
          </table:table-cell>
        </table:table-row>
        <table:table-row table:style-name="ro1">
          <table:table-cell office:value-type="float" office:value="1.59186523024947E+018" calcext:value-type="float">
            <text:p>1.59186523024947E+018</text:p>
          </table:table-cell>
          <table:table-cell table:formula="of:= ([.A448] - 1.59186520428114E+018) * 0.000000001" office:value-type="float" office:value="25.96833024" calcext:value-type="float">
            <text:p>25.9683302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999999974738" calcext:value-type="float">
            <text:p>-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27549684048" calcext:value-type="float">
            <text:p>-1.27549684048</text:p>
          </table:table-cell>
          <table:table-cell office:value-type="float" office:value="-0.582575559616" calcext:value-type="float">
            <text:p>-0.582575559616</text:p>
          </table:table-cell>
          <table:table-cell office:value-type="float" office:value="-0.89389783144" calcext:value-type="float">
            <text:p>-0.89389783144</text:p>
          </table:table-cell>
        </table:table-row>
        <table:table-row table:style-name="ro1">
          <table:table-cell office:value-type="float" office:value="1.59186523030183E+018" calcext:value-type="float">
            <text:p>1.59186523030183E+018</text:p>
          </table:table-cell>
          <table:table-cell table:formula="of:= ([.A449] - 1.59186520428114E+018) * 0.000000001" office:value-type="float" office:value="26.02069248" calcext:value-type="float">
            <text:p>26.020692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-1.27550089359" calcext:value-type="float">
            <text:p>-1.27550089359</text:p>
          </table:table-cell>
          <table:table-cell office:value-type="float" office:value="-0.582574903965" calcext:value-type="float">
            <text:p>-0.582574903965</text:p>
          </table:table-cell>
          <table:table-cell office:value-type="float" office:value="-0.893895864487" calcext:value-type="float">
            <text:p>-0.893895864487</text:p>
          </table:table-cell>
        </table:table-row>
        <table:table-row table:style-name="ro1">
          <table:table-cell office:value-type="float" office:value="1.59186523035407E+018" calcext:value-type="float">
            <text:p>1.59186523035407E+018</text:p>
          </table:table-cell>
          <table:table-cell table:formula="of:= ([.A450] - 1.59186520428114E+018) * 0.000000001" office:value-type="float" office:value="26.072935424" calcext:value-type="float">
            <text:p>26.07293542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209999998333" calcext:value-type="float">
            <text:p>-0.000209999998333</text:p>
          </table:table-cell>
          <table:table-cell table:style-name="ce1" office:value-type="float" office:value="-0.000079999997979" calcext:value-type="float">
            <text:p>-8.00E-05</text:p>
          </table:table-cell>
          <table:table-cell office:value-type="float" office:value="-0.000209999998333" calcext:value-type="float">
            <text:p>-0.000209999998333</text:p>
          </table:table-cell>
          <table:table-cell/>
          <table:table-cell office:value-type="float" office:value="-1.27548992634" calcext:value-type="float">
            <text:p>-1.27548992634</text:p>
          </table:table-cell>
          <table:table-cell office:value-type="float" office:value="-0.582588672638" calcext:value-type="float">
            <text:p>-0.582588672638</text:p>
          </table:table-cell>
          <table:table-cell office:value-type="float" office:value="-0.893902540207" calcext:value-type="float">
            <text:p>-0.893902540207</text:p>
          </table:table-cell>
        </table:table-row>
        <table:table-row table:style-name="ro1">
          <table:table-cell office:value-type="float" office:value="1.59186523040554E+018" calcext:value-type="float">
            <text:p>1.59186523040554E+018</text:p>
          </table:table-cell>
          <table:table-cell table:formula="of:= ([.A451] - 1.59186520428114E+018) * 0.000000001" office:value-type="float" office:value="26.12439936" calcext:value-type="float">
            <text:p>26.124399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19999996969" calcext:value-type="float">
            <text:p>-0.000119999996969</text:p>
          </table:table-cell>
          <table:table-cell table:style-name="ce1" office:value-type="float" office:value="0.0000599999984843" calcext:value-type="float">
            <text:p>6.00E-05</text:p>
          </table:table-cell>
          <table:table-cell office:value-type="float" office:value="0.000140000003739" calcext:value-type="float">
            <text:p>0.000140000003739</text:p>
          </table:table-cell>
          <table:table-cell/>
          <table:table-cell office:value-type="float" office:value="-1.27549779415" calcext:value-type="float">
            <text:p>-1.27549779415</text:p>
          </table:table-cell>
          <table:table-cell office:value-type="float" office:value="-0.582582354546" calcext:value-type="float">
            <text:p>-0.582582354546</text:p>
          </table:table-cell>
          <table:table-cell office:value-type="float" office:value="-0.893896281719" calcext:value-type="float">
            <text:p>-0.893896281719</text:p>
          </table:table-cell>
        </table:table-row>
        <table:table-row table:style-name="ro1">
          <table:table-cell office:value-type="float" office:value="1.59186523045708E+018" calcext:value-type="float">
            <text:p>1.59186523045708E+018</text:p>
          </table:table-cell>
          <table:table-cell table:formula="of:= ([.A452] - 1.59186520428114E+018) * 0.000000001" office:value-type="float" office:value="26.17594624" calcext:value-type="float">
            <text:p>26.17594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2754919529" calcext:value-type="float">
            <text:p>-1.2754919529</text:p>
          </table:table-cell>
          <table:table-cell office:value-type="float" office:value="-0.582579374313" calcext:value-type="float">
            <text:p>-0.582579374313</text:p>
          </table:table-cell>
          <table:table-cell office:value-type="float" office:value="-0.893906414509" calcext:value-type="float">
            <text:p>-0.893906414509</text:p>
          </table:table-cell>
        </table:table-row>
        <table:table-row table:style-name="ro1">
          <table:table-cell office:value-type="float" office:value="1.59186523050935E+018" calcext:value-type="float">
            <text:p>1.59186523050935E+018</text:p>
          </table:table-cell>
          <table:table-cell table:formula="of:= ([.A453] - 1.59186520428114E+018) * 0.000000001" office:value-type="float" office:value="26.22821632" calcext:value-type="float">
            <text:p>26.228216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number-columns-repeated="2"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27548861504" calcext:value-type="float">
            <text:p>-1.27548861504</text:p>
          </table:table-cell>
          <table:table-cell office:value-type="float" office:value="-0.582587361336" calcext:value-type="float">
            <text:p>-0.582587361336</text:p>
          </table:table-cell>
          <table:table-cell office:value-type="float" office:value="-0.893903374672" calcext:value-type="float">
            <text:p>-0.893903374672</text:p>
          </table:table-cell>
        </table:table-row>
        <table:table-row table:style-name="ro1">
          <table:table-cell office:value-type="float" office:value="1.591865230561E+018" calcext:value-type="float">
            <text:p>1.591865230561E+018</text:p>
          </table:table-cell>
          <table:table-cell table:formula="of:= ([.A454] - 1.59186520428114E+018) * 0.000000001" office:value-type="float" office:value="26.279867392" calcext:value-type="float">
            <text:p>26.2798673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700000018696" calcext:value-type="float">
            <text:p>-7.00E-05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27549874783" calcext:value-type="float">
            <text:p>-1.27549874783</text:p>
          </table:table-cell>
          <table:table-cell office:value-type="float" office:value="-0.582584142685" calcext:value-type="float">
            <text:p>-0.582584142685</text:p>
          </table:table-cell>
          <table:table-cell office:value-type="float" office:value="-0.893895864487" calcext:value-type="float">
            <text:p>-0.893895864487</text:p>
          </table:table-cell>
        </table:table-row>
        <table:table-row table:style-name="ro1">
          <table:table-cell office:value-type="float" office:value="1.5918652306628E+018" calcext:value-type="float">
            <text:p>1.5918652306628E+018</text:p>
          </table:table-cell>
          <table:table-cell table:formula="of:= ([.A455] - 1.59186520428114E+018) * 0.000000001" office:value-type="float" office:value="26.381664256" calcext:value-type="float">
            <text:p>26.3816642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80000002729" calcext:value-type="float">
            <text:p>0.000180000002729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/>
          <table:table-cell office:value-type="float" office:value="-1.27549469471" calcext:value-type="float">
            <text:p>-1.27549469471</text:p>
          </table:table-cell>
          <table:table-cell office:value-type="float" office:value="-0.582579672337" calcext:value-type="float">
            <text:p>-0.582579672337</text:p>
          </table:table-cell>
          <table:table-cell office:value-type="float" office:value="-0.893900036812" calcext:value-type="float">
            <text:p>-0.893900036812</text:p>
          </table:table-cell>
        </table:table-row>
        <table:table-row table:style-name="ro1">
          <table:table-cell office:value-type="float" office:value="1.59186523071499E+018" calcext:value-type="float">
            <text:p>1.59186523071499E+018</text:p>
          </table:table-cell>
          <table:table-cell table:formula="of:= ([.A456] - 1.59186520428114E+018) * 0.000000001" office:value-type="float" office:value="26.433851392" calcext:value-type="float">
            <text:p>26.43385139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150000007125" calcext:value-type="float">
            <text:p>-0.000150000007125</text:p>
          </table:table-cell>
          <table:table-cell office:value-type="float" office:value="0.000130000000354" calcext:value-type="float">
            <text:p>0.000130000000354</text:p>
          </table:table-cell>
          <table:table-cell/>
          <table:table-cell office:value-type="float" office:value="-1.27549409866" calcext:value-type="float">
            <text:p>-1.27549409866</text:p>
          </table:table-cell>
          <table:table-cell office:value-type="float" office:value="-0.582581162453" calcext:value-type="float">
            <text:p>-0.582581162453</text:p>
          </table:table-cell>
          <table:table-cell office:value-type="float" office:value="-0.893903613091" calcext:value-type="float">
            <text:p>-0.893903613091</text:p>
          </table:table-cell>
        </table:table-row>
        <table:table-row table:style-name="ro1">
          <table:table-cell office:value-type="float" office:value="1.59186523076967E+018" calcext:value-type="float">
            <text:p>1.59186523076967E+018</text:p>
          </table:table-cell>
          <table:table-cell table:formula="of:= ([.A457] - 1.59186520428114E+018) * 0.000000001" office:value-type="float" office:value="26.488536576" calcext:value-type="float">
            <text:p>26.4885365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0.000110000000859" calcext:value-type="float">
            <text:p>0.000110000000859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/>
          <table:table-cell office:value-type="float" office:value="-1.27549493313" calcext:value-type="float">
            <text:p>-1.27549493313</text:p>
          </table:table-cell>
          <table:table-cell office:value-type="float" office:value="-0.582584619522" calcext:value-type="float">
            <text:p>-0.582584619522</text:p>
          </table:table-cell>
          <table:table-cell office:value-type="float" office:value="-0.893900573254" calcext:value-type="float">
            <text:p>-0.893900573254</text:p>
          </table:table-cell>
        </table:table-row>
        <table:table-row table:style-name="ro1">
          <table:table-cell office:value-type="float" office:value="1.59186523082508E+018" calcext:value-type="float">
            <text:p>1.59186523082508E+018</text:p>
          </table:table-cell>
          <table:table-cell table:formula="of:= ([.A458] - 1.59186520428114E+018) * 0.000000001" office:value-type="float" office:value="26.543941376" calcext:value-type="float">
            <text:p>26.5439413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599999984843" calcext:value-type="float">
            <text:p>-6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-0.0000900000013644" calcext:value-type="float">
            <text:p>-9.00E-05</text:p>
          </table:table-cell>
          <table:table-cell/>
          <table:table-cell office:value-type="float" office:value="-1.27549576759" calcext:value-type="float">
            <text:p>-1.27549576759</text:p>
          </table:table-cell>
          <table:table-cell office:value-type="float" office:value="-0.582580149174" calcext:value-type="float">
            <text:p>-0.582580149174</text:p>
          </table:table-cell>
          <table:table-cell office:value-type="float" office:value="-0.893898367882" calcext:value-type="float">
            <text:p>-0.893898367882</text:p>
          </table:table-cell>
        </table:table-row>
        <table:table-row table:style-name="ro1">
          <table:table-cell office:value-type="float" office:value="1.59186523087729E+018" calcext:value-type="float">
            <text:p>1.59186523087729E+018</text:p>
          </table:table-cell>
          <table:table-cell table:formula="of:= ([.A459] - 1.59186520428114E+018) * 0.000000001" office:value-type="float" office:value="26.59614848" calcext:value-type="float">
            <text:p>26.596148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239999993937" calcext:value-type="float">
            <text:p>-0.000239999993937</text:p>
          </table:table-cell>
          <table:table-cell table:style-name="ce1" office:value-type="float" office:value="-0.0000700000018696" calcext:value-type="float">
            <text:p>-7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27549254894" calcext:value-type="float">
            <text:p>-1.27549254894</text:p>
          </table:table-cell>
          <table:table-cell office:value-type="float" office:value="-0.582587063313" calcext:value-type="float">
            <text:p>-0.582587063313</text:p>
          </table:table-cell>
          <table:table-cell office:value-type="float" office:value="-0.893904328346" calcext:value-type="float">
            <text:p>-0.893904328346</text:p>
          </table:table-cell>
        </table:table-row>
        <table:table-row table:style-name="ro1">
          <table:table-cell office:value-type="float" office:value="1.59186523092936E+018" calcext:value-type="float">
            <text:p>1.59186523092936E+018</text:p>
          </table:table-cell>
          <table:table-cell table:formula="of:= ([.A460] - 1.59186520428114E+018) * 0.000000001" office:value-type="float" office:value="26.64822528" calcext:value-type="float">
            <text:p>26.648225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90000006114" calcext:value-type="float">
            <text:p>-0.000190000006114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599999984843" calcext:value-type="float">
            <text:p>6.00E-05</text:p>
          </table:table-cell>
          <table:table-cell/>
          <table:table-cell office:value-type="float" office:value="-1.27549290657" calcext:value-type="float">
            <text:p>-1.27549290657</text:p>
          </table:table-cell>
          <table:table-cell office:value-type="float" office:value="-0.58258163929" calcext:value-type="float">
            <text:p>-0.58258163929</text:p>
          </table:table-cell>
          <table:table-cell office:value-type="float" office:value="-0.89390206337" calcext:value-type="float">
            <text:p>-0.89390206337</text:p>
          </table:table-cell>
        </table:table-row>
        <table:table-row table:style-name="ro1">
          <table:table-cell office:value-type="float" office:value="1.59186523098143E+018" calcext:value-type="float">
            <text:p>1.59186523098143E+018</text:p>
          </table:table-cell>
          <table:table-cell table:formula="of:= ([.A461] - 1.59186520428114E+018) * 0.000000001" office:value-type="float" office:value="26.700290304" calcext:value-type="float">
            <text:p>26.70029030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-1.27548933029" calcext:value-type="float">
            <text:p>-1.27548933029</text:p>
          </table:table-cell>
          <table:table-cell office:value-type="float" office:value="-0.582584679127" calcext:value-type="float">
            <text:p>-0.582584679127</text:p>
          </table:table-cell>
          <table:table-cell office:value-type="float" office:value="-0.893905639648" calcext:value-type="float">
            <text:p>-0.893905639648</text:p>
          </table:table-cell>
        </table:table-row>
        <table:table-row table:style-name="ro1">
          <table:table-cell office:value-type="float" office:value="1.59186523103284E+018" calcext:value-type="float">
            <text:p>1.59186523103284E+018</text:p>
          </table:table-cell>
          <table:table-cell table:formula="of:= ([.A462] - 1.59186520428114E+018) * 0.000000001" office:value-type="float" office:value="26.751703296" calcext:value-type="float">
            <text:p>26.75170329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0.000119999996969" calcext:value-type="float">
            <text:p>0.000119999996969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/>
          <table:table-cell office:value-type="float" office:value="-1.27550446987" calcext:value-type="float">
            <text:p>-1.27550446987</text:p>
          </table:table-cell>
          <table:table-cell office:value-type="float" office:value="-0.582580327988" calcext:value-type="float">
            <text:p>-0.582580327988</text:p>
          </table:table-cell>
          <table:table-cell office:value-type="float" office:value="-0.893892586231" calcext:value-type="float">
            <text:p>-0.893892586231</text:p>
          </table:table-cell>
        </table:table-row>
        <table:table-row table:style-name="ro1">
          <table:table-cell office:value-type="float" office:value="1.59186523108491E+018" calcext:value-type="float">
            <text:p>1.59186523108491E+018</text:p>
          </table:table-cell>
          <table:table-cell table:formula="of:= ([.A463] - 1.59186520428114E+018) * 0.000000001" office:value-type="float" office:value="26.80377216" calcext:value-type="float">
            <text:p>26.8037721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-0.000360000005458" calcext:value-type="float">
            <text:p>-0.000360000005458</text:p>
          </table:table-cell>
          <table:table-cell table:style-name="ce1" office:value-type="float" office:value="-0.0000700000018696" calcext:value-type="float">
            <text:p>-7.00E-05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.27550017834" calcext:value-type="float">
            <text:p>-1.27550017834</text:p>
          </table:table-cell>
          <table:table-cell office:value-type="float" office:value="-0.582578539848" calcext:value-type="float">
            <text:p>-0.582578539848</text:p>
          </table:table-cell>
          <table:table-cell office:value-type="float" office:value="-0.893895626068" calcext:value-type="float">
            <text:p>-0.893895626068</text:p>
          </table:table-cell>
        </table:table-row>
        <table:table-row table:style-name="ro1">
          <table:table-cell office:value-type="float" office:value="1.59186523113741E+018" calcext:value-type="float">
            <text:p>1.59186523113741E+018</text:p>
          </table:table-cell>
          <table:table-cell table:formula="of:= ([.A464] - 1.59186520428114E+018) * 0.000000001" office:value-type="float" office:value="26.856273408" calcext:value-type="float">
            <text:p>26.8562734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80000002729" calcext:value-type="float">
            <text:p>0.000180000002729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/>
          <table:table-cell office:value-type="float" office:value="-1.27549242973" calcext:value-type="float">
            <text:p>-1.27549242973</text:p>
          </table:table-cell>
          <table:table-cell office:value-type="float" office:value="-0.582580029964" calcext:value-type="float">
            <text:p>-0.582580029964</text:p>
          </table:table-cell>
          <table:table-cell office:value-type="float" office:value="-0.893900036812" calcext:value-type="float">
            <text:p>-0.893900036812</text:p>
          </table:table-cell>
        </table:table-row>
        <table:table-row table:style-name="ro1">
          <table:table-cell office:value-type="float" office:value="1.59186523119059E+018" calcext:value-type="float">
            <text:p>1.59186523119059E+018</text:p>
          </table:table-cell>
          <table:table-cell table:formula="of:= ([.A465] - 1.59186520428114E+018) * 0.000000001" office:value-type="float" office:value="26.909456384" calcext:value-type="float">
            <text:p>26.9094563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250000011874" calcext:value-type="float">
            <text:p>0.00025000001187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/>
          <table:table-cell office:value-type="float" office:value="-1.27550578117" calcext:value-type="float">
            <text:p>-1.27550578117</text:p>
          </table:table-cell>
          <table:table-cell office:value-type="float" office:value="-0.582583546638" calcext:value-type="float">
            <text:p>-0.582583546638</text:p>
          </table:table-cell>
          <table:table-cell office:value-type="float" office:value="-0.893893361092" calcext:value-type="float">
            <text:p>-0.893893361092</text:p>
          </table:table-cell>
        </table:table-row>
        <table:table-row table:style-name="ro1">
          <table:table-cell office:value-type="float" office:value="1.59186523124349E+018" calcext:value-type="float">
            <text:p>1.59186523124349E+018</text:p>
          </table:table-cell>
          <table:table-cell table:formula="of:= ([.A466] - 1.59186520428114E+018) * 0.000000001" office:value-type="float" office:value="26.962358016" calcext:value-type="float">
            <text:p>26.9623580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0.000190000006114" calcext:value-type="float">
            <text:p>0.000190000006114</text:p>
          </table:table-cell>
          <table:table-cell office:value-type="float" office:value="0.000269999989541" calcext:value-type="float">
            <text:p>0.000269999989541</text:p>
          </table:table-cell>
          <table:table-cell office:value-type="float" office:value="0.000130000000354" calcext:value-type="float">
            <text:p>0.000130000000354</text:p>
          </table:table-cell>
          <table:table-cell/>
          <table:table-cell office:value-type="float" office:value="-1.27549231052" calcext:value-type="float">
            <text:p>-1.27549231052</text:p>
          </table:table-cell>
          <table:table-cell office:value-type="float" office:value="-0.582586705685" calcext:value-type="float">
            <text:p>-0.582586705685</text:p>
          </table:table-cell>
          <table:table-cell office:value-type="float" office:value="-0.893901467323" calcext:value-type="float">
            <text:p>-0.893901467323</text:p>
          </table:table-cell>
        </table:table-row>
        <table:table-row table:style-name="ro1">
          <table:table-cell office:value-type="float" office:value="1.59186523134503E+018" calcext:value-type="float">
            <text:p>1.59186523134503E+018</text:p>
          </table:table-cell>
          <table:table-cell table:formula="of:= ([.A467] - 1.59186520428114E+018) * 0.000000001" office:value-type="float" office:value="27.063893504" calcext:value-type="float">
            <text:p>27.06389350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-0.000399999989895" calcext:value-type="float">
            <text:p>-0.000399999989895</text:p>
          </table:table-cell>
          <table:table-cell office:value-type="float" office:value="-0.000130000000354" calcext:value-type="float">
            <text:p>-0.000130000000354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27549278736" calcext:value-type="float">
            <text:p>-1.27549278736</text:p>
          </table:table-cell>
          <table:table-cell office:value-type="float" office:value="-0.582586228848" calcext:value-type="float">
            <text:p>-0.582586228848</text:p>
          </table:table-cell>
          <table:table-cell office:value-type="float" office:value="-0.893902361393" calcext:value-type="float">
            <text:p>-0.893902361393</text:p>
          </table:table-cell>
        </table:table-row>
        <table:table-row table:style-name="ro1">
          <table:table-cell office:value-type="float" office:value="1.59186523139723E+018" calcext:value-type="float">
            <text:p>1.59186523139723E+018</text:p>
          </table:table-cell>
          <table:table-cell table:formula="of:= ([.A468] - 1.59186520428114E+018) * 0.000000001" office:value-type="float" office:value="27.116090368" calcext:value-type="float">
            <text:p>27.1160903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110000000859" calcext:value-type="float">
            <text:p>0.000110000000859</text:p>
          </table:table-cell>
          <table:table-cell office:value-type="float" office:value="0.000220000001718" calcext:value-type="float">
            <text:p>0.000220000001718</text:p>
          </table:table-cell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-1.27548789978" calcext:value-type="float">
            <text:p>-1.27548789978</text:p>
          </table:table-cell>
          <table:table-cell office:value-type="float" office:value="-0.582594931126" calcext:value-type="float">
            <text:p>-0.582594931126</text:p>
          </table:table-cell>
          <table:table-cell office:value-type="float" office:value="-0.893903136253" calcext:value-type="float">
            <text:p>-0.893903136253</text:p>
          </table:table-cell>
        </table:table-row>
        <table:table-row table:style-name="ro1">
          <table:table-cell office:value-type="float" office:value="1.59186523144861E+018" calcext:value-type="float">
            <text:p>1.59186523144861E+018</text:p>
          </table:table-cell>
          <table:table-cell table:formula="of:= ([.A469] - 1.59186520428114E+018) * 0.000000001" office:value-type="float" office:value="27.16747264" calcext:value-type="float">
            <text:p>27.1674726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250000011874" calcext:value-type="float">
            <text:p>0.000250000011874</text:p>
          </table:table-cell>
          <table:table-cell office:value-type="float" office:value="0.000119999996969" calcext:value-type="float">
            <text:p>0.000119999996969</text:p>
          </table:table-cell>
          <table:table-cell table:style-name="ce1" office:value-type="float" office:value="0.000079999997979" calcext:value-type="float">
            <text:p>8.00E-05</text:p>
          </table:table-cell>
          <table:table-cell/>
          <table:table-cell office:value-type="float" office:value="-1.27549803257" calcext:value-type="float">
            <text:p>-1.27549803257</text:p>
          </table:table-cell>
          <table:table-cell office:value-type="float" office:value="-0.582581698895" calcext:value-type="float">
            <text:p>-0.582581698895</text:p>
          </table:table-cell>
          <table:table-cell office:value-type="float" office:value="-0.893898427486" calcext:value-type="float">
            <text:p>-0.893898427486</text:p>
          </table:table-cell>
        </table:table-row>
        <table:table-row table:style-name="ro1">
          <table:table-cell office:value-type="float" office:value="1.5918652315004E+018" calcext:value-type="float">
            <text:p>1.5918652315004E+018</text:p>
          </table:table-cell>
          <table:table-cell table:formula="of:= ([.A470] - 1.59186520428114E+018) * 0.000000001" office:value-type="float" office:value="27.219259392" calcext:value-type="float">
            <text:p>27.219259392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-0.000199999994948" calcext:value-type="float">
            <text:p>-0.000199999994948</text:p>
          </table:table-cell>
          <table:table-cell table:style-name="ce1" office:value-type="float" office:value="0.0000599999984843" calcext:value-type="float">
            <text:p>6.00E-05</text:p>
          </table:table-cell>
          <table:table-cell/>
          <table:table-cell office:value-type="float" office:value="-1.27547192574" calcext:value-type="float">
            <text:p>-1.27547192574</text:p>
          </table:table-cell>
          <table:table-cell office:value-type="float" office:value="-0.582595407963" calcext:value-type="float">
            <text:p>-0.582595407963</text:p>
          </table:table-cell>
          <table:table-cell office:value-type="float" office:value="-0.893918216228" calcext:value-type="float">
            <text:p>-0.893918216228</text:p>
          </table:table-cell>
        </table:table-row>
        <table:table-row table:style-name="ro1">
          <table:table-cell office:value-type="float" office:value="1.59186523155273E+018" calcext:value-type="float">
            <text:p>1.59186523155273E+018</text:p>
          </table:table-cell>
          <table:table-cell table:formula="of:= ([.A471] - 1.59186520428114E+018) * 0.000000001" office:value-type="float" office:value="27.27159552" calcext:value-type="float">
            <text:p>27.2715955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90000006114" calcext:value-type="float">
            <text:p>0.000190000006114</text:p>
          </table:table-cell>
          <table:table-cell office:value-type="float" office:value="0.000159999995958" calcext:value-type="float">
            <text:p>0.00015999999595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.27549791336" calcext:value-type="float">
            <text:p>-1.27549791336</text:p>
          </table:table-cell>
          <table:table-cell office:value-type="float" office:value="-0.582576811314" calcext:value-type="float">
            <text:p>-0.582576811314</text:p>
          </table:table-cell>
          <table:table-cell office:value-type="float" office:value="-0.893893182278" calcext:value-type="float">
            <text:p>-0.893893182278</text:p>
          </table:table-cell>
        </table:table-row>
        <table:table-row table:style-name="ro1">
          <table:table-cell office:value-type="float" office:value="1.59186523160499E+018" calcext:value-type="float">
            <text:p>1.59186523160499E+018</text:p>
          </table:table-cell>
          <table:table-cell table:formula="of:= ([.A472] - 1.59186520428114E+018) * 0.000000001" office:value-type="float" office:value="27.32385536" calcext:value-type="float">
            <text:p>27.3238553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0.000150000007125" calcext:value-type="float">
            <text:p>0.000150000007125</text:p>
          </table:table-cell>
          <table:table-cell table:style-name="ce1" office:value-type="float" office:value="0.00000999999974738" calcext:value-type="float">
            <text:p>1.00E-05</text:p>
          </table:table-cell>
          <table:table-cell/>
          <table:table-cell office:value-type="float" office:value="-1.27550113201" calcext:value-type="float">
            <text:p>-1.27550113201</text:p>
          </table:table-cell>
          <table:table-cell office:value-type="float" office:value="-0.58258241415" calcext:value-type="float">
            <text:p>-0.58258241415</text:p>
          </table:table-cell>
          <table:table-cell office:value-type="float" office:value="-0.893893837929" calcext:value-type="float">
            <text:p>-0.893893837929</text:p>
          </table:table-cell>
        </table:table-row>
        <table:table-row table:style-name="ro1">
          <table:table-cell office:value-type="float" office:value="1.59186523165708E+018" calcext:value-type="float">
            <text:p>1.59186523165708E+018</text:p>
          </table:table-cell>
          <table:table-cell table:formula="of:= ([.A473] - 1.59186520428114E+018) * 0.000000001" office:value-type="float" office:value="27.375939072" calcext:value-type="float">
            <text:p>27.37593907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.000199999994948" calcext:value-type="float">
            <text:p>-0.000199999994948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-1.2754894495" calcext:value-type="float">
            <text:p>-1.2754894495</text:p>
          </table:table-cell>
          <table:table-cell office:value-type="float" office:value="-0.582587182522" calcext:value-type="float">
            <text:p>-0.582587182522</text:p>
          </table:table-cell>
          <table:table-cell office:value-type="float" office:value="-0.893903195858" calcext:value-type="float">
            <text:p>-0.893903195858</text:p>
          </table:table-cell>
        </table:table-row>
        <table:table-row table:style-name="ro1">
          <table:table-cell office:value-type="float" office:value="1.5918652317099E+018" calcext:value-type="float">
            <text:p>1.5918652317099E+018</text:p>
          </table:table-cell>
          <table:table-cell table:formula="of:= ([.A474] - 1.59186520428114E+018) * 0.000000001" office:value-type="float" office:value="27.42876032" calcext:value-type="float">
            <text:p>27.428760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79999997979" calcext:value-type="float">
            <text:p>-8.00E-05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/>
          <table:table-cell office:value-type="float" office:value="-1.27548670769" calcext:value-type="float">
            <text:p>-1.27548670769</text:p>
          </table:table-cell>
          <table:table-cell office:value-type="float" office:value="-0.58258497715" calcext:value-type="float">
            <text:p>-0.58258497715</text:p>
          </table:table-cell>
          <table:table-cell office:value-type="float" office:value="-0.893904030323" calcext:value-type="float">
            <text:p>-0.893904030323</text:p>
          </table:table-cell>
        </table:table-row>
        <table:table-row table:style-name="ro1">
          <table:table-cell office:value-type="float" office:value="1.5918652317623E+018" calcext:value-type="float">
            <text:p>1.5918652317623E+018</text:p>
          </table:table-cell>
          <table:table-cell table:formula="of:= ([.A475] - 1.59186520428114E+018) * 0.000000001" office:value-type="float" office:value="27.481166848" calcext:value-type="float">
            <text:p>27.4811668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700000018696" calcext:value-type="float">
            <text:p>-7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900000013644" calcext:value-type="float">
            <text:p>-9.00E-05</text:p>
          </table:table-cell>
          <table:table-cell/>
          <table:table-cell office:value-type="float" office:value="-1.27550506592" calcext:value-type="float">
            <text:p>-1.27550506592</text:p>
          </table:table-cell>
          <table:table-cell office:value-type="float" office:value="-0.582575261593" calcext:value-type="float">
            <text:p>-0.582575261593</text:p>
          </table:table-cell>
          <table:table-cell office:value-type="float" office:value="-0.893894016743" calcext:value-type="float">
            <text:p>-0.893894016743</text:p>
          </table:table-cell>
        </table:table-row>
        <table:table-row table:style-name="ro1">
          <table:table-cell office:value-type="float" office:value="1.59186523181463E+018" calcext:value-type="float">
            <text:p>1.59186523181463E+018</text:p>
          </table:table-cell>
          <table:table-cell table:formula="of:= ([.A476] - 1.59186520428114E+018) * 0.000000001" office:value-type="float" office:value="27.53349632" calcext:value-type="float">
            <text:p>27.533496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-0.000319999991916" calcext:value-type="float">
            <text:p>-0.000319999991916</text:p>
          </table:table-cell>
          <table:table-cell office:value-type="float" office:value="-0.000199999994948" calcext:value-type="float">
            <text:p>-0.000199999994948</text:p>
          </table:table-cell>
          <table:table-cell table:style-name="ce1" office:value-type="float" office:value="-0.0000700000018696" calcext:value-type="float">
            <text:p>-7.00E-05</text:p>
          </table:table-cell>
          <table:table-cell/>
          <table:table-cell office:value-type="float" office:value="-1.27549350262" calcext:value-type="float">
            <text:p>-1.27549350262</text:p>
          </table:table-cell>
          <table:table-cell office:value-type="float" office:value="-0.58257484436" calcext:value-type="float">
            <text:p>-0.58257484436</text:p>
          </table:table-cell>
          <table:table-cell office:value-type="float" office:value="-0.893902242184" calcext:value-type="float">
            <text:p>-0.893902242184</text:p>
          </table:table-cell>
        </table:table-row>
        <table:table-row table:style-name="ro1">
          <table:table-cell office:value-type="float" office:value="1.59186523186763E+018" calcext:value-type="float">
            <text:p>1.59186523186763E+018</text:p>
          </table:table-cell>
          <table:table-cell table:formula="of:= ([.A477] - 1.59186520428114E+018) * 0.000000001" office:value-type="float" office:value="27.586493952" calcext:value-type="float">
            <text:p>27.58649395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-0.0000700000018696" calcext:value-type="float">
            <text:p>-7.00E-05</text:p>
          </table:table-cell>
          <table:table-cell office:value-type="float" office:value="-0.000150000007125" calcext:value-type="float">
            <text:p>-0.000150000007125</text:p>
          </table:table-cell>
          <table:table-cell/>
          <table:table-cell office:value-type="float" office:value="-1.27549815178" calcext:value-type="float">
            <text:p>-1.27549815178</text:p>
          </table:table-cell>
          <table:table-cell office:value-type="float" office:value="-0.582576572895" calcext:value-type="float">
            <text:p>-0.582576572895</text:p>
          </table:table-cell>
          <table:table-cell office:value-type="float" office:value="-0.893897294998" calcext:value-type="float">
            <text:p>-0.893897294998</text:p>
          </table:table-cell>
        </table:table-row>
        <table:table-row table:style-name="ro1">
          <table:table-cell office:value-type="float" office:value="1.5918652319198E+018" calcext:value-type="float">
            <text:p>1.5918652319198E+018</text:p>
          </table:table-cell>
          <table:table-cell table:formula="of:= ([.A478] - 1.59186520428114E+018) * 0.000000001" office:value-type="float" office:value="27.638658304" calcext:value-type="float">
            <text:p>27.63865830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-0" calcext:value-type="float">
            <text:p>0</text:p>
          </table:table-cell>
          <table:table-cell office:value-type="float" office:value="-0.000150000007125" calcext:value-type="float">
            <text:p>-0.000150000007125</text:p>
          </table:table-cell>
          <table:table-cell office:value-type="float" office:value="-0.000330000009853" calcext:value-type="float">
            <text:p>-0.000330000009853</text:p>
          </table:table-cell>
          <table:table-cell/>
          <table:table-cell office:value-type="float" office:value="-1.27549004555" calcext:value-type="float">
            <text:p>-1.27549004555</text:p>
          </table:table-cell>
          <table:table-cell office:value-type="float" office:value="-0.582594692707" calcext:value-type="float">
            <text:p>-0.582594692707</text:p>
          </table:table-cell>
          <table:table-cell office:value-type="float" office:value="-0.893905460835" calcext:value-type="float">
            <text:p>-0.893905460835</text:p>
          </table:table-cell>
        </table:table-row>
        <table:table-row table:style-name="ro1">
          <table:table-cell office:value-type="float" office:value="1.59186523197575E+018" calcext:value-type="float">
            <text:p>1.59186523197575E+018</text:p>
          </table:table-cell>
          <table:table-cell table:formula="of:= ([.A479] - 1.59186520428114E+018) * 0.000000001" office:value-type="float" office:value="27.694609408" calcext:value-type="float">
            <text:p>27.6946094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300000014249" calcext:value-type="float">
            <text:p>-0.000300000014249</text:p>
          </table:table-cell>
          <table:table-cell office:value-type="float" office:value="-0.000169999999343" calcext:value-type="float">
            <text:p>-0.000169999999343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27548873425" calcext:value-type="float">
            <text:p>-1.27548873425</text:p>
          </table:table-cell>
          <table:table-cell office:value-type="float" office:value="-0.582586765289" calcext:value-type="float">
            <text:p>-0.582586765289</text:p>
          </table:table-cell>
          <table:table-cell office:value-type="float" office:value="-0.8939062953" calcext:value-type="float">
            <text:p>-0.8939062953</text:p>
          </table:table-cell>
        </table:table-row>
        <table:table-row table:style-name="ro1">
          <table:table-cell office:value-type="float" office:value="1.59186523202845E+018" calcext:value-type="float">
            <text:p>1.59186523202845E+018</text:p>
          </table:table-cell>
          <table:table-cell table:formula="of:= ([.A480] - 1.59186520428114E+018) * 0.000000001" office:value-type="float" office:value="27.747309568" calcext:value-type="float">
            <text:p>27.7473095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00699999975041" calcext:value-type="float">
            <text:p>0.000699999975041</text:p>
          </table:table-cell>
          <table:table-cell office:value-type="float" office:value="0.00054999999702" calcext:value-type="float">
            <text:p>0.00054999999702</text:p>
          </table:table-cell>
          <table:table-cell office:value-type="float" office:value="0.000410000007832" calcext:value-type="float">
            <text:p>0.000410000007832</text:p>
          </table:table-cell>
          <table:table-cell office:value-type="float" office:value="0.000209999998333" calcext:value-type="float">
            <text:p>0.000209999998333</text:p>
          </table:table-cell>
          <table:table-cell/>
          <table:table-cell office:value-type="float" office:value="-1.27549052238" calcext:value-type="float">
            <text:p>-1.27549052238</text:p>
          </table:table-cell>
          <table:table-cell office:value-type="float" office:value="-0.582584559917" calcext:value-type="float">
            <text:p>-0.582584559917</text:p>
          </table:table-cell>
          <table:table-cell office:value-type="float" office:value="-0.893905162811" calcext:value-type="float">
            <text:p>-0.893905162811</text:p>
          </table:table-cell>
        </table:table-row>
        <table:table-row table:style-name="ro1">
          <table:table-cell office:value-type="float" office:value="1.59186523208231E+018" calcext:value-type="float">
            <text:p>1.59186523208231E+018</text:p>
          </table:table-cell>
          <table:table-cell table:formula="of:= ([.A481] - 1.59186520428114E+018) * 0.000000001" office:value-type="float" office:value="27.801170432" calcext:value-type="float">
            <text:p>27.8011704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-0.000220000001718" calcext:value-type="float">
            <text:p>-0.000220000001718</text:p>
          </table:table-cell>
          <table:table-cell office:value-type="float" office:value="-0.000269999989541" calcext:value-type="float">
            <text:p>-0.000269999989541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27548825741" calcext:value-type="float">
            <text:p>-1.27548825741</text:p>
          </table:table-cell>
          <table:table-cell office:value-type="float" office:value="-0.582583844662" calcext:value-type="float">
            <text:p>-0.582583844662</text:p>
          </table:table-cell>
          <table:table-cell office:value-type="float" office:value="-0.893904268742" calcext:value-type="float">
            <text:p>-0.893904268742</text:p>
          </table:table-cell>
        </table:table-row>
        <table:table-row table:style-name="ro1">
          <table:table-cell office:value-type="float" office:value="1.59186523213478E+018" calcext:value-type="float">
            <text:p>1.59186523213478E+018</text:p>
          </table:table-cell>
          <table:table-cell table:formula="of:= ([.A482] - 1.59186520428114E+018) * 0.000000001" office:value-type="float" office:value="27.85364736" calcext:value-type="float">
            <text:p>27.85364736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00699999975041" calcext:value-type="float">
            <text:p>0.000699999975041</text:p>
          </table:table-cell>
          <table:table-cell office:value-type="float" office:value="-0.00054999999702" calcext:value-type="float">
            <text:p>-0.00054999999702</text:p>
          </table:table-cell>
          <table:table-cell office:value-type="float" office:value="-0.000369999994291" calcext:value-type="float">
            <text:p>-0.000369999994291</text:p>
          </table:table-cell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-1.27548372746" calcext:value-type="float">
            <text:p>-1.27548372746</text:p>
          </table:table-cell>
          <table:table-cell office:value-type="float" office:value="-0.582584738731" calcext:value-type="float">
            <text:p>-0.582584738731</text:p>
          </table:table-cell>
          <table:table-cell office:value-type="float" office:value="-0.893907606602" calcext:value-type="float">
            <text:p>-0.893907606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6:49:25.518122023</meta:creation-date>
    <dc:date>2020-06-11T17:00:31.365774336</dc:date>
    <meta:editing-duration>PT11M3S</meta:editing-duration>
    <meta:editing-cycles>8</meta:editing-cycles>
    <meta:generator>LibreOffice/6.0.7.3$Linux_X86_64 LibreOffice_project/00m0$Build-3</meta:generator>
    <meta:document-statistic meta:table-count="1" meta:cell-count="62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6.185cm" svg:height="9cm" xlink:href=".." xlink:type="simple" chart:class="chart:scatter" chart:style-name="ch1">
        <chart:legend chart:legend-position="end" svg:x="43.174cm" svg:y="4.201cm" style:legend-expansion="high" chart:style-name="ch2"/>
        <chart:plot-area chart:style-name="ch3" table:cell-range-address="Sheet1.D1:Sheet1.D482" chart:data-source-has-labels="row" svg:x="0.923cm" svg:y="0.18cm" svg:width="41.328cm" svg:height="8.64cm">
          <chartooo:coordinate-region svg:x="1.835cm" svg:y="0.379cm" svg:width="40.13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82" chart:label-cell-address="Sheet1.D1:Sheet1.D1" chart:class="chart:scatter">
            <chart:data-point chart:repeated="4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eld.spe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4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79999997979">
                <text:p>0.000799999979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8999998942">
                <text:p>0.00389999989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79999995232">
                <text:p>0.008799999952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7000000104">
                <text:p>0.0137000000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87999997288">
                <text:p>0.01879999972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40000002086">
                <text:p>0.02400000020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92000006884">
                <text:p>0.02920000068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4200001508">
                <text:p>0.0342000015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95000018179">
                <text:p>0.03950000181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98999986053">
                <text:p>0.06989999860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6700001955">
                <text:p>0.0767000019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03999975324">
                <text:p>0.08039999753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90000036359">
                <text:p>0.07900000363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44000002742">
                <text:p>0.0744000002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78000003099">
                <text:p>0.06780000030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88999986649">
                <text:p>0.05889999866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23000007868">
                <text:p>0.04230000078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35999988019">
                <text:p>0.03359999880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24999988079">
                <text:p>0.03249999880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51999998093">
                <text:p>0.03519999980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01000007987">
                <text:p>0.04010000079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43000011146">
                <text:p>0.04430000111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98999990523">
                <text:p>0.04989999905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55999986827">
                <text:p>0.05559999868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10999986529">
                <text:p>0.06109999865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50999993086">
                <text:p>0.06509999930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44999966025">
                <text:p>0.06449999660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49000033736">
                <text:p>0.06490000337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68999999762">
                <text:p>0.06689999997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15999975801">
                <text:p>0.07159999758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66000002623">
                <text:p>0.07660000026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06000009179">
                <text:p>0.08060000091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794000029564">
                <text:p>0.07940000295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794000029564">
                <text:p>0.0794000029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81999975443">
                <text:p>0.07819999754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6099999249">
                <text:p>0.0760999992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44000002742">
                <text:p>0.07440000027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725999996066">
                <text:p>0.07259999960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715000033379">
                <text:p>0.07150000333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75000026822">
                <text:p>0.06750000268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49000033736">
                <text:p>0.06490000337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36999979615">
                <text:p>0.06369999796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41999989748">
                <text:p>0.06419999897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62000030279">
                <text:p>0.06620000302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70799998939">
                <text:p>0.0707999989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719999969006">
                <text:p>0.07199999690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731000006199">
                <text:p>0.07310000061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750999972224">
                <text:p>0.0750999972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769999995828">
                <text:p>0.07699999958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793000012636">
                <text:p>0.07930000126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94000029564">
                <text:p>0.07940000295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93000012636">
                <text:p>0.0793000012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84000009298">
                <text:p>0.07840000092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37000033259">
                <text:p>0.07370000332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63999989629">
                <text:p>0.06639999896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50999993086">
                <text:p>0.06509999930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52000010014">
                <text:p>0.06520000100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58999979496">
                <text:p>0.06589999794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68999999762">
                <text:p>0.06689999997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81999996305">
                <text:p>0.06819999963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74000009894">
                <text:p>0.06740000098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8400003016">
                <text:p>0.0684000030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96000009775">
                <text:p>0.06960000097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89999982715">
                <text:p>0.06899999827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79000020027">
                <text:p>0.06790000200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74000009894">
                <text:p>0.06740000098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62000030279">
                <text:p>0.06620000302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36999979615">
                <text:p>0.06369999796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1400000006">
                <text:p>0.0614000000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49999976158">
                <text:p>0.06499999761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52000010014">
                <text:p>0.06520000100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03000000119">
                <text:p>0.06030000001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41000014544">
                <text:p>0.04410000145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48999984562">
                <text:p>0.03489999845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26000005007">
                <text:p>0.03260000050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61000001431">
                <text:p>0.03610000014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438000001013">
                <text:p>0.04380000010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05000017583">
                <text:p>0.05050000175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60000017285">
                <text:p>0.05600000172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2199998647">
                <text:p>0.0621999986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9200001657">
                <text:p>0.0692000016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758000016212">
                <text:p>0.07580000162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75900003314">
                <text:p>0.0759000033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688999965787">
                <text:p>0.06889999657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17999993265">
                <text:p>0.06179999932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55300001055">
                <text:p>0.0553000010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91999983788">
                <text:p>0.04919999837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421000011265">
                <text:p>0.04210000112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57000008225">
                <text:p>0.03570000082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22000011802">
                <text:p>0.03220000118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37000004947">
                <text:p>0.03370000049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41000014544">
                <text:p>0.04410000145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15000000596">
                <text:p>0.05150000005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79999983311">
                <text:p>0.05799999833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644000023603">
                <text:p>0.06440000236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9399997592">
                <text:p>0.0693999975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693000033498">
                <text:p>0.06930000334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663999989629">
                <text:p>0.06639999896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49000033736">
                <text:p>0.06490000337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662999972701">
                <text:p>0.06629999727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697999969125">
                <text:p>0.0697999969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729999989271">
                <text:p>0.07299999892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50999972224">
                <text:p>0.07509999722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732999965549">
                <text:p>0.07329999655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14000016451">
                <text:p>0.07140000164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9200001657">
                <text:p>0.0692000016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62000030279">
                <text:p>0.06620000302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54999986291">
                <text:p>0.06549999862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67999982834">
                <text:p>0.06679999828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90999999642">
                <text:p>0.06909999996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722000002861">
                <text:p>0.07220000028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75900003314">
                <text:p>0.0759000033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77699996531">
                <text:p>0.0776999965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771000012755">
                <text:p>0.07710000127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50999972224">
                <text:p>0.07509999722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28000029922">
                <text:p>0.07280000299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5799998343">
                <text:p>0.0557999983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38000001013">
                <text:p>0.04380000010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3900000155">
                <text:p>0.0339000001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95000001788">
                <text:p>0.02950000017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8599999845">
                <text:p>0.0285999998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05000003427">
                <text:p>0.03050000034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24000008404">
                <text:p>0.03240000084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24000008404">
                <text:p>0.03240000084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28000001609">
                <text:p>0.03280000016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44999991357">
                <text:p>0.03449999913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449000000954">
                <text:p>0.04490000009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394000001252">
                <text:p>0.03940000012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42999994755">
                <text:p>0.03429999947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20999994874">
                <text:p>0.03209999948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29999998212">
                <text:p>0.03299999982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13000008464">
                <text:p>0.0313000008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92000006884">
                <text:p>0.02920000068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97999996692">
                <text:p>0.0297999996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46000008285">
                <text:p>0.03460000082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56000007689">
                <text:p>0.04560000076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573000013828">
                <text:p>0.05730000138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652000010014">
                <text:p>0.06520000100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676999986172">
                <text:p>0.06769999861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697000026703">
                <text:p>0.06970000267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11999982595">
                <text:p>0.07119999825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25999996066">
                <text:p>0.07259999960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727000012994">
                <text:p>0.07270000129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732000023127">
                <text:p>0.07320000231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44000002742">
                <text:p>0.07440000027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36000016332">
                <text:p>0.07360000163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671999976039">
                <text:p>0.06719999760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55799998343">
                <text:p>0.0557999983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23999987543">
                <text:p>0.04239999875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82000005245">
                <text:p>0.02820000052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61000005901">
                <text:p>0.01610000059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53999999166">
                <text:p>0.01539999991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70000007004">
                <text:p>0.0270000007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14999984205">
                <text:p>0.04149999842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68000003695">
                <text:p>0.05680000036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696000009775">
                <text:p>0.06960000097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744000002742">
                <text:p>0.07440000027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754000023007">
                <text:p>0.07540000230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728999972343">
                <text:p>0.07289999723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702000036836">
                <text:p>0.07020000368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675000026822">
                <text:p>0.06750000268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653999969363">
                <text:p>0.06539999693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639000013471">
                <text:p>0.06390000134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606000013649">
                <text:p>0.06060000136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555000007153">
                <text:p>0.05550000071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513999983668">
                <text:p>0.05139999836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35000003874">
                <text:p>0.05350000038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84999993443">
                <text:p>0.05849999934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680999979377">
                <text:p>0.06809999793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69200001657">
                <text:p>0.0692000016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709000006318">
                <text:p>0.07090000063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740000009537">
                <text:p>0.07400000095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33999982476">
                <text:p>0.07339999824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696000009775">
                <text:p>0.06960000097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653999969363">
                <text:p>0.06539999693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636999979615">
                <text:p>0.06369999796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631000027061">
                <text:p>0.06310000270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31000027061">
                <text:p>0.06310000270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627999976277">
                <text:p>0.06279999762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637999996543">
                <text:p>0.06379999965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644000023603">
                <text:p>0.06440000236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648000016809">
                <text:p>0.06480000168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683000013232">
                <text:p>0.06830000132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742999985814">
                <text:p>0.07429999858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785999968648">
                <text:p>0.07859999686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93000012636">
                <text:p>0.07930000126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47999995947">
                <text:p>0.07479999959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675999969244">
                <text:p>0.06759999692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29999993742">
                <text:p>0.05299999937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1400000453">
                <text:p>0.0414000004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7499999851">
                <text:p>0.0274999998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36000001803">
                <text:p>0.01360000018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650000013411">
                <text:p>0.006500000134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28000003844">
                <text:p>0.02280000038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53999994695">
                <text:p>0.03539999946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58000004292">
                <text:p>0.04580000042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511999987066">
                <text:p>0.05119999870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544000007212">
                <text:p>0.05440000072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639000013471">
                <text:p>0.06390000134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662999972701">
                <text:p>0.06629999727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649000033736">
                <text:p>0.06490000337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590999983251">
                <text:p>0.05909999832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502999983728">
                <text:p>0.05029999837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5399999693">
                <text:p>0.0253999996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26000000164">
                <text:p>0.01260000001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300000002608">
                <text:p>0.003000000026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09999999404">
                <text:p>0.001099999994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300000002608">
                <text:p>0.003000000026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820000004023">
                <text:p>0.008200000040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65999997407">
                <text:p>0.01659999974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66999993473">
                <text:p>0.02669999934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81000004709">
                <text:p>0.03810000047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48900000751">
                <text:p>0.0489000007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2199998647">
                <text:p>0.0621999986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656000003219">
                <text:p>0.06560000032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671999976039">
                <text:p>0.06719999760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781999975443">
                <text:p>0.07819999754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749000012875">
                <text:p>0.07490000128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79000020027">
                <text:p>0.06790000200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606000013649">
                <text:p>0.06060000136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529000014067">
                <text:p>0.05290000140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434000007808">
                <text:p>0.04340000078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31999994814">
                <text:p>0.03319999948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49000005424">
                <text:p>0.02490000054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44999993593">
                <text:p>0.02449999935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77999993414">
                <text:p>0.02779999934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18999998271">
                <text:p>0.03189999982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460000000894">
                <text:p>0.04600000008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04000000656">
                <text:p>0.05040000006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46000003815">
                <text:p>0.05460000038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597000010312">
                <text:p>0.05970000103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62199998647">
                <text:p>0.0621999986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603000000119">
                <text:p>0.06030000001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570000000298">
                <text:p>0.05700000002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560000017285">
                <text:p>0.05600000172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531999990344">
                <text:p>0.05319999903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41000014544">
                <text:p>0.04410000145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94000003487">
                <text:p>0.02940000034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54999997467">
                <text:p>0.01549999974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05000005662">
                <text:p>0.02050000056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03000006825">
                <text:p>0.03030000068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95000018179">
                <text:p>0.03950000181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47499999404">
                <text:p>0.0474999994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509000010788">
                <text:p>0.05090000107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515000000596">
                <text:p>0.05150000005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456000007689">
                <text:p>0.04560000076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5000000149">
                <text:p>0.0350000001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38000005484">
                <text:p>0.02380000054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810000021011">
                <text:p>0.008100000210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31999999285">
                <text:p>0.01319999992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58000008762">
                <text:p>0.02580000087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90999987721">
                <text:p>0.03909999877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502999983728">
                <text:p>0.05029999837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3299998641">
                <text:p>0.0632999986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619000010192">
                <text:p>0.06190000101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560000017285">
                <text:p>0.05600000172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496000014246">
                <text:p>0.04960000142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70000004768">
                <text:p>0.03700000047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65999995172">
                <text:p>0.02659999951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16000005603">
                <text:p>0.02160000056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48000007123">
                <text:p>0.02480000071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333000011742">
                <text:p>0.03330000117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428000018001">
                <text:p>0.04280000180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502000004053">
                <text:p>0.05020000040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55300001055">
                <text:p>0.0553000010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06000013649">
                <text:p>0.06060000136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668999999762">
                <text:p>0.06689999997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51999989152">
                <text:p>0.07519999891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734999999404">
                <text:p>0.07349999994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679000020027">
                <text:p>0.06790000200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55799998343">
                <text:p>0.0557999983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491999983788">
                <text:p>0.04919999837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423000007868">
                <text:p>0.04230000078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48999984562">
                <text:p>0.03489999845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77999993414">
                <text:p>0.02779999934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08000000566">
                <text:p>0.02080000005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33999995887">
                <text:p>0.01339999958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620000017807">
                <text:p>0.006200000178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89999998454">
                <text:p>0.000899999984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68cm" svg:height="9cm" xlink:href=".." xlink:type="simple" chart:class="chart:scatter" chart:style-name="ch1">
        <chart:legend chart:legend-position="end" svg:x="41.261cm" svg:y="4.201cm" style:legend-expansion="high" chart:style-name="ch2"/>
        <chart:plot-area chart:style-name="ch3" table:cell-range-address="Sheet1.I1:Sheet1.I482" chart:data-source-has-labels="row" svg:x="0.933cm" svg:y="0.18cm" svg:width="39.395cm" svg:height="8.64cm">
          <chartooo:coordinate-region svg:x="2.666cm" svg:y="0.379cm" svg:width="37.38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482" chart:label-cell-address="Sheet1.I1:Sheet1.I1" chart:class="chart:scatter">
            <chart:data-point chart:repeated="4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eld.absolute_acceleration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999999974738">
                <text:p>0.0000999999974738</text:p>
                <draw:g>
                  <svg:desc>Sheet1.I2:Sheet1.I4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79999997979">
                <text:p>0.00079999997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699999975041">
                <text:p>0.000699999975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09999992512">
                <text:p>0.00209999992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39999995008">
                <text:p>0.00139999995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59999995958">
                <text:p>0.001599999959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00000023749">
                <text:p>0.0005000000237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399999989895">
                <text:p>0.000399999989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0000000475">
                <text:p>0.0010000000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399999989895">
                <text:p>0.0003999999898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39999995008">
                <text:p>0.001399999950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79999997979">
                <text:p>0.000799999979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99999989895">
                <text:p>0.0003999999898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399999989895">
                <text:p>0.0003999999898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500000023749">
                <text:p>0.0005000000237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70000002254">
                <text:p>0.001700000022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73000001907">
                <text:p>0.0273000001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67999982834">
                <text:p>0.06679999828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65000018477">
                <text:p>0.09650000184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953999981284">
                <text:p>0.09539999812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52999964356">
                <text:p>0.0952999964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76999998093">
                <text:p>0.09769999980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80999991298">
                <text:p>0.09809999912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38000008464">
                <text:p>0.0938000008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76999998093">
                <text:p>0.09769999980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9100005627">
                <text:p>0.1491000056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6499999762">
                <text:p>0.1064999997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800000757">
                <text:p>0.0478000007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00000002608">
                <text:p>0.003000000026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30000005104">
                <text:p>0.002300000051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49999994412">
                <text:p>0.0024999999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09999999404">
                <text:p>0.00109999999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80000006407">
                <text:p>0.003800000064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4999999702">
                <text:p>0.00549999997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79999997979">
                <text:p>0.000799999979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09999992512">
                <text:p>0.002099999925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50000001304">
                <text:p>0.001500000013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50000001304">
                <text:p>0.001500000013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59999995958">
                <text:p>0.001599999959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79999997979">
                <text:p>0.000799999979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89999996312">
                <text:p>0.002899999963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200000057">
                <text:p>0.0012000000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09999992512">
                <text:p>0.002099999925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79999990016">
                <text:p>0.002799999900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97000000626">
                <text:p>0.01970000006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56999999285">
                <text:p>0.07569999992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1699994206">
                <text:p>0.1316999942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88099995255">
                <text:p>0.1880999952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17899993062">
                <text:p>0.217899993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6799994707">
                <text:p>0.2267999947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12200000882">
                <text:p>0.2122000008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8200002313">
                <text:p>0.1982000023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00299993157">
                <text:p>0.2002999931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5299994946">
                <text:p>0.2452999949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939999938">
                <text:p>0.239399999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2300001383">
                <text:p>0.1823000013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34700000286">
                <text:p>0.1347000002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79999995232">
                <text:p>0.0879999995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13399997354">
                <text:p>0.113399997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36600002646">
                <text:p>0.136600002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7100006938">
                <text:p>0.1571000069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4400001764">
                <text:p>0.1744000017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7200003266">
                <text:p>0.1472000032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75000014901">
                <text:p>0.03750000149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36000001803">
                <text:p>0.01360000018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09999997169">
                <text:p>0.02099999971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39000003785">
                <text:p>0.02390000037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54999995232">
                <text:p>0.02549999952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89999991655">
                <text:p>0.02899999916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00999991596">
                <text:p>0.03009999915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33999991417">
                <text:p>0.03339999914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62000018358">
                <text:p>0.03620000183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60000000894">
                <text:p>0.04600000008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76000010967">
                <text:p>0.04760000109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56000007689">
                <text:p>0.04560000076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47999984026">
                <text:p>0.04479999840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9000014663">
                <text:p>0.04190000146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45000007749">
                <text:p>0.04450000077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49000000954">
                <text:p>0.04490000009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47999984026">
                <text:p>0.04479999840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39999997616">
                <text:p>0.04399999976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39999997616">
                <text:p>0.04399999976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45999987423">
                <text:p>0.04459999874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05400003493">
                <text:p>0.1054000034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9600003362">
                <text:p>0.1296000033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4899994135">
                <text:p>0.1448999941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46899998188">
                <text:p>0.1468999981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3499996066">
                <text:p>0.1634999960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5700004697">
                <text:p>0.1957000046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340000093">
                <text:p>0.20340000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15599998832">
                <text:p>0.2155999988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12699994445">
                <text:p>0.2126999944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13200002909">
                <text:p>0.2132000029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78100004792">
                <text:p>0.1781000047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4100000858">
                <text:p>0.1541000008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1299998164">
                <text:p>0.1512999981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8599997163">
                <text:p>0.1485999971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27499997616">
                <text:p>0.1274999976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80999979377">
                <text:p>0.06809999793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51000013947">
                <text:p>0.05510000139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61000001431">
                <text:p>0.0361000001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03999984264">
                <text:p>0.04039999842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41400000453">
                <text:p>0.0414000004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19999994338">
                <text:p>0.04199999943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61000017822">
                <text:p>0.04610000178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61999997497">
                <text:p>0.04619999974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49000000954">
                <text:p>0.04490000009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47000004351">
                <text:p>0.04470000043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65000011027">
                <text:p>0.04650000110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454000011086">
                <text:p>0.04540000110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443999990821">
                <text:p>0.0443999990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61000001431">
                <text:p>0.03610000014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20999994874">
                <text:p>0.03209999948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7999991775">
                <text:p>0.02679999917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08000000566">
                <text:p>0.02080000005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53999999166">
                <text:p>0.0153999999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96000000089">
                <text:p>0.02960000000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50999997556">
                <text:p>0.04509999975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0399993658">
                <text:p>0.1703999936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40300005674">
                <text:p>0.1403000056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20999999344">
                <text:p>0.1209999993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05700001121">
                <text:p>0.1057000011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882999971509">
                <text:p>0.08829999715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3299998641">
                <text:p>0.0632999986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15999996662">
                <text:p>0.06159999966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942000001669">
                <text:p>0.09420000016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27399995923">
                <text:p>0.1273999959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44800007343">
                <text:p>0.1448000073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53000000864">
                <text:p>0.01530000008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21000011265">
                <text:p>0.04210000112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37999996543">
                <text:p>0.06379999965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38000029325">
                <text:p>0.08380000293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56599998474">
                <text:p>0.1565999984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10199996829">
                <text:p>0.2101999968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22900003195">
                <text:p>0.2229000031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57900005579">
                <text:p>0.1579000055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21500000358">
                <text:p>0.1215000003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38900005817">
                <text:p>0.2389000058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71299988031">
                <text:p>0.2712999880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69199997187">
                <text:p>0.269199997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70700007677">
                <text:p>0.2707000076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66099989414">
                <text:p>0.2660999894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1900005341">
                <text:p>0.2019000053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93100005388">
                <text:p>0.193100005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91799998283">
                <text:p>0.1917999982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7499999702">
                <text:p>0.174999997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16700001061">
                <text:p>0.1167000010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42000000924">
                <text:p>0.01420000009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461999997497">
                <text:p>0.04619999974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1819999665">
                <text:p>0.118199996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36800006032">
                <text:p>0.1368000060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3369999826">
                <text:p>0.133699998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53099998832">
                <text:p>0.1530999988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1300000548">
                <text:p>0.2113000005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37900003791">
                <text:p>0.2379000037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37299993634">
                <text:p>0.2372999936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9499995708">
                <text:p>0.2294999957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04799994826">
                <text:p>0.2047999948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54200002551">
                <text:p>0.1542000025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620000124">
                <text:p>0.146200001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41100004315">
                <text:p>0.1411000043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26499995589">
                <text:p>0.1264999955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98999997973">
                <text:p>0.09989999979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83500006795">
                <text:p>0.1835000067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469999969">
                <text:p>0.244699999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53600001335">
                <text:p>0.2536000013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9999994636">
                <text:p>0.2399999946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07100003958">
                <text:p>0.2071000039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99000011384">
                <text:p>0.03990000113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12000003457">
                <text:p>0.06120000034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86999964714">
                <text:p>0.08869999647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053000018">
                <text:p>0.10530000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31099998951">
                <text:p>0.1310999989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2799999118">
                <text:p>0.1627999991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4900004864">
                <text:p>0.1649000048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3299992681">
                <text:p>0.1632999926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72800004482">
                <text:p>0.1728000044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43000006676">
                <text:p>0.1430000066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24300003052">
                <text:p>0.1243000030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13300003111">
                <text:p>0.1133000031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957999974489">
                <text:p>0.09579999744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24099993706">
                <text:p>0.2240999937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3219999671">
                <text:p>0.232199996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35699996352">
                <text:p>0.2356999963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712000072">
                <text:p>0.17120000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47300004959">
                <text:p>0.1473000049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36000007391">
                <text:p>0.1360000073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926999971271">
                <text:p>0.09269999712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19000014663">
                <text:p>0.04190000146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05999996886">
                <text:p>0.01059999968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52999994159">
                <text:p>0.04529999941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30099996924">
                <text:p>0.1300999969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926000028849">
                <text:p>0.09260000288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869000032544">
                <text:p>0.08690000325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636999979615">
                <text:p>0.06369999796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06000013649">
                <text:p>0.06060000136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09200000763">
                <text:p>0.1092000007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45699992776">
                <text:p>0.1456999927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52799993753">
                <text:p>0.1527999937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5039999783">
                <text:p>0.150399997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41400003433">
                <text:p>0.2414000034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28000000119">
                <text:p>0.2280000001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61699995399">
                <text:p>0.1616999953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998999997973">
                <text:p>0.09989999979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81000004709">
                <text:p>0.03810000047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11000001431">
                <text:p>0.1110000014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33999982476">
                <text:p>0.07339999824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2199999094">
                <text:p>0.0421999990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7800000757">
                <text:p>0.0478000007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68599998951">
                <text:p>0.0685999989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14799998701">
                <text:p>0.1147999987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07300007343">
                <text:p>0.2073000073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25400000811">
                <text:p>0.2254000008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74399995804">
                <text:p>0.2743999958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94099986553">
                <text:p>0.2940999865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00099998713">
                <text:p>0.3000999987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0039998889">
                <text:p>0.300399988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06100010872">
                <text:p>0.3061000108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98900008202">
                <text:p>0.2989000082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52900004387">
                <text:p>0.2529000043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97300001979">
                <text:p>0.1973000019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1300001144">
                <text:p>0.1013000011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679000020027">
                <text:p>0.06790000200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7699997723">
                <text:p>0.1076999977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47799998522">
                <text:p>0.1477999985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57800003886">
                <text:p>0.1578000038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52199998498">
                <text:p>0.1521999984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57700002193">
                <text:p>0.1577000021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77300006151">
                <text:p>0.1773000061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04699993134">
                <text:p>0.2046999931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24399998784">
                <text:p>0.2243999987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43399992585">
                <text:p>0.2433999925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39800006151">
                <text:p>0.2398000061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04300001264">
                <text:p>0.2043000012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72600001097">
                <text:p>0.1726000010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6859999299">
                <text:p>0.168599992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73299998045">
                <text:p>0.1732999980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50199994445">
                <text:p>0.1501999944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13399997354">
                <text:p>0.1133999973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6299996376">
                <text:p>0.1062999963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860000029206">
                <text:p>0.08600000292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894000008702">
                <text:p>0.08940000087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882999971509">
                <text:p>0.08829999715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860999971628">
                <text:p>0.08609999716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882999971509">
                <text:p>0.08829999715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94000029564">
                <text:p>0.07940000295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99000006914">
                <text:p>0.05990000069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29999993742">
                <text:p>0.05299999937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982000008225">
                <text:p>0.09820000082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00900001824">
                <text:p>0.1009000018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980000011623">
                <text:p>0.009800000116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139999995008">
                <text:p>0.001399999950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600000028498">
                <text:p>0.0006000000284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949999969453">
                <text:p>0.009499999694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18999993801">
                <text:p>0.05189999938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45999997854">
                <text:p>0.1459999978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59999996424">
                <text:p>0.1599999964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29000002146">
                <text:p>0.2290000021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65700012445">
                <text:p>0.2657000124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81100004911">
                <text:p>0.2811000049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75999993086">
                <text:p>0.2759999930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5720000267">
                <text:p>0.257200002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57299989462">
                <text:p>0.2572999894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14100003242">
                <text:p>0.2141000032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4659999311">
                <text:p>0.146599993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02700002491">
                <text:p>0.1027000024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11599996686">
                <text:p>0.1115999966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25999984145">
                <text:p>0.04259999841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478999987245">
                <text:p>0.04789999872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14500001073">
                <text:p>0.1145000010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2650000453">
                <text:p>0.226500004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69400000572">
                <text:p>0.2694000005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61999994516">
                <text:p>0.2619999945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37799993157">
                <text:p>0.1377999931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439999997616">
                <text:p>0.04399999976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627999976277">
                <text:p>0.06279999762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24399997294">
                <text:p>0.1243999972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68799996376">
                <text:p>0.1687999963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08499997854">
                <text:p>0.2084999978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32099995017">
                <text:p>0.2320999950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35899999738">
                <text:p>0.2358999997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07300007343">
                <text:p>0.2073000073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63299992681">
                <text:p>0.1632999926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821999981999">
                <text:p>0.08219999819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839999988675">
                <text:p>0.08399999886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86999990046">
                <text:p>0.05869999900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419999985024">
                <text:p>0.004199999850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810000021011">
                <text:p>0.008100000210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781999975443">
                <text:p>0.07819999754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35100007057">
                <text:p>0.1351000070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43500000238">
                <text:p>0.1435000002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5000000596">
                <text:p>0.150000005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23399996758">
                <text:p>0.2233999967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46800005436">
                <text:p>0.2468000054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27599993348">
                <text:p>0.2275999933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88800007105">
                <text:p>0.1888000071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74400001764">
                <text:p>0.1744000017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43200004101">
                <text:p>0.2432000041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72499999404">
                <text:p>0.1724999994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02899998426">
                <text:p>0.1028999984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876000002027">
                <text:p>0.08760000020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02600000799">
                <text:p>0.1026000007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538999997079">
                <text:p>0.05389999970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992000028491">
                <text:p>0.09920000284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42599999905">
                <text:p>0.1425999999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68999999762">
                <text:p>0.1689999997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80700004101">
                <text:p>0.1807000041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0759999752">
                <text:p>0.207599997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56099998951">
                <text:p>0.2560999989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21399992704">
                <text:p>0.2213999927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037999928">
                <text:p>0.20379999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40199998021">
                <text:p>0.2401999980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5569999218">
                <text:p>0.255699992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60500013828">
                <text:p>0.2605000138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53600007296">
                <text:p>0.1536000072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961000025272">
                <text:p>0.09610000252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21799997985">
                <text:p>0.1217999979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97799995542">
                <text:p>0.1977999955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45800003409">
                <text:p>0.2458000034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64499992132">
                <text:p>0.2644999921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59000003338">
                <text:p>0.2590000033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66900002956">
                <text:p>0.2669000029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5339999795">
                <text:p>0.253399997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3409999907">
                <text:p>0.234099999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55799998343">
                <text:p>0.0557999983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92999984324">
                <text:p>0.03929999843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940999984741">
                <text:p>0.09409999847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51199996471">
                <text:p>0.1511999964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50200003386">
                <text:p>0.2502000033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69899994135">
                <text:p>0.2698999941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6890000701">
                <text:p>0.268900007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73000001907">
                <text:p>0.2730000019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68000006676">
                <text:p>0.2680000066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55100011826">
                <text:p>0.2551000118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62000000477">
                <text:p>0.1620000004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39500007033">
                <text:p>0.1395000070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50199994445">
                <text:p>0.1501999944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9810000062">
                <text:p>0.198100000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55399993062">
                <text:p>0.1553999930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23700000346">
                <text:p>0.1237000003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41000002623">
                <text:p>0.1410000026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39400005341">
                <text:p>0.1394000053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41900002956">
                <text:p>0.1419000029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412999928">
                <text:p>0.14129999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38999998569">
                <text:p>0.1389999985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3560000062">
                <text:p>0.135600000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40799999237">
                <text:p>0.1407999992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41399994493">
                <text:p>0.1413999944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33000001311">
                <text:p>0.1330000013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14600002766">
                <text:p>0.1146000027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77999995649">
                <text:p>0.01779999956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79999997979">
                <text:p>0.000799999979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699999975041">
                <text:p>0.0006999999750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399999989895">
                <text:p>0.0003999999898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399999989895">
                <text:p>0.0003999999898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399999989895">
                <text:p>0.0003999999898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399999989895">
                <text:p>0.0003999999898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399999989895">
                <text:p>0.0003999999898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699999975041">
                <text:p>0.0006999999750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399999989895">
                <text:p>0.0003999999898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699999975041">
                <text:p>0.000699999975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4.201cm" style:legend-expansion="high" chart:style-name="ch2"/>
        <chart:plot-area chart:style-name="ch3" table:cell-range-address="Sheet1.N1:Sheet1.O482" chart:data-source-has-labels="row" svg:x="0.32cm" svg:y="0.18cm" svg:width="13.09cm" svg:height="8.64cm">
          <chartooo:coordinate-region svg:x="0.704cm" svg:y="0.379cm" svg:width="12.32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:Sheet1.O482" chart:label-cell-address="Sheet1.O1:Sheet1.O1" chart:class="chart:scatter">
            <chart:domain table:cell-range-address="Sheet1.N2:Sheet1.N482"/>
            <chart:data-point chart:repeated="4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field.y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2978904247">
                <text:p>-1.32978904247</text:p>
                <draw:g>
                  <svg:desc>Sheet1.N2:Sheet1.N482</svg:desc>
                </draw:g>
              </table:table-cell>
              <table:table-cell office:value-type="float" office:value="-0.618117690086">
                <text:p>-0.618117690086</text:p>
                <draw:g>
                  <svg:desc>Sheet1.O2:Sheet1.O4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32978487015">
                <text:p>-1.32978487015</text:p>
              </table:table-cell>
              <table:table-cell office:value-type="float" office:value="-0.618120789528">
                <text:p>-0.618120789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32978904247">
                <text:p>-1.32978904247</text:p>
              </table:table-cell>
              <table:table-cell office:value-type="float" office:value="-0.618111670017">
                <text:p>-0.61811167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32979118824">
                <text:p>-1.32979118824</text:p>
              </table:table-cell>
              <table:table-cell office:value-type="float" office:value="-0.61811798811">
                <text:p>-0.61811798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2978785038">
                <text:p>-1.32978785038</text:p>
              </table:table-cell>
              <table:table-cell office:value-type="float" office:value="-0.61811876297">
                <text:p>-0.61811876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2978010178">
                <text:p>-1.32978010178</text:p>
              </table:table-cell>
              <table:table-cell office:value-type="float" office:value="-0.618124246597">
                <text:p>-0.618124246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32978689671">
                <text:p>-1.32978689671</text:p>
              </table:table-cell>
              <table:table-cell office:value-type="float" office:value="-0.618116378784">
                <text:p>-0.618116378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2978010178">
                <text:p>-1.32978010178</text:p>
              </table:table-cell>
              <table:table-cell office:value-type="float" office:value="-0.61812710762">
                <text:p>-0.61812710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32978963852">
                <text:p>-1.32978963852</text:p>
              </table:table-cell>
              <table:table-cell office:value-type="float" office:value="-0.61811876297">
                <text:p>-0.61811876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3297842741">
                <text:p>-1.3297842741</text:p>
              </table:table-cell>
              <table:table-cell office:value-type="float" office:value="-0.618124186993">
                <text:p>-0.618124186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32978951931">
                <text:p>-1.32978951931</text:p>
              </table:table-cell>
              <table:table-cell office:value-type="float" office:value="-0.618118524551">
                <text:p>-0.618118524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32978487015">
                <text:p>-1.32978487015</text:p>
              </table:table-cell>
              <table:table-cell office:value-type="float" office:value="-0.618115603924">
                <text:p>-0.618115603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32978057861">
                <text:p>-1.32978057861</text:p>
              </table:table-cell>
              <table:table-cell office:value-type="float" office:value="-0.618122756481">
                <text:p>-0.618122756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2979226112">
                <text:p>-1.32979226112</text:p>
              </table:table-cell>
              <table:table-cell office:value-type="float" office:value="-0.618117570877">
                <text:p>-0.618117570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32978880405">
                <text:p>-1.32978880405</text:p>
              </table:table-cell>
              <table:table-cell office:value-type="float" office:value="-0.618120908737">
                <text:p>-0.618120908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32979154587">
                <text:p>-1.32979154587</text:p>
              </table:table-cell>
              <table:table-cell office:value-type="float" office:value="-0.618117153645">
                <text:p>-0.618117153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32978236675">
                <text:p>-1.32978236675</text:p>
              </table:table-cell>
              <table:table-cell office:value-type="float" office:value="-0.618124425411">
                <text:p>-0.618124425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32978153229">
                <text:p>-1.32978153229</text:p>
              </table:table-cell>
              <table:table-cell office:value-type="float" office:value="-0.618121743202">
                <text:p>-0.618121743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32979285717">
                <text:p>-1.32979285717</text:p>
              </table:table-cell>
              <table:table-cell office:value-type="float" office:value="-0.618121266365">
                <text:p>-0.618121266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3297867775">
                <text:p>-1.3297867775</text:p>
              </table:table-cell>
              <table:table-cell office:value-type="float" office:value="-0.618118703365">
                <text:p>-0.618118703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32978415489">
                <text:p>-1.32978415489</text:p>
              </table:table-cell>
              <table:table-cell office:value-type="float" office:value="-0.618123233318">
                <text:p>-0.618123233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32978665829">
                <text:p>-1.32978665829</text:p>
              </table:table-cell>
              <table:table-cell office:value-type="float" office:value="-0.618120551109">
                <text:p>-0.6181205511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32978367805">
                <text:p>-1.32978367805</text:p>
              </table:table-cell>
              <table:table-cell office:value-type="float" office:value="-0.618125498295">
                <text:p>-0.618125498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32978892326">
                <text:p>-1.32978892326</text:p>
              </table:table-cell>
              <table:table-cell office:value-type="float" office:value="-0.618122041225">
                <text:p>-0.618122041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32978379726">
                <text:p>-1.32978379726</text:p>
              </table:table-cell>
              <table:table-cell office:value-type="float" office:value="-0.618130743504">
                <text:p>-0.618130743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3297855854">
                <text:p>-1.3297855854</text:p>
              </table:table-cell>
              <table:table-cell office:value-type="float" office:value="-0.618130207062">
                <text:p>-0.618130207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32978403568">
                <text:p>-1.32978403568</text:p>
              </table:table-cell>
              <table:table-cell office:value-type="float" office:value="-0.618116140366">
                <text:p>-0.6181161403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2978570461">
                <text:p>-1.32978570461</text:p>
              </table:table-cell>
              <table:table-cell office:value-type="float" office:value="-0.618116676807">
                <text:p>-0.618116676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3297829628">
                <text:p>-1.3297829628</text:p>
              </table:table-cell>
              <table:table-cell office:value-type="float" office:value="-0.618121087551">
                <text:p>-0.618121087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2978463173">
                <text:p>-1.32978463173</text:p>
              </table:table-cell>
              <table:table-cell office:value-type="float" office:value="-0.618121743202">
                <text:p>-0.618121743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32978260517">
                <text:p>-1.32978260517</text:p>
              </table:table-cell>
              <table:table-cell office:value-type="float" office:value="-0.618121445179">
                <text:p>-0.618121445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32978129387">
                <text:p>-1.32978129387</text:p>
              </table:table-cell>
              <table:table-cell office:value-type="float" office:value="-0.61812376976">
                <text:p>-0.61812376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3297880888">
                <text:p>-1.3297880888</text:p>
              </table:table-cell>
              <table:table-cell office:value-type="float" office:value="-0.618126749992">
                <text:p>-0.6181267499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32978868484">
                <text:p>-1.32978868484</text:p>
              </table:table-cell>
              <table:table-cell office:value-type="float" office:value="-0.618125319481">
                <text:p>-0.618125319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32978546619">
                <text:p>-1.32978546619</text:p>
              </table:table-cell>
              <table:table-cell office:value-type="float" office:value="-0.618120193481">
                <text:p>-0.618120193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32978641987">
                <text:p>-1.32978641987</text:p>
              </table:table-cell>
              <table:table-cell office:value-type="float" office:value="-0.618122577667">
                <text:p>-0.618122577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32978856564">
                <text:p>-1.32978856564</text:p>
              </table:table-cell>
              <table:table-cell office:value-type="float" office:value="-0.61812800169">
                <text:p>-0.618128001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2978177071">
                <text:p>-1.32978177071</text:p>
              </table:table-cell>
              <table:table-cell office:value-type="float" office:value="-0.618132472038">
                <text:p>-0.6181324720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32978391647">
                <text:p>-1.32978391647</text:p>
              </table:table-cell>
              <table:table-cell office:value-type="float" office:value="-0.618124783039">
                <text:p>-0.618124783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32978713512">
                <text:p>-1.32978713512</text:p>
              </table:table-cell>
              <table:table-cell office:value-type="float" office:value="-0.618121266365">
                <text:p>-0.6181212663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32978403568">
                <text:p>-1.32978403568</text:p>
              </table:table-cell>
              <table:table-cell office:value-type="float" office:value="-0.618119299412">
                <text:p>-0.618119299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32979011536">
                <text:p>-1.32979011536</text:p>
              </table:table-cell>
              <table:table-cell office:value-type="float" office:value="-0.618121981621">
                <text:p>-0.618121981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32978999615">
                <text:p>-1.32978999615</text:p>
              </table:table-cell>
              <table:table-cell office:value-type="float" office:value="-0.618119478226">
                <text:p>-0.618119478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3297932148">
                <text:p>-1.3297932148</text:p>
              </table:table-cell>
              <table:table-cell office:value-type="float" office:value="-0.618118345737">
                <text:p>-0.618118345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32978701591">
                <text:p>-1.32978701591</text:p>
              </table:table-cell>
              <table:table-cell office:value-type="float" office:value="-0.618116855621">
                <text:p>-0.618116855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32978606224">
                <text:p>-1.32978606224</text:p>
              </table:table-cell>
              <table:table-cell office:value-type="float" office:value="-0.618106126785">
                <text:p>-0.6181061267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978618145">
                <text:p>-1.32978618145</text:p>
              </table:table-cell>
              <table:table-cell office:value-type="float" office:value="-0.618124604225">
                <text:p>-0.618124604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32978820801">
                <text:p>-1.32978820801</text:p>
              </table:table-cell>
              <table:table-cell office:value-type="float" office:value="-0.618121147156">
                <text:p>-0.618121147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32978367805">
                <text:p>-1.32978367805</text:p>
              </table:table-cell>
              <table:table-cell office:value-type="float" office:value="-0.618123948574">
                <text:p>-0.6181239485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32978451252">
                <text:p>-1.32978451252</text:p>
              </table:table-cell>
              <table:table-cell office:value-type="float" office:value="-0.618128061295">
                <text:p>-0.6181280612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32979035378">
                <text:p>-1.32979035378</text:p>
              </table:table-cell>
              <table:table-cell office:value-type="float" office:value="-0.618119776249">
                <text:p>-0.618119776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32978343964">
                <text:p>-1.32978343964</text:p>
              </table:table-cell>
              <table:table-cell office:value-type="float" office:value="-0.618118524551">
                <text:p>-0.618118524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32979035378">
                <text:p>-1.32979035378</text:p>
              </table:table-cell>
              <table:table-cell office:value-type="float" office:value="-0.618120670319">
                <text:p>-0.6181206703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32978308201">
                <text:p>-1.32978308201</text:p>
              </table:table-cell>
              <table:table-cell office:value-type="float" office:value="-0.618117332458">
                <text:p>-0.618117332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32978224754">
                <text:p>-1.32978224754</text:p>
              </table:table-cell>
              <table:table-cell office:value-type="float" office:value="-0.618126034737">
                <text:p>-0.6181260347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32979142666">
                <text:p>-1.32979142666</text:p>
              </table:table-cell>
              <table:table-cell office:value-type="float" office:value="-0.618115723133">
                <text:p>-0.6181157231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32979094982">
                <text:p>-1.32979094982</text:p>
              </table:table-cell>
              <table:table-cell office:value-type="float" office:value="-0.618118882179">
                <text:p>-0.6181188821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32978594303">
                <text:p>-1.32978594303</text:p>
              </table:table-cell>
              <table:table-cell office:value-type="float" office:value="-0.618124842644">
                <text:p>-0.6181248426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32978534698">
                <text:p>-1.32978534698</text:p>
              </table:table-cell>
              <table:table-cell office:value-type="float" office:value="-0.618118524551">
                <text:p>-0.6181185245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32978916168">
                <text:p>-1.32978916168</text:p>
              </table:table-cell>
              <table:table-cell office:value-type="float" office:value="-0.618118882179">
                <text:p>-0.6181188821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32978487015">
                <text:p>-1.32978487015</text:p>
              </table:table-cell>
              <table:table-cell office:value-type="float" office:value="-0.618128538132">
                <text:p>-0.618128538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32978522778">
                <text:p>-1.32978522778</text:p>
              </table:table-cell>
              <table:table-cell office:value-type="float" office:value="-0.618124425411">
                <text:p>-0.618124425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32979226112">
                <text:p>-1.32979226112</text:p>
              </table:table-cell>
              <table:table-cell office:value-type="float" office:value="-0.618112564087">
                <text:p>-0.618112564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32978785038">
                <text:p>-1.32978785038</text:p>
              </table:table-cell>
              <table:table-cell office:value-type="float" office:value="-0.6181229949">
                <text:p>-0.6181229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32978177071">
                <text:p>-1.32978177071</text:p>
              </table:table-cell>
              <table:table-cell office:value-type="float" office:value="-0.618131160736">
                <text:p>-0.6181311607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32978343964">
                <text:p>-1.32978343964</text:p>
              </table:table-cell>
              <table:table-cell office:value-type="float" office:value="-0.618121743202">
                <text:p>-0.6181217432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32978987694">
                <text:p>-1.32978987694</text:p>
              </table:table-cell>
              <table:table-cell office:value-type="float" office:value="-0.618126094341">
                <text:p>-0.6181260943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2979273796">
                <text:p>-1.32979273796</text:p>
              </table:table-cell>
              <table:table-cell office:value-type="float" office:value="-0.618116796017">
                <text:p>-0.6181167960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32978093624">
                <text:p>-1.32978093624</text:p>
              </table:table-cell>
              <table:table-cell office:value-type="float" office:value="-0.618125975132">
                <text:p>-0.6181259751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32978570461">
                <text:p>-1.32978570461</text:p>
              </table:table-cell>
              <table:table-cell office:value-type="float" office:value="-0.618124186993">
                <text:p>-0.6181241869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3297880888">
                <text:p>-1.3297880888</text:p>
              </table:table-cell>
              <table:table-cell office:value-type="float" office:value="-0.618118405342">
                <text:p>-0.6181184053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2978594303">
                <text:p>-1.32978594303</text:p>
              </table:table-cell>
              <table:table-cell office:value-type="float" office:value="-0.618131577969">
                <text:p>-0.6181315779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32978546619">
                <text:p>-1.32978546619</text:p>
              </table:table-cell>
              <table:table-cell office:value-type="float" office:value="-0.618123888969">
                <text:p>-0.6181238889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32977950573">
                <text:p>-1.32977950573</text:p>
              </table:table-cell>
              <table:table-cell office:value-type="float" office:value="-0.618128359318">
                <text:p>-0.6181283593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32978606224">
                <text:p>-1.32978606224</text:p>
              </table:table-cell>
              <table:table-cell office:value-type="float" office:value="-0.618124246597">
                <text:p>-0.6181242465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32978475094">
                <text:p>-1.32978475094</text:p>
              </table:table-cell>
              <table:table-cell office:value-type="float" office:value="-0.618124127388">
                <text:p>-0.618124127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32978820801">
                <text:p>-1.32978820801</text:p>
              </table:table-cell>
              <table:table-cell office:value-type="float" office:value="-0.61812722683">
                <text:p>-0.618127226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32979261875">
                <text:p>-1.32979261875</text:p>
              </table:table-cell>
              <table:table-cell office:value-type="float" office:value="-0.618125319481">
                <text:p>-0.6181253194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32978689671">
                <text:p>-1.32978689671</text:p>
              </table:table-cell>
              <table:table-cell office:value-type="float" office:value="-0.61812376976">
                <text:p>-0.618123769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3297880888">
                <text:p>-1.3297880888</text:p>
              </table:table-cell>
              <table:table-cell office:value-type="float" office:value="-0.618118166924">
                <text:p>-0.6181181669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32978713512">
                <text:p>-1.32978713512</text:p>
              </table:table-cell>
              <table:table-cell office:value-type="float" office:value="-0.618118405342">
                <text:p>-0.618118405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32978510857">
                <text:p>-1.32978510857</text:p>
              </table:table-cell>
              <table:table-cell office:value-type="float" office:value="-0.618130862713">
                <text:p>-0.6181308627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32977414131">
                <text:p>-1.32977414131</text:p>
              </table:table-cell>
              <table:table-cell office:value-type="float" office:value="-0.618162810802">
                <text:p>-0.6181628108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32917225361">
                <text:p>-1.32917225361</text:p>
              </table:table-cell>
              <table:table-cell office:value-type="float" office:value="-0.6179510355">
                <text:p>-0.61795103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32672488689">
                <text:p>-1.32672488689</text:p>
              </table:table-cell>
              <table:table-cell office:value-type="float" office:value="-0.617278814316">
                <text:p>-0.6172788143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2276558876">
                <text:p>-1.32276558876</text:p>
              </table:table-cell>
              <table:table-cell office:value-type="float" office:value="-0.616335272789">
                <text:p>-0.6163352727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1883490086">
                <text:p>-1.31883490086</text:p>
              </table:table-cell>
              <table:table-cell office:value-type="float" office:value="-0.615399181843">
                <text:p>-0.6153991818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31469297409">
                <text:p>-1.31469297409</text:p>
              </table:table-cell>
              <table:table-cell office:value-type="float" office:value="-0.614390432835">
                <text:p>-0.614390432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31056106091">
                <text:p>-1.31056106091</text:p>
              </table:table-cell>
              <table:table-cell office:value-type="float" office:value="-0.613393485546">
                <text:p>-0.6133934855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30639791489">
                <text:p>-1.30639791489</text:p>
              </table:table-cell>
              <table:table-cell office:value-type="float" office:value="-0.61239284277">
                <text:p>-0.612392842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30245494843">
                <text:p>-1.30245494843</text:p>
              </table:table-cell>
              <table:table-cell office:value-type="float" office:value="-0.611452043056">
                <text:p>-0.6114520430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29823386669">
                <text:p>-1.29823386669</text:p>
              </table:table-cell>
              <table:table-cell office:value-type="float" office:value="-0.610424101353">
                <text:p>-0.6104241013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29425787926">
                <text:p>-1.29425787926</text:p>
              </table:table-cell>
              <table:table-cell office:value-type="float" office:value="-0.609437406063">
                <text:p>-0.609437406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2901955843">
                <text:p>-1.2901955843</text:p>
              </table:table-cell>
              <table:table-cell office:value-type="float" office:value="-0.608451843262">
                <text:p>-0.6084518432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28597605228">
                <text:p>-1.28597605228</text:p>
              </table:table-cell>
              <table:table-cell office:value-type="float" office:value="-0.607425928116">
                <text:p>-0.6074259281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8200042248">
                <text:p>-1.28200042248</text:p>
              </table:table-cell>
              <table:table-cell office:value-type="float" office:value="-0.6064645648">
                <text:p>-0.60646456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27801167965">
                <text:p>-1.27801167965</text:p>
              </table:table-cell>
              <table:table-cell office:value-type="float" office:value="-0.605487644672">
                <text:p>-0.6054876446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27013909817">
                <text:p>-1.27013909817</text:p>
              </table:table-cell>
              <table:table-cell office:value-type="float" office:value="-0.603575229645">
                <text:p>-0.6035752296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26591777802">
                <text:p>-1.26591777802</text:p>
              </table:table-cell>
              <table:table-cell office:value-type="float" office:value="-0.602515697479">
                <text:p>-0.6025156974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26187169552">
                <text:p>-1.26187169552</text:p>
              </table:table-cell>
              <table:table-cell office:value-type="float" office:value="-0.601510107517">
                <text:p>-0.6015101075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25780725479">
                <text:p>-1.25780725479</text:p>
              </table:table-cell>
              <table:table-cell office:value-type="float" office:value="-0.600541055202">
                <text:p>-0.6005410552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25382268429">
                <text:p>-1.25382268429</text:p>
              </table:table-cell>
              <table:table-cell office:value-type="float" office:value="-0.59957832098">
                <text:p>-0.599578320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24573361874">
                <text:p>-1.24573361874</text:p>
              </table:table-cell>
              <table:table-cell office:value-type="float" office:value="-0.597620248795">
                <text:p>-0.5976202487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24184417725">
                <text:p>-1.24184417725</text:p>
              </table:table-cell>
              <table:table-cell office:value-type="float" office:value="-0.596671462059">
                <text:p>-0.5966714620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23766946793">
                <text:p>-1.23766946793</text:p>
              </table:table-cell>
              <table:table-cell office:value-type="float" office:value="-0.595639824867">
                <text:p>-0.5956398248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2334574461">
                <text:p>-1.2334574461</text:p>
              </table:table-cell>
              <table:table-cell office:value-type="float" office:value="-0.594598054886">
                <text:p>-0.5945980548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2559738159">
                <text:p>-1.22559738159</text:p>
              </table:table-cell>
              <table:table-cell office:value-type="float" office:value="-0.592651963234">
                <text:p>-0.592651963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22163915634">
                <text:p>-1.22163915634</text:p>
              </table:table-cell>
              <table:table-cell office:value-type="float" office:value="-0.59171974659">
                <text:p>-0.591719746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21747398376">
                <text:p>-1.21747398376</text:p>
              </table:table-cell>
              <table:table-cell office:value-type="float" office:value="-0.590690910816">
                <text:p>-0.5906909108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21356964111">
                <text:p>-1.21356964111</text:p>
              </table:table-cell>
              <table:table-cell office:value-type="float" office:value="-0.589758574963">
                <text:p>-0.5897585749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20937848091">
                <text:p>-1.20937848091</text:p>
              </table:table-cell>
              <table:table-cell office:value-type="float" office:value="-0.588730871677">
                <text:p>-0.5887308716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20606148243">
                <text:p>-1.20606148243</text:p>
              </table:table-cell>
              <table:table-cell office:value-type="float" office:value="-0.587985336781">
                <text:p>-0.587985336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20438826084">
                <text:p>-1.20438826084</text:p>
              </table:table-cell>
              <table:table-cell office:value-type="float" office:value="-0.587546348572">
                <text:p>-0.5875463485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20418047905">
                <text:p>-1.20418047905</text:p>
              </table:table-cell>
              <table:table-cell office:value-type="float" office:value="-0.587459564209">
                <text:p>-0.587459564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20513677597">
                <text:p>-1.20513677597</text:p>
              </table:table-cell>
              <table:table-cell office:value-type="float" office:value="-0.587137877941">
                <text:p>-0.587137877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21028864384">
                <text:p>-1.21028864384</text:p>
              </table:table-cell>
              <table:table-cell office:value-type="float" office:value="-0.582227349281">
                <text:p>-0.5822273492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21256399155">
                <text:p>-1.21256399155</text:p>
              </table:table-cell>
              <table:table-cell office:value-type="float" office:value="-0.578593552113">
                <text:p>-0.578593552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21401906013">
                <text:p>-1.21401906013</text:p>
              </table:table-cell>
              <table:table-cell office:value-type="float" office:value="-0.574842870235">
                <text:p>-0.5748428702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21472787857">
                <text:p>-1.21472787857</text:p>
              </table:table-cell>
              <table:table-cell office:value-type="float" office:value="-0.570794701576">
                <text:p>-0.5707947015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21544754505">
                <text:p>-1.21544754505</text:p>
              </table:table-cell>
              <table:table-cell office:value-type="float" office:value="-0.566965639591">
                <text:p>-0.5669656395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22149693966">
                <text:p>-1.22149693966</text:p>
              </table:table-cell>
              <table:table-cell office:value-type="float" office:value="-0.564105689526">
                <text:p>-0.5641056895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22581756115">
                <text:p>-1.22581756115</text:p>
              </table:table-cell>
              <table:table-cell office:value-type="float" office:value="-0.564206242561">
                <text:p>-0.5642062425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22982633114">
                <text:p>-1.22982633114</text:p>
              </table:table-cell>
              <table:table-cell office:value-type="float" office:value="-0.564261972904">
                <text:p>-0.5642619729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23415780067">
                <text:p>-1.23415780067</text:p>
              </table:table-cell>
              <table:table-cell office:value-type="float" office:value="-0.564345836639">
                <text:p>-0.5643458366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23849761486">
                <text:p>-1.23849761486</text:p>
              </table:table-cell>
              <table:table-cell office:value-type="float" office:value="-0.564437031746">
                <text:p>-0.5644370317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24245917797">
                <text:p>-1.24245917797</text:p>
              </table:table-cell>
              <table:table-cell office:value-type="float" office:value="-0.564523160458">
                <text:p>-0.564523160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24669539928">
                <text:p>-1.24669539928</text:p>
              </table:table-cell>
              <table:table-cell office:value-type="float" office:value="-0.564591109753">
                <text:p>-0.5645911097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25070881844">
                <text:p>-1.25070881844</text:p>
              </table:table-cell>
              <table:table-cell office:value-type="float" office:value="-0.564676344395">
                <text:p>-0.5646763443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2550406456">
                <text:p>-1.2550406456</text:p>
              </table:table-cell>
              <table:table-cell office:value-type="float" office:value="-0.564744710922">
                <text:p>-0.5647447109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25900566578">
                <text:p>-1.25900566578</text:p>
              </table:table-cell>
              <table:table-cell office:value-type="float" office:value="-0.564869940281">
                <text:p>-0.5648699402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26741111279">
                <text:p>-1.26741111279</text:p>
              </table:table-cell>
              <table:table-cell office:value-type="float" office:value="-0.565454661846">
                <text:p>-0.5654546618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27148115635">
                <text:p>-1.27148115635</text:p>
              </table:table-cell>
              <table:table-cell office:value-type="float" office:value="-0.565978825092">
                <text:p>-0.5659788250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2754509449">
                <text:p>-1.2754509449</text:p>
              </table:table-cell>
              <table:table-cell office:value-type="float" office:value="-0.566633045673">
                <text:p>-0.5666330456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27954769135">
                <text:p>-1.27954769135</text:p>
              </table:table-cell>
              <table:table-cell office:value-type="float" office:value="-0.567431807518">
                <text:p>-0.5674318075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28364706039">
                <text:p>-1.28364706039</text:p>
              </table:table-cell>
              <table:table-cell office:value-type="float" office:value="-0.568305850029">
                <text:p>-0.5683058500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28755950928">
                <text:p>-1.28755950928</text:p>
              </table:table-cell>
              <table:table-cell office:value-type="float" office:value="-0.569161295891">
                <text:p>-0.5691612958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29178667068">
                <text:p>-1.29178667068</text:p>
              </table:table-cell>
              <table:table-cell office:value-type="float" office:value="-0.570161342621">
                <text:p>-0.5701613426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2956444025">
                <text:p>-1.2956444025</text:p>
              </table:table-cell>
              <table:table-cell office:value-type="float" office:value="-0.571245193481">
                <text:p>-0.5712451934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29971265793">
                <text:p>-1.29971265793</text:p>
              </table:table-cell>
              <table:table-cell office:value-type="float" office:value="-0.5724183321">
                <text:p>-0.57241833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30363178253">
                <text:p>-1.30363178253</text:p>
              </table:table-cell>
              <table:table-cell office:value-type="float" office:value="-0.57389742136">
                <text:p>-0.57389742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31108999252">
                <text:p>-1.31108999252</text:p>
              </table:table-cell>
              <table:table-cell office:value-type="float" office:value="-0.577162921429">
                <text:p>-0.5771629214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31492817402">
                <text:p>-1.31492817402</text:p>
              </table:table-cell>
              <table:table-cell office:value-type="float" office:value="-0.578997373581">
                <text:p>-0.5789973735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31859326363">
                <text:p>-1.31859326363</text:p>
              </table:table-cell>
              <table:table-cell office:value-type="float" office:value="-0.580839276314">
                <text:p>-0.5808392763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32236611843">
                <text:p>-1.32236611843</text:p>
              </table:table-cell>
              <table:table-cell office:value-type="float" office:value="-0.582800269127">
                <text:p>-0.582800269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32598996162">
                <text:p>-1.32598996162</text:p>
              </table:table-cell>
              <table:table-cell office:value-type="float" office:value="-0.584784924984">
                <text:p>-0.5847849249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32950139046">
                <text:p>-1.32950139046</text:p>
              </table:table-cell>
              <table:table-cell office:value-type="float" office:value="-0.586834907532">
                <text:p>-0.5868349075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33296096325">
                <text:p>-1.33296096325</text:p>
              </table:table-cell>
              <table:table-cell office:value-type="float" office:value="-0.588900387287">
                <text:p>-0.5889003872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33661043644">
                <text:p>-1.33661043644</text:p>
              </table:table-cell>
              <table:table-cell office:value-type="float" office:value="-0.591236233711">
                <text:p>-0.5912362337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34005665779">
                <text:p>-1.34005665779</text:p>
              </table:table-cell>
              <table:table-cell office:value-type="float" office:value="-0.593537330627">
                <text:p>-0.5935373306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34327054024">
                <text:p>-1.34327054024</text:p>
              </table:table-cell>
              <table:table-cell office:value-type="float" office:value="-0.595955729485">
                <text:p>-0.5959557294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34761822224">
                <text:p>-1.34761822224</text:p>
              </table:table-cell>
              <table:table-cell office:value-type="float" office:value="-0.6027161479">
                <text:p>-0.60271614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34820592403">
                <text:p>-1.34820592403</text:p>
              </table:table-cell>
              <table:table-cell office:value-type="float" office:value="-0.606787979603">
                <text:p>-0.6067879796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34821736813">
                <text:p>-1.34821736813</text:p>
              </table:table-cell>
              <table:table-cell office:value-type="float" office:value="-0.611068606377">
                <text:p>-0.6110686063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34811484814">
                <text:p>-1.34811484814</text:p>
              </table:table-cell>
              <table:table-cell office:value-type="float" office:value="-0.615350365639">
                <text:p>-0.6153503656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34755897522">
                <text:p>-1.34755897522</text:p>
              </table:table-cell>
              <table:table-cell office:value-type="float" office:value="-0.619532763958">
                <text:p>-0.6195327639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34374880791">
                <text:p>-1.34374880791</text:p>
              </table:table-cell>
              <table:table-cell office:value-type="float" office:value="-0.626364946365">
                <text:p>-0.6263649463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34075331688">
                <text:p>-1.34075331688</text:p>
              </table:table-cell>
              <table:table-cell office:value-type="float" office:value="-0.628643989563">
                <text:p>-0.6286439895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33707642555">
                <text:p>-1.33707642555</text:p>
              </table:table-cell>
              <table:table-cell office:value-type="float" office:value="-0.630942463875">
                <text:p>-0.630942463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33351349831">
                <text:p>-1.33351349831</text:p>
              </table:table-cell>
              <table:table-cell office:value-type="float" office:value="-0.633036792278">
                <text:p>-0.6330367922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33002972603">
                <text:p>-1.33002972603</text:p>
              </table:table-cell>
              <table:table-cell office:value-type="float" office:value="-0.635013401508">
                <text:p>-0.6350134015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32628130913">
                <text:p>-1.32628130913</text:p>
              </table:table-cell>
              <table:table-cell office:value-type="float" office:value="-0.637080907822">
                <text:p>-0.6370809078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32253420353">
                <text:p>-1.32253420353</text:p>
              </table:table-cell>
              <table:table-cell office:value-type="float" office:value="-0.638976871967">
                <text:p>-0.6389768719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31879556179">
                <text:p>-1.31879556179</text:p>
              </table:table-cell>
              <table:table-cell office:value-type="float" office:value="-0.640776634216">
                <text:p>-0.640776634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31512463093">
                <text:p>-1.31512463093</text:p>
              </table:table-cell>
              <table:table-cell office:value-type="float" office:value="-0.64243966341">
                <text:p>-0.642439663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31129992008">
                <text:p>-1.31129992008</text:p>
              </table:table-cell>
              <table:table-cell office:value-type="float" office:value="-0.644060134888">
                <text:p>-0.6440601348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30739331245">
                <text:p>-1.30739331245</text:p>
              </table:table-cell>
              <table:table-cell office:value-type="float" office:value="-0.645612895489">
                <text:p>-0.6456128954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30363118649">
                <text:p>-1.30363118649</text:p>
              </table:table-cell>
              <table:table-cell office:value-type="float" office:value="-0.646953523159">
                <text:p>-0.6469535231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29953467846">
                <text:p>-1.29953467846</text:p>
              </table:table-cell>
              <table:table-cell office:value-type="float" office:value="-0.648308157921">
                <text:p>-0.6483081579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29562366009">
                <text:p>-1.29562366009</text:p>
              </table:table-cell>
              <table:table-cell office:value-type="float" office:value="-0.64944767952">
                <text:p>-0.649447679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28773629665">
                <text:p>-1.28773629665</text:p>
              </table:table-cell>
              <table:table-cell office:value-type="float" office:value="-0.651434957981">
                <text:p>-0.6514349579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28369486332">
                <text:p>-1.28369486332</text:p>
              </table:table-cell>
              <table:table-cell office:value-type="float" office:value="-0.652275681496">
                <text:p>-0.6522756814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27948594093">
                <text:p>-1.27948594093</text:p>
              </table:table-cell>
              <table:table-cell office:value-type="float" office:value="-0.653026044369">
                <text:p>-0.6530260443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27134561539">
                <text:p>-1.27134561539</text:p>
              </table:table-cell>
              <table:table-cell office:value-type="float" office:value="-0.653956830502">
                <text:p>-0.6539568305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26726520061">
                <text:p>-1.26726520061</text:p>
              </table:table-cell>
              <table:table-cell office:value-type="float" office:value="-0.654265522957">
                <text:p>-0.6542655229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2631046772">
                <text:p>-1.2631046772</text:p>
              </table:table-cell>
              <table:table-cell office:value-type="float" office:value="-0.654547691345">
                <text:p>-0.6545476913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25889456272">
                <text:p>-1.25889456272</text:p>
              </table:table-cell>
              <table:table-cell office:value-type="float" office:value="-0.654619276524">
                <text:p>-0.6546192765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25482726097">
                <text:p>-1.25482726097</text:p>
              </table:table-cell>
              <table:table-cell office:value-type="float" office:value="-0.654609501362">
                <text:p>-0.6546095013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25065124035">
                <text:p>-1.25065124035</text:p>
              </table:table-cell>
              <table:table-cell office:value-type="float" office:value="-0.654561758041">
                <text:p>-0.6545617580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24642038345">
                <text:p>-1.24642038345</text:p>
              </table:table-cell>
              <table:table-cell office:value-type="float" office:value="-0.654512524605">
                <text:p>-0.6545125246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2423684597">
                <text:p>-1.2423684597</text:p>
              </table:table-cell>
              <table:table-cell office:value-type="float" office:value="-0.65452092886">
                <text:p>-0.654520928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23422861099">
                <text:p>-1.23422861099</text:p>
              </table:table-cell>
              <table:table-cell office:value-type="float" office:value="-0.6544444561">
                <text:p>-0.65444445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2299182415">
                <text:p>-1.2299182415</text:p>
              </table:table-cell>
              <table:table-cell office:value-type="float" office:value="-0.654419124126">
                <text:p>-0.6544191241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22547805309">
                <text:p>-1.22547805309</text:p>
              </table:table-cell>
              <table:table-cell office:value-type="float" office:value="-0.654391229153">
                <text:p>-0.6543912291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174423933">
                <text:p>-1.2174423933</text:p>
              </table:table-cell>
              <table:table-cell office:value-type="float" office:value="-0.654252767563">
                <text:p>-0.6542527675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2142843008">
                <text:p>-1.2142843008</text:p>
              </table:table-cell>
              <table:table-cell office:value-type="float" office:value="-0.652978658676">
                <text:p>-0.6529786586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21333730221">
                <text:p>-1.21333730221</text:p>
              </table:table-cell>
              <table:table-cell office:value-type="float" office:value="-0.648851752281">
                <text:p>-0.6488517522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21232938766">
                <text:p>-1.21232938766</text:p>
              </table:table-cell>
              <table:table-cell office:value-type="float" office:value="-0.640650391579">
                <text:p>-0.6406503915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21049189568">
                <text:p>-1.21049189568</text:p>
              </table:table-cell>
              <table:table-cell office:value-type="float" office:value="-0.63694280386">
                <text:p>-0.636942803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20790612698">
                <text:p>-1.20790612698</text:p>
              </table:table-cell>
              <table:table-cell office:value-type="float" office:value="-0.633605659008">
                <text:p>-0.6336056590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20476663113">
                <text:p>-1.20476663113</text:p>
              </table:table-cell>
              <table:table-cell office:value-type="float" office:value="-0.630911111832">
                <text:p>-0.6309111118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20128190517">
                <text:p>-1.20128190517</text:p>
              </table:table-cell>
              <table:table-cell office:value-type="float" office:value="-0.62884747982">
                <text:p>-0.628847479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19431841373">
                <text:p>-1.19431841373</text:p>
              </table:table-cell>
              <table:table-cell office:value-type="float" office:value="-0.62541359663">
                <text:p>-0.625413596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19279634953">
                <text:p>-1.19279634953</text:p>
              </table:table-cell>
              <table:table-cell office:value-type="float" office:value="-0.623029410839">
                <text:p>-0.623029410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19273793697">
                <text:p>-1.19273793697</text:p>
              </table:table-cell>
              <table:table-cell office:value-type="float" office:value="-0.61961710453">
                <text:p>-0.619617104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19280040264">
                <text:p>-1.19280040264</text:p>
              </table:table-cell>
              <table:table-cell office:value-type="float" office:value="-0.615395605564">
                <text:p>-0.6153956055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19295930862">
                <text:p>-1.19295930862</text:p>
              </table:table-cell>
              <table:table-cell office:value-type="float" office:value="-0.607241153717">
                <text:p>-0.6072411537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19300615788">
                <text:p>-1.19300615788</text:p>
              </table:table-cell>
              <table:table-cell office:value-type="float" office:value="-0.603212714195">
                <text:p>-0.6032127141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19307303429">
                <text:p>-1.19307303429</text:p>
              </table:table-cell>
              <table:table-cell office:value-type="float" office:value="-0.598940610886">
                <text:p>-0.5989406108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19333648682">
                <text:p>-1.19333648682</text:p>
              </table:table-cell>
              <table:table-cell office:value-type="float" office:value="-0.595008313656">
                <text:p>-0.5950083136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19506752491">
                <text:p>-1.19506752491</text:p>
              </table:table-cell>
              <table:table-cell office:value-type="float" office:value="-0.592380940914">
                <text:p>-0.5923809409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19828259945">
                <text:p>-1.19828259945</text:p>
              </table:table-cell>
              <table:table-cell office:value-type="float" office:value="-0.590606987476">
                <text:p>-0.5906069874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2018045187">
                <text:p>-1.2018045187</text:p>
              </table:table-cell>
              <table:table-cell office:value-type="float" office:value="-0.588699817657">
                <text:p>-0.5886998176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20431363583">
                <text:p>-1.20431363583</text:p>
              </table:table-cell>
              <table:table-cell office:value-type="float" office:value="-0.587287724018">
                <text:p>-0.5872877240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20541369915">
                <text:p>-1.20541369915</text:p>
              </table:table-cell>
              <table:table-cell office:value-type="float" office:value="-0.587319970131">
                <text:p>-0.5873199701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20787882805">
                <text:p>-1.20787882805</text:p>
              </table:table-cell>
              <table:table-cell office:value-type="float" office:value="-0.592328965664">
                <text:p>-0.5923289656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20969080925">
                <text:p>-1.20969080925</text:p>
              </table:table-cell>
              <table:table-cell office:value-type="float" office:value="-0.596062600613">
                <text:p>-0.5960626006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21151697636">
                <text:p>-1.21151697636</text:p>
              </table:table-cell>
              <table:table-cell office:value-type="float" office:value="-0.599943935871">
                <text:p>-0.5999439358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21334671974">
                <text:p>-1.21334671974</text:p>
              </table:table-cell>
              <table:table-cell office:value-type="float" office:value="-0.603727459908">
                <text:p>-0.6037274599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21519827843">
                <text:p>-1.21519827843</text:p>
              </table:table-cell>
              <table:table-cell office:value-type="float" office:value="-0.607578754425">
                <text:p>-0.6075787544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217056036">
                <text:p>-1.217056036</text:p>
              </table:table-cell>
              <table:table-cell office:value-type="float" office:value="-0.611309587955">
                <text:p>-0.6113095879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21896827221">
                <text:p>-1.21896827221</text:p>
              </table:table-cell>
              <table:table-cell office:value-type="float" office:value="-0.615180194378">
                <text:p>-0.6151801943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22076547146">
                <text:p>-1.22076547146</text:p>
              </table:table-cell>
              <table:table-cell office:value-type="float" office:value="-0.618866026402">
                <text:p>-0.6188660264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22253537178">
                <text:p>-1.22253537178</text:p>
              </table:table-cell>
              <table:table-cell office:value-type="float" office:value="-0.622454345226">
                <text:p>-0.6224543452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22444570065">
                <text:p>-1.22444570065</text:p>
              </table:table-cell>
              <table:table-cell office:value-type="float" office:value="-0.62635999918">
                <text:p>-0.626359999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22784781456">
                <text:p>-1.22784781456</text:p>
              </table:table-cell>
              <table:table-cell office:value-type="float" office:value="-0.63349032402">
                <text:p>-0.633490324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22869670391">
                <text:p>-1.22869670391</text:p>
              </table:table-cell>
              <table:table-cell office:value-type="float" office:value="-0.635190665722">
                <text:p>-0.6351906657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22890627384">
                <text:p>-1.22890627384</text:p>
              </table:table-cell>
              <table:table-cell office:value-type="float" office:value="-0.635393023491">
                <text:p>-0.6353930234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22890770435">
                <text:p>-1.22890770435</text:p>
              </table:table-cell>
              <table:table-cell office:value-type="float" office:value="-0.635408878326">
                <text:p>-0.6354088783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229637146">
                <text:p>-1.229637146</text:p>
              </table:table-cell>
              <table:table-cell office:value-type="float" office:value="-0.635646760464">
                <text:p>-0.6356467604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23224186897">
                <text:p>-1.23224186897</text:p>
              </table:table-cell>
              <table:table-cell office:value-type="float" office:value="-0.634923279285">
                <text:p>-0.6349232792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23551940918">
                <text:p>-1.23551940918</text:p>
              </table:table-cell>
              <table:table-cell office:value-type="float" office:value="-0.632607579231">
                <text:p>-0.6326075792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23825633526">
                <text:p>-1.23825633526</text:p>
              </table:table-cell>
              <table:table-cell office:value-type="float" office:value="-0.629305660725">
                <text:p>-0.6293056607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24061465263">
                <text:p>-1.24061465263</text:p>
              </table:table-cell>
              <table:table-cell office:value-type="float" office:value="-0.625878930092">
                <text:p>-0.6258789300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24334836006">
                <text:p>-1.24334836006</text:p>
              </table:table-cell>
              <table:table-cell office:value-type="float" office:value="-0.62287324667">
                <text:p>-0.62287324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24697470665">
                <text:p>-1.24697470665</text:p>
              </table:table-cell>
              <table:table-cell office:value-type="float" office:value="-0.620699346066">
                <text:p>-0.6206993460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25083482265">
                <text:p>-1.25083482265</text:p>
              </table:table-cell>
              <table:table-cell office:value-type="float" office:value="-0.620038449764">
                <text:p>-0.6200384497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25511074066">
                <text:p>-1.25511074066</text:p>
              </table:table-cell>
              <table:table-cell office:value-type="float" office:value="-0.620308816433">
                <text:p>-0.6203088164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25914824009">
                <text:p>-1.25914824009</text:p>
              </table:table-cell>
              <table:table-cell office:value-type="float" office:value="-0.620803713799">
                <text:p>-0.6208037137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26302874088">
                <text:p>-1.26302874088</text:p>
              </table:table-cell>
              <table:table-cell office:value-type="float" office:value="-0.621768951416">
                <text:p>-0.6217689514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26664161682">
                <text:p>-1.26664161682</text:p>
              </table:table-cell>
              <table:table-cell office:value-type="float" office:value="-0.623796522617">
                <text:p>-0.6237965226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26959395409">
                <text:p>-1.26959395409</text:p>
              </table:table-cell>
              <table:table-cell office:value-type="float" office:value="-0.626818358898">
                <text:p>-0.6268183588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27195715904">
                <text:p>-1.27195715904</text:p>
              </table:table-cell>
              <table:table-cell office:value-type="float" office:value="-0.630188763142">
                <text:p>-0.6301887631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741881609">
                <text:p>-1.2741881609</text:p>
              </table:table-cell>
              <table:table-cell office:value-type="float" office:value="-0.633440256119">
                <text:p>-0.6334402561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27674365044">
                <text:p>-1.27674365044</text:p>
              </table:table-cell>
              <table:table-cell office:value-type="float" office:value="-0.63716596365">
                <text:p>-0.637165963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27929925919">
                <text:p>-1.27929925919</text:p>
              </table:table-cell>
              <table:table-cell office:value-type="float" office:value="-0.640584945679">
                <text:p>-0.6405849456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28245854378">
                <text:p>-1.28245854378</text:p>
              </table:table-cell>
              <table:table-cell office:value-type="float" office:value="-0.64293217659">
                <text:p>-0.642932176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29026341438">
                <text:p>-1.29026341438</text:p>
              </table:table-cell>
              <table:table-cell office:value-type="float" office:value="-0.642937302589">
                <text:p>-0.6429373025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29432630539">
                <text:p>-1.29432630539</text:p>
              </table:table-cell>
              <table:table-cell office:value-type="float" office:value="-0.641408920288">
                <text:p>-0.6414089202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29817044735">
                <text:p>-1.29817044735</text:p>
              </table:table-cell>
              <table:table-cell office:value-type="float" office:value="-0.639809966087">
                <text:p>-0.6398099660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3056229353">
                <text:p>-1.3056229353</text:p>
              </table:table-cell>
              <table:table-cell office:value-type="float" office:value="-0.636571228504">
                <text:p>-0.6365712285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30937182903">
                <text:p>-1.30937182903</text:p>
              </table:table-cell>
              <table:table-cell office:value-type="float" office:value="-0.634975969791">
                <text:p>-0.6349759697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31322717667">
                <text:p>-1.31322717667</text:p>
              </table:table-cell>
              <table:table-cell office:value-type="float" office:value="-0.633314847946">
                <text:p>-0.6333148479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31704795361">
                <text:p>-1.31704795361</text:p>
              </table:table-cell>
              <table:table-cell office:value-type="float" office:value="-0.631696879864">
                <text:p>-0.6316968798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32085812092">
                <text:p>-1.32085812092</text:p>
              </table:table-cell>
              <table:table-cell office:value-type="float" office:value="-0.630072414875">
                <text:p>-0.630072414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3246127367">
                <text:p>-1.3246127367</text:p>
              </table:table-cell>
              <table:table-cell office:value-type="float" office:value="-0.628310620785">
                <text:p>-0.6283106207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32720756531">
                <text:p>-1.32720756531</text:p>
              </table:table-cell>
              <table:table-cell office:value-type="float" office:value="-0.625622987747">
                <text:p>-0.6256229877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3285228014">
                <text:p>-1.3285228014</text:p>
              </table:table-cell>
              <table:table-cell office:value-type="float" office:value="-0.621767520905">
                <text:p>-0.6217675209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33049666882">
                <text:p>-1.33049666882</text:p>
              </table:table-cell>
              <table:table-cell office:value-type="float" office:value="-0.618657708168">
                <text:p>-0.6186577081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33355665207">
                <text:p>-1.33355665207</text:p>
              </table:table-cell>
              <table:table-cell office:value-type="float" office:value="-0.61821526289">
                <text:p>-0.618215262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33484852314">
                <text:p>-1.33484852314</text:p>
              </table:table-cell>
              <table:table-cell office:value-type="float" office:value="-0.624002993107">
                <text:p>-0.6240029931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33202779293">
                <text:p>-1.33202779293</text:p>
              </table:table-cell>
              <table:table-cell office:value-type="float" office:value="-0.624429881573">
                <text:p>-0.6244298815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32953810692">
                <text:p>-1.32953810692</text:p>
              </table:table-cell>
              <table:table-cell office:value-type="float" office:value="-0.62286400795">
                <text:p>-0.622864007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32869327068">
                <text:p>-1.32869327068</text:p>
              </table:table-cell>
              <table:table-cell office:value-type="float" office:value="-0.619490385056">
                <text:p>-0.6194903850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32881510258">
                <text:p>-1.32881510258</text:p>
              </table:table-cell>
              <table:table-cell office:value-type="float" office:value="-0.615814745426">
                <text:p>-0.6158147454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32888793945">
                <text:p>-1.32888793945</text:p>
              </table:table-cell>
              <table:table-cell office:value-type="float" office:value="-0.611397087574">
                <text:p>-0.6113970875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32897233963">
                <text:p>-1.32897233963</text:p>
              </table:table-cell>
              <table:table-cell office:value-type="float" office:value="-0.607104897499">
                <text:p>-0.6071048974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32926130295">
                <text:p>-1.32926130295</text:p>
              </table:table-cell>
              <table:table-cell office:value-type="float" office:value="-0.603182435036">
                <text:p>-0.6031824350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33092975616">
                <text:p>-1.33092975616</text:p>
              </table:table-cell>
              <table:table-cell office:value-type="float" office:value="-0.599860906601">
                <text:p>-0.5998609066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33415007591">
                <text:p>-1.33415007591</text:p>
              </table:table-cell>
              <table:table-cell office:value-type="float" office:value="-0.598488390446">
                <text:p>-0.5984883904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33608353138">
                <text:p>-1.33608353138</text:p>
              </table:table-cell>
              <table:table-cell office:value-type="float" office:value="-0.600564420223">
                <text:p>-0.6005644202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3349635601">
                <text:p>-1.3349635601</text:p>
              </table:table-cell>
              <table:table-cell office:value-type="float" office:value="-0.604066252708">
                <text:p>-0.6040662527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33158814907">
                <text:p>-1.33158814907</text:p>
              </table:table-cell>
              <table:table-cell office:value-type="float" office:value="-0.605048716068">
                <text:p>-0.6050487160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32953131199">
                <text:p>-1.32953131199</text:p>
              </table:table-cell>
              <table:table-cell office:value-type="float" office:value="-0.602735459805">
                <text:p>-0.6027354598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32837116718">
                <text:p>-1.32837116718</text:p>
              </table:table-cell>
              <table:table-cell office:value-type="float" office:value="-0.598598182201">
                <text:p>-0.5985981822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2615697384">
                <text:p>-1.32615697384</text:p>
              </table:table-cell>
              <table:table-cell office:value-type="float" office:value="-0.595318078995">
                <text:p>-0.5953180789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32273828983">
                <text:p>-1.32273828983</text:p>
              </table:table-cell>
              <table:table-cell office:value-type="float" office:value="-0.59321641922">
                <text:p>-0.593216419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31919956207">
                <text:p>-1.31919956207</text:p>
              </table:table-cell>
              <table:table-cell office:value-type="float" office:value="-0.591358602047">
                <text:p>-0.5913586020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31671309471">
                <text:p>-1.31671309471</text:p>
              </table:table-cell>
              <table:table-cell office:value-type="float" office:value="-0.588790297508">
                <text:p>-0.5887902975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31365656853">
                <text:p>-1.31365656853</text:p>
              </table:table-cell>
              <table:table-cell office:value-type="float" office:value="-0.586353302002">
                <text:p>-0.5863533020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0998837948">
                <text:p>-1.30998837948</text:p>
              </table:table-cell>
              <table:table-cell office:value-type="float" office:value="-0.585835874081">
                <text:p>-0.5858358740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30666708946">
                <text:p>-1.30666708946</text:p>
              </table:table-cell>
              <table:table-cell office:value-type="float" office:value="-0.585066378117">
                <text:p>-0.5850663781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30347311497">
                <text:p>-1.30347311497</text:p>
              </table:table-cell>
              <table:table-cell office:value-type="float" office:value="-0.583528518677">
                <text:p>-0.5835285186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29973864555">
                <text:p>-1.29973864555</text:p>
              </table:table-cell>
              <table:table-cell office:value-type="float" office:value="-0.581791460514">
                <text:p>-0.581791460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29573190212">
                <text:p>-1.29573190212</text:p>
              </table:table-cell>
              <table:table-cell office:value-type="float" office:value="-0.580161929131">
                <text:p>-0.5801619291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29170608521">
                <text:p>-1.29170608521</text:p>
              </table:table-cell>
              <table:table-cell office:value-type="float" office:value="-0.578774571419">
                <text:p>-0.5787745714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2877831459">
                <text:p>-1.2877831459</text:p>
              </table:table-cell>
              <table:table-cell office:value-type="float" office:value="-0.577620983124">
                <text:p>-0.5776209831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28368246555">
                <text:p>-1.28368246555</text:p>
              </table:table-cell>
              <table:table-cell office:value-type="float" office:value="-0.576613843441">
                <text:p>-0.5766138434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27979707718">
                <text:p>-1.27979707718</text:p>
              </table:table-cell>
              <table:table-cell office:value-type="float" office:value="-0.575802087784">
                <text:p>-0.5758020877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27573847771">
                <text:p>-1.27573847771</text:p>
              </table:table-cell>
              <table:table-cell office:value-type="float" office:value="-0.576775372028">
                <text:p>-0.5767753720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27478563786">
                <text:p>-1.27478563786</text:p>
              </table:table-cell>
              <table:table-cell office:value-type="float" office:value="-0.580128490925">
                <text:p>-0.5801284909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27716898918">
                <text:p>-1.27716898918</text:p>
              </table:table-cell>
              <table:table-cell office:value-type="float" office:value="-0.582543492317">
                <text:p>-0.5825434923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2809984684">
                <text:p>-1.2809984684</text:p>
              </table:table-cell>
              <table:table-cell office:value-type="float" office:value="-0.583419501781">
                <text:p>-0.5834195017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28502345085">
                <text:p>-1.28502345085</text:p>
              </table:table-cell>
              <table:table-cell office:value-type="float" office:value="-0.584317624569">
                <text:p>-0.5843176245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28906357288">
                <text:p>-1.28906357288</text:p>
              </table:table-cell>
              <table:table-cell office:value-type="float" office:value="-0.585406005383">
                <text:p>-0.5854060053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29304945469">
                <text:p>-1.29304945469</text:p>
              </table:table-cell>
              <table:table-cell office:value-type="float" office:value="-0.586740791798">
                <text:p>-0.5867407917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29711031914">
                <text:p>-1.29711031914</text:p>
              </table:table-cell>
              <table:table-cell office:value-type="float" office:value="-0.588306844234">
                <text:p>-0.5883068442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30086135864">
                <text:p>-1.30086135864</text:p>
              </table:table-cell>
              <table:table-cell office:value-type="float" office:value="-0.590036332607">
                <text:p>-0.5900363326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30678701401">
                <text:p>-1.30678701401</text:p>
              </table:table-cell>
              <table:table-cell office:value-type="float" office:value="-0.594223737717">
                <text:p>-0.5942237377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30986666679">
                <text:p>-1.30986666679</text:p>
              </table:table-cell>
              <table:table-cell office:value-type="float" office:value="-0.596920311451">
                <text:p>-0.5969203114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31334912777">
                <text:p>-1.31334912777</text:p>
              </table:table-cell>
              <table:table-cell office:value-type="float" office:value="-0.597681045532">
                <text:p>-0.5976810455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31706988811">
                <text:p>-1.31706988811</text:p>
              </table:table-cell>
              <table:table-cell office:value-type="float" office:value="-0.598358273506">
                <text:p>-0.5983582735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32194292545">
                <text:p>-1.32194292545</text:p>
              </table:table-cell>
              <table:table-cell office:value-type="float" office:value="-0.602571547031">
                <text:p>-0.6025715470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322245121">
                <text:p>-1.322245121</text:p>
              </table:table-cell>
              <table:table-cell office:value-type="float" office:value="-0.606838643551">
                <text:p>-0.6068386435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3220988512">
                <text:p>-1.3220988512</text:p>
              </table:table-cell>
              <table:table-cell office:value-type="float" office:value="-0.611111700535">
                <text:p>-0.6111117005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32197654247">
                <text:p>-1.32197654247</text:p>
              </table:table-cell>
              <table:table-cell office:value-type="float" office:value="-0.615241587162">
                <text:p>-0.6152415871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32172393799">
                <text:p>-1.32172393799</text:p>
              </table:table-cell>
              <table:table-cell office:value-type="float" office:value="-0.619467139244">
                <text:p>-0.6194671392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31979262829">
                <text:p>-1.31979262829</text:p>
              </table:table-cell>
              <table:table-cell office:value-type="float" office:value="-0.62252831459">
                <text:p>-0.622528314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31636285782">
                <text:p>-1.31636285782</text:p>
              </table:table-cell>
              <table:table-cell office:value-type="float" office:value="-0.624406635761">
                <text:p>-0.6244066357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31271696091">
                <text:p>-1.31271696091</text:p>
              </table:table-cell>
              <table:table-cell office:value-type="float" office:value="-0.626041591167">
                <text:p>-0.6260415911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30873417854">
                <text:p>-1.30873417854</text:p>
              </table:table-cell>
              <table:table-cell office:value-type="float" office:value="-0.627743542194">
                <text:p>-0.6277435421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30503511429">
                <text:p>-1.30503511429</text:p>
              </table:table-cell>
              <table:table-cell office:value-type="float" office:value="-0.629331290722">
                <text:p>-0.6293312907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30100905895">
                <text:p>-1.30100905895</text:p>
              </table:table-cell>
              <table:table-cell office:value-type="float" office:value="-0.631094992161">
                <text:p>-0.6310949921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29729044437">
                <text:p>-1.29729044437</text:p>
              </table:table-cell>
              <table:table-cell office:value-type="float" office:value="-0.632702708244">
                <text:p>-0.6327027082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29343497753">
                <text:p>-1.29343497753</text:p>
              </table:table-cell>
              <table:table-cell office:value-type="float" office:value="-0.634353160858">
                <text:p>-0.6343531608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28561985493">
                <text:p>-1.28561985493</text:p>
              </table:table-cell>
              <table:table-cell office:value-type="float" office:value="-0.636595964432">
                <text:p>-0.6365959644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28341186047">
                <text:p>-1.28341186047</text:p>
              </table:table-cell>
              <table:table-cell office:value-type="float" office:value="-0.636203289032">
                <text:p>-0.6362032890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28233671188">
                <text:p>-1.28233671188</text:p>
              </table:table-cell>
              <table:table-cell office:value-type="float" office:value="-0.635713398457">
                <text:p>-0.6357133984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28058278561">
                <text:p>-1.28058278561</text:p>
              </table:table-cell>
              <table:table-cell office:value-type="float" office:value="-0.635166764259">
                <text:p>-0.6351667642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27735221386">
                <text:p>-1.27735221386</text:p>
              </table:table-cell>
              <table:table-cell office:value-type="float" office:value="-0.634466707706">
                <text:p>-0.6344667077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27314054966">
                <text:p>-1.27314054966</text:p>
              </table:table-cell>
              <table:table-cell office:value-type="float" office:value="-0.633499860764">
                <text:p>-0.6334998607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26911520958">
                <text:p>-1.26911520958</text:p>
              </table:table-cell>
              <table:table-cell office:value-type="float" office:value="-0.632616817951">
                <text:p>-0.6326168179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26505815983">
                <text:p>-1.26505815983</text:p>
              </table:table-cell>
              <table:table-cell office:value-type="float" office:value="-0.631739079952">
                <text:p>-0.6317390799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26079249382">
                <text:p>-1.26079249382</text:p>
              </table:table-cell>
              <table:table-cell office:value-type="float" office:value="-0.630762517452">
                <text:p>-0.6307625174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25684142113">
                <text:p>-1.25684142113</text:p>
              </table:table-cell>
              <table:table-cell office:value-type="float" office:value="-0.629908323288">
                <text:p>-0.6299083232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25260460377">
                <text:p>-1.25260460377</text:p>
              </table:table-cell>
              <table:table-cell office:value-type="float" office:value="-0.628956437111">
                <text:p>-0.6289564371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24866175652">
                <text:p>-1.24866175652</text:p>
              </table:table-cell>
              <table:table-cell office:value-type="float" office:value="-0.628039121628">
                <text:p>-0.6280391216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24434196949">
                <text:p>-1.24434196949</text:p>
              </table:table-cell>
              <table:table-cell office:value-type="float" office:value="-0.627057492733">
                <text:p>-0.6270574927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24039232731">
                <text:p>-1.24039232731</text:p>
              </table:table-cell>
              <table:table-cell office:value-type="float" office:value="-0.62617456913">
                <text:p>-0.626174569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2362433672">
                <text:p>-1.2362433672</text:p>
              </table:table-cell>
              <table:table-cell office:value-type="float" office:value="-0.625262081623">
                <text:p>-0.6252620816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23231470585">
                <text:p>-1.23231470585</text:p>
              </table:table-cell>
              <table:table-cell office:value-type="float" office:value="-0.624370217323">
                <text:p>-0.6243702173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22811770439">
                <text:p>-1.22811770439</text:p>
              </table:table-cell>
              <table:table-cell office:value-type="float" office:value="-0.62341272831">
                <text:p>-0.623412728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22469198704">
                <text:p>-1.22469198704</text:p>
              </table:table-cell>
              <table:table-cell office:value-type="float" office:value="-0.622698664665">
                <text:p>-0.6226986646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22277438641">
                <text:p>-1.22277438641</text:p>
              </table:table-cell>
              <table:table-cell office:value-type="float" office:value="-0.622264921665">
                <text:p>-0.6222649216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22249507904">
                <text:p>-1.22249507904</text:p>
              </table:table-cell>
              <table:table-cell office:value-type="float" office:value="-0.622156918049">
                <text:p>-0.6221569180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22308921814">
                <text:p>-1.22308921814</text:p>
              </table:table-cell>
              <table:table-cell office:value-type="float" office:value="-0.622391402721">
                <text:p>-0.6223914027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22544133663">
                <text:p>-1.22544133663</text:p>
              </table:table-cell>
              <table:table-cell office:value-type="float" office:value="-0.62362331152">
                <text:p>-0.623623311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2288081646">
                <text:p>-1.2288081646</text:p>
              </table:table-cell>
              <table:table-cell office:value-type="float" office:value="-0.625365197659">
                <text:p>-0.6253651976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23271358013">
                <text:p>-1.23271358013</text:p>
              </table:table-cell>
              <table:table-cell office:value-type="float" office:value="-0.627170681953">
                <text:p>-0.6271706819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23649013042">
                <text:p>-1.23649013042</text:p>
              </table:table-cell>
              <table:table-cell office:value-type="float" office:value="-0.62895321846">
                <text:p>-0.628953218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24398875237">
                <text:p>-1.24398875237</text:p>
              </table:table-cell>
              <table:table-cell office:value-type="float" office:value="-0.632292866707">
                <text:p>-0.6322928667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24785006046">
                <text:p>-1.24785006046</text:p>
              </table:table-cell>
              <table:table-cell office:value-type="float" office:value="-0.632949471474">
                <text:p>-0.6329494714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25086832047">
                <text:p>-1.25086832047</text:p>
              </table:table-cell>
              <table:table-cell office:value-type="float" office:value="-0.633512854576">
                <text:p>-0.6335128545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25281774998">
                <text:p>-1.25281774998</text:p>
              </table:table-cell>
              <table:table-cell office:value-type="float" office:value="-0.632391631603">
                <text:p>-0.6323916316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2552421093">
                <text:p>-1.2552421093</text:p>
              </table:table-cell>
              <table:table-cell office:value-type="float" office:value="-0.630243122578">
                <text:p>-0.6302431225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25882768631">
                <text:p>-1.25882768631</text:p>
              </table:table-cell>
              <table:table-cell office:value-type="float" office:value="-0.629212915897">
                <text:p>-0.6292129158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26255166531">
                <text:p>-1.26255166531</text:p>
              </table:table-cell>
              <table:table-cell office:value-type="float" office:value="-0.630411803722">
                <text:p>-0.6304118037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26484107971">
                <text:p>-1.26484107971</text:p>
              </table:table-cell>
              <table:table-cell office:value-type="float" office:value="-0.633372247219">
                <text:p>-0.6333722472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26475071907">
                <text:p>-1.26475071907</text:p>
              </table:table-cell>
              <table:table-cell office:value-type="float" office:value="-0.637556552887">
                <text:p>-0.6375565528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26252961159">
                <text:p>-1.26252961159</text:p>
              </table:table-cell>
              <table:table-cell office:value-type="float" office:value="-0.640900611877">
                <text:p>-0.6409006118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25528335571">
                <text:p>-1.25528335571</text:p>
              </table:table-cell>
              <table:table-cell office:value-type="float" office:value="-0.641342401505">
                <text:p>-0.6413424015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25257301331">
                <text:p>-1.25257301331</text:p>
              </table:table-cell>
              <table:table-cell office:value-type="float" office:value="-0.638343930244">
                <text:p>-0.6383439302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25200605392">
                <text:p>-1.25200605392</text:p>
              </table:table-cell>
              <table:table-cell office:value-type="float" office:value="-0.634776413441">
                <text:p>-0.6347764134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25229918957">
                <text:p>-1.25229918957</text:p>
              </table:table-cell>
              <table:table-cell office:value-type="float" office:value="-0.632859349251">
                <text:p>-0.6328593492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25341618061">
                <text:p>-1.25341618061</text:p>
              </table:table-cell>
              <table:table-cell office:value-type="float" office:value="-0.62979978323">
                <text:p>-0.629799783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25492548943">
                <text:p>-1.25492548943</text:p>
              </table:table-cell>
              <table:table-cell office:value-type="float" office:value="-0.625976085663">
                <text:p>-0.6259760856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25649344921">
                <text:p>-1.25649344921</text:p>
              </table:table-cell>
              <table:table-cell office:value-type="float" office:value="-0.622077584267">
                <text:p>-0.6220775842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25804197788">
                <text:p>-1.25804197788</text:p>
              </table:table-cell>
              <table:table-cell office:value-type="float" office:value="-0.618199467659">
                <text:p>-0.6181994676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25958740711">
                <text:p>-1.25958740711</text:p>
              </table:table-cell>
              <table:table-cell office:value-type="float" office:value="-0.61439204216">
                <text:p>-0.614392042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26117432117">
                <text:p>-1.26117432117</text:p>
              </table:table-cell>
              <table:table-cell office:value-type="float" office:value="-0.610462248325">
                <text:p>-0.6104622483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26276159286">
                <text:p>-1.26276159286</text:p>
              </table:table-cell>
              <table:table-cell office:value-type="float" office:value="-0.606471180916">
                <text:p>-0.6064711809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26429474354">
                <text:p>-1.26429474354</text:p>
              </table:table-cell>
              <table:table-cell office:value-type="float" office:value="-0.60263967514">
                <text:p>-0.602639675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26579451561">
                <text:p>-1.26579451561</text:p>
              </table:table-cell>
              <table:table-cell office:value-type="float" office:value="-0.598874986172">
                <text:p>-0.5988749861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26737451553">
                <text:p>-1.26737451553</text:p>
              </table:table-cell>
              <table:table-cell office:value-type="float" office:value="-0.594883561134">
                <text:p>-0.5948835611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26888942719">
                <text:p>-1.26888942719</text:p>
              </table:table-cell>
              <table:table-cell office:value-type="float" office:value="-0.591093659401">
                <text:p>-0.5910936594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27049088478">
                <text:p>-1.27049088478</text:p>
              </table:table-cell>
              <table:table-cell office:value-type="float" office:value="-0.587119042873">
                <text:p>-0.5871190428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27196443081">
                <text:p>-1.27196443081</text:p>
              </table:table-cell>
              <table:table-cell office:value-type="float" office:value="-0.583355426788">
                <text:p>-0.5833554267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27392244339">
                <text:p>-1.27392244339</text:p>
              </table:table-cell>
              <table:table-cell office:value-type="float" office:value="-0.578328669071">
                <text:p>-0.5783286690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2740020752">
                <text:p>-1.2740020752</text:p>
              </table:table-cell>
              <table:table-cell office:value-type="float" office:value="-0.578238427639">
                <text:p>-0.5782384276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27400100231">
                <text:p>-1.27400100231</text:p>
              </table:table-cell>
              <table:table-cell office:value-type="float" office:value="-0.578231036663">
                <text:p>-0.5782310366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27337479591">
                <text:p>-1.27337479591</text:p>
              </table:table-cell>
              <table:table-cell office:value-type="float" office:value="-0.578124940395">
                <text:p>-0.5781249403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27094209194">
                <text:p>-1.27094209194</text:p>
              </table:table-cell>
              <table:table-cell office:value-type="float" office:value="-0.578717589378">
                <text:p>-0.5787175893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26731216908">
                <text:p>-1.26731216908</text:p>
              </table:table-cell>
              <table:table-cell office:value-type="float" office:value="-0.57994556427">
                <text:p>-0.579945564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26350915432">
                <text:p>-1.26350915432</text:p>
              </table:table-cell>
              <table:table-cell office:value-type="float" office:value="-0.581200480461">
                <text:p>-0.5812004804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26049017906">
                <text:p>-1.26049017906</text:p>
              </table:table-cell>
              <table:table-cell office:value-type="float" office:value="-0.579860270023">
                <text:p>-0.5798602700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25748801231">
                <text:p>-1.25748801231</text:p>
              </table:table-cell>
              <table:table-cell office:value-type="float" office:value="-0.57799834013">
                <text:p>-0.577998340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25421774387">
                <text:p>-1.25421774387</text:p>
              </table:table-cell>
              <table:table-cell office:value-type="float" office:value="-0.579231977463">
                <text:p>-0.5792319774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24855303764">
                <text:p>-1.24855303764</text:p>
              </table:table-cell>
              <table:table-cell office:value-type="float" office:value="-0.584955513477">
                <text:p>-0.5849555134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24632942677">
                <text:p>-1.24632942677</text:p>
              </table:table-cell>
              <table:table-cell office:value-type="float" office:value="-0.585898160934">
                <text:p>-0.5858981609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24364209175">
                <text:p>-1.24364209175</text:p>
              </table:table-cell>
              <table:table-cell office:value-type="float" office:value="-0.584860980511">
                <text:p>-0.5848609805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24008655548">
                <text:p>-1.24008655548</text:p>
              </table:table-cell>
              <table:table-cell office:value-type="float" office:value="-0.584870100021">
                <text:p>-0.5848701000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2364834547">
                <text:p>-1.2364834547</text:p>
              </table:table-cell>
              <table:table-cell office:value-type="float" office:value="-0.586955785751">
                <text:p>-0.5869557857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23455488682">
                <text:p>-1.23455488682</text:p>
              </table:table-cell>
              <table:table-cell office:value-type="float" office:value="-0.590464472771">
                <text:p>-0.5904644727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23385775089">
                <text:p>-1.23385775089</text:p>
              </table:table-cell>
              <table:table-cell office:value-type="float" office:value="-0.594387769699">
                <text:p>-0.5943877696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23417019844">
                <text:p>-1.23417019844</text:p>
              </table:table-cell>
              <table:table-cell office:value-type="float" office:value="-0.597751259804">
                <text:p>-0.5977512598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23575305939">
                <text:p>-1.23575305939</text:p>
              </table:table-cell>
              <table:table-cell office:value-type="float" office:value="-0.598972439766">
                <text:p>-0.5989724397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23904848099">
                <text:p>-1.23904848099</text:p>
              </table:table-cell>
              <table:table-cell office:value-type="float" office:value="-0.599183559418">
                <text:p>-0.5991835594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24299871922">
                <text:p>-1.24299871922</text:p>
              </table:table-cell>
              <table:table-cell office:value-type="float" office:value="-0.599175989628">
                <text:p>-0.5991759896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24912810326">
                <text:p>-1.24912810326</text:p>
              </table:table-cell>
              <table:table-cell office:value-type="float" office:value="-0.594270884991">
                <text:p>-0.5942708849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25223052502">
                <text:p>-1.25223052502</text:p>
              </table:table-cell>
              <table:table-cell office:value-type="float" office:value="-0.59280616045">
                <text:p>-0.592806160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25564885139">
                <text:p>-1.25564885139</text:p>
              </table:table-cell>
              <table:table-cell office:value-type="float" office:value="-0.592360913754">
                <text:p>-0.5923609137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25883603096">
                <text:p>-1.25883603096</text:p>
              </table:table-cell>
              <table:table-cell office:value-type="float" office:value="-0.589501202106">
                <text:p>-0.5895012021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26128935814">
                <text:p>-1.26128935814</text:p>
              </table:table-cell>
              <table:table-cell office:value-type="float" office:value="-0.586387395859">
                <text:p>-0.5863873958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26276600361">
                <text:p>-1.26276600361</text:p>
              </table:table-cell>
              <table:table-cell office:value-type="float" office:value="-0.581693530083">
                <text:p>-0.5816935300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26181674004">
                <text:p>-1.26181674004</text:p>
              </table:table-cell>
              <table:table-cell office:value-type="float" office:value="-0.581659793854">
                <text:p>-0.5816597938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25924491882">
                <text:p>-1.25924491882</text:p>
              </table:table-cell>
              <table:table-cell office:value-type="float" office:value="-0.583252847195">
                <text:p>-0.5832528471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25578570366">
                <text:p>-1.25578570366</text:p>
              </table:table-cell>
              <table:table-cell office:value-type="float" office:value="-0.585387170315">
                <text:p>-0.5853871703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25208568573">
                <text:p>-1.25208568573</text:p>
              </table:table-cell>
              <table:table-cell office:value-type="float" office:value="-0.587553203106">
                <text:p>-0.5875532031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24830293655">
                <text:p>-1.24830293655</text:p>
              </table:table-cell>
              <table:table-cell office:value-type="float" office:value="-0.589736044407">
                <text:p>-0.5897360444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24476563931">
                <text:p>-1.24476563931</text:p>
              </table:table-cell>
              <table:table-cell office:value-type="float" office:value="-0.591789066792">
                <text:p>-0.5917890667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24103534222">
                <text:p>-1.24103534222</text:p>
              </table:table-cell>
              <table:table-cell office:value-type="float" office:value="-0.593934774399">
                <text:p>-0.5939347743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23747754097">
                <text:p>-1.23747754097</text:p>
              </table:table-cell>
              <table:table-cell office:value-type="float" office:value="-0.596000015736">
                <text:p>-0.5960000157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23491311073">
                <text:p>-1.23491311073</text:p>
              </table:table-cell>
              <table:table-cell office:value-type="float" office:value="-0.597723782063">
                <text:p>-0.597723782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2339656353">
                <text:p>-1.2339656353</text:p>
              </table:table-cell>
              <table:table-cell office:value-type="float" office:value="-0.597949922085">
                <text:p>-0.5979499220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23394906521">
                <text:p>-1.23394906521</text:p>
              </table:table-cell>
              <table:table-cell office:value-type="float" office:value="-0.597974956036">
                <text:p>-0.5979749560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23397660255">
                <text:p>-1.23397660255</text:p>
              </table:table-cell>
              <table:table-cell office:value-type="float" office:value="-0.598049402237">
                <text:p>-0.5980494022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23417186737">
                <text:p>-1.23417186737</text:p>
              </table:table-cell>
              <table:table-cell office:value-type="float" office:value="-0.59964710474">
                <text:p>-0.599647104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23873627186">
                <text:p>-1.23873627186</text:p>
              </table:table-cell>
              <table:table-cell office:value-type="float" office:value="-0.60396027565">
                <text:p>-0.603960275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24305737019">
                <text:p>-1.24305737019</text:p>
              </table:table-cell>
              <table:table-cell office:value-type="float" office:value="-0.603992581367">
                <text:p>-0.6039925813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24711942673">
                <text:p>-1.24711942673</text:p>
              </table:table-cell>
              <table:table-cell office:value-type="float" office:value="-0.603884160519">
                <text:p>-0.6038841605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25144374371">
                <text:p>-1.25144374371</text:p>
              </table:table-cell>
              <table:table-cell office:value-type="float" office:value="-0.603498220444">
                <text:p>-0.6034982204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25542604923">
                <text:p>-1.25542604923</text:p>
              </table:table-cell>
              <table:table-cell office:value-type="float" office:value="-0.602246046066">
                <text:p>-0.6022460460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25914800167">
                <text:p>-1.25914800167</text:p>
              </table:table-cell>
              <table:table-cell office:value-type="float" office:value="-0.6003677845">
                <text:p>-0.60036778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26250350475">
                <text:p>-1.26250350475</text:p>
              </table:table-cell>
              <table:table-cell office:value-type="float" office:value="-0.597741901875">
                <text:p>-0.597741901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26527500153">
                <text:p>-1.26527500153</text:p>
              </table:table-cell>
              <table:table-cell office:value-type="float" office:value="-0.594770908356">
                <text:p>-0.5947709083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26783204079">
                <text:p>-1.26783204079</text:p>
              </table:table-cell>
              <table:table-cell office:value-type="float" office:value="-0.591661214828">
                <text:p>-0.5916612148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27052664757">
                <text:p>-1.27052664757</text:p>
              </table:table-cell>
              <table:table-cell office:value-type="float" office:value="-0.588463842869">
                <text:p>-0.5884638428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27319574356">
                <text:p>-1.27319574356</text:p>
              </table:table-cell>
              <table:table-cell office:value-type="float" office:value="-0.585249125957">
                <text:p>-0.5852491259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27506315708">
                <text:p>-1.27506315708</text:p>
              </table:table-cell>
              <table:table-cell office:value-type="float" office:value="-0.58279967308">
                <text:p>-0.582799673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27551853657">
                <text:p>-1.27551853657</text:p>
              </table:table-cell>
              <table:table-cell office:value-type="float" office:value="-0.582595467567">
                <text:p>-0.5825954675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27553796768">
                <text:p>-1.27553796768</text:p>
              </table:table-cell>
              <table:table-cell office:value-type="float" office:value="-0.582571327686">
                <text:p>-0.5825713276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27552342415">
                <text:p>-1.27552342415</text:p>
              </table:table-cell>
              <table:table-cell office:value-type="float" office:value="-0.58258664608">
                <text:p>-0.582586646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27550852299">
                <text:p>-1.27550852299</text:p>
              </table:table-cell>
              <table:table-cell office:value-type="float" office:value="-0.582582950592">
                <text:p>-0.5825829505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27551805973">
                <text:p>-1.27551805973</text:p>
              </table:table-cell>
              <table:table-cell office:value-type="float" office:value="-0.582587480545">
                <text:p>-0.5825874805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27552604675">
                <text:p>-1.27552604675</text:p>
              </table:table-cell>
              <table:table-cell office:value-type="float" office:value="-0.582573533058">
                <text:p>-0.5825735330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27551865578">
                <text:p>-1.27551865578</text:p>
              </table:table-cell>
              <table:table-cell office:value-type="float" office:value="-0.582584023476">
                <text:p>-0.5825840234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27550673485">
                <text:p>-1.27550673485</text:p>
              </table:table-cell>
              <table:table-cell office:value-type="float" office:value="-0.582592189312">
                <text:p>-0.5825921893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27550458908">
                <text:p>-1.27550458908</text:p>
              </table:table-cell>
              <table:table-cell office:value-type="float" office:value="-0.582592427731">
                <text:p>-0.5825924277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27550137043">
                <text:p>-1.27550137043</text:p>
              </table:table-cell>
              <table:table-cell office:value-type="float" office:value="-0.582583189011">
                <text:p>-0.5825831890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27549540997">
                <text:p>-1.27549540997</text:p>
              </table:table-cell>
              <table:table-cell office:value-type="float" office:value="-0.582588911057">
                <text:p>-0.5825889110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27548658848">
                <text:p>-1.27548658848</text:p>
              </table:table-cell>
              <table:table-cell office:value-type="float" office:value="-0.58259254694">
                <text:p>-0.582592546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27548599243">
                <text:p>-1.27548599243</text:p>
              </table:table-cell>
              <table:table-cell office:value-type="float" office:value="-0.582588553429">
                <text:p>-0.5825885534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27548217773">
                <text:p>-1.27548217773</text:p>
              </table:table-cell>
              <table:table-cell office:value-type="float" office:value="-0.582595288754">
                <text:p>-0.5825952887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27548336983">
                <text:p>-1.27548336983</text:p>
              </table:table-cell>
              <table:table-cell office:value-type="float" office:value="-0.582593083382">
                <text:p>-0.5825930833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27547478676">
                <text:p>-1.27547478676</text:p>
              </table:table-cell>
              <table:table-cell office:value-type="float" office:value="-0.582590043545">
                <text:p>-0.5825900435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27546870708">
                <text:p>-1.27546870708</text:p>
              </table:table-cell>
              <table:table-cell office:value-type="float" office:value="-0.582592606544">
                <text:p>-0.5825926065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27546799183">
                <text:p>-1.27546799183</text:p>
              </table:table-cell>
              <table:table-cell office:value-type="float" office:value="-0.582592010498">
                <text:p>-0.5825920104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27547490597">
                <text:p>-1.27547490597</text:p>
              </table:table-cell>
              <table:table-cell office:value-type="float" office:value="-0.582597136497">
                <text:p>-0.5825971364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27547061443">
                <text:p>-1.27547061443</text:p>
              </table:table-cell>
              <table:table-cell office:value-type="float" office:value="-0.582590520382">
                <text:p>-0.5825905203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27546226978">
                <text:p>-1.27546226978</text:p>
              </table:table-cell>
              <table:table-cell office:value-type="float" office:value="-0.58259421587">
                <text:p>-0.582594215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27546560764">
                <text:p>-1.27546560764</text:p>
              </table:table-cell>
              <table:table-cell office:value-type="float" office:value="-0.582596242428">
                <text:p>-0.5825962424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27548873425">
                <text:p>-1.27548873425</text:p>
              </table:table-cell>
              <table:table-cell office:value-type="float" office:value="-0.582598745823">
                <text:p>-0.5825987458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2754856348">
                <text:p>-1.2754856348</text:p>
              </table:table-cell>
              <table:table-cell office:value-type="float" office:value="-0.582597136497">
                <text:p>-0.5825971364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27548694611">
                <text:p>-1.27548694611</text:p>
              </table:table-cell>
              <table:table-cell office:value-type="float" office:value="-0.582590222359">
                <text:p>-0.5825902223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27549362183">
                <text:p>-1.27549362183</text:p>
              </table:table-cell>
              <table:table-cell office:value-type="float" office:value="-0.582585453987">
                <text:p>-0.5825854539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27549302578">
                <text:p>-1.27549302578</text:p>
              </table:table-cell>
              <table:table-cell office:value-type="float" office:value="-0.582582831383">
                <text:p>-0.5825828313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27549624443">
                <text:p>-1.27549624443</text:p>
              </table:table-cell>
              <table:table-cell office:value-type="float" office:value="-0.582583546638">
                <text:p>-0.5825835466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27549171448">
                <text:p>-1.27549171448</text:p>
              </table:table-cell>
              <table:table-cell office:value-type="float" office:value="-0.58258497715">
                <text:p>-0.582584977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27549016476">
                <text:p>-1.27549016476</text:p>
              </table:table-cell>
              <table:table-cell office:value-type="float" office:value="-0.582581996918">
                <text:p>-0.5825819969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27549636364">
                <text:p>-1.27549636364</text:p>
              </table:table-cell>
              <table:table-cell office:value-type="float" office:value="-0.582585811615">
                <text:p>-0.5825858116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27550005913">
                <text:p>-1.27550005913</text:p>
              </table:table-cell>
              <table:table-cell office:value-type="float" office:value="-0.582585275173">
                <text:p>-0.5825852751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2754919529">
                <text:p>-1.2754919529</text:p>
              </table:table-cell>
              <table:table-cell office:value-type="float" office:value="-0.582573890686">
                <text:p>-0.5825738906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27549672127">
                <text:p>-1.27549672127</text:p>
              </table:table-cell>
              <table:table-cell office:value-type="float" office:value="-0.58258754015">
                <text:p>-0.582587540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27549755573">
                <text:p>-1.27549755573</text:p>
              </table:table-cell>
              <table:table-cell office:value-type="float" office:value="-0.582580506802">
                <text:p>-0.5825805068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27550125122">
                <text:p>-1.27550125122</text:p>
              </table:table-cell>
              <table:table-cell office:value-type="float" office:value="-0.582572877407">
                <text:p>-0.5825728774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27549791336">
                <text:p>-1.27549791336</text:p>
              </table:table-cell>
              <table:table-cell office:value-type="float" office:value="-0.582578122616">
                <text:p>-0.5825781226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27549493313">
                <text:p>-1.27549493313</text:p>
              </table:table-cell>
              <table:table-cell office:value-type="float" office:value="-0.582583248615">
                <text:p>-0.5825832486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27549684048">
                <text:p>-1.27549684048</text:p>
              </table:table-cell>
              <table:table-cell office:value-type="float" office:value="-0.582575559616">
                <text:p>-0.5825755596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27550089359">
                <text:p>-1.27550089359</text:p>
              </table:table-cell>
              <table:table-cell office:value-type="float" office:value="-0.582574903965">
                <text:p>-0.5825749039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27548992634">
                <text:p>-1.27548992634</text:p>
              </table:table-cell>
              <table:table-cell office:value-type="float" office:value="-0.582588672638">
                <text:p>-0.5825886726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27549779415">
                <text:p>-1.27549779415</text:p>
              </table:table-cell>
              <table:table-cell office:value-type="float" office:value="-0.582582354546">
                <text:p>-0.5825823545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2754919529">
                <text:p>-1.2754919529</text:p>
              </table:table-cell>
              <table:table-cell office:value-type="float" office:value="-0.582579374313">
                <text:p>-0.5825793743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27548861504">
                <text:p>-1.27548861504</text:p>
              </table:table-cell>
              <table:table-cell office:value-type="float" office:value="-0.582587361336">
                <text:p>-0.5825873613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27549874783">
                <text:p>-1.27549874783</text:p>
              </table:table-cell>
              <table:table-cell office:value-type="float" office:value="-0.582584142685">
                <text:p>-0.5825841426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27549469471">
                <text:p>-1.27549469471</text:p>
              </table:table-cell>
              <table:table-cell office:value-type="float" office:value="-0.582579672337">
                <text:p>-0.5825796723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27549409866">
                <text:p>-1.27549409866</text:p>
              </table:table-cell>
              <table:table-cell office:value-type="float" office:value="-0.582581162453">
                <text:p>-0.5825811624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27549493313">
                <text:p>-1.27549493313</text:p>
              </table:table-cell>
              <table:table-cell office:value-type="float" office:value="-0.582584619522">
                <text:p>-0.5825846195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27549576759">
                <text:p>-1.27549576759</text:p>
              </table:table-cell>
              <table:table-cell office:value-type="float" office:value="-0.582580149174">
                <text:p>-0.5825801491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27549254894">
                <text:p>-1.27549254894</text:p>
              </table:table-cell>
              <table:table-cell office:value-type="float" office:value="-0.582587063313">
                <text:p>-0.5825870633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27549290657">
                <text:p>-1.27549290657</text:p>
              </table:table-cell>
              <table:table-cell office:value-type="float" office:value="-0.58258163929">
                <text:p>-0.582581639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27548933029">
                <text:p>-1.27548933029</text:p>
              </table:table-cell>
              <table:table-cell office:value-type="float" office:value="-0.582584679127">
                <text:p>-0.5825846791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27550446987">
                <text:p>-1.27550446987</text:p>
              </table:table-cell>
              <table:table-cell office:value-type="float" office:value="-0.582580327988">
                <text:p>-0.5825803279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27550017834">
                <text:p>-1.27550017834</text:p>
              </table:table-cell>
              <table:table-cell office:value-type="float" office:value="-0.582578539848">
                <text:p>-0.5825785398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27549242973">
                <text:p>-1.27549242973</text:p>
              </table:table-cell>
              <table:table-cell office:value-type="float" office:value="-0.582580029964">
                <text:p>-0.5825800299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27550578117">
                <text:p>-1.27550578117</text:p>
              </table:table-cell>
              <table:table-cell office:value-type="float" office:value="-0.582583546638">
                <text:p>-0.5825835466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.27549231052">
                <text:p>-1.27549231052</text:p>
              </table:table-cell>
              <table:table-cell office:value-type="float" office:value="-0.582586705685">
                <text:p>-0.5825867056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27549278736">
                <text:p>-1.27549278736</text:p>
              </table:table-cell>
              <table:table-cell office:value-type="float" office:value="-0.582586228848">
                <text:p>-0.5825862288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27548789978">
                <text:p>-1.27548789978</text:p>
              </table:table-cell>
              <table:table-cell office:value-type="float" office:value="-0.582594931126">
                <text:p>-0.5825949311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27549803257">
                <text:p>-1.27549803257</text:p>
              </table:table-cell>
              <table:table-cell office:value-type="float" office:value="-0.582581698895">
                <text:p>-0.5825816988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27547192574">
                <text:p>-1.27547192574</text:p>
              </table:table-cell>
              <table:table-cell office:value-type="float" office:value="-0.582595407963">
                <text:p>-0.582595407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27549791336">
                <text:p>-1.27549791336</text:p>
              </table:table-cell>
              <table:table-cell office:value-type="float" office:value="-0.582576811314">
                <text:p>-0.5825768113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27550113201">
                <text:p>-1.27550113201</text:p>
              </table:table-cell>
              <table:table-cell office:value-type="float" office:value="-0.58258241415">
                <text:p>-0.582582414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.2754894495">
                <text:p>-1.2754894495</text:p>
              </table:table-cell>
              <table:table-cell office:value-type="float" office:value="-0.582587182522">
                <text:p>-0.5825871825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27548670769">
                <text:p>-1.27548670769</text:p>
              </table:table-cell>
              <table:table-cell office:value-type="float" office:value="-0.58258497715">
                <text:p>-0.582584977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.27550506592">
                <text:p>-1.27550506592</text:p>
              </table:table-cell>
              <table:table-cell office:value-type="float" office:value="-0.582575261593">
                <text:p>-0.5825752615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27549350262">
                <text:p>-1.27549350262</text:p>
              </table:table-cell>
              <table:table-cell office:value-type="float" office:value="-0.58257484436">
                <text:p>-0.582574844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27549815178">
                <text:p>-1.27549815178</text:p>
              </table:table-cell>
              <table:table-cell office:value-type="float" office:value="-0.582576572895">
                <text:p>-0.5825765728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.27549004555">
                <text:p>-1.27549004555</text:p>
              </table:table-cell>
              <table:table-cell office:value-type="float" office:value="-0.582594692707">
                <text:p>-0.5825946927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27548873425">
                <text:p>-1.27548873425</text:p>
              </table:table-cell>
              <table:table-cell office:value-type="float" office:value="-0.582586765289">
                <text:p>-0.5825867652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27549052238">
                <text:p>-1.27549052238</text:p>
              </table:table-cell>
              <table:table-cell office:value-type="float" office:value="-0.582584559917">
                <text:p>-0.5825845599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.27548825741">
                <text:p>-1.27548825741</text:p>
              </table:table-cell>
              <table:table-cell office:value-type="float" office:value="-0.582583844662">
                <text:p>-0.5825838446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27548372746">
                <text:p>-1.27548372746</text:p>
              </table:table-cell>
              <table:table-cell office:value-type="float" office:value="-0.582584738731">
                <text:p>-0.5825847387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